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4" table:style-name="ta1">
        <table:shapes>
          <draw:frame draw:z-index="0" draw:style-name="gr1" draw:text-style-name="P1" svg:width="27.018cm" svg:height="15.327cm" svg:x="12.951cm" svg:y="0.451cm">
            <draw:object draw:notify-on-update-of-ranges="LOGGER04.B2:LOGGER04.B1633 LOGGER04.C1:LOGGER04.C1 LOGGER04.C2:LOGGER04.C16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1" calcext:value-type="float">
            <text:p>1.31</text:p>
          </table:table-cell>
          <table:table-cell office:value-type="float" office:value="260.8" calcext:value-type="float">
            <text:p>260.8</text:p>
          </table:table-cell>
          <table:table-cell office:value-type="float" office:value="342.71" calcext:value-type="float">
            <text:p>342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5" calcext:value-type="float">
            <text:p>15875</text:p>
          </table:table-cell>
          <table:table-cell table:formula="of:=[.A3]/1000/(60*60*24)" office:value-type="time" office:time-value="PT00H00M15.875S" calcext:value-type="time">
            <text:p>00:00:16</text:p>
          </table:table-cell>
          <table:table-cell office:value-type="float" office:value="1.31" calcext:value-type="float">
            <text:p>1.31</text:p>
          </table:table-cell>
          <table:table-cell office:value-type="float" office:value="259.5" calcext:value-type="float">
            <text:p>259.5</text:p>
          </table:table-cell>
          <table:table-cell office:value-type="float" office:value="338.9" calcext:value-type="float">
            <text:p>338.9</text:p>
          </table:table-cell>
          <table:table-cell office:value-type="float" office:value="1.15" calcext:value-type="float">
            <text:p>1.1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1875" calcext:value-type="float">
            <text:p>31875</text:p>
          </table:table-cell>
          <table:table-cell table:formula="of:=[.A4]/1000/(60*60*24)" office:value-type="time" office:time-value="PT00H00M31.875S" calcext:value-type="time">
            <text:p>00:00:32</text:p>
          </table:table-cell>
          <table:table-cell office:value-type="float" office:value="1.31" calcext:value-type="float">
            <text:p>1.31</text:p>
          </table:table-cell>
          <table:table-cell office:value-type="float" office:value="259.1" calcext:value-type="float">
            <text:p>259.1</text:p>
          </table:table-cell>
          <table:table-cell office:value-type="float" office:value="338.36" calcext:value-type="float">
            <text:p>338.36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875" calcext:value-type="float">
            <text:p>47875</text:p>
          </table:table-cell>
          <table:table-cell table:formula="of:=[.A5]/1000/(60*60*24)" office:value-type="time" office:time-value="PT00H00M47.875S" calcext:value-type="time">
            <text:p>00:00:48</text:p>
          </table:table-cell>
          <table:table-cell office:value-type="float" office:value="1.3" calcext:value-type="float">
            <text:p>1.3</text:p>
          </table:table-cell>
          <table:table-cell office:value-type="float" office:value="258.7" calcext:value-type="float">
            <text:p>258.7</text:p>
          </table:table-cell>
          <table:table-cell office:value-type="float" office:value="336.79" calcext:value-type="float">
            <text:p>336.79</text:p>
          </table:table-cell>
          <table:table-cell office:value-type="float" office:value="3.45" calcext:value-type="float">
            <text:p>3.4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63875" calcext:value-type="float">
            <text:p>63875</text:p>
          </table:table-cell>
          <table:table-cell table:formula="of:=[.A6]/1000/(60*60*24)" office:value-type="time" office:time-value="PT00H01M03.875S" calcext:value-type="time">
            <text:p>00:01:04</text:p>
          </table:table-cell>
          <table:table-cell office:value-type="float" office:value="1.3" calcext:value-type="float">
            <text:p>1.3</text:p>
          </table:table-cell>
          <table:table-cell office:value-type="float" office:value="258.3" calcext:value-type="float">
            <text:p>258.3</text:p>
          </table:table-cell>
          <table:table-cell office:value-type="float" office:value="336.26" calcext:value-type="float">
            <text:p>336.26</text:p>
          </table:table-cell>
          <table:table-cell office:value-type="float" office:value="4.6" calcext:value-type="float">
            <text:p>4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875" calcext:value-type="float">
            <text:p>79875</text:p>
          </table:table-cell>
          <table:table-cell table:formula="of:=[.A7]/1000/(60*60*24)" office:value-type="time" office:time-value="PT00H01M19.875S" calcext:value-type="time">
            <text:p>00:01:20</text:p>
          </table:table-cell>
          <table:table-cell office:value-type="float" office:value="1.3" calcext:value-type="float">
            <text:p>1.3</text:p>
          </table:table-cell>
          <table:table-cell office:value-type="float" office:value="257.9" calcext:value-type="float">
            <text:p>257.9</text:p>
          </table:table-cell>
          <table:table-cell office:value-type="float" office:value="334.7" calcext:value-type="float">
            <text:p>334.7</text:p>
          </table:table-cell>
          <table:table-cell office:value-type="float" office:value="5.74" calcext:value-type="float">
            <text:p>5.74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float" office:value="95875" calcext:value-type="float">
            <text:p>95875</text:p>
          </table:table-cell>
          <table:table-cell table:formula="of:=[.A8]/1000/(60*60*24)" office:value-type="time" office:time-value="PT00H01M35.875S" calcext:value-type="time">
            <text:p>00:01:36</text:p>
          </table:table-cell>
          <table:table-cell office:value-type="float" office:value="1.3" calcext:value-type="float">
            <text:p>1.3</text:p>
          </table:table-cell>
          <table:table-cell office:value-type="float" office:value="257.6" calcext:value-type="float">
            <text:p>257.6</text:p>
          </table:table-cell>
          <table:table-cell office:value-type="float" office:value="334.3" calcext:value-type="float">
            <text:p>334.3</text:p>
          </table:table-cell>
          <table:table-cell office:value-type="float" office:value="6.89" calcext:value-type="float">
            <text:p>6.89</text:p>
          </table:table-cell>
          <table:table-cell office:value-type="float" office:value="8.98" calcext:value-type="float">
            <text:p>8.98</text:p>
          </table:table-cell>
        </table:table-row>
        <table:table-row table:style-name="ro1">
          <table:table-cell office:value-type="float" office:value="111875" calcext:value-type="float">
            <text:p>111875</text:p>
          </table:table-cell>
          <table:table-cell table:formula="of:=[.A9]/1000/(60*60*24)" office:value-type="time" office:time-value="PT00H01M51.875S" calcext:value-type="time">
            <text:p>00:01:52</text:p>
          </table:table-cell>
          <table:table-cell office:value-type="float" office:value="1.3" calcext:value-type="float">
            <text:p>1.3</text:p>
          </table:table-cell>
          <table:table-cell office:value-type="float" office:value="257.3" calcext:value-type="float">
            <text:p>257.3</text:p>
          </table:table-cell>
          <table:table-cell office:value-type="float" office:value="333.91" calcext:value-type="float">
            <text:p>333.91</text:p>
          </table:table-cell>
          <table:table-cell office:value-type="float" office:value="8.03" calcext:value-type="float">
            <text:p>8.03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127875" calcext:value-type="float">
            <text:p>127875</text:p>
          </table:table-cell>
          <table:table-cell table:formula="of:=[.A10]/1000/(60*60*24)" office:value-type="time" office:time-value="PT00H02M07.875S" calcext:value-type="time">
            <text:p>00:02:08</text:p>
          </table:table-cell>
          <table:table-cell office:value-type="float" office:value="1.29" calcext:value-type="float">
            <text:p>1.29</text:p>
          </table:table-cell>
          <table:table-cell office:value-type="float" office:value="257.1" calcext:value-type="float">
            <text:p>257.1</text:p>
          </table:table-cell>
          <table:table-cell office:value-type="float" office:value="332.62" calcext:value-type="float">
            <text:p>332.62</text:p>
          </table:table-cell>
          <table:table-cell office:value-type="float" office:value="9.18" calcext:value-type="float">
            <text:p>9.18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1">
          <table:table-cell office:value-type="float" office:value="143875" calcext:value-type="float">
            <text:p>143875</text:p>
          </table:table-cell>
          <table:table-cell table:formula="of:=[.A11]/1000/(60*60*24)" office:value-type="time" office:time-value="PT00H02M23.875S" calcext:value-type="time">
            <text:p>00:02:24</text:p>
          </table:table-cell>
          <table:table-cell office:value-type="float" office:value="1.29" calcext:value-type="float">
            <text:p>1.29</text:p>
          </table:table-cell>
          <table:table-cell office:value-type="float" office:value="256.9" calcext:value-type="float">
            <text:p>256.9</text:p>
          </table:table-cell>
          <table:table-cell office:value-type="float" office:value="332.35" calcext:value-type="float">
            <text:p>332.35</text:p>
          </table:table-cell>
          <table:table-cell office:value-type="float" office:value="10.32" calcext:value-type="float">
            <text:p>10.32</text:p>
          </table:table-cell>
          <table:table-cell office:value-type="float" office:value="13.42" calcext:value-type="float">
            <text:p>13.42</text:p>
          </table:table-cell>
        </table:table-row>
        <table:table-row table:style-name="ro1">
          <table:table-cell office:value-type="float" office:value="159875" calcext:value-type="float">
            <text:p>159875</text:p>
          </table:table-cell>
          <table:table-cell table:formula="of:=[.A12]/1000/(60*60*24)" office:value-type="time" office:time-value="PT00H02M39.875S" calcext:value-type="time">
            <text:p>00:02:40</text:p>
          </table:table-cell>
          <table:table-cell office:value-type="float" office:value="1.29" calcext:value-type="float">
            <text:p>1.29</text:p>
          </table:table-cell>
          <table:table-cell office:value-type="float" office:value="256.7" calcext:value-type="float">
            <text:p>256.7</text:p>
          </table:table-cell>
          <table:table-cell office:value-type="float" office:value="332.09" calcext:value-type="float">
            <text:p>332.09</text:p>
          </table:table-cell>
          <table:table-cell office:value-type="float" office:value="11.46" calcext:value-type="float">
            <text:p>11.46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175875" calcext:value-type="float">
            <text:p>175875</text:p>
          </table:table-cell>
          <table:table-cell table:formula="of:=[.A13]/1000/(60*60*24)" office:value-type="time" office:time-value="PT00H02M55.875S" calcext:value-type="time">
            <text:p>00:02:56</text:p>
          </table:table-cell>
          <table:table-cell office:value-type="float" office:value="1.29" calcext:value-type="float">
            <text:p>1.29</text:p>
          </table:table-cell>
          <table:table-cell office:value-type="float" office:value="256.4" calcext:value-type="float">
            <text:p>256.4</text:p>
          </table:table-cell>
          <table:table-cell office:value-type="float" office:value="331.69" calcext:value-type="float">
            <text:p>331.69</text:p>
          </table:table-cell>
          <table:table-cell office:value-type="float" office:value="12.6" calcext:value-type="float">
            <text:p>12.6</text:p>
          </table:table-cell>
          <table:table-cell office:value-type="float" office:value="16.37" calcext:value-type="float">
            <text:p>16.37</text:p>
          </table:table-cell>
        </table:table-row>
        <table:table-row table:style-name="ro1">
          <table:table-cell office:value-type="float" office:value="191875" calcext:value-type="float">
            <text:p>191875</text:p>
          </table:table-cell>
          <table:table-cell table:formula="of:=[.A14]/1000/(60*60*24)" office:value-type="time" office:time-value="PT00H03M11.875S" calcext:value-type="time">
            <text:p>00:03:12</text:p>
          </table:table-cell>
          <table:table-cell office:value-type="float" office:value="1.29" calcext:value-type="float">
            <text:p>1.29</text:p>
          </table:table-cell>
          <table:table-cell office:value-type="float" office:value="256.3" calcext:value-type="float">
            <text:p>256.3</text:p>
          </table:table-cell>
          <table:table-cell office:value-type="float" office:value="330.53" calcext:value-type="float">
            <text:p>330.53</text:p>
          </table:table-cell>
          <table:table-cell office:value-type="float" office:value="13.74" calcext:value-type="float">
            <text:p>13.74</text:p>
          </table:table-cell>
          <table:table-cell office:value-type="float" office:value="17.84" calcext:value-type="float">
            <text:p>17.84</text:p>
          </table:table-cell>
        </table:table-row>
        <table:table-row table:style-name="ro1">
          <table:table-cell office:value-type="float" office:value="207875" calcext:value-type="float">
            <text:p>207875</text:p>
          </table:table-cell>
          <table:table-cell table:formula="of:=[.A15]/1000/(60*60*24)" office:value-type="time" office:time-value="PT00H03M27.875S" calcext:value-type="time">
            <text:p>00:03:28</text:p>
          </table:table-cell>
          <table:table-cell office:value-type="float" office:value="1.29" calcext:value-type="float">
            <text:p>1.29</text:p>
          </table:table-cell>
          <table:table-cell office:value-type="float" office:value="256.1" calcext:value-type="float">
            <text:p>256.1</text:p>
          </table:table-cell>
          <table:table-cell office:value-type="float" office:value="330.27" calcext:value-type="float">
            <text:p>330.27</text:p>
          </table:table-cell>
          <table:table-cell office:value-type="float" office:value="14.88" calcext:value-type="float">
            <text:p>14.88</text:p>
          </table:table-cell>
          <table:table-cell office:value-type="float" office:value="19.31" calcext:value-type="float">
            <text:p>19.31</text:p>
          </table:table-cell>
        </table:table-row>
        <table:table-row table:style-name="ro1">
          <table:table-cell office:value-type="float" office:value="223875" calcext:value-type="float">
            <text:p>223875</text:p>
          </table:table-cell>
          <table:table-cell table:formula="of:=[.A16]/1000/(60*60*24)" office:value-type="time" office:time-value="PT00H03M43.875S" calcext:value-type="time">
            <text:p>00:03:44</text:p>
          </table:table-cell>
          <table:table-cell office:value-type="float" office:value="1.29" calcext:value-type="float">
            <text:p>1.29</text:p>
          </table:table-cell>
          <table:table-cell office:value-type="float" office:value="255.9" calcext:value-type="float">
            <text:p>255.9</text:p>
          </table:table-cell>
          <table:table-cell office:value-type="float" office:value="330.01" calcext:value-type="float">
            <text:p>330.01</text:p>
          </table:table-cell>
          <table:table-cell office:value-type="float" office:value="16.02" calcext:value-type="float">
            <text:p>16.02</text:p>
          </table:table-cell>
          <table:table-cell office:value-type="float" office:value="20.78" calcext:value-type="float">
            <text:p>20.78</text:p>
          </table:table-cell>
        </table:table-row>
        <table:table-row table:style-name="ro1">
          <table:table-cell office:value-type="float" office:value="239875" calcext:value-type="float">
            <text:p>239875</text:p>
          </table:table-cell>
          <table:table-cell table:formula="of:=[.A17]/1000/(60*60*24)" office:value-type="time" office:time-value="PT00H03M59.875S" calcext:value-type="time">
            <text:p>00:04:00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28.72" calcext:value-type="float">
            <text:p>328.72</text:p>
          </table:table-cell>
          <table:table-cell office:value-type="float" office:value="17.15" calcext:value-type="float">
            <text:p>17.15</text:p>
          </table:table-cell>
          <table:table-cell office:value-type="float" office:value="22.24" calcext:value-type="float">
            <text:p>22.24</text:p>
          </table:table-cell>
        </table:table-row>
        <table:table-row table:style-name="ro1">
          <table:table-cell office:value-type="float" office:value="255875" calcext:value-type="float">
            <text:p>255875</text:p>
          </table:table-cell>
          <table:table-cell table:formula="of:=[.A18]/1000/(60*60*24)" office:value-type="time" office:time-value="PT00H04M15.875S" calcext:value-type="time">
            <text:p>00:04:16</text:p>
          </table:table-cell>
          <table:table-cell office:value-type="float" office:value="1.29" calcext:value-type="float">
            <text:p>1.29</text:p>
          </table:table-cell>
          <table:table-cell office:value-type="float" office:value="255.6" calcext:value-type="float">
            <text:p>255.6</text:p>
          </table:table-cell>
          <table:table-cell office:value-type="float" office:value="328.59" calcext:value-type="float">
            <text:p>328.59</text:p>
          </table:table-cell>
          <table:table-cell office:value-type="float" office:value="18.29" calcext:value-type="float">
            <text:p>18.29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271875" calcext:value-type="float">
            <text:p>271875</text:p>
          </table:table-cell>
          <table:table-cell table:formula="of:=[.A19]/1000/(60*60*24)" office:value-type="time" office:time-value="PT00H04M31.875S" calcext:value-type="time">
            <text:p>00:04:32</text:p>
          </table:table-cell>
          <table:table-cell office:value-type="float" office:value="1.29" calcext:value-type="float">
            <text:p>1.29</text:p>
          </table:table-cell>
          <table:table-cell office:value-type="float" office:value="255.4" calcext:value-type="float">
            <text:p>255.4</text:p>
          </table:table-cell>
          <table:table-cell office:value-type="float" office:value="328.33" calcext:value-type="float">
            <text:p>328.33</text:p>
          </table:table-cell>
          <table:table-cell office:value-type="float" office:value="19.43" calcext:value-type="float">
            <text:p>19.43</text:p>
          </table:table-cell>
          <table:table-cell office:value-type="float" office:value="25.16" calcext:value-type="float">
            <text:p>25.16</text:p>
          </table:table-cell>
        </table:table-row>
        <table:table-row table:style-name="ro1">
          <table:table-cell office:value-type="float" office:value="287875" calcext:value-type="float">
            <text:p>287875</text:p>
          </table:table-cell>
          <table:table-cell table:formula="of:=[.A20]/1000/(60*60*24)" office:value-type="time" office:time-value="PT00H04M47.875S" calcext:value-type="time">
            <text:p>00:04:48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8.2" calcext:value-type="float">
            <text:p>328.2</text:p>
          </table:table-cell>
          <table:table-cell office:value-type="float" office:value="20.56" calcext:value-type="float">
            <text:p>20.56</text:p>
          </table:table-cell>
          <table:table-cell office:value-type="float" office:value="26.62" calcext:value-type="float">
            <text:p>26.62</text:p>
          </table:table-cell>
        </table:table-row>
        <table:table-row table:style-name="ro1">
          <table:table-cell office:value-type="float" office:value="303875" calcext:value-type="float">
            <text:p>303875</text:p>
          </table:table-cell>
          <table:table-cell table:formula="of:=[.A21]/1000/(60*60*24)" office:value-type="time" office:time-value="PT00H05M03.875S" calcext:value-type="time">
            <text:p>00:05:04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7.93" calcext:value-type="float">
            <text:p>327.93</text:p>
          </table:table-cell>
          <table:table-cell office:value-type="float" office:value="21.7" calcext:value-type="float">
            <text:p>21.7</text:p>
          </table:table-cell>
          <table:table-cell office:value-type="float" office:value="28.08" calcext:value-type="float">
            <text:p>28.08</text:p>
          </table:table-cell>
        </table:table-row>
        <table:table-row table:style-name="ro1">
          <table:table-cell office:value-type="float" office:value="319875" calcext:value-type="float">
            <text:p>319875</text:p>
          </table:table-cell>
          <table:table-cell table:formula="of:=[.A22]/1000/(60*60*24)" office:value-type="time" office:time-value="PT00H05M19.875S" calcext:value-type="time">
            <text:p>00:05:20</text:p>
          </table:table-cell>
          <table:table-cell office:value-type="float" office:value="1.28" calcext:value-type="float">
            <text:p>1.28</text:p>
          </table:table-cell>
          <table:table-cell office:value-type="float" office:value="255" calcext:value-type="float">
            <text:p>255</text:p>
          </table:table-cell>
          <table:table-cell office:value-type="float" office:value="326.78" calcext:value-type="float">
            <text:p>326.78</text:p>
          </table:table-cell>
          <table:table-cell office:value-type="float" office:value="22.83" calcext:value-type="float">
            <text:p>22.83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float" office:value="335875" calcext:value-type="float">
            <text:p>335875</text:p>
          </table:table-cell>
          <table:table-cell table:formula="of:=[.A23]/1000/(60*60*24)" office:value-type="time" office:time-value="PT00H05M35.875S" calcext:value-type="time">
            <text:p>00:05:36</text:p>
          </table:table-cell>
          <table:table-cell office:value-type="float" office:value="1.28" calcext:value-type="float">
            <text:p>1.28</text:p>
          </table:table-cell>
          <table:table-cell office:value-type="float" office:value="254.9" calcext:value-type="float">
            <text:p>254.9</text:p>
          </table:table-cell>
          <table:table-cell office:value-type="float" office:value="326.65" calcext:value-type="float">
            <text:p>326.65</text:p>
          </table:table-cell>
          <table:table-cell office:value-type="float" office:value="23.96" calcext:value-type="float">
            <text:p>23.96</text:p>
          </table:table-cell>
          <table:table-cell office:value-type="float" office:value="30.99" calcext:value-type="float">
            <text:p>30.99</text:p>
          </table:table-cell>
        </table:table-row>
        <table:table-row table:style-name="ro1">
          <table:table-cell office:value-type="float" office:value="351875" calcext:value-type="float">
            <text:p>351875</text:p>
          </table:table-cell>
          <table:table-cell table:formula="of:=[.A24]/1000/(60*60*24)" office:value-type="time" office:time-value="PT00H05M51.875S" calcext:value-type="time">
            <text:p>00:05:52</text:p>
          </table:table-cell>
          <table:table-cell office:value-type="float" office:value="1.28" calcext:value-type="float">
            <text:p>1.28</text:p>
          </table:table-cell>
          <table:table-cell office:value-type="float" office:value="254.8" calcext:value-type="float">
            <text:p>254.8</text:p>
          </table:table-cell>
          <table:table-cell office:value-type="float" office:value="326.52" calcext:value-type="float">
            <text:p>326.52</text:p>
          </table:table-cell>
          <table:table-cell office:value-type="float" office:value="25.09" calcext:value-type="float">
            <text:p>25.09</text:p>
          </table:table-cell>
          <table:table-cell office:value-type="float" office:value="32.44" calcext:value-type="float">
            <text:p>32.44</text:p>
          </table:table-cell>
        </table:table-row>
        <table:table-row table:style-name="ro1">
          <table:table-cell office:value-type="float" office:value="367875" calcext:value-type="float">
            <text:p>367875</text:p>
          </table:table-cell>
          <table:table-cell table:formula="of:=[.A25]/1000/(60*60*24)" office:value-type="time" office:time-value="PT00H06M07.875S" calcext:value-type="time">
            <text:p>00:06:08</text:p>
          </table:table-cell>
          <table:table-cell office:value-type="float" office:value="1.28" calcext:value-type="float">
            <text:p>1.28</text:p>
          </table:table-cell>
          <table:table-cell office:value-type="float" office:value="254.6" calcext:value-type="float">
            <text:p>254.6</text:p>
          </table:table-cell>
          <table:table-cell office:value-type="float" office:value="326.26" calcext:value-type="float">
            <text:p>326.26</text:p>
          </table:table-cell>
          <table:table-cell office:value-type="float" office:value="26.23" calcext:value-type="float">
            <text:p>26.23</text:p>
          </table:table-cell>
          <table:table-cell office:value-type="float" office:value="33.89" calcext:value-type="float">
            <text:p>33.89</text:p>
          </table:table-cell>
        </table:table-row>
        <table:table-row table:style-name="ro1">
          <table:table-cell office:value-type="float" office:value="383875" calcext:value-type="float">
            <text:p>383875</text:p>
          </table:table-cell>
          <table:table-cell table:formula="of:=[.A26]/1000/(60*60*24)" office:value-type="time" office:time-value="PT00H06M23.875S" calcext:value-type="time">
            <text:p>00:06:24</text:p>
          </table:table-cell>
          <table:table-cell office:value-type="float" office:value="1.28" calcext:value-type="float">
            <text:p>1.28</text:p>
          </table:table-cell>
          <table:table-cell office:value-type="float" office:value="254.5" calcext:value-type="float">
            <text:p>254.5</text:p>
          </table:table-cell>
          <table:table-cell office:value-type="float" office:value="326.13" calcext:value-type="float">
            <text:p>326.13</text:p>
          </table:table-cell>
          <table:table-cell office:value-type="float" office:value="27.36" calcext:value-type="float">
            <text:p>27.36</text:p>
          </table:table-cell>
          <table:table-cell office:value-type="float" office:value="35.34" calcext:value-type="float">
            <text:p>35.34</text:p>
          </table:table-cell>
        </table:table-row>
        <table:table-row table:style-name="ro1">
          <table:table-cell office:value-type="float" office:value="399875" calcext:value-type="float">
            <text:p>399875</text:p>
          </table:table-cell>
          <table:table-cell table:formula="of:=[.A27]/1000/(60*60*24)" office:value-type="time" office:time-value="PT00H06M39.875S" calcext:value-type="time">
            <text:p>00:06:40</text:p>
          </table:table-cell>
          <table:table-cell office:value-type="float" office:value="1.28" calcext:value-type="float">
            <text:p>1.28</text:p>
          </table:table-cell>
          <table:table-cell office:value-type="float" office:value="254.4" calcext:value-type="float">
            <text:p>254.4</text:p>
          </table:table-cell>
          <table:table-cell office:value-type="float" office:value="326" calcext:value-type="float">
            <text:p>326</text:p>
          </table:table-cell>
          <table:table-cell office:value-type="float" office:value="28.49" calcext:value-type="float">
            <text:p>28.49</text:p>
          </table:table-cell>
          <table:table-cell office:value-type="float" office:value="36.79" calcext:value-type="float">
            <text:p>36.79</text:p>
          </table:table-cell>
        </table:table-row>
        <table:table-row table:style-name="ro1">
          <table:table-cell office:value-type="float" office:value="415875" calcext:value-type="float">
            <text:p>415875</text:p>
          </table:table-cell>
          <table:table-cell table:formula="of:=[.A28]/1000/(60*60*24)" office:value-type="time" office:time-value="PT00H06M55.875S" calcext:value-type="time">
            <text:p>00:06:56</text:p>
          </table:table-cell>
          <table:table-cell office:value-type="float" office:value="1.28" calcext:value-type="float">
            <text:p>1.28</text:p>
          </table:table-cell>
          <table:table-cell office:value-type="float" office:value="254.3" calcext:value-type="float">
            <text:p>254.3</text:p>
          </table:table-cell>
          <table:table-cell office:value-type="float" office:value="324.85" calcext:value-type="float">
            <text:p>324.85</text:p>
          </table:table-cell>
          <table:table-cell office:value-type="float" office:value="29.62" calcext:value-type="float">
            <text:p>29.62</text:p>
          </table:table-cell>
          <table:table-cell office:value-type="float" office:value="38.23" calcext:value-type="float">
            <text:p>38.23</text:p>
          </table:table-cell>
        </table:table-row>
        <table:table-row table:style-name="ro1">
          <table:table-cell office:value-type="float" office:value="431875" calcext:value-type="float">
            <text:p>431875</text:p>
          </table:table-cell>
          <table:table-cell table:formula="of:=[.A29]/1000/(60*60*24)" office:value-type="time" office:time-value="PT00H07M11.875S" calcext:value-type="time">
            <text:p>00:07:12</text:p>
          </table:table-cell>
          <table:table-cell office:value-type="float" office:value="1.28" calcext:value-type="float">
            <text:p>1.28</text:p>
          </table:table-cell>
          <table:table-cell office:value-type="float" office:value="254.1" calcext:value-type="float">
            <text:p>254.1</text:p>
          </table:table-cell>
          <table:table-cell office:value-type="float" office:value="324.59" calcext:value-type="float">
            <text:p>324.59</text:p>
          </table:table-cell>
          <table:table-cell office:value-type="float" office:value="30.75" calcext:value-type="float">
            <text:p>30.75</text:p>
          </table:table-cell>
          <table:table-cell office:value-type="float" office:value="39.68" calcext:value-type="float">
            <text:p>39.68</text:p>
          </table:table-cell>
        </table:table-row>
        <table:table-row table:style-name="ro1">
          <table:table-cell office:value-type="float" office:value="447875" calcext:value-type="float">
            <text:p>447875</text:p>
          </table:table-cell>
          <table:table-cell table:formula="of:=[.A30]/1000/(60*60*24)" office:value-type="time" office:time-value="PT00H07M27.875S" calcext:value-type="time">
            <text:p>00:07:28</text:p>
          </table:table-cell>
          <table:table-cell office:value-type="float" office:value="1.28" calcext:value-type="float">
            <text:p>1.28</text:p>
          </table:table-cell>
          <table:table-cell office:value-type="float" office:value="254" calcext:value-type="float">
            <text:p>254</text:p>
          </table:table-cell>
          <table:table-cell office:value-type="float" office:value="325.48" calcext:value-type="float">
            <text:p>325.48</text:p>
          </table:table-cell>
          <table:table-cell office:value-type="float" office:value="31.88" calcext:value-type="float">
            <text:p>31.88</text:p>
          </table:table-cell>
          <table:table-cell office:value-type="float" office:value="41.12" calcext:value-type="float">
            <text:p>41.12</text:p>
          </table:table-cell>
        </table:table-row>
        <table:table-row table:style-name="ro1">
          <table:table-cell office:value-type="float" office:value="463875" calcext:value-type="float">
            <text:p>463875</text:p>
          </table:table-cell>
          <table:table-cell table:formula="of:=[.A31]/1000/(60*60*24)" office:value-type="time" office:time-value="PT00H07M43.875S" calcext:value-type="time">
            <text:p>00:07:44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33.01" calcext:value-type="float">
            <text:p>33.01</text:p>
          </table:table-cell>
          <table:table-cell office:value-type="float" office:value="42.57" calcext:value-type="float">
            <text:p>42.57</text:p>
          </table:table-cell>
        </table:table-row>
        <table:table-row table:style-name="ro1">
          <table:table-cell office:value-type="float" office:value="479875" calcext:value-type="float">
            <text:p>479875</text:p>
          </table:table-cell>
          <table:table-cell table:formula="of:=[.A32]/1000/(60*60*24)" office:value-type="time" office:time-value="PT00H07M59.875S" calcext:value-type="time">
            <text:p>00:08:00</text:p>
          </table:table-cell>
          <table:table-cell office:value-type="float" office:value="1.28" calcext:value-type="float">
            <text:p>1.28</text:p>
          </table:table-cell>
          <table:table-cell office:value-type="float" office:value="253.8" calcext:value-type="float">
            <text:p>253.8</text:p>
          </table:table-cell>
          <table:table-cell office:value-type="float" office:value="324.2" calcext:value-type="float">
            <text:p>324.2</text:p>
          </table:table-cell>
          <table:table-cell office:value-type="float" office:value="34.13" calcext:value-type="float">
            <text:p>34.13</text:p>
          </table:table-cell>
          <table:table-cell office:value-type="float" office:value="44.01" calcext:value-type="float">
            <text:p>44.01</text:p>
          </table:table-cell>
        </table:table-row>
        <table:table-row table:style-name="ro1">
          <table:table-cell office:value-type="float" office:value="495875" calcext:value-type="float">
            <text:p>495875</text:p>
          </table:table-cell>
          <table:table-cell table:formula="of:=[.A33]/1000/(60*60*24)" office:value-type="time" office:time-value="PT00H08M15.875S" calcext:value-type="time">
            <text:p>00:08:16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4.07" calcext:value-type="float">
            <text:p>324.07</text:p>
          </table:table-cell>
          <table:table-cell office:value-type="float" office:value="35.26" calcext:value-type="float">
            <text:p>35.26</text:p>
          </table:table-cell>
          <table:table-cell office:value-type="float" office:value="45.45" calcext:value-type="float">
            <text:p>45.45</text:p>
          </table:table-cell>
        </table:table-row>
        <table:table-row table:style-name="ro1">
          <table:table-cell office:value-type="float" office:value="511875" calcext:value-type="float">
            <text:p>511875</text:p>
          </table:table-cell>
          <table:table-cell table:formula="of:=[.A34]/1000/(60*60*24)" office:value-type="time" office:time-value="PT00H08M31.875S" calcext:value-type="time">
            <text:p>00:08:32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3.81" calcext:value-type="float">
            <text:p>323.81</text:p>
          </table:table-cell>
          <table:table-cell office:value-type="float" office:value="36.39" calcext:value-type="float">
            <text:p>36.39</text:p>
          </table:table-cell>
          <table:table-cell office:value-type="float" office:value="46.89" calcext:value-type="float">
            <text:p>46.89</text:p>
          </table:table-cell>
        </table:table-row>
        <table:table-row table:style-name="ro1">
          <table:table-cell office:value-type="float" office:value="527875" calcext:value-type="float">
            <text:p>527875</text:p>
          </table:table-cell>
          <table:table-cell table:formula="of:=[.A35]/1000/(60*60*24)" office:value-type="time" office:time-value="PT00H08M47.875S" calcext:value-type="time">
            <text:p>00:08:48</text:p>
          </table:table-cell>
          <table:table-cell office:value-type="float" office:value="1.27" calcext:value-type="float">
            <text:p>1.27</text:p>
          </table:table-cell>
          <table:table-cell office:value-type="float" office:value="253.5" calcext:value-type="float">
            <text:p>253.5</text:p>
          </table:table-cell>
          <table:table-cell office:value-type="float" office:value="322.79" calcext:value-type="float">
            <text:p>322.79</text:p>
          </table:table-cell>
          <table:table-cell office:value-type="float" office:value="37.52" calcext:value-type="float">
            <text:p>37.52</text:p>
          </table:table-cell>
          <table:table-cell office:value-type="float" office:value="48.33" calcext:value-type="float">
            <text:p>48.33</text:p>
          </table:table-cell>
        </table:table-row>
        <table:table-row table:style-name="ro1">
          <table:table-cell office:value-type="float" office:value="543875" calcext:value-type="float">
            <text:p>543875</text:p>
          </table:table-cell>
          <table:table-cell table:formula="of:=[.A36]/1000/(60*60*24)" office:value-type="time" office:time-value="PT00H09M03.875S" calcext:value-type="time">
            <text:p>00:09:04</text:p>
          </table:table-cell>
          <table:table-cell office:value-type="float" office:value="1.27" calcext:value-type="float">
            <text:p>1.27</text:p>
          </table:table-cell>
          <table:table-cell office:value-type="float" office:value="253.4" calcext:value-type="float">
            <text:p>253.4</text:p>
          </table:table-cell>
          <table:table-cell office:value-type="float" office:value="322.66" calcext:value-type="float">
            <text:p>322.66</text:p>
          </table:table-cell>
          <table:table-cell office:value-type="float" office:value="38.64" calcext:value-type="float">
            <text:p>38.64</text:p>
          </table:table-cell>
          <table:table-cell office:value-type="float" office:value="49.76" calcext:value-type="float">
            <text:p>49.76</text:p>
          </table:table-cell>
        </table:table-row>
        <table:table-row table:style-name="ro1">
          <table:table-cell office:value-type="float" office:value="559875" calcext:value-type="float">
            <text:p>559875</text:p>
          </table:table-cell>
          <table:table-cell table:formula="of:=[.A37]/1000/(60*60*24)" office:value-type="time" office:time-value="PT00H09M19.875S" calcext:value-type="time">
            <text:p>00:09:20</text:p>
          </table:table-cell>
          <table:table-cell office:value-type="float" office:value="1.27" calcext:value-type="float">
            <text:p>1.27</text:p>
          </table:table-cell>
          <table:table-cell office:value-type="float" office:value="253.3" calcext:value-type="float">
            <text:p>253.3</text:p>
          </table:table-cell>
          <table:table-cell office:value-type="float" office:value="322.53" calcext:value-type="float">
            <text:p>322.53</text:p>
          </table:table-cell>
          <table:table-cell office:value-type="float" office:value="39.77" calcext:value-type="float">
            <text:p>39.77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575875" calcext:value-type="float">
            <text:p>575875</text:p>
          </table:table-cell>
          <table:table-cell table:formula="of:=[.A38]/1000/(60*60*24)" office:value-type="time" office:time-value="PT00H09M35.875S" calcext:value-type="time">
            <text:p>00:09:36</text:p>
          </table:table-cell>
          <table:table-cell office:value-type="float" office:value="1.27" calcext:value-type="float">
            <text:p>1.27</text:p>
          </table:table-cell>
          <table:table-cell office:value-type="float" office:value="253.2" calcext:value-type="float">
            <text:p>253.2</text:p>
          </table:table-cell>
          <table:table-cell office:value-type="float" office:value="322.4" calcext:value-type="float">
            <text:p>322.4</text:p>
          </table:table-cell>
          <table:table-cell office:value-type="float" office:value="40.89" calcext:value-type="float">
            <text:p>40.89</text:p>
          </table:table-cell>
          <table:table-cell office:value-type="float" office:value="52.63" calcext:value-type="float">
            <text:p>52.63</text:p>
          </table:table-cell>
        </table:table-row>
        <table:table-row table:style-name="ro1">
          <table:table-cell office:value-type="float" office:value="591875" calcext:value-type="float">
            <text:p>591875</text:p>
          </table:table-cell>
          <table:table-cell table:formula="of:=[.A39]/1000/(60*60*24)" office:value-type="time" office:time-value="PT00H09M51.875S" calcext:value-type="time">
            <text:p>00:09:52</text:p>
          </table:table-cell>
          <table:table-cell office:value-type="float" office:value="1.28" calcext:value-type="float">
            <text:p>1.28</text:p>
          </table:table-cell>
          <table:table-cell office:value-type="float" office:value="253.1" calcext:value-type="float">
            <text:p>253.1</text:p>
          </table:table-cell>
          <table:table-cell office:value-type="float" office:value="323.29" calcext:value-type="float">
            <text:p>323.29</text:p>
          </table:table-cell>
          <table:table-cell office:value-type="float" office:value="42.02" calcext:value-type="float">
            <text:p>42.02</text:p>
          </table:table-cell>
          <table:table-cell office:value-type="float" office:value="54.06" calcext:value-type="float">
            <text:p>54.06</text:p>
          </table:table-cell>
        </table:table-row>
        <table:table-row table:style-name="ro1">
          <table:table-cell office:value-type="float" office:value="607875" calcext:value-type="float">
            <text:p>607875</text:p>
          </table:table-cell>
          <table:table-cell table:formula="of:=[.A40]/1000/(60*60*24)" office:value-type="time" office:time-value="PT00H10M07.875S" calcext:value-type="time">
            <text:p>00:10:08</text:p>
          </table:table-cell>
          <table:table-cell office:value-type="float" office:value="1.27" calcext:value-type="float">
            <text:p>1.27</text:p>
          </table:table-cell>
          <table:table-cell office:value-type="float" office:value="253" calcext:value-type="float">
            <text:p>253</text:p>
          </table:table-cell>
          <table:table-cell office:value-type="float" office:value="322.14" calcext:value-type="float">
            <text:p>322.14</text:p>
          </table:table-cell>
          <table:table-cell office:value-type="float" office:value="43.14" calcext:value-type="float">
            <text:p>43.14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623875" calcext:value-type="float">
            <text:p>623875</text:p>
          </table:table-cell>
          <table:table-cell table:formula="of:=[.A41]/1000/(60*60*24)" office:value-type="time" office:time-value="PT00H10M23.875S" calcext:value-type="time">
            <text:p>00:10:24</text:p>
          </table:table-cell>
          <table:table-cell office:value-type="float" office:value="1.27" calcext:value-type="float">
            <text:p>1.27</text:p>
          </table:table-cell>
          <table:table-cell office:value-type="float" office:value="252.9" calcext:value-type="float">
            <text:p>252.9</text:p>
          </table:table-cell>
          <table:table-cell office:value-type="float" office:value="322.02" calcext:value-type="float">
            <text:p>322.02</text:p>
          </table:table-cell>
          <table:table-cell office:value-type="float" office:value="44.27" calcext:value-type="float">
            <text:p>44.27</text:p>
          </table:table-cell>
          <table:table-cell office:value-type="float" office:value="56.93" calcext:value-type="float">
            <text:p>56.93</text:p>
          </table:table-cell>
        </table:table-row>
        <table:table-row table:style-name="ro1">
          <table:table-cell office:value-type="float" office:value="639875" calcext:value-type="float">
            <text:p>639875</text:p>
          </table:table-cell>
          <table:table-cell table:formula="of:=[.A42]/1000/(60*60*24)" office:value-type="time" office:time-value="PT00H10M39.875S" calcext:value-type="time">
            <text:p>00:10:40</text:p>
          </table:table-cell>
          <table:table-cell office:value-type="float" office:value="1.27" calcext:value-type="float">
            <text:p>1.27</text:p>
          </table:table-cell>
          <table:table-cell office:value-type="float" office:value="252.9" calcext:value-type="float">
            <text:p>252.9</text:p>
          </table:table-cell>
          <table:table-cell office:value-type="float" office:value="322.01" calcext:value-type="float">
            <text:p>322.01</text:p>
          </table:table-cell>
          <table:table-cell office:value-type="float" office:value="45.39" calcext:value-type="float">
            <text:p>45.39</text:p>
          </table:table-cell>
          <table:table-cell office:value-type="float" office:value="58.36" calcext:value-type="float">
            <text:p>58.36</text:p>
          </table:table-cell>
        </table:table-row>
        <table:table-row table:style-name="ro1">
          <table:table-cell office:value-type="float" office:value="655875" calcext:value-type="float">
            <text:p>655875</text:p>
          </table:table-cell>
          <table:table-cell table:formula="of:=[.A43]/1000/(60*60*24)" office:value-type="time" office:time-value="PT00H10M55.875S" calcext:value-type="time">
            <text:p>00:10:56</text:p>
          </table:table-cell>
          <table:table-cell office:value-type="float" office:value="1.27" calcext:value-type="float">
            <text:p>1.27</text:p>
          </table:table-cell>
          <table:table-cell office:value-type="float" office:value="252.8" calcext:value-type="float">
            <text:p>252.8</text:p>
          </table:table-cell>
          <table:table-cell office:value-type="float" office:value="321.89" calcext:value-type="float">
            <text:p>321.89</text:p>
          </table:table-cell>
          <table:table-cell office:value-type="float" office:value="46.52" calcext:value-type="float">
            <text:p>46.52</text:p>
          </table:table-cell>
          <table:table-cell office:value-type="float" office:value="59.79" calcext:value-type="float">
            <text:p>59.79</text:p>
          </table:table-cell>
        </table:table-row>
        <table:table-row table:style-name="ro1">
          <table:table-cell office:value-type="float" office:value="671875" calcext:value-type="float">
            <text:p>671875</text:p>
          </table:table-cell>
          <table:table-cell table:formula="of:=[.A44]/1000/(60*60*24)" office:value-type="time" office:time-value="PT00H11M11.875S" calcext:value-type="time">
            <text:p>00:11:12</text:p>
          </table:table-cell>
          <table:table-cell office:value-type="float" office:value="1.27" calcext:value-type="float">
            <text:p>1.27</text:p>
          </table:table-cell>
          <table:table-cell office:value-type="float" office:value="252.7" calcext:value-type="float">
            <text:p>252.7</text:p>
          </table:table-cell>
          <table:table-cell office:value-type="float" office:value="320.74" calcext:value-type="float">
            <text:p>320.74</text:p>
          </table:table-cell>
          <table:table-cell office:value-type="float" office:value="47.64" calcext:value-type="float">
            <text:p>47.64</text:p>
          </table:table-cell>
          <table:table-cell office:value-type="float" office:value="61.22" calcext:value-type="float">
            <text:p>61.22</text:p>
          </table:table-cell>
        </table:table-row>
        <table:table-row table:style-name="ro1">
          <table:table-cell office:value-type="float" office:value="687875" calcext:value-type="float">
            <text:p>687875</text:p>
          </table:table-cell>
          <table:table-cell table:formula="of:=[.A45]/1000/(60*60*24)" office:value-type="time" office:time-value="PT00H11M27.875S" calcext:value-type="time">
            <text:p>00:11:28</text:p>
          </table:table-cell>
          <table:table-cell office:value-type="float" office:value="1.27" calcext:value-type="float">
            <text:p>1.27</text:p>
          </table:table-cell>
          <table:table-cell office:value-type="float" office:value="252.6" calcext:value-type="float">
            <text:p>252.6</text:p>
          </table:table-cell>
          <table:table-cell office:value-type="float" office:value="320.62" calcext:value-type="float">
            <text:p>320.62</text:p>
          </table:table-cell>
          <table:table-cell office:value-type="float" office:value="48.76" calcext:value-type="float">
            <text:p>48.76</text:p>
          </table:table-cell>
          <table:table-cell office:value-type="float" office:value="62.64" calcext:value-type="float">
            <text:p>62.64</text:p>
          </table:table-cell>
        </table:table-row>
        <table:table-row table:style-name="ro1">
          <table:table-cell office:value-type="float" office:value="703875" calcext:value-type="float">
            <text:p>703875</text:p>
          </table:table-cell>
          <table:table-cell table:formula="of:=[.A46]/1000/(60*60*24)" office:value-type="time" office:time-value="PT00H11M43.875S" calcext:value-type="time">
            <text:p>00:11:44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0.49" calcext:value-type="float">
            <text:p>320.49</text:p>
          </table:table-cell>
          <table:table-cell office:value-type="float" office:value="49.88" calcext:value-type="float">
            <text:p>49.88</text:p>
          </table:table-cell>
          <table:table-cell office:value-type="float" office:value="64.07" calcext:value-type="float">
            <text:p>64.07</text:p>
          </table:table-cell>
        </table:table-row>
        <table:table-row table:style-name="ro1">
          <table:table-cell office:value-type="float" office:value="719875" calcext:value-type="float">
            <text:p>719875</text:p>
          </table:table-cell>
          <table:table-cell table:formula="of:=[.A47]/1000/(60*60*24)" office:value-type="time" office:time-value="PT00H11M59.875S" calcext:value-type="time">
            <text:p>00:12:00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0.36" calcext:value-type="float">
            <text:p>320.36</text:p>
          </table:table-cell>
          <table:table-cell office:value-type="float" office:value="51.01" calcext:value-type="float">
            <text:p>51.01</text:p>
          </table:table-cell>
          <table:table-cell office:value-type="float" office:value="65.49" calcext:value-type="float">
            <text:p>65.49</text:p>
          </table:table-cell>
        </table:table-row>
        <table:table-row table:style-name="ro1">
          <table:table-cell office:value-type="float" office:value="735875" calcext:value-type="float">
            <text:p>735875</text:p>
          </table:table-cell>
          <table:table-cell table:formula="of:=[.A48]/1000/(60*60*24)" office:value-type="time" office:time-value="PT00H12M15.875S" calcext:value-type="time">
            <text:p>00:12:16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0.35" calcext:value-type="float">
            <text:p>320.35</text:p>
          </table:table-cell>
          <table:table-cell office:value-type="float" office:value="52.13" calcext:value-type="float">
            <text:p>52.13</text:p>
          </table:table-cell>
          <table:table-cell office:value-type="float" office:value="66.92" calcext:value-type="float">
            <text:p>66.92</text:p>
          </table:table-cell>
        </table:table-row>
        <table:table-row table:style-name="ro1">
          <table:table-cell office:value-type="float" office:value="751875" calcext:value-type="float">
            <text:p>751875</text:p>
          </table:table-cell>
          <table:table-cell table:formula="of:=[.A49]/1000/(60*60*24)" office:value-type="time" office:time-value="PT00H12M31.875S" calcext:value-type="time">
            <text:p>00:12:32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0.23" calcext:value-type="float">
            <text:p>320.23</text:p>
          </table:table-cell>
          <table:table-cell office:value-type="float" office:value="53.25" calcext:value-type="float">
            <text:p>53.25</text:p>
          </table:table-cell>
          <table:table-cell office:value-type="float" office:value="68.34" calcext:value-type="float">
            <text:p>68.34</text:p>
          </table:table-cell>
        </table:table-row>
        <table:table-row table:style-name="ro1">
          <table:table-cell office:value-type="float" office:value="767875" calcext:value-type="float">
            <text:p>767875</text:p>
          </table:table-cell>
          <table:table-cell table:formula="of:=[.A50]/1000/(60*60*24)" office:value-type="time" office:time-value="PT00H12M47.875S" calcext:value-type="time">
            <text:p>00:12:48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0.1" calcext:value-type="float">
            <text:p>320.1</text:p>
          </table:table-cell>
          <table:table-cell office:value-type="float" office:value="54.37" calcext:value-type="float">
            <text:p>54.37</text:p>
          </table:table-cell>
          <table:table-cell office:value-type="float" office:value="69.76" calcext:value-type="float">
            <text:p>69.76</text:p>
          </table:table-cell>
        </table:table-row>
        <table:table-row table:style-name="ro1">
          <table:table-cell office:value-type="float" office:value="783874" calcext:value-type="float">
            <text:p>783874</text:p>
          </table:table-cell>
          <table:table-cell table:formula="of:=[.A51]/1000/(60*60*24)" office:value-type="time" office:time-value="PT00H13M03.874S" calcext:value-type="time">
            <text:p>00:13:04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19.97" calcext:value-type="float">
            <text:p>319.97</text:p>
          </table:table-cell>
          <table:table-cell office:value-type="float" office:value="55.49" calcext:value-type="float">
            <text:p>55.49</text:p>
          </table:table-cell>
          <table:table-cell office:value-type="float" office:value="71.19" calcext:value-type="float">
            <text:p>71.19</text:p>
          </table:table-cell>
        </table:table-row>
        <table:table-row table:style-name="ro1">
          <table:table-cell office:value-type="float" office:value="799875" calcext:value-type="float">
            <text:p>799875</text:p>
          </table:table-cell>
          <table:table-cell table:formula="of:=[.A52]/1000/(60*60*24)" office:value-type="time" office:time-value="PT00H13M19.875S" calcext:value-type="time">
            <text:p>00:13:20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19.84" calcext:value-type="float">
            <text:p>319.84</text:p>
          </table:table-cell>
          <table:table-cell office:value-type="float" office:value="56.61" calcext:value-type="float">
            <text:p>56.61</text:p>
          </table:table-cell>
          <table:table-cell office:value-type="float" office:value="72.61" calcext:value-type="float">
            <text:p>72.61</text:p>
          </table:table-cell>
        </table:table-row>
        <table:table-row table:style-name="ro1">
          <table:table-cell office:value-type="float" office:value="815875" calcext:value-type="float">
            <text:p>815875</text:p>
          </table:table-cell>
          <table:table-cell table:formula="of:=[.A53]/1000/(60*60*24)" office:value-type="time" office:time-value="PT00H13M35.875S" calcext:value-type="time">
            <text:p>00:13:36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19.71" calcext:value-type="float">
            <text:p>319.71</text:p>
          </table:table-cell>
          <table:table-cell office:value-type="float" office:value="57.73" calcext:value-type="float">
            <text:p>57.73</text:p>
          </table:table-cell>
          <table:table-cell office:value-type="float" office:value="74.03" calcext:value-type="float">
            <text:p>74.03</text:p>
          </table:table-cell>
        </table:table-row>
        <table:table-row table:style-name="ro1">
          <table:table-cell office:value-type="float" office:value="831875" calcext:value-type="float">
            <text:p>831875</text:p>
          </table:table-cell>
          <table:table-cell table:formula="of:=[.A54]/1000/(60*60*24)" office:value-type="time" office:time-value="PT00H13M51.875S" calcext:value-type="time">
            <text:p>00:13:52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19.71" calcext:value-type="float">
            <text:p>319.71</text:p>
          </table:table-cell>
          <table:table-cell office:value-type="float" office:value="58.85" calcext:value-type="float">
            <text:p>58.85</text:p>
          </table:table-cell>
          <table:table-cell office:value-type="float" office:value="75.45" calcext:value-type="float">
            <text:p>75.45</text:p>
          </table:table-cell>
        </table:table-row>
        <table:table-row table:style-name="ro1">
          <table:table-cell office:value-type="float" office:value="847875" calcext:value-type="float">
            <text:p>847875</text:p>
          </table:table-cell>
          <table:table-cell table:formula="of:=[.A55]/1000/(60*60*24)" office:value-type="time" office:time-value="PT00H14M07.875S" calcext:value-type="time">
            <text:p>00:14:08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59.97" calcext:value-type="float">
            <text:p>59.97</text:p>
          </table:table-cell>
          <table:table-cell office:value-type="float" office:value="76.87" calcext:value-type="float">
            <text:p>76.87</text:p>
          </table:table-cell>
        </table:table-row>
        <table:table-row table:style-name="ro1">
          <table:table-cell office:value-type="float" office:value="863875" calcext:value-type="float">
            <text:p>863875</text:p>
          </table:table-cell>
          <table:table-cell table:formula="of:=[.A56]/1000/(60*60*24)" office:value-type="time" office:time-value="PT00H14M23.875S" calcext:value-type="time">
            <text:p>00:14:24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8.57" calcext:value-type="float">
            <text:p>318.57</text:p>
          </table:table-cell>
          <table:table-cell office:value-type="float" office:value="61.09" calcext:value-type="float">
            <text:p>61.09</text:p>
          </table:table-cell>
          <table:table-cell office:value-type="float" office:value="78.28" calcext:value-type="float">
            <text:p>78.28</text:p>
          </table:table-cell>
        </table:table-row>
        <table:table-row table:style-name="ro1">
          <table:table-cell office:value-type="float" office:value="879875" calcext:value-type="float">
            <text:p>879875</text:p>
          </table:table-cell>
          <table:table-cell table:formula="of:=[.A57]/1000/(60*60*24)" office:value-type="time" office:time-value="PT00H14M39.875S" calcext:value-type="time">
            <text:p>00:14:40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8.44" calcext:value-type="float">
            <text:p>318.44</text:p>
          </table:table-cell>
          <table:table-cell office:value-type="float" office:value="62.21" calcext:value-type="float">
            <text:p>62.21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float" office:value="895875" calcext:value-type="float">
            <text:p>895875</text:p>
          </table:table-cell>
          <table:table-cell table:formula="of:=[.A58]/1000/(60*60*24)" office:value-type="time" office:time-value="PT00H14M55.875S" calcext:value-type="time">
            <text:p>00:14:56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8.31" calcext:value-type="float">
            <text:p>318.31</text:p>
          </table:table-cell>
          <table:table-cell office:value-type="float" office:value="63.33" calcext:value-type="float">
            <text:p>63.33</text:p>
          </table:table-cell>
          <table:table-cell office:value-type="float" office:value="81.12" calcext:value-type="float">
            <text:p>81.12</text:p>
          </table:table-cell>
        </table:table-row>
        <table:table-row table:style-name="ro1">
          <table:table-cell office:value-type="float" office:value="911875" calcext:value-type="float">
            <text:p>911875</text:p>
          </table:table-cell>
          <table:table-cell table:formula="of:=[.A59]/1000/(60*60*24)" office:value-type="time" office:time-value="PT00H15M11.875S" calcext:value-type="time">
            <text:p>00:15:12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8.19" calcext:value-type="float">
            <text:p>318.19</text:p>
          </table:table-cell>
          <table:table-cell office:value-type="float" office:value="64.44" calcext:value-type="float">
            <text:p>64.44</text:p>
          </table:table-cell>
          <table:table-cell office:value-type="float" office:value="82.53" calcext:value-type="float">
            <text:p>82.53</text:p>
          </table:table-cell>
        </table:table-row>
        <table:table-row table:style-name="ro1">
          <table:table-cell office:value-type="float" office:value="927875" calcext:value-type="float">
            <text:p>927875</text:p>
          </table:table-cell>
          <table:table-cell table:formula="of:=[.A60]/1000/(60*60*24)" office:value-type="time" office:time-value="PT00H15M27.875S" calcext:value-type="time">
            <text:p>00:15:28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8.19" calcext:value-type="float">
            <text:p>318.19</text:p>
          </table:table-cell>
          <table:table-cell office:value-type="float" office:value="65.56" calcext:value-type="float">
            <text:p>65.56</text:p>
          </table:table-cell>
          <table:table-cell office:value-type="float" office:value="83.95" calcext:value-type="float">
            <text:p>83.95</text:p>
          </table:table-cell>
        </table:table-row>
        <table:table-row table:style-name="ro1">
          <table:table-cell office:value-type="float" office:value="943875" calcext:value-type="float">
            <text:p>943875</text:p>
          </table:table-cell>
          <table:table-cell table:formula="of:=[.A61]/1000/(60*60*24)" office:value-type="time" office:time-value="PT00H15M43.875S" calcext:value-type="time">
            <text:p>00:15:44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8.06" calcext:value-type="float">
            <text:p>318.06</text:p>
          </table:table-cell>
          <table:table-cell office:value-type="float" office:value="66.68" calcext:value-type="float">
            <text:p>66.68</text:p>
          </table:table-cell>
          <table:table-cell office:value-type="float" office:value="85.36" calcext:value-type="float">
            <text:p>85.36</text:p>
          </table:table-cell>
        </table:table-row>
        <table:table-row table:style-name="ro1">
          <table:table-cell office:value-type="float" office:value="959875" calcext:value-type="float">
            <text:p>959875</text:p>
          </table:table-cell>
          <table:table-cell table:formula="of:=[.A62]/1000/(60*60*24)" office:value-type="time" office:time-value="PT00H15M59.875S" calcext:value-type="time">
            <text:p>00:16:00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7.93" calcext:value-type="float">
            <text:p>317.93</text:p>
          </table:table-cell>
          <table:table-cell office:value-type="float" office:value="67.8" calcext:value-type="float">
            <text:p>67.8</text:p>
          </table:table-cell>
          <table:table-cell office:value-type="float" office:value="86.77" calcext:value-type="float">
            <text:p>86.77</text:p>
          </table:table-cell>
        </table:table-row>
        <table:table-row table:style-name="ro1">
          <table:table-cell office:value-type="float" office:value="975875" calcext:value-type="float">
            <text:p>975875</text:p>
          </table:table-cell>
          <table:table-cell table:formula="of:=[.A63]/1000/(60*60*24)" office:value-type="time" office:time-value="PT00H16M15.875S" calcext:value-type="time">
            <text:p>00:16:16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7.93" calcext:value-type="float">
            <text:p>317.93</text:p>
          </table:table-cell>
          <table:table-cell office:value-type="float" office:value="68.91" calcext:value-type="float">
            <text:p>68.91</text:p>
          </table:table-cell>
          <table:table-cell office:value-type="float" office:value="88.19" calcext:value-type="float">
            <text:p>88.19</text:p>
          </table:table-cell>
        </table:table-row>
        <table:table-row table:style-name="ro1">
          <table:table-cell office:value-type="float" office:value="991875" calcext:value-type="float">
            <text:p>991875</text:p>
          </table:table-cell>
          <table:table-cell table:formula="of:=[.A64]/1000/(60*60*24)" office:value-type="time" office:time-value="PT00H16M31.875S" calcext:value-type="time">
            <text:p>00:16:32</text:p>
          </table:table-cell>
          <table:table-cell office:value-type="float" office:value="1.26" calcext:value-type="float">
            <text:p>1.26</text:p>
          </table:table-cell>
          <table:table-cell office:value-type="float" office:value="251.2" calcext:value-type="float">
            <text:p>251.2</text:p>
          </table:table-cell>
          <table:table-cell office:value-type="float" office:value="316.79" calcext:value-type="float">
            <text:p>316.79</text:p>
          </table:table-cell>
          <table:table-cell office:value-type="float" office:value="70.03" calcext:value-type="float">
            <text:p>70.03</text:p>
          </table:table-cell>
          <table:table-cell office:value-type="float" office:value="89.6" calcext:value-type="float">
            <text:p>89.6</text:p>
          </table:table-cell>
        </table:table-row>
        <table:table-row table:style-name="ro1">
          <table:table-cell office:value-type="float" office:value="1007875" calcext:value-type="float">
            <text:p>1007875</text:p>
          </table:table-cell>
          <table:table-cell table:formula="of:=[.A65]/1000/(60*60*24)" office:value-type="time" office:time-value="PT00H16M47.875S" calcext:value-type="time">
            <text:p>00:16:48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7.67" calcext:value-type="float">
            <text:p>317.67</text:p>
          </table:table-cell>
          <table:table-cell office:value-type="float" office:value="71.15" calcext:value-type="float">
            <text:p>71.15</text:p>
          </table:table-cell>
          <table:table-cell office:value-type="float" office:value="91.01" calcext:value-type="float">
            <text:p>91.01</text:p>
          </table:table-cell>
        </table:table-row>
        <table:table-row table:style-name="ro1">
          <table:table-cell office:value-type="float" office:value="1023874" calcext:value-type="float">
            <text:p>1023874</text:p>
          </table:table-cell>
          <table:table-cell table:formula="of:=[.A66]/1000/(60*60*24)" office:value-type="time" office:time-value="PT00H17M03.874S" calcext:value-type="time">
            <text:p>00:17:04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7.67" calcext:value-type="float">
            <text:p>317.67</text:p>
          </table:table-cell>
          <table:table-cell office:value-type="float" office:value="72.26" calcext:value-type="float">
            <text:p>72.26</text:p>
          </table:table-cell>
          <table:table-cell office:value-type="float" office:value="92.42" calcext:value-type="float">
            <text:p>92.42</text:p>
          </table:table-cell>
        </table:table-row>
        <table:table-row table:style-name="ro1">
          <table:table-cell office:value-type="float" office:value="1039875" calcext:value-type="float">
            <text:p>1039875</text:p>
          </table:table-cell>
          <table:table-cell table:formula="of:=[.A67]/1000/(60*60*24)" office:value-type="time" office:time-value="PT00H17M19.875S" calcext:value-type="time">
            <text:p>00:17:20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7.54" calcext:value-type="float">
            <text:p>317.54</text:p>
          </table:table-cell>
          <table:table-cell office:value-type="float" office:value="73.38" calcext:value-type="float">
            <text:p>73.38</text:p>
          </table:table-cell>
          <table:table-cell office:value-type="float" office:value="93.83" calcext:value-type="float">
            <text:p>93.83</text:p>
          </table:table-cell>
        </table:table-row>
        <table:table-row table:style-name="ro1">
          <table:table-cell office:value-type="float" office:value="1055875" calcext:value-type="float">
            <text:p>1055875</text:p>
          </table:table-cell>
          <table:table-cell table:formula="of:=[.A68]/1000/(60*60*24)" office:value-type="time" office:time-value="PT00H17M35.875S" calcext:value-type="time">
            <text:p>00:17:36</text:p>
          </table:table-cell>
          <table:table-cell office:value-type="float" office:value="1.26" calcext:value-type="float">
            <text:p>1.26</text:p>
          </table:table-cell>
          <table:table-cell office:value-type="float" office:value="250.9" calcext:value-type="float">
            <text:p>250.9</text:p>
          </table:table-cell>
          <table:table-cell office:value-type="float" office:value="316.41" calcext:value-type="float">
            <text:p>316.41</text:p>
          </table:table-cell>
          <table:table-cell office:value-type="float" office:value="74.49" calcext:value-type="float">
            <text:p>74.49</text:p>
          </table:table-cell>
          <table:table-cell office:value-type="float" office:value="95.24" calcext:value-type="float">
            <text:p>95.24</text:p>
          </table:table-cell>
        </table:table-row>
        <table:table-row table:style-name="ro1">
          <table:table-cell office:value-type="float" office:value="1071875" calcext:value-type="float">
            <text:p>1071875</text:p>
          </table:table-cell>
          <table:table-cell table:formula="of:=[.A69]/1000/(60*60*24)" office:value-type="time" office:time-value="PT00H17M51.875S" calcext:value-type="time">
            <text:p>00:17:52</text:p>
          </table:table-cell>
          <table:table-cell office:value-type="float" office:value="1.26" calcext:value-type="float">
            <text:p>1.26</text:p>
          </table:table-cell>
          <table:table-cell office:value-type="float" office:value="250.9" calcext:value-type="float">
            <text:p>250.9</text:p>
          </table:table-cell>
          <table:table-cell office:value-type="float" office:value="316.41" calcext:value-type="float">
            <text:p>316.41</text:p>
          </table:table-cell>
          <table:table-cell office:value-type="float" office:value="75.61" calcext:value-type="float">
            <text:p>75.61</text:p>
          </table:table-cell>
          <table:table-cell office:value-type="float" office:value="96.65" calcext:value-type="float">
            <text:p>96.65</text:p>
          </table:table-cell>
        </table:table-row>
        <table:table-row table:style-name="ro1">
          <table:table-cell office:value-type="float" office:value="1087875" calcext:value-type="float">
            <text:p>1087875</text:p>
          </table:table-cell>
          <table:table-cell table:formula="of:=[.A70]/1000/(60*60*24)" office:value-type="time" office:time-value="PT00H18M07.875S" calcext:value-type="time">
            <text:p>00:18:08</text:p>
          </table:table-cell>
          <table:table-cell office:value-type="float" office:value="1.26" calcext:value-type="float">
            <text:p>1.26</text:p>
          </table:table-cell>
          <table:table-cell office:value-type="float" office:value="250.8" calcext:value-type="float">
            <text:p>250.8</text:p>
          </table:table-cell>
          <table:table-cell office:value-type="float" office:value="316.28" calcext:value-type="float">
            <text:p>316.28</text:p>
          </table:table-cell>
          <table:table-cell office:value-type="float" office:value="76.72" calcext:value-type="float">
            <text:p>76.72</text:p>
          </table:table-cell>
          <table:table-cell office:value-type="float" office:value="98.05" calcext:value-type="float">
            <text:p>98.05</text:p>
          </table:table-cell>
        </table:table-row>
        <table:table-row table:style-name="ro1">
          <table:table-cell office:value-type="float" office:value="1103875" calcext:value-type="float">
            <text:p>1103875</text:p>
          </table:table-cell>
          <table:table-cell table:formula="of:=[.A71]/1000/(60*60*24)" office:value-type="time" office:time-value="PT00H18M23.875S" calcext:value-type="time">
            <text:p>00:18:24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77.84" calcext:value-type="float">
            <text:p>77.84</text:p>
          </table:table-cell>
          <table:table-cell office:value-type="float" office:value="99.46" calcext:value-type="float">
            <text:p>99.46</text:p>
          </table:table-cell>
        </table:table-row>
        <table:table-row table:style-name="ro1">
          <table:table-cell office:value-type="float" office:value="1119875" calcext:value-type="float">
            <text:p>1119875</text:p>
          </table:table-cell>
          <table:table-cell table:formula="of:=[.A72]/1000/(60*60*24)" office:value-type="time" office:time-value="PT00H18M39.875S" calcext:value-type="time">
            <text:p>00:18:40</text:p>
          </table:table-cell>
          <table:table-cell office:value-type="float" office:value="1.26" calcext:value-type="float">
            <text:p>1.26</text:p>
          </table:table-cell>
          <table:table-cell office:value-type="float" office:value="250.7" calcext:value-type="float">
            <text:p>250.7</text:p>
          </table:table-cell>
          <table:table-cell office:value-type="float" office:value="316.15" calcext:value-type="float">
            <text:p>316.15</text:p>
          </table:table-cell>
          <table:table-cell office:value-type="float" office:value="78.95" calcext:value-type="float">
            <text:p>78.95</text:p>
          </table:table-cell>
          <table:table-cell office:value-type="float" office:value="100.86" calcext:value-type="float">
            <text:p>100.86</text:p>
          </table:table-cell>
        </table:table-row>
        <table:table-row table:style-name="ro1">
          <table:table-cell office:value-type="float" office:value="1135875" calcext:value-type="float">
            <text:p>1135875</text:p>
          </table:table-cell>
          <table:table-cell table:formula="of:=[.A73]/1000/(60*60*24)" office:value-type="time" office:time-value="PT00H18M55.875S" calcext:value-type="time">
            <text:p>00:18:56</text:p>
          </table:table-cell>
          <table:table-cell office:value-type="float" office:value="1.26" calcext:value-type="float">
            <text:p>1.26</text:p>
          </table:table-cell>
          <table:table-cell office:value-type="float" office:value="250.6" calcext:value-type="float">
            <text:p>250.6</text:p>
          </table:table-cell>
          <table:table-cell office:value-type="float" office:value="316.02" calcext:value-type="float">
            <text:p>316.02</text:p>
          </table:table-cell>
          <table:table-cell office:value-type="float" office:value="80.07" calcext:value-type="float">
            <text:p>80.07</text:p>
          </table:table-cell>
          <table:table-cell office:value-type="float" office:value="102.27" calcext:value-type="float">
            <text:p>102.27</text:p>
          </table:table-cell>
        </table:table-row>
        <table:table-row table:style-name="ro1">
          <table:table-cell office:value-type="float" office:value="1151875" calcext:value-type="float">
            <text:p>1151875</text:p>
          </table:table-cell>
          <table:table-cell table:formula="of:=[.A74]/1000/(60*60*24)" office:value-type="time" office:time-value="PT00H19M11.875S" calcext:value-type="time">
            <text:p>00:19:12</text:p>
          </table:table-cell>
          <table:table-cell office:value-type="float" office:value="1.26" calcext:value-type="float">
            <text:p>1.26</text:p>
          </table:table-cell>
          <table:table-cell office:value-type="float" office:value="250.6" calcext:value-type="float">
            <text:p>250.6</text:p>
          </table:table-cell>
          <table:table-cell office:value-type="float" office:value="316.02" calcext:value-type="float">
            <text:p>316.02</text:p>
          </table:table-cell>
          <table:table-cell office:value-type="float" office:value="81.18" calcext:value-type="float">
            <text:p>81.18</text:p>
          </table:table-cell>
          <table:table-cell office:value-type="float" office:value="103.67" calcext:value-type="float">
            <text:p>103.67</text:p>
          </table:table-cell>
        </table:table-row>
        <table:table-row table:style-name="ro1">
          <table:table-cell office:value-type="float" office:value="1167875" calcext:value-type="float">
            <text:p>1167875</text:p>
          </table:table-cell>
          <table:table-cell table:formula="of:=[.A75]/1000/(60*60*24)" office:value-type="time" office:time-value="PT00H19M27.875S" calcext:value-type="time">
            <text:p>00:19:28</text:p>
          </table:table-cell>
          <table:table-cell office:value-type="float" office:value="1.26" calcext:value-type="float">
            <text:p>1.26</text:p>
          </table:table-cell>
          <table:table-cell office:value-type="float" office:value="250.5" calcext:value-type="float">
            <text:p>250.5</text:p>
          </table:table-cell>
          <table:table-cell office:value-type="float" office:value="315.89" calcext:value-type="float">
            <text:p>315.89</text:p>
          </table:table-cell>
          <table:table-cell office:value-type="float" office:value="82.29" calcext:value-type="float">
            <text:p>82.29</text:p>
          </table:table-cell>
          <table:table-cell office:value-type="float" office:value="105.08" calcext:value-type="float">
            <text:p>105.08</text:p>
          </table:table-cell>
        </table:table-row>
        <table:table-row table:style-name="ro1">
          <table:table-cell office:value-type="float" office:value="1183875" calcext:value-type="float">
            <text:p>1183875</text:p>
          </table:table-cell>
          <table:table-cell table:formula="of:=[.A76]/1000/(60*60*24)" office:value-type="time" office:time-value="PT00H19M43.875S" calcext:value-type="time">
            <text:p>00:19:44</text:p>
          </table:table-cell>
          <table:table-cell office:value-type="float" office:value="1.26" calcext:value-type="float">
            <text:p>1.26</text:p>
          </table:table-cell>
          <table:table-cell office:value-type="float" office:value="250.4" calcext:value-type="float">
            <text:p>250.4</text:p>
          </table:table-cell>
          <table:table-cell office:value-type="float" office:value="315.77" calcext:value-type="float">
            <text:p>315.77</text:p>
          </table:table-cell>
          <table:table-cell office:value-type="float" office:value="83.41" calcext:value-type="float">
            <text:p>83.41</text:p>
          </table:table-cell>
          <table:table-cell office:value-type="float" office:value="106.48" calcext:value-type="float">
            <text:p>106.48</text:p>
          </table:table-cell>
        </table:table-row>
        <table:table-row table:style-name="ro1">
          <table:table-cell office:value-type="float" office:value="1199875" calcext:value-type="float">
            <text:p>1199875</text:p>
          </table:table-cell>
          <table:table-cell table:formula="of:=[.A77]/1000/(60*60*24)" office:value-type="time" office:time-value="PT00H19M59.875S" calcext:value-type="time">
            <text:p>00:20:00</text:p>
          </table:table-cell>
          <table:table-cell office:value-type="float" office:value="1.26" calcext:value-type="float">
            <text:p>1.26</text:p>
          </table:table-cell>
          <table:table-cell office:value-type="float" office:value="250.4" calcext:value-type="float">
            <text:p>250.4</text:p>
          </table:table-cell>
          <table:table-cell office:value-type="float" office:value="315.76" calcext:value-type="float">
            <text:p>315.76</text:p>
          </table:table-cell>
          <table:table-cell office:value-type="float" office:value="84.52" calcext:value-type="float">
            <text:p>84.52</text:p>
          </table:table-cell>
          <table:table-cell office:value-type="float" office:value="107.88" calcext:value-type="float">
            <text:p>107.88</text:p>
          </table:table-cell>
        </table:table-row>
        <table:table-row table:style-name="ro1">
          <table:table-cell office:value-type="float" office:value="1215875" calcext:value-type="float">
            <text:p>1215875</text:p>
          </table:table-cell>
          <table:table-cell table:formula="of:=[.A78]/1000/(60*60*24)" office:value-type="time" office:time-value="PT00H20M15.875S" calcext:value-type="time">
            <text:p>00:20:16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5.64" calcext:value-type="float">
            <text:p>315.64</text:p>
          </table:table-cell>
          <table:table-cell office:value-type="float" office:value="85.63" calcext:value-type="float">
            <text:p>85.63</text:p>
          </table:table-cell>
          <table:table-cell office:value-type="float" office:value="109.29" calcext:value-type="float">
            <text:p>109.29</text:p>
          </table:table-cell>
        </table:table-row>
        <table:table-row table:style-name="ro1">
          <table:table-cell office:value-type="float" office:value="1231875" calcext:value-type="float">
            <text:p>1231875</text:p>
          </table:table-cell>
          <table:table-cell table:formula="of:=[.A79]/1000/(60*60*24)" office:value-type="time" office:time-value="PT00H20M31.875S" calcext:value-type="time">
            <text:p>00:20:32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5.64" calcext:value-type="float">
            <text:p>315.64</text:p>
          </table:table-cell>
          <table:table-cell office:value-type="float" office:value="86.75" calcext:value-type="float">
            <text:p>86.75</text:p>
          </table:table-cell>
          <table:table-cell office:value-type="float" office:value="110.69" calcext:value-type="float">
            <text:p>110.69</text:p>
          </table:table-cell>
        </table:table-row>
        <table:table-row table:style-name="ro1">
          <table:table-cell office:value-type="float" office:value="1247875" calcext:value-type="float">
            <text:p>1247875</text:p>
          </table:table-cell>
          <table:table-cell table:formula="of:=[.A80]/1000/(60*60*24)" office:value-type="time" office:time-value="PT00H20M47.875S" calcext:value-type="time">
            <text:p>00:20:48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1" calcext:value-type="float">
            <text:p>315.51</text:p>
          </table:table-cell>
          <table:table-cell office:value-type="float" office:value="87.86" calcext:value-type="float">
            <text:p>87.86</text:p>
          </table:table-cell>
          <table:table-cell office:value-type="float" office:value="112.09" calcext:value-type="float">
            <text:p>112.09</text:p>
          </table:table-cell>
        </table:table-row>
        <table:table-row table:style-name="ro1">
          <table:table-cell office:value-type="float" office:value="1263875" calcext:value-type="float">
            <text:p>1263875</text:p>
          </table:table-cell>
          <table:table-cell table:formula="of:=[.A81]/1000/(60*60*24)" office:value-type="time" office:time-value="PT00H21M03.875S" calcext:value-type="time">
            <text:p>00:21:04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1" calcext:value-type="float">
            <text:p>315.51</text:p>
          </table:table-cell>
          <table:table-cell office:value-type="float" office:value="88.97" calcext:value-type="float">
            <text:p>88.97</text:p>
          </table:table-cell>
          <table:table-cell office:value-type="float" office:value="113.49" calcext:value-type="float">
            <text:p>113.49</text:p>
          </table:table-cell>
        </table:table-row>
        <table:table-row table:style-name="ro1">
          <table:table-cell office:value-type="float" office:value="1279875" calcext:value-type="float">
            <text:p>1279875</text:p>
          </table:table-cell>
          <table:table-cell table:formula="of:=[.A82]/1000/(60*60*24)" office:value-type="time" office:time-value="PT00H21M19.875S" calcext:value-type="time">
            <text:p>00:21:20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" calcext:value-type="float">
            <text:p>315.5</text:p>
          </table:table-cell>
          <table:table-cell office:value-type="float" office:value="90.08" calcext:value-type="float">
            <text:p>90.08</text:p>
          </table:table-cell>
          <table:table-cell office:value-type="float" office:value="114.89" calcext:value-type="float">
            <text:p>114.89</text:p>
          </table:table-cell>
        </table:table-row>
        <table:table-row table:style-name="ro1">
          <table:table-cell office:value-type="float" office:value="1295875" calcext:value-type="float">
            <text:p>1295875</text:p>
          </table:table-cell>
          <table:table-cell table:formula="of:=[.A83]/1000/(60*60*24)" office:value-type="time" office:time-value="PT00H21M35.875S" calcext:value-type="time">
            <text:p>00:21:36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4.25" calcext:value-type="float">
            <text:p>314.25</text:p>
          </table:table-cell>
          <table:table-cell office:value-type="float" office:value="91.19" calcext:value-type="float">
            <text:p>91.19</text:p>
          </table:table-cell>
          <table:table-cell office:value-type="float" office:value="116.29" calcext:value-type="float">
            <text:p>116.29</text:p>
          </table:table-cell>
        </table:table-row>
        <table:table-row table:style-name="ro1">
          <table:table-cell office:value-type="float" office:value="1311875" calcext:value-type="float">
            <text:p>1311875</text:p>
          </table:table-cell>
          <table:table-cell table:formula="of:=[.A84]/1000/(60*60*24)" office:value-type="time" office:time-value="PT00H21M51.875S" calcext:value-type="time">
            <text:p>00:21:52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4.38" calcext:value-type="float">
            <text:p>314.38</text:p>
          </table:table-cell>
          <table:table-cell office:value-type="float" office:value="92.31" calcext:value-type="float">
            <text:p>92.31</text:p>
          </table:table-cell>
          <table:table-cell office:value-type="float" office:value="117.68" calcext:value-type="float">
            <text:p>117.68</text:p>
          </table:table-cell>
        </table:table-row>
        <table:table-row table:style-name="ro1">
          <table:table-cell office:value-type="float" office:value="1327875" calcext:value-type="float">
            <text:p>1327875</text:p>
          </table:table-cell>
          <table:table-cell table:formula="of:=[.A85]/1000/(60*60*24)" office:value-type="time" office:time-value="PT00H22M07.875S" calcext:value-type="time">
            <text:p>00:22:08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4.12" calcext:value-type="float">
            <text:p>314.12</text:p>
          </table:table-cell>
          <table:table-cell office:value-type="float" office:value="93.42" calcext:value-type="float">
            <text:p>93.42</text:p>
          </table:table-cell>
          <table:table-cell office:value-type="float" office:value="119.08" calcext:value-type="float">
            <text:p>119.08</text:p>
          </table:table-cell>
        </table:table-row>
        <table:table-row table:style-name="ro1">
          <table:table-cell office:value-type="float" office:value="1343875" calcext:value-type="float">
            <text:p>1343875</text:p>
          </table:table-cell>
          <table:table-cell table:formula="of:=[.A86]/1000/(60*60*24)" office:value-type="time" office:time-value="PT00H22M23.875S" calcext:value-type="time">
            <text:p>00:22:24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4.12" calcext:value-type="float">
            <text:p>314.12</text:p>
          </table:table-cell>
          <table:table-cell office:value-type="float" office:value="94.53" calcext:value-type="float">
            <text:p>94.53</text:p>
          </table:table-cell>
          <table:table-cell office:value-type="float" office:value="120.48" calcext:value-type="float">
            <text:p>120.48</text:p>
          </table:table-cell>
        </table:table-row>
        <table:table-row table:style-name="ro1">
          <table:table-cell office:value-type="float" office:value="1359875" calcext:value-type="float">
            <text:p>1359875</text:p>
          </table:table-cell>
          <table:table-cell table:formula="of:=[.A87]/1000/(60*60*24)" office:value-type="time" office:time-value="PT00H22M39.875S" calcext:value-type="time">
            <text:p>00:22:40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4" calcext:value-type="float">
            <text:p>314</text:p>
          </table:table-cell>
          <table:table-cell office:value-type="float" office:value="95.64" calcext:value-type="float">
            <text:p>95.64</text:p>
          </table:table-cell>
          <table:table-cell office:value-type="float" office:value="121.87" calcext:value-type="float">
            <text:p>121.87</text:p>
          </table:table-cell>
        </table:table-row>
        <table:table-row table:style-name="ro1">
          <table:table-cell office:value-type="float" office:value="1375875" calcext:value-type="float">
            <text:p>1375875</text:p>
          </table:table-cell>
          <table:table-cell table:formula="of:=[.A88]/1000/(60*60*24)" office:value-type="time" office:time-value="PT00H22M55.875S" calcext:value-type="time">
            <text:p>00:22:56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3.99" calcext:value-type="float">
            <text:p>313.99</text:p>
          </table:table-cell>
          <table:table-cell office:value-type="float" office:value="96.75" calcext:value-type="float">
            <text:p>96.75</text:p>
          </table:table-cell>
          <table:table-cell office:value-type="float" office:value="123.27" calcext:value-type="float">
            <text:p>123.27</text:p>
          </table:table-cell>
        </table:table-row>
        <table:table-row table:style-name="ro1">
          <table:table-cell office:value-type="float" office:value="1391875" calcext:value-type="float">
            <text:p>1391875</text:p>
          </table:table-cell>
          <table:table-cell table:formula="of:=[.A89]/1000/(60*60*24)" office:value-type="time" office:time-value="PT00H23M11.875S" calcext:value-type="time">
            <text:p>00:23:12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3.87" calcext:value-type="float">
            <text:p>313.87</text:p>
          </table:table-cell>
          <table:table-cell office:value-type="float" office:value="97.86" calcext:value-type="float">
            <text:p>97.86</text:p>
          </table:table-cell>
          <table:table-cell office:value-type="float" office:value="124.66" calcext:value-type="float">
            <text:p>124.66</text:p>
          </table:table-cell>
        </table:table-row>
        <table:table-row table:style-name="ro1">
          <table:table-cell office:value-type="float" office:value="1407875" calcext:value-type="float">
            <text:p>1407875</text:p>
          </table:table-cell>
          <table:table-cell table:formula="of:=[.A90]/1000/(60*60*24)" office:value-type="time" office:time-value="PT00H23M27.875S" calcext:value-type="time">
            <text:p>00:23:28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3.87" calcext:value-type="float">
            <text:p>313.87</text:p>
          </table:table-cell>
          <table:table-cell office:value-type="float" office:value="98.97" calcext:value-type="float">
            <text:p>98.97</text:p>
          </table:table-cell>
          <table:table-cell office:value-type="float" office:value="126.06" calcext:value-type="float">
            <text:p>126.06</text:p>
          </table:table-cell>
        </table:table-row>
        <table:table-row table:style-name="ro1">
          <table:table-cell office:value-type="float" office:value="1423875" calcext:value-type="float">
            <text:p>1423875</text:p>
          </table:table-cell>
          <table:table-cell table:formula="of:=[.A91]/1000/(60*60*24)" office:value-type="time" office:time-value="PT00H23M43.875S" calcext:value-type="time">
            <text:p>00:23:44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3.74" calcext:value-type="float">
            <text:p>313.74</text:p>
          </table:table-cell>
          <table:table-cell office:value-type="float" office:value="100.08" calcext:value-type="float">
            <text:p>100.08</text:p>
          </table:table-cell>
          <table:table-cell office:value-type="float" office:value="127.45" calcext:value-type="float">
            <text:p>127.45</text:p>
          </table:table-cell>
        </table:table-row>
        <table:table-row table:style-name="ro1">
          <table:table-cell office:value-type="float" office:value="1439875" calcext:value-type="float">
            <text:p>1439875</text:p>
          </table:table-cell>
          <table:table-cell table:formula="of:=[.A92]/1000/(60*60*24)" office:value-type="time" office:time-value="PT00H23M59.875S" calcext:value-type="time">
            <text:p>00:24:00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3.74" calcext:value-type="float">
            <text:p>313.74</text:p>
          </table:table-cell>
          <table:table-cell office:value-type="float" office:value="101.19" calcext:value-type="float">
            <text:p>101.19</text:p>
          </table:table-cell>
          <table:table-cell office:value-type="float" office:value="128.85" calcext:value-type="float">
            <text:p>128.85</text:p>
          </table:table-cell>
        </table:table-row>
        <table:table-row table:style-name="ro1">
          <table:table-cell office:value-type="float" office:value="1455875" calcext:value-type="float">
            <text:p>1455875</text:p>
          </table:table-cell>
          <table:table-cell table:formula="of:=[.A93]/1000/(60*60*24)" office:value-type="time" office:time-value="PT00H24M15.875S" calcext:value-type="time">
            <text:p>00:24:16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3.73" calcext:value-type="float">
            <text:p>313.73</text:p>
          </table:table-cell>
          <table:table-cell office:value-type="float" office:value="102.3" calcext:value-type="float">
            <text:p>102.3</text:p>
          </table:table-cell>
          <table:table-cell office:value-type="float" office:value="130.24" calcext:value-type="float">
            <text:p>130.24</text:p>
          </table:table-cell>
        </table:table-row>
        <table:table-row table:style-name="ro1">
          <table:table-cell office:value-type="float" office:value="1471875" calcext:value-type="float">
            <text:p>1471875</text:p>
          </table:table-cell>
          <table:table-cell table:formula="of:=[.A94]/1000/(60*60*24)" office:value-type="time" office:time-value="PT00H24M31.875S" calcext:value-type="time">
            <text:p>00:24:32</text:p>
          </table:table-cell>
          <table:table-cell office:value-type="float" office:value="1.25" calcext:value-type="float">
            <text:p>1.25</text:p>
          </table:table-cell>
          <table:table-cell office:value-type="float" office:value="249.5" calcext:value-type="float">
            <text:p>249.5</text:p>
          </table:table-cell>
          <table:table-cell office:value-type="float" office:value="312.61" calcext:value-type="float">
            <text:p>312.61</text:p>
          </table:table-cell>
          <table:table-cell office:value-type="float" office:value="103.41" calcext:value-type="float">
            <text:p>103.41</text:p>
          </table:table-cell>
          <table:table-cell office:value-type="float" office:value="131.63" calcext:value-type="float">
            <text:p>131.63</text:p>
          </table:table-cell>
        </table:table-row>
        <table:table-row table:style-name="ro1">
          <table:table-cell office:value-type="float" office:value="1487875" calcext:value-type="float">
            <text:p>1487875</text:p>
          </table:table-cell>
          <table:table-cell table:formula="of:=[.A95]/1000/(60*60*24)" office:value-type="time" office:time-value="PT00H24M47.875S" calcext:value-type="time">
            <text:p>00:24:48</text:p>
          </table:table-cell>
          <table:table-cell office:value-type="float" office:value="1.25" calcext:value-type="float">
            <text:p>1.25</text:p>
          </table:table-cell>
          <table:table-cell office:value-type="float" office:value="249.4" calcext:value-type="float">
            <text:p>249.4</text:p>
          </table:table-cell>
          <table:table-cell office:value-type="float" office:value="312.48" calcext:value-type="float">
            <text:p>312.48</text:p>
          </table:table-cell>
          <table:table-cell office:value-type="float" office:value="104.51" calcext:value-type="float">
            <text:p>104.51</text:p>
          </table:table-cell>
          <table:table-cell office:value-type="float" office:value="133.02" calcext:value-type="float">
            <text:p>133.02</text:p>
          </table:table-cell>
        </table:table-row>
        <table:table-row table:style-name="ro1">
          <table:table-cell office:value-type="float" office:value="1503875" calcext:value-type="float">
            <text:p>1503875</text:p>
          </table:table-cell>
          <table:table-cell table:formula="of:=[.A96]/1000/(60*60*24)" office:value-type="time" office:time-value="PT00H25M03.875S" calcext:value-type="time">
            <text:p>00:25:04</text:p>
          </table:table-cell>
          <table:table-cell office:value-type="float" office:value="1.25" calcext:value-type="float">
            <text:p>1.25</text:p>
          </table:table-cell>
          <table:table-cell office:value-type="float" office:value="249.4" calcext:value-type="float">
            <text:p>249.4</text:p>
          </table:table-cell>
          <table:table-cell office:value-type="float" office:value="312.48" calcext:value-type="float">
            <text:p>312.48</text:p>
          </table:table-cell>
          <table:table-cell office:value-type="float" office:value="105.62" calcext:value-type="float">
            <text:p>105.62</text:p>
          </table:table-cell>
          <table:table-cell office:value-type="float" office:value="134.41" calcext:value-type="float">
            <text:p>134.41</text:p>
          </table:table-cell>
        </table:table-row>
        <table:table-row table:style-name="ro1">
          <table:table-cell office:value-type="float" office:value="1519875" calcext:value-type="float">
            <text:p>1519875</text:p>
          </table:table-cell>
          <table:table-cell table:formula="of:=[.A97]/1000/(60*60*24)" office:value-type="time" office:time-value="PT00H25M19.875S" calcext:value-type="time">
            <text:p>00:25:20</text:p>
          </table:table-cell>
          <table:table-cell office:value-type="float" office:value="1.25" calcext:value-type="float">
            <text:p>1.25</text:p>
          </table:table-cell>
          <table:table-cell office:value-type="float" office:value="249.3" calcext:value-type="float">
            <text:p>249.3</text:p>
          </table:table-cell>
          <table:table-cell office:value-type="float" office:value="312.36" calcext:value-type="float">
            <text:p>312.36</text:p>
          </table:table-cell>
          <table:table-cell office:value-type="float" office:value="106.73" calcext:value-type="float">
            <text:p>106.73</text:p>
          </table:table-cell>
          <table:table-cell office:value-type="float" office:value="135.8" calcext:value-type="float">
            <text:p>135.8</text:p>
          </table:table-cell>
        </table:table-row>
        <table:table-row table:style-name="ro1">
          <table:table-cell office:value-type="float" office:value="1535875" calcext:value-type="float">
            <text:p>1535875</text:p>
          </table:table-cell>
          <table:table-cell table:formula="of:=[.A98]/1000/(60*60*24)" office:value-type="time" office:time-value="PT00H25M35.875S" calcext:value-type="time">
            <text:p>00:25:36</text:p>
          </table:table-cell>
          <table:table-cell office:value-type="float" office:value="1.25" calcext:value-type="float">
            <text:p>1.25</text:p>
          </table:table-cell>
          <table:table-cell office:value-type="float" office:value="249.3" calcext:value-type="float">
            <text:p>249.3</text:p>
          </table:table-cell>
          <table:table-cell office:value-type="float" office:value="312.36" calcext:value-type="float">
            <text:p>312.36</text:p>
          </table:table-cell>
          <table:table-cell office:value-type="float" office:value="107.84" calcext:value-type="float">
            <text:p>107.84</text:p>
          </table:table-cell>
          <table:table-cell office:value-type="float" office:value="137.19" calcext:value-type="float">
            <text:p>137.19</text:p>
          </table:table-cell>
        </table:table-row>
        <table:table-row table:style-name="ro1">
          <table:table-cell office:value-type="float" office:value="1551875" calcext:value-type="float">
            <text:p>1551875</text:p>
          </table:table-cell>
          <table:table-cell table:formula="of:=[.A99]/1000/(60*60*24)" office:value-type="time" office:time-value="PT00H25M51.875S" calcext:value-type="time">
            <text:p>00:25:52</text:p>
          </table:table-cell>
          <table:table-cell office:value-type="float" office:value="1.25" calcext:value-type="float">
            <text:p>1.25</text:p>
          </table:table-cell>
          <table:table-cell office:value-type="float" office:value="249.3" calcext:value-type="float">
            <text:p>249.3</text:p>
          </table:table-cell>
          <table:table-cell office:value-type="float" office:value="312.35" calcext:value-type="float">
            <text:p>312.35</text:p>
          </table:table-cell>
          <table:table-cell office:value-type="float" office:value="108.95" calcext:value-type="float">
            <text:p>108.95</text:p>
          </table:table-cell>
          <table:table-cell office:value-type="float" office:value="138.58" calcext:value-type="float">
            <text:p>138.58</text:p>
          </table:table-cell>
        </table:table-row>
        <table:table-row table:style-name="ro1">
          <table:table-cell office:value-type="float" office:value="1567875" calcext:value-type="float">
            <text:p>1567875</text:p>
          </table:table-cell>
          <table:table-cell table:formula="of:=[.A100]/1000/(60*60*24)" office:value-type="time" office:time-value="PT00H26M07.875S" calcext:value-type="time">
            <text:p>00:26:08</text:p>
          </table:table-cell>
          <table:table-cell office:value-type="float" office:value="1.25" calcext:value-type="float">
            <text:p>1.25</text:p>
          </table:table-cell>
          <table:table-cell office:value-type="float" office:value="249.2" calcext:value-type="float">
            <text:p>249.2</text:p>
          </table:table-cell>
          <table:table-cell office:value-type="float" office:value="312.23" calcext:value-type="float">
            <text:p>312.23</text:p>
          </table:table-cell>
          <table:table-cell office:value-type="float" office:value="110.05" calcext:value-type="float">
            <text:p>110.05</text:p>
          </table:table-cell>
          <table:table-cell office:value-type="float" office:value="139.97" calcext:value-type="float">
            <text:p>139.97</text:p>
          </table:table-cell>
        </table:table-row>
        <table:table-row table:style-name="ro1">
          <table:table-cell office:value-type="float" office:value="1583875" calcext:value-type="float">
            <text:p>1583875</text:p>
          </table:table-cell>
          <table:table-cell table:formula="of:=[.A101]/1000/(60*60*24)" office:value-type="time" office:time-value="PT00H26M23.875S" calcext:value-type="time">
            <text:p>00:26:24</text:p>
          </table:table-cell>
          <table:table-cell office:value-type="float" office:value="1.25" calcext:value-type="float">
            <text:p>1.25</text:p>
          </table:table-cell>
          <table:table-cell office:value-type="float" office:value="249.2" calcext:value-type="float">
            <text:p>249.2</text:p>
          </table:table-cell>
          <table:table-cell office:value-type="float" office:value="312.23" calcext:value-type="float">
            <text:p>312.23</text:p>
          </table:table-cell>
          <table:table-cell office:value-type="float" office:value="111.16" calcext:value-type="float">
            <text:p>111.16</text:p>
          </table:table-cell>
          <table:table-cell office:value-type="float" office:value="141.36" calcext:value-type="float">
            <text:p>141.36</text:p>
          </table:table-cell>
        </table:table-row>
        <table:table-row table:style-name="ro1">
          <table:table-cell office:value-type="float" office:value="1599875" calcext:value-type="float">
            <text:p>1599875</text:p>
          </table:table-cell>
          <table:table-cell table:formula="of:=[.A102]/1000/(60*60*24)" office:value-type="time" office:time-value="PT00H26M39.875S" calcext:value-type="time">
            <text:p>00:26:40</text:p>
          </table:table-cell>
          <table:table-cell office:value-type="float" office:value="1.25" calcext:value-type="float">
            <text:p>1.25</text:p>
          </table:table-cell>
          <table:table-cell office:value-type="float" office:value="249.1" calcext:value-type="float">
            <text:p>249.1</text:p>
          </table:table-cell>
          <table:table-cell office:value-type="float" office:value="312.1" calcext:value-type="float">
            <text:p>312.1</text:p>
          </table:table-cell>
          <table:table-cell office:value-type="float" office:value="112.27" calcext:value-type="float">
            <text:p>112.27</text:p>
          </table:table-cell>
          <table:table-cell office:value-type="float" office:value="142.74" calcext:value-type="float">
            <text:p>142.74</text:p>
          </table:table-cell>
        </table:table-row>
        <table:table-row table:style-name="ro1">
          <table:table-cell office:value-type="float" office:value="1615875" calcext:value-type="float">
            <text:p>1615875</text:p>
          </table:table-cell>
          <table:table-cell table:formula="of:=[.A103]/1000/(60*60*24)" office:value-type="time" office:time-value="PT00H26M55.875S" calcext:value-type="time">
            <text:p>00:26:56</text:p>
          </table:table-cell>
          <table:table-cell office:value-type="float" office:value="1.25" calcext:value-type="float">
            <text:p>1.25</text:p>
          </table:table-cell>
          <table:table-cell office:value-type="float" office:value="249" calcext:value-type="float">
            <text:p>249</text:p>
          </table:table-cell>
          <table:table-cell office:value-type="float" office:value="311.97" calcext:value-type="float">
            <text:p>311.97</text:p>
          </table:table-cell>
          <table:table-cell office:value-type="float" office:value="113.38" calcext:value-type="float">
            <text:p>113.38</text:p>
          </table:table-cell>
          <table:table-cell office:value-type="float" office:value="144.13" calcext:value-type="float">
            <text:p>144.13</text:p>
          </table:table-cell>
        </table:table-row>
        <table:table-row table:style-name="ro1">
          <table:table-cell office:value-type="float" office:value="1631875" calcext:value-type="float">
            <text:p>1631875</text:p>
          </table:table-cell>
          <table:table-cell table:formula="of:=[.A104]/1000/(60*60*24)" office:value-type="time" office:time-value="PT00H27M11.875S" calcext:value-type="time">
            <text:p>00:27:12</text:p>
          </table:table-cell>
          <table:table-cell office:value-type="float" office:value="1.25" calcext:value-type="float">
            <text:p>1.25</text:p>
          </table:table-cell>
          <table:table-cell office:value-type="float" office:value="249" calcext:value-type="float">
            <text:p>249</text:p>
          </table:table-cell>
          <table:table-cell office:value-type="float" office:value="311.97" calcext:value-type="float">
            <text:p>311.97</text:p>
          </table:table-cell>
          <table:table-cell office:value-type="float" office:value="114.48" calcext:value-type="float">
            <text:p>114.48</text:p>
          </table:table-cell>
          <table:table-cell office:value-type="float" office:value="145.52" calcext:value-type="float">
            <text:p>145.52</text:p>
          </table:table-cell>
        </table:table-row>
        <table:table-row table:style-name="ro1">
          <table:table-cell office:value-type="float" office:value="1647875" calcext:value-type="float">
            <text:p>1647875</text:p>
          </table:table-cell>
          <table:table-cell table:formula="of:=[.A105]/1000/(60*60*24)" office:value-type="time" office:time-value="PT00H27M27.875S" calcext:value-type="time">
            <text:p>00:27:28</text:p>
          </table:table-cell>
          <table:table-cell office:value-type="float" office:value="1.25" calcext:value-type="float">
            <text:p>1.25</text:p>
          </table:table-cell>
          <table:table-cell office:value-type="float" office:value="248.9" calcext:value-type="float">
            <text:p>248.9</text:p>
          </table:table-cell>
          <table:table-cell office:value-type="float" office:value="311.84" calcext:value-type="float">
            <text:p>311.84</text:p>
          </table:table-cell>
          <table:table-cell office:value-type="float" office:value="115.59" calcext:value-type="float">
            <text:p>115.59</text:p>
          </table:table-cell>
          <table:table-cell office:value-type="float" office:value="146.9" calcext:value-type="float">
            <text:p>146.9</text:p>
          </table:table-cell>
        </table:table-row>
        <table:table-row table:style-name="ro1">
          <table:table-cell office:value-type="float" office:value="1663875" calcext:value-type="float">
            <text:p>1663875</text:p>
          </table:table-cell>
          <table:table-cell table:formula="of:=[.A106]/1000/(60*60*24)" office:value-type="time" office:time-value="PT00H27M43.875S" calcext:value-type="time">
            <text:p>00:27:44</text:p>
          </table:table-cell>
          <table:table-cell office:value-type="float" office:value="1.25" calcext:value-type="float">
            <text:p>1.25</text:p>
          </table:table-cell>
          <table:table-cell office:value-type="float" office:value="248.9" calcext:value-type="float">
            <text:p>248.9</text:p>
          </table:table-cell>
          <table:table-cell office:value-type="float" office:value="311.84" calcext:value-type="float">
            <text:p>311.84</text:p>
          </table:table-cell>
          <table:table-cell office:value-type="float" office:value="116.7" calcext:value-type="float">
            <text:p>116.7</text:p>
          </table:table-cell>
          <table:table-cell office:value-type="float" office:value="148.29" calcext:value-type="float">
            <text:p>148.29</text:p>
          </table:table-cell>
        </table:table-row>
        <table:table-row table:style-name="ro1">
          <table:table-cell office:value-type="float" office:value="1679875" calcext:value-type="float">
            <text:p>1679875</text:p>
          </table:table-cell>
          <table:table-cell table:formula="of:=[.A107]/1000/(60*60*24)" office:value-type="time" office:time-value="PT00H27M59.875S" calcext:value-type="time">
            <text:p>00:28:00</text:p>
          </table:table-cell>
          <table:table-cell office:value-type="float" office:value="1.25" calcext:value-type="float">
            <text:p>1.25</text:p>
          </table:table-cell>
          <table:table-cell office:value-type="float" office:value="248.8" calcext:value-type="float">
            <text:p>248.8</text:p>
          </table:table-cell>
          <table:table-cell office:value-type="float" office:value="311.72" calcext:value-type="float">
            <text:p>311.72</text:p>
          </table:table-cell>
          <table:table-cell office:value-type="float" office:value="117.8" calcext:value-type="float">
            <text:p>117.8</text:p>
          </table:table-cell>
          <table:table-cell office:value-type="float" office:value="149.67" calcext:value-type="float">
            <text:p>149.67</text:p>
          </table:table-cell>
        </table:table-row>
        <table:table-row table:style-name="ro1">
          <table:table-cell office:value-type="float" office:value="1695875" calcext:value-type="float">
            <text:p>1695875</text:p>
          </table:table-cell>
          <table:table-cell table:formula="of:=[.A108]/1000/(60*60*24)" office:value-type="time" office:time-value="PT00H28M15.875S" calcext:value-type="time">
            <text:p>00:28:16</text:p>
          </table:table-cell>
          <table:table-cell office:value-type="float" office:value="1.25" calcext:value-type="float">
            <text:p>1.25</text:p>
          </table:table-cell>
          <table:table-cell office:value-type="float" office:value="248.8" calcext:value-type="float">
            <text:p>248.8</text:p>
          </table:table-cell>
          <table:table-cell office:value-type="float" office:value="311.72" calcext:value-type="float">
            <text:p>311.72</text:p>
          </table:table-cell>
          <table:table-cell office:value-type="float" office:value="118.91" calcext:value-type="float">
            <text:p>118.91</text:p>
          </table:table-cell>
          <table:table-cell office:value-type="float" office:value="151.06" calcext:value-type="float">
            <text:p>151.06</text:p>
          </table:table-cell>
        </table:table-row>
        <table:table-row table:style-name="ro1">
          <table:table-cell office:value-type="float" office:value="1711875" calcext:value-type="float">
            <text:p>1711875</text:p>
          </table:table-cell>
          <table:table-cell table:formula="of:=[.A109]/1000/(60*60*24)" office:value-type="time" office:time-value="PT00H28M31.875S" calcext:value-type="time">
            <text:p>00:28:32</text:p>
          </table:table-cell>
          <table:table-cell office:value-type="float" office:value="1.25" calcext:value-type="float">
            <text:p>1.25</text:p>
          </table:table-cell>
          <table:table-cell office:value-type="float" office:value="248.8" calcext:value-type="float">
            <text:p>248.8</text:p>
          </table:table-cell>
          <table:table-cell office:value-type="float" office:value="310.72" calcext:value-type="float">
            <text:p>310.72</text:p>
          </table:table-cell>
          <table:table-cell office:value-type="float" office:value="120.01" calcext:value-type="float">
            <text:p>120.01</text:p>
          </table:table-cell>
          <table:table-cell office:value-type="float" office:value="152.44" calcext:value-type="float">
            <text:p>152.44</text:p>
          </table:table-cell>
        </table:table-row>
        <table:table-row table:style-name="ro1">
          <table:table-cell office:value-type="float" office:value="1727875" calcext:value-type="float">
            <text:p>1727875</text:p>
          </table:table-cell>
          <table:table-cell table:formula="of:=[.A110]/1000/(60*60*24)" office:value-type="time" office:time-value="PT00H28M47.875S" calcext:value-type="time">
            <text:p>00:28:48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121.12" calcext:value-type="float">
            <text:p>121.12</text:p>
          </table:table-cell>
          <table:table-cell office:value-type="float" office:value="153.83" calcext:value-type="float">
            <text:p>153.83</text:p>
          </table:table-cell>
        </table:table-row>
        <table:table-row table:style-name="ro1">
          <table:table-cell office:value-type="float" office:value="1743875" calcext:value-type="float">
            <text:p>1743875</text:p>
          </table:table-cell>
          <table:table-cell table:formula="of:=[.A111]/1000/(60*60*24)" office:value-type="time" office:time-value="PT00H29M03.875S" calcext:value-type="time">
            <text:p>00:29:04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122.22" calcext:value-type="float">
            <text:p>122.22</text:p>
          </table:table-cell>
          <table:table-cell office:value-type="float" office:value="155.21" calcext:value-type="float">
            <text:p>155.21</text:p>
          </table:table-cell>
        </table:table-row>
        <table:table-row table:style-name="ro1">
          <table:table-cell office:value-type="float" office:value="1759875" calcext:value-type="float">
            <text:p>1759875</text:p>
          </table:table-cell>
          <table:table-cell table:formula="of:=[.A112]/1000/(60*60*24)" office:value-type="time" office:time-value="PT00H29M19.875S" calcext:value-type="time">
            <text:p>00:29:20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0.47" calcext:value-type="float">
            <text:p>310.47</text:p>
          </table:table-cell>
          <table:table-cell office:value-type="float" office:value="123.33" calcext:value-type="float">
            <text:p>123.33</text:p>
          </table:table-cell>
          <table:table-cell office:value-type="float" office:value="156.59" calcext:value-type="float">
            <text:p>156.59</text:p>
          </table:table-cell>
        </table:table-row>
        <table:table-row table:style-name="ro1">
          <table:table-cell office:value-type="float" office:value="1775875" calcext:value-type="float">
            <text:p>1775875</text:p>
          </table:table-cell>
          <table:table-cell table:formula="of:=[.A113]/1000/(60*60*24)" office:value-type="time" office:time-value="PT00H29M35.875S" calcext:value-type="time">
            <text:p>00:29:36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124.43" calcext:value-type="float">
            <text:p>124.43</text:p>
          </table:table-cell>
          <table:table-cell office:value-type="float" office:value="157.97" calcext:value-type="float">
            <text:p>157.97</text:p>
          </table:table-cell>
        </table:table-row>
        <table:table-row table:style-name="ro1">
          <table:table-cell office:value-type="float" office:value="1791875" calcext:value-type="float">
            <text:p>1791875</text:p>
          </table:table-cell>
          <table:table-cell table:formula="of:=[.A114]/1000/(60*60*24)" office:value-type="time" office:time-value="PT00H29M51.875S" calcext:value-type="time">
            <text:p>00:29:52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4" calcext:value-type="float">
            <text:p>311.34</text:p>
          </table:table-cell>
          <table:table-cell office:value-type="float" office:value="125.54" calcext:value-type="float">
            <text:p>125.54</text:p>
          </table:table-cell>
          <table:table-cell office:value-type="float" office:value="159.35" calcext:value-type="float">
            <text:p>159.35</text:p>
          </table:table-cell>
        </table:table-row>
        <table:table-row table:style-name="ro1">
          <table:table-cell office:value-type="float" office:value="1807875" calcext:value-type="float">
            <text:p>1807875</text:p>
          </table:table-cell>
          <table:table-cell table:formula="of:=[.A115]/1000/(60*60*24)" office:value-type="time" office:time-value="PT00H30M07.875S" calcext:value-type="time">
            <text:p>00:30:08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126.64" calcext:value-type="float">
            <text:p>126.64</text:p>
          </table:table-cell>
          <table:table-cell office:value-type="float" office:value="160.73" calcext:value-type="float">
            <text:p>160.73</text:p>
          </table:table-cell>
        </table:table-row>
        <table:table-row table:style-name="ro1">
          <table:table-cell office:value-type="float" office:value="1823875" calcext:value-type="float">
            <text:p>1823875</text:p>
          </table:table-cell>
          <table:table-cell table:formula="of:=[.A116]/1000/(60*60*24)" office:value-type="time" office:time-value="PT00H30M23.875S" calcext:value-type="time">
            <text:p>00:30:24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0.21" calcext:value-type="float">
            <text:p>310.21</text:p>
          </table:table-cell>
          <table:table-cell office:value-type="float" office:value="127.75" calcext:value-type="float">
            <text:p>127.75</text:p>
          </table:table-cell>
          <table:table-cell office:value-type="float" office:value="162.11" calcext:value-type="float">
            <text:p>162.11</text:p>
          </table:table-cell>
        </table:table-row>
        <table:table-row table:style-name="ro1">
          <table:table-cell office:value-type="float" office:value="1839875" calcext:value-type="float">
            <text:p>1839875</text:p>
          </table:table-cell>
          <table:table-cell table:formula="of:=[.A117]/1000/(60*60*24)" office:value-type="time" office:time-value="PT00H30M39.875S" calcext:value-type="time">
            <text:p>00:30:40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0.21" calcext:value-type="float">
            <text:p>310.21</text:p>
          </table:table-cell>
          <table:table-cell office:value-type="float" office:value="128.85" calcext:value-type="float">
            <text:p>128.85</text:p>
          </table:table-cell>
          <table:table-cell office:value-type="float" office:value="163.49" calcext:value-type="float">
            <text:p>163.49</text:p>
          </table:table-cell>
        </table:table-row>
        <table:table-row table:style-name="ro1">
          <table:table-cell office:value-type="float" office:value="1855875" calcext:value-type="float">
            <text:p>1855875</text:p>
          </table:table-cell>
          <table:table-cell table:formula="of:=[.A118]/1000/(60*60*24)" office:value-type="time" office:time-value="PT00H30M55.875S" calcext:value-type="time">
            <text:p>00:30:56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0.21" calcext:value-type="float">
            <text:p>310.21</text:p>
          </table:table-cell>
          <table:table-cell office:value-type="float" office:value="129.96" calcext:value-type="float">
            <text:p>129.96</text:p>
          </table:table-cell>
          <table:table-cell office:value-type="float" office:value="164.87" calcext:value-type="float">
            <text:p>164.87</text:p>
          </table:table-cell>
        </table:table-row>
        <table:table-row table:style-name="ro1">
          <table:table-cell office:value-type="float" office:value="1871875" calcext:value-type="float">
            <text:p>1871875</text:p>
          </table:table-cell>
          <table:table-cell table:formula="of:=[.A119]/1000/(60*60*24)" office:value-type="time" office:time-value="PT00H31M11.875S" calcext:value-type="time">
            <text:p>00:31:12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0.08" calcext:value-type="float">
            <text:p>310.08</text:p>
          </table:table-cell>
          <table:table-cell office:value-type="float" office:value="131.06" calcext:value-type="float">
            <text:p>131.06</text:p>
          </table:table-cell>
          <table:table-cell office:value-type="float" office:value="166.25" calcext:value-type="float">
            <text:p>166.25</text:p>
          </table:table-cell>
        </table:table-row>
        <table:table-row table:style-name="ro1">
          <table:table-cell office:value-type="float" office:value="1887875" calcext:value-type="float">
            <text:p>1887875</text:p>
          </table:table-cell>
          <table:table-cell table:formula="of:=[.A120]/1000/(60*60*24)" office:value-type="time" office:time-value="PT00H31M27.875S" calcext:value-type="time">
            <text:p>00:31:28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0.08" calcext:value-type="float">
            <text:p>310.08</text:p>
          </table:table-cell>
          <table:table-cell office:value-type="float" office:value="132.16" calcext:value-type="float">
            <text:p>132.16</text:p>
          </table:table-cell>
          <table:table-cell office:value-type="float" office:value="167.63" calcext:value-type="float">
            <text:p>167.63</text:p>
          </table:table-cell>
        </table:table-row>
        <table:table-row table:style-name="ro1">
          <table:table-cell office:value-type="float" office:value="1903875" calcext:value-type="float">
            <text:p>1903875</text:p>
          </table:table-cell>
          <table:table-cell table:formula="of:=[.A121]/1000/(60*60*24)" office:value-type="time" office:time-value="PT00H31M43.875S" calcext:value-type="time">
            <text:p>00:31:44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09.96" calcext:value-type="float">
            <text:p>309.96</text:p>
          </table:table-cell>
          <table:table-cell office:value-type="float" office:value="133.27" calcext:value-type="float">
            <text:p>133.27</text:p>
          </table:table-cell>
          <table:table-cell office:value-type="float" office:value="169.01" calcext:value-type="float">
            <text:p>169.01</text:p>
          </table:table-cell>
        </table:table-row>
        <table:table-row table:style-name="ro1">
          <table:table-cell office:value-type="float" office:value="1919875" calcext:value-type="float">
            <text:p>1919875</text:p>
          </table:table-cell>
          <table:table-cell table:formula="of:=[.A122]/1000/(60*60*24)" office:value-type="time" office:time-value="PT00H31M59.875S" calcext:value-type="time">
            <text:p>00:32:00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09.96" calcext:value-type="float">
            <text:p>309.96</text:p>
          </table:table-cell>
          <table:table-cell office:value-type="float" office:value="134.37" calcext:value-type="float">
            <text:p>134.37</text:p>
          </table:table-cell>
          <table:table-cell office:value-type="float" office:value="170.38" calcext:value-type="float">
            <text:p>170.38</text:p>
          </table:table-cell>
        </table:table-row>
        <table:table-row table:style-name="ro1">
          <table:table-cell office:value-type="float" office:value="1935875" calcext:value-type="float">
            <text:p>1935875</text:p>
          </table:table-cell>
          <table:table-cell table:formula="of:=[.A123]/1000/(60*60*24)" office:value-type="time" office:time-value="PT00H32M15.875S" calcext:value-type="time">
            <text:p>00:32:16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09.83" calcext:value-type="float">
            <text:p>309.83</text:p>
          </table:table-cell>
          <table:table-cell office:value-type="float" office:value="135.47" calcext:value-type="float">
            <text:p>135.47</text:p>
          </table:table-cell>
          <table:table-cell office:value-type="float" office:value="171.76" calcext:value-type="float">
            <text:p>171.76</text:p>
          </table:table-cell>
        </table:table-row>
        <table:table-row table:style-name="ro1">
          <table:table-cell office:value-type="float" office:value="1951875" calcext:value-type="float">
            <text:p>1951875</text:p>
          </table:table-cell>
          <table:table-cell table:formula="of:=[.A124]/1000/(60*60*24)" office:value-type="time" office:time-value="PT00H32M31.875S" calcext:value-type="time">
            <text:p>00:32:32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09.83" calcext:value-type="float">
            <text:p>309.83</text:p>
          </table:table-cell>
          <table:table-cell office:value-type="float" office:value="136.58" calcext:value-type="float">
            <text:p>136.58</text:p>
          </table:table-cell>
          <table:table-cell office:value-type="float" office:value="173.14" calcext:value-type="float">
            <text:p>173.14</text:p>
          </table:table-cell>
        </table:table-row>
        <table:table-row table:style-name="ro1">
          <table:table-cell office:value-type="float" office:value="1967875" calcext:value-type="float">
            <text:p>1967875</text:p>
          </table:table-cell>
          <table:table-cell table:formula="of:=[.A125]/1000/(60*60*24)" office:value-type="time" office:time-value="PT00H32M47.875S" calcext:value-type="time">
            <text:p>00:32:48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09.7" calcext:value-type="float">
            <text:p>309.7</text:p>
          </table:table-cell>
          <table:table-cell office:value-type="float" office:value="137.68" calcext:value-type="float">
            <text:p>137.68</text:p>
          </table:table-cell>
          <table:table-cell office:value-type="float" office:value="174.51" calcext:value-type="float">
            <text:p>174.51</text:p>
          </table:table-cell>
        </table:table-row>
        <table:table-row table:style-name="ro1">
          <table:table-cell office:value-type="float" office:value="1983875" calcext:value-type="float">
            <text:p>1983875</text:p>
          </table:table-cell>
          <table:table-cell table:formula="of:=[.A126]/1000/(60*60*24)" office:value-type="time" office:time-value="PT00H33M03.875S" calcext:value-type="time">
            <text:p>00:33:04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09.7" calcext:value-type="float">
            <text:p>309.7</text:p>
          </table:table-cell>
          <table:table-cell office:value-type="float" office:value="138.78" calcext:value-type="float">
            <text:p>138.78</text:p>
          </table:table-cell>
          <table:table-cell office:value-type="float" office:value="175.89" calcext:value-type="float">
            <text:p>175.89</text:p>
          </table:table-cell>
        </table:table-row>
        <table:table-row table:style-name="ro1">
          <table:table-cell office:value-type="float" office:value="1999875" calcext:value-type="float">
            <text:p>1999875</text:p>
          </table:table-cell>
          <table:table-cell table:formula="of:=[.A127]/1000/(60*60*24)" office:value-type="time" office:time-value="PT00H33M19.875S" calcext:value-type="time">
            <text:p>00:33:20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09.7" calcext:value-type="float">
            <text:p>309.7</text:p>
          </table:table-cell>
          <table:table-cell office:value-type="float" office:value="139.88" calcext:value-type="float">
            <text:p>139.88</text:p>
          </table:table-cell>
          <table:table-cell office:value-type="float" office:value="177.27" calcext:value-type="float">
            <text:p>177.27</text:p>
          </table:table-cell>
        </table:table-row>
        <table:table-row table:style-name="ro1">
          <table:table-cell office:value-type="float" office:value="2015875" calcext:value-type="float">
            <text:p>2015875</text:p>
          </table:table-cell>
          <table:table-cell table:formula="of:=[.A128]/1000/(60*60*24)" office:value-type="time" office:time-value="PT00H33M35.875S" calcext:value-type="time">
            <text:p>00:33:36</text:p>
          </table:table-cell>
          <table:table-cell office:value-type="float" office:value="1.24" calcext:value-type="float">
            <text:p>1.24</text:p>
          </table:table-cell>
          <table:table-cell office:value-type="float" office:value="248" calcext:value-type="float">
            <text:p>248</text:p>
          </table:table-cell>
          <table:table-cell office:value-type="float" office:value="308.71" calcext:value-type="float">
            <text:p>308.71</text:p>
          </table:table-cell>
          <table:table-cell office:value-type="float" office:value="140.99" calcext:value-type="float">
            <text:p>140.99</text:p>
          </table:table-cell>
          <table:table-cell office:value-type="float" office:value="178.64" calcext:value-type="float">
            <text:p>178.64</text:p>
          </table:table-cell>
        </table:table-row>
        <table:table-row table:style-name="ro1">
          <table:table-cell office:value-type="float" office:value="2031875" calcext:value-type="float">
            <text:p>2031875</text:p>
          </table:table-cell>
          <table:table-cell table:formula="of:=[.A129]/1000/(60*60*24)" office:value-type="time" office:time-value="PT00H33M51.875S" calcext:value-type="time">
            <text:p>00:33:52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8" calcext:value-type="float">
            <text:p>309.58</text:p>
          </table:table-cell>
          <table:table-cell office:value-type="float" office:value="142.09" calcext:value-type="float">
            <text:p>142.09</text:p>
          </table:table-cell>
          <table:table-cell office:value-type="float" office:value="180.02" calcext:value-type="float">
            <text:p>180.02</text:p>
          </table:table-cell>
        </table:table-row>
        <table:table-row table:style-name="ro1">
          <table:table-cell office:value-type="float" office:value="2047875" calcext:value-type="float">
            <text:p>2047875</text:p>
          </table:table-cell>
          <table:table-cell table:formula="of:=[.A130]/1000/(60*60*24)" office:value-type="time" office:time-value="PT00H34M07.875S" calcext:value-type="time">
            <text:p>00:34:08</text:p>
          </table:table-cell>
          <table:table-cell office:value-type="float" office:value="1.24" calcext:value-type="float">
            <text:p>1.24</text:p>
          </table:table-cell>
          <table:table-cell office:value-type="float" office:value="247.9" calcext:value-type="float">
            <text:p>247.9</text:p>
          </table:table-cell>
          <table:table-cell office:value-type="float" office:value="308.58" calcext:value-type="float">
            <text:p>308.58</text:p>
          </table:table-cell>
          <table:table-cell office:value-type="float" office:value="143.19" calcext:value-type="float">
            <text:p>143.19</text:p>
          </table:table-cell>
          <table:table-cell office:value-type="float" office:value="181.39" calcext:value-type="float">
            <text:p>181.39</text:p>
          </table:table-cell>
        </table:table-row>
        <table:table-row table:style-name="ro1">
          <table:table-cell office:value-type="float" office:value="2063875" calcext:value-type="float">
            <text:p>2063875</text:p>
          </table:table-cell>
          <table:table-cell table:formula="of:=[.A131]/1000/(60*60*24)" office:value-type="time" office:time-value="PT00H34M23.875S" calcext:value-type="time">
            <text:p>00:34:24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144.29" calcext:value-type="float">
            <text:p>144.29</text:p>
          </table:table-cell>
          <table:table-cell office:value-type="float" office:value="182.76" calcext:value-type="float">
            <text:p>182.76</text:p>
          </table:table-cell>
        </table:table-row>
        <table:table-row table:style-name="ro1">
          <table:table-cell office:value-type="float" office:value="2079875" calcext:value-type="float">
            <text:p>2079875</text:p>
          </table:table-cell>
          <table:table-cell table:formula="of:=[.A132]/1000/(60*60*24)" office:value-type="time" office:time-value="PT00H34M39.875S" calcext:value-type="time">
            <text:p>00:34:40</text:p>
          </table:table-cell>
          <table:table-cell office:value-type="float" office:value="1.24" calcext:value-type="float">
            <text:p>1.24</text:p>
          </table:table-cell>
          <table:table-cell office:value-type="float" office:value="247.8" calcext:value-type="float">
            <text:p>247.8</text:p>
          </table:table-cell>
          <table:table-cell office:value-type="float" office:value="308.46" calcext:value-type="float">
            <text:p>308.46</text:p>
          </table:table-cell>
          <table:table-cell office:value-type="float" office:value="145.39" calcext:value-type="float">
            <text:p>145.39</text:p>
          </table:table-cell>
          <table:table-cell office:value-type="float" office:value="184.14" calcext:value-type="float">
            <text:p>184.14</text:p>
          </table:table-cell>
        </table:table-row>
        <table:table-row table:style-name="ro1">
          <table:table-cell office:value-type="float" office:value="2095875" calcext:value-type="float">
            <text:p>2095875</text:p>
          </table:table-cell>
          <table:table-cell table:formula="of:=[.A133]/1000/(60*60*24)" office:value-type="time" office:time-value="PT00H34M55.875S" calcext:value-type="time">
            <text:p>00:34:56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146.49" calcext:value-type="float">
            <text:p>146.49</text:p>
          </table:table-cell>
          <table:table-cell office:value-type="float" office:value="185.51" calcext:value-type="float">
            <text:p>185.51</text:p>
          </table:table-cell>
        </table:table-row>
        <table:table-row table:style-name="ro1">
          <table:table-cell office:value-type="float" office:value="2111875" calcext:value-type="float">
            <text:p>2111875</text:p>
          </table:table-cell>
          <table:table-cell table:formula="of:=[.A134]/1000/(60*60*24)" office:value-type="time" office:time-value="PT00H35M11.875S" calcext:value-type="time">
            <text:p>00:35:12</text:p>
          </table:table-cell>
          <table:table-cell office:value-type="float" office:value="1.24" calcext:value-type="float">
            <text:p>1.24</text:p>
          </table:table-cell>
          <table:table-cell office:value-type="float" office:value="247.7" calcext:value-type="float">
            <text:p>247.7</text:p>
          </table:table-cell>
          <table:table-cell office:value-type="float" office:value="308.33" calcext:value-type="float">
            <text:p>308.33</text:p>
          </table:table-cell>
          <table:table-cell office:value-type="float" office:value="147.59" calcext:value-type="float">
            <text:p>147.59</text:p>
          </table:table-cell>
          <table:table-cell office:value-type="float" office:value="186.88" calcext:value-type="float">
            <text:p>186.88</text:p>
          </table:table-cell>
        </table:table-row>
        <table:table-row table:style-name="ro1">
          <table:table-cell office:value-type="float" office:value="2127875" calcext:value-type="float">
            <text:p>2127875</text:p>
          </table:table-cell>
          <table:table-cell table:formula="of:=[.A135]/1000/(60*60*24)" office:value-type="time" office:time-value="PT00H35M27.875S" calcext:value-type="time">
            <text:p>00:35:28</text:p>
          </table:table-cell>
          <table:table-cell office:value-type="float" office:value="1.24" calcext:value-type="float">
            <text:p>1.24</text:p>
          </table:table-cell>
          <table:table-cell office:value-type="float" office:value="247.7" calcext:value-type="float">
            <text:p>247.7</text:p>
          </table:table-cell>
          <table:table-cell office:value-type="float" office:value="308.33" calcext:value-type="float">
            <text:p>308.33</text:p>
          </table:table-cell>
          <table:table-cell office:value-type="float" office:value="148.69" calcext:value-type="float">
            <text:p>148.69</text:p>
          </table:table-cell>
          <table:table-cell office:value-type="float" office:value="188.25" calcext:value-type="float">
            <text:p>188.25</text:p>
          </table:table-cell>
        </table:table-row>
        <table:table-row table:style-name="ro1">
          <table:table-cell office:value-type="float" office:value="2143875" calcext:value-type="float">
            <text:p>2143875</text:p>
          </table:table-cell>
          <table:table-cell table:formula="of:=[.A136]/1000/(60*60*24)" office:value-type="time" office:time-value="PT00H35M43.875S" calcext:value-type="time">
            <text:p>00:35:44</text:p>
          </table:table-cell>
          <table:table-cell office:value-type="float" office:value="1.24" calcext:value-type="float">
            <text:p>1.24</text:p>
          </table:table-cell>
          <table:table-cell office:value-type="float" office:value="247.6" calcext:value-type="float">
            <text:p>247.6</text:p>
          </table:table-cell>
          <table:table-cell office:value-type="float" office:value="308.2" calcext:value-type="float">
            <text:p>308.2</text:p>
          </table:table-cell>
          <table:table-cell office:value-type="float" office:value="149.8" calcext:value-type="float">
            <text:p>149.8</text:p>
          </table:table-cell>
          <table:table-cell office:value-type="float" office:value="189.62" calcext:value-type="float">
            <text:p>189.62</text:p>
          </table:table-cell>
        </table:table-row>
        <table:table-row table:style-name="ro1">
          <table:table-cell office:value-type="float" office:value="2159875" calcext:value-type="float">
            <text:p>2159875</text:p>
          </table:table-cell>
          <table:table-cell table:formula="of:=[.A137]/1000/(60*60*24)" office:value-type="time" office:time-value="PT00H35M59.875S" calcext:value-type="time">
            <text:p>00:36:00</text:p>
          </table:table-cell>
          <table:table-cell office:value-type="float" office:value="1.24" calcext:value-type="float">
            <text:p>1.24</text:p>
          </table:table-cell>
          <table:table-cell office:value-type="float" office:value="247.6" calcext:value-type="float">
            <text:p>247.6</text:p>
          </table:table-cell>
          <table:table-cell office:value-type="float" office:value="308.2" calcext:value-type="float">
            <text:p>308.2</text:p>
          </table:table-cell>
          <table:table-cell office:value-type="float" office:value="150.9" calcext:value-type="float">
            <text:p>150.9</text:p>
          </table:table-cell>
          <table:table-cell office:value-type="float" office:value="190.99" calcext:value-type="float">
            <text:p>190.99</text:p>
          </table:table-cell>
        </table:table-row>
        <table:table-row table:style-name="ro1">
          <table:table-cell office:value-type="float" office:value="2175875" calcext:value-type="float">
            <text:p>2175875</text:p>
          </table:table-cell>
          <table:table-cell table:formula="of:=[.A138]/1000/(60*60*24)" office:value-type="time" office:time-value="PT00H36M15.875S" calcext:value-type="time">
            <text:p>00:36:16</text:p>
          </table:table-cell>
          <table:table-cell office:value-type="float" office:value="1.24" calcext:value-type="float">
            <text:p>1.24</text:p>
          </table:table-cell>
          <table:table-cell office:value-type="float" office:value="247.5" calcext:value-type="float">
            <text:p>247.5</text:p>
          </table:table-cell>
          <table:table-cell office:value-type="float" office:value="308.08" calcext:value-type="float">
            <text:p>308.08</text:p>
          </table:table-cell>
          <table:table-cell office:value-type="float" office:value="152" calcext:value-type="float">
            <text:p>152</text:p>
          </table:table-cell>
          <table:table-cell office:value-type="float" office:value="192.36" calcext:value-type="float">
            <text:p>192.36</text:p>
          </table:table-cell>
        </table:table-row>
        <table:table-row table:style-name="ro1">
          <table:table-cell office:value-type="float" office:value="2191875" calcext:value-type="float">
            <text:p>2191875</text:p>
          </table:table-cell>
          <table:table-cell table:formula="of:=[.A139]/1000/(60*60*24)" office:value-type="time" office:time-value="PT00H36M31.875S" calcext:value-type="time">
            <text:p>00:36:32</text:p>
          </table:table-cell>
          <table:table-cell office:value-type="float" office:value="1.24" calcext:value-type="float">
            <text:p>1.24</text:p>
          </table:table-cell>
          <table:table-cell office:value-type="float" office:value="247.5" calcext:value-type="float">
            <text:p>247.5</text:p>
          </table:table-cell>
          <table:table-cell office:value-type="float" office:value="308.08" calcext:value-type="float">
            <text:p>308.08</text:p>
          </table:table-cell>
          <table:table-cell office:value-type="float" office:value="153.1" calcext:value-type="float">
            <text:p>153.1</text:p>
          </table:table-cell>
          <table:table-cell office:value-type="float" office:value="193.73" calcext:value-type="float">
            <text:p>193.73</text:p>
          </table:table-cell>
        </table:table-row>
        <table:table-row table:style-name="ro1">
          <table:table-cell office:value-type="float" office:value="2207875" calcext:value-type="float">
            <text:p>2207875</text:p>
          </table:table-cell>
          <table:table-cell table:formula="of:=[.A140]/1000/(60*60*24)" office:value-type="time" office:time-value="PT00H36M47.875S" calcext:value-type="time">
            <text:p>00:36:48</text:p>
          </table:table-cell>
          <table:table-cell office:value-type="float" office:value="1.24" calcext:value-type="float">
            <text:p>1.24</text:p>
          </table:table-cell>
          <table:table-cell office:value-type="float" office:value="247.5" calcext:value-type="float">
            <text:p>247.5</text:p>
          </table:table-cell>
          <table:table-cell office:value-type="float" office:value="308.07" calcext:value-type="float">
            <text:p>308.07</text:p>
          </table:table-cell>
          <table:table-cell office:value-type="float" office:value="154.2" calcext:value-type="float">
            <text:p>154.2</text:p>
          </table:table-cell>
          <table:table-cell office:value-type="float" office:value="195.1" calcext:value-type="float">
            <text:p>195.1</text:p>
          </table:table-cell>
        </table:table-row>
        <table:table-row table:style-name="ro1">
          <table:table-cell office:value-type="float" office:value="2223875" calcext:value-type="float">
            <text:p>2223875</text:p>
          </table:table-cell>
          <table:table-cell table:formula="of:=[.A141]/1000/(60*60*24)" office:value-type="time" office:time-value="PT00H37M03.875S" calcext:value-type="time">
            <text:p>00:37:04</text:p>
          </table:table-cell>
          <table:table-cell office:value-type="float" office:value="1.24" calcext:value-type="float">
            <text:p>1.24</text:p>
          </table:table-cell>
          <table:table-cell office:value-type="float" office:value="247.4" calcext:value-type="float">
            <text:p>247.4</text:p>
          </table:table-cell>
          <table:table-cell office:value-type="float" office:value="307.95" calcext:value-type="float">
            <text:p>307.95</text:p>
          </table:table-cell>
          <table:table-cell office:value-type="float" office:value="155.3" calcext:value-type="float">
            <text:p>155.3</text:p>
          </table:table-cell>
          <table:table-cell office:value-type="float" office:value="196.47" calcext:value-type="float">
            <text:p>196.47</text:p>
          </table:table-cell>
        </table:table-row>
        <table:table-row table:style-name="ro1">
          <table:table-cell office:value-type="float" office:value="2239875" calcext:value-type="float">
            <text:p>2239875</text:p>
          </table:table-cell>
          <table:table-cell table:formula="of:=[.A142]/1000/(60*60*24)" office:value-type="time" office:time-value="PT00H37M19.875S" calcext:value-type="time">
            <text:p>00:37:20</text:p>
          </table:table-cell>
          <table:table-cell office:value-type="float" office:value="1.24" calcext:value-type="float">
            <text:p>1.24</text:p>
          </table:table-cell>
          <table:table-cell office:value-type="float" office:value="247.4" calcext:value-type="float">
            <text:p>247.4</text:p>
          </table:table-cell>
          <table:table-cell office:value-type="float" office:value="307.95" calcext:value-type="float">
            <text:p>307.95</text:p>
          </table:table-cell>
          <table:table-cell office:value-type="float" office:value="156.4" calcext:value-type="float">
            <text:p>156.4</text:p>
          </table:table-cell>
          <table:table-cell office:value-type="float" office:value="197.83" calcext:value-type="float">
            <text:p>197.83</text:p>
          </table:table-cell>
        </table:table-row>
        <table:table-row table:style-name="ro1">
          <table:table-cell office:value-type="float" office:value="2255875" calcext:value-type="float">
            <text:p>2255875</text:p>
          </table:table-cell>
          <table:table-cell table:formula="of:=[.A143]/1000/(60*60*24)" office:value-type="time" office:time-value="PT00H37M35.875S" calcext:value-type="time">
            <text:p>00:37:36</text:p>
          </table:table-cell>
          <table:table-cell office:value-type="float" office:value="1.24" calcext:value-type="float">
            <text:p>1.24</text:p>
          </table:table-cell>
          <table:table-cell office:value-type="float" office:value="247.4" calcext:value-type="float">
            <text:p>247.4</text:p>
          </table:table-cell>
          <table:table-cell office:value-type="float" office:value="307.95" calcext:value-type="float">
            <text:p>307.95</text:p>
          </table:table-cell>
          <table:table-cell office:value-type="float" office:value="157.5" calcext:value-type="float">
            <text:p>157.5</text:p>
          </table:table-cell>
          <table:table-cell office:value-type="float" office:value="199.2" calcext:value-type="float">
            <text:p>199.2</text:p>
          </table:table-cell>
        </table:table-row>
        <table:table-row table:style-name="ro1">
          <table:table-cell office:value-type="float" office:value="2271875" calcext:value-type="float">
            <text:p>2271875</text:p>
          </table:table-cell>
          <table:table-cell table:formula="of:=[.A144]/1000/(60*60*24)" office:value-type="time" office:time-value="PT00H37M51.875S" calcext:value-type="time">
            <text:p>00:37:52</text:p>
          </table:table-cell>
          <table:table-cell office:value-type="float" office:value="1.24" calcext:value-type="float">
            <text:p>1.24</text:p>
          </table:table-cell>
          <table:table-cell office:value-type="float" office:value="247.4" calcext:value-type="float">
            <text:p>247.4</text:p>
          </table:table-cell>
          <table:table-cell office:value-type="float" office:value="307.95" calcext:value-type="float">
            <text:p>307.95</text:p>
          </table:table-cell>
          <table:table-cell office:value-type="float" office:value="158.59" calcext:value-type="float">
            <text:p>158.59</text:p>
          </table:table-cell>
          <table:table-cell office:value-type="float" office:value="200.57" calcext:value-type="float">
            <text:p>200.57</text:p>
          </table:table-cell>
        </table:table-row>
        <table:table-row table:style-name="ro1">
          <table:table-cell office:value-type="float" office:value="2287875" calcext:value-type="float">
            <text:p>2287875</text:p>
          </table:table-cell>
          <table:table-cell table:formula="of:=[.A145]/1000/(60*60*24)" office:value-type="time" office:time-value="PT00H38M07.875S" calcext:value-type="time">
            <text:p>00:38:08</text:p>
          </table:table-cell>
          <table:table-cell office:value-type="float" office:value="1.24" calcext:value-type="float">
            <text:p>1.24</text:p>
          </table:table-cell>
          <table:table-cell office:value-type="float" office:value="247.3" calcext:value-type="float">
            <text:p>247.3</text:p>
          </table:table-cell>
          <table:table-cell office:value-type="float" office:value="307.82" calcext:value-type="float">
            <text:p>307.82</text:p>
          </table:table-cell>
          <table:table-cell office:value-type="float" office:value="159.69" calcext:value-type="float">
            <text:p>159.69</text:p>
          </table:table-cell>
          <table:table-cell office:value-type="float" office:value="201.94" calcext:value-type="float">
            <text:p>201.94</text:p>
          </table:table-cell>
        </table:table-row>
        <table:table-row table:style-name="ro1">
          <table:table-cell office:value-type="float" office:value="2303875" calcext:value-type="float">
            <text:p>2303875</text:p>
          </table:table-cell>
          <table:table-cell table:formula="of:=[.A146]/1000/(60*60*24)" office:value-type="time" office:time-value="PT00H38M23.875S" calcext:value-type="time">
            <text:p>00:38:24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7" calcext:value-type="float">
            <text:p>307.7</text:p>
          </table:table-cell>
          <table:table-cell office:value-type="float" office:value="160.79" calcext:value-type="float">
            <text:p>160.79</text:p>
          </table:table-cell>
          <table:table-cell office:value-type="float" office:value="203.31" calcext:value-type="float">
            <text:p>203.31</text:p>
          </table:table-cell>
        </table:table-row>
        <table:table-row table:style-name="ro1">
          <table:table-cell office:value-type="float" office:value="2319875" calcext:value-type="float">
            <text:p>2319875</text:p>
          </table:table-cell>
          <table:table-cell table:formula="of:=[.A147]/1000/(60*60*24)" office:value-type="time" office:time-value="PT00H38M39.875S" calcext:value-type="time">
            <text:p>00:38:40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7" calcext:value-type="float">
            <text:p>307.7</text:p>
          </table:table-cell>
          <table:table-cell office:value-type="float" office:value="161.89" calcext:value-type="float">
            <text:p>161.89</text:p>
          </table:table-cell>
          <table:table-cell office:value-type="float" office:value="204.67" calcext:value-type="float">
            <text:p>204.67</text:p>
          </table:table-cell>
        </table:table-row>
        <table:table-row table:style-name="ro1">
          <table:table-cell office:value-type="float" office:value="2335875" calcext:value-type="float">
            <text:p>2335875</text:p>
          </table:table-cell>
          <table:table-cell table:formula="of:=[.A148]/1000/(60*60*24)" office:value-type="time" office:time-value="PT00H38M55.875S" calcext:value-type="time">
            <text:p>00:38:56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162.99" calcext:value-type="float">
            <text:p>162.99</text:p>
          </table:table-cell>
          <table:table-cell office:value-type="float" office:value="206.04" calcext:value-type="float">
            <text:p>206.04</text:p>
          </table:table-cell>
        </table:table-row>
        <table:table-row table:style-name="ro1">
          <table:table-cell office:value-type="float" office:value="2351875" calcext:value-type="float">
            <text:p>2351875</text:p>
          </table:table-cell>
          <table:table-cell table:formula="of:=[.A149]/1000/(60*60*24)" office:value-type="time" office:time-value="PT00H39M11.875S" calcext:value-type="time">
            <text:p>00:39:12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164.09" calcext:value-type="float">
            <text:p>164.09</text:p>
          </table:table-cell>
          <table:table-cell office:value-type="float" office:value="207.41" calcext:value-type="float">
            <text:p>207.41</text:p>
          </table:table-cell>
        </table:table-row>
        <table:table-row table:style-name="ro1">
          <table:table-cell office:value-type="float" office:value="2367875" calcext:value-type="float">
            <text:p>2367875</text:p>
          </table:table-cell>
          <table:table-cell table:formula="of:=[.A150]/1000/(60*60*24)" office:value-type="time" office:time-value="PT00H39M27.875S" calcext:value-type="time">
            <text:p>00:39:28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6.58" calcext:value-type="float">
            <text:p>306.58</text:p>
          </table:table-cell>
          <table:table-cell office:value-type="float" office:value="165.19" calcext:value-type="float">
            <text:p>165.19</text:p>
          </table:table-cell>
          <table:table-cell office:value-type="float" office:value="208.77" calcext:value-type="float">
            <text:p>208.77</text:p>
          </table:table-cell>
        </table:table-row>
        <table:table-row table:style-name="ro1">
          <table:table-cell office:value-type="float" office:value="2383875" calcext:value-type="float">
            <text:p>2383875</text:p>
          </table:table-cell>
          <table:table-cell table:formula="of:=[.A151]/1000/(60*60*24)" office:value-type="time" office:time-value="PT00H39M43.875S" calcext:value-type="time">
            <text:p>00:39:44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6.46" calcext:value-type="float">
            <text:p>306.46</text:p>
          </table:table-cell>
          <table:table-cell office:value-type="float" office:value="166.28" calcext:value-type="float">
            <text:p>166.28</text:p>
          </table:table-cell>
          <table:table-cell office:value-type="float" office:value="210.14" calcext:value-type="float">
            <text:p>210.14</text:p>
          </table:table-cell>
        </table:table-row>
        <table:table-row table:style-name="ro1">
          <table:table-cell office:value-type="float" office:value="2399875" calcext:value-type="float">
            <text:p>2399875</text:p>
          </table:table-cell>
          <table:table-cell table:formula="of:=[.A152]/1000/(60*60*24)" office:value-type="time" office:time-value="PT00H39M59.875S" calcext:value-type="time">
            <text:p>00:40:00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6.45" calcext:value-type="float">
            <text:p>306.45</text:p>
          </table:table-cell>
          <table:table-cell office:value-type="float" office:value="167.38" calcext:value-type="float">
            <text:p>167.38</text:p>
          </table:table-cell>
          <table:table-cell office:value-type="float" office:value="211.5" calcext:value-type="float">
            <text:p>211.5</text:p>
          </table:table-cell>
        </table:table-row>
        <table:table-row table:style-name="ro1">
          <table:table-cell office:value-type="float" office:value="2415875" calcext:value-type="float">
            <text:p>2415875</text:p>
          </table:table-cell>
          <table:table-cell table:formula="of:=[.A153]/1000/(60*60*24)" office:value-type="time" office:time-value="PT00H40M15.875S" calcext:value-type="time">
            <text:p>00:40:16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6.45" calcext:value-type="float">
            <text:p>306.45</text:p>
          </table:table-cell>
          <table:table-cell office:value-type="float" office:value="168.48" calcext:value-type="float">
            <text:p>168.48</text:p>
          </table:table-cell>
          <table:table-cell office:value-type="float" office:value="212.87" calcext:value-type="float">
            <text:p>212.87</text:p>
          </table:table-cell>
        </table:table-row>
        <table:table-row table:style-name="ro1">
          <table:table-cell office:value-type="float" office:value="2431875" calcext:value-type="float">
            <text:p>2431875</text:p>
          </table:table-cell>
          <table:table-cell table:formula="of:=[.A154]/1000/(60*60*24)" office:value-type="time" office:time-value="PT00H40M31.875S" calcext:value-type="time">
            <text:p>00:40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6.33" calcext:value-type="float">
            <text:p>306.33</text:p>
          </table:table-cell>
          <table:table-cell office:value-type="float" office:value="169.58" calcext:value-type="float">
            <text:p>169.58</text:p>
          </table:table-cell>
          <table:table-cell office:value-type="float" office:value="214.23" calcext:value-type="float">
            <text:p>214.23</text:p>
          </table:table-cell>
        </table:table-row>
        <table:table-row table:style-name="ro1">
          <table:table-cell office:value-type="float" office:value="2447875" calcext:value-type="float">
            <text:p>2447875</text:p>
          </table:table-cell>
          <table:table-cell table:formula="of:=[.A155]/1000/(60*60*24)" office:value-type="time" office:time-value="PT00H40M47.875S" calcext:value-type="time">
            <text:p>00:40:48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6.33" calcext:value-type="float">
            <text:p>306.33</text:p>
          </table:table-cell>
          <table:table-cell office:value-type="float" office:value="170.67" calcext:value-type="float">
            <text:p>170.67</text:p>
          </table:table-cell>
          <table:table-cell office:value-type="float" office:value="215.59" calcext:value-type="float">
            <text:p>215.59</text:p>
          </table:table-cell>
        </table:table-row>
        <table:table-row table:style-name="ro1">
          <table:table-cell office:value-type="float" office:value="2463875" calcext:value-type="float">
            <text:p>2463875</text:p>
          </table:table-cell>
          <table:table-cell table:formula="of:=[.A156]/1000/(60*60*24)" office:value-type="time" office:time-value="PT00H41M03.875S" calcext:value-type="time">
            <text:p>00:41:04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6.33" calcext:value-type="float">
            <text:p>306.33</text:p>
          </table:table-cell>
          <table:table-cell office:value-type="float" office:value="171.77" calcext:value-type="float">
            <text:p>171.77</text:p>
          </table:table-cell>
          <table:table-cell office:value-type="float" office:value="216.95" calcext:value-type="float">
            <text:p>216.95</text:p>
          </table:table-cell>
        </table:table-row>
        <table:table-row table:style-name="ro1">
          <table:table-cell office:value-type="float" office:value="2479875" calcext:value-type="float">
            <text:p>2479875</text:p>
          </table:table-cell>
          <table:table-cell table:formula="of:=[.A157]/1000/(60*60*24)" office:value-type="time" office:time-value="PT00H41M19.875S" calcext:value-type="time">
            <text:p>00:41:20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172.87" calcext:value-type="float">
            <text:p>172.87</text:p>
          </table:table-cell>
          <table:table-cell office:value-type="float" office:value="218.31" calcext:value-type="float">
            <text:p>218.31</text:p>
          </table:table-cell>
        </table:table-row>
        <table:table-row table:style-name="ro1">
          <table:table-cell office:value-type="float" office:value="2495875" calcext:value-type="float">
            <text:p>2495875</text:p>
          </table:table-cell>
          <table:table-cell table:formula="of:=[.A158]/1000/(60*60*24)" office:value-type="time" office:time-value="PT00H41M35.875S" calcext:value-type="time">
            <text:p>00:41:36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173.97" calcext:value-type="float">
            <text:p>173.97</text:p>
          </table:table-cell>
          <table:table-cell office:value-type="float" office:value="219.67" calcext:value-type="float">
            <text:p>219.67</text:p>
          </table:table-cell>
        </table:table-row>
        <table:table-row table:style-name="ro1">
          <table:table-cell office:value-type="float" office:value="2511875" calcext:value-type="float">
            <text:p>2511875</text:p>
          </table:table-cell>
          <table:table-cell table:formula="of:=[.A159]/1000/(60*60*24)" office:value-type="time" office:time-value="PT00H41M51.875S" calcext:value-type="time">
            <text:p>00:41:52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175.06" calcext:value-type="float">
            <text:p>175.06</text:p>
          </table:table-cell>
          <table:table-cell office:value-type="float" office:value="221.03" calcext:value-type="float">
            <text:p>221.03</text:p>
          </table:table-cell>
        </table:table-row>
        <table:table-row table:style-name="ro1">
          <table:table-cell office:value-type="float" office:value="2527875" calcext:value-type="float">
            <text:p>2527875</text:p>
          </table:table-cell>
          <table:table-cell table:formula="of:=[.A160]/1000/(60*60*24)" office:value-type="time" office:time-value="PT00H42M07.875S" calcext:value-type="time">
            <text:p>00:42:08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176.16" calcext:value-type="float">
            <text:p>176.16</text:p>
          </table:table-cell>
          <table:table-cell office:value-type="float" office:value="222.39" calcext:value-type="float">
            <text:p>222.39</text:p>
          </table:table-cell>
        </table:table-row>
        <table:table-row table:style-name="ro1">
          <table:table-cell office:value-type="float" office:value="2543875" calcext:value-type="float">
            <text:p>2543875</text:p>
          </table:table-cell>
          <table:table-cell table:formula="of:=[.A161]/1000/(60*60*24)" office:value-type="time" office:time-value="PT00H42M23.875S" calcext:value-type="time">
            <text:p>00:42:24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6.07" calcext:value-type="float">
            <text:p>306.07</text:p>
          </table:table-cell>
          <table:table-cell office:value-type="float" office:value="177.26" calcext:value-type="float">
            <text:p>177.26</text:p>
          </table:table-cell>
          <table:table-cell office:value-type="float" office:value="223.76" calcext:value-type="float">
            <text:p>223.76</text:p>
          </table:table-cell>
        </table:table-row>
        <table:table-row table:style-name="ro1">
          <table:table-cell office:value-type="float" office:value="2559875" calcext:value-type="float">
            <text:p>2559875</text:p>
          </table:table-cell>
          <table:table-cell table:formula="of:=[.A162]/1000/(60*60*24)" office:value-type="time" office:time-value="PT00H42M39.875S" calcext:value-type="time">
            <text:p>00:42:40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6.07" calcext:value-type="float">
            <text:p>306.07</text:p>
          </table:table-cell>
          <table:table-cell office:value-type="float" office:value="178.35" calcext:value-type="float">
            <text:p>178.35</text:p>
          </table:table-cell>
          <table:table-cell office:value-type="float" office:value="225.12" calcext:value-type="float">
            <text:p>225.12</text:p>
          </table:table-cell>
        </table:table-row>
        <table:table-row table:style-name="ro1">
          <table:table-cell office:value-type="float" office:value="2575875" calcext:value-type="float">
            <text:p>2575875</text:p>
          </table:table-cell>
          <table:table-cell table:formula="of:=[.A163]/1000/(60*60*24)" office:value-type="time" office:time-value="PT00H42M55.875S" calcext:value-type="time">
            <text:p>00:42:56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6.07" calcext:value-type="float">
            <text:p>306.07</text:p>
          </table:table-cell>
          <table:table-cell office:value-type="float" office:value="179.45" calcext:value-type="float">
            <text:p>179.45</text:p>
          </table:table-cell>
          <table:table-cell office:value-type="float" office:value="226.48" calcext:value-type="float">
            <text:p>226.48</text:p>
          </table:table-cell>
        </table:table-row>
        <table:table-row table:style-name="ro1">
          <table:table-cell office:value-type="float" office:value="2591875" calcext:value-type="float">
            <text:p>2591875</text:p>
          </table:table-cell>
          <table:table-cell table:formula="of:=[.A164]/1000/(60*60*24)" office:value-type="time" office:time-value="PT00H43M11.875S" calcext:value-type="time">
            <text:p>00:43:12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5.95" calcext:value-type="float">
            <text:p>305.95</text:p>
          </table:table-cell>
          <table:table-cell office:value-type="float" office:value="180.54" calcext:value-type="float">
            <text:p>180.54</text:p>
          </table:table-cell>
          <table:table-cell office:value-type="float" office:value="227.84" calcext:value-type="float">
            <text:p>227.84</text:p>
          </table:table-cell>
        </table:table-row>
        <table:table-row table:style-name="ro1">
          <table:table-cell office:value-type="float" office:value="2607875" calcext:value-type="float">
            <text:p>2607875</text:p>
          </table:table-cell>
          <table:table-cell table:formula="of:=[.A165]/1000/(60*60*24)" office:value-type="time" office:time-value="PT00H43M27.875S" calcext:value-type="time">
            <text:p>00:43:28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5.82" calcext:value-type="float">
            <text:p>305.82</text:p>
          </table:table-cell>
          <table:table-cell office:value-type="float" office:value="181.64" calcext:value-type="float">
            <text:p>181.64</text:p>
          </table:table-cell>
          <table:table-cell office:value-type="float" office:value="229.19" calcext:value-type="float">
            <text:p>229.19</text:p>
          </table:table-cell>
        </table:table-row>
        <table:table-row table:style-name="ro1">
          <table:table-cell office:value-type="float" office:value="2623875" calcext:value-type="float">
            <text:p>2623875</text:p>
          </table:table-cell>
          <table:table-cell table:formula="of:=[.A166]/1000/(60*60*24)" office:value-type="time" office:time-value="PT00H43M43.875S" calcext:value-type="time">
            <text:p>00:43:44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5.82" calcext:value-type="float">
            <text:p>305.82</text:p>
          </table:table-cell>
          <table:table-cell office:value-type="float" office:value="182.74" calcext:value-type="float">
            <text:p>182.74</text:p>
          </table:table-cell>
          <table:table-cell office:value-type="float" office:value="230.55" calcext:value-type="float">
            <text:p>230.55</text:p>
          </table:table-cell>
        </table:table-row>
        <table:table-row table:style-name="ro1">
          <table:table-cell office:value-type="float" office:value="2639875" calcext:value-type="float">
            <text:p>2639875</text:p>
          </table:table-cell>
          <table:table-cell table:formula="of:=[.A167]/1000/(60*60*24)" office:value-type="time" office:time-value="PT00H43M59.875S" calcext:value-type="time">
            <text:p>00:44:00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4.83" calcext:value-type="float">
            <text:p>304.83</text:p>
          </table:table-cell>
          <table:table-cell office:value-type="float" office:value="183.83" calcext:value-type="float">
            <text:p>183.83</text:p>
          </table:table-cell>
          <table:table-cell office:value-type="float" office:value="231.91" calcext:value-type="float">
            <text:p>231.91</text:p>
          </table:table-cell>
        </table:table-row>
        <table:table-row table:style-name="ro1">
          <table:table-cell office:value-type="float" office:value="2655875" calcext:value-type="float">
            <text:p>2655875</text:p>
          </table:table-cell>
          <table:table-cell table:formula="of:=[.A168]/1000/(60*60*24)" office:value-type="time" office:time-value="PT00H44M15.875S" calcext:value-type="time">
            <text:p>00:44:16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4.83" calcext:value-type="float">
            <text:p>304.83</text:p>
          </table:table-cell>
          <table:table-cell office:value-type="float" office:value="184.93" calcext:value-type="float">
            <text:p>184.93</text:p>
          </table:table-cell>
          <table:table-cell office:value-type="float" office:value="233.27" calcext:value-type="float">
            <text:p>233.27</text:p>
          </table:table-cell>
        </table:table-row>
        <table:table-row table:style-name="ro1">
          <table:table-cell office:value-type="float" office:value="2671875" calcext:value-type="float">
            <text:p>2671875</text:p>
          </table:table-cell>
          <table:table-cell table:formula="of:=[.A169]/1000/(60*60*24)" office:value-type="time" office:time-value="PT00H44M31.875S" calcext:value-type="time">
            <text:p>00:44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186.02" calcext:value-type="float">
            <text:p>186.02</text:p>
          </table:table-cell>
          <table:table-cell office:value-type="float" office:value="234.63" calcext:value-type="float">
            <text:p>234.63</text:p>
          </table:table-cell>
        </table:table-row>
        <table:table-row table:style-name="ro1">
          <table:table-cell office:value-type="float" office:value="2687875" calcext:value-type="float">
            <text:p>2687875</text:p>
          </table:table-cell>
          <table:table-cell table:formula="of:=[.A170]/1000/(60*60*24)" office:value-type="time" office:time-value="PT00H44M47.875S" calcext:value-type="time">
            <text:p>00:44:48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187.12" calcext:value-type="float">
            <text:p>187.12</text:p>
          </table:table-cell>
          <table:table-cell office:value-type="float" office:value="235.99" calcext:value-type="float">
            <text:p>235.99</text:p>
          </table:table-cell>
        </table:table-row>
        <table:table-row table:style-name="ro1">
          <table:table-cell office:value-type="float" office:value="2703875" calcext:value-type="float">
            <text:p>2703875</text:p>
          </table:table-cell>
          <table:table-cell table:formula="of:=[.A171]/1000/(60*60*24)" office:value-type="time" office:time-value="PT00H45M03.875S" calcext:value-type="time">
            <text:p>00:45:04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188.21" calcext:value-type="float">
            <text:p>188.21</text:p>
          </table:table-cell>
          <table:table-cell office:value-type="float" office:value="237.34" calcext:value-type="float">
            <text:p>237.34</text:p>
          </table:table-cell>
        </table:table-row>
        <table:table-row table:style-name="ro1">
          <table:table-cell office:value-type="float" office:value="2719875" calcext:value-type="float">
            <text:p>2719875</text:p>
          </table:table-cell>
          <table:table-cell table:formula="of:=[.A172]/1000/(60*60*24)" office:value-type="time" office:time-value="PT00H45M19.875S" calcext:value-type="time">
            <text:p>00:45:20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189.31" calcext:value-type="float">
            <text:p>189.31</text:p>
          </table:table-cell>
          <table:table-cell office:value-type="float" office:value="238.7" calcext:value-type="float">
            <text:p>238.7</text:p>
          </table:table-cell>
        </table:table-row>
        <table:table-row table:style-name="ro1">
          <table:table-cell office:value-type="float" office:value="2735874" calcext:value-type="float">
            <text:p>2735874</text:p>
          </table:table-cell>
          <table:table-cell table:formula="of:=[.A173]/1000/(60*60*24)" office:value-type="time" office:time-value="PT00H45M35.874S" calcext:value-type="time">
            <text:p>00:45:36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190.4" calcext:value-type="float">
            <text:p>190.4</text:p>
          </table:table-cell>
          <table:table-cell office:value-type="float" office:value="240.06" calcext:value-type="float">
            <text:p>240.06</text:p>
          </table:table-cell>
        </table:table-row>
        <table:table-row table:style-name="ro1">
          <table:table-cell office:value-type="float" office:value="2751875" calcext:value-type="float">
            <text:p>2751875</text:p>
          </table:table-cell>
          <table:table-cell table:formula="of:=[.A174]/1000/(60*60*24)" office:value-type="time" office:time-value="PT00H45M51.875S" calcext:value-type="time">
            <text:p>00:45:52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4.58" calcext:value-type="float">
            <text:p>304.58</text:p>
          </table:table-cell>
          <table:table-cell office:value-type="float" office:value="191.5" calcext:value-type="float">
            <text:p>191.5</text:p>
          </table:table-cell>
          <table:table-cell office:value-type="float" office:value="241.41" calcext:value-type="float">
            <text:p>241.41</text:p>
          </table:table-cell>
        </table:table-row>
        <table:table-row table:style-name="ro1">
          <table:table-cell office:value-type="float" office:value="2767874" calcext:value-type="float">
            <text:p>2767874</text:p>
          </table:table-cell>
          <table:table-cell table:formula="of:=[.A175]/1000/(60*60*24)" office:value-type="time" office:time-value="PT00H46M07.874S" calcext:value-type="time">
            <text:p>00:46:08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6" calcext:value-type="float">
            <text:p>305.56</text:p>
          </table:table-cell>
          <table:table-cell office:value-type="float" office:value="192.59" calcext:value-type="float">
            <text:p>192.59</text:p>
          </table:table-cell>
          <table:table-cell office:value-type="float" office:value="242.77" calcext:value-type="float">
            <text:p>242.77</text:p>
          </table:table-cell>
        </table:table-row>
        <table:table-row table:style-name="ro1">
          <table:table-cell office:value-type="float" office:value="2783875" calcext:value-type="float">
            <text:p>2783875</text:p>
          </table:table-cell>
          <table:table-cell table:formula="of:=[.A176]/1000/(60*60*24)" office:value-type="time" office:time-value="PT00H46M23.875S" calcext:value-type="time">
            <text:p>00:46:24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4.46" calcext:value-type="float">
            <text:p>304.46</text:p>
          </table:table-cell>
          <table:table-cell office:value-type="float" office:value="193.69" calcext:value-type="float">
            <text:p>193.69</text:p>
          </table:table-cell>
          <table:table-cell office:value-type="float" office:value="244.12" calcext:value-type="float">
            <text:p>244.12</text:p>
          </table:table-cell>
        </table:table-row>
        <table:table-row table:style-name="ro1">
          <table:table-cell office:value-type="float" office:value="2799875" calcext:value-type="float">
            <text:p>2799875</text:p>
          </table:table-cell>
          <table:table-cell table:formula="of:=[.A177]/1000/(60*60*24)" office:value-type="time" office:time-value="PT00H46M39.875S" calcext:value-type="time">
            <text:p>00:46:40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4.45" calcext:value-type="float">
            <text:p>304.45</text:p>
          </table:table-cell>
          <table:table-cell office:value-type="float" office:value="194.78" calcext:value-type="float">
            <text:p>194.78</text:p>
          </table:table-cell>
          <table:table-cell office:value-type="float" office:value="245.48" calcext:value-type="float">
            <text:p>245.48</text:p>
          </table:table-cell>
        </table:table-row>
        <table:table-row table:style-name="ro1">
          <table:table-cell office:value-type="float" office:value="2815875" calcext:value-type="float">
            <text:p>2815875</text:p>
          </table:table-cell>
          <table:table-cell table:formula="of:=[.A178]/1000/(60*60*24)" office:value-type="time" office:time-value="PT00H46M55.875S" calcext:value-type="time">
            <text:p>00:46:56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4.33" calcext:value-type="float">
            <text:p>304.33</text:p>
          </table:table-cell>
          <table:table-cell office:value-type="float" office:value="195.87" calcext:value-type="float">
            <text:p>195.87</text:p>
          </table:table-cell>
          <table:table-cell office:value-type="float" office:value="246.83" calcext:value-type="float">
            <text:p>246.83</text:p>
          </table:table-cell>
        </table:table-row>
        <table:table-row table:style-name="ro1">
          <table:table-cell office:value-type="float" office:value="2831875" calcext:value-type="float">
            <text:p>2831875</text:p>
          </table:table-cell>
          <table:table-cell table:formula="of:=[.A179]/1000/(60*60*24)" office:value-type="time" office:time-value="PT00H47M11.875S" calcext:value-type="time">
            <text:p>00:47:12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4.33" calcext:value-type="float">
            <text:p>304.33</text:p>
          </table:table-cell>
          <table:table-cell office:value-type="float" office:value="196.97" calcext:value-type="float">
            <text:p>196.97</text:p>
          </table:table-cell>
          <table:table-cell office:value-type="float" office:value="248.19" calcext:value-type="float">
            <text:p>248.19</text:p>
          </table:table-cell>
        </table:table-row>
        <table:table-row table:style-name="ro1">
          <table:table-cell office:value-type="float" office:value="2847875" calcext:value-type="float">
            <text:p>2847875</text:p>
          </table:table-cell>
          <table:table-cell table:formula="of:=[.A180]/1000/(60*60*24)" office:value-type="time" office:time-value="PT00H47M27.875S" calcext:value-type="time">
            <text:p>00:47:28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4.33" calcext:value-type="float">
            <text:p>304.33</text:p>
          </table:table-cell>
          <table:table-cell office:value-type="float" office:value="198.06" calcext:value-type="float">
            <text:p>198.06</text:p>
          </table:table-cell>
          <table:table-cell office:value-type="float" office:value="249.54" calcext:value-type="float">
            <text:p>249.54</text:p>
          </table:table-cell>
        </table:table-row>
        <table:table-row table:style-name="ro1">
          <table:table-cell office:value-type="float" office:value="2863875" calcext:value-type="float">
            <text:p>2863875</text:p>
          </table:table-cell>
          <table:table-cell table:formula="of:=[.A181]/1000/(60*60*24)" office:value-type="time" office:time-value="PT00H47M43.875S" calcext:value-type="time">
            <text:p>00:47:44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4.2" calcext:value-type="float">
            <text:p>304.2</text:p>
          </table:table-cell>
          <table:table-cell office:value-type="float" office:value="199.15" calcext:value-type="float">
            <text:p>199.15</text:p>
          </table:table-cell>
          <table:table-cell office:value-type="float" office:value="250.89" calcext:value-type="float">
            <text:p>250.89</text:p>
          </table:table-cell>
        </table:table-row>
        <table:table-row table:style-name="ro1">
          <table:table-cell office:value-type="float" office:value="2879875" calcext:value-type="float">
            <text:p>2879875</text:p>
          </table:table-cell>
          <table:table-cell table:formula="of:=[.A182]/1000/(60*60*24)" office:value-type="time" office:time-value="PT00H47M59.875S" calcext:value-type="time">
            <text:p>00:48:00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4.2" calcext:value-type="float">
            <text:p>304.2</text:p>
          </table:table-cell>
          <table:table-cell office:value-type="float" office:value="200.25" calcext:value-type="float">
            <text:p>200.25</text:p>
          </table:table-cell>
          <table:table-cell office:value-type="float" office:value="252.24" calcext:value-type="float">
            <text:p>252.24</text:p>
          </table:table-cell>
        </table:table-row>
        <table:table-row table:style-name="ro1">
          <table:table-cell office:value-type="float" office:value="2895875" calcext:value-type="float">
            <text:p>2895875</text:p>
          </table:table-cell>
          <table:table-cell table:formula="of:=[.A183]/1000/(60*60*24)" office:value-type="time" office:time-value="PT00H48M15.875S" calcext:value-type="time">
            <text:p>00:48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4.08" calcext:value-type="float">
            <text:p>304.08</text:p>
          </table:table-cell>
          <table:table-cell office:value-type="float" office:value="201.34" calcext:value-type="float">
            <text:p>201.34</text:p>
          </table:table-cell>
          <table:table-cell office:value-type="float" office:value="253.59" calcext:value-type="float">
            <text:p>253.59</text:p>
          </table:table-cell>
        </table:table-row>
        <table:table-row table:style-name="ro1">
          <table:table-cell office:value-type="float" office:value="2911875" calcext:value-type="float">
            <text:p>2911875</text:p>
          </table:table-cell>
          <table:table-cell table:formula="of:=[.A184]/1000/(60*60*24)" office:value-type="time" office:time-value="PT00H48M31.875S" calcext:value-type="time">
            <text:p>00:48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4.08" calcext:value-type="float">
            <text:p>304.08</text:p>
          </table:table-cell>
          <table:table-cell office:value-type="float" office:value="202.43" calcext:value-type="float">
            <text:p>202.43</text:p>
          </table:table-cell>
          <table:table-cell office:value-type="float" office:value="254.95" calcext:value-type="float">
            <text:p>254.95</text:p>
          </table:table-cell>
        </table:table-row>
        <table:table-row table:style-name="ro1">
          <table:table-cell office:value-type="float" office:value="2927875" calcext:value-type="float">
            <text:p>2927875</text:p>
          </table:table-cell>
          <table:table-cell table:formula="of:=[.A185]/1000/(60*60*24)" office:value-type="time" office:time-value="PT00H48M47.875S" calcext:value-type="time">
            <text:p>00:48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4.08" calcext:value-type="float">
            <text:p>304.08</text:p>
          </table:table-cell>
          <table:table-cell office:value-type="float" office:value="203.53" calcext:value-type="float">
            <text:p>203.53</text:p>
          </table:table-cell>
          <table:table-cell office:value-type="float" office:value="256.3" calcext:value-type="float">
            <text:p>256.3</text:p>
          </table:table-cell>
        </table:table-row>
        <table:table-row table:style-name="ro1">
          <table:table-cell office:value-type="float" office:value="2943875" calcext:value-type="float">
            <text:p>2943875</text:p>
          </table:table-cell>
          <table:table-cell table:formula="of:=[.A186]/1000/(60*60*24)" office:value-type="time" office:time-value="PT00H49M03.875S" calcext:value-type="time">
            <text:p>00:49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204.62" calcext:value-type="float">
            <text:p>204.62</text:p>
          </table:table-cell>
          <table:table-cell office:value-type="float" office:value="257.65" calcext:value-type="float">
            <text:p>257.65</text:p>
          </table:table-cell>
        </table:table-row>
        <table:table-row table:style-name="ro1">
          <table:table-cell office:value-type="float" office:value="2959875" calcext:value-type="float">
            <text:p>2959875</text:p>
          </table:table-cell>
          <table:table-cell table:formula="of:=[.A187]/1000/(60*60*24)" office:value-type="time" office:time-value="PT00H49M19.875S" calcext:value-type="time">
            <text:p>00:49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4.08" calcext:value-type="float">
            <text:p>304.08</text:p>
          </table:table-cell>
          <table:table-cell office:value-type="float" office:value="205.71" calcext:value-type="float">
            <text:p>205.7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975875" calcext:value-type="float">
            <text:p>2975875</text:p>
          </table:table-cell>
          <table:table-cell table:formula="of:=[.A188]/1000/(60*60*24)" office:value-type="time" office:time-value="PT00H49M35.875S" calcext:value-type="time">
            <text:p>00:49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206.81" calcext:value-type="float">
            <text:p>206.81</text:p>
          </table:table-cell>
          <table:table-cell office:value-type="float" office:value="260.35" calcext:value-type="float">
            <text:p>260.35</text:p>
          </table:table-cell>
        </table:table-row>
        <table:table-row table:style-name="ro1">
          <table:table-cell office:value-type="float" office:value="2991875" calcext:value-type="float">
            <text:p>2991875</text:p>
          </table:table-cell>
          <table:table-cell table:formula="of:=[.A189]/1000/(60*60*24)" office:value-type="time" office:time-value="PT00H49M51.875S" calcext:value-type="time">
            <text:p>00:49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207.9" calcext:value-type="float">
            <text:p>207.9</text:p>
          </table:table-cell>
          <table:table-cell office:value-type="float" office:value="261.7" calcext:value-type="float">
            <text:p>261.7</text:p>
          </table:table-cell>
        </table:table-row>
        <table:table-row table:style-name="ro1">
          <table:table-cell office:value-type="float" office:value="3007875" calcext:value-type="float">
            <text:p>3007875</text:p>
          </table:table-cell>
          <table:table-cell table:formula="of:=[.A190]/1000/(60*60*24)" office:value-type="time" office:time-value="PT00H50M07.875S" calcext:value-type="time">
            <text:p>00:50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3" calcext:value-type="float">
            <text:p>303.83</text:p>
          </table:table-cell>
          <table:table-cell office:value-type="float" office:value="208.99" calcext:value-type="float">
            <text:p>208.99</text:p>
          </table:table-cell>
          <table:table-cell office:value-type="float" office:value="263.05" calcext:value-type="float">
            <text:p>263.05</text:p>
          </table:table-cell>
        </table:table-row>
        <table:table-row table:style-name="ro1">
          <table:table-cell office:value-type="float" office:value="3023875" calcext:value-type="float">
            <text:p>3023875</text:p>
          </table:table-cell>
          <table:table-cell table:formula="of:=[.A191]/1000/(60*60*24)" office:value-type="time" office:time-value="PT00H50M23.875S" calcext:value-type="time">
            <text:p>00:50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210.08" calcext:value-type="float">
            <text:p>210.08</text:p>
          </table:table-cell>
          <table:table-cell office:value-type="float" office:value="264.4" calcext:value-type="float">
            <text:p>264.4</text:p>
          </table:table-cell>
        </table:table-row>
        <table:table-row table:style-name="ro1">
          <table:table-cell office:value-type="float" office:value="3039875" calcext:value-type="float">
            <text:p>3039875</text:p>
          </table:table-cell>
          <table:table-cell table:formula="of:=[.A192]/1000/(60*60*24)" office:value-type="time" office:time-value="PT00H50M39.875S" calcext:value-type="time">
            <text:p>00:50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3" calcext:value-type="float">
            <text:p>303.83</text:p>
          </table:table-cell>
          <table:table-cell office:value-type="float" office:value="211.17" calcext:value-type="float">
            <text:p>211.17</text:p>
          </table:table-cell>
          <table:table-cell office:value-type="float" office:value="265.75" calcext:value-type="float">
            <text:p>265.75</text:p>
          </table:table-cell>
        </table:table-row>
        <table:table-row table:style-name="ro1">
          <table:table-cell office:value-type="float" office:value="3055875" calcext:value-type="float">
            <text:p>3055875</text:p>
          </table:table-cell>
          <table:table-cell table:formula="of:=[.A193]/1000/(60*60*24)" office:value-type="time" office:time-value="PT00H50M55.875S" calcext:value-type="time">
            <text:p>00:50:56</text:p>
          </table:table-cell>
          <table:table-cell office:value-type="float" office:value="1.23" calcext:value-type="float">
            <text:p>1.23</text:p>
          </table:table-cell>
          <table:table-cell office:value-type="float" office:value="245.7" calcext:value-type="float">
            <text:p>245.7</text:p>
          </table:table-cell>
          <table:table-cell office:value-type="float" office:value="302.84" calcext:value-type="float">
            <text:p>302.84</text:p>
          </table:table-cell>
          <table:table-cell office:value-type="float" office:value="212.27" calcext:value-type="float">
            <text:p>212.27</text:p>
          </table:table-cell>
          <table:table-cell office:value-type="float" office:value="267.1" calcext:value-type="float">
            <text:p>267.1</text:p>
          </table:table-cell>
        </table:table-row>
        <table:table-row table:style-name="ro1">
          <table:table-cell office:value-type="float" office:value="3071875" calcext:value-type="float">
            <text:p>3071875</text:p>
          </table:table-cell>
          <table:table-cell table:formula="of:=[.A194]/1000/(60*60*24)" office:value-type="time" office:time-value="PT00H51M11.875S" calcext:value-type="time">
            <text:p>00:51:12</text:p>
          </table:table-cell>
          <table:table-cell office:value-type="float" office:value="1.23" calcext:value-type="float">
            <text:p>1.23</text:p>
          </table:table-cell>
          <table:table-cell office:value-type="float" office:value="245.6" calcext:value-type="float">
            <text:p>245.6</text:p>
          </table:table-cell>
          <table:table-cell office:value-type="float" office:value="302.72" calcext:value-type="float">
            <text:p>302.72</text:p>
          </table:table-cell>
          <table:table-cell office:value-type="float" office:value="213.36" calcext:value-type="float">
            <text:p>213.36</text:p>
          </table:table-cell>
          <table:table-cell office:value-type="float" office:value="268.45" calcext:value-type="float">
            <text:p>268.45</text:p>
          </table:table-cell>
        </table:table-row>
        <table:table-row table:style-name="ro1">
          <table:table-cell office:value-type="float" office:value="3087875" calcext:value-type="float">
            <text:p>3087875</text:p>
          </table:table-cell>
          <table:table-cell table:formula="of:=[.A195]/1000/(60*60*24)" office:value-type="time" office:time-value="PT00H51M27.875S" calcext:value-type="time">
            <text:p>00:51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214.45" calcext:value-type="float">
            <text:p>214.45</text:p>
          </table:table-cell>
          <table:table-cell office:value-type="float" office:value="269.8" calcext:value-type="float">
            <text:p>269.8</text:p>
          </table:table-cell>
        </table:table-row>
        <table:table-row table:style-name="ro1">
          <table:table-cell office:value-type="float" office:value="3103875" calcext:value-type="float">
            <text:p>3103875</text:p>
          </table:table-cell>
          <table:table-cell table:formula="of:=[.A196]/1000/(60*60*24)" office:value-type="time" office:time-value="PT00H51M43.875S" calcext:value-type="time">
            <text:p>00:51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215.54" calcext:value-type="float">
            <text:p>215.54</text:p>
          </table:table-cell>
          <table:table-cell office:value-type="float" office:value="271.15" calcext:value-type="float">
            <text:p>271.15</text:p>
          </table:table-cell>
        </table:table-row>
        <table:table-row table:style-name="ro1">
          <table:table-cell office:value-type="float" office:value="3119875" calcext:value-type="float">
            <text:p>3119875</text:p>
          </table:table-cell>
          <table:table-cell table:formula="of:=[.A197]/1000/(60*60*24)" office:value-type="time" office:time-value="PT00H51M59.875S" calcext:value-type="time">
            <text:p>00:52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8" calcext:value-type="float">
            <text:p>303.58</text:p>
          </table:table-cell>
          <table:table-cell office:value-type="float" office:value="216.63" calcext:value-type="float">
            <text:p>216.63</text:p>
          </table:table-cell>
          <table:table-cell office:value-type="float" office:value="272.5" calcext:value-type="float">
            <text:p>272.5</text:p>
          </table:table-cell>
        </table:table-row>
        <table:table-row table:style-name="ro1">
          <table:table-cell office:value-type="float" office:value="3135875" calcext:value-type="float">
            <text:p>3135875</text:p>
          </table:table-cell>
          <table:table-cell table:formula="of:=[.A198]/1000/(60*60*24)" office:value-type="time" office:time-value="PT00H52M15.875S" calcext:value-type="time">
            <text:p>00:52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217.72" calcext:value-type="float">
            <text:p>217.72</text:p>
          </table:table-cell>
          <table:table-cell office:value-type="float" office:value="273.84" calcext:value-type="float">
            <text:p>273.84</text:p>
          </table:table-cell>
        </table:table-row>
        <table:table-row table:style-name="ro1">
          <table:table-cell office:value-type="float" office:value="3151875" calcext:value-type="float">
            <text:p>3151875</text:p>
          </table:table-cell>
          <table:table-cell table:formula="of:=[.A199]/1000/(60*60*24)" office:value-type="time" office:time-value="PT00H52M31.875S" calcext:value-type="time">
            <text:p>00:52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218.81" calcext:value-type="float">
            <text:p>218.81</text:p>
          </table:table-cell>
          <table:table-cell office:value-type="float" office:value="275.19" calcext:value-type="float">
            <text:p>275.19</text:p>
          </table:table-cell>
        </table:table-row>
        <table:table-row table:style-name="ro1">
          <table:table-cell office:value-type="float" office:value="3167875" calcext:value-type="float">
            <text:p>3167875</text:p>
          </table:table-cell>
          <table:table-cell table:formula="of:=[.A200]/1000/(60*60*24)" office:value-type="time" office:time-value="PT00H52M47.875S" calcext:value-type="time">
            <text:p>00:52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219.91" calcext:value-type="float">
            <text:p>219.91</text:p>
          </table:table-cell>
          <table:table-cell office:value-type="float" office:value="276.54" calcext:value-type="float">
            <text:p>276.54</text:p>
          </table:table-cell>
        </table:table-row>
        <table:table-row table:style-name="ro1">
          <table:table-cell office:value-type="float" office:value="3183875" calcext:value-type="float">
            <text:p>3183875</text:p>
          </table:table-cell>
          <table:table-cell table:formula="of:=[.A201]/1000/(60*60*24)" office:value-type="time" office:time-value="PT00H53M03.875S" calcext:value-type="time">
            <text:p>00:53:04</text:p>
          </table:table-cell>
          <table:table-cell office:value-type="float" office:value="1.23" calcext:value-type="float">
            <text:p>1.23</text:p>
          </table:table-cell>
          <table:table-cell office:value-type="float" office:value="245.4" calcext:value-type="float">
            <text:p>245.4</text:p>
          </table:table-cell>
          <table:table-cell office:value-type="float" office:value="302.47" calcext:value-type="float">
            <text:p>302.47</text:p>
          </table:table-cell>
          <table:table-cell office:value-type="float" office:value="221" calcext:value-type="float">
            <text:p>221</text:p>
          </table:table-cell>
          <table:table-cell office:value-type="float" office:value="277.88" calcext:value-type="float">
            <text:p>277.88</text:p>
          </table:table-cell>
        </table:table-row>
        <table:table-row table:style-name="ro1">
          <table:table-cell office:value-type="float" office:value="3199875" calcext:value-type="float">
            <text:p>3199875</text:p>
          </table:table-cell>
          <table:table-cell table:formula="of:=[.A202]/1000/(60*60*24)" office:value-type="time" office:time-value="PT00H53M19.875S" calcext:value-type="time">
            <text:p>00:53:20</text:p>
          </table:table-cell>
          <table:table-cell office:value-type="float" office:value="1.23" calcext:value-type="float">
            <text:p>1.23</text:p>
          </table:table-cell>
          <table:table-cell office:value-type="float" office:value="245.4" calcext:value-type="float">
            <text:p>245.4</text:p>
          </table:table-cell>
          <table:table-cell office:value-type="float" office:value="302.47" calcext:value-type="float">
            <text:p>302.47</text:p>
          </table:table-cell>
          <table:table-cell office:value-type="float" office:value="222.09" calcext:value-type="float">
            <text:p>222.09</text:p>
          </table:table-cell>
          <table:table-cell office:value-type="float" office:value="279.23" calcext:value-type="float">
            <text:p>279.23</text:p>
          </table:table-cell>
        </table:table-row>
        <table:table-row table:style-name="ro1">
          <table:table-cell office:value-type="float" office:value="3215875" calcext:value-type="float">
            <text:p>3215875</text:p>
          </table:table-cell>
          <table:table-cell table:formula="of:=[.A203]/1000/(60*60*24)" office:value-type="time" office:time-value="PT00H53M35.875S" calcext:value-type="time">
            <text:p>00:53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4" calcext:value-type="float">
            <text:p>303.44</text:p>
          </table:table-cell>
          <table:table-cell office:value-type="float" office:value="223.18" calcext:value-type="float">
            <text:p>223.18</text:p>
          </table:table-cell>
          <table:table-cell office:value-type="float" office:value="280.57" calcext:value-type="float">
            <text:p>280.57</text:p>
          </table:table-cell>
        </table:table-row>
        <table:table-row table:style-name="ro1">
          <table:table-cell office:value-type="float" office:value="3231875" calcext:value-type="float">
            <text:p>3231875</text:p>
          </table:table-cell>
          <table:table-cell table:formula="of:=[.A204]/1000/(60*60*24)" office:value-type="time" office:time-value="PT00H53M51.875S" calcext:value-type="time">
            <text:p>00:53:52</text:p>
          </table:table-cell>
          <table:table-cell office:value-type="float" office:value="1.23" calcext:value-type="float">
            <text:p>1.23</text:p>
          </table:table-cell>
          <table:table-cell office:value-type="float" office:value="245.3" calcext:value-type="float">
            <text:p>245.3</text:p>
          </table:table-cell>
          <table:table-cell office:value-type="float" office:value="302.34" calcext:value-type="float">
            <text:p>302.34</text:p>
          </table:table-cell>
          <table:table-cell office:value-type="float" office:value="224.27" calcext:value-type="float">
            <text:p>224.27</text:p>
          </table:table-cell>
          <table:table-cell office:value-type="float" office:value="281.92" calcext:value-type="float">
            <text:p>281.92</text:p>
          </table:table-cell>
        </table:table-row>
        <table:table-row table:style-name="ro1">
          <table:table-cell office:value-type="float" office:value="3247875" calcext:value-type="float">
            <text:p>3247875</text:p>
          </table:table-cell>
          <table:table-cell table:formula="of:=[.A205]/1000/(60*60*24)" office:value-type="time" office:time-value="PT00H54M07.875S" calcext:value-type="time">
            <text:p>00:54:08</text:p>
          </table:table-cell>
          <table:table-cell office:value-type="float" office:value="1.23" calcext:value-type="float">
            <text:p>1.23</text:p>
          </table:table-cell>
          <table:table-cell office:value-type="float" office:value="245.3" calcext:value-type="float">
            <text:p>245.3</text:p>
          </table:table-cell>
          <table:table-cell office:value-type="float" office:value="302.34" calcext:value-type="float">
            <text:p>302.34</text:p>
          </table:table-cell>
          <table:table-cell office:value-type="float" office:value="225.36" calcext:value-type="float">
            <text:p>225.36</text:p>
          </table:table-cell>
          <table:table-cell office:value-type="float" office:value="283.26" calcext:value-type="float">
            <text:p>283.26</text:p>
          </table:table-cell>
        </table:table-row>
        <table:table-row table:style-name="ro1">
          <table:table-cell office:value-type="float" office:value="3263875" calcext:value-type="float">
            <text:p>3263875</text:p>
          </table:table-cell>
          <table:table-cell table:formula="of:=[.A206]/1000/(60*60*24)" office:value-type="time" office:time-value="PT00H54M23.875S" calcext:value-type="time">
            <text:p>00:54:24</text:p>
          </table:table-cell>
          <table:table-cell office:value-type="float" office:value="1.23" calcext:value-type="float">
            <text:p>1.23</text:p>
          </table:table-cell>
          <table:table-cell office:value-type="float" office:value="245.3" calcext:value-type="float">
            <text:p>245.3</text:p>
          </table:table-cell>
          <table:table-cell office:value-type="float" office:value="302.34" calcext:value-type="float">
            <text:p>302.34</text:p>
          </table:table-cell>
          <table:table-cell office:value-type="float" office:value="226.45" calcext:value-type="float">
            <text:p>226.45</text:p>
          </table:table-cell>
          <table:table-cell office:value-type="float" office:value="284.61" calcext:value-type="float">
            <text:p>284.61</text:p>
          </table:table-cell>
        </table:table-row>
        <table:table-row table:style-name="ro1">
          <table:table-cell office:value-type="float" office:value="3279875" calcext:value-type="float">
            <text:p>3279875</text:p>
          </table:table-cell>
          <table:table-cell table:formula="of:=[.A207]/1000/(60*60*24)" office:value-type="time" office:time-value="PT00H54M39.875S" calcext:value-type="time">
            <text:p>00:54:40</text:p>
          </table:table-cell>
          <table:table-cell office:value-type="float" office:value="1.23" calcext:value-type="float">
            <text:p>1.23</text:p>
          </table:table-cell>
          <table:table-cell office:value-type="float" office:value="245.3" calcext:value-type="float">
            <text:p>245.3</text:p>
          </table:table-cell>
          <table:table-cell office:value-type="float" office:value="302.34" calcext:value-type="float">
            <text:p>302.34</text:p>
          </table:table-cell>
          <table:table-cell office:value-type="float" office:value="227.54" calcext:value-type="float">
            <text:p>227.54</text:p>
          </table:table-cell>
          <table:table-cell office:value-type="float" office:value="285.95" calcext:value-type="float">
            <text:p>285.95</text:p>
          </table:table-cell>
        </table:table-row>
        <table:table-row table:style-name="ro1">
          <table:table-cell office:value-type="float" office:value="3295875" calcext:value-type="float">
            <text:p>3295875</text:p>
          </table:table-cell>
          <table:table-cell table:formula="of:=[.A208]/1000/(60*60*24)" office:value-type="time" office:time-value="PT00H54M55.875S" calcext:value-type="time">
            <text:p>00:54:56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228.63" calcext:value-type="float">
            <text:p>228.63</text:p>
          </table:table-cell>
          <table:table-cell office:value-type="float" office:value="287.29" calcext:value-type="float">
            <text:p>287.29</text:p>
          </table:table-cell>
        </table:table-row>
        <table:table-row table:style-name="ro1">
          <table:table-cell office:value-type="float" office:value="3311875" calcext:value-type="float">
            <text:p>3311875</text:p>
          </table:table-cell>
          <table:table-cell table:formula="of:=[.A209]/1000/(60*60*24)" office:value-type="time" office:time-value="PT00H55M11.875S" calcext:value-type="time">
            <text:p>00:55:12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229.72" calcext:value-type="float">
            <text:p>229.72</text:p>
          </table:table-cell>
          <table:table-cell office:value-type="float" office:value="288.64" calcext:value-type="float">
            <text:p>288.64</text:p>
          </table:table-cell>
        </table:table-row>
        <table:table-row table:style-name="ro1">
          <table:table-cell office:value-type="float" office:value="3327875" calcext:value-type="float">
            <text:p>3327875</text:p>
          </table:table-cell>
          <table:table-cell table:formula="of:=[.A210]/1000/(60*60*24)" office:value-type="time" office:time-value="PT00H55M27.875S" calcext:value-type="time">
            <text:p>00:55:28</text:p>
          </table:table-cell>
          <table:table-cell office:value-type="float" office:value="1.23" calcext:value-type="float">
            <text:p>1.23</text:p>
          </table:table-cell>
          <table:table-cell office:value-type="float" office:value="245.1" calcext:value-type="float">
            <text:p>245.1</text:p>
          </table:table-cell>
          <table:table-cell office:value-type="float" office:value="302.09" calcext:value-type="float">
            <text:p>302.09</text:p>
          </table:table-cell>
          <table:table-cell office:value-type="float" office:value="230.81" calcext:value-type="float">
            <text:p>230.81</text:p>
          </table:table-cell>
          <table:table-cell office:value-type="float" office:value="289.98" calcext:value-type="float">
            <text:p>289.98</text:p>
          </table:table-cell>
        </table:table-row>
        <table:table-row table:style-name="ro1">
          <table:table-cell office:value-type="float" office:value="3343875" calcext:value-type="float">
            <text:p>3343875</text:p>
          </table:table-cell>
          <table:table-cell table:formula="of:=[.A211]/1000/(60*60*24)" office:value-type="time" office:time-value="PT00H55M43.875S" calcext:value-type="time">
            <text:p>00:55:44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231.9" calcext:value-type="float">
            <text:p>231.9</text:p>
          </table:table-cell>
          <table:table-cell office:value-type="float" office:value="291.32" calcext:value-type="float">
            <text:p>291.32</text:p>
          </table:table-cell>
        </table:table-row>
        <table:table-row table:style-name="ro1">
          <table:table-cell office:value-type="float" office:value="3359874" calcext:value-type="float">
            <text:p>3359874</text:p>
          </table:table-cell>
          <table:table-cell table:formula="of:=[.A212]/1000/(60*60*24)" office:value-type="time" office:time-value="PT00H55M59.874S" calcext:value-type="time">
            <text:p>00:56:00</text:p>
          </table:table-cell>
          <table:table-cell office:value-type="float" office:value="1.23" calcext:value-type="float">
            <text:p>1.23</text:p>
          </table:table-cell>
          <table:table-cell office:value-type="float" office:value="245.1" calcext:value-type="float">
            <text:p>245.1</text:p>
          </table:table-cell>
          <table:table-cell office:value-type="float" office:value="302.09" calcext:value-type="float">
            <text:p>302.09</text:p>
          </table:table-cell>
          <table:table-cell office:value-type="float" office:value="232.99" calcext:value-type="float">
            <text:p>232.99</text:p>
          </table:table-cell>
          <table:table-cell office:value-type="float" office:value="292.67" calcext:value-type="float">
            <text:p>292.67</text:p>
          </table:table-cell>
        </table:table-row>
        <table:table-row table:style-name="ro1">
          <table:table-cell office:value-type="float" office:value="3375875" calcext:value-type="float">
            <text:p>3375875</text:p>
          </table:table-cell>
          <table:table-cell table:formula="of:=[.A213]/1000/(60*60*24)" office:value-type="time" office:time-value="PT00H56M15.875S" calcext:value-type="time">
            <text:p>00:56:16</text:p>
          </table:table-cell>
          <table:table-cell office:value-type="float" office:value="1.23" calcext:value-type="float">
            <text:p>1.23</text:p>
          </table:table-cell>
          <table:table-cell office:value-type="float" office:value="245.1" calcext:value-type="float">
            <text:p>245.1</text:p>
          </table:table-cell>
          <table:table-cell office:value-type="float" office:value="302.09" calcext:value-type="float">
            <text:p>302.09</text:p>
          </table:table-cell>
          <table:table-cell office:value-type="float" office:value="234.08" calcext:value-type="float">
            <text:p>234.08</text:p>
          </table:table-cell>
          <table:table-cell office:value-type="float" office:value="294.01" calcext:value-type="float">
            <text:p>294.01</text:p>
          </table:table-cell>
        </table:table-row>
        <table:table-row table:style-name="ro1">
          <table:table-cell office:value-type="float" office:value="3391875" calcext:value-type="float">
            <text:p>3391875</text:p>
          </table:table-cell>
          <table:table-cell table:formula="of:=[.A214]/1000/(60*60*24)" office:value-type="time" office:time-value="PT00H56M31.875S" calcext:value-type="time">
            <text:p>00:56:32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235.17" calcext:value-type="float">
            <text:p>235.17</text:p>
          </table:table-cell>
          <table:table-cell office:value-type="float" office:value="295.35" calcext:value-type="float">
            <text:p>295.35</text:p>
          </table:table-cell>
        </table:table-row>
        <table:table-row table:style-name="ro1">
          <table:table-cell office:value-type="float" office:value="3407875" calcext:value-type="float">
            <text:p>3407875</text:p>
          </table:table-cell>
          <table:table-cell table:formula="of:=[.A215]/1000/(60*60*24)" office:value-type="time" office:time-value="PT00H56M47.875S" calcext:value-type="time">
            <text:p>00:56:48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236.25" calcext:value-type="float">
            <text:p>236.25</text:p>
          </table:table-cell>
          <table:table-cell office:value-type="float" office:value="296.69" calcext:value-type="float">
            <text:p>296.69</text:p>
          </table:table-cell>
        </table:table-row>
        <table:table-row table:style-name="ro1">
          <table:table-cell office:value-type="float" office:value="3423875" calcext:value-type="float">
            <text:p>3423875</text:p>
          </table:table-cell>
          <table:table-cell table:formula="of:=[.A216]/1000/(60*60*24)" office:value-type="time" office:time-value="PT00H57M03.875S" calcext:value-type="time">
            <text:p>00:57:04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237.34" calcext:value-type="float">
            <text:p>237.34</text:p>
          </table:table-cell>
          <table:table-cell office:value-type="float" office:value="298.04" calcext:value-type="float">
            <text:p>298.04</text:p>
          </table:table-cell>
        </table:table-row>
        <table:table-row table:style-name="ro1">
          <table:table-cell office:value-type="float" office:value="3439875" calcext:value-type="float">
            <text:p>3439875</text:p>
          </table:table-cell>
          <table:table-cell table:formula="of:=[.A217]/1000/(60*60*24)" office:value-type="time" office:time-value="PT00H57M19.875S" calcext:value-type="time">
            <text:p>00:57:20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238.43" calcext:value-type="float">
            <text:p>238.43</text:p>
          </table:table-cell>
          <table:table-cell office:value-type="float" office:value="299.38" calcext:value-type="float">
            <text:p>299.38</text:p>
          </table:table-cell>
        </table:table-row>
        <table:table-row table:style-name="ro1">
          <table:table-cell office:value-type="float" office:value="3455875" calcext:value-type="float">
            <text:p>3455875</text:p>
          </table:table-cell>
          <table:table-cell table:formula="of:=[.A218]/1000/(60*60*24)" office:value-type="time" office:time-value="PT00H57M35.875S" calcext:value-type="time">
            <text:p>00:57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239.52" calcext:value-type="float">
            <text:p>239.52</text:p>
          </table:table-cell>
          <table:table-cell office:value-type="float" office:value="300.72" calcext:value-type="float">
            <text:p>300.72</text:p>
          </table:table-cell>
        </table:table-row>
        <table:table-row table:style-name="ro1">
          <table:table-cell office:value-type="float" office:value="3471875" calcext:value-type="float">
            <text:p>3471875</text:p>
          </table:table-cell>
          <table:table-cell table:formula="of:=[.A219]/1000/(60*60*24)" office:value-type="time" office:time-value="PT00H57M51.875S" calcext:value-type="time">
            <text:p>00:57:52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240.61" calcext:value-type="float">
            <text:p>240.61</text:p>
          </table:table-cell>
          <table:table-cell office:value-type="float" office:value="302.06" calcext:value-type="float">
            <text:p>302.06</text:p>
          </table:table-cell>
        </table:table-row>
        <table:table-row table:style-name="ro1">
          <table:table-cell office:value-type="float" office:value="3487875" calcext:value-type="float">
            <text:p>3487875</text:p>
          </table:table-cell>
          <table:table-cell table:formula="of:=[.A220]/1000/(60*60*24)" office:value-type="time" office:time-value="PT00H58M07.875S" calcext:value-type="time">
            <text:p>00:58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241.7" calcext:value-type="float">
            <text:p>241.7</text:p>
          </table:table-cell>
          <table:table-cell office:value-type="float" office:value="303.4" calcext:value-type="float">
            <text:p>303.4</text:p>
          </table:table-cell>
        </table:table-row>
        <table:table-row table:style-name="ro1">
          <table:table-cell office:value-type="float" office:value="3503875" calcext:value-type="float">
            <text:p>3503875</text:p>
          </table:table-cell>
          <table:table-cell table:formula="of:=[.A221]/1000/(60*60*24)" office:value-type="time" office:time-value="PT00H58M23.875S" calcext:value-type="time">
            <text:p>00:58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242.79" calcext:value-type="float">
            <text:p>242.79</text:p>
          </table:table-cell>
          <table:table-cell office:value-type="float" office:value="304.74" calcext:value-type="float">
            <text:p>304.74</text:p>
          </table:table-cell>
        </table:table-row>
        <table:table-row table:style-name="ro1">
          <table:table-cell office:value-type="float" office:value="3519875" calcext:value-type="float">
            <text:p>3519875</text:p>
          </table:table-cell>
          <table:table-cell table:formula="of:=[.A222]/1000/(60*60*24)" office:value-type="time" office:time-value="PT00H58M39.875S" calcext:value-type="time">
            <text:p>00:58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0.73" calcext:value-type="float">
            <text:p>300.73</text:p>
          </table:table-cell>
          <table:table-cell office:value-type="float" office:value="243.87" calcext:value-type="float">
            <text:p>243.87</text:p>
          </table:table-cell>
          <table:table-cell office:value-type="float" office:value="306.08" calcext:value-type="float">
            <text:p>306.08</text:p>
          </table:table-cell>
        </table:table-row>
        <table:table-row table:style-name="ro1">
          <table:table-cell office:value-type="float" office:value="3535875" calcext:value-type="float">
            <text:p>3535875</text:p>
          </table:table-cell>
          <table:table-cell table:formula="of:=[.A223]/1000/(60*60*24)" office:value-type="time" office:time-value="PT00H58M55.875S" calcext:value-type="time">
            <text:p>00:58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244.96" calcext:value-type="float">
            <text:p>244.96</text:p>
          </table:table-cell>
          <table:table-cell office:value-type="float" office:value="307.42" calcext:value-type="float">
            <text:p>307.42</text:p>
          </table:table-cell>
        </table:table-row>
        <table:table-row table:style-name="ro1">
          <table:table-cell office:value-type="float" office:value="3551875" calcext:value-type="float">
            <text:p>3551875</text:p>
          </table:table-cell>
          <table:table-cell table:formula="of:=[.A224]/1000/(60*60*24)" office:value-type="time" office:time-value="PT00H59M11.875S" calcext:value-type="time">
            <text:p>00:59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0.73" calcext:value-type="float">
            <text:p>300.73</text:p>
          </table:table-cell>
          <table:table-cell office:value-type="float" office:value="246.05" calcext:value-type="float">
            <text:p>246.05</text:p>
          </table:table-cell>
          <table:table-cell office:value-type="float" office:value="308.76" calcext:value-type="float">
            <text:p>308.76</text:p>
          </table:table-cell>
        </table:table-row>
        <table:table-row table:style-name="ro1">
          <table:table-cell office:value-type="float" office:value="3567875" calcext:value-type="float">
            <text:p>3567875</text:p>
          </table:table-cell>
          <table:table-cell table:formula="of:=[.A225]/1000/(60*60*24)" office:value-type="time" office:time-value="PT00H59M27.875S" calcext:value-type="time">
            <text:p>00:59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247.14" calcext:value-type="float">
            <text:p>247.14</text:p>
          </table:table-cell>
          <table:table-cell office:value-type="float" office:value="310.1" calcext:value-type="float">
            <text:p>310.1</text:p>
          </table:table-cell>
        </table:table-row>
        <table:table-row table:style-name="ro1">
          <table:table-cell office:value-type="float" office:value="3583875" calcext:value-type="float">
            <text:p>3583875</text:p>
          </table:table-cell>
          <table:table-cell table:formula="of:=[.A226]/1000/(60*60*24)" office:value-type="time" office:time-value="PT00H59M43.875S" calcext:value-type="time">
            <text:p>00:59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248.23" calcext:value-type="float">
            <text:p>248.23</text:p>
          </table:table-cell>
          <table:table-cell office:value-type="float" office:value="311.44" calcext:value-type="float">
            <text:p>311.44</text:p>
          </table:table-cell>
        </table:table-row>
        <table:table-row table:style-name="ro1">
          <table:table-cell office:value-type="float" office:value="3599875" calcext:value-type="float">
            <text:p>3599875</text:p>
          </table:table-cell>
          <table:table-cell table:formula="of:=[.A227]/1000/(60*60*24)" office:value-type="time" office:time-value="PT00H59M59.875S" calcext:value-type="time">
            <text:p>01:00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249.31" calcext:value-type="float">
            <text:p>249.31</text:p>
          </table:table-cell>
          <table:table-cell office:value-type="float" office:value="312.78" calcext:value-type="float">
            <text:p>312.78</text:p>
          </table:table-cell>
        </table:table-row>
        <table:table-row table:style-name="ro1">
          <table:table-cell office:value-type="float" office:value="3615875" calcext:value-type="float">
            <text:p>3615875</text:p>
          </table:table-cell>
          <table:table-cell table:formula="of:=[.A228]/1000/(60*60*24)" office:value-type="time" office:time-value="PT01H00M15.875S" calcext:value-type="time">
            <text:p>01:00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0.61" calcext:value-type="float">
            <text:p>300.61</text:p>
          </table:table-cell>
          <table:table-cell office:value-type="float" office:value="250.4" calcext:value-type="float">
            <text:p>250.4</text:p>
          </table:table-cell>
          <table:table-cell office:value-type="float" office:value="314.12" calcext:value-type="float">
            <text:p>314.12</text:p>
          </table:table-cell>
        </table:table-row>
        <table:table-row table:style-name="ro1">
          <table:table-cell office:value-type="float" office:value="3631875" calcext:value-type="float">
            <text:p>3631875</text:p>
          </table:table-cell>
          <table:table-cell table:formula="of:=[.A229]/1000/(60*60*24)" office:value-type="time" office:time-value="PT01H00M31.875S" calcext:value-type="time">
            <text:p>01:00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0.61" calcext:value-type="float">
            <text:p>300.61</text:p>
          </table:table-cell>
          <table:table-cell office:value-type="float" office:value="251.49" calcext:value-type="float">
            <text:p>251.49</text:p>
          </table:table-cell>
          <table:table-cell office:value-type="float" office:value="315.46" calcext:value-type="float">
            <text:p>315.46</text:p>
          </table:table-cell>
        </table:table-row>
        <table:table-row table:style-name="ro1">
          <table:table-cell office:value-type="float" office:value="3647875" calcext:value-type="float">
            <text:p>3647875</text:p>
          </table:table-cell>
          <table:table-cell table:formula="of:=[.A230]/1000/(60*60*24)" office:value-type="time" office:time-value="PT01H00M47.875S" calcext:value-type="time">
            <text:p>01:00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252.58" calcext:value-type="float">
            <text:p>252.58</text:p>
          </table:table-cell>
          <table:table-cell office:value-type="float" office:value="316.79" calcext:value-type="float">
            <text:p>316.79</text:p>
          </table:table-cell>
        </table:table-row>
        <table:table-row table:style-name="ro1">
          <table:table-cell office:value-type="float" office:value="3663875" calcext:value-type="float">
            <text:p>3663875</text:p>
          </table:table-cell>
          <table:table-cell table:formula="of:=[.A231]/1000/(60*60*24)" office:value-type="time" office:time-value="PT01H01M03.875S" calcext:value-type="time">
            <text:p>01:01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0.48" calcext:value-type="float">
            <text:p>300.48</text:p>
          </table:table-cell>
          <table:table-cell office:value-type="float" office:value="253.66" calcext:value-type="float">
            <text:p>253.66</text:p>
          </table:table-cell>
          <table:table-cell office:value-type="float" office:value="318.13" calcext:value-type="float">
            <text:p>318.13</text:p>
          </table:table-cell>
        </table:table-row>
        <table:table-row table:style-name="ro1">
          <table:table-cell office:value-type="float" office:value="3679875" calcext:value-type="float">
            <text:p>3679875</text:p>
          </table:table-cell>
          <table:table-cell table:formula="of:=[.A232]/1000/(60*60*24)" office:value-type="time" office:time-value="PT01H01M19.875S" calcext:value-type="time">
            <text:p>01:01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254.75" calcext:value-type="float">
            <text:p>254.75</text:p>
          </table:table-cell>
          <table:table-cell office:value-type="float" office:value="319.47" calcext:value-type="float">
            <text:p>319.47</text:p>
          </table:table-cell>
        </table:table-row>
        <table:table-row table:style-name="ro1">
          <table:table-cell office:value-type="float" office:value="3695875" calcext:value-type="float">
            <text:p>3695875</text:p>
          </table:table-cell>
          <table:table-cell table:formula="of:=[.A233]/1000/(60*60*24)" office:value-type="time" office:time-value="PT01H01M35.875S" calcext:value-type="time">
            <text:p>01:01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255.84" calcext:value-type="float">
            <text:p>255.84</text:p>
          </table:table-cell>
          <table:table-cell office:value-type="float" office:value="320.8" calcext:value-type="float">
            <text:p>320.8</text:p>
          </table:table-cell>
        </table:table-row>
        <table:table-row table:style-name="ro1">
          <table:table-cell office:value-type="float" office:value="3711875" calcext:value-type="float">
            <text:p>3711875</text:p>
          </table:table-cell>
          <table:table-cell table:formula="of:=[.A234]/1000/(60*60*24)" office:value-type="time" office:time-value="PT01H01M51.875S" calcext:value-type="time">
            <text:p>01:01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256.92" calcext:value-type="float">
            <text:p>256.92</text:p>
          </table:table-cell>
          <table:table-cell office:value-type="float" office:value="322.14" calcext:value-type="float">
            <text:p>322.14</text:p>
          </table:table-cell>
        </table:table-row>
        <table:table-row table:style-name="ro1">
          <table:table-cell office:value-type="float" office:value="3727875" calcext:value-type="float">
            <text:p>3727875</text:p>
          </table:table-cell>
          <table:table-cell table:formula="of:=[.A235]/1000/(60*60*24)" office:value-type="time" office:time-value="PT01H02M07.875S" calcext:value-type="time">
            <text:p>01:02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258.01" calcext:value-type="float">
            <text:p>258.01</text:p>
          </table:table-cell>
          <table:table-cell office:value-type="float" office:value="323.48" calcext:value-type="float">
            <text:p>323.48</text:p>
          </table:table-cell>
        </table:table-row>
        <table:table-row table:style-name="ro1">
          <table:table-cell office:value-type="float" office:value="3743874" calcext:value-type="float">
            <text:p>3743874</text:p>
          </table:table-cell>
          <table:table-cell table:formula="of:=[.A236]/1000/(60*60*24)" office:value-type="time" office:time-value="PT01H02M23.874S" calcext:value-type="time">
            <text:p>01:02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259.1" calcext:value-type="float">
            <text:p>259.1</text:p>
          </table:table-cell>
          <table:table-cell office:value-type="float" office:value="324.81" calcext:value-type="float">
            <text:p>324.81</text:p>
          </table:table-cell>
        </table:table-row>
        <table:table-row table:style-name="ro1">
          <table:table-cell office:value-type="float" office:value="3759875" calcext:value-type="float">
            <text:p>3759875</text:p>
          </table:table-cell>
          <table:table-cell table:formula="of:=[.A237]/1000/(60*60*24)" office:value-type="time" office:time-value="PT01H02M39.875S" calcext:value-type="time">
            <text:p>01:02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260.18" calcext:value-type="float">
            <text:p>260.18</text:p>
          </table:table-cell>
          <table:table-cell office:value-type="float" office:value="326.15" calcext:value-type="float">
            <text:p>326.15</text:p>
          </table:table-cell>
        </table:table-row>
        <table:table-row table:style-name="ro1">
          <table:table-cell office:value-type="float" office:value="3775875" calcext:value-type="float">
            <text:p>3775875</text:p>
          </table:table-cell>
          <table:table-cell table:formula="of:=[.A238]/1000/(60*60*24)" office:value-type="time" office:time-value="PT01H02M55.875S" calcext:value-type="time">
            <text:p>01:02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5" calcext:value-type="float">
            <text:p>300.35</text:p>
          </table:table-cell>
          <table:table-cell office:value-type="float" office:value="261.27" calcext:value-type="float">
            <text:p>261.27</text:p>
          </table:table-cell>
          <table:table-cell office:value-type="float" office:value="327.48" calcext:value-type="float">
            <text:p>327.48</text:p>
          </table:table-cell>
        </table:table-row>
        <table:table-row table:style-name="ro1">
          <table:table-cell office:value-type="float" office:value="3791875" calcext:value-type="float">
            <text:p>3791875</text:p>
          </table:table-cell>
          <table:table-cell table:formula="of:=[.A239]/1000/(60*60*24)" office:value-type="time" office:time-value="PT01H03M11.875S" calcext:value-type="time">
            <text:p>01:03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262.36" calcext:value-type="float">
            <text:p>262.36</text:p>
          </table:table-cell>
          <table:table-cell office:value-type="float" office:value="328.81" calcext:value-type="float">
            <text:p>328.81</text:p>
          </table:table-cell>
        </table:table-row>
        <table:table-row table:style-name="ro1">
          <table:table-cell office:value-type="float" office:value="3807875" calcext:value-type="float">
            <text:p>3807875</text:p>
          </table:table-cell>
          <table:table-cell table:formula="of:=[.A240]/1000/(60*60*24)" office:value-type="time" office:time-value="PT01H03M27.875S" calcext:value-type="time">
            <text:p>01:03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263.44" calcext:value-type="float">
            <text:p>263.44</text:p>
          </table:table-cell>
          <table:table-cell office:value-type="float" office:value="330.15" calcext:value-type="float">
            <text:p>330.15</text:p>
          </table:table-cell>
        </table:table-row>
        <table:table-row table:style-name="ro1">
          <table:table-cell office:value-type="float" office:value="3823875" calcext:value-type="float">
            <text:p>3823875</text:p>
          </table:table-cell>
          <table:table-cell table:formula="of:=[.A241]/1000/(60*60*24)" office:value-type="time" office:time-value="PT01H03M43.875S" calcext:value-type="time">
            <text:p>01:03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264.53" calcext:value-type="float">
            <text:p>264.53</text:p>
          </table:table-cell>
          <table:table-cell office:value-type="float" office:value="331.48" calcext:value-type="float">
            <text:p>331.48</text:p>
          </table:table-cell>
        </table:table-row>
        <table:table-row table:style-name="ro1">
          <table:table-cell office:value-type="float" office:value="3839875" calcext:value-type="float">
            <text:p>3839875</text:p>
          </table:table-cell>
          <table:table-cell table:formula="of:=[.A242]/1000/(60*60*24)" office:value-type="time" office:time-value="PT01H03M59.875S" calcext:value-type="time">
            <text:p>01:04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265.62" calcext:value-type="float">
            <text:p>265.62</text:p>
          </table:table-cell>
          <table:table-cell office:value-type="float" office:value="332.82" calcext:value-type="float">
            <text:p>332.82</text:p>
          </table:table-cell>
        </table:table-row>
        <table:table-row table:style-name="ro1">
          <table:table-cell office:value-type="float" office:value="3855875" calcext:value-type="float">
            <text:p>3855875</text:p>
          </table:table-cell>
          <table:table-cell table:formula="of:=[.A243]/1000/(60*60*24)" office:value-type="time" office:time-value="PT01H04M15.875S" calcext:value-type="time">
            <text:p>01:04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266.7" calcext:value-type="float">
            <text:p>266.7</text:p>
          </table:table-cell>
          <table:table-cell office:value-type="float" office:value="334.15" calcext:value-type="float">
            <text:p>334.15</text:p>
          </table:table-cell>
        </table:table-row>
        <table:table-row table:style-name="ro1">
          <table:table-cell office:value-type="float" office:value="3871875" calcext:value-type="float">
            <text:p>3871875</text:p>
          </table:table-cell>
          <table:table-cell table:formula="of:=[.A244]/1000/(60*60*24)" office:value-type="time" office:time-value="PT01H04M31.875S" calcext:value-type="time">
            <text:p>01:04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267.79" calcext:value-type="float">
            <text:p>267.79</text:p>
          </table:table-cell>
          <table:table-cell office:value-type="float" office:value="335.48" calcext:value-type="float">
            <text:p>335.48</text:p>
          </table:table-cell>
        </table:table-row>
        <table:table-row table:style-name="ro1">
          <table:table-cell office:value-type="float" office:value="3887875" calcext:value-type="float">
            <text:p>3887875</text:p>
          </table:table-cell>
          <table:table-cell table:formula="of:=[.A245]/1000/(60*60*24)" office:value-type="time" office:time-value="PT01H04M47.875S" calcext:value-type="time">
            <text:p>01:04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268.87" calcext:value-type="float">
            <text:p>268.87</text:p>
          </table:table-cell>
          <table:table-cell office:value-type="float" office:value="336.82" calcext:value-type="float">
            <text:p>336.82</text:p>
          </table:table-cell>
        </table:table-row>
        <table:table-row table:style-name="ro1">
          <table:table-cell office:value-type="float" office:value="3903875" calcext:value-type="float">
            <text:p>3903875</text:p>
          </table:table-cell>
          <table:table-cell table:formula="of:=[.A246]/1000/(60*60*24)" office:value-type="time" office:time-value="PT01H05M03.875S" calcext:value-type="time">
            <text:p>01:05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269.96" calcext:value-type="float">
            <text:p>269.96</text:p>
          </table:table-cell>
          <table:table-cell office:value-type="float" office:value="338.15" calcext:value-type="float">
            <text:p>338.15</text:p>
          </table:table-cell>
        </table:table-row>
        <table:table-row table:style-name="ro1">
          <table:table-cell office:value-type="float" office:value="3919875" calcext:value-type="float">
            <text:p>3919875</text:p>
          </table:table-cell>
          <table:table-cell table:formula="of:=[.A247]/1000/(60*60*24)" office:value-type="time" office:time-value="PT01H05M19.875S" calcext:value-type="time">
            <text:p>01:05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271.04" calcext:value-type="float">
            <text:p>271.04</text:p>
          </table:table-cell>
          <table:table-cell office:value-type="float" office:value="339.48" calcext:value-type="float">
            <text:p>339.48</text:p>
          </table:table-cell>
        </table:table-row>
        <table:table-row table:style-name="ro1">
          <table:table-cell office:value-type="float" office:value="3935875" calcext:value-type="float">
            <text:p>3935875</text:p>
          </table:table-cell>
          <table:table-cell table:formula="of:=[.A248]/1000/(60*60*24)" office:value-type="time" office:time-value="PT01H05M35.875S" calcext:value-type="time">
            <text:p>01:05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272.13" calcext:value-type="float">
            <text:p>272.13</text:p>
          </table:table-cell>
          <table:table-cell office:value-type="float" office:value="340.82" calcext:value-type="float">
            <text:p>340.82</text:p>
          </table:table-cell>
        </table:table-row>
        <table:table-row table:style-name="ro1">
          <table:table-cell office:value-type="float" office:value="3951875" calcext:value-type="float">
            <text:p>3951875</text:p>
          </table:table-cell>
          <table:table-cell table:formula="of:=[.A249]/1000/(60*60*24)" office:value-type="time" office:time-value="PT01H05M51.875S" calcext:value-type="time">
            <text:p>01:05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273.21" calcext:value-type="float">
            <text:p>273.21</text:p>
          </table:table-cell>
          <table:table-cell office:value-type="float" office:value="342.15" calcext:value-type="float">
            <text:p>342.15</text:p>
          </table:table-cell>
        </table:table-row>
        <table:table-row table:style-name="ro1">
          <table:table-cell office:value-type="float" office:value="3967875" calcext:value-type="float">
            <text:p>3967875</text:p>
          </table:table-cell>
          <table:table-cell table:formula="of:=[.A250]/1000/(60*60*24)" office:value-type="time" office:time-value="PT01H06M07.875S" calcext:value-type="time">
            <text:p>01:06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274.3" calcext:value-type="float">
            <text:p>274.3</text:p>
          </table:table-cell>
          <table:table-cell office:value-type="float" office:value="343.48" calcext:value-type="float">
            <text:p>343.48</text:p>
          </table:table-cell>
        </table:table-row>
        <table:table-row table:style-name="ro1">
          <table:table-cell office:value-type="float" office:value="3983875" calcext:value-type="float">
            <text:p>3983875</text:p>
          </table:table-cell>
          <table:table-cell table:formula="of:=[.A251]/1000/(60*60*24)" office:value-type="time" office:time-value="PT01H06M23.875S" calcext:value-type="time">
            <text:p>01:06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275.38" calcext:value-type="float">
            <text:p>275.38</text:p>
          </table:table-cell>
          <table:table-cell office:value-type="float" office:value="344.81" calcext:value-type="float">
            <text:p>344.81</text:p>
          </table:table-cell>
        </table:table-row>
        <table:table-row table:style-name="ro1">
          <table:table-cell office:value-type="float" office:value="3999875" calcext:value-type="float">
            <text:p>3999875</text:p>
          </table:table-cell>
          <table:table-cell table:formula="of:=[.A252]/1000/(60*60*24)" office:value-type="time" office:time-value="PT01H06M39.875S" calcext:value-type="time">
            <text:p>01:0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4.1" calcext:value-type="float">
            <text:p>244.1</text:p>
          </table:table-cell>
          <table:table-cell office:value-type="float" office:value="298.88" calcext:value-type="float">
            <text:p>298.88</text:p>
          </table:table-cell>
          <table:table-cell office:value-type="float" office:value="276.47" calcext:value-type="float">
            <text:p>276.47</text:p>
          </table:table-cell>
          <table:table-cell office:value-type="float" office:value="346.15" calcext:value-type="float">
            <text:p>346.15</text:p>
          </table:table-cell>
        </table:table-row>
        <table:table-row table:style-name="ro1">
          <table:table-cell office:value-type="float" office:value="4015875" calcext:value-type="float">
            <text:p>4015875</text:p>
          </table:table-cell>
          <table:table-cell table:formula="of:=[.A253]/1000/(60*60*24)" office:value-type="time" office:time-value="PT01H06M55.875S" calcext:value-type="time">
            <text:p>01:06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277.55" calcext:value-type="float">
            <text:p>277.55</text:p>
          </table:table-cell>
          <table:table-cell office:value-type="float" office:value="347.48" calcext:value-type="float">
            <text:p>347.48</text:p>
          </table:table-cell>
        </table:table-row>
        <table:table-row table:style-name="ro1">
          <table:table-cell office:value-type="float" office:value="4031875" calcext:value-type="float">
            <text:p>4031875</text:p>
          </table:table-cell>
          <table:table-cell table:formula="of:=[.A254]/1000/(60*60*24)" office:value-type="time" office:time-value="PT01H07M11.875S" calcext:value-type="time">
            <text:p>01:07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278.64" calcext:value-type="float">
            <text:p>278.64</text:p>
          </table:table-cell>
          <table:table-cell office:value-type="float" office:value="348.81" calcext:value-type="float">
            <text:p>348.81</text:p>
          </table:table-cell>
        </table:table-row>
        <table:table-row table:style-name="ro1">
          <table:table-cell office:value-type="float" office:value="4047875" calcext:value-type="float">
            <text:p>4047875</text:p>
          </table:table-cell>
          <table:table-cell table:formula="of:=[.A255]/1000/(60*60*24)" office:value-type="time" office:time-value="PT01H07M27.875S" calcext:value-type="time">
            <text:p>01:07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279.72" calcext:value-type="float">
            <text:p>279.72</text:p>
          </table:table-cell>
          <table:table-cell office:value-type="float" office:value="350.14" calcext:value-type="float">
            <text:p>350.14</text:p>
          </table:table-cell>
        </table:table-row>
        <table:table-row table:style-name="ro1">
          <table:table-cell office:value-type="float" office:value="4063875" calcext:value-type="float">
            <text:p>4063875</text:p>
          </table:table-cell>
          <table:table-cell table:formula="of:=[.A256]/1000/(60*60*24)" office:value-type="time" office:time-value="PT01H07M43.875S" calcext:value-type="time">
            <text:p>01:07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280.81" calcext:value-type="float">
            <text:p>280.81</text:p>
          </table:table-cell>
          <table:table-cell office:value-type="float" office:value="351.47" calcext:value-type="float">
            <text:p>351.47</text:p>
          </table:table-cell>
        </table:table-row>
        <table:table-row table:style-name="ro1">
          <table:table-cell office:value-type="float" office:value="4079875" calcext:value-type="float">
            <text:p>4079875</text:p>
          </table:table-cell>
          <table:table-cell table:formula="of:=[.A257]/1000/(60*60*24)" office:value-type="time" office:time-value="PT01H07M59.875S" calcext:value-type="time">
            <text:p>01:0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281.89" calcext:value-type="float">
            <text:p>281.89</text:p>
          </table:table-cell>
          <table:table-cell office:value-type="float" office:value="352.8" calcext:value-type="float">
            <text:p>352.8</text:p>
          </table:table-cell>
        </table:table-row>
        <table:table-row table:style-name="ro1">
          <table:table-cell office:value-type="float" office:value="4095875" calcext:value-type="float">
            <text:p>4095875</text:p>
          </table:table-cell>
          <table:table-cell table:formula="of:=[.A258]/1000/(60*60*24)" office:value-type="time" office:time-value="PT01H08M15.875S" calcext:value-type="time">
            <text:p>01:0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282.98" calcext:value-type="float">
            <text:p>282.98</text:p>
          </table:table-cell>
          <table:table-cell office:value-type="float" office:value="354.13" calcext:value-type="float">
            <text:p>354.13</text:p>
          </table:table-cell>
        </table:table-row>
        <table:table-row table:style-name="ro1">
          <table:table-cell office:value-type="float" office:value="4111875" calcext:value-type="float">
            <text:p>4111875</text:p>
          </table:table-cell>
          <table:table-cell table:formula="of:=[.A259]/1000/(60*60*24)" office:value-type="time" office:time-value="PT01H08M31.875S" calcext:value-type="time">
            <text:p>01:0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284.06" calcext:value-type="float">
            <text:p>284.06</text:p>
          </table:table-cell>
          <table:table-cell office:value-type="float" office:value="355.46" calcext:value-type="float">
            <text:p>355.46</text:p>
          </table:table-cell>
        </table:table-row>
        <table:table-row table:style-name="ro1">
          <table:table-cell office:value-type="float" office:value="4127875" calcext:value-type="float">
            <text:p>4127875</text:p>
          </table:table-cell>
          <table:table-cell table:formula="of:=[.A260]/1000/(60*60*24)" office:value-type="time" office:time-value="PT01H08M47.875S" calcext:value-type="time">
            <text:p>01:08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285.14" calcext:value-type="float">
            <text:p>285.14</text:p>
          </table:table-cell>
          <table:table-cell office:value-type="float" office:value="356.79" calcext:value-type="float">
            <text:p>356.79</text:p>
          </table:table-cell>
        </table:table-row>
        <table:table-row table:style-name="ro1">
          <table:table-cell office:value-type="float" office:value="4143875" calcext:value-type="float">
            <text:p>4143875</text:p>
          </table:table-cell>
          <table:table-cell table:formula="of:=[.A261]/1000/(60*60*24)" office:value-type="time" office:time-value="PT01H09M03.875S" calcext:value-type="time">
            <text:p>01:0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286.23" calcext:value-type="float">
            <text:p>286.23</text:p>
          </table:table-cell>
          <table:table-cell office:value-type="float" office:value="358.11" calcext:value-type="float">
            <text:p>358.11</text:p>
          </table:table-cell>
        </table:table-row>
        <table:table-row table:style-name="ro1">
          <table:table-cell office:value-type="float" office:value="4159875" calcext:value-type="float">
            <text:p>4159875</text:p>
          </table:table-cell>
          <table:table-cell table:formula="of:=[.A262]/1000/(60*60*24)" office:value-type="time" office:time-value="PT01H09M19.875S" calcext:value-type="time">
            <text:p>01:0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287.31" calcext:value-type="float">
            <text:p>287.31</text:p>
          </table:table-cell>
          <table:table-cell office:value-type="float" office:value="359.44" calcext:value-type="float">
            <text:p>359.44</text:p>
          </table:table-cell>
        </table:table-row>
        <table:table-row table:style-name="ro1">
          <table:table-cell office:value-type="float" office:value="4175875" calcext:value-type="float">
            <text:p>4175875</text:p>
          </table:table-cell>
          <table:table-cell table:formula="of:=[.A263]/1000/(60*60*24)" office:value-type="time" office:time-value="PT01H09M35.875S" calcext:value-type="time">
            <text:p>01:0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288.39" calcext:value-type="float">
            <text:p>288.39</text:p>
          </table:table-cell>
          <table:table-cell office:value-type="float" office:value="360.77" calcext:value-type="float">
            <text:p>360.77</text:p>
          </table:table-cell>
        </table:table-row>
        <table:table-row table:style-name="ro1">
          <table:table-cell office:value-type="float" office:value="4191875" calcext:value-type="float">
            <text:p>4191875</text:p>
          </table:table-cell>
          <table:table-cell table:formula="of:=[.A264]/1000/(60*60*24)" office:value-type="time" office:time-value="PT01H09M51.875S" calcext:value-type="time">
            <text:p>01:0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289.48" calcext:value-type="float">
            <text:p>289.48</text:p>
          </table:table-cell>
          <table:table-cell office:value-type="float" office:value="362.1" calcext:value-type="float">
            <text:p>362.1</text:p>
          </table:table-cell>
        </table:table-row>
        <table:table-row table:style-name="ro1">
          <table:table-cell office:value-type="float" office:value="4207875" calcext:value-type="float">
            <text:p>4207875</text:p>
          </table:table-cell>
          <table:table-cell table:formula="of:=[.A265]/1000/(60*60*24)" office:value-type="time" office:time-value="PT01H10M07.875S" calcext:value-type="time">
            <text:p>01:1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290.56" calcext:value-type="float">
            <text:p>290.56</text:p>
          </table:table-cell>
          <table:table-cell office:value-type="float" office:value="363.42" calcext:value-type="float">
            <text:p>363.42</text:p>
          </table:table-cell>
        </table:table-row>
        <table:table-row table:style-name="ro1">
          <table:table-cell office:value-type="float" office:value="4223875" calcext:value-type="float">
            <text:p>4223875</text:p>
          </table:table-cell>
          <table:table-cell table:formula="of:=[.A266]/1000/(60*60*24)" office:value-type="time" office:time-value="PT01H10M23.875S" calcext:value-type="time">
            <text:p>01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291.64" calcext:value-type="float">
            <text:p>291.64</text:p>
          </table:table-cell>
          <table:table-cell office:value-type="float" office:value="364.75" calcext:value-type="float">
            <text:p>364.75</text:p>
          </table:table-cell>
        </table:table-row>
        <table:table-row table:style-name="ro1">
          <table:table-cell office:value-type="float" office:value="4239875" calcext:value-type="float">
            <text:p>4239875</text:p>
          </table:table-cell>
          <table:table-cell table:formula="of:=[.A267]/1000/(60*60*24)" office:value-type="time" office:time-value="PT01H10M39.875S" calcext:value-type="time">
            <text:p>01:1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292.73" calcext:value-type="float">
            <text:p>292.73</text:p>
          </table:table-cell>
          <table:table-cell office:value-type="float" office:value="366.08" calcext:value-type="float">
            <text:p>366.08</text:p>
          </table:table-cell>
        </table:table-row>
        <table:table-row table:style-name="ro1">
          <table:table-cell office:value-type="float" office:value="4255875" calcext:value-type="float">
            <text:p>4255875</text:p>
          </table:table-cell>
          <table:table-cell table:formula="of:=[.A268]/1000/(60*60*24)" office:value-type="time" office:time-value="PT01H10M55.875S" calcext:value-type="time">
            <text:p>01:1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293.81" calcext:value-type="float">
            <text:p>293.81</text:p>
          </table:table-cell>
          <table:table-cell office:value-type="float" office:value="367.4" calcext:value-type="float">
            <text:p>367.4</text:p>
          </table:table-cell>
        </table:table-row>
        <table:table-row table:style-name="ro1">
          <table:table-cell office:value-type="float" office:value="4271875" calcext:value-type="float">
            <text:p>4271875</text:p>
          </table:table-cell>
          <table:table-cell table:formula="of:=[.A269]/1000/(60*60*24)" office:value-type="time" office:time-value="PT01H11M11.875S" calcext:value-type="time">
            <text:p>01:1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294.89" calcext:value-type="float">
            <text:p>294.89</text:p>
          </table:table-cell>
          <table:table-cell office:value-type="float" office:value="368.73" calcext:value-type="float">
            <text:p>368.73</text:p>
          </table:table-cell>
        </table:table-row>
        <table:table-row table:style-name="ro1">
          <table:table-cell office:value-type="float" office:value="4287875" calcext:value-type="float">
            <text:p>4287875</text:p>
          </table:table-cell>
          <table:table-cell table:formula="of:=[.A270]/1000/(60*60*24)" office:value-type="time" office:time-value="PT01H11M27.875S" calcext:value-type="time">
            <text:p>01:1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295.98" calcext:value-type="float">
            <text:p>295.98</text:p>
          </table:table-cell>
          <table:table-cell office:value-type="float" office:value="370.06" calcext:value-type="float">
            <text:p>370.06</text:p>
          </table:table-cell>
        </table:table-row>
        <table:table-row table:style-name="ro1">
          <table:table-cell office:value-type="float" office:value="4303875" calcext:value-type="float">
            <text:p>4303875</text:p>
          </table:table-cell>
          <table:table-cell table:formula="of:=[.A271]/1000/(60*60*24)" office:value-type="time" office:time-value="PT01H11M43.875S" calcext:value-type="time">
            <text:p>01:1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297.06" calcext:value-type="float">
            <text:p>297.06</text:p>
          </table:table-cell>
          <table:table-cell office:value-type="float" office:value="371.38" calcext:value-type="float">
            <text:p>371.38</text:p>
          </table:table-cell>
        </table:table-row>
        <table:table-row table:style-name="ro1">
          <table:table-cell office:value-type="float" office:value="4319875" calcext:value-type="float">
            <text:p>4319875</text:p>
          </table:table-cell>
          <table:table-cell table:formula="of:=[.A272]/1000/(60*60*24)" office:value-type="time" office:time-value="PT01H11M59.875S" calcext:value-type="time">
            <text:p>01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298.14" calcext:value-type="float">
            <text:p>298.14</text:p>
          </table:table-cell>
          <table:table-cell office:value-type="float" office:value="372.71" calcext:value-type="float">
            <text:p>372.71</text:p>
          </table:table-cell>
        </table:table-row>
        <table:table-row table:style-name="ro1">
          <table:table-cell office:value-type="float" office:value="4335875" calcext:value-type="float">
            <text:p>4335875</text:p>
          </table:table-cell>
          <table:table-cell table:formula="of:=[.A273]/1000/(60*60*24)" office:value-type="time" office:time-value="PT01H12M15.875S" calcext:value-type="time">
            <text:p>01:1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299.22" calcext:value-type="float">
            <text:p>299.22</text:p>
          </table:table-cell>
          <table:table-cell office:value-type="float" office:value="374.03" calcext:value-type="float">
            <text:p>374.03</text:p>
          </table:table-cell>
        </table:table-row>
        <table:table-row table:style-name="ro1">
          <table:table-cell office:value-type="float" office:value="4351875" calcext:value-type="float">
            <text:p>4351875</text:p>
          </table:table-cell>
          <table:table-cell table:formula="of:=[.A274]/1000/(60*60*24)" office:value-type="time" office:time-value="PT01H12M31.875S" calcext:value-type="time">
            <text:p>01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300.31" calcext:value-type="float">
            <text:p>300.31</text:p>
          </table:table-cell>
          <table:table-cell office:value-type="float" office:value="375.36" calcext:value-type="float">
            <text:p>375.36</text:p>
          </table:table-cell>
        </table:table-row>
        <table:table-row table:style-name="ro1">
          <table:table-cell office:value-type="float" office:value="4367875" calcext:value-type="float">
            <text:p>4367875</text:p>
          </table:table-cell>
          <table:table-cell table:formula="of:=[.A275]/1000/(60*60*24)" office:value-type="time" office:time-value="PT01H12M47.875S" calcext:value-type="time">
            <text:p>01:1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301.39" calcext:value-type="float">
            <text:p>301.39</text:p>
          </table:table-cell>
          <table:table-cell office:value-type="float" office:value="376.68" calcext:value-type="float">
            <text:p>376.68</text:p>
          </table:table-cell>
        </table:table-row>
        <table:table-row table:style-name="ro1">
          <table:table-cell office:value-type="float" office:value="4383875" calcext:value-type="float">
            <text:p>4383875</text:p>
          </table:table-cell>
          <table:table-cell table:formula="of:=[.A276]/1000/(60*60*24)" office:value-type="time" office:time-value="PT01H13M03.875S" calcext:value-type="time">
            <text:p>01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302.47" calcext:value-type="float">
            <text:p>302.47</text:p>
          </table:table-cell>
          <table:table-cell office:value-type="float" office:value="378.01" calcext:value-type="float">
            <text:p>378.01</text:p>
          </table:table-cell>
        </table:table-row>
        <table:table-row table:style-name="ro1">
          <table:table-cell office:value-type="float" office:value="4399875" calcext:value-type="float">
            <text:p>4399875</text:p>
          </table:table-cell>
          <table:table-cell table:formula="of:=[.A277]/1000/(60*60*24)" office:value-type="time" office:time-value="PT01H13M19.875S" calcext:value-type="time">
            <text:p>01:1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01" calcext:value-type="float">
            <text:p>298.01</text:p>
          </table:table-cell>
          <table:table-cell office:value-type="float" office:value="303.55" calcext:value-type="float">
            <text:p>303.55</text:p>
          </table:table-cell>
          <table:table-cell office:value-type="float" office:value="379.33" calcext:value-type="float">
            <text:p>379.33</text:p>
          </table:table-cell>
        </table:table-row>
        <table:table-row table:style-name="ro1">
          <table:table-cell office:value-type="float" office:value="4415875" calcext:value-type="float">
            <text:p>4415875</text:p>
          </table:table-cell>
          <table:table-cell table:formula="of:=[.A278]/1000/(60*60*24)" office:value-type="time" office:time-value="PT01H13M35.875S" calcext:value-type="time">
            <text:p>01:1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304.63" calcext:value-type="float">
            <text:p>304.63</text:p>
          </table:table-cell>
          <table:table-cell office:value-type="float" office:value="380.66" calcext:value-type="float">
            <text:p>380.66</text:p>
          </table:table-cell>
        </table:table-row>
        <table:table-row table:style-name="ro1">
          <table:table-cell office:value-type="float" office:value="4431875" calcext:value-type="float">
            <text:p>4431875</text:p>
          </table:table-cell>
          <table:table-cell table:formula="of:=[.A279]/1000/(60*60*24)" office:value-type="time" office:time-value="PT01H13M51.875S" calcext:value-type="time">
            <text:p>01:1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305.71" calcext:value-type="float">
            <text:p>305.71</text:p>
          </table:table-cell>
          <table:table-cell office:value-type="float" office:value="381.98" calcext:value-type="float">
            <text:p>381.98</text:p>
          </table:table-cell>
        </table:table-row>
        <table:table-row table:style-name="ro1">
          <table:table-cell office:value-type="float" office:value="4447875" calcext:value-type="float">
            <text:p>4447875</text:p>
          </table:table-cell>
          <table:table-cell table:formula="of:=[.A280]/1000/(60*60*24)" office:value-type="time" office:time-value="PT01H14M07.875S" calcext:value-type="time">
            <text:p>01:1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306.8" calcext:value-type="float">
            <text:p>306.8</text:p>
          </table:table-cell>
          <table:table-cell office:value-type="float" office:value="383.31" calcext:value-type="float">
            <text:p>383.31</text:p>
          </table:table-cell>
        </table:table-row>
        <table:table-row table:style-name="ro1">
          <table:table-cell office:value-type="float" office:value="4463875" calcext:value-type="float">
            <text:p>4463875</text:p>
          </table:table-cell>
          <table:table-cell table:formula="of:=[.A281]/1000/(60*60*24)" office:value-type="time" office:time-value="PT01H14M23.875S" calcext:value-type="time">
            <text:p>01:1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307.88" calcext:value-type="float">
            <text:p>307.88</text:p>
          </table:table-cell>
          <table:table-cell office:value-type="float" office:value="384.63" calcext:value-type="float">
            <text:p>384.63</text:p>
          </table:table-cell>
        </table:table-row>
        <table:table-row table:style-name="ro1">
          <table:table-cell office:value-type="float" office:value="4479875" calcext:value-type="float">
            <text:p>4479875</text:p>
          </table:table-cell>
          <table:table-cell table:formula="of:=[.A282]/1000/(60*60*24)" office:value-type="time" office:time-value="PT01H14M39.875S" calcext:value-type="time">
            <text:p>01:1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308.96" calcext:value-type="float">
            <text:p>308.96</text:p>
          </table:table-cell>
          <table:table-cell office:value-type="float" office:value="385.95" calcext:value-type="float">
            <text:p>385.95</text:p>
          </table:table-cell>
        </table:table-row>
        <table:table-row table:style-name="ro1">
          <table:table-cell office:value-type="float" office:value="4495875" calcext:value-type="float">
            <text:p>4495875</text:p>
          </table:table-cell>
          <table:table-cell table:formula="of:=[.A283]/1000/(60*60*24)" office:value-type="time" office:time-value="PT01H14M55.875S" calcext:value-type="time">
            <text:p>01:1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310.04" calcext:value-type="float">
            <text:p>310.04</text:p>
          </table:table-cell>
          <table:table-cell office:value-type="float" office:value="387.28" calcext:value-type="float">
            <text:p>387.28</text:p>
          </table:table-cell>
        </table:table-row>
        <table:table-row table:style-name="ro1">
          <table:table-cell office:value-type="float" office:value="4511875" calcext:value-type="float">
            <text:p>4511875</text:p>
          </table:table-cell>
          <table:table-cell table:formula="of:=[.A284]/1000/(60*60*24)" office:value-type="time" office:time-value="PT01H15M11.875S" calcext:value-type="time">
            <text:p>01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6" calcext:value-type="float">
            <text:p>297.76</text:p>
          </table:table-cell>
          <table:table-cell office:value-type="float" office:value="311.12" calcext:value-type="float">
            <text:p>311.12</text:p>
          </table:table-cell>
          <table:table-cell office:value-type="float" office:value="388.6" calcext:value-type="float">
            <text:p>388.6</text:p>
          </table:table-cell>
        </table:table-row>
        <table:table-row table:style-name="ro1">
          <table:table-cell office:value-type="float" office:value="4527875" calcext:value-type="float">
            <text:p>4527875</text:p>
          </table:table-cell>
          <table:table-cell table:formula="of:=[.A285]/1000/(60*60*24)" office:value-type="time" office:time-value="PT01H15M27.875S" calcext:value-type="time">
            <text:p>01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312.2" calcext:value-type="float">
            <text:p>312.2</text:p>
          </table:table-cell>
          <table:table-cell office:value-type="float" office:value="389.93" calcext:value-type="float">
            <text:p>389.93</text:p>
          </table:table-cell>
        </table:table-row>
        <table:table-row table:style-name="ro1">
          <table:table-cell office:value-type="float" office:value="4543875" calcext:value-type="float">
            <text:p>4543875</text:p>
          </table:table-cell>
          <table:table-cell table:formula="of:=[.A286]/1000/(60*60*24)" office:value-type="time" office:time-value="PT01H15M43.875S" calcext:value-type="time">
            <text:p>01:1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313.29" calcext:value-type="float">
            <text:p>313.29</text:p>
          </table:table-cell>
          <table:table-cell office:value-type="float" office:value="391.25" calcext:value-type="float">
            <text:p>391.25</text:p>
          </table:table-cell>
        </table:table-row>
        <table:table-row table:style-name="ro1">
          <table:table-cell office:value-type="float" office:value="4559875" calcext:value-type="float">
            <text:p>4559875</text:p>
          </table:table-cell>
          <table:table-cell table:formula="of:=[.A287]/1000/(60*60*24)" office:value-type="time" office:time-value="PT01H15M59.875S" calcext:value-type="time">
            <text:p>01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314.37" calcext:value-type="float">
            <text:p>314.37</text:p>
          </table:table-cell>
          <table:table-cell office:value-type="float" office:value="392.57" calcext:value-type="float">
            <text:p>392.57</text:p>
          </table:table-cell>
        </table:table-row>
        <table:table-row table:style-name="ro1">
          <table:table-cell office:value-type="float" office:value="4575875" calcext:value-type="float">
            <text:p>4575875</text:p>
          </table:table-cell>
          <table:table-cell table:formula="of:=[.A288]/1000/(60*60*24)" office:value-type="time" office:time-value="PT01H16M15.875S" calcext:value-type="time">
            <text:p>01:1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315.45" calcext:value-type="float">
            <text:p>315.45</text:p>
          </table:table-cell>
          <table:table-cell office:value-type="float" office:value="393.89" calcext:value-type="float">
            <text:p>393.89</text:p>
          </table:table-cell>
        </table:table-row>
        <table:table-row table:style-name="ro1">
          <table:table-cell office:value-type="float" office:value="4591875" calcext:value-type="float">
            <text:p>4591875</text:p>
          </table:table-cell>
          <table:table-cell table:formula="of:=[.A289]/1000/(60*60*24)" office:value-type="time" office:time-value="PT01H16M31.875S" calcext:value-type="time">
            <text:p>01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316.53" calcext:value-type="float">
            <text:p>316.53</text:p>
          </table:table-cell>
          <table:table-cell office:value-type="float" office:value="395.22" calcext:value-type="float">
            <text:p>395.22</text:p>
          </table:table-cell>
        </table:table-row>
        <table:table-row table:style-name="ro1">
          <table:table-cell office:value-type="float" office:value="4607875" calcext:value-type="float">
            <text:p>4607875</text:p>
          </table:table-cell>
          <table:table-cell table:formula="of:=[.A290]/1000/(60*60*24)" office:value-type="time" office:time-value="PT01H16M47.875S" calcext:value-type="time">
            <text:p>01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317.61" calcext:value-type="float">
            <text:p>317.61</text:p>
          </table:table-cell>
          <table:table-cell office:value-type="float" office:value="396.54" calcext:value-type="float">
            <text:p>396.54</text:p>
          </table:table-cell>
        </table:table-row>
        <table:table-row table:style-name="ro1">
          <table:table-cell office:value-type="float" office:value="4623875" calcext:value-type="float">
            <text:p>4623875</text:p>
          </table:table-cell>
          <table:table-cell table:formula="of:=[.A291]/1000/(60*60*24)" office:value-type="time" office:time-value="PT01H17M03.875S" calcext:value-type="time">
            <text:p>01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318.69" calcext:value-type="float">
            <text:p>318.69</text:p>
          </table:table-cell>
          <table:table-cell office:value-type="float" office:value="397.86" calcext:value-type="float">
            <text:p>397.86</text:p>
          </table:table-cell>
        </table:table-row>
        <table:table-row table:style-name="ro1">
          <table:table-cell office:value-type="float" office:value="4639875" calcext:value-type="float">
            <text:p>4639875</text:p>
          </table:table-cell>
          <table:table-cell table:formula="of:=[.A292]/1000/(60*60*24)" office:value-type="time" office:time-value="PT01H17M19.875S" calcext:value-type="time">
            <text:p>01:1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319.77" calcext:value-type="float">
            <text:p>319.77</text:p>
          </table:table-cell>
          <table:table-cell office:value-type="float" office:value="399.18" calcext:value-type="float">
            <text:p>399.18</text:p>
          </table:table-cell>
        </table:table-row>
        <table:table-row table:style-name="ro1">
          <table:table-cell office:value-type="float" office:value="4655875" calcext:value-type="float">
            <text:p>4655875</text:p>
          </table:table-cell>
          <table:table-cell table:formula="of:=[.A293]/1000/(60*60*24)" office:value-type="time" office:time-value="PT01H17M35.875S" calcext:value-type="time">
            <text:p>01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6" calcext:value-type="float">
            <text:p>296.66</text:p>
          </table:table-cell>
          <table:table-cell office:value-type="float" office:value="320.85" calcext:value-type="float">
            <text:p>320.85</text:p>
          </table:table-cell>
          <table:table-cell office:value-type="float" office:value="400.5" calcext:value-type="float">
            <text:p>400.5</text:p>
          </table:table-cell>
        </table:table-row>
        <table:table-row table:style-name="ro1">
          <table:table-cell office:value-type="float" office:value="4671875" calcext:value-type="float">
            <text:p>4671875</text:p>
          </table:table-cell>
          <table:table-cell table:formula="of:=[.A294]/1000/(60*60*24)" office:value-type="time" office:time-value="PT01H17M51.875S" calcext:value-type="time">
            <text:p>01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5" calcext:value-type="float">
            <text:p>296.65</text:p>
          </table:table-cell>
          <table:table-cell office:value-type="float" office:value="321.93" calcext:value-type="float">
            <text:p>321.93</text:p>
          </table:table-cell>
          <table:table-cell office:value-type="float" office:value="401.82" calcext:value-type="float">
            <text:p>401.82</text:p>
          </table:table-cell>
        </table:table-row>
        <table:table-row table:style-name="ro1">
          <table:table-cell office:value-type="float" office:value="4687875" calcext:value-type="float">
            <text:p>4687875</text:p>
          </table:table-cell>
          <table:table-cell table:formula="of:=[.A295]/1000/(60*60*24)" office:value-type="time" office:time-value="PT01H18M07.875S" calcext:value-type="time">
            <text:p>01:1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323.01" calcext:value-type="float">
            <text:p>323.01</text:p>
          </table:table-cell>
          <table:table-cell office:value-type="float" office:value="403.14" calcext:value-type="float">
            <text:p>403.14</text:p>
          </table:table-cell>
        </table:table-row>
        <table:table-row table:style-name="ro1">
          <table:table-cell office:value-type="float" office:value="4703875" calcext:value-type="float">
            <text:p>4703875</text:p>
          </table:table-cell>
          <table:table-cell table:formula="of:=[.A296]/1000/(60*60*24)" office:value-type="time" office:time-value="PT01H18M23.875S" calcext:value-type="time">
            <text:p>01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324.09" calcext:value-type="float">
            <text:p>324.09</text:p>
          </table:table-cell>
          <table:table-cell office:value-type="float" office:value="404.46" calcext:value-type="float">
            <text:p>404.46</text:p>
          </table:table-cell>
        </table:table-row>
        <table:table-row table:style-name="ro1">
          <table:table-cell office:value-type="float" office:value="4719875" calcext:value-type="float">
            <text:p>4719875</text:p>
          </table:table-cell>
          <table:table-cell table:formula="of:=[.A297]/1000/(60*60*24)" office:value-type="time" office:time-value="PT01H18M39.875S" calcext:value-type="time">
            <text:p>01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325.17" calcext:value-type="float">
            <text:p>325.17</text:p>
          </table:table-cell>
          <table:table-cell office:value-type="float" office:value="405.78" calcext:value-type="float">
            <text:p>405.78</text:p>
          </table:table-cell>
        </table:table-row>
        <table:table-row table:style-name="ro1">
          <table:table-cell office:value-type="float" office:value="4735875" calcext:value-type="float">
            <text:p>4735875</text:p>
          </table:table-cell>
          <table:table-cell table:formula="of:=[.A298]/1000/(60*60*24)" office:value-type="time" office:time-value="PT01H18M55.875S" calcext:value-type="time">
            <text:p>01:1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326.25" calcext:value-type="float">
            <text:p>326.25</text:p>
          </table:table-cell>
          <table:table-cell office:value-type="float" office:value="407.1" calcext:value-type="float">
            <text:p>407.1</text:p>
          </table:table-cell>
        </table:table-row>
        <table:table-row table:style-name="ro1">
          <table:table-cell office:value-type="float" office:value="4751875" calcext:value-type="float">
            <text:p>4751875</text:p>
          </table:table-cell>
          <table:table-cell table:formula="of:=[.A299]/1000/(60*60*24)" office:value-type="time" office:time-value="PT01H19M11.875S" calcext:value-type="time">
            <text:p>01:1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327.33" calcext:value-type="float">
            <text:p>327.33</text:p>
          </table:table-cell>
          <table:table-cell office:value-type="float" office:value="408.41" calcext:value-type="float">
            <text:p>408.41</text:p>
          </table:table-cell>
        </table:table-row>
        <table:table-row table:style-name="ro1">
          <table:table-cell office:value-type="float" office:value="4767875" calcext:value-type="float">
            <text:p>4767875</text:p>
          </table:table-cell>
          <table:table-cell table:formula="of:=[.A300]/1000/(60*60*24)" office:value-type="time" office:time-value="PT01H19M27.875S" calcext:value-type="time">
            <text:p>01:1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328.41" calcext:value-type="float">
            <text:p>328.41</text:p>
          </table:table-cell>
          <table:table-cell office:value-type="float" office:value="409.73" calcext:value-type="float">
            <text:p>409.73</text:p>
          </table:table-cell>
        </table:table-row>
        <table:table-row table:style-name="ro1">
          <table:table-cell office:value-type="float" office:value="4783875" calcext:value-type="float">
            <text:p>4783875</text:p>
          </table:table-cell>
          <table:table-cell table:formula="of:=[.A301]/1000/(60*60*24)" office:value-type="time" office:time-value="PT01H19M43.875S" calcext:value-type="time">
            <text:p>01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329.49" calcext:value-type="float">
            <text:p>329.49</text:p>
          </table:table-cell>
          <table:table-cell office:value-type="float" office:value="411.05" calcext:value-type="float">
            <text:p>411.05</text:p>
          </table:table-cell>
        </table:table-row>
        <table:table-row table:style-name="ro1">
          <table:table-cell office:value-type="float" office:value="4799875" calcext:value-type="float">
            <text:p>4799875</text:p>
          </table:table-cell>
          <table:table-cell table:formula="of:=[.A302]/1000/(60*60*24)" office:value-type="time" office:time-value="PT01H19M59.875S" calcext:value-type="time">
            <text:p>01:2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330.57" calcext:value-type="float">
            <text:p>330.57</text:p>
          </table:table-cell>
          <table:table-cell office:value-type="float" office:value="412.37" calcext:value-type="float">
            <text:p>412.37</text:p>
          </table:table-cell>
        </table:table-row>
        <table:table-row table:style-name="ro1">
          <table:table-cell office:value-type="float" office:value="4815875" calcext:value-type="float">
            <text:p>4815875</text:p>
          </table:table-cell>
          <table:table-cell table:formula="of:=[.A303]/1000/(60*60*24)" office:value-type="time" office:time-value="PT01H20M15.875S" calcext:value-type="time">
            <text:p>01:2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331.65" calcext:value-type="float">
            <text:p>331.65</text:p>
          </table:table-cell>
          <table:table-cell office:value-type="float" office:value="413.69" calcext:value-type="float">
            <text:p>413.69</text:p>
          </table:table-cell>
        </table:table-row>
        <table:table-row table:style-name="ro1">
          <table:table-cell office:value-type="float" office:value="4831875" calcext:value-type="float">
            <text:p>4831875</text:p>
          </table:table-cell>
          <table:table-cell table:formula="of:=[.A304]/1000/(60*60*24)" office:value-type="time" office:time-value="PT01H20M31.875S" calcext:value-type="time">
            <text:p>01:2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332.73" calcext:value-type="float">
            <text:p>332.7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847875" calcext:value-type="float">
            <text:p>4847875</text:p>
          </table:table-cell>
          <table:table-cell table:formula="of:=[.A305]/1000/(60*60*24)" office:value-type="time" office:time-value="PT01H20M47.875S" calcext:value-type="time">
            <text:p>01:2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333.81" calcext:value-type="float">
            <text:p>333.81</text:p>
          </table:table-cell>
          <table:table-cell office:value-type="float" office:value="416.32" calcext:value-type="float">
            <text:p>416.32</text:p>
          </table:table-cell>
        </table:table-row>
        <table:table-row table:style-name="ro1">
          <table:table-cell office:value-type="float" office:value="4863875" calcext:value-type="float">
            <text:p>4863875</text:p>
          </table:table-cell>
          <table:table-cell table:formula="of:=[.A306]/1000/(60*60*24)" office:value-type="time" office:time-value="PT01H21M03.875S" calcext:value-type="time">
            <text:p>01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334.89" calcext:value-type="float">
            <text:p>334.89</text:p>
          </table:table-cell>
          <table:table-cell office:value-type="float" office:value="417.64" calcext:value-type="float">
            <text:p>417.64</text:p>
          </table:table-cell>
        </table:table-row>
        <table:table-row table:style-name="ro1">
          <table:table-cell office:value-type="float" office:value="4879875" calcext:value-type="float">
            <text:p>4879875</text:p>
          </table:table-cell>
          <table:table-cell table:formula="of:=[.A307]/1000/(60*60*24)" office:value-type="time" office:time-value="PT01H21M19.875S" calcext:value-type="time">
            <text:p>01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335.97" calcext:value-type="float">
            <text:p>335.97</text:p>
          </table:table-cell>
          <table:table-cell office:value-type="float" office:value="418.95" calcext:value-type="float">
            <text:p>418.95</text:p>
          </table:table-cell>
        </table:table-row>
        <table:table-row table:style-name="ro1">
          <table:table-cell office:value-type="float" office:value="4895875" calcext:value-type="float">
            <text:p>4895875</text:p>
          </table:table-cell>
          <table:table-cell table:formula="of:=[.A308]/1000/(60*60*24)" office:value-type="time" office:time-value="PT01H21M35.875S" calcext:value-type="time">
            <text:p>01:2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337.05" calcext:value-type="float">
            <text:p>337.05</text:p>
          </table:table-cell>
          <table:table-cell office:value-type="float" office:value="420.27" calcext:value-type="float">
            <text:p>420.27</text:p>
          </table:table-cell>
        </table:table-row>
        <table:table-row table:style-name="ro1">
          <table:table-cell office:value-type="float" office:value="4911875" calcext:value-type="float">
            <text:p>4911875</text:p>
          </table:table-cell>
          <table:table-cell table:formula="of:=[.A309]/1000/(60*60*24)" office:value-type="time" office:time-value="PT01H21M51.875S" calcext:value-type="time">
            <text:p>01:2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338.13" calcext:value-type="float">
            <text:p>338.13</text:p>
          </table:table-cell>
          <table:table-cell office:value-type="float" office:value="421.59" calcext:value-type="float">
            <text:p>421.59</text:p>
          </table:table-cell>
        </table:table-row>
        <table:table-row table:style-name="ro1">
          <table:table-cell office:value-type="float" office:value="4927875" calcext:value-type="float">
            <text:p>4927875</text:p>
          </table:table-cell>
          <table:table-cell table:formula="of:=[.A310]/1000/(60*60*24)" office:value-type="time" office:time-value="PT01H22M07.875S" calcext:value-type="time">
            <text:p>01:2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5.19" calcext:value-type="float">
            <text:p>295.19</text:p>
          </table:table-cell>
          <table:table-cell office:value-type="float" office:value="339.2" calcext:value-type="float">
            <text:p>339.2</text:p>
          </table:table-cell>
          <table:table-cell office:value-type="float" office:value="422.9" calcext:value-type="float">
            <text:p>422.9</text:p>
          </table:table-cell>
        </table:table-row>
        <table:table-row table:style-name="ro1">
          <table:table-cell office:value-type="float" office:value="4943875" calcext:value-type="float">
            <text:p>4943875</text:p>
          </table:table-cell>
          <table:table-cell table:formula="of:=[.A311]/1000/(60*60*24)" office:value-type="time" office:time-value="PT01H22M23.875S" calcext:value-type="time">
            <text:p>01:2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340.28" calcext:value-type="float">
            <text:p>340.28</text:p>
          </table:table-cell>
          <table:table-cell office:value-type="float" office:value="424.22" calcext:value-type="float">
            <text:p>424.22</text:p>
          </table:table-cell>
        </table:table-row>
        <table:table-row table:style-name="ro1">
          <table:table-cell office:value-type="float" office:value="4959875" calcext:value-type="float">
            <text:p>4959875</text:p>
          </table:table-cell>
          <table:table-cell table:formula="of:=[.A312]/1000/(60*60*24)" office:value-type="time" office:time-value="PT01H22M39.875S" calcext:value-type="time">
            <text:p>01:2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341.36" calcext:value-type="float">
            <text:p>341.36</text:p>
          </table:table-cell>
          <table:table-cell office:value-type="float" office:value="425.54" calcext:value-type="float">
            <text:p>425.54</text:p>
          </table:table-cell>
        </table:table-row>
        <table:table-row table:style-name="ro1">
          <table:table-cell office:value-type="float" office:value="4975875" calcext:value-type="float">
            <text:p>4975875</text:p>
          </table:table-cell>
          <table:table-cell table:formula="of:=[.A313]/1000/(60*60*24)" office:value-type="time" office:time-value="PT01H22M55.875S" calcext:value-type="time">
            <text:p>01:2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342.44" calcext:value-type="float">
            <text:p>342.44</text:p>
          </table:table-cell>
          <table:table-cell office:value-type="float" office:value="426.85" calcext:value-type="float">
            <text:p>426.85</text:p>
          </table:table-cell>
        </table:table-row>
        <table:table-row table:style-name="ro1">
          <table:table-cell office:value-type="float" office:value="4991875" calcext:value-type="float">
            <text:p>4991875</text:p>
          </table:table-cell>
          <table:table-cell table:formula="of:=[.A314]/1000/(60*60*24)" office:value-type="time" office:time-value="PT01H23M11.875S" calcext:value-type="time">
            <text:p>01:2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343.52" calcext:value-type="float">
            <text:p>343.52</text:p>
          </table:table-cell>
          <table:table-cell office:value-type="float" office:value="428.17" calcext:value-type="float">
            <text:p>428.17</text:p>
          </table:table-cell>
        </table:table-row>
        <table:table-row table:style-name="ro1">
          <table:table-cell office:value-type="float" office:value="5007875" calcext:value-type="float">
            <text:p>5007875</text:p>
          </table:table-cell>
          <table:table-cell table:formula="of:=[.A315]/1000/(60*60*24)" office:value-type="time" office:time-value="PT01H23M27.875S" calcext:value-type="time">
            <text:p>01:2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344.6" calcext:value-type="float">
            <text:p>344.6</text:p>
          </table:table-cell>
          <table:table-cell office:value-type="float" office:value="429.48" calcext:value-type="float">
            <text:p>429.48</text:p>
          </table:table-cell>
        </table:table-row>
        <table:table-row table:style-name="ro1">
          <table:table-cell office:value-type="float" office:value="5023875" calcext:value-type="float">
            <text:p>5023875</text:p>
          </table:table-cell>
          <table:table-cell table:formula="of:=[.A316]/1000/(60*60*24)" office:value-type="time" office:time-value="PT01H23M43.875S" calcext:value-type="time">
            <text:p>01:2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345.67" calcext:value-type="float">
            <text:p>345.67</text:p>
          </table:table-cell>
          <table:table-cell office:value-type="float" office:value="430.8" calcext:value-type="float">
            <text:p>430.8</text:p>
          </table:table-cell>
        </table:table-row>
        <table:table-row table:style-name="ro1">
          <table:table-cell office:value-type="float" office:value="5039875" calcext:value-type="float">
            <text:p>5039875</text:p>
          </table:table-cell>
          <table:table-cell table:formula="of:=[.A317]/1000/(60*60*24)" office:value-type="time" office:time-value="PT01H23M59.875S" calcext:value-type="time">
            <text:p>01:2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5.06" calcext:value-type="float">
            <text:p>295.06</text:p>
          </table:table-cell>
          <table:table-cell office:value-type="float" office:value="346.75" calcext:value-type="float">
            <text:p>346.75</text:p>
          </table:table-cell>
          <table:table-cell office:value-type="float" office:value="432.11" calcext:value-type="float">
            <text:p>432.11</text:p>
          </table:table-cell>
        </table:table-row>
        <table:table-row table:style-name="ro1">
          <table:table-cell office:value-type="float" office:value="5055875" calcext:value-type="float">
            <text:p>5055875</text:p>
          </table:table-cell>
          <table:table-cell table:formula="of:=[.A318]/1000/(60*60*24)" office:value-type="time" office:time-value="PT01H24M15.875S" calcext:value-type="time">
            <text:p>01:2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347.83" calcext:value-type="float">
            <text:p>347.83</text:p>
          </table:table-cell>
          <table:table-cell office:value-type="float" office:value="433.43" calcext:value-type="float">
            <text:p>433.43</text:p>
          </table:table-cell>
        </table:table-row>
        <table:table-row table:style-name="ro1">
          <table:table-cell office:value-type="float" office:value="5071875" calcext:value-type="float">
            <text:p>5071875</text:p>
          </table:table-cell>
          <table:table-cell table:formula="of:=[.A319]/1000/(60*60*24)" office:value-type="time" office:time-value="PT01H24M31.875S" calcext:value-type="time">
            <text:p>01:2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4.94" calcext:value-type="float">
            <text:p>294.94</text:p>
          </table:table-cell>
          <table:table-cell office:value-type="float" office:value="348.91" calcext:value-type="float">
            <text:p>348.91</text:p>
          </table:table-cell>
          <table:table-cell office:value-type="float" office:value="434.74" calcext:value-type="float">
            <text:p>434.74</text:p>
          </table:table-cell>
        </table:table-row>
        <table:table-row table:style-name="ro1">
          <table:table-cell office:value-type="float" office:value="5087875" calcext:value-type="float">
            <text:p>5087875</text:p>
          </table:table-cell>
          <table:table-cell table:formula="of:=[.A320]/1000/(60*60*24)" office:value-type="time" office:time-value="PT01H24M47.875S" calcext:value-type="time">
            <text:p>01:2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349.99" calcext:value-type="float">
            <text:p>349.99</text:p>
          </table:table-cell>
          <table:table-cell office:value-type="float" office:value="436.06" calcext:value-type="float">
            <text:p>436.06</text:p>
          </table:table-cell>
        </table:table-row>
        <table:table-row table:style-name="ro1">
          <table:table-cell office:value-type="float" office:value="5103875" calcext:value-type="float">
            <text:p>5103875</text:p>
          </table:table-cell>
          <table:table-cell table:formula="of:=[.A321]/1000/(60*60*24)" office:value-type="time" office:time-value="PT01H25M03.875S" calcext:value-type="time">
            <text:p>01:2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351.06" calcext:value-type="float">
            <text:p>351.06</text:p>
          </table:table-cell>
          <table:table-cell office:value-type="float" office:value="437.37" calcext:value-type="float">
            <text:p>437.37</text:p>
          </table:table-cell>
        </table:table-row>
        <table:table-row table:style-name="ro1">
          <table:table-cell office:value-type="float" office:value="5119875" calcext:value-type="float">
            <text:p>5119875</text:p>
          </table:table-cell>
          <table:table-cell table:formula="of:=[.A322]/1000/(60*60*24)" office:value-type="time" office:time-value="PT01H25M19.875S" calcext:value-type="time">
            <text:p>01:2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352.14" calcext:value-type="float">
            <text:p>352.14</text:p>
          </table:table-cell>
          <table:table-cell office:value-type="float" office:value="438.69" calcext:value-type="float">
            <text:p>438.69</text:p>
          </table:table-cell>
        </table:table-row>
        <table:table-row table:style-name="ro1">
          <table:table-cell office:value-type="float" office:value="5135875" calcext:value-type="float">
            <text:p>5135875</text:p>
          </table:table-cell>
          <table:table-cell table:formula="of:=[.A323]/1000/(60*60*24)" office:value-type="time" office:time-value="PT01H25M35.875S" calcext:value-type="time">
            <text:p>01:2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4.82" calcext:value-type="float">
            <text:p>294.82</text:p>
          </table:table-cell>
          <table:table-cell office:value-type="float" office:value="353.22" calcext:value-type="float">
            <text:p>353.2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151875" calcext:value-type="float">
            <text:p>5151875</text:p>
          </table:table-cell>
          <table:table-cell table:formula="of:=[.A324]/1000/(60*60*24)" office:value-type="time" office:time-value="PT01H25M51.875S" calcext:value-type="time">
            <text:p>01:2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354.3" calcext:value-type="float">
            <text:p>354.3</text:p>
          </table:table-cell>
          <table:table-cell office:value-type="float" office:value="441.31" calcext:value-type="float">
            <text:p>441.31</text:p>
          </table:table-cell>
        </table:table-row>
        <table:table-row table:style-name="ro1">
          <table:table-cell office:value-type="float" office:value="5167875" calcext:value-type="float">
            <text:p>5167875</text:p>
          </table:table-cell>
          <table:table-cell table:formula="of:=[.A325]/1000/(60*60*24)" office:value-type="time" office:time-value="PT01H26M07.875S" calcext:value-type="time">
            <text:p>01:2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4.82" calcext:value-type="float">
            <text:p>294.82</text:p>
          </table:table-cell>
          <table:table-cell office:value-type="float" office:value="355.37" calcext:value-type="float">
            <text:p>355.37</text:p>
          </table:table-cell>
          <table:table-cell office:value-type="float" office:value="442.63" calcext:value-type="float">
            <text:p>442.63</text:p>
          </table:table-cell>
        </table:table-row>
        <table:table-row table:style-name="ro1">
          <table:table-cell office:value-type="float" office:value="5183875" calcext:value-type="float">
            <text:p>5183875</text:p>
          </table:table-cell>
          <table:table-cell table:formula="of:=[.A326]/1000/(60*60*24)" office:value-type="time" office:time-value="PT01H26M23.875S" calcext:value-type="time">
            <text:p>01:2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356.45" calcext:value-type="float">
            <text:p>356.45</text:p>
          </table:table-cell>
          <table:table-cell office:value-type="float" office:value="443.94" calcext:value-type="float">
            <text:p>443.94</text:p>
          </table:table-cell>
        </table:table-row>
        <table:table-row table:style-name="ro1">
          <table:table-cell office:value-type="float" office:value="5199875" calcext:value-type="float">
            <text:p>5199875</text:p>
          </table:table-cell>
          <table:table-cell table:formula="of:=[.A327]/1000/(60*60*24)" office:value-type="time" office:time-value="PT01H26M39.875S" calcext:value-type="time">
            <text:p>01:2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8" calcext:value-type="float">
            <text:p>295.78</text:p>
          </table:table-cell>
          <table:table-cell office:value-type="float" office:value="357.53" calcext:value-type="float">
            <text:p>357.53</text:p>
          </table:table-cell>
          <table:table-cell office:value-type="float" office:value="445.25" calcext:value-type="float">
            <text:p>445.25</text:p>
          </table:table-cell>
        </table:table-row>
        <table:table-row table:style-name="ro1">
          <table:table-cell office:value-type="float" office:value="5215875" calcext:value-type="float">
            <text:p>5215875</text:p>
          </table:table-cell>
          <table:table-cell table:formula="of:=[.A328]/1000/(60*60*24)" office:value-type="time" office:time-value="PT01H26M55.875S" calcext:value-type="time">
            <text:p>01:2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358.6" calcext:value-type="float">
            <text:p>358.6</text:p>
          </table:table-cell>
          <table:table-cell office:value-type="float" office:value="446.56" calcext:value-type="float">
            <text:p>446.56</text:p>
          </table:table-cell>
        </table:table-row>
        <table:table-row table:style-name="ro1">
          <table:table-cell office:value-type="float" office:value="5231875" calcext:value-type="float">
            <text:p>5231875</text:p>
          </table:table-cell>
          <table:table-cell table:formula="of:=[.A329]/1000/(60*60*24)" office:value-type="time" office:time-value="PT01H27M11.875S" calcext:value-type="time">
            <text:p>01:2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359.68" calcext:value-type="float">
            <text:p>359.68</text:p>
          </table:table-cell>
          <table:table-cell office:value-type="float" office:value="447.87" calcext:value-type="float">
            <text:p>447.87</text:p>
          </table:table-cell>
        </table:table-row>
        <table:table-row table:style-name="ro1">
          <table:table-cell office:value-type="float" office:value="5247875" calcext:value-type="float">
            <text:p>5247875</text:p>
          </table:table-cell>
          <table:table-cell table:formula="of:=[.A330]/1000/(60*60*24)" office:value-type="time" office:time-value="PT01H27M27.875S" calcext:value-type="time">
            <text:p>01:2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360.76" calcext:value-type="float">
            <text:p>360.76</text:p>
          </table:table-cell>
          <table:table-cell office:value-type="float" office:value="449.18" calcext:value-type="float">
            <text:p>449.18</text:p>
          </table:table-cell>
        </table:table-row>
        <table:table-row table:style-name="ro1">
          <table:table-cell office:value-type="float" office:value="5263875" calcext:value-type="float">
            <text:p>5263875</text:p>
          </table:table-cell>
          <table:table-cell table:formula="of:=[.A331]/1000/(60*60*24)" office:value-type="time" office:time-value="PT01H27M43.875S" calcext:value-type="time">
            <text:p>01:2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361.83" calcext:value-type="float">
            <text:p>361.83</text:p>
          </table:table-cell>
          <table:table-cell office:value-type="float" office:value="450.49" calcext:value-type="float">
            <text:p>450.49</text:p>
          </table:table-cell>
        </table:table-row>
        <table:table-row table:style-name="ro1">
          <table:table-cell office:value-type="float" office:value="5279875" calcext:value-type="float">
            <text:p>5279875</text:p>
          </table:table-cell>
          <table:table-cell table:formula="of:=[.A332]/1000/(60*60*24)" office:value-type="time" office:time-value="PT01H27M59.875S" calcext:value-type="time">
            <text:p>01:2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362.91" calcext:value-type="float">
            <text:p>362.91</text:p>
          </table:table-cell>
          <table:table-cell office:value-type="float" office:value="451.8" calcext:value-type="float">
            <text:p>451.8</text:p>
          </table:table-cell>
        </table:table-row>
        <table:table-row table:style-name="ro1">
          <table:table-cell office:value-type="float" office:value="5295875" calcext:value-type="float">
            <text:p>5295875</text:p>
          </table:table-cell>
          <table:table-cell table:formula="of:=[.A333]/1000/(60*60*24)" office:value-type="time" office:time-value="PT01H28M15.875S" calcext:value-type="time">
            <text:p>01:2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363.99" calcext:value-type="float">
            <text:p>363.99</text:p>
          </table:table-cell>
          <table:table-cell office:value-type="float" office:value="453.11" calcext:value-type="float">
            <text:p>453.11</text:p>
          </table:table-cell>
        </table:table-row>
        <table:table-row table:style-name="ro1">
          <table:table-cell office:value-type="float" office:value="5311875" calcext:value-type="float">
            <text:p>5311875</text:p>
          </table:table-cell>
          <table:table-cell table:formula="of:=[.A334]/1000/(60*60*24)" office:value-type="time" office:time-value="PT01H28M31.875S" calcext:value-type="time">
            <text:p>01:2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365.06" calcext:value-type="float">
            <text:p>365.06</text:p>
          </table:table-cell>
          <table:table-cell office:value-type="float" office:value="454.42" calcext:value-type="float">
            <text:p>454.42</text:p>
          </table:table-cell>
        </table:table-row>
        <table:table-row table:style-name="ro1">
          <table:table-cell office:value-type="float" office:value="5327875" calcext:value-type="float">
            <text:p>5327875</text:p>
          </table:table-cell>
          <table:table-cell table:formula="of:=[.A335]/1000/(60*60*24)" office:value-type="time" office:time-value="PT01H28M47.875S" calcext:value-type="time">
            <text:p>01:2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366.14" calcext:value-type="float">
            <text:p>366.14</text:p>
          </table:table-cell>
          <table:table-cell office:value-type="float" office:value="455.73" calcext:value-type="float">
            <text:p>455.73</text:p>
          </table:table-cell>
        </table:table-row>
        <table:table-row table:style-name="ro1">
          <table:table-cell office:value-type="float" office:value="5343875" calcext:value-type="float">
            <text:p>5343875</text:p>
          </table:table-cell>
          <table:table-cell table:formula="of:=[.A336]/1000/(60*60*24)" office:value-type="time" office:time-value="PT01H29M03.875S" calcext:value-type="time">
            <text:p>01:2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5" calcext:value-type="float">
            <text:p>294.45</text:p>
          </table:table-cell>
          <table:table-cell office:value-type="float" office:value="367.22" calcext:value-type="float">
            <text:p>367.22</text:p>
          </table:table-cell>
          <table:table-cell office:value-type="float" office:value="457.04" calcext:value-type="float">
            <text:p>457.04</text:p>
          </table:table-cell>
        </table:table-row>
        <table:table-row table:style-name="ro1">
          <table:table-cell office:value-type="float" office:value="5359875" calcext:value-type="float">
            <text:p>5359875</text:p>
          </table:table-cell>
          <table:table-cell table:formula="of:=[.A337]/1000/(60*60*24)" office:value-type="time" office:time-value="PT01H29M19.875S" calcext:value-type="time">
            <text:p>01:2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368.29" calcext:value-type="float">
            <text:p>368.29</text:p>
          </table:table-cell>
          <table:table-cell office:value-type="float" office:value="458.35" calcext:value-type="float">
            <text:p>458.35</text:p>
          </table:table-cell>
        </table:table-row>
        <table:table-row table:style-name="ro1">
          <table:table-cell office:value-type="float" office:value="5375875" calcext:value-type="float">
            <text:p>5375875</text:p>
          </table:table-cell>
          <table:table-cell table:formula="of:=[.A338]/1000/(60*60*24)" office:value-type="time" office:time-value="PT01H29M35.875S" calcext:value-type="time">
            <text:p>01:2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5" calcext:value-type="float">
            <text:p>294.45</text:p>
          </table:table-cell>
          <table:table-cell office:value-type="float" office:value="369.37" calcext:value-type="float">
            <text:p>369.37</text:p>
          </table:table-cell>
          <table:table-cell office:value-type="float" office:value="459.66" calcext:value-type="float">
            <text:p>459.66</text:p>
          </table:table-cell>
        </table:table-row>
        <table:table-row table:style-name="ro1">
          <table:table-cell office:value-type="float" office:value="5391875" calcext:value-type="float">
            <text:p>5391875</text:p>
          </table:table-cell>
          <table:table-cell table:formula="of:=[.A339]/1000/(60*60*24)" office:value-type="time" office:time-value="PT01H29M51.875S" calcext:value-type="time">
            <text:p>01:2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370.45" calcext:value-type="float">
            <text:p>370.45</text:p>
          </table:table-cell>
          <table:table-cell office:value-type="float" office:value="460.97" calcext:value-type="float">
            <text:p>460.97</text:p>
          </table:table-cell>
        </table:table-row>
        <table:table-row table:style-name="ro1">
          <table:table-cell office:value-type="float" office:value="5407875" calcext:value-type="float">
            <text:p>5407875</text:p>
          </table:table-cell>
          <table:table-cell table:formula="of:=[.A340]/1000/(60*60*24)" office:value-type="time" office:time-value="PT01H30M07.875S" calcext:value-type="time">
            <text:p>01:3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371.52" calcext:value-type="float">
            <text:p>371.52</text:p>
          </table:table-cell>
          <table:table-cell office:value-type="float" office:value="462.28" calcext:value-type="float">
            <text:p>462.28</text:p>
          </table:table-cell>
        </table:table-row>
        <table:table-row table:style-name="ro1">
          <table:table-cell office:value-type="float" office:value="5423875" calcext:value-type="float">
            <text:p>5423875</text:p>
          </table:table-cell>
          <table:table-cell table:formula="of:=[.A341]/1000/(60*60*24)" office:value-type="time" office:time-value="PT01H30M23.875S" calcext:value-type="time">
            <text:p>01:3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372.6" calcext:value-type="float">
            <text:p>372.6</text:p>
          </table:table-cell>
          <table:table-cell office:value-type="float" office:value="463.58" calcext:value-type="float">
            <text:p>463.58</text:p>
          </table:table-cell>
        </table:table-row>
        <table:table-row table:style-name="ro1">
          <table:table-cell office:value-type="float" office:value="5439875" calcext:value-type="float">
            <text:p>5439875</text:p>
          </table:table-cell>
          <table:table-cell table:formula="of:=[.A342]/1000/(60*60*24)" office:value-type="time" office:time-value="PT01H30M39.875S" calcext:value-type="time">
            <text:p>01:3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373.67" calcext:value-type="float">
            <text:p>373.67</text:p>
          </table:table-cell>
          <table:table-cell office:value-type="float" office:value="464.89" calcext:value-type="float">
            <text:p>464.89</text:p>
          </table:table-cell>
        </table:table-row>
        <table:table-row table:style-name="ro1">
          <table:table-cell office:value-type="float" office:value="5455875" calcext:value-type="float">
            <text:p>5455875</text:p>
          </table:table-cell>
          <table:table-cell table:formula="of:=[.A343]/1000/(60*60*24)" office:value-type="time" office:time-value="PT01H30M55.875S" calcext:value-type="time">
            <text:p>01:3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374.75" calcext:value-type="float">
            <text:p>374.75</text:p>
          </table:table-cell>
          <table:table-cell office:value-type="float" office:value="466.2" calcext:value-type="float">
            <text:p>466.2</text:p>
          </table:table-cell>
        </table:table-row>
        <table:table-row table:style-name="ro1">
          <table:table-cell office:value-type="float" office:value="5471875" calcext:value-type="float">
            <text:p>5471875</text:p>
          </table:table-cell>
          <table:table-cell table:formula="of:=[.A344]/1000/(60*60*24)" office:value-type="time" office:time-value="PT01H31M11.875S" calcext:value-type="time">
            <text:p>01:3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375.82" calcext:value-type="float">
            <text:p>375.82</text:p>
          </table:table-cell>
          <table:table-cell office:value-type="float" office:value="467.51" calcext:value-type="float">
            <text:p>467.51</text:p>
          </table:table-cell>
        </table:table-row>
        <table:table-row table:style-name="ro1">
          <table:table-cell office:value-type="float" office:value="5487875" calcext:value-type="float">
            <text:p>5487875</text:p>
          </table:table-cell>
          <table:table-cell table:formula="of:=[.A345]/1000/(60*60*24)" office:value-type="time" office:time-value="PT01H31M27.875S" calcext:value-type="time">
            <text:p>01:3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376.9" calcext:value-type="float">
            <text:p>376.9</text:p>
          </table:table-cell>
          <table:table-cell office:value-type="float" office:value="468.82" calcext:value-type="float">
            <text:p>468.82</text:p>
          </table:table-cell>
        </table:table-row>
        <table:table-row table:style-name="ro1">
          <table:table-cell office:value-type="float" office:value="5503875" calcext:value-type="float">
            <text:p>5503875</text:p>
          </table:table-cell>
          <table:table-cell table:formula="of:=[.A346]/1000/(60*60*24)" office:value-type="time" office:time-value="PT01H31M43.875S" calcext:value-type="time">
            <text:p>01:3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377.98" calcext:value-type="float">
            <text:p>377.98</text:p>
          </table:table-cell>
          <table:table-cell office:value-type="float" office:value="470.13" calcext:value-type="float">
            <text:p>470.13</text:p>
          </table:table-cell>
        </table:table-row>
        <table:table-row table:style-name="ro1">
          <table:table-cell office:value-type="float" office:value="5519875" calcext:value-type="float">
            <text:p>5519875</text:p>
          </table:table-cell>
          <table:table-cell table:formula="of:=[.A347]/1000/(60*60*24)" office:value-type="time" office:time-value="PT01H31M59.875S" calcext:value-type="time">
            <text:p>01:3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379.05" calcext:value-type="float">
            <text:p>379.05</text:p>
          </table:table-cell>
          <table:table-cell office:value-type="float" office:value="471.43" calcext:value-type="float">
            <text:p>471.43</text:p>
          </table:table-cell>
        </table:table-row>
        <table:table-row table:style-name="ro1">
          <table:table-cell office:value-type="float" office:value="5535875" calcext:value-type="float">
            <text:p>5535875</text:p>
          </table:table-cell>
          <table:table-cell table:formula="of:=[.A348]/1000/(60*60*24)" office:value-type="time" office:time-value="PT01H32M15.875S" calcext:value-type="time">
            <text:p>01:3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380.13" calcext:value-type="float">
            <text:p>380.13</text:p>
          </table:table-cell>
          <table:table-cell office:value-type="float" office:value="472.74" calcext:value-type="float">
            <text:p>472.74</text:p>
          </table:table-cell>
        </table:table-row>
        <table:table-row table:style-name="ro1">
          <table:table-cell office:value-type="float" office:value="5551875" calcext:value-type="float">
            <text:p>5551875</text:p>
          </table:table-cell>
          <table:table-cell table:formula="of:=[.A349]/1000/(60*60*24)" office:value-type="time" office:time-value="PT01H32M31.875S" calcext:value-type="time">
            <text:p>01:3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381.2" calcext:value-type="float">
            <text:p>381.2</text:p>
          </table:table-cell>
          <table:table-cell office:value-type="float" office:value="474.05" calcext:value-type="float">
            <text:p>474.05</text:p>
          </table:table-cell>
        </table:table-row>
        <table:table-row table:style-name="ro1">
          <table:table-cell office:value-type="float" office:value="5567875" calcext:value-type="float">
            <text:p>5567875</text:p>
          </table:table-cell>
          <table:table-cell table:formula="of:=[.A350]/1000/(60*60*24)" office:value-type="time" office:time-value="PT01H32M47.875S" calcext:value-type="time">
            <text:p>01:32:48</text:p>
          </table:table-cell>
          <table:table-cell office:value-type="float" office:value="1.21" calcext:value-type="float">
            <text:p>1.21</text:p>
          </table:table-cell>
          <table:table-cell office:value-type="float" office:value="241.9" calcext:value-type="float">
            <text:p>241.9</text:p>
          </table:table-cell>
          <table:table-cell office:value-type="float" office:value="293.23" calcext:value-type="float">
            <text:p>293.23</text:p>
          </table:table-cell>
          <table:table-cell office:value-type="float" office:value="382.28" calcext:value-type="float">
            <text:p>382.28</text:p>
          </table:table-cell>
          <table:table-cell office:value-type="float" office:value="475.36" calcext:value-type="float">
            <text:p>475.36</text:p>
          </table:table-cell>
        </table:table-row>
        <table:table-row table:style-name="ro1">
          <table:table-cell office:value-type="float" office:value="5583875" calcext:value-type="float">
            <text:p>5583875</text:p>
          </table:table-cell>
          <table:table-cell table:formula="of:=[.A351]/1000/(60*60*24)" office:value-type="time" office:time-value="PT01H33M03.875S" calcext:value-type="time">
            <text:p>01:3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19" calcext:value-type="float">
            <text:p>294.19</text:p>
          </table:table-cell>
          <table:table-cell office:value-type="float" office:value="383.35" calcext:value-type="float">
            <text:p>383.35</text:p>
          </table:table-cell>
          <table:table-cell office:value-type="float" office:value="476.66" calcext:value-type="float">
            <text:p>476.66</text:p>
          </table:table-cell>
        </table:table-row>
        <table:table-row table:style-name="ro1">
          <table:table-cell office:value-type="float" office:value="5599875" calcext:value-type="float">
            <text:p>5599875</text:p>
          </table:table-cell>
          <table:table-cell table:formula="of:=[.A352]/1000/(60*60*24)" office:value-type="time" office:time-value="PT01H33M19.875S" calcext:value-type="time">
            <text:p>01:3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84.43" calcext:value-type="float">
            <text:p>384.43</text:p>
          </table:table-cell>
          <table:table-cell office:value-type="float" office:value="477.97" calcext:value-type="float">
            <text:p>477.97</text:p>
          </table:table-cell>
        </table:table-row>
        <table:table-row table:style-name="ro1">
          <table:table-cell office:value-type="float" office:value="5615875" calcext:value-type="float">
            <text:p>5615875</text:p>
          </table:table-cell>
          <table:table-cell table:formula="of:=[.A353]/1000/(60*60*24)" office:value-type="time" office:time-value="PT01H33M35.875S" calcext:value-type="time">
            <text:p>01:3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85.5" calcext:value-type="float">
            <text:p>385.5</text:p>
          </table:table-cell>
          <table:table-cell office:value-type="float" office:value="479.28" calcext:value-type="float">
            <text:p>479.28</text:p>
          </table:table-cell>
        </table:table-row>
        <table:table-row table:style-name="ro1">
          <table:table-cell office:value-type="float" office:value="5631875" calcext:value-type="float">
            <text:p>5631875</text:p>
          </table:table-cell>
          <table:table-cell table:formula="of:=[.A354]/1000/(60*60*24)" office:value-type="time" office:time-value="PT01H33M51.875S" calcext:value-type="time">
            <text:p>01:3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86.58" calcext:value-type="float">
            <text:p>386.58</text:p>
          </table:table-cell>
          <table:table-cell office:value-type="float" office:value="480.58" calcext:value-type="float">
            <text:p>480.58</text:p>
          </table:table-cell>
        </table:table-row>
        <table:table-row table:style-name="ro1">
          <table:table-cell office:value-type="float" office:value="5647875" calcext:value-type="float">
            <text:p>5647875</text:p>
          </table:table-cell>
          <table:table-cell table:formula="of:=[.A355]/1000/(60*60*24)" office:value-type="time" office:time-value="PT01H34M07.875S" calcext:value-type="time">
            <text:p>01:3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87.65" calcext:value-type="float">
            <text:p>387.65</text:p>
          </table:table-cell>
          <table:table-cell office:value-type="float" office:value="481.89" calcext:value-type="float">
            <text:p>481.89</text:p>
          </table:table-cell>
        </table:table-row>
        <table:table-row table:style-name="ro1">
          <table:table-cell office:value-type="float" office:value="5663875" calcext:value-type="float">
            <text:p>5663875</text:p>
          </table:table-cell>
          <table:table-cell table:formula="of:=[.A356]/1000/(60*60*24)" office:value-type="time" office:time-value="PT01H34M23.875S" calcext:value-type="time">
            <text:p>01:3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88.73" calcext:value-type="float">
            <text:p>388.73</text:p>
          </table:table-cell>
          <table:table-cell office:value-type="float" office:value="483.2" calcext:value-type="float">
            <text:p>483.2</text:p>
          </table:table-cell>
        </table:table-row>
        <table:table-row table:style-name="ro1">
          <table:table-cell office:value-type="float" office:value="5679875" calcext:value-type="float">
            <text:p>5679875</text:p>
          </table:table-cell>
          <table:table-cell table:formula="of:=[.A357]/1000/(60*60*24)" office:value-type="time" office:time-value="PT01H34M39.875S" calcext:value-type="time">
            <text:p>01:3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389.8" calcext:value-type="float">
            <text:p>389.8</text:p>
          </table:table-cell>
          <table:table-cell office:value-type="float" office:value="484.5" calcext:value-type="float">
            <text:p>484.5</text:p>
          </table:table-cell>
        </table:table-row>
        <table:table-row table:style-name="ro1">
          <table:table-cell office:value-type="float" office:value="5695875" calcext:value-type="float">
            <text:p>5695875</text:p>
          </table:table-cell>
          <table:table-cell table:formula="of:=[.A358]/1000/(60*60*24)" office:value-type="time" office:time-value="PT01H34M55.875S" calcext:value-type="time">
            <text:p>01:34:56</text:p>
          </table:table-cell>
          <table:table-cell office:value-type="float" office:value="1.21" calcext:value-type="float">
            <text:p>1.21</text:p>
          </table:table-cell>
          <table:table-cell office:value-type="float" office:value="241.7" calcext:value-type="float">
            <text:p>241.7</text:p>
          </table:table-cell>
          <table:table-cell office:value-type="float" office:value="292.98" calcext:value-type="float">
            <text:p>292.98</text:p>
          </table:table-cell>
          <table:table-cell office:value-type="float" office:value="390.87" calcext:value-type="float">
            <text:p>390.87</text:p>
          </table:table-cell>
          <table:table-cell office:value-type="float" office:value="485.81" calcext:value-type="float">
            <text:p>485.81</text:p>
          </table:table-cell>
        </table:table-row>
        <table:table-row table:style-name="ro1">
          <table:table-cell office:value-type="float" office:value="5711875" calcext:value-type="float">
            <text:p>5711875</text:p>
          </table:table-cell>
          <table:table-cell table:formula="of:=[.A359]/1000/(60*60*24)" office:value-type="time" office:time-value="PT01H35M11.875S" calcext:value-type="time">
            <text:p>01:3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391.95" calcext:value-type="float">
            <text:p>391.95</text:p>
          </table:table-cell>
          <table:table-cell office:value-type="float" office:value="487.12" calcext:value-type="float">
            <text:p>487.12</text:p>
          </table:table-cell>
        </table:table-row>
        <table:table-row table:style-name="ro1">
          <table:table-cell office:value-type="float" office:value="5727875" calcext:value-type="float">
            <text:p>5727875</text:p>
          </table:table-cell>
          <table:table-cell table:formula="of:=[.A360]/1000/(60*60*24)" office:value-type="time" office:time-value="PT01H35M27.875S" calcext:value-type="time">
            <text:p>01:3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393.02" calcext:value-type="float">
            <text:p>393.02</text:p>
          </table:table-cell>
          <table:table-cell office:value-type="float" office:value="488.42" calcext:value-type="float">
            <text:p>488.42</text:p>
          </table:table-cell>
        </table:table-row>
        <table:table-row table:style-name="ro1">
          <table:table-cell office:value-type="float" office:value="5743875" calcext:value-type="float">
            <text:p>5743875</text:p>
          </table:table-cell>
          <table:table-cell table:formula="of:=[.A361]/1000/(60*60*24)" office:value-type="time" office:time-value="PT01H35M43.875S" calcext:value-type="time">
            <text:p>01:35:44</text:p>
          </table:table-cell>
          <table:table-cell office:value-type="float" office:value="1.21" calcext:value-type="float">
            <text:p>1.21</text:p>
          </table:table-cell>
          <table:table-cell office:value-type="float" office:value="241.7" calcext:value-type="float">
            <text:p>241.7</text:p>
          </table:table-cell>
          <table:table-cell office:value-type="float" office:value="292.98" calcext:value-type="float">
            <text:p>292.98</text:p>
          </table:table-cell>
          <table:table-cell office:value-type="float" office:value="394.1" calcext:value-type="float">
            <text:p>394.1</text:p>
          </table:table-cell>
          <table:table-cell office:value-type="float" office:value="489.73" calcext:value-type="float">
            <text:p>489.73</text:p>
          </table:table-cell>
        </table:table-row>
        <table:table-row table:style-name="ro1">
          <table:table-cell office:value-type="float" office:value="5759875" calcext:value-type="float">
            <text:p>5759875</text:p>
          </table:table-cell>
          <table:table-cell table:formula="of:=[.A362]/1000/(60*60*24)" office:value-type="time" office:time-value="PT01H35M59.875S" calcext:value-type="time">
            <text:p>01:3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395.17" calcext:value-type="float">
            <text:p>395.17</text:p>
          </table:table-cell>
          <table:table-cell office:value-type="float" office:value="491.03" calcext:value-type="float">
            <text:p>491.03</text:p>
          </table:table-cell>
        </table:table-row>
        <table:table-row table:style-name="ro1">
          <table:table-cell office:value-type="float" office:value="5775875" calcext:value-type="float">
            <text:p>5775875</text:p>
          </table:table-cell>
          <table:table-cell table:formula="of:=[.A363]/1000/(60*60*24)" office:value-type="time" office:time-value="PT01H36M15.875S" calcext:value-type="time">
            <text:p>01:3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396.25" calcext:value-type="float">
            <text:p>396.25</text:p>
          </table:table-cell>
          <table:table-cell office:value-type="float" office:value="492.34" calcext:value-type="float">
            <text:p>492.34</text:p>
          </table:table-cell>
        </table:table-row>
        <table:table-row table:style-name="ro1">
          <table:table-cell office:value-type="float" office:value="5791875" calcext:value-type="float">
            <text:p>5791875</text:p>
          </table:table-cell>
          <table:table-cell table:formula="of:=[.A364]/1000/(60*60*24)" office:value-type="time" office:time-value="PT01H36M31.875S" calcext:value-type="time">
            <text:p>01:3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397.32" calcext:value-type="float">
            <text:p>397.32</text:p>
          </table:table-cell>
          <table:table-cell office:value-type="float" office:value="493.64" calcext:value-type="float">
            <text:p>493.64</text:p>
          </table:table-cell>
        </table:table-row>
        <table:table-row table:style-name="ro1">
          <table:table-cell office:value-type="float" office:value="5807875" calcext:value-type="float">
            <text:p>5807875</text:p>
          </table:table-cell>
          <table:table-cell table:formula="of:=[.A365]/1000/(60*60*24)" office:value-type="time" office:time-value="PT01H36M47.875S" calcext:value-type="time">
            <text:p>01:3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398.39" calcext:value-type="float">
            <text:p>398.39</text:p>
          </table:table-cell>
          <table:table-cell office:value-type="float" office:value="494.95" calcext:value-type="float">
            <text:p>494.95</text:p>
          </table:table-cell>
        </table:table-row>
        <table:table-row table:style-name="ro1">
          <table:table-cell office:value-type="float" office:value="5823875" calcext:value-type="float">
            <text:p>5823875</text:p>
          </table:table-cell>
          <table:table-cell table:formula="of:=[.A366]/1000/(60*60*24)" office:value-type="time" office:time-value="PT01H37M03.875S" calcext:value-type="time">
            <text:p>01:37:04</text:p>
          </table:table-cell>
          <table:table-cell office:value-type="float" office:value="1.21" calcext:value-type="float">
            <text:p>1.21</text:p>
          </table:table-cell>
          <table:table-cell office:value-type="float" office:value="241.6" calcext:value-type="float">
            <text:p>241.6</text:p>
          </table:table-cell>
          <table:table-cell office:value-type="float" office:value="292.86" calcext:value-type="float">
            <text:p>292.86</text:p>
          </table:table-cell>
          <table:table-cell office:value-type="float" office:value="399.47" calcext:value-type="float">
            <text:p>399.47</text:p>
          </table:table-cell>
          <table:table-cell office:value-type="float" office:value="496.25" calcext:value-type="float">
            <text:p>496.25</text:p>
          </table:table-cell>
        </table:table-row>
        <table:table-row table:style-name="ro1">
          <table:table-cell office:value-type="float" office:value="5839875" calcext:value-type="float">
            <text:p>5839875</text:p>
          </table:table-cell>
          <table:table-cell table:formula="of:=[.A367]/1000/(60*60*24)" office:value-type="time" office:time-value="PT01H37M19.875S" calcext:value-type="time">
            <text:p>01:3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400.54" calcext:value-type="float">
            <text:p>400.54</text:p>
          </table:table-cell>
          <table:table-cell office:value-type="float" office:value="497.55" calcext:value-type="float">
            <text:p>497.55</text:p>
          </table:table-cell>
        </table:table-row>
        <table:table-row table:style-name="ro1">
          <table:table-cell office:value-type="float" office:value="5855875" calcext:value-type="float">
            <text:p>5855875</text:p>
          </table:table-cell>
          <table:table-cell table:formula="of:=[.A368]/1000/(60*60*24)" office:value-type="time" office:time-value="PT01H37M35.875S" calcext:value-type="time">
            <text:p>01:3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401.61" calcext:value-type="float">
            <text:p>401.61</text:p>
          </table:table-cell>
          <table:table-cell office:value-type="float" office:value="498.86" calcext:value-type="float">
            <text:p>498.86</text:p>
          </table:table-cell>
        </table:table-row>
        <table:table-row table:style-name="ro1">
          <table:table-cell office:value-type="float" office:value="5871875" calcext:value-type="float">
            <text:p>5871875</text:p>
          </table:table-cell>
          <table:table-cell table:formula="of:=[.A369]/1000/(60*60*24)" office:value-type="time" office:time-value="PT01H37M51.875S" calcext:value-type="time">
            <text:p>01:3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402.69" calcext:value-type="float">
            <text:p>402.69</text:p>
          </table:table-cell>
          <table:table-cell office:value-type="float" office:value="500.16" calcext:value-type="float">
            <text:p>500.16</text:p>
          </table:table-cell>
        </table:table-row>
        <table:table-row table:style-name="ro1">
          <table:table-cell office:value-type="float" office:value="5887875" calcext:value-type="float">
            <text:p>5887875</text:p>
          </table:table-cell>
          <table:table-cell table:formula="of:=[.A370]/1000/(60*60*24)" office:value-type="time" office:time-value="PT01H38M07.875S" calcext:value-type="time">
            <text:p>01:38:08</text:p>
          </table:table-cell>
          <table:table-cell office:value-type="float" office:value="1.21" calcext:value-type="float">
            <text:p>1.21</text:p>
          </table:table-cell>
          <table:table-cell office:value-type="float" office:value="241.5" calcext:value-type="float">
            <text:p>241.5</text:p>
          </table:table-cell>
          <table:table-cell office:value-type="float" office:value="292.73" calcext:value-type="float">
            <text:p>292.73</text:p>
          </table:table-cell>
          <table:table-cell office:value-type="float" office:value="403.76" calcext:value-type="float">
            <text:p>403.76</text:p>
          </table:table-cell>
          <table:table-cell office:value-type="float" office:value="501.47" calcext:value-type="float">
            <text:p>501.47</text:p>
          </table:table-cell>
        </table:table-row>
        <table:table-row table:style-name="ro1">
          <table:table-cell office:value-type="float" office:value="5903875" calcext:value-type="float">
            <text:p>5903875</text:p>
          </table:table-cell>
          <table:table-cell table:formula="of:=[.A371]/1000/(60*60*24)" office:value-type="time" office:time-value="PT01H38M23.875S" calcext:value-type="time">
            <text:p>01:38:24</text:p>
          </table:table-cell>
          <table:table-cell office:value-type="float" office:value="1.21" calcext:value-type="float">
            <text:p>1.21</text:p>
          </table:table-cell>
          <table:table-cell office:value-type="float" office:value="241.5" calcext:value-type="float">
            <text:p>241.5</text:p>
          </table:table-cell>
          <table:table-cell office:value-type="float" office:value="292.73" calcext:value-type="float">
            <text:p>292.73</text:p>
          </table:table-cell>
          <table:table-cell office:value-type="float" office:value="404.83" calcext:value-type="float">
            <text:p>404.83</text:p>
          </table:table-cell>
          <table:table-cell office:value-type="float" office:value="502.77" calcext:value-type="float">
            <text:p>502.77</text:p>
          </table:table-cell>
        </table:table-row>
        <table:table-row table:style-name="ro1">
          <table:table-cell office:value-type="float" office:value="5919875" calcext:value-type="float">
            <text:p>5919875</text:p>
          </table:table-cell>
          <table:table-cell table:formula="of:=[.A372]/1000/(60*60*24)" office:value-type="time" office:time-value="PT01H38M39.875S" calcext:value-type="time">
            <text:p>01:38:40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405.91" calcext:value-type="float">
            <text:p>405.91</text:p>
          </table:table-cell>
          <table:table-cell office:value-type="float" office:value="504.07" calcext:value-type="float">
            <text:p>504.07</text:p>
          </table:table-cell>
        </table:table-row>
        <table:table-row table:style-name="ro1">
          <table:table-cell office:value-type="float" office:value="5935875" calcext:value-type="float">
            <text:p>5935875</text:p>
          </table:table-cell>
          <table:table-cell table:formula="of:=[.A373]/1000/(60*60*24)" office:value-type="time" office:time-value="PT01H38M55.875S" calcext:value-type="time">
            <text:p>01:3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06.98" calcext:value-type="float">
            <text:p>406.98</text:p>
          </table:table-cell>
          <table:table-cell office:value-type="float" office:value="505.37" calcext:value-type="float">
            <text:p>505.37</text:p>
          </table:table-cell>
        </table:table-row>
        <table:table-row table:style-name="ro1">
          <table:table-cell office:value-type="float" office:value="5951875" calcext:value-type="float">
            <text:p>5951875</text:p>
          </table:table-cell>
          <table:table-cell table:formula="of:=[.A374]/1000/(60*60*24)" office:value-type="time" office:time-value="PT01H39M11.875S" calcext:value-type="time">
            <text:p>01:39:12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408.05" calcext:value-type="float">
            <text:p>408.05</text:p>
          </table:table-cell>
          <table:table-cell office:value-type="float" office:value="506.67" calcext:value-type="float">
            <text:p>506.67</text:p>
          </table:table-cell>
        </table:table-row>
        <table:table-row table:style-name="ro1">
          <table:table-cell office:value-type="float" office:value="5967875" calcext:value-type="float">
            <text:p>5967875</text:p>
          </table:table-cell>
          <table:table-cell table:formula="of:=[.A375]/1000/(60*60*24)" office:value-type="time" office:time-value="PT01H39M27.875S" calcext:value-type="time">
            <text:p>01:39:28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409.13" calcext:value-type="float">
            <text:p>409.13</text:p>
          </table:table-cell>
          <table:table-cell office:value-type="float" office:value="507.98" calcext:value-type="float">
            <text:p>507.98</text:p>
          </table:table-cell>
        </table:table-row>
        <table:table-row table:style-name="ro1">
          <table:table-cell office:value-type="float" office:value="5983875" calcext:value-type="float">
            <text:p>5983875</text:p>
          </table:table-cell>
          <table:table-cell table:formula="of:=[.A376]/1000/(60*60*24)" office:value-type="time" office:time-value="PT01H39M43.875S" calcext:value-type="time">
            <text:p>01:3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410.2" calcext:value-type="float">
            <text:p>410.2</text:p>
          </table:table-cell>
          <table:table-cell office:value-type="float" office:value="509.28" calcext:value-type="float">
            <text:p>509.28</text:p>
          </table:table-cell>
        </table:table-row>
        <table:table-row table:style-name="ro1">
          <table:table-cell office:value-type="float" office:value="5999875" calcext:value-type="float">
            <text:p>5999875</text:p>
          </table:table-cell>
          <table:table-cell table:formula="of:=[.A377]/1000/(60*60*24)" office:value-type="time" office:time-value="PT01H39M59.875S" calcext:value-type="time">
            <text:p>01:40:00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411.27" calcext:value-type="float">
            <text:p>411.27</text:p>
          </table:table-cell>
          <table:table-cell office:value-type="float" office:value="510.58" calcext:value-type="float">
            <text:p>510.58</text:p>
          </table:table-cell>
        </table:table-row>
        <table:table-row table:style-name="ro1">
          <table:table-cell office:value-type="float" office:value="6015875" calcext:value-type="float">
            <text:p>6015875</text:p>
          </table:table-cell>
          <table:table-cell table:formula="of:=[.A378]/1000/(60*60*24)" office:value-type="time" office:time-value="PT01H40M15.875S" calcext:value-type="time">
            <text:p>01:40:16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412.34" calcext:value-type="float">
            <text:p>412.34</text:p>
          </table:table-cell>
          <table:table-cell office:value-type="float" office:value="511.88" calcext:value-type="float">
            <text:p>511.88</text:p>
          </table:table-cell>
        </table:table-row>
        <table:table-row table:style-name="ro1">
          <table:table-cell office:value-type="float" office:value="6031875" calcext:value-type="float">
            <text:p>6031875</text:p>
          </table:table-cell>
          <table:table-cell table:formula="of:=[.A379]/1000/(60*60*24)" office:value-type="time" office:time-value="PT01H40M31.875S" calcext:value-type="time">
            <text:p>01:40:32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413.42" calcext:value-type="float">
            <text:p>413.42</text:p>
          </table:table-cell>
          <table:table-cell office:value-type="float" office:value="513.18" calcext:value-type="float">
            <text:p>513.18</text:p>
          </table:table-cell>
        </table:table-row>
        <table:table-row table:style-name="ro1">
          <table:table-cell office:value-type="float" office:value="6047875" calcext:value-type="float">
            <text:p>6047875</text:p>
          </table:table-cell>
          <table:table-cell table:formula="of:=[.A380]/1000/(60*60*24)" office:value-type="time" office:time-value="PT01H40M47.875S" calcext:value-type="time">
            <text:p>01:40:48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414.49" calcext:value-type="float">
            <text:p>414.49</text:p>
          </table:table-cell>
          <table:table-cell office:value-type="float" office:value="514.48" calcext:value-type="float">
            <text:p>514.48</text:p>
          </table:table-cell>
        </table:table-row>
        <table:table-row table:style-name="ro1">
          <table:table-cell office:value-type="float" office:value="6063875" calcext:value-type="float">
            <text:p>6063875</text:p>
          </table:table-cell>
          <table:table-cell table:formula="of:=[.A381]/1000/(60*60*24)" office:value-type="time" office:time-value="PT01H41M03.875S" calcext:value-type="time">
            <text:p>01:41:04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415.56" calcext:value-type="float">
            <text:p>415.56</text:p>
          </table:table-cell>
          <table:table-cell office:value-type="float" office:value="515.78" calcext:value-type="float">
            <text:p>515.78</text:p>
          </table:table-cell>
        </table:table-row>
        <table:table-row table:style-name="ro1">
          <table:table-cell office:value-type="float" office:value="6079875" calcext:value-type="float">
            <text:p>6079875</text:p>
          </table:table-cell>
          <table:table-cell table:formula="of:=[.A382]/1000/(60*60*24)" office:value-type="time" office:time-value="PT01H41M19.875S" calcext:value-type="time">
            <text:p>01:41:20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416.63" calcext:value-type="float">
            <text:p>416.63</text:p>
          </table:table-cell>
          <table:table-cell office:value-type="float" office:value="517.08" calcext:value-type="float">
            <text:p>517.08</text:p>
          </table:table-cell>
        </table:table-row>
        <table:table-row table:style-name="ro1">
          <table:table-cell office:value-type="float" office:value="6095875" calcext:value-type="float">
            <text:p>6095875</text:p>
          </table:table-cell>
          <table:table-cell table:formula="of:=[.A383]/1000/(60*60*24)" office:value-type="time" office:time-value="PT01H41M35.875S" calcext:value-type="time">
            <text:p>01:41:36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417.71" calcext:value-type="float">
            <text:p>417.71</text:p>
          </table:table-cell>
          <table:table-cell office:value-type="float" office:value="518.38" calcext:value-type="float">
            <text:p>518.38</text:p>
          </table:table-cell>
        </table:table-row>
        <table:table-row table:style-name="ro1">
          <table:table-cell office:value-type="float" office:value="6111875" calcext:value-type="float">
            <text:p>6111875</text:p>
          </table:table-cell>
          <table:table-cell table:formula="of:=[.A384]/1000/(60*60*24)" office:value-type="time" office:time-value="PT01H41M51.875S" calcext:value-type="time">
            <text:p>01:41:52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418.78" calcext:value-type="float">
            <text:p>418.78</text:p>
          </table:table-cell>
          <table:table-cell office:value-type="float" office:value="519.68" calcext:value-type="float">
            <text:p>519.68</text:p>
          </table:table-cell>
        </table:table-row>
        <table:table-row table:style-name="ro1">
          <table:table-cell office:value-type="float" office:value="6127875" calcext:value-type="float">
            <text:p>6127875</text:p>
          </table:table-cell>
          <table:table-cell table:formula="of:=[.A385]/1000/(60*60*24)" office:value-type="time" office:time-value="PT01H42M07.875S" calcext:value-type="time">
            <text:p>01:42:08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419.85" calcext:value-type="float">
            <text:p>419.85</text:p>
          </table:table-cell>
          <table:table-cell office:value-type="float" office:value="520.98" calcext:value-type="float">
            <text:p>520.98</text:p>
          </table:table-cell>
        </table:table-row>
        <table:table-row table:style-name="ro1">
          <table:table-cell office:value-type="float" office:value="6143875" calcext:value-type="float">
            <text:p>6143875</text:p>
          </table:table-cell>
          <table:table-cell table:formula="of:=[.A386]/1000/(60*60*24)" office:value-type="time" office:time-value="PT01H42M23.875S" calcext:value-type="time">
            <text:p>01:42:24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420.92" calcext:value-type="float">
            <text:p>420.92</text:p>
          </table:table-cell>
          <table:table-cell office:value-type="float" office:value="522.28" calcext:value-type="float">
            <text:p>522.28</text:p>
          </table:table-cell>
        </table:table-row>
        <table:table-row table:style-name="ro1">
          <table:table-cell office:value-type="float" office:value="6159875" calcext:value-type="float">
            <text:p>6159875</text:p>
          </table:table-cell>
          <table:table-cell table:formula="of:=[.A387]/1000/(60*60*24)" office:value-type="time" office:time-value="PT01H42M39.875S" calcext:value-type="time">
            <text:p>01:42:40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421.99" calcext:value-type="float">
            <text:p>421.99</text:p>
          </table:table-cell>
          <table:table-cell office:value-type="float" office:value="523.58" calcext:value-type="float">
            <text:p>523.58</text:p>
          </table:table-cell>
        </table:table-row>
        <table:table-row table:style-name="ro1">
          <table:table-cell office:value-type="float" office:value="6175875" calcext:value-type="float">
            <text:p>6175875</text:p>
          </table:table-cell>
          <table:table-cell table:formula="of:=[.A388]/1000/(60*60*24)" office:value-type="time" office:time-value="PT01H42M55.875S" calcext:value-type="time">
            <text:p>01:42:56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423.07" calcext:value-type="float">
            <text:p>423.07</text:p>
          </table:table-cell>
          <table:table-cell office:value-type="float" office:value="524.88" calcext:value-type="float">
            <text:p>524.88</text:p>
          </table:table-cell>
        </table:table-row>
        <table:table-row table:style-name="ro1">
          <table:table-cell office:value-type="float" office:value="6191875" calcext:value-type="float">
            <text:p>6191875</text:p>
          </table:table-cell>
          <table:table-cell table:formula="of:=[.A389]/1000/(60*60*24)" office:value-type="time" office:time-value="PT01H43M11.875S" calcext:value-type="time">
            <text:p>01:43:12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424.14" calcext:value-type="float">
            <text:p>424.14</text:p>
          </table:table-cell>
          <table:table-cell office:value-type="float" office:value="526.18" calcext:value-type="float">
            <text:p>526.18</text:p>
          </table:table-cell>
        </table:table-row>
        <table:table-row table:style-name="ro1">
          <table:table-cell office:value-type="float" office:value="6207875" calcext:value-type="float">
            <text:p>6207875</text:p>
          </table:table-cell>
          <table:table-cell table:formula="of:=[.A390]/1000/(60*60*24)" office:value-type="time" office:time-value="PT01H43M27.875S" calcext:value-type="time">
            <text:p>01:43:28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425.21" calcext:value-type="float">
            <text:p>425.21</text:p>
          </table:table-cell>
          <table:table-cell office:value-type="float" office:value="527.48" calcext:value-type="float">
            <text:p>527.48</text:p>
          </table:table-cell>
        </table:table-row>
        <table:table-row table:style-name="ro1">
          <table:table-cell office:value-type="float" office:value="6223875" calcext:value-type="float">
            <text:p>6223875</text:p>
          </table:table-cell>
          <table:table-cell table:formula="of:=[.A391]/1000/(60*60*24)" office:value-type="time" office:time-value="PT01H43M43.875S" calcext:value-type="time">
            <text:p>01:43:44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426.28" calcext:value-type="float">
            <text:p>426.28</text:p>
          </table:table-cell>
          <table:table-cell office:value-type="float" office:value="528.78" calcext:value-type="float">
            <text:p>528.78</text:p>
          </table:table-cell>
        </table:table-row>
        <table:table-row table:style-name="ro1">
          <table:table-cell office:value-type="float" office:value="6239875" calcext:value-type="float">
            <text:p>6239875</text:p>
          </table:table-cell>
          <table:table-cell table:formula="of:=[.A392]/1000/(60*60*24)" office:value-type="time" office:time-value="PT01H43M59.875S" calcext:value-type="time">
            <text:p>01:44:00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427.35" calcext:value-type="float">
            <text:p>427.35</text:p>
          </table:table-cell>
          <table:table-cell office:value-type="float" office:value="530.08" calcext:value-type="float">
            <text:p>530.08</text:p>
          </table:table-cell>
        </table:table-row>
        <table:table-row table:style-name="ro1">
          <table:table-cell office:value-type="float" office:value="6255875" calcext:value-type="float">
            <text:p>6255875</text:p>
          </table:table-cell>
          <table:table-cell table:formula="of:=[.A393]/1000/(60*60*24)" office:value-type="time" office:time-value="PT01H44M15.875S" calcext:value-type="time">
            <text:p>01:44:16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428.42" calcext:value-type="float">
            <text:p>428.42</text:p>
          </table:table-cell>
          <table:table-cell office:value-type="float" office:value="531.37" calcext:value-type="float">
            <text:p>531.37</text:p>
          </table:table-cell>
        </table:table-row>
        <table:table-row table:style-name="ro1">
          <table:table-cell office:value-type="float" office:value="6271875" calcext:value-type="float">
            <text:p>6271875</text:p>
          </table:table-cell>
          <table:table-cell table:formula="of:=[.A394]/1000/(60*60*24)" office:value-type="time" office:time-value="PT01H44M31.875S" calcext:value-type="time">
            <text:p>01:44:32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429.5" calcext:value-type="float">
            <text:p>429.5</text:p>
          </table:table-cell>
          <table:table-cell office:value-type="float" office:value="532.67" calcext:value-type="float">
            <text:p>532.67</text:p>
          </table:table-cell>
        </table:table-row>
        <table:table-row table:style-name="ro1">
          <table:table-cell office:value-type="float" office:value="6287875" calcext:value-type="float">
            <text:p>6287875</text:p>
          </table:table-cell>
          <table:table-cell table:formula="of:=[.A395]/1000/(60*60*24)" office:value-type="time" office:time-value="PT01H44M47.875S" calcext:value-type="time">
            <text:p>01:44:48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430.57" calcext:value-type="float">
            <text:p>430.57</text:p>
          </table:table-cell>
          <table:table-cell office:value-type="float" office:value="533.97" calcext:value-type="float">
            <text:p>533.97</text:p>
          </table:table-cell>
        </table:table-row>
        <table:table-row table:style-name="ro1">
          <table:table-cell office:value-type="float" office:value="6303875" calcext:value-type="float">
            <text:p>6303875</text:p>
          </table:table-cell>
          <table:table-cell table:formula="of:=[.A396]/1000/(60*60*24)" office:value-type="time" office:time-value="PT01H45M03.875S" calcext:value-type="time">
            <text:p>01:45:04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431.64" calcext:value-type="float">
            <text:p>431.64</text:p>
          </table:table-cell>
          <table:table-cell office:value-type="float" office:value="535.27" calcext:value-type="float">
            <text:p>535.27</text:p>
          </table:table-cell>
        </table:table-row>
        <table:table-row table:style-name="ro1">
          <table:table-cell office:value-type="float" office:value="6319874" calcext:value-type="float">
            <text:p>6319874</text:p>
          </table:table-cell>
          <table:table-cell table:formula="of:=[.A397]/1000/(60*60*24)" office:value-type="time" office:time-value="PT01H45M19.874S" calcext:value-type="time">
            <text:p>01:45:20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432.71" calcext:value-type="float">
            <text:p>432.71</text:p>
          </table:table-cell>
          <table:table-cell office:value-type="float" office:value="536.57" calcext:value-type="float">
            <text:p>536.57</text:p>
          </table:table-cell>
        </table:table-row>
        <table:table-row table:style-name="ro1">
          <table:table-cell office:value-type="float" office:value="6335875" calcext:value-type="float">
            <text:p>6335875</text:p>
          </table:table-cell>
          <table:table-cell table:formula="of:=[.A398]/1000/(60*60*24)" office:value-type="time" office:time-value="PT01H45M35.875S" calcext:value-type="time">
            <text:p>01:45:36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433.78" calcext:value-type="float">
            <text:p>433.78</text:p>
          </table:table-cell>
          <table:table-cell office:value-type="float" office:value="537.87" calcext:value-type="float">
            <text:p>537.87</text:p>
          </table:table-cell>
        </table:table-row>
        <table:table-row table:style-name="ro1">
          <table:table-cell office:value-type="float" office:value="6351875" calcext:value-type="float">
            <text:p>6351875</text:p>
          </table:table-cell>
          <table:table-cell table:formula="of:=[.A399]/1000/(60*60*24)" office:value-type="time" office:time-value="PT01H45M51.875S" calcext:value-type="time">
            <text:p>01:45:52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434.85" calcext:value-type="float">
            <text:p>434.85</text:p>
          </table:table-cell>
          <table:table-cell office:value-type="float" office:value="539.16" calcext:value-type="float">
            <text:p>539.16</text:p>
          </table:table-cell>
        </table:table-row>
        <table:table-row table:style-name="ro1">
          <table:table-cell office:value-type="float" office:value="6367875" calcext:value-type="float">
            <text:p>6367875</text:p>
          </table:table-cell>
          <table:table-cell table:formula="of:=[.A400]/1000/(60*60*24)" office:value-type="time" office:time-value="PT01H46M07.875S" calcext:value-type="time">
            <text:p>01:46:08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435.92" calcext:value-type="float">
            <text:p>435.92</text:p>
          </table:table-cell>
          <table:table-cell office:value-type="float" office:value="540.46" calcext:value-type="float">
            <text:p>540.46</text:p>
          </table:table-cell>
        </table:table-row>
        <table:table-row table:style-name="ro1">
          <table:table-cell office:value-type="float" office:value="6383875" calcext:value-type="float">
            <text:p>6383875</text:p>
          </table:table-cell>
          <table:table-cell table:formula="of:=[.A401]/1000/(60*60*24)" office:value-type="time" office:time-value="PT01H46M23.875S" calcext:value-type="time">
            <text:p>01:46:24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437" calcext:value-type="float">
            <text:p>437</text:p>
          </table:table-cell>
          <table:table-cell office:value-type="float" office:value="541.76" calcext:value-type="float">
            <text:p>541.76</text:p>
          </table:table-cell>
        </table:table-row>
        <table:table-row table:style-name="ro1">
          <table:table-cell office:value-type="float" office:value="6399875" calcext:value-type="float">
            <text:p>6399875</text:p>
          </table:table-cell>
          <table:table-cell table:formula="of:=[.A402]/1000/(60*60*24)" office:value-type="time" office:time-value="PT01H46M39.875S" calcext:value-type="time">
            <text:p>01:46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38.07" calcext:value-type="float">
            <text:p>438.07</text:p>
          </table:table-cell>
          <table:table-cell office:value-type="float" office:value="543.06" calcext:value-type="float">
            <text:p>543.06</text:p>
          </table:table-cell>
        </table:table-row>
        <table:table-row table:style-name="ro1">
          <table:table-cell office:value-type="float" office:value="6415875" calcext:value-type="float">
            <text:p>6415875</text:p>
          </table:table-cell>
          <table:table-cell table:formula="of:=[.A403]/1000/(60*60*24)" office:value-type="time" office:time-value="PT01H46M55.875S" calcext:value-type="time">
            <text:p>01:46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39.14" calcext:value-type="float">
            <text:p>439.14</text:p>
          </table:table-cell>
          <table:table-cell office:value-type="float" office:value="544.36" calcext:value-type="float">
            <text:p>544.36</text:p>
          </table:table-cell>
        </table:table-row>
        <table:table-row table:style-name="ro1">
          <table:table-cell office:value-type="float" office:value="6431875" calcext:value-type="float">
            <text:p>6431875</text:p>
          </table:table-cell>
          <table:table-cell table:formula="of:=[.A404]/1000/(60*60*24)" office:value-type="time" office:time-value="PT01H47M11.875S" calcext:value-type="time">
            <text:p>01:47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40.21" calcext:value-type="float">
            <text:p>440.21</text:p>
          </table:table-cell>
          <table:table-cell office:value-type="float" office:value="545.65" calcext:value-type="float">
            <text:p>545.65</text:p>
          </table:table-cell>
        </table:table-row>
        <table:table-row table:style-name="ro1">
          <table:table-cell office:value-type="float" office:value="6447875" calcext:value-type="float">
            <text:p>6447875</text:p>
          </table:table-cell>
          <table:table-cell table:formula="of:=[.A405]/1000/(60*60*24)" office:value-type="time" office:time-value="PT01H47M27.875S" calcext:value-type="time">
            <text:p>01:47:28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1.15" calcext:value-type="float">
            <text:p>291.15</text:p>
          </table:table-cell>
          <table:table-cell office:value-type="float" office:value="441.28" calcext:value-type="float">
            <text:p>441.28</text:p>
          </table:table-cell>
          <table:table-cell office:value-type="float" office:value="546.95" calcext:value-type="float">
            <text:p>546.95</text:p>
          </table:table-cell>
        </table:table-row>
        <table:table-row table:style-name="ro1">
          <table:table-cell office:value-type="float" office:value="6463875" calcext:value-type="float">
            <text:p>6463875</text:p>
          </table:table-cell>
          <table:table-cell table:formula="of:=[.A406]/1000/(60*60*24)" office:value-type="time" office:time-value="PT01H47M43.875S" calcext:value-type="time">
            <text:p>01:47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42.35" calcext:value-type="float">
            <text:p>442.35</text:p>
          </table:table-cell>
          <table:table-cell office:value-type="float" office:value="548.25" calcext:value-type="float">
            <text:p>548.25</text:p>
          </table:table-cell>
        </table:table-row>
        <table:table-row table:style-name="ro1">
          <table:table-cell office:value-type="float" office:value="6479875" calcext:value-type="float">
            <text:p>6479875</text:p>
          </table:table-cell>
          <table:table-cell table:formula="of:=[.A407]/1000/(60*60*24)" office:value-type="time" office:time-value="PT01H47M59.875S" calcext:value-type="time">
            <text:p>01:48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43.42" calcext:value-type="float">
            <text:p>443.42</text:p>
          </table:table-cell>
          <table:table-cell office:value-type="float" office:value="549.55" calcext:value-type="float">
            <text:p>549.55</text:p>
          </table:table-cell>
        </table:table-row>
        <table:table-row table:style-name="ro1">
          <table:table-cell office:value-type="float" office:value="6495875" calcext:value-type="float">
            <text:p>6495875</text:p>
          </table:table-cell>
          <table:table-cell table:formula="of:=[.A408]/1000/(60*60*24)" office:value-type="time" office:time-value="PT01H48M15.875S" calcext:value-type="time">
            <text:p>01:48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44.49" calcext:value-type="float">
            <text:p>444.49</text:p>
          </table:table-cell>
          <table:table-cell office:value-type="float" office:value="550.84" calcext:value-type="float">
            <text:p>550.84</text:p>
          </table:table-cell>
        </table:table-row>
        <table:table-row table:style-name="ro1">
          <table:table-cell office:value-type="float" office:value="6511875" calcext:value-type="float">
            <text:p>6511875</text:p>
          </table:table-cell>
          <table:table-cell table:formula="of:=[.A409]/1000/(60*60*24)" office:value-type="time" office:time-value="PT01H48M31.875S" calcext:value-type="time">
            <text:p>01:48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1" calcext:value-type="float">
            <text:p>290.91</text:p>
          </table:table-cell>
          <table:table-cell office:value-type="float" office:value="445.56" calcext:value-type="float">
            <text:p>445.56</text:p>
          </table:table-cell>
          <table:table-cell office:value-type="float" office:value="552.14" calcext:value-type="float">
            <text:p>552.14</text:p>
          </table:table-cell>
        </table:table-row>
        <table:table-row table:style-name="ro1">
          <table:table-cell office:value-type="float" office:value="6527875" calcext:value-type="float">
            <text:p>6527875</text:p>
          </table:table-cell>
          <table:table-cell table:formula="of:=[.A410]/1000/(60*60*24)" office:value-type="time" office:time-value="PT01H48M47.875S" calcext:value-type="time">
            <text:p>01:48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446.63" calcext:value-type="float">
            <text:p>446.63</text:p>
          </table:table-cell>
          <table:table-cell office:value-type="float" office:value="553.44" calcext:value-type="float">
            <text:p>553.44</text:p>
          </table:table-cell>
        </table:table-row>
        <table:table-row table:style-name="ro1">
          <table:table-cell office:value-type="float" office:value="6543875" calcext:value-type="float">
            <text:p>6543875</text:p>
          </table:table-cell>
          <table:table-cell table:formula="of:=[.A411]/1000/(60*60*24)" office:value-type="time" office:time-value="PT01H49M03.875S" calcext:value-type="time">
            <text:p>01:49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47.7" calcext:value-type="float">
            <text:p>447.7</text:p>
          </table:table-cell>
          <table:table-cell office:value-type="float" office:value="554.73" calcext:value-type="float">
            <text:p>554.73</text:p>
          </table:table-cell>
        </table:table-row>
        <table:table-row table:style-name="ro1">
          <table:table-cell office:value-type="float" office:value="6559875" calcext:value-type="float">
            <text:p>6559875</text:p>
          </table:table-cell>
          <table:table-cell table:formula="of:=[.A412]/1000/(60*60*24)" office:value-type="time" office:time-value="PT01H49M19.875S" calcext:value-type="time">
            <text:p>01:49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48.77" calcext:value-type="float">
            <text:p>448.77</text:p>
          </table:table-cell>
          <table:table-cell office:value-type="float" office:value="556.03" calcext:value-type="float">
            <text:p>556.03</text:p>
          </table:table-cell>
        </table:table-row>
        <table:table-row table:style-name="ro1">
          <table:table-cell office:value-type="float" office:value="6575875" calcext:value-type="float">
            <text:p>6575875</text:p>
          </table:table-cell>
          <table:table-cell table:formula="of:=[.A413]/1000/(60*60*24)" office:value-type="time" office:time-value="PT01H49M35.875S" calcext:value-type="time">
            <text:p>01:49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49.84" calcext:value-type="float">
            <text:p>449.84</text:p>
          </table:table-cell>
          <table:table-cell office:value-type="float" office:value="557.32" calcext:value-type="float">
            <text:p>557.32</text:p>
          </table:table-cell>
        </table:table-row>
        <table:table-row table:style-name="ro1">
          <table:table-cell office:value-type="float" office:value="6591875" calcext:value-type="float">
            <text:p>6591875</text:p>
          </table:table-cell>
          <table:table-cell table:formula="of:=[.A414]/1000/(60*60*24)" office:value-type="time" office:time-value="PT01H49M51.875S" calcext:value-type="time">
            <text:p>01:49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50.91" calcext:value-type="float">
            <text:p>450.91</text:p>
          </table:table-cell>
          <table:table-cell office:value-type="float" office:value="558.62" calcext:value-type="float">
            <text:p>558.62</text:p>
          </table:table-cell>
        </table:table-row>
        <table:table-row table:style-name="ro1">
          <table:table-cell office:value-type="float" office:value="6607875" calcext:value-type="float">
            <text:p>6607875</text:p>
          </table:table-cell>
          <table:table-cell table:formula="of:=[.A415]/1000/(60*60*24)" office:value-type="time" office:time-value="PT01H50M07.875S" calcext:value-type="time">
            <text:p>01:50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451.99" calcext:value-type="float">
            <text:p>451.99</text:p>
          </table:table-cell>
          <table:table-cell office:value-type="float" office:value="559.91" calcext:value-type="float">
            <text:p>559.91</text:p>
          </table:table-cell>
        </table:table-row>
        <table:table-row table:style-name="ro1">
          <table:table-cell office:value-type="float" office:value="6623875" calcext:value-type="float">
            <text:p>6623875</text:p>
          </table:table-cell>
          <table:table-cell table:formula="of:=[.A416]/1000/(60*60*24)" office:value-type="time" office:time-value="PT01H50M23.875S" calcext:value-type="time">
            <text:p>01:50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53.06" calcext:value-type="float">
            <text:p>453.06</text:p>
          </table:table-cell>
          <table:table-cell office:value-type="float" office:value="561.21" calcext:value-type="float">
            <text:p>561.21</text:p>
          </table:table-cell>
        </table:table-row>
        <table:table-row table:style-name="ro1">
          <table:table-cell office:value-type="float" office:value="6639875" calcext:value-type="float">
            <text:p>6639875</text:p>
          </table:table-cell>
          <table:table-cell table:formula="of:=[.A417]/1000/(60*60*24)" office:value-type="time" office:time-value="PT01H50M39.875S" calcext:value-type="time">
            <text:p>01:50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" calcext:value-type="float">
            <text:p>290.9</text:p>
          </table:table-cell>
          <table:table-cell office:value-type="float" office:value="454.13" calcext:value-type="float">
            <text:p>454.13</text:p>
          </table:table-cell>
          <table:table-cell office:value-type="float" office:value="562.5" calcext:value-type="float">
            <text:p>562.5</text:p>
          </table:table-cell>
        </table:table-row>
        <table:table-row table:style-name="ro1">
          <table:table-cell office:value-type="float" office:value="6655875" calcext:value-type="float">
            <text:p>6655875</text:p>
          </table:table-cell>
          <table:table-cell table:formula="of:=[.A418]/1000/(60*60*24)" office:value-type="time" office:time-value="PT01H50M55.875S" calcext:value-type="time">
            <text:p>01:50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455.2" calcext:value-type="float">
            <text:p>455.2</text:p>
          </table:table-cell>
          <table:table-cell office:value-type="float" office:value="563.8" calcext:value-type="float">
            <text:p>563.8</text:p>
          </table:table-cell>
        </table:table-row>
        <table:table-row table:style-name="ro1">
          <table:table-cell office:value-type="float" office:value="6671875" calcext:value-type="float">
            <text:p>6671875</text:p>
          </table:table-cell>
          <table:table-cell table:formula="of:=[.A419]/1000/(60*60*24)" office:value-type="time" office:time-value="PT01H51M11.875S" calcext:value-type="time">
            <text:p>01:51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" calcext:value-type="float">
            <text:p>290.9</text:p>
          </table:table-cell>
          <table:table-cell office:value-type="float" office:value="456.27" calcext:value-type="float">
            <text:p>456.27</text:p>
          </table:table-cell>
          <table:table-cell office:value-type="float" office:value="565.09" calcext:value-type="float">
            <text:p>565.09</text:p>
          </table:table-cell>
        </table:table-row>
        <table:table-row table:style-name="ro1">
          <table:table-cell office:value-type="float" office:value="6687875" calcext:value-type="float">
            <text:p>6687875</text:p>
          </table:table-cell>
          <table:table-cell table:formula="of:=[.A420]/1000/(60*60*24)" office:value-type="time" office:time-value="PT01H51M27.875S" calcext:value-type="time">
            <text:p>01:51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57.33" calcext:value-type="float">
            <text:p>457.33</text:p>
          </table:table-cell>
          <table:table-cell office:value-type="float" office:value="566.38" calcext:value-type="float">
            <text:p>566.38</text:p>
          </table:table-cell>
        </table:table-row>
        <table:table-row table:style-name="ro1">
          <table:table-cell office:value-type="float" office:value="6703875" calcext:value-type="float">
            <text:p>6703875</text:p>
          </table:table-cell>
          <table:table-cell table:formula="of:=[.A421]/1000/(60*60*24)" office:value-type="time" office:time-value="PT01H51M43.875S" calcext:value-type="time">
            <text:p>01:51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58.4" calcext:value-type="float">
            <text:p>458.4</text:p>
          </table:table-cell>
          <table:table-cell office:value-type="float" office:value="567.68" calcext:value-type="float">
            <text:p>567.68</text:p>
          </table:table-cell>
        </table:table-row>
        <table:table-row table:style-name="ro1">
          <table:table-cell office:value-type="float" office:value="6719875" calcext:value-type="float">
            <text:p>6719875</text:p>
          </table:table-cell>
          <table:table-cell table:formula="of:=[.A422]/1000/(60*60*24)" office:value-type="time" office:time-value="PT01H51M59.875S" calcext:value-type="time">
            <text:p>01:52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459.47" calcext:value-type="float">
            <text:p>459.47</text:p>
          </table:table-cell>
          <table:table-cell office:value-type="float" office:value="568.97" calcext:value-type="float">
            <text:p>568.97</text:p>
          </table:table-cell>
        </table:table-row>
        <table:table-row table:style-name="ro1">
          <table:table-cell office:value-type="float" office:value="6735875" calcext:value-type="float">
            <text:p>6735875</text:p>
          </table:table-cell>
          <table:table-cell table:formula="of:=[.A423]/1000/(60*60*24)" office:value-type="time" office:time-value="PT01H52M15.875S" calcext:value-type="time">
            <text:p>01:52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460.54" calcext:value-type="float">
            <text:p>460.54</text:p>
          </table:table-cell>
          <table:table-cell office:value-type="float" office:value="570.27" calcext:value-type="float">
            <text:p>570.27</text:p>
          </table:table-cell>
        </table:table-row>
        <table:table-row table:style-name="ro1">
          <table:table-cell office:value-type="float" office:value="6751875" calcext:value-type="float">
            <text:p>6751875</text:p>
          </table:table-cell>
          <table:table-cell table:formula="of:=[.A424]/1000/(60*60*24)" office:value-type="time" office:time-value="PT01H52M31.875S" calcext:value-type="time">
            <text:p>01:52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461.61" calcext:value-type="float">
            <text:p>461.61</text:p>
          </table:table-cell>
          <table:table-cell office:value-type="float" office:value="571.56" calcext:value-type="float">
            <text:p>571.56</text:p>
          </table:table-cell>
        </table:table-row>
        <table:table-row table:style-name="ro1">
          <table:table-cell office:value-type="float" office:value="6767875" calcext:value-type="float">
            <text:p>6767875</text:p>
          </table:table-cell>
          <table:table-cell table:formula="of:=[.A425]/1000/(60*60*24)" office:value-type="time" office:time-value="PT01H52M47.875S" calcext:value-type="time">
            <text:p>01:52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462.68" calcext:value-type="float">
            <text:p>462.68</text:p>
          </table:table-cell>
          <table:table-cell office:value-type="float" office:value="572.85" calcext:value-type="float">
            <text:p>572.85</text:p>
          </table:table-cell>
        </table:table-row>
        <table:table-row table:style-name="ro1">
          <table:table-cell office:value-type="float" office:value="6783875" calcext:value-type="float">
            <text:p>6783875</text:p>
          </table:table-cell>
          <table:table-cell table:formula="of:=[.A426]/1000/(60*60*24)" office:value-type="time" office:time-value="PT01H53M03.875S" calcext:value-type="time">
            <text:p>01:53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463.75" calcext:value-type="float">
            <text:p>463.75</text:p>
          </table:table-cell>
          <table:table-cell office:value-type="float" office:value="574.14" calcext:value-type="float">
            <text:p>574.14</text:p>
          </table:table-cell>
        </table:table-row>
        <table:table-row table:style-name="ro1">
          <table:table-cell office:value-type="float" office:value="6799875" calcext:value-type="float">
            <text:p>6799875</text:p>
          </table:table-cell>
          <table:table-cell table:formula="of:=[.A427]/1000/(60*60*24)" office:value-type="time" office:time-value="PT01H53M19.875S" calcext:value-type="time">
            <text:p>01:53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464.82" calcext:value-type="float">
            <text:p>464.82</text:p>
          </table:table-cell>
          <table:table-cell office:value-type="float" office:value="575.44" calcext:value-type="float">
            <text:p>575.44</text:p>
          </table:table-cell>
        </table:table-row>
        <table:table-row table:style-name="ro1">
          <table:table-cell office:value-type="float" office:value="6815875" calcext:value-type="float">
            <text:p>6815875</text:p>
          </table:table-cell>
          <table:table-cell table:formula="of:=[.A428]/1000/(60*60*24)" office:value-type="time" office:time-value="PT01H53M35.875S" calcext:value-type="time">
            <text:p>01:53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465.89" calcext:value-type="float">
            <text:p>465.89</text:p>
          </table:table-cell>
          <table:table-cell office:value-type="float" office:value="576.73" calcext:value-type="float">
            <text:p>576.73</text:p>
          </table:table-cell>
        </table:table-row>
        <table:table-row table:style-name="ro1">
          <table:table-cell office:value-type="float" office:value="6831875" calcext:value-type="float">
            <text:p>6831875</text:p>
          </table:table-cell>
          <table:table-cell table:formula="of:=[.A429]/1000/(60*60*24)" office:value-type="time" office:time-value="PT01H53M51.875S" calcext:value-type="time">
            <text:p>01:53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466.96" calcext:value-type="float">
            <text:p>466.96</text:p>
          </table:table-cell>
          <table:table-cell office:value-type="float" office:value="578.02" calcext:value-type="float">
            <text:p>578.02</text:p>
          </table:table-cell>
        </table:table-row>
        <table:table-row table:style-name="ro1">
          <table:table-cell office:value-type="float" office:value="6847875" calcext:value-type="float">
            <text:p>6847875</text:p>
          </table:table-cell>
          <table:table-cell table:formula="of:=[.A430]/1000/(60*60*24)" office:value-type="time" office:time-value="PT01H54M07.875S" calcext:value-type="time">
            <text:p>01:54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468.03" calcext:value-type="float">
            <text:p>468.03</text:p>
          </table:table-cell>
          <table:table-cell office:value-type="float" office:value="579.31" calcext:value-type="float">
            <text:p>579.31</text:p>
          </table:table-cell>
        </table:table-row>
        <table:table-row table:style-name="ro1">
          <table:table-cell office:value-type="float" office:value="6863875" calcext:value-type="float">
            <text:p>6863875</text:p>
          </table:table-cell>
          <table:table-cell table:formula="of:=[.A431]/1000/(60*60*24)" office:value-type="time" office:time-value="PT01H54M23.875S" calcext:value-type="time">
            <text:p>01:54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469.1" calcext:value-type="float">
            <text:p>469.1</text:p>
          </table:table-cell>
          <table:table-cell office:value-type="float" office:value="580.61" calcext:value-type="float">
            <text:p>580.61</text:p>
          </table:table-cell>
        </table:table-row>
        <table:table-row table:style-name="ro1">
          <table:table-cell office:value-type="float" office:value="6879875" calcext:value-type="float">
            <text:p>6879875</text:p>
          </table:table-cell>
          <table:table-cell table:formula="of:=[.A432]/1000/(60*60*24)" office:value-type="time" office:time-value="PT01H54M39.875S" calcext:value-type="time">
            <text:p>01:54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470.17" calcext:value-type="float">
            <text:p>470.17</text:p>
          </table:table-cell>
          <table:table-cell office:value-type="float" office:value="581.9" calcext:value-type="float">
            <text:p>581.9</text:p>
          </table:table-cell>
        </table:table-row>
        <table:table-row table:style-name="ro1">
          <table:table-cell office:value-type="float" office:value="6895875" calcext:value-type="float">
            <text:p>6895875</text:p>
          </table:table-cell>
          <table:table-cell table:formula="of:=[.A433]/1000/(60*60*24)" office:value-type="time" office:time-value="PT01H54M55.875S" calcext:value-type="time">
            <text:p>01:54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471.24" calcext:value-type="float">
            <text:p>471.24</text:p>
          </table:table-cell>
          <table:table-cell office:value-type="float" office:value="583.19" calcext:value-type="float">
            <text:p>583.19</text:p>
          </table:table-cell>
        </table:table-row>
        <table:table-row table:style-name="ro1">
          <table:table-cell office:value-type="float" office:value="6911875" calcext:value-type="float">
            <text:p>6911875</text:p>
          </table:table-cell>
          <table:table-cell table:formula="of:=[.A434]/1000/(60*60*24)" office:value-type="time" office:time-value="PT01H55M11.875S" calcext:value-type="time">
            <text:p>01:55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472.31" calcext:value-type="float">
            <text:p>472.31</text:p>
          </table:table-cell>
          <table:table-cell office:value-type="float" office:value="584.48" calcext:value-type="float">
            <text:p>584.48</text:p>
          </table:table-cell>
        </table:table-row>
        <table:table-row table:style-name="ro1">
          <table:table-cell office:value-type="float" office:value="6927875" calcext:value-type="float">
            <text:p>6927875</text:p>
          </table:table-cell>
          <table:table-cell table:formula="of:=[.A435]/1000/(60*60*24)" office:value-type="time" office:time-value="PT01H55M27.875S" calcext:value-type="time">
            <text:p>01:55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473.38" calcext:value-type="float">
            <text:p>473.38</text:p>
          </table:table-cell>
          <table:table-cell office:value-type="float" office:value="585.77" calcext:value-type="float">
            <text:p>585.77</text:p>
          </table:table-cell>
        </table:table-row>
        <table:table-row table:style-name="ro1">
          <table:table-cell office:value-type="float" office:value="6943875" calcext:value-type="float">
            <text:p>6943875</text:p>
          </table:table-cell>
          <table:table-cell table:formula="of:=[.A436]/1000/(60*60*24)" office:value-type="time" office:time-value="PT01H55M43.875S" calcext:value-type="time">
            <text:p>01:55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474.44" calcext:value-type="float">
            <text:p>474.44</text:p>
          </table:table-cell>
          <table:table-cell office:value-type="float" office:value="587.06" calcext:value-type="float">
            <text:p>587.06</text:p>
          </table:table-cell>
        </table:table-row>
        <table:table-row table:style-name="ro1">
          <table:table-cell office:value-type="float" office:value="6959875" calcext:value-type="float">
            <text:p>6959875</text:p>
          </table:table-cell>
          <table:table-cell table:formula="of:=[.A437]/1000/(60*60*24)" office:value-type="time" office:time-value="PT01H55M59.875S" calcext:value-type="time">
            <text:p>01:56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475.51" calcext:value-type="float">
            <text:p>475.51</text:p>
          </table:table-cell>
          <table:table-cell office:value-type="float" office:value="588.36" calcext:value-type="float">
            <text:p>588.36</text:p>
          </table:table-cell>
        </table:table-row>
        <table:table-row table:style-name="ro1">
          <table:table-cell office:value-type="float" office:value="6975875" calcext:value-type="float">
            <text:p>6975875</text:p>
          </table:table-cell>
          <table:table-cell table:formula="of:=[.A438]/1000/(60*60*24)" office:value-type="time" office:time-value="PT01H56M15.875S" calcext:value-type="time">
            <text:p>01:56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476.58" calcext:value-type="float">
            <text:p>476.58</text:p>
          </table:table-cell>
          <table:table-cell office:value-type="float" office:value="589.65" calcext:value-type="float">
            <text:p>589.65</text:p>
          </table:table-cell>
        </table:table-row>
        <table:table-row table:style-name="ro1">
          <table:table-cell office:value-type="float" office:value="6991875" calcext:value-type="float">
            <text:p>6991875</text:p>
          </table:table-cell>
          <table:table-cell table:formula="of:=[.A439]/1000/(60*60*24)" office:value-type="time" office:time-value="PT01H56M31.875S" calcext:value-type="time">
            <text:p>01:56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3" calcext:value-type="float">
            <text:p>290.53</text:p>
          </table:table-cell>
          <table:table-cell office:value-type="float" office:value="477.65" calcext:value-type="float">
            <text:p>477.65</text:p>
          </table:table-cell>
          <table:table-cell office:value-type="float" office:value="590.94" calcext:value-type="float">
            <text:p>590.94</text:p>
          </table:table-cell>
        </table:table-row>
        <table:table-row table:style-name="ro1">
          <table:table-cell office:value-type="float" office:value="7007875" calcext:value-type="float">
            <text:p>7007875</text:p>
          </table:table-cell>
          <table:table-cell table:formula="of:=[.A440]/1000/(60*60*24)" office:value-type="time" office:time-value="PT01H56M47.875S" calcext:value-type="time">
            <text:p>01:56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478.72" calcext:value-type="float">
            <text:p>478.72</text:p>
          </table:table-cell>
          <table:table-cell office:value-type="float" office:value="592.23" calcext:value-type="float">
            <text:p>592.23</text:p>
          </table:table-cell>
        </table:table-row>
        <table:table-row table:style-name="ro1">
          <table:table-cell office:value-type="float" office:value="7023875" calcext:value-type="float">
            <text:p>7023875</text:p>
          </table:table-cell>
          <table:table-cell table:formula="of:=[.A441]/1000/(60*60*24)" office:value-type="time" office:time-value="PT01H57M03.875S" calcext:value-type="time">
            <text:p>01:57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2" calcext:value-type="float">
            <text:p>290.42</text:p>
          </table:table-cell>
          <table:table-cell office:value-type="float" office:value="479.79" calcext:value-type="float">
            <text:p>479.79</text:p>
          </table:table-cell>
          <table:table-cell office:value-type="float" office:value="593.52" calcext:value-type="float">
            <text:p>593.52</text:p>
          </table:table-cell>
        </table:table-row>
        <table:table-row table:style-name="ro1">
          <table:table-cell office:value-type="float" office:value="7039875" calcext:value-type="float">
            <text:p>7039875</text:p>
          </table:table-cell>
          <table:table-cell table:formula="of:=[.A442]/1000/(60*60*24)" office:value-type="time" office:time-value="PT01H57M19.875S" calcext:value-type="time">
            <text:p>01:57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480.86" calcext:value-type="float">
            <text:p>480.86</text:p>
          </table:table-cell>
          <table:table-cell office:value-type="float" office:value="594.81" calcext:value-type="float">
            <text:p>594.81</text:p>
          </table:table-cell>
        </table:table-row>
        <table:table-row table:style-name="ro1">
          <table:table-cell office:value-type="float" office:value="7055875" calcext:value-type="float">
            <text:p>7055875</text:p>
          </table:table-cell>
          <table:table-cell table:formula="of:=[.A443]/1000/(60*60*24)" office:value-type="time" office:time-value="PT01H57M35.875S" calcext:value-type="time">
            <text:p>01:57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481.92" calcext:value-type="float">
            <text:p>481.92</text:p>
          </table:table-cell>
          <table:table-cell office:value-type="float" office:value="596.1" calcext:value-type="float">
            <text:p>596.1</text:p>
          </table:table-cell>
        </table:table-row>
        <table:table-row table:style-name="ro1">
          <table:table-cell office:value-type="float" office:value="7071875" calcext:value-type="float">
            <text:p>7071875</text:p>
          </table:table-cell>
          <table:table-cell table:formula="of:=[.A444]/1000/(60*60*24)" office:value-type="time" office:time-value="PT01H57M51.875S" calcext:value-type="time">
            <text:p>01:57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482.99" calcext:value-type="float">
            <text:p>482.99</text:p>
          </table:table-cell>
          <table:table-cell office:value-type="float" office:value="597.39" calcext:value-type="float">
            <text:p>597.39</text:p>
          </table:table-cell>
        </table:table-row>
        <table:table-row table:style-name="ro1">
          <table:table-cell office:value-type="float" office:value="7087875" calcext:value-type="float">
            <text:p>7087875</text:p>
          </table:table-cell>
          <table:table-cell table:formula="of:=[.A445]/1000/(60*60*24)" office:value-type="time" office:time-value="PT01H58M07.875S" calcext:value-type="time">
            <text:p>01:58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484.06" calcext:value-type="float">
            <text:p>484.06</text:p>
          </table:table-cell>
          <table:table-cell office:value-type="float" office:value="598.68" calcext:value-type="float">
            <text:p>598.68</text:p>
          </table:table-cell>
        </table:table-row>
        <table:table-row table:style-name="ro1">
          <table:table-cell office:value-type="float" office:value="7103875" calcext:value-type="float">
            <text:p>7103875</text:p>
          </table:table-cell>
          <table:table-cell table:formula="of:=[.A446]/1000/(60*60*24)" office:value-type="time" office:time-value="PT01H58M23.875S" calcext:value-type="time">
            <text:p>01:58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485.13" calcext:value-type="float">
            <text:p>485.13</text:p>
          </table:table-cell>
          <table:table-cell office:value-type="float" office:value="599.97" calcext:value-type="float">
            <text:p>599.97</text:p>
          </table:table-cell>
        </table:table-row>
        <table:table-row table:style-name="ro1">
          <table:table-cell office:value-type="float" office:value="7119875" calcext:value-type="float">
            <text:p>7119875</text:p>
          </table:table-cell>
          <table:table-cell table:formula="of:=[.A447]/1000/(60*60*24)" office:value-type="time" office:time-value="PT01H58M39.875S" calcext:value-type="time">
            <text:p>01:58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486.2" calcext:value-type="float">
            <text:p>486.2</text:p>
          </table:table-cell>
          <table:table-cell office:value-type="float" office:value="601.26" calcext:value-type="float">
            <text:p>601.26</text:p>
          </table:table-cell>
        </table:table-row>
        <table:table-row table:style-name="ro1">
          <table:table-cell office:value-type="float" office:value="7135875" calcext:value-type="float">
            <text:p>7135875</text:p>
          </table:table-cell>
          <table:table-cell table:formula="of:=[.A448]/1000/(60*60*24)" office:value-type="time" office:time-value="PT01H58M55.875S" calcext:value-type="time">
            <text:p>01:58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487.27" calcext:value-type="float">
            <text:p>487.27</text:p>
          </table:table-cell>
          <table:table-cell office:value-type="float" office:value="602.56" calcext:value-type="float">
            <text:p>602.56</text:p>
          </table:table-cell>
        </table:table-row>
        <table:table-row table:style-name="ro1">
          <table:table-cell office:value-type="float" office:value="7151875" calcext:value-type="float">
            <text:p>7151875</text:p>
          </table:table-cell>
          <table:table-cell table:formula="of:=[.A449]/1000/(60*60*24)" office:value-type="time" office:time-value="PT01H59M11.875S" calcext:value-type="time">
            <text:p>01:59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488.33" calcext:value-type="float">
            <text:p>488.33</text:p>
          </table:table-cell>
          <table:table-cell office:value-type="float" office:value="603.85" calcext:value-type="float">
            <text:p>603.85</text:p>
          </table:table-cell>
        </table:table-row>
        <table:table-row table:style-name="ro1">
          <table:table-cell office:value-type="float" office:value="7167875" calcext:value-type="float">
            <text:p>7167875</text:p>
          </table:table-cell>
          <table:table-cell table:formula="of:=[.A450]/1000/(60*60*24)" office:value-type="time" office:time-value="PT01H59M27.875S" calcext:value-type="time">
            <text:p>01:59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489.4" calcext:value-type="float">
            <text:p>489.4</text:p>
          </table:table-cell>
          <table:table-cell office:value-type="float" office:value="605.14" calcext:value-type="float">
            <text:p>605.14</text:p>
          </table:table-cell>
        </table:table-row>
        <table:table-row table:style-name="ro1">
          <table:table-cell office:value-type="float" office:value="7183875" calcext:value-type="float">
            <text:p>7183875</text:p>
          </table:table-cell>
          <table:table-cell table:formula="of:=[.A451]/1000/(60*60*24)" office:value-type="time" office:time-value="PT01H59M43.875S" calcext:value-type="time">
            <text:p>01:59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490.47" calcext:value-type="float">
            <text:p>490.47</text:p>
          </table:table-cell>
          <table:table-cell office:value-type="float" office:value="606.43" calcext:value-type="float">
            <text:p>606.43</text:p>
          </table:table-cell>
        </table:table-row>
        <table:table-row table:style-name="ro1">
          <table:table-cell office:value-type="float" office:value="7199875" calcext:value-type="float">
            <text:p>7199875</text:p>
          </table:table-cell>
          <table:table-cell table:formula="of:=[.A452]/1000/(60*60*24)" office:value-type="time" office:time-value="PT01H59M59.875S" calcext:value-type="time">
            <text:p>02:00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491.54" calcext:value-type="float">
            <text:p>491.54</text:p>
          </table:table-cell>
          <table:table-cell office:value-type="float" office:value="607.72" calcext:value-type="float">
            <text:p>607.72</text:p>
          </table:table-cell>
        </table:table-row>
        <table:table-row table:style-name="ro1">
          <table:table-cell office:value-type="float" office:value="7215875" calcext:value-type="float">
            <text:p>7215875</text:p>
          </table:table-cell>
          <table:table-cell table:formula="of:=[.A453]/1000/(60*60*24)" office:value-type="time" office:time-value="PT02H00M15.875S" calcext:value-type="time">
            <text:p>02:00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492.61" calcext:value-type="float">
            <text:p>492.61</text:p>
          </table:table-cell>
          <table:table-cell office:value-type="float" office:value="609.01" calcext:value-type="float">
            <text:p>609.01</text:p>
          </table:table-cell>
        </table:table-row>
        <table:table-row table:style-name="ro1">
          <table:table-cell office:value-type="float" office:value="7231875" calcext:value-type="float">
            <text:p>7231875</text:p>
          </table:table-cell>
          <table:table-cell table:formula="of:=[.A454]/1000/(60*60*24)" office:value-type="time" office:time-value="PT02H00M31.875S" calcext:value-type="time">
            <text:p>02:00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493.67" calcext:value-type="float">
            <text:p>493.67</text:p>
          </table:table-cell>
          <table:table-cell office:value-type="float" office:value="610.3" calcext:value-type="float">
            <text:p>610.3</text:p>
          </table:table-cell>
        </table:table-row>
        <table:table-row table:style-name="ro1">
          <table:table-cell office:value-type="float" office:value="7247875" calcext:value-type="float">
            <text:p>7247875</text:p>
          </table:table-cell>
          <table:table-cell table:formula="of:=[.A455]/1000/(60*60*24)" office:value-type="time" office:time-value="PT02H00M47.875S" calcext:value-type="time">
            <text:p>02:00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494.74" calcext:value-type="float">
            <text:p>494.74</text:p>
          </table:table-cell>
          <table:table-cell office:value-type="float" office:value="611.59" calcext:value-type="float">
            <text:p>611.59</text:p>
          </table:table-cell>
        </table:table-row>
        <table:table-row table:style-name="ro1">
          <table:table-cell office:value-type="float" office:value="7263875" calcext:value-type="float">
            <text:p>7263875</text:p>
          </table:table-cell>
          <table:table-cell table:formula="of:=[.A456]/1000/(60*60*24)" office:value-type="time" office:time-value="PT02H01M03.875S" calcext:value-type="time">
            <text:p>02:01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495.81" calcext:value-type="float">
            <text:p>495.81</text:p>
          </table:table-cell>
          <table:table-cell office:value-type="float" office:value="612.88" calcext:value-type="float">
            <text:p>612.88</text:p>
          </table:table-cell>
        </table:table-row>
        <table:table-row table:style-name="ro1">
          <table:table-cell office:value-type="float" office:value="7279875" calcext:value-type="float">
            <text:p>7279875</text:p>
          </table:table-cell>
          <table:table-cell table:formula="of:=[.A457]/1000/(60*60*24)" office:value-type="time" office:time-value="PT02H01M19.875S" calcext:value-type="time">
            <text:p>02:01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496.88" calcext:value-type="float">
            <text:p>496.88</text:p>
          </table:table-cell>
          <table:table-cell office:value-type="float" office:value="614.17" calcext:value-type="float">
            <text:p>614.17</text:p>
          </table:table-cell>
        </table:table-row>
        <table:table-row table:style-name="ro1">
          <table:table-cell office:value-type="float" office:value="7295875" calcext:value-type="float">
            <text:p>7295875</text:p>
          </table:table-cell>
          <table:table-cell table:formula="of:=[.A458]/1000/(60*60*24)" office:value-type="time" office:time-value="PT02H01M35.875S" calcext:value-type="time">
            <text:p>02:01:36</text:p>
          </table:table-cell>
          <table:table-cell office:value-type="float" office:value="1.2" calcext:value-type="float">
            <text:p>1.2</text:p>
          </table:table-cell>
          <table:table-cell office:value-type="float" office:value="240.3" calcext:value-type="float">
            <text:p>240.3</text:p>
          </table:table-cell>
          <table:table-cell office:value-type="float" office:value="289.33" calcext:value-type="float">
            <text:p>289.33</text:p>
          </table:table-cell>
          <table:table-cell office:value-type="float" office:value="497.94" calcext:value-type="float">
            <text:p>497.94</text:p>
          </table:table-cell>
          <table:table-cell office:value-type="float" office:value="615.46" calcext:value-type="float">
            <text:p>615.46</text:p>
          </table:table-cell>
        </table:table-row>
        <table:table-row table:style-name="ro1">
          <table:table-cell office:value-type="float" office:value="7311875" calcext:value-type="float">
            <text:p>7311875</text:p>
          </table:table-cell>
          <table:table-cell table:formula="of:=[.A459]/1000/(60*60*24)" office:value-type="time" office:time-value="PT02H01M51.875S" calcext:value-type="time">
            <text:p>02:01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499.01" calcext:value-type="float">
            <text:p>499.01</text:p>
          </table:table-cell>
          <table:table-cell office:value-type="float" office:value="616.74" calcext:value-type="float">
            <text:p>616.74</text:p>
          </table:table-cell>
        </table:table-row>
        <table:table-row table:style-name="ro1">
          <table:table-cell office:value-type="float" office:value="7327875" calcext:value-type="float">
            <text:p>7327875</text:p>
          </table:table-cell>
          <table:table-cell table:formula="of:=[.A460]/1000/(60*60*24)" office:value-type="time" office:time-value="PT02H02M07.875S" calcext:value-type="time">
            <text:p>02:02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500.08" calcext:value-type="float">
            <text:p>500.08</text:p>
          </table:table-cell>
          <table:table-cell office:value-type="float" office:value="618.03" calcext:value-type="float">
            <text:p>618.03</text:p>
          </table:table-cell>
        </table:table-row>
        <table:table-row table:style-name="ro1">
          <table:table-cell office:value-type="float" office:value="7343875" calcext:value-type="float">
            <text:p>7343875</text:p>
          </table:table-cell>
          <table:table-cell table:formula="of:=[.A461]/1000/(60*60*24)" office:value-type="time" office:time-value="PT02H02M23.875S" calcext:value-type="time">
            <text:p>02:02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501.15" calcext:value-type="float">
            <text:p>501.15</text:p>
          </table:table-cell>
          <table:table-cell office:value-type="float" office:value="619.32" calcext:value-type="float">
            <text:p>619.32</text:p>
          </table:table-cell>
        </table:table-row>
        <table:table-row table:style-name="ro1">
          <table:table-cell office:value-type="float" office:value="7359875" calcext:value-type="float">
            <text:p>7359875</text:p>
          </table:table-cell>
          <table:table-cell table:formula="of:=[.A462]/1000/(60*60*24)" office:value-type="time" office:time-value="PT02H02M39.875S" calcext:value-type="time">
            <text:p>02:02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502.22" calcext:value-type="float">
            <text:p>502.22</text:p>
          </table:table-cell>
          <table:table-cell office:value-type="float" office:value="620.61" calcext:value-type="float">
            <text:p>620.61</text:p>
          </table:table-cell>
        </table:table-row>
        <table:table-row table:style-name="ro1">
          <table:table-cell office:value-type="float" office:value="7375875" calcext:value-type="float">
            <text:p>7375875</text:p>
          </table:table-cell>
          <table:table-cell table:formula="of:=[.A463]/1000/(60*60*24)" office:value-type="time" office:time-value="PT02H02M55.875S" calcext:value-type="time">
            <text:p>02:02:56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503.28" calcext:value-type="float">
            <text:p>503.28</text:p>
          </table:table-cell>
          <table:table-cell office:value-type="float" office:value="621.9" calcext:value-type="float">
            <text:p>621.9</text:p>
          </table:table-cell>
        </table:table-row>
        <table:table-row table:style-name="ro1">
          <table:table-cell office:value-type="float" office:value="7391875" calcext:value-type="float">
            <text:p>7391875</text:p>
          </table:table-cell>
          <table:table-cell table:formula="of:=[.A464]/1000/(60*60*24)" office:value-type="time" office:time-value="PT02H03M11.875S" calcext:value-type="time">
            <text:p>02:03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504.35" calcext:value-type="float">
            <text:p>504.35</text:p>
          </table:table-cell>
          <table:table-cell office:value-type="float" office:value="623.19" calcext:value-type="float">
            <text:p>623.19</text:p>
          </table:table-cell>
        </table:table-row>
        <table:table-row table:style-name="ro1">
          <table:table-cell office:value-type="float" office:value="7407875" calcext:value-type="float">
            <text:p>7407875</text:p>
          </table:table-cell>
          <table:table-cell table:formula="of:=[.A465]/1000/(60*60*24)" office:value-type="time" office:time-value="PT02H03M27.875S" calcext:value-type="time">
            <text:p>02:03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6" calcext:value-type="float">
            <text:p>290.16</text:p>
          </table:table-cell>
          <table:table-cell office:value-type="float" office:value="505.42" calcext:value-type="float">
            <text:p>505.42</text:p>
          </table:table-cell>
          <table:table-cell office:value-type="float" office:value="624.48" calcext:value-type="float">
            <text:p>624.48</text:p>
          </table:table-cell>
        </table:table-row>
        <table:table-row table:style-name="ro1">
          <table:table-cell office:value-type="float" office:value="7423875" calcext:value-type="float">
            <text:p>7423875</text:p>
          </table:table-cell>
          <table:table-cell table:formula="of:=[.A466]/1000/(60*60*24)" office:value-type="time" office:time-value="PT02H03M43.875S" calcext:value-type="time">
            <text:p>02:03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5" calcext:value-type="float">
            <text:p>290.05</text:p>
          </table:table-cell>
          <table:table-cell office:value-type="float" office:value="506.48" calcext:value-type="float">
            <text:p>506.48</text:p>
          </table:table-cell>
          <table:table-cell office:value-type="float" office:value="625.77" calcext:value-type="float">
            <text:p>625.77</text:p>
          </table:table-cell>
        </table:table-row>
        <table:table-row table:style-name="ro1">
          <table:table-cell office:value-type="float" office:value="7439875" calcext:value-type="float">
            <text:p>7439875</text:p>
          </table:table-cell>
          <table:table-cell table:formula="of:=[.A467]/1000/(60*60*24)" office:value-type="time" office:time-value="PT02H03M59.875S" calcext:value-type="time">
            <text:p>02:04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507.55" calcext:value-type="float">
            <text:p>507.55</text:p>
          </table:table-cell>
          <table:table-cell office:value-type="float" office:value="627.06" calcext:value-type="float">
            <text:p>627.06</text:p>
          </table:table-cell>
        </table:table-row>
        <table:table-row table:style-name="ro1">
          <table:table-cell office:value-type="float" office:value="7455875" calcext:value-type="float">
            <text:p>7455875</text:p>
          </table:table-cell>
          <table:table-cell table:formula="of:=[.A468]/1000/(60*60*24)" office:value-type="time" office:time-value="PT02H04M15.875S" calcext:value-type="time">
            <text:p>02:04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508.62" calcext:value-type="float">
            <text:p>508.62</text:p>
          </table:table-cell>
          <table:table-cell office:value-type="float" office:value="628.35" calcext:value-type="float">
            <text:p>628.35</text:p>
          </table:table-cell>
        </table:table-row>
        <table:table-row table:style-name="ro1">
          <table:table-cell office:value-type="float" office:value="7471875" calcext:value-type="float">
            <text:p>7471875</text:p>
          </table:table-cell>
          <table:table-cell table:formula="of:=[.A469]/1000/(60*60*24)" office:value-type="time" office:time-value="PT02H04M31.875S" calcext:value-type="time">
            <text:p>02:04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6" calcext:value-type="float">
            <text:p>290.16</text:p>
          </table:table-cell>
          <table:table-cell office:value-type="float" office:value="509.69" calcext:value-type="float">
            <text:p>509.69</text:p>
          </table:table-cell>
          <table:table-cell office:value-type="float" office:value="629.64" calcext:value-type="float">
            <text:p>629.64</text:p>
          </table:table-cell>
        </table:table-row>
        <table:table-row table:style-name="ro1">
          <table:table-cell office:value-type="float" office:value="7487875" calcext:value-type="float">
            <text:p>7487875</text:p>
          </table:table-cell>
          <table:table-cell table:formula="of:=[.A470]/1000/(60*60*24)" office:value-type="time" office:time-value="PT02H04M47.875S" calcext:value-type="time">
            <text:p>02:04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5" calcext:value-type="float">
            <text:p>290.05</text:p>
          </table:table-cell>
          <table:table-cell office:value-type="float" office:value="510.75" calcext:value-type="float">
            <text:p>510.75</text:p>
          </table:table-cell>
          <table:table-cell office:value-type="float" office:value="630.93" calcext:value-type="float">
            <text:p>630.93</text:p>
          </table:table-cell>
        </table:table-row>
        <table:table-row table:style-name="ro1">
          <table:table-cell office:value-type="float" office:value="7503875" calcext:value-type="float">
            <text:p>7503875</text:p>
          </table:table-cell>
          <table:table-cell table:formula="of:=[.A471]/1000/(60*60*24)" office:value-type="time" office:time-value="PT02H05M03.875S" calcext:value-type="time">
            <text:p>02:05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511.82" calcext:value-type="float">
            <text:p>511.82</text:p>
          </table:table-cell>
          <table:table-cell office:value-type="float" office:value="632.21" calcext:value-type="float">
            <text:p>632.21</text:p>
          </table:table-cell>
        </table:table-row>
        <table:table-row table:style-name="ro1">
          <table:table-cell office:value-type="float" office:value="7519875" calcext:value-type="float">
            <text:p>7519875</text:p>
          </table:table-cell>
          <table:table-cell table:formula="of:=[.A472]/1000/(60*60*24)" office:value-type="time" office:time-value="PT02H05M19.875S" calcext:value-type="time">
            <text:p>02:05:2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512.89" calcext:value-type="float">
            <text:p>512.89</text:p>
          </table:table-cell>
          <table:table-cell office:value-type="float" office:value="633.5" calcext:value-type="float">
            <text:p>633.5</text:p>
          </table:table-cell>
        </table:table-row>
        <table:table-row table:style-name="ro1">
          <table:table-cell office:value-type="float" office:value="7535875" calcext:value-type="float">
            <text:p>7535875</text:p>
          </table:table-cell>
          <table:table-cell table:formula="of:=[.A473]/1000/(60*60*24)" office:value-type="time" office:time-value="PT02H05M35.875S" calcext:value-type="time">
            <text:p>02:05:3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513.96" calcext:value-type="float">
            <text:p>513.96</text:p>
          </table:table-cell>
          <table:table-cell office:value-type="float" office:value="634.79" calcext:value-type="float">
            <text:p>634.79</text:p>
          </table:table-cell>
        </table:table-row>
        <table:table-row table:style-name="ro1">
          <table:table-cell office:value-type="float" office:value="7551875" calcext:value-type="float">
            <text:p>7551875</text:p>
          </table:table-cell>
          <table:table-cell table:formula="of:=[.A474]/1000/(60*60*24)" office:value-type="time" office:time-value="PT02H05M51.875S" calcext:value-type="time">
            <text:p>02:05:5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515.02" calcext:value-type="float">
            <text:p>515.02</text:p>
          </table:table-cell>
          <table:table-cell office:value-type="float" office:value="636.08" calcext:value-type="float">
            <text:p>636.08</text:p>
          </table:table-cell>
        </table:table-row>
        <table:table-row table:style-name="ro1">
          <table:table-cell office:value-type="float" office:value="7567875" calcext:value-type="float">
            <text:p>7567875</text:p>
          </table:table-cell>
          <table:table-cell table:formula="of:=[.A475]/1000/(60*60*24)" office:value-type="time" office:time-value="PT02H06M07.875S" calcext:value-type="time">
            <text:p>02:06:0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516.09" calcext:value-type="float">
            <text:p>516.09</text:p>
          </table:table-cell>
          <table:table-cell office:value-type="float" office:value="637.37" calcext:value-type="float">
            <text:p>637.37</text:p>
          </table:table-cell>
        </table:table-row>
        <table:table-row table:style-name="ro1">
          <table:table-cell office:value-type="float" office:value="7583875" calcext:value-type="float">
            <text:p>7583875</text:p>
          </table:table-cell>
          <table:table-cell table:formula="of:=[.A476]/1000/(60*60*24)" office:value-type="time" office:time-value="PT02H06M23.875S" calcext:value-type="time">
            <text:p>02:06:2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517.16" calcext:value-type="float">
            <text:p>517.16</text:p>
          </table:table-cell>
          <table:table-cell office:value-type="float" office:value="638.65" calcext:value-type="float">
            <text:p>638.65</text:p>
          </table:table-cell>
        </table:table-row>
        <table:table-row table:style-name="ro1">
          <table:table-cell office:value-type="float" office:value="7599875" calcext:value-type="float">
            <text:p>7599875</text:p>
          </table:table-cell>
          <table:table-cell table:formula="of:=[.A477]/1000/(60*60*24)" office:value-type="time" office:time-value="PT02H06M39.875S" calcext:value-type="time">
            <text:p>02:06:40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518.22" calcext:value-type="float">
            <text:p>518.22</text:p>
          </table:table-cell>
          <table:table-cell office:value-type="float" office:value="639.94" calcext:value-type="float">
            <text:p>639.94</text:p>
          </table:table-cell>
        </table:table-row>
        <table:table-row table:style-name="ro1">
          <table:table-cell office:value-type="float" office:value="7615875" calcext:value-type="float">
            <text:p>7615875</text:p>
          </table:table-cell>
          <table:table-cell table:formula="of:=[.A478]/1000/(60*60*24)" office:value-type="time" office:time-value="PT02H06M55.875S" calcext:value-type="time">
            <text:p>02:06:56</text:p>
          </table:table-cell>
          <table:table-cell office:value-type="float" office:value="1.2" calcext:value-type="float">
            <text:p>1.2</text:p>
          </table:table-cell>
          <table:table-cell office:value-type="float" office:value="240.1" calcext:value-type="float">
            <text:p>240.1</text:p>
          </table:table-cell>
          <table:table-cell office:value-type="float" office:value="289.08" calcext:value-type="float">
            <text:p>289.08</text:p>
          </table:table-cell>
          <table:table-cell office:value-type="float" office:value="519.29" calcext:value-type="float">
            <text:p>519.29</text:p>
          </table:table-cell>
          <table:table-cell office:value-type="float" office:value="641.23" calcext:value-type="float">
            <text:p>641.23</text:p>
          </table:table-cell>
        </table:table-row>
        <table:table-row table:style-name="ro1">
          <table:table-cell office:value-type="float" office:value="7631875" calcext:value-type="float">
            <text:p>7631875</text:p>
          </table:table-cell>
          <table:table-cell table:formula="of:=[.A479]/1000/(60*60*24)" office:value-type="time" office:time-value="PT02H07M11.875S" calcext:value-type="time">
            <text:p>02:07:12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520.36" calcext:value-type="float">
            <text:p>520.36</text:p>
          </table:table-cell>
          <table:table-cell office:value-type="float" office:value="642.52" calcext:value-type="float">
            <text:p>642.52</text:p>
          </table:table-cell>
        </table:table-row>
        <table:table-row table:style-name="ro1">
          <table:table-cell office:value-type="float" office:value="7647875" calcext:value-type="float">
            <text:p>7647875</text:p>
          </table:table-cell>
          <table:table-cell table:formula="of:=[.A480]/1000/(60*60*24)" office:value-type="time" office:time-value="PT02H07M27.875S" calcext:value-type="time">
            <text:p>02:07:28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521.43" calcext:value-type="float">
            <text:p>521.43</text:p>
          </table:table-cell>
          <table:table-cell office:value-type="float" office:value="643.8" calcext:value-type="float">
            <text:p>643.8</text:p>
          </table:table-cell>
        </table:table-row>
        <table:table-row table:style-name="ro1">
          <table:table-cell office:value-type="float" office:value="7663875" calcext:value-type="float">
            <text:p>7663875</text:p>
          </table:table-cell>
          <table:table-cell table:formula="of:=[.A481]/1000/(60*60*24)" office:value-type="time" office:time-value="PT02H07M43.875S" calcext:value-type="time">
            <text:p>02:07:44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522.49" calcext:value-type="float">
            <text:p>522.49</text:p>
          </table:table-cell>
          <table:table-cell office:value-type="float" office:value="645.09" calcext:value-type="float">
            <text:p>645.09</text:p>
          </table:table-cell>
        </table:table-row>
        <table:table-row table:style-name="ro1">
          <table:table-cell office:value-type="float" office:value="7679875" calcext:value-type="float">
            <text:p>7679875</text:p>
          </table:table-cell>
          <table:table-cell table:formula="of:=[.A482]/1000/(60*60*24)" office:value-type="time" office:time-value="PT02H07M59.875S" calcext:value-type="time">
            <text:p>02:08:00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523.56" calcext:value-type="float">
            <text:p>523.56</text:p>
          </table:table-cell>
          <table:table-cell office:value-type="float" office:value="646.38" calcext:value-type="float">
            <text:p>646.38</text:p>
          </table:table-cell>
        </table:table-row>
        <table:table-row table:style-name="ro1">
          <table:table-cell office:value-type="float" office:value="7695875" calcext:value-type="float">
            <text:p>7695875</text:p>
          </table:table-cell>
          <table:table-cell table:formula="of:=[.A483]/1000/(60*60*24)" office:value-type="time" office:time-value="PT02H08M15.875S" calcext:value-type="time">
            <text:p>02:08:16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524.63" calcext:value-type="float">
            <text:p>524.63</text:p>
          </table:table-cell>
          <table:table-cell office:value-type="float" office:value="647.66" calcext:value-type="float">
            <text:p>647.66</text:p>
          </table:table-cell>
        </table:table-row>
        <table:table-row table:style-name="ro1">
          <table:table-cell office:value-type="float" office:value="7711875" calcext:value-type="float">
            <text:p>7711875</text:p>
          </table:table-cell>
          <table:table-cell table:formula="of:=[.A484]/1000/(60*60*24)" office:value-type="time" office:time-value="PT02H08M31.875S" calcext:value-type="time">
            <text:p>02:08:32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525.69" calcext:value-type="float">
            <text:p>525.69</text:p>
          </table:table-cell>
          <table:table-cell office:value-type="float" office:value="648.95" calcext:value-type="float">
            <text:p>648.95</text:p>
          </table:table-cell>
        </table:table-row>
        <table:table-row table:style-name="ro1">
          <table:table-cell office:value-type="float" office:value="7727875" calcext:value-type="float">
            <text:p>7727875</text:p>
          </table:table-cell>
          <table:table-cell table:formula="of:=[.A485]/1000/(60*60*24)" office:value-type="time" office:time-value="PT02H08M47.875S" calcext:value-type="time">
            <text:p>02:08:48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526.76" calcext:value-type="float">
            <text:p>526.76</text:p>
          </table:table-cell>
          <table:table-cell office:value-type="float" office:value="650.24" calcext:value-type="float">
            <text:p>650.24</text:p>
          </table:table-cell>
        </table:table-row>
        <table:table-row table:style-name="ro1">
          <table:table-cell office:value-type="float" office:value="7743875" calcext:value-type="float">
            <text:p>7743875</text:p>
          </table:table-cell>
          <table:table-cell table:formula="of:=[.A486]/1000/(60*60*24)" office:value-type="time" office:time-value="PT02H09M03.875S" calcext:value-type="time">
            <text:p>02:09:04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527.83" calcext:value-type="float">
            <text:p>527.83</text:p>
          </table:table-cell>
          <table:table-cell office:value-type="float" office:value="651.52" calcext:value-type="float">
            <text:p>651.52</text:p>
          </table:table-cell>
        </table:table-row>
        <table:table-row table:style-name="ro1">
          <table:table-cell office:value-type="float" office:value="7759875" calcext:value-type="float">
            <text:p>7759875</text:p>
          </table:table-cell>
          <table:table-cell table:formula="of:=[.A487]/1000/(60*60*24)" office:value-type="time" office:time-value="PT02H09M19.875S" calcext:value-type="time">
            <text:p>02:09:20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528.89" calcext:value-type="float">
            <text:p>528.89</text:p>
          </table:table-cell>
          <table:table-cell office:value-type="float" office:value="652.81" calcext:value-type="float">
            <text:p>652.81</text:p>
          </table:table-cell>
        </table:table-row>
        <table:table-row table:style-name="ro1">
          <table:table-cell office:value-type="float" office:value="7775875" calcext:value-type="float">
            <text:p>7775875</text:p>
          </table:table-cell>
          <table:table-cell table:formula="of:=[.A488]/1000/(60*60*24)" office:value-type="time" office:time-value="PT02H09M35.875S" calcext:value-type="time">
            <text:p>02:09:3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529.96" calcext:value-type="float">
            <text:p>529.96</text:p>
          </table:table-cell>
          <table:table-cell office:value-type="float" office:value="654.09" calcext:value-type="float">
            <text:p>654.09</text:p>
          </table:table-cell>
        </table:table-row>
        <table:table-row table:style-name="ro1">
          <table:table-cell office:value-type="float" office:value="7791875" calcext:value-type="float">
            <text:p>7791875</text:p>
          </table:table-cell>
          <table:table-cell table:formula="of:=[.A489]/1000/(60*60*24)" office:value-type="time" office:time-value="PT02H09M51.875S" calcext:value-type="time">
            <text:p>02:09:52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531.02" calcext:value-type="float">
            <text:p>531.02</text:p>
          </table:table-cell>
          <table:table-cell office:value-type="float" office:value="655.38" calcext:value-type="float">
            <text:p>655.38</text:p>
          </table:table-cell>
        </table:table-row>
        <table:table-row table:style-name="ro1">
          <table:table-cell office:value-type="float" office:value="7807875" calcext:value-type="float">
            <text:p>7807875</text:p>
          </table:table-cell>
          <table:table-cell table:formula="of:=[.A490]/1000/(60*60*24)" office:value-type="time" office:time-value="PT02H10M07.875S" calcext:value-type="time">
            <text:p>02:10:08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532.09" calcext:value-type="float">
            <text:p>532.09</text:p>
          </table:table-cell>
          <table:table-cell office:value-type="float" office:value="656.67" calcext:value-type="float">
            <text:p>656.67</text:p>
          </table:table-cell>
        </table:table-row>
        <table:table-row table:style-name="ro1">
          <table:table-cell office:value-type="float" office:value="7823875" calcext:value-type="float">
            <text:p>7823875</text:p>
          </table:table-cell>
          <table:table-cell table:formula="of:=[.A491]/1000/(60*60*24)" office:value-type="time" office:time-value="PT02H10M23.875S" calcext:value-type="time">
            <text:p>02:10:24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533.16" calcext:value-type="float">
            <text:p>533.16</text:p>
          </table:table-cell>
          <table:table-cell office:value-type="float" office:value="657.95" calcext:value-type="float">
            <text:p>657.95</text:p>
          </table:table-cell>
        </table:table-row>
        <table:table-row table:style-name="ro1">
          <table:table-cell office:value-type="float" office:value="7839875" calcext:value-type="float">
            <text:p>7839875</text:p>
          </table:table-cell>
          <table:table-cell table:formula="of:=[.A492]/1000/(60*60*24)" office:value-type="time" office:time-value="PT02H10M39.875S" calcext:value-type="time">
            <text:p>02:10:40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534.22" calcext:value-type="float">
            <text:p>534.22</text:p>
          </table:table-cell>
          <table:table-cell office:value-type="float" office:value="659.24" calcext:value-type="float">
            <text:p>659.24</text:p>
          </table:table-cell>
        </table:table-row>
        <table:table-row table:style-name="ro1">
          <table:table-cell office:value-type="float" office:value="7855875" calcext:value-type="float">
            <text:p>7855875</text:p>
          </table:table-cell>
          <table:table-cell table:formula="of:=[.A493]/1000/(60*60*24)" office:value-type="time" office:time-value="PT02H10M55.875S" calcext:value-type="time">
            <text:p>02:10:56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535.29" calcext:value-type="float">
            <text:p>535.29</text:p>
          </table:table-cell>
          <table:table-cell office:value-type="float" office:value="660.52" calcext:value-type="float">
            <text:p>660.52</text:p>
          </table:table-cell>
        </table:table-row>
        <table:table-row table:style-name="ro1">
          <table:table-cell office:value-type="float" office:value="7871875" calcext:value-type="float">
            <text:p>7871875</text:p>
          </table:table-cell>
          <table:table-cell table:formula="of:=[.A494]/1000/(60*60*24)" office:value-type="time" office:time-value="PT02H11M11.875S" calcext:value-type="time">
            <text:p>02:11:12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536.36" calcext:value-type="float">
            <text:p>536.36</text:p>
          </table:table-cell>
          <table:table-cell office:value-type="float" office:value="661.81" calcext:value-type="float">
            <text:p>661.81</text:p>
          </table:table-cell>
        </table:table-row>
        <table:table-row table:style-name="ro1">
          <table:table-cell office:value-type="float" office:value="7887875" calcext:value-type="float">
            <text:p>7887875</text:p>
          </table:table-cell>
          <table:table-cell table:formula="of:=[.A495]/1000/(60*60*24)" office:value-type="time" office:time-value="PT02H11M27.875S" calcext:value-type="time">
            <text:p>02:11:28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537.42" calcext:value-type="float">
            <text:p>537.42</text:p>
          </table:table-cell>
          <table:table-cell office:value-type="float" office:value="663.09" calcext:value-type="float">
            <text:p>663.09</text:p>
          </table:table-cell>
        </table:table-row>
        <table:table-row table:style-name="ro1">
          <table:table-cell office:value-type="float" office:value="7903875" calcext:value-type="float">
            <text:p>7903875</text:p>
          </table:table-cell>
          <table:table-cell table:formula="of:=[.A496]/1000/(60*60*24)" office:value-type="time" office:time-value="PT02H11M43.875S" calcext:value-type="time">
            <text:p>02:11:44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538.49" calcext:value-type="float">
            <text:p>538.49</text:p>
          </table:table-cell>
          <table:table-cell office:value-type="float" office:value="664.38" calcext:value-type="float">
            <text:p>664.38</text:p>
          </table:table-cell>
        </table:table-row>
        <table:table-row table:style-name="ro1">
          <table:table-cell office:value-type="float" office:value="7919875" calcext:value-type="float">
            <text:p>7919875</text:p>
          </table:table-cell>
          <table:table-cell table:formula="of:=[.A497]/1000/(60*60*24)" office:value-type="time" office:time-value="PT02H11M59.875S" calcext:value-type="time">
            <text:p>02:12:00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539.56" calcext:value-type="float">
            <text:p>539.56</text:p>
          </table:table-cell>
          <table:table-cell office:value-type="float" office:value="665.66" calcext:value-type="float">
            <text:p>665.66</text:p>
          </table:table-cell>
        </table:table-row>
        <table:table-row table:style-name="ro1">
          <table:table-cell office:value-type="float" office:value="7935875" calcext:value-type="float">
            <text:p>7935875</text:p>
          </table:table-cell>
          <table:table-cell table:formula="of:=[.A498]/1000/(60*60*24)" office:value-type="time" office:time-value="PT02H12M15.875S" calcext:value-type="time">
            <text:p>02:12:16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540.62" calcext:value-type="float">
            <text:p>540.62</text:p>
          </table:table-cell>
          <table:table-cell office:value-type="float" office:value="666.95" calcext:value-type="float">
            <text:p>666.95</text:p>
          </table:table-cell>
        </table:table-row>
        <table:table-row table:style-name="ro1">
          <table:table-cell office:value-type="float" office:value="7951875" calcext:value-type="float">
            <text:p>7951875</text:p>
          </table:table-cell>
          <table:table-cell table:formula="of:=[.A499]/1000/(60*60*24)" office:value-type="time" office:time-value="PT02H12M31.875S" calcext:value-type="time">
            <text:p>02:12:32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541.69" calcext:value-type="float">
            <text:p>541.69</text:p>
          </table:table-cell>
          <table:table-cell office:value-type="float" office:value="668.23" calcext:value-type="float">
            <text:p>668.23</text:p>
          </table:table-cell>
        </table:table-row>
        <table:table-row table:style-name="ro1">
          <table:table-cell office:value-type="float" office:value="7967875" calcext:value-type="float">
            <text:p>7967875</text:p>
          </table:table-cell>
          <table:table-cell table:formula="of:=[.A500]/1000/(60*60*24)" office:value-type="time" office:time-value="PT02H12M47.875S" calcext:value-type="time">
            <text:p>02:12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542.76" calcext:value-type="float">
            <text:p>542.76</text:p>
          </table:table-cell>
          <table:table-cell office:value-type="float" office:value="669.52" calcext:value-type="float">
            <text:p>669.52</text:p>
          </table:table-cell>
        </table:table-row>
        <table:table-row table:style-name="ro1">
          <table:table-cell office:value-type="float" office:value="7983875" calcext:value-type="float">
            <text:p>7983875</text:p>
          </table:table-cell>
          <table:table-cell table:formula="of:=[.A501]/1000/(60*60*24)" office:value-type="time" office:time-value="PT02H13M03.875S" calcext:value-type="time">
            <text:p>02:13:04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2" calcext:value-type="float">
            <text:p>288.72</text:p>
          </table:table-cell>
          <table:table-cell office:value-type="float" office:value="543.82" calcext:value-type="float">
            <text:p>543.82</text:p>
          </table:table-cell>
          <table:table-cell office:value-type="float" office:value="670.8" calcext:value-type="float">
            <text:p>670.8</text:p>
          </table:table-cell>
        </table:table-row>
        <table:table-row table:style-name="ro1">
          <table:table-cell office:value-type="float" office:value="7999875" calcext:value-type="float">
            <text:p>7999875</text:p>
          </table:table-cell>
          <table:table-cell table:formula="of:=[.A502]/1000/(60*60*24)" office:value-type="time" office:time-value="PT02H13M19.875S" calcext:value-type="time">
            <text:p>02:13:20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544.89" calcext:value-type="float">
            <text:p>544.89</text:p>
          </table:table-cell>
          <table:table-cell office:value-type="float" office:value="672.09" calcext:value-type="float">
            <text:p>672.09</text:p>
          </table:table-cell>
        </table:table-row>
        <table:table-row table:style-name="ro1">
          <table:table-cell office:value-type="float" office:value="8015875" calcext:value-type="float">
            <text:p>8015875</text:p>
          </table:table-cell>
          <table:table-cell table:formula="of:=[.A503]/1000/(60*60*24)" office:value-type="time" office:time-value="PT02H13M35.875S" calcext:value-type="time">
            <text:p>02:13:36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2" calcext:value-type="float">
            <text:p>288.72</text:p>
          </table:table-cell>
          <table:table-cell office:value-type="float" office:value="545.95" calcext:value-type="float">
            <text:p>545.95</text:p>
          </table:table-cell>
          <table:table-cell office:value-type="float" office:value="673.37" calcext:value-type="float">
            <text:p>673.37</text:p>
          </table:table-cell>
        </table:table-row>
        <table:table-row table:style-name="ro1">
          <table:table-cell office:value-type="float" office:value="8031875" calcext:value-type="float">
            <text:p>8031875</text:p>
          </table:table-cell>
          <table:table-cell table:formula="of:=[.A504]/1000/(60*60*24)" office:value-type="time" office:time-value="PT02H13M51.875S" calcext:value-type="time">
            <text:p>02:13:52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547.02" calcext:value-type="float">
            <text:p>547.02</text:p>
          </table:table-cell>
          <table:table-cell office:value-type="float" office:value="674.66" calcext:value-type="float">
            <text:p>674.66</text:p>
          </table:table-cell>
        </table:table-row>
        <table:table-row table:style-name="ro1">
          <table:table-cell office:value-type="float" office:value="8047875" calcext:value-type="float">
            <text:p>8047875</text:p>
          </table:table-cell>
          <table:table-cell table:formula="of:=[.A505]/1000/(60*60*24)" office:value-type="time" office:time-value="PT02H14M07.875S" calcext:value-type="time">
            <text:p>02:14:08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3" calcext:value-type="float">
            <text:p>288.83</text:p>
          </table:table-cell>
          <table:table-cell office:value-type="float" office:value="548.09" calcext:value-type="float">
            <text:p>548.09</text:p>
          </table:table-cell>
          <table:table-cell office:value-type="float" office:value="675.94" calcext:value-type="float">
            <text:p>675.94</text:p>
          </table:table-cell>
        </table:table-row>
        <table:table-row table:style-name="ro1">
          <table:table-cell office:value-type="float" office:value="8063875" calcext:value-type="float">
            <text:p>8063875</text:p>
          </table:table-cell>
          <table:table-cell table:formula="of:=[.A506]/1000/(60*60*24)" office:value-type="time" office:time-value="PT02H14M23.875S" calcext:value-type="time">
            <text:p>02:14:24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549.15" calcext:value-type="float">
            <text:p>549.15</text:p>
          </table:table-cell>
          <table:table-cell office:value-type="float" office:value="677.23" calcext:value-type="float">
            <text:p>677.23</text:p>
          </table:table-cell>
        </table:table-row>
        <table:table-row table:style-name="ro1">
          <table:table-cell office:value-type="float" office:value="8079875" calcext:value-type="float">
            <text:p>8079875</text:p>
          </table:table-cell>
          <table:table-cell table:formula="of:=[.A507]/1000/(60*60*24)" office:value-type="time" office:time-value="PT02H14M39.875S" calcext:value-type="time">
            <text:p>02:14:40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2" calcext:value-type="float">
            <text:p>288.72</text:p>
          </table:table-cell>
          <table:table-cell office:value-type="float" office:value="550.22" calcext:value-type="float">
            <text:p>550.22</text:p>
          </table:table-cell>
          <table:table-cell office:value-type="float" office:value="678.51" calcext:value-type="float">
            <text:p>678.51</text:p>
          </table:table-cell>
        </table:table-row>
        <table:table-row table:style-name="ro1">
          <table:table-cell office:value-type="float" office:value="8095875" calcext:value-type="float">
            <text:p>8095875</text:p>
          </table:table-cell>
          <table:table-cell table:formula="of:=[.A508]/1000/(60*60*24)" office:value-type="time" office:time-value="PT02H14M55.875S" calcext:value-type="time">
            <text:p>02:14:56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551.28" calcext:value-type="float">
            <text:p>551.28</text:p>
          </table:table-cell>
          <table:table-cell office:value-type="float" office:value="679.79" calcext:value-type="float">
            <text:p>679.79</text:p>
          </table:table-cell>
        </table:table-row>
        <table:table-row table:style-name="ro1">
          <table:table-cell office:value-type="float" office:value="8111875" calcext:value-type="float">
            <text:p>8111875</text:p>
          </table:table-cell>
          <table:table-cell table:formula="of:=[.A509]/1000/(60*60*24)" office:value-type="time" office:time-value="PT02H15M11.875S" calcext:value-type="time">
            <text:p>02:15:12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552.35" calcext:value-type="float">
            <text:p>552.35</text:p>
          </table:table-cell>
          <table:table-cell office:value-type="float" office:value="681.08" calcext:value-type="float">
            <text:p>681.08</text:p>
          </table:table-cell>
        </table:table-row>
        <table:table-row table:style-name="ro1">
          <table:table-cell office:value-type="float" office:value="8127875" calcext:value-type="float">
            <text:p>8127875</text:p>
          </table:table-cell>
          <table:table-cell table:formula="of:=[.A510]/1000/(60*60*24)" office:value-type="time" office:time-value="PT02H15M27.875S" calcext:value-type="time">
            <text:p>02:15:2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553.41" calcext:value-type="float">
            <text:p>553.41</text:p>
          </table:table-cell>
          <table:table-cell office:value-type="float" office:value="682.36" calcext:value-type="float">
            <text:p>682.36</text:p>
          </table:table-cell>
        </table:table-row>
        <table:table-row table:style-name="ro1">
          <table:table-cell office:value-type="float" office:value="8143875" calcext:value-type="float">
            <text:p>8143875</text:p>
          </table:table-cell>
          <table:table-cell table:formula="of:=[.A511]/1000/(60*60*24)" office:value-type="time" office:time-value="PT02H15M43.875S" calcext:value-type="time">
            <text:p>02:15:44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2" calcext:value-type="float">
            <text:p>288.72</text:p>
          </table:table-cell>
          <table:table-cell office:value-type="float" office:value="554.48" calcext:value-type="float">
            <text:p>554.48</text:p>
          </table:table-cell>
          <table:table-cell office:value-type="float" office:value="683.65" calcext:value-type="float">
            <text:p>683.65</text:p>
          </table:table-cell>
        </table:table-row>
        <table:table-row table:style-name="ro1">
          <table:table-cell office:value-type="float" office:value="8159875" calcext:value-type="float">
            <text:p>8159875</text:p>
          </table:table-cell>
          <table:table-cell table:formula="of:=[.A512]/1000/(60*60*24)" office:value-type="time" office:time-value="PT02H15M59.875S" calcext:value-type="time">
            <text:p>02:16:00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555.55" calcext:value-type="float">
            <text:p>555.55</text:p>
          </table:table-cell>
          <table:table-cell office:value-type="float" office:value="684.93" calcext:value-type="float">
            <text:p>684.93</text:p>
          </table:table-cell>
        </table:table-row>
        <table:table-row table:style-name="ro1">
          <table:table-cell office:value-type="float" office:value="8175875" calcext:value-type="float">
            <text:p>8175875</text:p>
          </table:table-cell>
          <table:table-cell table:formula="of:=[.A513]/1000/(60*60*24)" office:value-type="time" office:time-value="PT02H16M15.875S" calcext:value-type="time">
            <text:p>02:16:16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556.61" calcext:value-type="float">
            <text:p>556.61</text:p>
          </table:table-cell>
          <table:table-cell office:value-type="float" office:value="686.21" calcext:value-type="float">
            <text:p>686.21</text:p>
          </table:table-cell>
        </table:table-row>
        <table:table-row table:style-name="ro1">
          <table:table-cell office:value-type="float" office:value="8191875" calcext:value-type="float">
            <text:p>8191875</text:p>
          </table:table-cell>
          <table:table-cell table:formula="of:=[.A514]/1000/(60*60*24)" office:value-type="time" office:time-value="PT02H16M31.875S" calcext:value-type="time">
            <text:p>02:16:32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557.68" calcext:value-type="float">
            <text:p>557.68</text:p>
          </table:table-cell>
          <table:table-cell office:value-type="float" office:value="687.5" calcext:value-type="float">
            <text:p>687.5</text:p>
          </table:table-cell>
        </table:table-row>
        <table:table-row table:style-name="ro1">
          <table:table-cell office:value-type="float" office:value="8207875" calcext:value-type="float">
            <text:p>8207875</text:p>
          </table:table-cell>
          <table:table-cell table:formula="of:=[.A515]/1000/(60*60*24)" office:value-type="time" office:time-value="PT02H16M47.875S" calcext:value-type="time">
            <text:p>02:16:48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558.74" calcext:value-type="float">
            <text:p>558.74</text:p>
          </table:table-cell>
          <table:table-cell office:value-type="float" office:value="688.78" calcext:value-type="float">
            <text:p>688.78</text:p>
          </table:table-cell>
        </table:table-row>
        <table:table-row table:style-name="ro1">
          <table:table-cell office:value-type="float" office:value="8223875" calcext:value-type="float">
            <text:p>8223875</text:p>
          </table:table-cell>
          <table:table-cell table:formula="of:=[.A516]/1000/(60*60*24)" office:value-type="time" office:time-value="PT02H17M03.875S" calcext:value-type="time">
            <text:p>02:17:04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59.81" calcext:value-type="float">
            <text:p>559.81</text:p>
          </table:table-cell>
          <table:table-cell office:value-type="float" office:value="690.06" calcext:value-type="float">
            <text:p>690.06</text:p>
          </table:table-cell>
        </table:table-row>
        <table:table-row table:style-name="ro1">
          <table:table-cell office:value-type="float" office:value="8239875" calcext:value-type="float">
            <text:p>8239875</text:p>
          </table:table-cell>
          <table:table-cell table:formula="of:=[.A517]/1000/(60*60*24)" office:value-type="time" office:time-value="PT02H17M19.875S" calcext:value-type="time">
            <text:p>02:17:20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60.87" calcext:value-type="float">
            <text:p>560.87</text:p>
          </table:table-cell>
          <table:table-cell office:value-type="float" office:value="691.35" calcext:value-type="float">
            <text:p>691.35</text:p>
          </table:table-cell>
        </table:table-row>
        <table:table-row table:style-name="ro1">
          <table:table-cell office:value-type="float" office:value="8255875" calcext:value-type="float">
            <text:p>8255875</text:p>
          </table:table-cell>
          <table:table-cell table:formula="of:=[.A518]/1000/(60*60*24)" office:value-type="time" office:time-value="PT02H17M35.875S" calcext:value-type="time">
            <text:p>02:17:36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561.94" calcext:value-type="float">
            <text:p>561.94</text:p>
          </table:table-cell>
          <table:table-cell office:value-type="float" office:value="692.63" calcext:value-type="float">
            <text:p>692.63</text:p>
          </table:table-cell>
        </table:table-row>
        <table:table-row table:style-name="ro1">
          <table:table-cell office:value-type="float" office:value="8271875" calcext:value-type="float">
            <text:p>8271875</text:p>
          </table:table-cell>
          <table:table-cell table:formula="of:=[.A519]/1000/(60*60*24)" office:value-type="time" office:time-value="PT02H17M51.875S" calcext:value-type="time">
            <text:p>02:17:52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563" calcext:value-type="float">
            <text:p>563</text:p>
          </table:table-cell>
          <table:table-cell office:value-type="float" office:value="693.91" calcext:value-type="float">
            <text:p>693.91</text:p>
          </table:table-cell>
        </table:table-row>
        <table:table-row table:style-name="ro1">
          <table:table-cell office:value-type="float" office:value="8287875" calcext:value-type="float">
            <text:p>8287875</text:p>
          </table:table-cell>
          <table:table-cell table:formula="of:=[.A520]/1000/(60*60*24)" office:value-type="time" office:time-value="PT02H18M07.875S" calcext:value-type="time">
            <text:p>02:18:08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564.07" calcext:value-type="float">
            <text:p>564.07</text:p>
          </table:table-cell>
          <table:table-cell office:value-type="float" office:value="695.2" calcext:value-type="float">
            <text:p>695.2</text:p>
          </table:table-cell>
        </table:table-row>
        <table:table-row table:style-name="ro1">
          <table:table-cell office:value-type="float" office:value="8303875" calcext:value-type="float">
            <text:p>8303875</text:p>
          </table:table-cell>
          <table:table-cell table:formula="of:=[.A521]/1000/(60*60*24)" office:value-type="time" office:time-value="PT02H18M23.875S" calcext:value-type="time">
            <text:p>02:18:24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565.13" calcext:value-type="float">
            <text:p>565.13</text:p>
          </table:table-cell>
          <table:table-cell office:value-type="float" office:value="696.48" calcext:value-type="float">
            <text:p>696.48</text:p>
          </table:table-cell>
        </table:table-row>
        <table:table-row table:style-name="ro1">
          <table:table-cell office:value-type="float" office:value="8319875" calcext:value-type="float">
            <text:p>8319875</text:p>
          </table:table-cell>
          <table:table-cell table:formula="of:=[.A522]/1000/(60*60*24)" office:value-type="time" office:time-value="PT02H18M39.875S" calcext:value-type="time">
            <text:p>02:18:40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566.2" calcext:value-type="float">
            <text:p>566.2</text:p>
          </table:table-cell>
          <table:table-cell office:value-type="float" office:value="697.76" calcext:value-type="float">
            <text:p>697.76</text:p>
          </table:table-cell>
        </table:table-row>
        <table:table-row table:style-name="ro1">
          <table:table-cell office:value-type="float" office:value="8335875" calcext:value-type="float">
            <text:p>8335875</text:p>
          </table:table-cell>
          <table:table-cell table:formula="of:=[.A523]/1000/(60*60*24)" office:value-type="time" office:time-value="PT02H18M55.875S" calcext:value-type="time">
            <text:p>02:18:56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567.27" calcext:value-type="float">
            <text:p>567.27</text:p>
          </table:table-cell>
          <table:table-cell office:value-type="float" office:value="699.04" calcext:value-type="float">
            <text:p>699.04</text:p>
          </table:table-cell>
        </table:table-row>
        <table:table-row table:style-name="ro1">
          <table:table-cell office:value-type="float" office:value="8351875" calcext:value-type="float">
            <text:p>8351875</text:p>
          </table:table-cell>
          <table:table-cell table:formula="of:=[.A524]/1000/(60*60*24)" office:value-type="time" office:time-value="PT02H19M11.875S" calcext:value-type="time">
            <text:p>02:19:12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68.33" calcext:value-type="float">
            <text:p>568.33</text:p>
          </table:table-cell>
          <table:table-cell office:value-type="float" office:value="700.33" calcext:value-type="float">
            <text:p>700.33</text:p>
          </table:table-cell>
        </table:table-row>
        <table:table-row table:style-name="ro1">
          <table:table-cell office:value-type="float" office:value="8367875" calcext:value-type="float">
            <text:p>8367875</text:p>
          </table:table-cell>
          <table:table-cell table:formula="of:=[.A525]/1000/(60*60*24)" office:value-type="time" office:time-value="PT02H19M27.875S" calcext:value-type="time">
            <text:p>02:19:28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69.4" calcext:value-type="float">
            <text:p>569.4</text:p>
          </table:table-cell>
          <table:table-cell office:value-type="float" office:value="701.61" calcext:value-type="float">
            <text:p>701.61</text:p>
          </table:table-cell>
        </table:table-row>
        <table:table-row table:style-name="ro1">
          <table:table-cell office:value-type="float" office:value="8383875" calcext:value-type="float">
            <text:p>8383875</text:p>
          </table:table-cell>
          <table:table-cell table:formula="of:=[.A526]/1000/(60*60*24)" office:value-type="time" office:time-value="PT02H19M43.875S" calcext:value-type="time">
            <text:p>02:19:44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70.46" calcext:value-type="float">
            <text:p>570.46</text:p>
          </table:table-cell>
          <table:table-cell office:value-type="float" office:value="702.89" calcext:value-type="float">
            <text:p>702.89</text:p>
          </table:table-cell>
        </table:table-row>
        <table:table-row table:style-name="ro1">
          <table:table-cell office:value-type="float" office:value="8399875" calcext:value-type="float">
            <text:p>8399875</text:p>
          </table:table-cell>
          <table:table-cell table:formula="of:=[.A527]/1000/(60*60*24)" office:value-type="time" office:time-value="PT02H19M59.875S" calcext:value-type="time">
            <text:p>02:20:00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71.53" calcext:value-type="float">
            <text:p>571.53</text:p>
          </table:table-cell>
          <table:table-cell office:value-type="float" office:value="704.17" calcext:value-type="float">
            <text:p>704.17</text:p>
          </table:table-cell>
        </table:table-row>
        <table:table-row table:style-name="ro1">
          <table:table-cell office:value-type="float" office:value="8415875" calcext:value-type="float">
            <text:p>8415875</text:p>
          </table:table-cell>
          <table:table-cell table:formula="of:=[.A528]/1000/(60*60*24)" office:value-type="time" office:time-value="PT02H20M15.875S" calcext:value-type="time">
            <text:p>02:20:16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72.59" calcext:value-type="float">
            <text:p>572.59</text:p>
          </table:table-cell>
          <table:table-cell office:value-type="float" office:value="705.46" calcext:value-type="float">
            <text:p>705.46</text:p>
          </table:table-cell>
        </table:table-row>
        <table:table-row table:style-name="ro1">
          <table:table-cell office:value-type="float" office:value="8431875" calcext:value-type="float">
            <text:p>8431875</text:p>
          </table:table-cell>
          <table:table-cell table:formula="of:=[.A529]/1000/(60*60*24)" office:value-type="time" office:time-value="PT02H20M31.875S" calcext:value-type="time">
            <text:p>02:20:32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73.66" calcext:value-type="float">
            <text:p>573.66</text:p>
          </table:table-cell>
          <table:table-cell office:value-type="float" office:value="706.74" calcext:value-type="float">
            <text:p>706.74</text:p>
          </table:table-cell>
        </table:table-row>
        <table:table-row table:style-name="ro1">
          <table:table-cell office:value-type="float" office:value="8447875" calcext:value-type="float">
            <text:p>8447875</text:p>
          </table:table-cell>
          <table:table-cell table:formula="of:=[.A530]/1000/(60*60*24)" office:value-type="time" office:time-value="PT02H20M47.875S" calcext:value-type="time">
            <text:p>02:20:48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74.72" calcext:value-type="float">
            <text:p>574.72</text:p>
          </table:table-cell>
          <table:table-cell office:value-type="float" office:value="708.02" calcext:value-type="float">
            <text:p>708.02</text:p>
          </table:table-cell>
        </table:table-row>
        <table:table-row table:style-name="ro1">
          <table:table-cell office:value-type="float" office:value="8463875" calcext:value-type="float">
            <text:p>8463875</text:p>
          </table:table-cell>
          <table:table-cell table:formula="of:=[.A531]/1000/(60*60*24)" office:value-type="time" office:time-value="PT02H21M03.875S" calcext:value-type="time">
            <text:p>02:21:04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75.79" calcext:value-type="float">
            <text:p>575.79</text:p>
          </table:table-cell>
          <table:table-cell office:value-type="float" office:value="709.3" calcext:value-type="float">
            <text:p>709.3</text:p>
          </table:table-cell>
        </table:table-row>
        <table:table-row table:style-name="ro1">
          <table:table-cell office:value-type="float" office:value="8479875" calcext:value-type="float">
            <text:p>8479875</text:p>
          </table:table-cell>
          <table:table-cell table:formula="of:=[.A532]/1000/(60*60*24)" office:value-type="time" office:time-value="PT02H21M19.875S" calcext:value-type="time">
            <text:p>02:21:20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76.85" calcext:value-type="float">
            <text:p>576.85</text:p>
          </table:table-cell>
          <table:table-cell office:value-type="float" office:value="710.59" calcext:value-type="float">
            <text:p>710.59</text:p>
          </table:table-cell>
        </table:table-row>
        <table:table-row table:style-name="ro1">
          <table:table-cell office:value-type="float" office:value="8495875" calcext:value-type="float">
            <text:p>8495875</text:p>
          </table:table-cell>
          <table:table-cell table:formula="of:=[.A533]/1000/(60*60*24)" office:value-type="time" office:time-value="PT02H21M35.875S" calcext:value-type="time">
            <text:p>02:21:36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77.92" calcext:value-type="float">
            <text:p>577.92</text:p>
          </table:table-cell>
          <table:table-cell office:value-type="float" office:value="711.87" calcext:value-type="float">
            <text:p>711.87</text:p>
          </table:table-cell>
        </table:table-row>
        <table:table-row table:style-name="ro1">
          <table:table-cell office:value-type="float" office:value="8511875" calcext:value-type="float">
            <text:p>8511875</text:p>
          </table:table-cell>
          <table:table-cell table:formula="of:=[.A534]/1000/(60*60*24)" office:value-type="time" office:time-value="PT02H21M51.875S" calcext:value-type="time">
            <text:p>02:21:52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78.98" calcext:value-type="float">
            <text:p>578.98</text:p>
          </table:table-cell>
          <table:table-cell office:value-type="float" office:value="713.15" calcext:value-type="float">
            <text:p>713.15</text:p>
          </table:table-cell>
        </table:table-row>
        <table:table-row table:style-name="ro1">
          <table:table-cell office:value-type="float" office:value="8527875" calcext:value-type="float">
            <text:p>8527875</text:p>
          </table:table-cell>
          <table:table-cell table:formula="of:=[.A535]/1000/(60*60*24)" office:value-type="time" office:time-value="PT02H22M07.875S" calcext:value-type="time">
            <text:p>02:22:08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80.05" calcext:value-type="float">
            <text:p>580.05</text:p>
          </table:table-cell>
          <table:table-cell office:value-type="float" office:value="714.43" calcext:value-type="float">
            <text:p>714.43</text:p>
          </table:table-cell>
        </table:table-row>
        <table:table-row table:style-name="ro1">
          <table:table-cell office:value-type="float" office:value="8543875" calcext:value-type="float">
            <text:p>8543875</text:p>
          </table:table-cell>
          <table:table-cell table:formula="of:=[.A536]/1000/(60*60*24)" office:value-type="time" office:time-value="PT02H22M23.875S" calcext:value-type="time">
            <text:p>02:22:24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81.12" calcext:value-type="float">
            <text:p>581.12</text:p>
          </table:table-cell>
          <table:table-cell office:value-type="float" office:value="715.72" calcext:value-type="float">
            <text:p>715.72</text:p>
          </table:table-cell>
        </table:table-row>
        <table:table-row table:style-name="ro1">
          <table:table-cell office:value-type="float" office:value="8559875" calcext:value-type="float">
            <text:p>8559875</text:p>
          </table:table-cell>
          <table:table-cell table:formula="of:=[.A537]/1000/(60*60*24)" office:value-type="time" office:time-value="PT02H22M39.875S" calcext:value-type="time">
            <text:p>02:22:40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82.18" calcext:value-type="float">
            <text:p>582.18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8575875" calcext:value-type="float">
            <text:p>8575875</text:p>
          </table:table-cell>
          <table:table-cell table:formula="of:=[.A538]/1000/(60*60*24)" office:value-type="time" office:time-value="PT02H22M55.875S" calcext:value-type="time">
            <text:p>02:22:56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83.25" calcext:value-type="float">
            <text:p>583.25</text:p>
          </table:table-cell>
          <table:table-cell office:value-type="float" office:value="718.28" calcext:value-type="float">
            <text:p>718.28</text:p>
          </table:table-cell>
        </table:table-row>
        <table:table-row table:style-name="ro1">
          <table:table-cell office:value-type="float" office:value="8591875" calcext:value-type="float">
            <text:p>8591875</text:p>
          </table:table-cell>
          <table:table-cell table:formula="of:=[.A539]/1000/(60*60*24)" office:value-type="time" office:time-value="PT02H23M11.875S" calcext:value-type="time">
            <text:p>02:23:12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84.31" calcext:value-type="float">
            <text:p>584.31</text:p>
          </table:table-cell>
          <table:table-cell office:value-type="float" office:value="719.56" calcext:value-type="float">
            <text:p>719.56</text:p>
          </table:table-cell>
        </table:table-row>
        <table:table-row table:style-name="ro1">
          <table:table-cell office:value-type="float" office:value="8607875" calcext:value-type="float">
            <text:p>8607875</text:p>
          </table:table-cell>
          <table:table-cell table:formula="of:=[.A540]/1000/(60*60*24)" office:value-type="time" office:time-value="PT02H23M27.875S" calcext:value-type="time">
            <text:p>02:23:28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85.38" calcext:value-type="float">
            <text:p>585.38</text:p>
          </table:table-cell>
          <table:table-cell office:value-type="float" office:value="720.85" calcext:value-type="float">
            <text:p>720.85</text:p>
          </table:table-cell>
        </table:table-row>
        <table:table-row table:style-name="ro1">
          <table:table-cell office:value-type="float" office:value="8623875" calcext:value-type="float">
            <text:p>8623875</text:p>
          </table:table-cell>
          <table:table-cell table:formula="of:=[.A541]/1000/(60*60*24)" office:value-type="time" office:time-value="PT02H23M43.875S" calcext:value-type="time">
            <text:p>02:23:44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586.44" calcext:value-type="float">
            <text:p>586.44</text:p>
          </table:table-cell>
          <table:table-cell office:value-type="float" office:value="722.13" calcext:value-type="float">
            <text:p>722.13</text:p>
          </table:table-cell>
        </table:table-row>
        <table:table-row table:style-name="ro1">
          <table:table-cell office:value-type="float" office:value="8639875" calcext:value-type="float">
            <text:p>8639875</text:p>
          </table:table-cell>
          <table:table-cell table:formula="of:=[.A542]/1000/(60*60*24)" office:value-type="time" office:time-value="PT02H23M59.875S" calcext:value-type="time">
            <text:p>02:24:00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87.51" calcext:value-type="float">
            <text:p>587.51</text:p>
          </table:table-cell>
          <table:table-cell office:value-type="float" office:value="723.41" calcext:value-type="float">
            <text:p>723.41</text:p>
          </table:table-cell>
        </table:table-row>
        <table:table-row table:style-name="ro1">
          <table:table-cell office:value-type="float" office:value="8655875" calcext:value-type="float">
            <text:p>8655875</text:p>
          </table:table-cell>
          <table:table-cell table:formula="of:=[.A543]/1000/(60*60*24)" office:value-type="time" office:time-value="PT02H24M15.875S" calcext:value-type="time">
            <text:p>02:24:16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88.57" calcext:value-type="float">
            <text:p>588.57</text:p>
          </table:table-cell>
          <table:table-cell office:value-type="float" office:value="724.69" calcext:value-type="float">
            <text:p>724.69</text:p>
          </table:table-cell>
        </table:table-row>
        <table:table-row table:style-name="ro1">
          <table:table-cell office:value-type="float" office:value="8671875" calcext:value-type="float">
            <text:p>8671875</text:p>
          </table:table-cell>
          <table:table-cell table:formula="of:=[.A544]/1000/(60*60*24)" office:value-type="time" office:time-value="PT02H24M31.875S" calcext:value-type="time">
            <text:p>02:24:32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89.64" calcext:value-type="float">
            <text:p>589.64</text:p>
          </table:table-cell>
          <table:table-cell office:value-type="float" office:value="725.97" calcext:value-type="float">
            <text:p>725.97</text:p>
          </table:table-cell>
        </table:table-row>
        <table:table-row table:style-name="ro1">
          <table:table-cell office:value-type="float" office:value="8687875" calcext:value-type="float">
            <text:p>8687875</text:p>
          </table:table-cell>
          <table:table-cell table:formula="of:=[.A545]/1000/(60*60*24)" office:value-type="time" office:time-value="PT02H24M47.875S" calcext:value-type="time">
            <text:p>02:24:48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90.7" calcext:value-type="float">
            <text:p>590.7</text:p>
          </table:table-cell>
          <table:table-cell office:value-type="float" office:value="727.26" calcext:value-type="float">
            <text:p>727.26</text:p>
          </table:table-cell>
        </table:table-row>
        <table:table-row table:style-name="ro1">
          <table:table-cell office:value-type="float" office:value="8703875" calcext:value-type="float">
            <text:p>8703875</text:p>
          </table:table-cell>
          <table:table-cell table:formula="of:=[.A546]/1000/(60*60*24)" office:value-type="time" office:time-value="PT02H25M03.875S" calcext:value-type="time">
            <text:p>02:25:04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91.77" calcext:value-type="float">
            <text:p>591.77</text:p>
          </table:table-cell>
          <table:table-cell office:value-type="float" office:value="728.54" calcext:value-type="float">
            <text:p>728.54</text:p>
          </table:table-cell>
        </table:table-row>
        <table:table-row table:style-name="ro1">
          <table:table-cell office:value-type="float" office:value="8719875" calcext:value-type="float">
            <text:p>8719875</text:p>
          </table:table-cell>
          <table:table-cell table:formula="of:=[.A547]/1000/(60*60*24)" office:value-type="time" office:time-value="PT02H25M19.875S" calcext:value-type="time">
            <text:p>02:25:20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92.83" calcext:value-type="float">
            <text:p>592.83</text:p>
          </table:table-cell>
          <table:table-cell office:value-type="float" office:value="729.82" calcext:value-type="float">
            <text:p>729.82</text:p>
          </table:table-cell>
        </table:table-row>
        <table:table-row table:style-name="ro1">
          <table:table-cell office:value-type="float" office:value="8735875" calcext:value-type="float">
            <text:p>8735875</text:p>
          </table:table-cell>
          <table:table-cell table:formula="of:=[.A548]/1000/(60*60*24)" office:value-type="time" office:time-value="PT02H25M35.875S" calcext:value-type="time">
            <text:p>02:25:36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93.89" calcext:value-type="float">
            <text:p>593.89</text:p>
          </table:table-cell>
          <table:table-cell office:value-type="float" office:value="731.1" calcext:value-type="float">
            <text:p>731.1</text:p>
          </table:table-cell>
        </table:table-row>
        <table:table-row table:style-name="ro1">
          <table:table-cell office:value-type="float" office:value="8751875" calcext:value-type="float">
            <text:p>8751875</text:p>
          </table:table-cell>
          <table:table-cell table:formula="of:=[.A549]/1000/(60*60*24)" office:value-type="time" office:time-value="PT02H25M51.875S" calcext:value-type="time">
            <text:p>02:25:52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94.96" calcext:value-type="float">
            <text:p>594.96</text:p>
          </table:table-cell>
          <table:table-cell office:value-type="float" office:value="732.39" calcext:value-type="float">
            <text:p>732.39</text:p>
          </table:table-cell>
        </table:table-row>
        <table:table-row table:style-name="ro1">
          <table:table-cell office:value-type="float" office:value="8767875" calcext:value-type="float">
            <text:p>8767875</text:p>
          </table:table-cell>
          <table:table-cell table:formula="of:=[.A550]/1000/(60*60*24)" office:value-type="time" office:time-value="PT02H26M07.875S" calcext:value-type="time">
            <text:p>02:26:08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96.02" calcext:value-type="float">
            <text:p>596.02</text:p>
          </table:table-cell>
          <table:table-cell office:value-type="float" office:value="733.67" calcext:value-type="float">
            <text:p>733.67</text:p>
          </table:table-cell>
        </table:table-row>
        <table:table-row table:style-name="ro1">
          <table:table-cell office:value-type="float" office:value="8783875" calcext:value-type="float">
            <text:p>8783875</text:p>
          </table:table-cell>
          <table:table-cell table:formula="of:=[.A551]/1000/(60*60*24)" office:value-type="time" office:time-value="PT02H26M23.875S" calcext:value-type="time">
            <text:p>02:26:24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97.09" calcext:value-type="float">
            <text:p>597.09</text:p>
          </table:table-cell>
          <table:table-cell office:value-type="float" office:value="734.95" calcext:value-type="float">
            <text:p>734.95</text:p>
          </table:table-cell>
        </table:table-row>
        <table:table-row table:style-name="ro1">
          <table:table-cell office:value-type="float" office:value="8799874" calcext:value-type="float">
            <text:p>8799874</text:p>
          </table:table-cell>
          <table:table-cell table:formula="of:=[.A552]/1000/(60*60*24)" office:value-type="time" office:time-value="PT02H26M39.874S" calcext:value-type="time">
            <text:p>02:26:40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98.15" calcext:value-type="float">
            <text:p>598.15</text:p>
          </table:table-cell>
          <table:table-cell office:value-type="float" office:value="736.23" calcext:value-type="float">
            <text:p>736.23</text:p>
          </table:table-cell>
        </table:table-row>
        <table:table-row table:style-name="ro1">
          <table:table-cell office:value-type="float" office:value="8815875" calcext:value-type="float">
            <text:p>8815875</text:p>
          </table:table-cell>
          <table:table-cell table:formula="of:=[.A553]/1000/(60*60*24)" office:value-type="time" office:time-value="PT02H26M55.875S" calcext:value-type="time">
            <text:p>02:26:56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599.22" calcext:value-type="float">
            <text:p>599.22</text:p>
          </table:table-cell>
          <table:table-cell office:value-type="float" office:value="737.51" calcext:value-type="float">
            <text:p>737.51</text:p>
          </table:table-cell>
        </table:table-row>
        <table:table-row table:style-name="ro1">
          <table:table-cell office:value-type="float" office:value="8831875" calcext:value-type="float">
            <text:p>8831875</text:p>
          </table:table-cell>
          <table:table-cell table:formula="of:=[.A554]/1000/(60*60*24)" office:value-type="time" office:time-value="PT02H27M11.875S" calcext:value-type="time">
            <text:p>02:27:12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600.28" calcext:value-type="float">
            <text:p>600.28</text:p>
          </table:table-cell>
          <table:table-cell office:value-type="float" office:value="738.8" calcext:value-type="float">
            <text:p>738.8</text:p>
          </table:table-cell>
        </table:table-row>
        <table:table-row table:style-name="ro1">
          <table:table-cell office:value-type="float" office:value="8847875" calcext:value-type="float">
            <text:p>8847875</text:p>
          </table:table-cell>
          <table:table-cell table:formula="of:=[.A555]/1000/(60*60*24)" office:value-type="time" office:time-value="PT02H27M27.875S" calcext:value-type="time">
            <text:p>02:27:28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601.35" calcext:value-type="float">
            <text:p>601.35</text:p>
          </table:table-cell>
          <table:table-cell office:value-type="float" office:value="740.08" calcext:value-type="float">
            <text:p>740.08</text:p>
          </table:table-cell>
        </table:table-row>
        <table:table-row table:style-name="ro1">
          <table:table-cell office:value-type="float" office:value="8863875" calcext:value-type="float">
            <text:p>8863875</text:p>
          </table:table-cell>
          <table:table-cell table:formula="of:=[.A556]/1000/(60*60*24)" office:value-type="time" office:time-value="PT02H27M43.875S" calcext:value-type="time">
            <text:p>02:27:44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602.41" calcext:value-type="float">
            <text:p>602.41</text:p>
          </table:table-cell>
          <table:table-cell office:value-type="float" office:value="741.36" calcext:value-type="float">
            <text:p>741.36</text:p>
          </table:table-cell>
        </table:table-row>
        <table:table-row table:style-name="ro1">
          <table:table-cell office:value-type="float" office:value="8879875" calcext:value-type="float">
            <text:p>8879875</text:p>
          </table:table-cell>
          <table:table-cell table:formula="of:=[.A557]/1000/(60*60*24)" office:value-type="time" office:time-value="PT02H27M59.875S" calcext:value-type="time">
            <text:p>02:28:00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603.48" calcext:value-type="float">
            <text:p>603.48</text:p>
          </table:table-cell>
          <table:table-cell office:value-type="float" office:value="742.64" calcext:value-type="float">
            <text:p>742.64</text:p>
          </table:table-cell>
        </table:table-row>
        <table:table-row table:style-name="ro1">
          <table:table-cell office:value-type="float" office:value="8895875" calcext:value-type="float">
            <text:p>8895875</text:p>
          </table:table-cell>
          <table:table-cell table:formula="of:=[.A558]/1000/(60*60*24)" office:value-type="time" office:time-value="PT02H28M15.875S" calcext:value-type="time">
            <text:p>02:28:16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604.54" calcext:value-type="float">
            <text:p>604.54</text:p>
          </table:table-cell>
          <table:table-cell office:value-type="float" office:value="743.92" calcext:value-type="float">
            <text:p>743.92</text:p>
          </table:table-cell>
        </table:table-row>
        <table:table-row table:style-name="ro1">
          <table:table-cell office:value-type="float" office:value="8911875" calcext:value-type="float">
            <text:p>8911875</text:p>
          </table:table-cell>
          <table:table-cell table:formula="of:=[.A559]/1000/(60*60*24)" office:value-type="time" office:time-value="PT02H28M31.875S" calcext:value-type="time">
            <text:p>02:28:32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605.6" calcext:value-type="float">
            <text:p>605.6</text:p>
          </table:table-cell>
          <table:table-cell office:value-type="float" office:value="745.21" calcext:value-type="float">
            <text:p>745.21</text:p>
          </table:table-cell>
        </table:table-row>
        <table:table-row table:style-name="ro1">
          <table:table-cell office:value-type="float" office:value="8927875" calcext:value-type="float">
            <text:p>8927875</text:p>
          </table:table-cell>
          <table:table-cell table:formula="of:=[.A560]/1000/(60*60*24)" office:value-type="time" office:time-value="PT02H28M47.875S" calcext:value-type="time">
            <text:p>02:28:48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606.67" calcext:value-type="float">
            <text:p>606.67</text:p>
          </table:table-cell>
          <table:table-cell office:value-type="float" office:value="746.49" calcext:value-type="float">
            <text:p>746.49</text:p>
          </table:table-cell>
        </table:table-row>
        <table:table-row table:style-name="ro1">
          <table:table-cell office:value-type="float" office:value="8943875" calcext:value-type="float">
            <text:p>8943875</text:p>
          </table:table-cell>
          <table:table-cell table:formula="of:=[.A561]/1000/(60*60*24)" office:value-type="time" office:time-value="PT02H29M03.875S" calcext:value-type="time">
            <text:p>02:29:04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607.73" calcext:value-type="float">
            <text:p>607.73</text:p>
          </table:table-cell>
          <table:table-cell office:value-type="float" office:value="747.77" calcext:value-type="float">
            <text:p>747.77</text:p>
          </table:table-cell>
        </table:table-row>
        <table:table-row table:style-name="ro1">
          <table:table-cell office:value-type="float" office:value="8959875" calcext:value-type="float">
            <text:p>8959875</text:p>
          </table:table-cell>
          <table:table-cell table:formula="of:=[.A562]/1000/(60*60*24)" office:value-type="time" office:time-value="PT02H29M19.875S" calcext:value-type="time">
            <text:p>02:29:20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608.8" calcext:value-type="float">
            <text:p>608.8</text:p>
          </table:table-cell>
          <table:table-cell office:value-type="float" office:value="749.05" calcext:value-type="float">
            <text:p>749.05</text:p>
          </table:table-cell>
        </table:table-row>
        <table:table-row table:style-name="ro1">
          <table:table-cell office:value-type="float" office:value="8975875" calcext:value-type="float">
            <text:p>8975875</text:p>
          </table:table-cell>
          <table:table-cell table:formula="of:=[.A563]/1000/(60*60*24)" office:value-type="time" office:time-value="PT02H29M35.875S" calcext:value-type="time">
            <text:p>02:29:36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609.86" calcext:value-type="float">
            <text:p>609.86</text:p>
          </table:table-cell>
          <table:table-cell office:value-type="float" office:value="750.33" calcext:value-type="float">
            <text:p>750.33</text:p>
          </table:table-cell>
        </table:table-row>
        <table:table-row table:style-name="ro1">
          <table:table-cell office:value-type="float" office:value="8991875" calcext:value-type="float">
            <text:p>8991875</text:p>
          </table:table-cell>
          <table:table-cell table:formula="of:=[.A564]/1000/(60*60*24)" office:value-type="time" office:time-value="PT02H29M51.875S" calcext:value-type="time">
            <text:p>02:29:52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610.93" calcext:value-type="float">
            <text:p>610.93</text:p>
          </table:table-cell>
          <table:table-cell office:value-type="float" office:value="751.61" calcext:value-type="float">
            <text:p>751.61</text:p>
          </table:table-cell>
        </table:table-row>
        <table:table-row table:style-name="ro1">
          <table:table-cell office:value-type="float" office:value="9007875" calcext:value-type="float">
            <text:p>9007875</text:p>
          </table:table-cell>
          <table:table-cell table:formula="of:=[.A565]/1000/(60*60*24)" office:value-type="time" office:time-value="PT02H30M07.875S" calcext:value-type="time">
            <text:p>02:30:08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611.99" calcext:value-type="float">
            <text:p>611.99</text:p>
          </table:table-cell>
          <table:table-cell office:value-type="float" office:value="752.9" calcext:value-type="float">
            <text:p>752.9</text:p>
          </table:table-cell>
        </table:table-row>
        <table:table-row table:style-name="ro1">
          <table:table-cell office:value-type="float" office:value="9023875" calcext:value-type="float">
            <text:p>9023875</text:p>
          </table:table-cell>
          <table:table-cell table:formula="of:=[.A566]/1000/(60*60*24)" office:value-type="time" office:time-value="PT02H30M23.875S" calcext:value-type="time">
            <text:p>02:30:24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613.06" calcext:value-type="float">
            <text:p>613.06</text:p>
          </table:table-cell>
          <table:table-cell office:value-type="float" office:value="754.18" calcext:value-type="float">
            <text:p>754.18</text:p>
          </table:table-cell>
        </table:table-row>
        <table:table-row table:style-name="ro1">
          <table:table-cell office:value-type="float" office:value="9039875" calcext:value-type="float">
            <text:p>9039875</text:p>
          </table:table-cell>
          <table:table-cell table:formula="of:=[.A567]/1000/(60*60*24)" office:value-type="time" office:time-value="PT02H30M39.875S" calcext:value-type="time">
            <text:p>02:30:40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614.12" calcext:value-type="float">
            <text:p>614.12</text:p>
          </table:table-cell>
          <table:table-cell office:value-type="float" office:value="755.46" calcext:value-type="float">
            <text:p>755.46</text:p>
          </table:table-cell>
        </table:table-row>
        <table:table-row table:style-name="ro1">
          <table:table-cell office:value-type="float" office:value="9055875" calcext:value-type="float">
            <text:p>9055875</text:p>
          </table:table-cell>
          <table:table-cell table:formula="of:=[.A568]/1000/(60*60*24)" office:value-type="time" office:time-value="PT02H30M55.875S" calcext:value-type="time">
            <text:p>02:30:56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615.19" calcext:value-type="float">
            <text:p>615.19</text:p>
          </table:table-cell>
          <table:table-cell office:value-type="float" office:value="756.74" calcext:value-type="float">
            <text:p>756.74</text:p>
          </table:table-cell>
        </table:table-row>
        <table:table-row table:style-name="ro1">
          <table:table-cell office:value-type="float" office:value="9071875" calcext:value-type="float">
            <text:p>9071875</text:p>
          </table:table-cell>
          <table:table-cell table:formula="of:=[.A569]/1000/(60*60*24)" office:value-type="time" office:time-value="PT02H31M11.875S" calcext:value-type="time">
            <text:p>02:31:12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616.25" calcext:value-type="float">
            <text:p>616.25</text:p>
          </table:table-cell>
          <table:table-cell office:value-type="float" office:value="758.02" calcext:value-type="float">
            <text:p>758.02</text:p>
          </table:table-cell>
        </table:table-row>
        <table:table-row table:style-name="ro1">
          <table:table-cell office:value-type="float" office:value="9087875" calcext:value-type="float">
            <text:p>9087875</text:p>
          </table:table-cell>
          <table:table-cell table:formula="of:=[.A570]/1000/(60*60*24)" office:value-type="time" office:time-value="PT02H31M27.875S" calcext:value-type="time">
            <text:p>02:31:28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617.31" calcext:value-type="float">
            <text:p>617.31</text:p>
          </table:table-cell>
          <table:table-cell office:value-type="float" office:value="759.3" calcext:value-type="float">
            <text:p>759.3</text:p>
          </table:table-cell>
        </table:table-row>
        <table:table-row table:style-name="ro1">
          <table:table-cell office:value-type="float" office:value="9103875" calcext:value-type="float">
            <text:p>9103875</text:p>
          </table:table-cell>
          <table:table-cell table:formula="of:=[.A571]/1000/(60*60*24)" office:value-type="time" office:time-value="PT02H31M43.875S" calcext:value-type="time">
            <text:p>02:31:44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618.38" calcext:value-type="float">
            <text:p>618.38</text:p>
          </table:table-cell>
          <table:table-cell office:value-type="float" office:value="760.58" calcext:value-type="float">
            <text:p>760.58</text:p>
          </table:table-cell>
        </table:table-row>
        <table:table-row table:style-name="ro1">
          <table:table-cell office:value-type="float" office:value="9119875" calcext:value-type="float">
            <text:p>9119875</text:p>
          </table:table-cell>
          <table:table-cell table:formula="of:=[.A572]/1000/(60*60*24)" office:value-type="time" office:time-value="PT02H31M59.875S" calcext:value-type="time">
            <text:p>02:32:00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4" calcext:value-type="float">
            <text:p>288.34</text:p>
          </table:table-cell>
          <table:table-cell office:value-type="float" office:value="619.44" calcext:value-type="float">
            <text:p>619.44</text:p>
          </table:table-cell>
          <table:table-cell office:value-type="float" office:value="761.87" calcext:value-type="float">
            <text:p>761.87</text:p>
          </table:table-cell>
        </table:table-row>
        <table:table-row table:style-name="ro1">
          <table:table-cell office:value-type="float" office:value="9135875" calcext:value-type="float">
            <text:p>9135875</text:p>
          </table:table-cell>
          <table:table-cell table:formula="of:=[.A573]/1000/(60*60*24)" office:value-type="time" office:time-value="PT02H32M15.875S" calcext:value-type="time">
            <text:p>02:32:16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620.51" calcext:value-type="float">
            <text:p>620.51</text:p>
          </table:table-cell>
          <table:table-cell office:value-type="float" office:value="763.15" calcext:value-type="float">
            <text:p>763.15</text:p>
          </table:table-cell>
        </table:table-row>
        <table:table-row table:style-name="ro1">
          <table:table-cell office:value-type="float" office:value="9151875" calcext:value-type="float">
            <text:p>9151875</text:p>
          </table:table-cell>
          <table:table-cell table:formula="of:=[.A574]/1000/(60*60*24)" office:value-type="time" office:time-value="PT02H32M31.875S" calcext:value-type="time">
            <text:p>02:32:32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3" calcext:value-type="float">
            <text:p>288.23</text:p>
          </table:table-cell>
          <table:table-cell office:value-type="float" office:value="621.57" calcext:value-type="float">
            <text:p>621.57</text:p>
          </table:table-cell>
          <table:table-cell office:value-type="float" office:value="764.43" calcext:value-type="float">
            <text:p>764.43</text:p>
          </table:table-cell>
        </table:table-row>
        <table:table-row table:style-name="ro1">
          <table:table-cell office:value-type="float" office:value="9167875" calcext:value-type="float">
            <text:p>9167875</text:p>
          </table:table-cell>
          <table:table-cell table:formula="of:=[.A575]/1000/(60*60*24)" office:value-type="time" office:time-value="PT02H32M47.875S" calcext:value-type="time">
            <text:p>02:32:48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622.64" calcext:value-type="float">
            <text:p>622.64</text:p>
          </table:table-cell>
          <table:table-cell office:value-type="float" office:value="765.71" calcext:value-type="float">
            <text:p>765.71</text:p>
          </table:table-cell>
        </table:table-row>
        <table:table-row table:style-name="ro1">
          <table:table-cell office:value-type="float" office:value="9183875" calcext:value-type="float">
            <text:p>9183875</text:p>
          </table:table-cell>
          <table:table-cell table:formula="of:=[.A576]/1000/(60*60*24)" office:value-type="time" office:time-value="PT02H33M03.875S" calcext:value-type="time">
            <text:p>02:33:04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7.39" calcext:value-type="float">
            <text:p>287.39</text:p>
          </table:table-cell>
          <table:table-cell office:value-type="float" office:value="623.7" calcext:value-type="float">
            <text:p>623.7</text:p>
          </table:table-cell>
          <table:table-cell office:value-type="float" office:value="766.99" calcext:value-type="float">
            <text:p>766.99</text:p>
          </table:table-cell>
        </table:table-row>
        <table:table-row table:style-name="ro1">
          <table:table-cell office:value-type="float" office:value="9199875" calcext:value-type="float">
            <text:p>9199875</text:p>
          </table:table-cell>
          <table:table-cell table:formula="of:=[.A577]/1000/(60*60*24)" office:value-type="time" office:time-value="PT02H33M19.875S" calcext:value-type="time">
            <text:p>02:33:20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3" calcext:value-type="float">
            <text:p>288.23</text:p>
          </table:table-cell>
          <table:table-cell office:value-type="float" office:value="624.76" calcext:value-type="float">
            <text:p>624.76</text:p>
          </table:table-cell>
          <table:table-cell office:value-type="float" office:value="768.27" calcext:value-type="float">
            <text:p>768.27</text:p>
          </table:table-cell>
        </table:table-row>
        <table:table-row table:style-name="ro1">
          <table:table-cell office:value-type="float" office:value="9215875" calcext:value-type="float">
            <text:p>9215875</text:p>
          </table:table-cell>
          <table:table-cell table:formula="of:=[.A578]/1000/(60*60*24)" office:value-type="time" office:time-value="PT02H33M35.875S" calcext:value-type="time">
            <text:p>02:33:36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625.83" calcext:value-type="float">
            <text:p>625.83</text:p>
          </table:table-cell>
          <table:table-cell office:value-type="float" office:value="769.55" calcext:value-type="float">
            <text:p>769.55</text:p>
          </table:table-cell>
        </table:table-row>
        <table:table-row table:style-name="ro1">
          <table:table-cell office:value-type="float" office:value="9231875" calcext:value-type="float">
            <text:p>9231875</text:p>
          </table:table-cell>
          <table:table-cell table:formula="of:=[.A579]/1000/(60*60*24)" office:value-type="time" office:time-value="PT02H33M51.875S" calcext:value-type="time">
            <text:p>02:33:52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626.89" calcext:value-type="float">
            <text:p>626.89</text:p>
          </table:table-cell>
          <table:table-cell office:value-type="float" office:value="770.84" calcext:value-type="float">
            <text:p>770.84</text:p>
          </table:table-cell>
        </table:table-row>
        <table:table-row table:style-name="ro1">
          <table:table-cell office:value-type="float" office:value="9247875" calcext:value-type="float">
            <text:p>9247875</text:p>
          </table:table-cell>
          <table:table-cell table:formula="of:=[.A580]/1000/(60*60*24)" office:value-type="time" office:time-value="PT02H34M07.875S" calcext:value-type="time">
            <text:p>02:34:08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4" calcext:value-type="float">
            <text:p>288.34</text:p>
          </table:table-cell>
          <table:table-cell office:value-type="float" office:value="627.96" calcext:value-type="float">
            <text:p>627.96</text:p>
          </table:table-cell>
          <table:table-cell office:value-type="float" office:value="772.12" calcext:value-type="float">
            <text:p>772.12</text:p>
          </table:table-cell>
        </table:table-row>
        <table:table-row table:style-name="ro1">
          <table:table-cell office:value-type="float" office:value="9263875" calcext:value-type="float">
            <text:p>9263875</text:p>
          </table:table-cell>
          <table:table-cell table:formula="of:=[.A581]/1000/(60*60*24)" office:value-type="time" office:time-value="PT02H34M23.875S" calcext:value-type="time">
            <text:p>02:34:24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4" calcext:value-type="float">
            <text:p>288.34</text:p>
          </table:table-cell>
          <table:table-cell office:value-type="float" office:value="629.02" calcext:value-type="float">
            <text:p>629.02</text:p>
          </table:table-cell>
          <table:table-cell office:value-type="float" office:value="773.4" calcext:value-type="float">
            <text:p>773.4</text:p>
          </table:table-cell>
        </table:table-row>
        <table:table-row table:style-name="ro1">
          <table:table-cell office:value-type="float" office:value="9279874" calcext:value-type="float">
            <text:p>9279874</text:p>
          </table:table-cell>
          <table:table-cell table:formula="of:=[.A582]/1000/(60*60*24)" office:value-type="time" office:time-value="PT02H34M39.874S" calcext:value-type="time">
            <text:p>02:34:40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3" calcext:value-type="float">
            <text:p>288.23</text:p>
          </table:table-cell>
          <table:table-cell office:value-type="float" office:value="630.09" calcext:value-type="float">
            <text:p>630.09</text:p>
          </table:table-cell>
          <table:table-cell office:value-type="float" office:value="774.68" calcext:value-type="float">
            <text:p>774.68</text:p>
          </table:table-cell>
        </table:table-row>
        <table:table-row table:style-name="ro1">
          <table:table-cell office:value-type="float" office:value="9295875" calcext:value-type="float">
            <text:p>9295875</text:p>
          </table:table-cell>
          <table:table-cell table:formula="of:=[.A583]/1000/(60*60*24)" office:value-type="time" office:time-value="PT02H34M55.875S" calcext:value-type="time">
            <text:p>02:34:56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31.15" calcext:value-type="float">
            <text:p>631.15</text:p>
          </table:table-cell>
          <table:table-cell office:value-type="float" office:value="775.96" calcext:value-type="float">
            <text:p>775.96</text:p>
          </table:table-cell>
        </table:table-row>
        <table:table-row table:style-name="ro1">
          <table:table-cell office:value-type="float" office:value="9311875" calcext:value-type="float">
            <text:p>9311875</text:p>
          </table:table-cell>
          <table:table-cell table:formula="of:=[.A584]/1000/(60*60*24)" office:value-type="time" office:time-value="PT02H35M11.875S" calcext:value-type="time">
            <text:p>02:35:12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632.22" calcext:value-type="float">
            <text:p>632.22</text:p>
          </table:table-cell>
          <table:table-cell office:value-type="float" office:value="777.24" calcext:value-type="float">
            <text:p>777.24</text:p>
          </table:table-cell>
        </table:table-row>
        <table:table-row table:style-name="ro1">
          <table:table-cell office:value-type="float" office:value="9327875" calcext:value-type="float">
            <text:p>9327875</text:p>
          </table:table-cell>
          <table:table-cell table:formula="of:=[.A585]/1000/(60*60*24)" office:value-type="time" office:time-value="PT02H35M27.875S" calcext:value-type="time">
            <text:p>02:35:28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33.28" calcext:value-type="float">
            <text:p>633.28</text:p>
          </table:table-cell>
          <table:table-cell office:value-type="float" office:value="778.52" calcext:value-type="float">
            <text:p>778.52</text:p>
          </table:table-cell>
        </table:table-row>
        <table:table-row table:style-name="ro1">
          <table:table-cell office:value-type="float" office:value="9343875" calcext:value-type="float">
            <text:p>9343875</text:p>
          </table:table-cell>
          <table:table-cell table:formula="of:=[.A586]/1000/(60*60*24)" office:value-type="time" office:time-value="PT02H35M43.875S" calcext:value-type="time">
            <text:p>02:35:44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3" calcext:value-type="float">
            <text:p>288.23</text:p>
          </table:table-cell>
          <table:table-cell office:value-type="float" office:value="634.34" calcext:value-type="float">
            <text:p>634.34</text:p>
          </table:table-cell>
          <table:table-cell office:value-type="float" office:value="779.8" calcext:value-type="float">
            <text:p>779.8</text:p>
          </table:table-cell>
        </table:table-row>
        <table:table-row table:style-name="ro1">
          <table:table-cell office:value-type="float" office:value="9359875" calcext:value-type="float">
            <text:p>9359875</text:p>
          </table:table-cell>
          <table:table-cell table:formula="of:=[.A587]/1000/(60*60*24)" office:value-type="time" office:time-value="PT02H35M59.875S" calcext:value-type="time">
            <text:p>02:36:00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35.41" calcext:value-type="float">
            <text:p>635.41</text:p>
          </table:table-cell>
          <table:table-cell office:value-type="float" office:value="781.08" calcext:value-type="float">
            <text:p>781.08</text:p>
          </table:table-cell>
        </table:table-row>
        <table:table-row table:style-name="ro1">
          <table:table-cell office:value-type="float" office:value="9375875" calcext:value-type="float">
            <text:p>9375875</text:p>
          </table:table-cell>
          <table:table-cell table:formula="of:=[.A588]/1000/(60*60*24)" office:value-type="time" office:time-value="PT02H36M15.875S" calcext:value-type="time">
            <text:p>02:36:16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36.47" calcext:value-type="float">
            <text:p>636.47</text:p>
          </table:table-cell>
          <table:table-cell office:value-type="float" office:value="782.37" calcext:value-type="float">
            <text:p>782.37</text:p>
          </table:table-cell>
        </table:table-row>
        <table:table-row table:style-name="ro1">
          <table:table-cell office:value-type="float" office:value="9391875" calcext:value-type="float">
            <text:p>9391875</text:p>
          </table:table-cell>
          <table:table-cell table:formula="of:=[.A589]/1000/(60*60*24)" office:value-type="time" office:time-value="PT02H36M31.875S" calcext:value-type="time">
            <text:p>02:36:32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37.54" calcext:value-type="float">
            <text:p>637.54</text:p>
          </table:table-cell>
          <table:table-cell office:value-type="float" office:value="783.65" calcext:value-type="float">
            <text:p>783.65</text:p>
          </table:table-cell>
        </table:table-row>
        <table:table-row table:style-name="ro1">
          <table:table-cell office:value-type="float" office:value="9407875" calcext:value-type="float">
            <text:p>9407875</text:p>
          </table:table-cell>
          <table:table-cell table:formula="of:=[.A590]/1000/(60*60*24)" office:value-type="time" office:time-value="PT02H36M47.875S" calcext:value-type="time">
            <text:p>02:36:48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38.6" calcext:value-type="float">
            <text:p>638.6</text:p>
          </table:table-cell>
          <table:table-cell office:value-type="float" office:value="784.93" calcext:value-type="float">
            <text:p>784.93</text:p>
          </table:table-cell>
        </table:table-row>
        <table:table-row table:style-name="ro1">
          <table:table-cell office:value-type="float" office:value="9423875" calcext:value-type="float">
            <text:p>9423875</text:p>
          </table:table-cell>
          <table:table-cell table:formula="of:=[.A591]/1000/(60*60*24)" office:value-type="time" office:time-value="PT02H37M03.875S" calcext:value-type="time">
            <text:p>02:37:04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39.67" calcext:value-type="float">
            <text:p>639.67</text:p>
          </table:table-cell>
          <table:table-cell office:value-type="float" office:value="786.21" calcext:value-type="float">
            <text:p>786.21</text:p>
          </table:table-cell>
        </table:table-row>
        <table:table-row table:style-name="ro1">
          <table:table-cell office:value-type="float" office:value="9439875" calcext:value-type="float">
            <text:p>9439875</text:p>
          </table:table-cell>
          <table:table-cell table:formula="of:=[.A592]/1000/(60*60*24)" office:value-type="time" office:time-value="PT02H37M19.875S" calcext:value-type="time">
            <text:p>02:37:20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40.73" calcext:value-type="float">
            <text:p>640.73</text:p>
          </table:table-cell>
          <table:table-cell office:value-type="float" office:value="787.49" calcext:value-type="float">
            <text:p>787.49</text:p>
          </table:table-cell>
        </table:table-row>
        <table:table-row table:style-name="ro1">
          <table:table-cell office:value-type="float" office:value="9455875" calcext:value-type="float">
            <text:p>9455875</text:p>
          </table:table-cell>
          <table:table-cell table:formula="of:=[.A593]/1000/(60*60*24)" office:value-type="time" office:time-value="PT02H37M35.875S" calcext:value-type="time">
            <text:p>02:37:36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41.79" calcext:value-type="float">
            <text:p>641.79</text:p>
          </table:table-cell>
          <table:table-cell office:value-type="float" office:value="788.77" calcext:value-type="float">
            <text:p>788.77</text:p>
          </table:table-cell>
        </table:table-row>
        <table:table-row table:style-name="ro1">
          <table:table-cell office:value-type="float" office:value="9471875" calcext:value-type="float">
            <text:p>9471875</text:p>
          </table:table-cell>
          <table:table-cell table:formula="of:=[.A594]/1000/(60*60*24)" office:value-type="time" office:time-value="PT02H37M51.875S" calcext:value-type="time">
            <text:p>02:37:52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42.86" calcext:value-type="float">
            <text:p>642.86</text:p>
          </table:table-cell>
          <table:table-cell office:value-type="float" office:value="790.05" calcext:value-type="float">
            <text:p>790.05</text:p>
          </table:table-cell>
        </table:table-row>
        <table:table-row table:style-name="ro1">
          <table:table-cell office:value-type="float" office:value="9487875" calcext:value-type="float">
            <text:p>9487875</text:p>
          </table:table-cell>
          <table:table-cell table:formula="of:=[.A595]/1000/(60*60*24)" office:value-type="time" office:time-value="PT02H38M07.875S" calcext:value-type="time">
            <text:p>02:38:08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43.92" calcext:value-type="float">
            <text:p>643.92</text:p>
          </table:table-cell>
          <table:table-cell office:value-type="float" office:value="791.33" calcext:value-type="float">
            <text:p>791.33</text:p>
          </table:table-cell>
        </table:table-row>
        <table:table-row table:style-name="ro1">
          <table:table-cell office:value-type="float" office:value="9503875" calcext:value-type="float">
            <text:p>9503875</text:p>
          </table:table-cell>
          <table:table-cell table:formula="of:=[.A596]/1000/(60*60*24)" office:value-type="time" office:time-value="PT02H38M23.875S" calcext:value-type="time">
            <text:p>02:38:24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44.99" calcext:value-type="float">
            <text:p>644.99</text:p>
          </table:table-cell>
          <table:table-cell office:value-type="float" office:value="792.61" calcext:value-type="float">
            <text:p>792.61</text:p>
          </table:table-cell>
        </table:table-row>
        <table:table-row table:style-name="ro1">
          <table:table-cell office:value-type="float" office:value="9519875" calcext:value-type="float">
            <text:p>9519875</text:p>
          </table:table-cell>
          <table:table-cell table:formula="of:=[.A597]/1000/(60*60*24)" office:value-type="time" office:time-value="PT02H38M39.875S" calcext:value-type="time">
            <text:p>02:38:40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46.05" calcext:value-type="float">
            <text:p>646.05</text:p>
          </table:table-cell>
          <table:table-cell office:value-type="float" office:value="793.89" calcext:value-type="float">
            <text:p>793.89</text:p>
          </table:table-cell>
        </table:table-row>
        <table:table-row table:style-name="ro1">
          <table:table-cell office:value-type="float" office:value="9535875" calcext:value-type="float">
            <text:p>9535875</text:p>
          </table:table-cell>
          <table:table-cell table:formula="of:=[.A598]/1000/(60*60*24)" office:value-type="time" office:time-value="PT02H38M55.875S" calcext:value-type="time">
            <text:p>02:38:56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47.12" calcext:value-type="float">
            <text:p>647.12</text:p>
          </table:table-cell>
          <table:table-cell office:value-type="float" office:value="795.17" calcext:value-type="float">
            <text:p>795.17</text:p>
          </table:table-cell>
        </table:table-row>
        <table:table-row table:style-name="ro1">
          <table:table-cell office:value-type="float" office:value="9551875" calcext:value-type="float">
            <text:p>9551875</text:p>
          </table:table-cell>
          <table:table-cell table:formula="of:=[.A599]/1000/(60*60*24)" office:value-type="time" office:time-value="PT02H39M11.875S" calcext:value-type="time">
            <text:p>02:39:12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48.18" calcext:value-type="float">
            <text:p>648.18</text:p>
          </table:table-cell>
          <table:table-cell office:value-type="float" office:value="796.46" calcext:value-type="float">
            <text:p>796.46</text:p>
          </table:table-cell>
        </table:table-row>
        <table:table-row table:style-name="ro1">
          <table:table-cell office:value-type="float" office:value="9567875" calcext:value-type="float">
            <text:p>9567875</text:p>
          </table:table-cell>
          <table:table-cell table:formula="of:=[.A600]/1000/(60*60*24)" office:value-type="time" office:time-value="PT02H39M27.875S" calcext:value-type="time">
            <text:p>02:39:28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49.24" calcext:value-type="float">
            <text:p>649.24</text:p>
          </table:table-cell>
          <table:table-cell office:value-type="float" office:value="797.74" calcext:value-type="float">
            <text:p>797.74</text:p>
          </table:table-cell>
        </table:table-row>
        <table:table-row table:style-name="ro1">
          <table:table-cell office:value-type="float" office:value="9583875" calcext:value-type="float">
            <text:p>9583875</text:p>
          </table:table-cell>
          <table:table-cell table:formula="of:=[.A601]/1000/(60*60*24)" office:value-type="time" office:time-value="PT02H39M43.875S" calcext:value-type="time">
            <text:p>02:39:44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50.31" calcext:value-type="float">
            <text:p>650.31</text:p>
          </table:table-cell>
          <table:table-cell office:value-type="float" office:value="799.02" calcext:value-type="float">
            <text:p>799.02</text:p>
          </table:table-cell>
        </table:table-row>
        <table:table-row table:style-name="ro1">
          <table:table-cell office:value-type="float" office:value="9599875" calcext:value-type="float">
            <text:p>9599875</text:p>
          </table:table-cell>
          <table:table-cell table:formula="of:=[.A602]/1000/(60*60*24)" office:value-type="time" office:time-value="PT02H39M59.875S" calcext:value-type="time">
            <text:p>02:40:00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51.37" calcext:value-type="float">
            <text:p>651.37</text:p>
          </table:table-cell>
          <table:table-cell office:value-type="float" office:value="800.3" calcext:value-type="float">
            <text:p>800.3</text:p>
          </table:table-cell>
        </table:table-row>
        <table:table-row table:style-name="ro1">
          <table:table-cell office:value-type="float" office:value="9615875" calcext:value-type="float">
            <text:p>9615875</text:p>
          </table:table-cell>
          <table:table-cell table:formula="of:=[.A603]/1000/(60*60*24)" office:value-type="time" office:time-value="PT02H40M15.875S" calcext:value-type="time">
            <text:p>02:40:16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52.44" calcext:value-type="float">
            <text:p>652.44</text:p>
          </table:table-cell>
          <table:table-cell office:value-type="float" office:value="801.58" calcext:value-type="float">
            <text:p>801.58</text:p>
          </table:table-cell>
        </table:table-row>
        <table:table-row table:style-name="ro1">
          <table:table-cell office:value-type="float" office:value="9631875" calcext:value-type="float">
            <text:p>9631875</text:p>
          </table:table-cell>
          <table:table-cell table:formula="of:=[.A604]/1000/(60*60*24)" office:value-type="time" office:time-value="PT02H40M31.875S" calcext:value-type="time">
            <text:p>02:40:32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653.5" calcext:value-type="float">
            <text:p>653.5</text:p>
          </table:table-cell>
          <table:table-cell office:value-type="float" office:value="802.86" calcext:value-type="float">
            <text:p>802.86</text:p>
          </table:table-cell>
        </table:table-row>
        <table:table-row table:style-name="ro1">
          <table:table-cell office:value-type="float" office:value="9647875" calcext:value-type="float">
            <text:p>9647875</text:p>
          </table:table-cell>
          <table:table-cell table:formula="of:=[.A605]/1000/(60*60*24)" office:value-type="time" office:time-value="PT02H40M47.875S" calcext:value-type="time">
            <text:p>02:40:48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54.57" calcext:value-type="float">
            <text:p>654.57</text:p>
          </table:table-cell>
          <table:table-cell office:value-type="float" office:value="804.14" calcext:value-type="float">
            <text:p>804.14</text:p>
          </table:table-cell>
        </table:table-row>
        <table:table-row table:style-name="ro1">
          <table:table-cell office:value-type="float" office:value="9663875" calcext:value-type="float">
            <text:p>9663875</text:p>
          </table:table-cell>
          <table:table-cell table:formula="of:=[.A606]/1000/(60*60*24)" office:value-type="time" office:time-value="PT02H41M03.875S" calcext:value-type="time">
            <text:p>02:41:04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655.63" calcext:value-type="float">
            <text:p>655.63</text:p>
          </table:table-cell>
          <table:table-cell office:value-type="float" office:value="805.42" calcext:value-type="float">
            <text:p>805.42</text:p>
          </table:table-cell>
        </table:table-row>
        <table:table-row table:style-name="ro1">
          <table:table-cell office:value-type="float" office:value="9679875" calcext:value-type="float">
            <text:p>9679875</text:p>
          </table:table-cell>
          <table:table-cell table:formula="of:=[.A607]/1000/(60*60*24)" office:value-type="time" office:time-value="PT02H41M19.875S" calcext:value-type="time">
            <text:p>02:41:20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56.69" calcext:value-type="float">
            <text:p>656.69</text:p>
          </table:table-cell>
          <table:table-cell office:value-type="float" office:value="806.7" calcext:value-type="float">
            <text:p>806.7</text:p>
          </table:table-cell>
        </table:table-row>
        <table:table-row table:style-name="ro1">
          <table:table-cell office:value-type="float" office:value="9695875" calcext:value-type="float">
            <text:p>9695875</text:p>
          </table:table-cell>
          <table:table-cell table:formula="of:=[.A608]/1000/(60*60*24)" office:value-type="time" office:time-value="PT02H41M35.875S" calcext:value-type="time">
            <text:p>02:41:36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657.76" calcext:value-type="float">
            <text:p>657.76</text:p>
          </table:table-cell>
          <table:table-cell office:value-type="float" office:value="807.98" calcext:value-type="float">
            <text:p>807.98</text:p>
          </table:table-cell>
        </table:table-row>
        <table:table-row table:style-name="ro1">
          <table:table-cell office:value-type="float" office:value="9711875" calcext:value-type="float">
            <text:p>9711875</text:p>
          </table:table-cell>
          <table:table-cell table:formula="of:=[.A609]/1000/(60*60*24)" office:value-type="time" office:time-value="PT02H41M51.875S" calcext:value-type="time">
            <text:p>02:41:52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658.82" calcext:value-type="float">
            <text:p>658.82</text:p>
          </table:table-cell>
          <table:table-cell office:value-type="float" office:value="809.26" calcext:value-type="float">
            <text:p>809.26</text:p>
          </table:table-cell>
        </table:table-row>
        <table:table-row table:style-name="ro1">
          <table:table-cell office:value-type="float" office:value="9727875" calcext:value-type="float">
            <text:p>9727875</text:p>
          </table:table-cell>
          <table:table-cell table:formula="of:=[.A610]/1000/(60*60*24)" office:value-type="time" office:time-value="PT02H42M07.875S" calcext:value-type="time">
            <text:p>02:42:08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659.88" calcext:value-type="float">
            <text:p>659.88</text:p>
          </table:table-cell>
          <table:table-cell office:value-type="float" office:value="810.54" calcext:value-type="float">
            <text:p>810.54</text:p>
          </table:table-cell>
        </table:table-row>
        <table:table-row table:style-name="ro1">
          <table:table-cell office:value-type="float" office:value="9743875" calcext:value-type="float">
            <text:p>9743875</text:p>
          </table:table-cell>
          <table:table-cell table:formula="of:=[.A611]/1000/(60*60*24)" office:value-type="time" office:time-value="PT02H42M23.875S" calcext:value-type="time">
            <text:p>02:42:24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660.95" calcext:value-type="float">
            <text:p>660.95</text:p>
          </table:table-cell>
          <table:table-cell office:value-type="float" office:value="811.82" calcext:value-type="float">
            <text:p>811.82</text:p>
          </table:table-cell>
        </table:table-row>
        <table:table-row table:style-name="ro1">
          <table:table-cell office:value-type="float" office:value="9759875" calcext:value-type="float">
            <text:p>9759875</text:p>
          </table:table-cell>
          <table:table-cell table:formula="of:=[.A612]/1000/(60*60*24)" office:value-type="time" office:time-value="PT02H42M39.875S" calcext:value-type="time">
            <text:p>02:42:40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662.01" calcext:value-type="float">
            <text:p>662.01</text:p>
          </table:table-cell>
          <table:table-cell office:value-type="float" office:value="813.1" calcext:value-type="float">
            <text:p>813.1</text:p>
          </table:table-cell>
        </table:table-row>
        <table:table-row table:style-name="ro1">
          <table:table-cell office:value-type="float" office:value="9775875" calcext:value-type="float">
            <text:p>9775875</text:p>
          </table:table-cell>
          <table:table-cell table:formula="of:=[.A613]/1000/(60*60*24)" office:value-type="time" office:time-value="PT02H42M55.875S" calcext:value-type="time">
            <text:p>02:42:56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663.07" calcext:value-type="float">
            <text:p>663.07</text:p>
          </table:table-cell>
          <table:table-cell office:value-type="float" office:value="814.38" calcext:value-type="float">
            <text:p>814.38</text:p>
          </table:table-cell>
        </table:table-row>
        <table:table-row table:style-name="ro1">
          <table:table-cell office:value-type="float" office:value="9791875" calcext:value-type="float">
            <text:p>9791875</text:p>
          </table:table-cell>
          <table:table-cell table:formula="of:=[.A614]/1000/(60*60*24)" office:value-type="time" office:time-value="PT02H43M11.875S" calcext:value-type="time">
            <text:p>02:43:12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664.14" calcext:value-type="float">
            <text:p>664.14</text:p>
          </table:table-cell>
          <table:table-cell office:value-type="float" office:value="815.66" calcext:value-type="float">
            <text:p>815.66</text:p>
          </table:table-cell>
        </table:table-row>
        <table:table-row table:style-name="ro1">
          <table:table-cell office:value-type="float" office:value="9807875" calcext:value-type="float">
            <text:p>9807875</text:p>
          </table:table-cell>
          <table:table-cell table:formula="of:=[.A615]/1000/(60*60*24)" office:value-type="time" office:time-value="PT02H43M27.875S" calcext:value-type="time">
            <text:p>02:43:28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665.2" calcext:value-type="float">
            <text:p>665.2</text:p>
          </table:table-cell>
          <table:table-cell office:value-type="float" office:value="816.94" calcext:value-type="float">
            <text:p>816.94</text:p>
          </table:table-cell>
        </table:table-row>
        <table:table-row table:style-name="ro1">
          <table:table-cell office:value-type="float" office:value="9823875" calcext:value-type="float">
            <text:p>9823875</text:p>
          </table:table-cell>
          <table:table-cell table:formula="of:=[.A616]/1000/(60*60*24)" office:value-type="time" office:time-value="PT02H43M43.875S" calcext:value-type="time">
            <text:p>02:43:44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666.27" calcext:value-type="float">
            <text:p>666.27</text:p>
          </table:table-cell>
          <table:table-cell office:value-type="float" office:value="818.22" calcext:value-type="float">
            <text:p>818.22</text:p>
          </table:table-cell>
        </table:table-row>
        <table:table-row table:style-name="ro1">
          <table:table-cell office:value-type="float" office:value="9839875" calcext:value-type="float">
            <text:p>9839875</text:p>
          </table:table-cell>
          <table:table-cell table:formula="of:=[.A617]/1000/(60*60*24)" office:value-type="time" office:time-value="PT02H43M59.875S" calcext:value-type="time">
            <text:p>02:44:0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667.33" calcext:value-type="float">
            <text:p>667.33</text:p>
          </table:table-cell>
          <table:table-cell office:value-type="float" office:value="819.5" calcext:value-type="float">
            <text:p>819.5</text:p>
          </table:table-cell>
        </table:table-row>
        <table:table-row table:style-name="ro1">
          <table:table-cell office:value-type="float" office:value="9855875" calcext:value-type="float">
            <text:p>9855875</text:p>
          </table:table-cell>
          <table:table-cell table:formula="of:=[.A618]/1000/(60*60*24)" office:value-type="time" office:time-value="PT02H44M15.875S" calcext:value-type="time">
            <text:p>02:44:16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668.39" calcext:value-type="float">
            <text:p>668.39</text:p>
          </table:table-cell>
          <table:table-cell office:value-type="float" office:value="820.78" calcext:value-type="float">
            <text:p>820.78</text:p>
          </table:table-cell>
        </table:table-row>
        <table:table-row table:style-name="ro1">
          <table:table-cell office:value-type="float" office:value="9871875" calcext:value-type="float">
            <text:p>9871875</text:p>
          </table:table-cell>
          <table:table-cell table:formula="of:=[.A619]/1000/(60*60*24)" office:value-type="time" office:time-value="PT02H44M31.875S" calcext:value-type="time">
            <text:p>02:44:32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69.46" calcext:value-type="float">
            <text:p>669.46</text:p>
          </table:table-cell>
          <table:table-cell office:value-type="float" office:value="822.06" calcext:value-type="float">
            <text:p>822.06</text:p>
          </table:table-cell>
        </table:table-row>
        <table:table-row table:style-name="ro1">
          <table:table-cell office:value-type="float" office:value="9887875" calcext:value-type="float">
            <text:p>9887875</text:p>
          </table:table-cell>
          <table:table-cell table:formula="of:=[.A620]/1000/(60*60*24)" office:value-type="time" office:time-value="PT02H44M47.875S" calcext:value-type="time">
            <text:p>02:44:48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670.52" calcext:value-type="float">
            <text:p>670.52</text:p>
          </table:table-cell>
          <table:table-cell office:value-type="float" office:value="823.34" calcext:value-type="float">
            <text:p>823.34</text:p>
          </table:table-cell>
        </table:table-row>
        <table:table-row table:style-name="ro1">
          <table:table-cell office:value-type="float" office:value="9903875" calcext:value-type="float">
            <text:p>9903875</text:p>
          </table:table-cell>
          <table:table-cell table:formula="of:=[.A621]/1000/(60*60*24)" office:value-type="time" office:time-value="PT02H45M03.875S" calcext:value-type="time">
            <text:p>02:45:04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671.58" calcext:value-type="float">
            <text:p>671.58</text:p>
          </table:table-cell>
          <table:table-cell office:value-type="float" office:value="824.62" calcext:value-type="float">
            <text:p>824.62</text:p>
          </table:table-cell>
        </table:table-row>
        <table:table-row table:style-name="ro1">
          <table:table-cell office:value-type="float" office:value="9919875" calcext:value-type="float">
            <text:p>9919875</text:p>
          </table:table-cell>
          <table:table-cell table:formula="of:=[.A622]/1000/(60*60*24)" office:value-type="time" office:time-value="PT02H45M19.875S" calcext:value-type="time">
            <text:p>02:45:2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7.14" calcext:value-type="float">
            <text:p>287.14</text:p>
          </table:table-cell>
          <table:table-cell office:value-type="float" office:value="672.65" calcext:value-type="float">
            <text:p>672.65</text:p>
          </table:table-cell>
          <table:table-cell office:value-type="float" office:value="825.9" calcext:value-type="float">
            <text:p>825.9</text:p>
          </table:table-cell>
        </table:table-row>
        <table:table-row table:style-name="ro1">
          <table:table-cell office:value-type="float" office:value="9935875" calcext:value-type="float">
            <text:p>9935875</text:p>
          </table:table-cell>
          <table:table-cell table:formula="of:=[.A623]/1000/(60*60*24)" office:value-type="time" office:time-value="PT02H45M35.875S" calcext:value-type="time">
            <text:p>02:45:36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673.71" calcext:value-type="float">
            <text:p>673.71</text:p>
          </table:table-cell>
          <table:table-cell office:value-type="float" office:value="827.17" calcext:value-type="float">
            <text:p>827.17</text:p>
          </table:table-cell>
        </table:table-row>
        <table:table-row table:style-name="ro1">
          <table:table-cell office:value-type="float" office:value="9951875" calcext:value-type="float">
            <text:p>9951875</text:p>
          </table:table-cell>
          <table:table-cell table:formula="of:=[.A624]/1000/(60*60*24)" office:value-type="time" office:time-value="PT02H45M51.875S" calcext:value-type="time">
            <text:p>02:45:52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674.77" calcext:value-type="float">
            <text:p>674.77</text:p>
          </table:table-cell>
          <table:table-cell office:value-type="float" office:value="828.45" calcext:value-type="float">
            <text:p>828.45</text:p>
          </table:table-cell>
        </table:table-row>
        <table:table-row table:style-name="ro1">
          <table:table-cell office:value-type="float" office:value="9967875" calcext:value-type="float">
            <text:p>9967875</text:p>
          </table:table-cell>
          <table:table-cell table:formula="of:=[.A625]/1000/(60*60*24)" office:value-type="time" office:time-value="PT02H46M07.875S" calcext:value-type="time">
            <text:p>02:46:08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675.84" calcext:value-type="float">
            <text:p>675.84</text:p>
          </table:table-cell>
          <table:table-cell office:value-type="float" office:value="829.73" calcext:value-type="float">
            <text:p>829.73</text:p>
          </table:table-cell>
        </table:table-row>
        <table:table-row table:style-name="ro1">
          <table:table-cell office:value-type="float" office:value="9983875" calcext:value-type="float">
            <text:p>9983875</text:p>
          </table:table-cell>
          <table:table-cell table:formula="of:=[.A626]/1000/(60*60*24)" office:value-type="time" office:time-value="PT02H46M23.875S" calcext:value-type="time">
            <text:p>02:46:24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676.9" calcext:value-type="float">
            <text:p>676.9</text:p>
          </table:table-cell>
          <table:table-cell office:value-type="float" office:value="831.01" calcext:value-type="float">
            <text:p>831.01</text:p>
          </table:table-cell>
        </table:table-row>
        <table:table-row table:style-name="ro1">
          <table:table-cell office:value-type="float" office:value="9999875" calcext:value-type="float">
            <text:p>9999875</text:p>
          </table:table-cell>
          <table:table-cell table:formula="of:=[.A627]/1000/(60*60*24)" office:value-type="time" office:time-value="PT02H46M39.875S" calcext:value-type="time">
            <text:p>02:46:40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77.96" calcext:value-type="float">
            <text:p>677.96</text:p>
          </table:table-cell>
          <table:table-cell office:value-type="float" office:value="832.29" calcext:value-type="float">
            <text:p>832.29</text:p>
          </table:table-cell>
        </table:table-row>
        <table:table-row table:style-name="ro1">
          <table:table-cell office:value-type="float" office:value="10015875" calcext:value-type="float">
            <text:p>10015875</text:p>
          </table:table-cell>
          <table:table-cell table:formula="of:=[.A628]/1000/(60*60*24)" office:value-type="time" office:time-value="PT02H46M55.875S" calcext:value-type="time">
            <text:p>02:46:56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679.03" calcext:value-type="float">
            <text:p>679.03</text:p>
          </table:table-cell>
          <table:table-cell office:value-type="float" office:value="833.57" calcext:value-type="float">
            <text:p>833.57</text:p>
          </table:table-cell>
        </table:table-row>
        <table:table-row table:style-name="ro1">
          <table:table-cell office:value-type="float" office:value="10031875" calcext:value-type="float">
            <text:p>10031875</text:p>
          </table:table-cell>
          <table:table-cell table:formula="of:=[.A629]/1000/(60*60*24)" office:value-type="time" office:time-value="PT02H47M11.875S" calcext:value-type="time">
            <text:p>02:47:12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80.09" calcext:value-type="float">
            <text:p>680.09</text:p>
          </table:table-cell>
          <table:table-cell office:value-type="float" office:value="834.85" calcext:value-type="float">
            <text:p>834.85</text:p>
          </table:table-cell>
        </table:table-row>
        <table:table-row table:style-name="ro1">
          <table:table-cell office:value-type="float" office:value="10047875" calcext:value-type="float">
            <text:p>10047875</text:p>
          </table:table-cell>
          <table:table-cell table:formula="of:=[.A630]/1000/(60*60*24)" office:value-type="time" office:time-value="PT02H47M27.875S" calcext:value-type="time">
            <text:p>02:47:28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81.15" calcext:value-type="float">
            <text:p>681.15</text:p>
          </table:table-cell>
          <table:table-cell office:value-type="float" office:value="836.13" calcext:value-type="float">
            <text:p>836.13</text:p>
          </table:table-cell>
        </table:table-row>
        <table:table-row table:style-name="ro1">
          <table:table-cell office:value-type="float" office:value="10063875" calcext:value-type="float">
            <text:p>10063875</text:p>
          </table:table-cell>
          <table:table-cell table:formula="of:=[.A631]/1000/(60*60*24)" office:value-type="time" office:time-value="PT02H47M43.875S" calcext:value-type="time">
            <text:p>02:47:4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82.22" calcext:value-type="float">
            <text:p>682.22</text:p>
          </table:table-cell>
          <table:table-cell office:value-type="float" office:value="837.41" calcext:value-type="float">
            <text:p>837.41</text:p>
          </table:table-cell>
        </table:table-row>
        <table:table-row table:style-name="ro1">
          <table:table-cell office:value-type="float" office:value="10079875" calcext:value-type="float">
            <text:p>10079875</text:p>
          </table:table-cell>
          <table:table-cell table:formula="of:=[.A632]/1000/(60*60*24)" office:value-type="time" office:time-value="PT02H47M59.875S" calcext:value-type="time">
            <text:p>02:48:00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683.28" calcext:value-type="float">
            <text:p>683.28</text:p>
          </table:table-cell>
          <table:table-cell office:value-type="float" office:value="838.69" calcext:value-type="float">
            <text:p>838.69</text:p>
          </table:table-cell>
        </table:table-row>
        <table:table-row table:style-name="ro1">
          <table:table-cell office:value-type="float" office:value="10095875" calcext:value-type="float">
            <text:p>10095875</text:p>
          </table:table-cell>
          <table:table-cell table:formula="of:=[.A633]/1000/(60*60*24)" office:value-type="time" office:time-value="PT02H48M15.875S" calcext:value-type="time">
            <text:p>02:48:16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84.34" calcext:value-type="float">
            <text:p>684.34</text:p>
          </table:table-cell>
          <table:table-cell office:value-type="float" office:value="839.96" calcext:value-type="float">
            <text:p>839.96</text:p>
          </table:table-cell>
        </table:table-row>
        <table:table-row table:style-name="ro1">
          <table:table-cell office:value-type="float" office:value="10111875" calcext:value-type="float">
            <text:p>10111875</text:p>
          </table:table-cell>
          <table:table-cell table:formula="of:=[.A634]/1000/(60*60*24)" office:value-type="time" office:time-value="PT02H48M31.875S" calcext:value-type="time">
            <text:p>02:48:3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685.41" calcext:value-type="float">
            <text:p>685.41</text:p>
          </table:table-cell>
          <table:table-cell office:value-type="float" office:value="841.24" calcext:value-type="float">
            <text:p>841.24</text:p>
          </table:table-cell>
        </table:table-row>
        <table:table-row table:style-name="ro1">
          <table:table-cell office:value-type="float" office:value="10127875" calcext:value-type="float">
            <text:p>10127875</text:p>
          </table:table-cell>
          <table:table-cell table:formula="of:=[.A635]/1000/(60*60*24)" office:value-type="time" office:time-value="PT02H48M47.875S" calcext:value-type="time">
            <text:p>02:48:48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86.47" calcext:value-type="float">
            <text:p>686.47</text:p>
          </table:table-cell>
          <table:table-cell office:value-type="float" office:value="842.52" calcext:value-type="float">
            <text:p>842.52</text:p>
          </table:table-cell>
        </table:table-row>
        <table:table-row table:style-name="ro1">
          <table:table-cell office:value-type="float" office:value="10143875" calcext:value-type="float">
            <text:p>10143875</text:p>
          </table:table-cell>
          <table:table-cell table:formula="of:=[.A636]/1000/(60*60*24)" office:value-type="time" office:time-value="PT02H49M03.875S" calcext:value-type="time">
            <text:p>02:49:0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87.53" calcext:value-type="float">
            <text:p>687.53</text:p>
          </table:table-cell>
          <table:table-cell office:value-type="float" office:value="843.8" calcext:value-type="float">
            <text:p>843.8</text:p>
          </table:table-cell>
        </table:table-row>
        <table:table-row table:style-name="ro1">
          <table:table-cell office:value-type="float" office:value="10159875" calcext:value-type="float">
            <text:p>10159875</text:p>
          </table:table-cell>
          <table:table-cell table:formula="of:=[.A637]/1000/(60*60*24)" office:value-type="time" office:time-value="PT02H49M19.875S" calcext:value-type="time">
            <text:p>02:49:20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88.6" calcext:value-type="float">
            <text:p>688.6</text:p>
          </table:table-cell>
          <table:table-cell office:value-type="float" office:value="845.08" calcext:value-type="float">
            <text:p>845.08</text:p>
          </table:table-cell>
        </table:table-row>
        <table:table-row table:style-name="ro1">
          <table:table-cell office:value-type="float" office:value="10175875" calcext:value-type="float">
            <text:p>10175875</text:p>
          </table:table-cell>
          <table:table-cell table:formula="of:=[.A638]/1000/(60*60*24)" office:value-type="time" office:time-value="PT02H49M35.875S" calcext:value-type="time">
            <text:p>02:49:36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89.66" calcext:value-type="float">
            <text:p>689.66</text:p>
          </table:table-cell>
          <table:table-cell office:value-type="float" office:value="846.36" calcext:value-type="float">
            <text:p>846.36</text:p>
          </table:table-cell>
        </table:table-row>
        <table:table-row table:style-name="ro1">
          <table:table-cell office:value-type="float" office:value="10191875" calcext:value-type="float">
            <text:p>10191875</text:p>
          </table:table-cell>
          <table:table-cell table:formula="of:=[.A639]/1000/(60*60*24)" office:value-type="time" office:time-value="PT02H49M51.875S" calcext:value-type="time">
            <text:p>02:49:52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690.73" calcext:value-type="float">
            <text:p>690.73</text:p>
          </table:table-cell>
          <table:table-cell office:value-type="float" office:value="847.64" calcext:value-type="float">
            <text:p>847.64</text:p>
          </table:table-cell>
        </table:table-row>
        <table:table-row table:style-name="ro1">
          <table:table-cell office:value-type="float" office:value="10207875" calcext:value-type="float">
            <text:p>10207875</text:p>
          </table:table-cell>
          <table:table-cell table:formula="of:=[.A640]/1000/(60*60*24)" office:value-type="time" office:time-value="PT02H50M07.875S" calcext:value-type="time">
            <text:p>02:50:08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91.79" calcext:value-type="float">
            <text:p>691.79</text:p>
          </table:table-cell>
          <table:table-cell office:value-type="float" office:value="848.92" calcext:value-type="float">
            <text:p>848.92</text:p>
          </table:table-cell>
        </table:table-row>
        <table:table-row table:style-name="ro1">
          <table:table-cell office:value-type="float" office:value="10223875" calcext:value-type="float">
            <text:p>10223875</text:p>
          </table:table-cell>
          <table:table-cell table:formula="of:=[.A641]/1000/(60*60*24)" office:value-type="time" office:time-value="PT02H50M23.875S" calcext:value-type="time">
            <text:p>02:50:24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692.85" calcext:value-type="float">
            <text:p>692.85</text:p>
          </table:table-cell>
          <table:table-cell office:value-type="float" office:value="850.2" calcext:value-type="float">
            <text:p>850.2</text:p>
          </table:table-cell>
        </table:table-row>
        <table:table-row table:style-name="ro1">
          <table:table-cell office:value-type="float" office:value="10239875" calcext:value-type="float">
            <text:p>10239875</text:p>
          </table:table-cell>
          <table:table-cell table:formula="of:=[.A642]/1000/(60*60*24)" office:value-type="time" office:time-value="PT02H50M39.875S" calcext:value-type="time">
            <text:p>02:50:40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693.92" calcext:value-type="float">
            <text:p>693.92</text:p>
          </table:table-cell>
          <table:table-cell office:value-type="float" office:value="851.47" calcext:value-type="float">
            <text:p>851.47</text:p>
          </table:table-cell>
        </table:table-row>
        <table:table-row table:style-name="ro1">
          <table:table-cell office:value-type="float" office:value="10255874" calcext:value-type="float">
            <text:p>10255874</text:p>
          </table:table-cell>
          <table:table-cell table:formula="of:=[.A643]/1000/(60*60*24)" office:value-type="time" office:time-value="PT02H50M55.874S" calcext:value-type="time">
            <text:p>02:50:56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694.98" calcext:value-type="float">
            <text:p>694.98</text:p>
          </table:table-cell>
          <table:table-cell office:value-type="float" office:value="852.75" calcext:value-type="float">
            <text:p>852.75</text:p>
          </table:table-cell>
        </table:table-row>
        <table:table-row table:style-name="ro1">
          <table:table-cell office:value-type="float" office:value="10271875" calcext:value-type="float">
            <text:p>10271875</text:p>
          </table:table-cell>
          <table:table-cell table:formula="of:=[.A644]/1000/(60*60*24)" office:value-type="time" office:time-value="PT02H51M11.875S" calcext:value-type="time">
            <text:p>02:51:12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696.04" calcext:value-type="float">
            <text:p>696.04</text:p>
          </table:table-cell>
          <table:table-cell office:value-type="float" office:value="854.03" calcext:value-type="float">
            <text:p>854.03</text:p>
          </table:table-cell>
        </table:table-row>
        <table:table-row table:style-name="ro1">
          <table:table-cell office:value-type="float" office:value="10287875" calcext:value-type="float">
            <text:p>10287875</text:p>
          </table:table-cell>
          <table:table-cell table:formula="of:=[.A645]/1000/(60*60*24)" office:value-type="time" office:time-value="PT02H51M27.875S" calcext:value-type="time">
            <text:p>02:51:2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697.11" calcext:value-type="float">
            <text:p>697.11</text:p>
          </table:table-cell>
          <table:table-cell office:value-type="float" office:value="855.31" calcext:value-type="float">
            <text:p>855.31</text:p>
          </table:table-cell>
        </table:table-row>
        <table:table-row table:style-name="ro1">
          <table:table-cell office:value-type="float" office:value="10303875" calcext:value-type="float">
            <text:p>10303875</text:p>
          </table:table-cell>
          <table:table-cell table:formula="of:=[.A646]/1000/(60*60*24)" office:value-type="time" office:time-value="PT02H51M43.875S" calcext:value-type="time">
            <text:p>02:51:4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698.17" calcext:value-type="float">
            <text:p>698.17</text:p>
          </table:table-cell>
          <table:table-cell office:value-type="float" office:value="856.59" calcext:value-type="float">
            <text:p>856.59</text:p>
          </table:table-cell>
        </table:table-row>
        <table:table-row table:style-name="ro1">
          <table:table-cell office:value-type="float" office:value="10319875" calcext:value-type="float">
            <text:p>10319875</text:p>
          </table:table-cell>
          <table:table-cell table:formula="of:=[.A647]/1000/(60*60*24)" office:value-type="time" office:time-value="PT02H51M59.875S" calcext:value-type="time">
            <text:p>02:52:0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699.23" calcext:value-type="float">
            <text:p>699.23</text:p>
          </table:table-cell>
          <table:table-cell office:value-type="float" office:value="857.86" calcext:value-type="float">
            <text:p>857.86</text:p>
          </table:table-cell>
        </table:table-row>
        <table:table-row table:style-name="ro1">
          <table:table-cell office:value-type="float" office:value="10335875" calcext:value-type="float">
            <text:p>10335875</text:p>
          </table:table-cell>
          <table:table-cell table:formula="of:=[.A648]/1000/(60*60*24)" office:value-type="time" office:time-value="PT02H52M15.875S" calcext:value-type="time">
            <text:p>02:52:16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700.29" calcext:value-type="float">
            <text:p>700.29</text:p>
          </table:table-cell>
          <table:table-cell office:value-type="float" office:value="859.14" calcext:value-type="float">
            <text:p>859.14</text:p>
          </table:table-cell>
        </table:table-row>
        <table:table-row table:style-name="ro1">
          <table:table-cell office:value-type="float" office:value="10351875" calcext:value-type="float">
            <text:p>10351875</text:p>
          </table:table-cell>
          <table:table-cell table:formula="of:=[.A649]/1000/(60*60*24)" office:value-type="time" office:time-value="PT02H52M31.875S" calcext:value-type="time">
            <text:p>02:52:3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701.36" calcext:value-type="float">
            <text:p>701.36</text:p>
          </table:table-cell>
          <table:table-cell office:value-type="float" office:value="860.42" calcext:value-type="float">
            <text:p>860.42</text:p>
          </table:table-cell>
        </table:table-row>
        <table:table-row table:style-name="ro1">
          <table:table-cell office:value-type="float" office:value="10367875" calcext:value-type="float">
            <text:p>10367875</text:p>
          </table:table-cell>
          <table:table-cell table:formula="of:=[.A650]/1000/(60*60*24)" office:value-type="time" office:time-value="PT02H52M47.875S" calcext:value-type="time">
            <text:p>02:52:48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702.42" calcext:value-type="float">
            <text:p>702.42</text:p>
          </table:table-cell>
          <table:table-cell office:value-type="float" office:value="861.7" calcext:value-type="float">
            <text:p>861.7</text:p>
          </table:table-cell>
        </table:table-row>
        <table:table-row table:style-name="ro1">
          <table:table-cell office:value-type="float" office:value="10383875" calcext:value-type="float">
            <text:p>10383875</text:p>
          </table:table-cell>
          <table:table-cell table:formula="of:=[.A651]/1000/(60*60*24)" office:value-type="time" office:time-value="PT02H53M03.875S" calcext:value-type="time">
            <text:p>02:53:0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703.48" calcext:value-type="float">
            <text:p>703.48</text:p>
          </table:table-cell>
          <table:table-cell office:value-type="float" office:value="862.97" calcext:value-type="float">
            <text:p>862.97</text:p>
          </table:table-cell>
        </table:table-row>
        <table:table-row table:style-name="ro1">
          <table:table-cell office:value-type="float" office:value="10399875" calcext:value-type="float">
            <text:p>10399875</text:p>
          </table:table-cell>
          <table:table-cell table:formula="of:=[.A652]/1000/(60*60*24)" office:value-type="time" office:time-value="PT02H53M19.875S" calcext:value-type="time">
            <text:p>02:53:20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704.54" calcext:value-type="float">
            <text:p>704.54</text:p>
          </table:table-cell>
          <table:table-cell office:value-type="float" office:value="864.25" calcext:value-type="float">
            <text:p>864.25</text:p>
          </table:table-cell>
        </table:table-row>
        <table:table-row table:style-name="ro1">
          <table:table-cell office:value-type="float" office:value="10415875" calcext:value-type="float">
            <text:p>10415875</text:p>
          </table:table-cell>
          <table:table-cell table:formula="of:=[.A653]/1000/(60*60*24)" office:value-type="time" office:time-value="PT02H53M35.875S" calcext:value-type="time">
            <text:p>02:53:3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705.61" calcext:value-type="float">
            <text:p>705.61</text:p>
          </table:table-cell>
          <table:table-cell office:value-type="float" office:value="865.53" calcext:value-type="float">
            <text:p>865.53</text:p>
          </table:table-cell>
        </table:table-row>
        <table:table-row table:style-name="ro1">
          <table:table-cell office:value-type="float" office:value="10431875" calcext:value-type="float">
            <text:p>10431875</text:p>
          </table:table-cell>
          <table:table-cell table:formula="of:=[.A654]/1000/(60*60*24)" office:value-type="time" office:time-value="PT02H53M51.875S" calcext:value-type="time">
            <text:p>02:53:5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706.67" calcext:value-type="float">
            <text:p>706.67</text:p>
          </table:table-cell>
          <table:table-cell office:value-type="float" office:value="866.8" calcext:value-type="float">
            <text:p>866.8</text:p>
          </table:table-cell>
        </table:table-row>
        <table:table-row table:style-name="ro1">
          <table:table-cell office:value-type="float" office:value="10447875" calcext:value-type="float">
            <text:p>10447875</text:p>
          </table:table-cell>
          <table:table-cell table:formula="of:=[.A655]/1000/(60*60*24)" office:value-type="time" office:time-value="PT02H54M07.875S" calcext:value-type="time">
            <text:p>02:54:0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707.73" calcext:value-type="float">
            <text:p>707.73</text:p>
          </table:table-cell>
          <table:table-cell office:value-type="float" office:value="868.08" calcext:value-type="float">
            <text:p>868.08</text:p>
          </table:table-cell>
        </table:table-row>
        <table:table-row table:style-name="ro1">
          <table:table-cell office:value-type="float" office:value="10463875" calcext:value-type="float">
            <text:p>10463875</text:p>
          </table:table-cell>
          <table:table-cell table:formula="of:=[.A656]/1000/(60*60*24)" office:value-type="time" office:time-value="PT02H54M23.875S" calcext:value-type="time">
            <text:p>02:54:24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708.8" calcext:value-type="float">
            <text:p>708.8</text:p>
          </table:table-cell>
          <table:table-cell office:value-type="float" office:value="869.36" calcext:value-type="float">
            <text:p>869.36</text:p>
          </table:table-cell>
        </table:table-row>
        <table:table-row table:style-name="ro1">
          <table:table-cell office:value-type="float" office:value="10479875" calcext:value-type="float">
            <text:p>10479875</text:p>
          </table:table-cell>
          <table:table-cell table:formula="of:=[.A657]/1000/(60*60*24)" office:value-type="time" office:time-value="PT02H54M39.875S" calcext:value-type="time">
            <text:p>02:54:4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709.86" calcext:value-type="float">
            <text:p>709.86</text:p>
          </table:table-cell>
          <table:table-cell office:value-type="float" office:value="870.63" calcext:value-type="float">
            <text:p>870.63</text:p>
          </table:table-cell>
        </table:table-row>
        <table:table-row table:style-name="ro1">
          <table:table-cell office:value-type="float" office:value="10495875" calcext:value-type="float">
            <text:p>10495875</text:p>
          </table:table-cell>
          <table:table-cell table:formula="of:=[.A658]/1000/(60*60*24)" office:value-type="time" office:time-value="PT02H54M55.875S" calcext:value-type="time">
            <text:p>02:54:56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710.92" calcext:value-type="float">
            <text:p>710.92</text:p>
          </table:table-cell>
          <table:table-cell office:value-type="float" office:value="871.91" calcext:value-type="float">
            <text:p>871.91</text:p>
          </table:table-cell>
        </table:table-row>
        <table:table-row table:style-name="ro1">
          <table:table-cell office:value-type="float" office:value="10511875" calcext:value-type="float">
            <text:p>10511875</text:p>
          </table:table-cell>
          <table:table-cell table:formula="of:=[.A659]/1000/(60*60*24)" office:value-type="time" office:time-value="PT02H55M11.875S" calcext:value-type="time">
            <text:p>02:55:1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711.98" calcext:value-type="float">
            <text:p>711.98</text:p>
          </table:table-cell>
          <table:table-cell office:value-type="float" office:value="873.19" calcext:value-type="float">
            <text:p>873.19</text:p>
          </table:table-cell>
        </table:table-row>
        <table:table-row table:style-name="ro1">
          <table:table-cell office:value-type="float" office:value="10527875" calcext:value-type="float">
            <text:p>10527875</text:p>
          </table:table-cell>
          <table:table-cell table:formula="of:=[.A660]/1000/(60*60*24)" office:value-type="time" office:time-value="PT02H55M27.875S" calcext:value-type="time">
            <text:p>02:55:2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713.05" calcext:value-type="float">
            <text:p>713.05</text:p>
          </table:table-cell>
          <table:table-cell office:value-type="float" office:value="874.46" calcext:value-type="float">
            <text:p>874.46</text:p>
          </table:table-cell>
        </table:table-row>
        <table:table-row table:style-name="ro1">
          <table:table-cell office:value-type="float" office:value="10543875" calcext:value-type="float">
            <text:p>10543875</text:p>
          </table:table-cell>
          <table:table-cell table:formula="of:=[.A661]/1000/(60*60*24)" office:value-type="time" office:time-value="PT02H55M43.875S" calcext:value-type="time">
            <text:p>02:55:4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714.11" calcext:value-type="float">
            <text:p>714.11</text:p>
          </table:table-cell>
          <table:table-cell office:value-type="float" office:value="875.74" calcext:value-type="float">
            <text:p>875.74</text:p>
          </table:table-cell>
        </table:table-row>
        <table:table-row table:style-name="ro1">
          <table:table-cell office:value-type="float" office:value="10559875" calcext:value-type="float">
            <text:p>10559875</text:p>
          </table:table-cell>
          <table:table-cell table:formula="of:=[.A662]/1000/(60*60*24)" office:value-type="time" office:time-value="PT02H55M59.875S" calcext:value-type="time">
            <text:p>02:56:00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715.17" calcext:value-type="float">
            <text:p>715.17</text:p>
          </table:table-cell>
          <table:table-cell office:value-type="float" office:value="877.01" calcext:value-type="float">
            <text:p>877.01</text:p>
          </table:table-cell>
        </table:table-row>
        <table:table-row table:style-name="ro1">
          <table:table-cell office:value-type="float" office:value="10575875" calcext:value-type="float">
            <text:p>10575875</text:p>
          </table:table-cell>
          <table:table-cell table:formula="of:=[.A663]/1000/(60*60*24)" office:value-type="time" office:time-value="PT02H56M15.875S" calcext:value-type="time">
            <text:p>02:56:1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716.23" calcext:value-type="float">
            <text:p>716.23</text:p>
          </table:table-cell>
          <table:table-cell office:value-type="float" office:value="878.29" calcext:value-type="float">
            <text:p>878.29</text:p>
          </table:table-cell>
        </table:table-row>
        <table:table-row table:style-name="ro1">
          <table:table-cell office:value-type="float" office:value="10591875" calcext:value-type="float">
            <text:p>10591875</text:p>
          </table:table-cell>
          <table:table-cell table:formula="of:=[.A664]/1000/(60*60*24)" office:value-type="time" office:time-value="PT02H56M31.875S" calcext:value-type="time">
            <text:p>02:56:32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717.3" calcext:value-type="float">
            <text:p>717.3</text:p>
          </table:table-cell>
          <table:table-cell office:value-type="float" office:value="879.56" calcext:value-type="float">
            <text:p>879.56</text:p>
          </table:table-cell>
        </table:table-row>
        <table:table-row table:style-name="ro1">
          <table:table-cell office:value-type="float" office:value="10607875" calcext:value-type="float">
            <text:p>10607875</text:p>
          </table:table-cell>
          <table:table-cell table:formula="of:=[.A665]/1000/(60*60*24)" office:value-type="time" office:time-value="PT02H56M47.875S" calcext:value-type="time">
            <text:p>02:56:48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718.36" calcext:value-type="float">
            <text:p>718.36</text:p>
          </table:table-cell>
          <table:table-cell office:value-type="float" office:value="880.84" calcext:value-type="float">
            <text:p>880.84</text:p>
          </table:table-cell>
        </table:table-row>
        <table:table-row table:style-name="ro1">
          <table:table-cell office:value-type="float" office:value="10623875" calcext:value-type="float">
            <text:p>10623875</text:p>
          </table:table-cell>
          <table:table-cell table:formula="of:=[.A666]/1000/(60*60*24)" office:value-type="time" office:time-value="PT02H57M03.875S" calcext:value-type="time">
            <text:p>02:57:0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719.42" calcext:value-type="float">
            <text:p>719.42</text:p>
          </table:table-cell>
          <table:table-cell office:value-type="float" office:value="882.12" calcext:value-type="float">
            <text:p>882.12</text:p>
          </table:table-cell>
        </table:table-row>
        <table:table-row table:style-name="ro1">
          <table:table-cell office:value-type="float" office:value="10639875" calcext:value-type="float">
            <text:p>10639875</text:p>
          </table:table-cell>
          <table:table-cell table:formula="of:=[.A667]/1000/(60*60*24)" office:value-type="time" office:time-value="PT02H57M19.875S" calcext:value-type="time">
            <text:p>02:57:2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720.48" calcext:value-type="float">
            <text:p>720.48</text:p>
          </table:table-cell>
          <table:table-cell office:value-type="float" office:value="883.39" calcext:value-type="float">
            <text:p>883.39</text:p>
          </table:table-cell>
        </table:table-row>
        <table:table-row table:style-name="ro1">
          <table:table-cell office:value-type="float" office:value="10655875" calcext:value-type="float">
            <text:p>10655875</text:p>
          </table:table-cell>
          <table:table-cell table:formula="of:=[.A668]/1000/(60*60*24)" office:value-type="time" office:time-value="PT02H57M35.875S" calcext:value-type="time">
            <text:p>02:57:3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721.55" calcext:value-type="float">
            <text:p>721.55</text:p>
          </table:table-cell>
          <table:table-cell office:value-type="float" office:value="884.67" calcext:value-type="float">
            <text:p>884.67</text:p>
          </table:table-cell>
        </table:table-row>
        <table:table-row table:style-name="ro1">
          <table:table-cell office:value-type="float" office:value="10671875" calcext:value-type="float">
            <text:p>10671875</text:p>
          </table:table-cell>
          <table:table-cell table:formula="of:=[.A669]/1000/(60*60*24)" office:value-type="time" office:time-value="PT02H57M51.875S" calcext:value-type="time">
            <text:p>02:57:5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722.61" calcext:value-type="float">
            <text:p>722.61</text:p>
          </table:table-cell>
          <table:table-cell office:value-type="float" office:value="885.94" calcext:value-type="float">
            <text:p>885.94</text:p>
          </table:table-cell>
        </table:table-row>
        <table:table-row table:style-name="ro1">
          <table:table-cell office:value-type="float" office:value="10687875" calcext:value-type="float">
            <text:p>10687875</text:p>
          </table:table-cell>
          <table:table-cell table:formula="of:=[.A670]/1000/(60*60*24)" office:value-type="time" office:time-value="PT02H58M07.875S" calcext:value-type="time">
            <text:p>02:58:0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723.67" calcext:value-type="float">
            <text:p>723.67</text:p>
          </table:table-cell>
          <table:table-cell office:value-type="float" office:value="887.22" calcext:value-type="float">
            <text:p>887.22</text:p>
          </table:table-cell>
        </table:table-row>
        <table:table-row table:style-name="ro1">
          <table:table-cell office:value-type="float" office:value="10703875" calcext:value-type="float">
            <text:p>10703875</text:p>
          </table:table-cell>
          <table:table-cell table:formula="of:=[.A671]/1000/(60*60*24)" office:value-type="time" office:time-value="PT02H58M23.875S" calcext:value-type="time">
            <text:p>02:58:2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724.73" calcext:value-type="float">
            <text:p>724.73</text:p>
          </table:table-cell>
          <table:table-cell office:value-type="float" office:value="888.49" calcext:value-type="float">
            <text:p>888.49</text:p>
          </table:table-cell>
        </table:table-row>
        <table:table-row table:style-name="ro1">
          <table:table-cell office:value-type="float" office:value="10719875" calcext:value-type="float">
            <text:p>10719875</text:p>
          </table:table-cell>
          <table:table-cell table:formula="of:=[.A672]/1000/(60*60*24)" office:value-type="time" office:time-value="PT02H58M39.875S" calcext:value-type="time">
            <text:p>02:58:40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725.8" calcext:value-type="float">
            <text:p>725.8</text:p>
          </table:table-cell>
          <table:table-cell office:value-type="float" office:value="889.77" calcext:value-type="float">
            <text:p>889.77</text:p>
          </table:table-cell>
        </table:table-row>
        <table:table-row table:style-name="ro1">
          <table:table-cell office:value-type="float" office:value="10735875" calcext:value-type="float">
            <text:p>10735875</text:p>
          </table:table-cell>
          <table:table-cell table:formula="of:=[.A673]/1000/(60*60*24)" office:value-type="time" office:time-value="PT02H58M55.875S" calcext:value-type="time">
            <text:p>02:58:5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7" calcext:value-type="float">
            <text:p>286.77</text:p>
          </table:table-cell>
          <table:table-cell office:value-type="float" office:value="726.86" calcext:value-type="float">
            <text:p>726.86</text:p>
          </table:table-cell>
          <table:table-cell office:value-type="float" office:value="891.04" calcext:value-type="float">
            <text:p>891.04</text:p>
          </table:table-cell>
        </table:table-row>
        <table:table-row table:style-name="ro1">
          <table:table-cell office:value-type="float" office:value="10751875" calcext:value-type="float">
            <text:p>10751875</text:p>
          </table:table-cell>
          <table:table-cell table:formula="of:=[.A674]/1000/(60*60*24)" office:value-type="time" office:time-value="PT02H59M11.875S" calcext:value-type="time">
            <text:p>02:59:12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7" calcext:value-type="float">
            <text:p>286.77</text:p>
          </table:table-cell>
          <table:table-cell office:value-type="float" office:value="727.92" calcext:value-type="float">
            <text:p>727.92</text:p>
          </table:table-cell>
          <table:table-cell office:value-type="float" office:value="892.32" calcext:value-type="float">
            <text:p>892.32</text:p>
          </table:table-cell>
        </table:table-row>
        <table:table-row table:style-name="ro1">
          <table:table-cell office:value-type="float" office:value="10767875" calcext:value-type="float">
            <text:p>10767875</text:p>
          </table:table-cell>
          <table:table-cell table:formula="of:=[.A675]/1000/(60*60*24)" office:value-type="time" office:time-value="PT02H59M27.875S" calcext:value-type="time">
            <text:p>02:59:28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728.98" calcext:value-type="float">
            <text:p>728.98</text:p>
          </table:table-cell>
          <table:table-cell office:value-type="float" office:value="893.59" calcext:value-type="float">
            <text:p>893.59</text:p>
          </table:table-cell>
        </table:table-row>
        <table:table-row table:style-name="ro1">
          <table:table-cell office:value-type="float" office:value="10783875" calcext:value-type="float">
            <text:p>10783875</text:p>
          </table:table-cell>
          <table:table-cell table:formula="of:=[.A676]/1000/(60*60*24)" office:value-type="time" office:time-value="PT02H59M43.875S" calcext:value-type="time">
            <text:p>02:59:44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730.04" calcext:value-type="float">
            <text:p>730.04</text:p>
          </table:table-cell>
          <table:table-cell office:value-type="float" office:value="894.87" calcext:value-type="float">
            <text:p>894.87</text:p>
          </table:table-cell>
        </table:table-row>
        <table:table-row table:style-name="ro1">
          <table:table-cell office:value-type="float" office:value="10799875" calcext:value-type="float">
            <text:p>10799875</text:p>
          </table:table-cell>
          <table:table-cell table:formula="of:=[.A677]/1000/(60*60*24)" office:value-type="time" office:time-value="PT02H59M59.875S" calcext:value-type="time">
            <text:p>03:00:0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6" calcext:value-type="float">
            <text:p>286.66</text:p>
          </table:table-cell>
          <table:table-cell office:value-type="float" office:value="731.11" calcext:value-type="float">
            <text:p>731.11</text:p>
          </table:table-cell>
          <table:table-cell office:value-type="float" office:value="896.14" calcext:value-type="float">
            <text:p>896.14</text:p>
          </table:table-cell>
        </table:table-row>
        <table:table-row table:style-name="ro1">
          <table:table-cell office:value-type="float" office:value="10815875" calcext:value-type="float">
            <text:p>10815875</text:p>
          </table:table-cell>
          <table:table-cell table:formula="of:=[.A678]/1000/(60*60*24)" office:value-type="time" office:time-value="PT03H00M15.875S" calcext:value-type="time">
            <text:p>03:00:16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732.17" calcext:value-type="float">
            <text:p>732.17</text:p>
          </table:table-cell>
          <table:table-cell office:value-type="float" office:value="897.42" calcext:value-type="float">
            <text:p>897.42</text:p>
          </table:table-cell>
        </table:table-row>
        <table:table-row table:style-name="ro1">
          <table:table-cell office:value-type="float" office:value="10831875" calcext:value-type="float">
            <text:p>10831875</text:p>
          </table:table-cell>
          <table:table-cell table:formula="of:=[.A679]/1000/(60*60*24)" office:value-type="time" office:time-value="PT03H00M31.875S" calcext:value-type="time">
            <text:p>03:00:3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733.23" calcext:value-type="float">
            <text:p>733.23</text:p>
          </table:table-cell>
          <table:table-cell office:value-type="float" office:value="898.69" calcext:value-type="float">
            <text:p>898.69</text:p>
          </table:table-cell>
        </table:table-row>
        <table:table-row table:style-name="ro1">
          <table:table-cell office:value-type="float" office:value="10847875" calcext:value-type="float">
            <text:p>10847875</text:p>
          </table:table-cell>
          <table:table-cell table:formula="of:=[.A680]/1000/(60*60*24)" office:value-type="time" office:time-value="PT03H00M47.875S" calcext:value-type="time">
            <text:p>03:00:4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734.29" calcext:value-type="float">
            <text:p>734.29</text:p>
          </table:table-cell>
          <table:table-cell office:value-type="float" office:value="899.97" calcext:value-type="float">
            <text:p>899.97</text:p>
          </table:table-cell>
        </table:table-row>
        <table:table-row table:style-name="ro1">
          <table:table-cell office:value-type="float" office:value="10863875" calcext:value-type="float">
            <text:p>10863875</text:p>
          </table:table-cell>
          <table:table-cell table:formula="of:=[.A681]/1000/(60*60*24)" office:value-type="time" office:time-value="PT03H01M03.875S" calcext:value-type="time">
            <text:p>03:01:0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735.35" calcext:value-type="float">
            <text:p>735.35</text:p>
          </table:table-cell>
          <table:table-cell office:value-type="float" office:value="901.24" calcext:value-type="float">
            <text:p>901.24</text:p>
          </table:table-cell>
        </table:table-row>
        <table:table-row table:style-name="ro1">
          <table:table-cell office:value-type="float" office:value="10879875" calcext:value-type="float">
            <text:p>10879875</text:p>
          </table:table-cell>
          <table:table-cell table:formula="of:=[.A682]/1000/(60*60*24)" office:value-type="time" office:time-value="PT03H01M19.875S" calcext:value-type="time">
            <text:p>03:01:2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736.42" calcext:value-type="float">
            <text:p>736.42</text:p>
          </table:table-cell>
          <table:table-cell office:value-type="float" office:value="902.52" calcext:value-type="float">
            <text:p>902.52</text:p>
          </table:table-cell>
        </table:table-row>
        <table:table-row table:style-name="ro1">
          <table:table-cell office:value-type="float" office:value="10895875" calcext:value-type="float">
            <text:p>10895875</text:p>
          </table:table-cell>
          <table:table-cell table:formula="of:=[.A683]/1000/(60*60*24)" office:value-type="time" office:time-value="PT03H01M35.875S" calcext:value-type="time">
            <text:p>03:01:3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6" calcext:value-type="float">
            <text:p>286.66</text:p>
          </table:table-cell>
          <table:table-cell office:value-type="float" office:value="737.48" calcext:value-type="float">
            <text:p>737.48</text:p>
          </table:table-cell>
          <table:table-cell office:value-type="float" office:value="903.79" calcext:value-type="float">
            <text:p>903.79</text:p>
          </table:table-cell>
        </table:table-row>
        <table:table-row table:style-name="ro1">
          <table:table-cell office:value-type="float" office:value="10911875" calcext:value-type="float">
            <text:p>10911875</text:p>
          </table:table-cell>
          <table:table-cell table:formula="of:=[.A684]/1000/(60*60*24)" office:value-type="time" office:time-value="PT03H01M51.875S" calcext:value-type="time">
            <text:p>03:01:5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738.54" calcext:value-type="float">
            <text:p>738.54</text:p>
          </table:table-cell>
          <table:table-cell office:value-type="float" office:value="905.06" calcext:value-type="float">
            <text:p>905.06</text:p>
          </table:table-cell>
        </table:table-row>
        <table:table-row table:style-name="ro1">
          <table:table-cell office:value-type="float" office:value="10927875" calcext:value-type="float">
            <text:p>10927875</text:p>
          </table:table-cell>
          <table:table-cell table:formula="of:=[.A685]/1000/(60*60*24)" office:value-type="time" office:time-value="PT03H02M07.875S" calcext:value-type="time">
            <text:p>03:02:0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739.6" calcext:value-type="float">
            <text:p>739.6</text:p>
          </table:table-cell>
          <table:table-cell office:value-type="float" office:value="906.34" calcext:value-type="float">
            <text:p>906.34</text:p>
          </table:table-cell>
        </table:table-row>
        <table:table-row table:style-name="ro1">
          <table:table-cell office:value-type="float" office:value="10943875" calcext:value-type="float">
            <text:p>10943875</text:p>
          </table:table-cell>
          <table:table-cell table:formula="of:=[.A686]/1000/(60*60*24)" office:value-type="time" office:time-value="PT03H02M23.875S" calcext:value-type="time">
            <text:p>03:02:2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740.66" calcext:value-type="float">
            <text:p>740.66</text:p>
          </table:table-cell>
          <table:table-cell office:value-type="float" office:value="907.61" calcext:value-type="float">
            <text:p>907.61</text:p>
          </table:table-cell>
        </table:table-row>
        <table:table-row table:style-name="ro1">
          <table:table-cell office:value-type="float" office:value="10959875" calcext:value-type="float">
            <text:p>10959875</text:p>
          </table:table-cell>
          <table:table-cell table:formula="of:=[.A687]/1000/(60*60*24)" office:value-type="time" office:time-value="PT03H02M39.875S" calcext:value-type="time">
            <text:p>03:02:4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741.72" calcext:value-type="float">
            <text:p>741.72</text:p>
          </table:table-cell>
          <table:table-cell office:value-type="float" office:value="908.89" calcext:value-type="float">
            <text:p>908.89</text:p>
          </table:table-cell>
        </table:table-row>
        <table:table-row table:style-name="ro1">
          <table:table-cell office:value-type="float" office:value="10975875" calcext:value-type="float">
            <text:p>10975875</text:p>
          </table:table-cell>
          <table:table-cell table:formula="of:=[.A688]/1000/(60*60*24)" office:value-type="time" office:time-value="PT03H02M55.875S" calcext:value-type="time">
            <text:p>03:02:5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742.79" calcext:value-type="float">
            <text:p>742.79</text:p>
          </table:table-cell>
          <table:table-cell office:value-type="float" office:value="910.16" calcext:value-type="float">
            <text:p>910.16</text:p>
          </table:table-cell>
        </table:table-row>
        <table:table-row table:style-name="ro1">
          <table:table-cell office:value-type="float" office:value="10991875" calcext:value-type="float">
            <text:p>10991875</text:p>
          </table:table-cell>
          <table:table-cell table:formula="of:=[.A689]/1000/(60*60*24)" office:value-type="time" office:time-value="PT03H03M11.875S" calcext:value-type="time">
            <text:p>03:03:1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743.85" calcext:value-type="float">
            <text:p>743.85</text:p>
          </table:table-cell>
          <table:table-cell office:value-type="float" office:value="911.44" calcext:value-type="float">
            <text:p>911.44</text:p>
          </table:table-cell>
        </table:table-row>
        <table:table-row table:style-name="ro1">
          <table:table-cell office:value-type="float" office:value="11007875" calcext:value-type="float">
            <text:p>11007875</text:p>
          </table:table-cell>
          <table:table-cell table:formula="of:=[.A690]/1000/(60*60*24)" office:value-type="time" office:time-value="PT03H03M27.875S" calcext:value-type="time">
            <text:p>03:03:28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744.91" calcext:value-type="float">
            <text:p>744.91</text:p>
          </table:table-cell>
          <table:table-cell office:value-type="float" office:value="912.71" calcext:value-type="float">
            <text:p>912.71</text:p>
          </table:table-cell>
        </table:table-row>
        <table:table-row table:style-name="ro1">
          <table:table-cell office:value-type="float" office:value="11023875" calcext:value-type="float">
            <text:p>11023875</text:p>
          </table:table-cell>
          <table:table-cell table:formula="of:=[.A691]/1000/(60*60*24)" office:value-type="time" office:time-value="PT03H03M43.875S" calcext:value-type="time">
            <text:p>03:03:4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745.97" calcext:value-type="float">
            <text:p>745.97</text:p>
          </table:table-cell>
          <table:table-cell office:value-type="float" office:value="913.99" calcext:value-type="float">
            <text:p>913.99</text:p>
          </table:table-cell>
        </table:table-row>
        <table:table-row table:style-name="ro1">
          <table:table-cell office:value-type="float" office:value="11039875" calcext:value-type="float">
            <text:p>11039875</text:p>
          </table:table-cell>
          <table:table-cell table:formula="of:=[.A692]/1000/(60*60*24)" office:value-type="time" office:time-value="PT03H03M59.875S" calcext:value-type="time">
            <text:p>03:04:00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747.03" calcext:value-type="float">
            <text:p>747.03</text:p>
          </table:table-cell>
          <table:table-cell office:value-type="float" office:value="915.26" calcext:value-type="float">
            <text:p>915.26</text:p>
          </table:table-cell>
        </table:table-row>
        <table:table-row table:style-name="ro1">
          <table:table-cell office:value-type="float" office:value="11055875" calcext:value-type="float">
            <text:p>11055875</text:p>
          </table:table-cell>
          <table:table-cell table:formula="of:=[.A693]/1000/(60*60*24)" office:value-type="time" office:time-value="PT03H04M15.875S" calcext:value-type="time">
            <text:p>03:04:16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748.09" calcext:value-type="float">
            <text:p>748.09</text:p>
          </table:table-cell>
          <table:table-cell office:value-type="float" office:value="916.53" calcext:value-type="float">
            <text:p>916.53</text:p>
          </table:table-cell>
        </table:table-row>
        <table:table-row table:style-name="ro1">
          <table:table-cell office:value-type="float" office:value="11071875" calcext:value-type="float">
            <text:p>11071875</text:p>
          </table:table-cell>
          <table:table-cell table:formula="of:=[.A694]/1000/(60*60*24)" office:value-type="time" office:time-value="PT03H04M31.875S" calcext:value-type="time">
            <text:p>03:04:3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749.15" calcext:value-type="float">
            <text:p>749.15</text:p>
          </table:table-cell>
          <table:table-cell office:value-type="float" office:value="917.81" calcext:value-type="float">
            <text:p>917.81</text:p>
          </table:table-cell>
        </table:table-row>
        <table:table-row table:style-name="ro1">
          <table:table-cell office:value-type="float" office:value="11087875" calcext:value-type="float">
            <text:p>11087875</text:p>
          </table:table-cell>
          <table:table-cell table:formula="of:=[.A695]/1000/(60*60*24)" office:value-type="time" office:time-value="PT03H04M47.875S" calcext:value-type="time">
            <text:p>03:04:4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750.22" calcext:value-type="float">
            <text:p>750.22</text:p>
          </table:table-cell>
          <table:table-cell office:value-type="float" office:value="919.08" calcext:value-type="float">
            <text:p>919.08</text:p>
          </table:table-cell>
        </table:table-row>
        <table:table-row table:style-name="ro1">
          <table:table-cell office:value-type="float" office:value="11103875" calcext:value-type="float">
            <text:p>11103875</text:p>
          </table:table-cell>
          <table:table-cell table:formula="of:=[.A696]/1000/(60*60*24)" office:value-type="time" office:time-value="PT03H05M03.875S" calcext:value-type="time">
            <text:p>03:05:04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751.28" calcext:value-type="float">
            <text:p>751.28</text:p>
          </table:table-cell>
          <table:table-cell office:value-type="float" office:value="920.35" calcext:value-type="float">
            <text:p>920.35</text:p>
          </table:table-cell>
        </table:table-row>
        <table:table-row table:style-name="ro1">
          <table:table-cell office:value-type="float" office:value="11119875" calcext:value-type="float">
            <text:p>11119875</text:p>
          </table:table-cell>
          <table:table-cell table:formula="of:=[.A697]/1000/(60*60*24)" office:value-type="time" office:time-value="PT03H05M19.875S" calcext:value-type="time">
            <text:p>03:05:2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752.34" calcext:value-type="float">
            <text:p>752.34</text:p>
          </table:table-cell>
          <table:table-cell office:value-type="float" office:value="921.63" calcext:value-type="float">
            <text:p>921.63</text:p>
          </table:table-cell>
        </table:table-row>
        <table:table-row table:style-name="ro1">
          <table:table-cell office:value-type="float" office:value="11135875" calcext:value-type="float">
            <text:p>11135875</text:p>
          </table:table-cell>
          <table:table-cell table:formula="of:=[.A698]/1000/(60*60*24)" office:value-type="time" office:time-value="PT03H05M35.875S" calcext:value-type="time">
            <text:p>03:05:3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753.4" calcext:value-type="float">
            <text:p>753.4</text:p>
          </table:table-cell>
          <table:table-cell office:value-type="float" office:value="922.9" calcext:value-type="float">
            <text:p>922.9</text:p>
          </table:table-cell>
        </table:table-row>
        <table:table-row table:style-name="ro1">
          <table:table-cell office:value-type="float" office:value="11151875" calcext:value-type="float">
            <text:p>11151875</text:p>
          </table:table-cell>
          <table:table-cell table:formula="of:=[.A699]/1000/(60*60*24)" office:value-type="time" office:time-value="PT03H05M51.875S" calcext:value-type="time">
            <text:p>03:05:52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754.46" calcext:value-type="float">
            <text:p>754.46</text:p>
          </table:table-cell>
          <table:table-cell office:value-type="float" office:value="924.18" calcext:value-type="float">
            <text:p>924.18</text:p>
          </table:table-cell>
        </table:table-row>
        <table:table-row table:style-name="ro1">
          <table:table-cell office:value-type="float" office:value="11167875" calcext:value-type="float">
            <text:p>11167875</text:p>
          </table:table-cell>
          <table:table-cell table:formula="of:=[.A700]/1000/(60*60*24)" office:value-type="time" office:time-value="PT03H06M07.875S" calcext:value-type="time">
            <text:p>03:06:0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755.52" calcext:value-type="float">
            <text:p>755.52</text:p>
          </table:table-cell>
          <table:table-cell office:value-type="float" office:value="925.45" calcext:value-type="float">
            <text:p>925.45</text:p>
          </table:table-cell>
        </table:table-row>
        <table:table-row table:style-name="ro1">
          <table:table-cell office:value-type="float" office:value="11183875" calcext:value-type="float">
            <text:p>11183875</text:p>
          </table:table-cell>
          <table:table-cell table:formula="of:=[.A701]/1000/(60*60*24)" office:value-type="time" office:time-value="PT03H06M23.875S" calcext:value-type="time">
            <text:p>03:06:2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756.59" calcext:value-type="float">
            <text:p>756.59</text:p>
          </table:table-cell>
          <table:table-cell office:value-type="float" office:value="926.72" calcext:value-type="float">
            <text:p>926.72</text:p>
          </table:table-cell>
        </table:table-row>
        <table:table-row table:style-name="ro1">
          <table:table-cell office:value-type="float" office:value="11199875" calcext:value-type="float">
            <text:p>11199875</text:p>
          </table:table-cell>
          <table:table-cell table:formula="of:=[.A702]/1000/(60*60*24)" office:value-type="time" office:time-value="PT03H06M39.875S" calcext:value-type="time">
            <text:p>03:06:4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757.65" calcext:value-type="float">
            <text:p>757.65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1215875" calcext:value-type="float">
            <text:p>11215875</text:p>
          </table:table-cell>
          <table:table-cell table:formula="of:=[.A703]/1000/(60*60*24)" office:value-type="time" office:time-value="PT03H06M55.875S" calcext:value-type="time">
            <text:p>03:06:56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758.71" calcext:value-type="float">
            <text:p>758.71</text:p>
          </table:table-cell>
          <table:table-cell office:value-type="float" office:value="929.27" calcext:value-type="float">
            <text:p>929.27</text:p>
          </table:table-cell>
        </table:table-row>
        <table:table-row table:style-name="ro1">
          <table:table-cell office:value-type="float" office:value="11231875" calcext:value-type="float">
            <text:p>11231875</text:p>
          </table:table-cell>
          <table:table-cell table:formula="of:=[.A704]/1000/(60*60*24)" office:value-type="time" office:time-value="PT03H07M11.875S" calcext:value-type="time">
            <text:p>03:07:1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759.77" calcext:value-type="float">
            <text:p>759.77</text:p>
          </table:table-cell>
          <table:table-cell office:value-type="float" office:value="930.54" calcext:value-type="float">
            <text:p>930.54</text:p>
          </table:table-cell>
        </table:table-row>
        <table:table-row table:style-name="ro1">
          <table:table-cell office:value-type="float" office:value="11247875" calcext:value-type="float">
            <text:p>11247875</text:p>
          </table:table-cell>
          <table:table-cell table:formula="of:=[.A705]/1000/(60*60*24)" office:value-type="time" office:time-value="PT03H07M27.875S" calcext:value-type="time">
            <text:p>03:07:2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760.83" calcext:value-type="float">
            <text:p>760.83</text:p>
          </table:table-cell>
          <table:table-cell office:value-type="float" office:value="931.82" calcext:value-type="float">
            <text:p>931.82</text:p>
          </table:table-cell>
        </table:table-row>
        <table:table-row table:style-name="ro1">
          <table:table-cell office:value-type="float" office:value="11263875" calcext:value-type="float">
            <text:p>11263875</text:p>
          </table:table-cell>
          <table:table-cell table:formula="of:=[.A706]/1000/(60*60*24)" office:value-type="time" office:time-value="PT03H07M43.875S" calcext:value-type="time">
            <text:p>03:07:44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761.89" calcext:value-type="float">
            <text:p>761.89</text:p>
          </table:table-cell>
          <table:table-cell office:value-type="float" office:value="933.09" calcext:value-type="float">
            <text:p>933.09</text:p>
          </table:table-cell>
        </table:table-row>
        <table:table-row table:style-name="ro1">
          <table:table-cell office:value-type="float" office:value="11279875" calcext:value-type="float">
            <text:p>11279875</text:p>
          </table:table-cell>
          <table:table-cell table:formula="of:=[.A707]/1000/(60*60*24)" office:value-type="time" office:time-value="PT03H07M59.875S" calcext:value-type="time">
            <text:p>03:08:00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762.95" calcext:value-type="float">
            <text:p>762.95</text:p>
          </table:table-cell>
          <table:table-cell office:value-type="float" office:value="934.36" calcext:value-type="float">
            <text:p>934.36</text:p>
          </table:table-cell>
        </table:table-row>
        <table:table-row table:style-name="ro1">
          <table:table-cell office:value-type="float" office:value="11295875" calcext:value-type="float">
            <text:p>11295875</text:p>
          </table:table-cell>
          <table:table-cell table:formula="of:=[.A708]/1000/(60*60*24)" office:value-type="time" office:time-value="PT03H08M15.875S" calcext:value-type="time">
            <text:p>03:08:1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764.02" calcext:value-type="float">
            <text:p>764.02</text:p>
          </table:table-cell>
          <table:table-cell office:value-type="float" office:value="935.64" calcext:value-type="float">
            <text:p>935.64</text:p>
          </table:table-cell>
        </table:table-row>
        <table:table-row table:style-name="ro1">
          <table:table-cell office:value-type="float" office:value="11311875" calcext:value-type="float">
            <text:p>11311875</text:p>
          </table:table-cell>
          <table:table-cell table:formula="of:=[.A709]/1000/(60*60*24)" office:value-type="time" office:time-value="PT03H08M31.875S" calcext:value-type="time">
            <text:p>03:08:32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765.08" calcext:value-type="float">
            <text:p>765.08</text:p>
          </table:table-cell>
          <table:table-cell office:value-type="float" office:value="936.91" calcext:value-type="float">
            <text:p>936.91</text:p>
          </table:table-cell>
        </table:table-row>
        <table:table-row table:style-name="ro1">
          <table:table-cell office:value-type="float" office:value="11327875" calcext:value-type="float">
            <text:p>11327875</text:p>
          </table:table-cell>
          <table:table-cell table:formula="of:=[.A710]/1000/(60*60*24)" office:value-type="time" office:time-value="PT03H08M47.875S" calcext:value-type="time">
            <text:p>03:08:4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766.14" calcext:value-type="float">
            <text:p>766.14</text:p>
          </table:table-cell>
          <table:table-cell office:value-type="float" office:value="938.18" calcext:value-type="float">
            <text:p>938.18</text:p>
          </table:table-cell>
        </table:table-row>
        <table:table-row table:style-name="ro1">
          <table:table-cell office:value-type="float" office:value="11343875" calcext:value-type="float">
            <text:p>11343875</text:p>
          </table:table-cell>
          <table:table-cell table:formula="of:=[.A711]/1000/(60*60*24)" office:value-type="time" office:time-value="PT03H09M03.875S" calcext:value-type="time">
            <text:p>03:09:0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767.2" calcext:value-type="float">
            <text:p>767.2</text:p>
          </table:table-cell>
          <table:table-cell office:value-type="float" office:value="939.46" calcext:value-type="float">
            <text:p>939.46</text:p>
          </table:table-cell>
        </table:table-row>
        <table:table-row table:style-name="ro1">
          <table:table-cell office:value-type="float" office:value="11359875" calcext:value-type="float">
            <text:p>11359875</text:p>
          </table:table-cell>
          <table:table-cell table:formula="of:=[.A712]/1000/(60*60*24)" office:value-type="time" office:time-value="PT03H09M19.875S" calcext:value-type="time">
            <text:p>03:09:2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768.26" calcext:value-type="float">
            <text:p>768.26</text:p>
          </table:table-cell>
          <table:table-cell office:value-type="float" office:value="940.73" calcext:value-type="float">
            <text:p>940.73</text:p>
          </table:table-cell>
        </table:table-row>
        <table:table-row table:style-name="ro1">
          <table:table-cell office:value-type="float" office:value="11375875" calcext:value-type="float">
            <text:p>11375875</text:p>
          </table:table-cell>
          <table:table-cell table:formula="of:=[.A713]/1000/(60*60*24)" office:value-type="time" office:time-value="PT03H09M35.875S" calcext:value-type="time">
            <text:p>03:09:3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769.32" calcext:value-type="float">
            <text:p>769.32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11391875" calcext:value-type="float">
            <text:p>11391875</text:p>
          </table:table-cell>
          <table:table-cell table:formula="of:=[.A714]/1000/(60*60*24)" office:value-type="time" office:time-value="PT03H09M51.875S" calcext:value-type="time">
            <text:p>03:09:5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770.38" calcext:value-type="float">
            <text:p>770.38</text:p>
          </table:table-cell>
          <table:table-cell office:value-type="float" office:value="943.27" calcext:value-type="float">
            <text:p>943.27</text:p>
          </table:table-cell>
        </table:table-row>
        <table:table-row table:style-name="ro1">
          <table:table-cell office:value-type="float" office:value="11407875" calcext:value-type="float">
            <text:p>11407875</text:p>
          </table:table-cell>
          <table:table-cell table:formula="of:=[.A715]/1000/(60*60*24)" office:value-type="time" office:time-value="PT03H10M07.875S" calcext:value-type="time">
            <text:p>03:10:08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771.44" calcext:value-type="float">
            <text:p>771.44</text:p>
          </table:table-cell>
          <table:table-cell office:value-type="float" office:value="944.55" calcext:value-type="float">
            <text:p>944.55</text:p>
          </table:table-cell>
        </table:table-row>
        <table:table-row table:style-name="ro1">
          <table:table-cell office:value-type="float" office:value="11423875" calcext:value-type="float">
            <text:p>11423875</text:p>
          </table:table-cell>
          <table:table-cell table:formula="of:=[.A716]/1000/(60*60*24)" office:value-type="time" office:time-value="PT03H10M23.875S" calcext:value-type="time">
            <text:p>03:10:2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772.5" calcext:value-type="float">
            <text:p>772.5</text:p>
          </table:table-cell>
          <table:table-cell office:value-type="float" office:value="945.82" calcext:value-type="float">
            <text:p>945.82</text:p>
          </table:table-cell>
        </table:table-row>
        <table:table-row table:style-name="ro1">
          <table:table-cell office:value-type="float" office:value="11439875" calcext:value-type="float">
            <text:p>11439875</text:p>
          </table:table-cell>
          <table:table-cell table:formula="of:=[.A717]/1000/(60*60*24)" office:value-type="time" office:time-value="PT03H10M39.875S" calcext:value-type="time">
            <text:p>03:10:4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773.56" calcext:value-type="float">
            <text:p>773.56</text:p>
          </table:table-cell>
          <table:table-cell office:value-type="float" office:value="947.09" calcext:value-type="float">
            <text:p>947.09</text:p>
          </table:table-cell>
        </table:table-row>
        <table:table-row table:style-name="ro1">
          <table:table-cell office:value-type="float" office:value="11455875" calcext:value-type="float">
            <text:p>11455875</text:p>
          </table:table-cell>
          <table:table-cell table:formula="of:=[.A718]/1000/(60*60*24)" office:value-type="time" office:time-value="PT03H10M55.875S" calcext:value-type="time">
            <text:p>03:10:56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774.62" calcext:value-type="float">
            <text:p>774.62</text:p>
          </table:table-cell>
          <table:table-cell office:value-type="float" office:value="948.36" calcext:value-type="float">
            <text:p>948.36</text:p>
          </table:table-cell>
        </table:table-row>
        <table:table-row table:style-name="ro1">
          <table:table-cell office:value-type="float" office:value="11471875" calcext:value-type="float">
            <text:p>11471875</text:p>
          </table:table-cell>
          <table:table-cell table:formula="of:=[.A719]/1000/(60*60*24)" office:value-type="time" office:time-value="PT03H11M11.875S" calcext:value-type="time">
            <text:p>03:11:12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775.68" calcext:value-type="float">
            <text:p>775.68</text:p>
          </table:table-cell>
          <table:table-cell office:value-type="float" office:value="949.64" calcext:value-type="float">
            <text:p>949.64</text:p>
          </table:table-cell>
        </table:table-row>
        <table:table-row table:style-name="ro1">
          <table:table-cell office:value-type="float" office:value="11487875" calcext:value-type="float">
            <text:p>11487875</text:p>
          </table:table-cell>
          <table:table-cell table:formula="of:=[.A720]/1000/(60*60*24)" office:value-type="time" office:time-value="PT03H11M27.875S" calcext:value-type="time">
            <text:p>03:11:2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776.74" calcext:value-type="float">
            <text:p>776.74</text:p>
          </table:table-cell>
          <table:table-cell office:value-type="float" office:value="950.91" calcext:value-type="float">
            <text:p>950.91</text:p>
          </table:table-cell>
        </table:table-row>
        <table:table-row table:style-name="ro1">
          <table:table-cell office:value-type="float" office:value="11503875" calcext:value-type="float">
            <text:p>11503875</text:p>
          </table:table-cell>
          <table:table-cell table:formula="of:=[.A721]/1000/(60*60*24)" office:value-type="time" office:time-value="PT03H11M43.875S" calcext:value-type="time">
            <text:p>03:11:44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777.8" calcext:value-type="float">
            <text:p>777.8</text:p>
          </table:table-cell>
          <table:table-cell office:value-type="float" office:value="952.18" calcext:value-type="float">
            <text:p>952.18</text:p>
          </table:table-cell>
        </table:table-row>
        <table:table-row table:style-name="ro1">
          <table:table-cell office:value-type="float" office:value="11519875" calcext:value-type="float">
            <text:p>11519875</text:p>
          </table:table-cell>
          <table:table-cell table:formula="of:=[.A722]/1000/(60*60*24)" office:value-type="time" office:time-value="PT03H11M59.875S" calcext:value-type="time">
            <text:p>03:12:0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778.86" calcext:value-type="float">
            <text:p>778.86</text:p>
          </table:table-cell>
          <table:table-cell office:value-type="float" office:value="953.45" calcext:value-type="float">
            <text:p>953.45</text:p>
          </table:table-cell>
        </table:table-row>
        <table:table-row table:style-name="ro1">
          <table:table-cell office:value-type="float" office:value="11535875" calcext:value-type="float">
            <text:p>11535875</text:p>
          </table:table-cell>
          <table:table-cell table:formula="of:=[.A723]/1000/(60*60*24)" office:value-type="time" office:time-value="PT03H12M15.875S" calcext:value-type="time">
            <text:p>03:12:1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779.93" calcext:value-type="float">
            <text:p>779.93</text:p>
          </table:table-cell>
          <table:table-cell office:value-type="float" office:value="954.73" calcext:value-type="float">
            <text:p>954.73</text:p>
          </table:table-cell>
        </table:table-row>
        <table:table-row table:style-name="ro1">
          <table:table-cell office:value-type="float" office:value="11551875" calcext:value-type="float">
            <text:p>11551875</text:p>
          </table:table-cell>
          <table:table-cell table:formula="of:=[.A724]/1000/(60*60*24)" office:value-type="time" office:time-value="PT03H12M31.875S" calcext:value-type="time">
            <text:p>03:12:3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780.99" calcext:value-type="float">
            <text:p>780.99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1567875" calcext:value-type="float">
            <text:p>11567875</text:p>
          </table:table-cell>
          <table:table-cell table:formula="of:=[.A725]/1000/(60*60*24)" office:value-type="time" office:time-value="PT03H12M47.875S" calcext:value-type="time">
            <text:p>03:12:48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782.05" calcext:value-type="float">
            <text:p>782.05</text:p>
          </table:table-cell>
          <table:table-cell office:value-type="float" office:value="957.27" calcext:value-type="float">
            <text:p>957.27</text:p>
          </table:table-cell>
        </table:table-row>
        <table:table-row table:style-name="ro1">
          <table:table-cell office:value-type="float" office:value="11583875" calcext:value-type="float">
            <text:p>11583875</text:p>
          </table:table-cell>
          <table:table-cell table:formula="of:=[.A726]/1000/(60*60*24)" office:value-type="time" office:time-value="PT03H13M03.875S" calcext:value-type="time">
            <text:p>03:13:0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783.11" calcext:value-type="float">
            <text:p>783.11</text:p>
          </table:table-cell>
          <table:table-cell office:value-type="float" office:value="958.54" calcext:value-type="float">
            <text:p>958.54</text:p>
          </table:table-cell>
        </table:table-row>
        <table:table-row table:style-name="ro1">
          <table:table-cell office:value-type="float" office:value="11599875" calcext:value-type="float">
            <text:p>11599875</text:p>
          </table:table-cell>
          <table:table-cell table:formula="of:=[.A727]/1000/(60*60*24)" office:value-type="time" office:time-value="PT03H13M19.875S" calcext:value-type="time">
            <text:p>03:13:20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784.17" calcext:value-type="float">
            <text:p>784.17</text:p>
          </table:table-cell>
          <table:table-cell office:value-type="float" office:value="959.82" calcext:value-type="float">
            <text:p>959.82</text:p>
          </table:table-cell>
        </table:table-row>
        <table:table-row table:style-name="ro1">
          <table:table-cell office:value-type="float" office:value="11615875" calcext:value-type="float">
            <text:p>11615875</text:p>
          </table:table-cell>
          <table:table-cell table:formula="of:=[.A728]/1000/(60*60*24)" office:value-type="time" office:time-value="PT03H13M35.875S" calcext:value-type="time">
            <text:p>03:13:3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785.23" calcext:value-type="float">
            <text:p>785.23</text:p>
          </table:table-cell>
          <table:table-cell office:value-type="float" office:value="961.09" calcext:value-type="float">
            <text:p>961.09</text:p>
          </table:table-cell>
        </table:table-row>
        <table:table-row table:style-name="ro1">
          <table:table-cell office:value-type="float" office:value="11631875" calcext:value-type="float">
            <text:p>11631875</text:p>
          </table:table-cell>
          <table:table-cell table:formula="of:=[.A729]/1000/(60*60*24)" office:value-type="time" office:time-value="PT03H13M51.875S" calcext:value-type="time">
            <text:p>03:13:5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786.29" calcext:value-type="float">
            <text:p>786.29</text:p>
          </table:table-cell>
          <table:table-cell office:value-type="float" office:value="962.36" calcext:value-type="float">
            <text:p>962.36</text:p>
          </table:table-cell>
        </table:table-row>
        <table:table-row table:style-name="ro1">
          <table:table-cell office:value-type="float" office:value="11647875" calcext:value-type="float">
            <text:p>11647875</text:p>
          </table:table-cell>
          <table:table-cell table:formula="of:=[.A730]/1000/(60*60*24)" office:value-type="time" office:time-value="PT03H14M07.875S" calcext:value-type="time">
            <text:p>03:14:0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787.35" calcext:value-type="float">
            <text:p>787.35</text:p>
          </table:table-cell>
          <table:table-cell office:value-type="float" office:value="963.63" calcext:value-type="float">
            <text:p>963.63</text:p>
          </table:table-cell>
        </table:table-row>
        <table:table-row table:style-name="ro1">
          <table:table-cell office:value-type="float" office:value="11663875" calcext:value-type="float">
            <text:p>11663875</text:p>
          </table:table-cell>
          <table:table-cell table:formula="of:=[.A731]/1000/(60*60*24)" office:value-type="time" office:time-value="PT03H14M23.875S" calcext:value-type="time">
            <text:p>03:14:2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788.41" calcext:value-type="float">
            <text:p>788.41</text:p>
          </table:table-cell>
          <table:table-cell office:value-type="float" office:value="964.91" calcext:value-type="float">
            <text:p>964.91</text:p>
          </table:table-cell>
        </table:table-row>
        <table:table-row table:style-name="ro1">
          <table:table-cell office:value-type="float" office:value="11679875" calcext:value-type="float">
            <text:p>11679875</text:p>
          </table:table-cell>
          <table:table-cell table:formula="of:=[.A732]/1000/(60*60*24)" office:value-type="time" office:time-value="PT03H14M39.875S" calcext:value-type="time">
            <text:p>03:14:4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789.47" calcext:value-type="float">
            <text:p>789.47</text:p>
          </table:table-cell>
          <table:table-cell office:value-type="float" office:value="966.18" calcext:value-type="float">
            <text:p>966.18</text:p>
          </table:table-cell>
        </table:table-row>
        <table:table-row table:style-name="ro1">
          <table:table-cell office:value-type="float" office:value="11695875" calcext:value-type="float">
            <text:p>11695875</text:p>
          </table:table-cell>
          <table:table-cell table:formula="of:=[.A733]/1000/(60*60*24)" office:value-type="time" office:time-value="PT03H14M55.875S" calcext:value-type="time">
            <text:p>03:14:5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790.53" calcext:value-type="float">
            <text:p>790.53</text:p>
          </table:table-cell>
          <table:table-cell office:value-type="float" office:value="967.45" calcext:value-type="float">
            <text:p>967.45</text:p>
          </table:table-cell>
        </table:table-row>
        <table:table-row table:style-name="ro1">
          <table:table-cell office:value-type="float" office:value="11711875" calcext:value-type="float">
            <text:p>11711875</text:p>
          </table:table-cell>
          <table:table-cell table:formula="of:=[.A734]/1000/(60*60*24)" office:value-type="time" office:time-value="PT03H15M11.875S" calcext:value-type="time">
            <text:p>03:15:1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791.59" calcext:value-type="float">
            <text:p>791.59</text:p>
          </table:table-cell>
          <table:table-cell office:value-type="float" office:value="968.72" calcext:value-type="float">
            <text:p>968.72</text:p>
          </table:table-cell>
        </table:table-row>
        <table:table-row table:style-name="ro1">
          <table:table-cell office:value-type="float" office:value="11727875" calcext:value-type="float">
            <text:p>11727875</text:p>
          </table:table-cell>
          <table:table-cell table:formula="of:=[.A735]/1000/(60*60*24)" office:value-type="time" office:time-value="PT03H15M27.875S" calcext:value-type="time">
            <text:p>03:15:2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792.65" calcext:value-type="float">
            <text:p>792.65</text:p>
          </table:table-cell>
          <table:table-cell office:value-type="float" office:value="969.99" calcext:value-type="float">
            <text:p>969.99</text:p>
          </table:table-cell>
        </table:table-row>
        <table:table-row table:style-name="ro1">
          <table:table-cell office:value-type="float" office:value="11743875" calcext:value-type="float">
            <text:p>11743875</text:p>
          </table:table-cell>
          <table:table-cell table:formula="of:=[.A736]/1000/(60*60*24)" office:value-type="time" office:time-value="PT03H15M43.875S" calcext:value-type="time">
            <text:p>03:15:4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793.71" calcext:value-type="float">
            <text:p>793.71</text:p>
          </table:table-cell>
          <table:table-cell office:value-type="float" office:value="971.27" calcext:value-type="float">
            <text:p>971.27</text:p>
          </table:table-cell>
        </table:table-row>
        <table:table-row table:style-name="ro1">
          <table:table-cell office:value-type="float" office:value="11759875" calcext:value-type="float">
            <text:p>11759875</text:p>
          </table:table-cell>
          <table:table-cell table:formula="of:=[.A737]/1000/(60*60*24)" office:value-type="time" office:time-value="PT03H15M59.875S" calcext:value-type="time">
            <text:p>03:16:00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794.77" calcext:value-type="float">
            <text:p>794.77</text:p>
          </table:table-cell>
          <table:table-cell office:value-type="float" office:value="972.54" calcext:value-type="float">
            <text:p>972.54</text:p>
          </table:table-cell>
        </table:table-row>
        <table:table-row table:style-name="ro1">
          <table:table-cell office:value-type="float" office:value="11775875" calcext:value-type="float">
            <text:p>11775875</text:p>
          </table:table-cell>
          <table:table-cell table:formula="of:=[.A738]/1000/(60*60*24)" office:value-type="time" office:time-value="PT03H16M15.875S" calcext:value-type="time">
            <text:p>03:16:1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795.83" calcext:value-type="float">
            <text:p>795.83</text:p>
          </table:table-cell>
          <table:table-cell office:value-type="float" office:value="973.81" calcext:value-type="float">
            <text:p>973.81</text:p>
          </table:table-cell>
        </table:table-row>
        <table:table-row table:style-name="ro1">
          <table:table-cell office:value-type="float" office:value="11791875" calcext:value-type="float">
            <text:p>11791875</text:p>
          </table:table-cell>
          <table:table-cell table:formula="of:=[.A739]/1000/(60*60*24)" office:value-type="time" office:time-value="PT03H16M31.875S" calcext:value-type="time">
            <text:p>03:16:32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796.89" calcext:value-type="float">
            <text:p>796.89</text:p>
          </table:table-cell>
          <table:table-cell office:value-type="float" office:value="975.08" calcext:value-type="float">
            <text:p>975.08</text:p>
          </table:table-cell>
        </table:table-row>
        <table:table-row table:style-name="ro1">
          <table:table-cell office:value-type="float" office:value="11807875" calcext:value-type="float">
            <text:p>11807875</text:p>
          </table:table-cell>
          <table:table-cell table:formula="of:=[.A740]/1000/(60*60*24)" office:value-type="time" office:time-value="PT03H16M47.875S" calcext:value-type="time">
            <text:p>03:16:48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797.95" calcext:value-type="float">
            <text:p>797.95</text:p>
          </table:table-cell>
          <table:table-cell office:value-type="float" office:value="976.35" calcext:value-type="float">
            <text:p>976.35</text:p>
          </table:table-cell>
        </table:table-row>
        <table:table-row table:style-name="ro1">
          <table:table-cell office:value-type="float" office:value="11823875" calcext:value-type="float">
            <text:p>11823875</text:p>
          </table:table-cell>
          <table:table-cell table:formula="of:=[.A741]/1000/(60*60*24)" office:value-type="time" office:time-value="PT03H17M03.875S" calcext:value-type="time">
            <text:p>03:17:0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799.01" calcext:value-type="float">
            <text:p>799.01</text:p>
          </table:table-cell>
          <table:table-cell office:value-type="float" office:value="977.62" calcext:value-type="float">
            <text:p>977.62</text:p>
          </table:table-cell>
        </table:table-row>
        <table:table-row table:style-name="ro1">
          <table:table-cell office:value-type="float" office:value="11839875" calcext:value-type="float">
            <text:p>11839875</text:p>
          </table:table-cell>
          <table:table-cell table:formula="of:=[.A742]/1000/(60*60*24)" office:value-type="time" office:time-value="PT03H17M19.875S" calcext:value-type="time">
            <text:p>03:17:2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800.07" calcext:value-type="float">
            <text:p>800.07</text:p>
          </table:table-cell>
          <table:table-cell office:value-type="float" office:value="978.89" calcext:value-type="float">
            <text:p>978.89</text:p>
          </table:table-cell>
        </table:table-row>
        <table:table-row table:style-name="ro1">
          <table:table-cell office:value-type="float" office:value="11855875" calcext:value-type="float">
            <text:p>11855875</text:p>
          </table:table-cell>
          <table:table-cell table:formula="of:=[.A743]/1000/(60*60*24)" office:value-type="time" office:time-value="PT03H17M35.875S" calcext:value-type="time">
            <text:p>03:17:36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801.13" calcext:value-type="float">
            <text:p>801.13</text:p>
          </table:table-cell>
          <table:table-cell office:value-type="float" office:value="980.17" calcext:value-type="float">
            <text:p>980.17</text:p>
          </table:table-cell>
        </table:table-row>
        <table:table-row table:style-name="ro1">
          <table:table-cell office:value-type="float" office:value="11871875" calcext:value-type="float">
            <text:p>11871875</text:p>
          </table:table-cell>
          <table:table-cell table:formula="of:=[.A744]/1000/(60*60*24)" office:value-type="time" office:time-value="PT03H17M51.875S" calcext:value-type="time">
            <text:p>03:17:5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802.19" calcext:value-type="float">
            <text:p>802.19</text:p>
          </table:table-cell>
          <table:table-cell office:value-type="float" office:value="981.44" calcext:value-type="float">
            <text:p>981.44</text:p>
          </table:table-cell>
        </table:table-row>
        <table:table-row table:style-name="ro1">
          <table:table-cell office:value-type="float" office:value="11887875" calcext:value-type="float">
            <text:p>11887875</text:p>
          </table:table-cell>
          <table:table-cell table:formula="of:=[.A745]/1000/(60*60*24)" office:value-type="time" office:time-value="PT03H18M07.875S" calcext:value-type="time">
            <text:p>03:18:0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803.25" calcext:value-type="float">
            <text:p>803.25</text:p>
          </table:table-cell>
          <table:table-cell office:value-type="float" office:value="982.71" calcext:value-type="float">
            <text:p>982.71</text:p>
          </table:table-cell>
        </table:table-row>
        <table:table-row table:style-name="ro1">
          <table:table-cell office:value-type="float" office:value="11903875" calcext:value-type="float">
            <text:p>11903875</text:p>
          </table:table-cell>
          <table:table-cell table:formula="of:=[.A746]/1000/(60*60*24)" office:value-type="time" office:time-value="PT03H18M23.875S" calcext:value-type="time">
            <text:p>03:18:24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5.33" calcext:value-type="float">
            <text:p>285.33</text:p>
          </table:table-cell>
          <table:table-cell office:value-type="float" office:value="804.31" calcext:value-type="float">
            <text:p>804.31</text:p>
          </table:table-cell>
          <table:table-cell office:value-type="float" office:value="983.98" calcext:value-type="float">
            <text:p>983.98</text:p>
          </table:table-cell>
        </table:table-row>
        <table:table-row table:style-name="ro1">
          <table:table-cell office:value-type="float" office:value="11919875" calcext:value-type="float">
            <text:p>11919875</text:p>
          </table:table-cell>
          <table:table-cell table:formula="of:=[.A747]/1000/(60*60*24)" office:value-type="time" office:time-value="PT03H18M39.875S" calcext:value-type="time">
            <text:p>03:18:40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805.37" calcext:value-type="float">
            <text:p>805.37</text:p>
          </table:table-cell>
          <table:table-cell office:value-type="float" office:value="985.25" calcext:value-type="float">
            <text:p>985.25</text:p>
          </table:table-cell>
        </table:table-row>
        <table:table-row table:style-name="ro1">
          <table:table-cell office:value-type="float" office:value="11935875" calcext:value-type="float">
            <text:p>11935875</text:p>
          </table:table-cell>
          <table:table-cell table:formula="of:=[.A748]/1000/(60*60*24)" office:value-type="time" office:time-value="PT03H18M55.875S" calcext:value-type="time">
            <text:p>03:18:5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806.43" calcext:value-type="float">
            <text:p>806.43</text:p>
          </table:table-cell>
          <table:table-cell office:value-type="float" office:value="986.52" calcext:value-type="float">
            <text:p>986.52</text:p>
          </table:table-cell>
        </table:table-row>
        <table:table-row table:style-name="ro1">
          <table:table-cell office:value-type="float" office:value="11951875" calcext:value-type="float">
            <text:p>11951875</text:p>
          </table:table-cell>
          <table:table-cell table:formula="of:=[.A749]/1000/(60*60*24)" office:value-type="time" office:time-value="PT03H19M11.875S" calcext:value-type="time">
            <text:p>03:19:12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807.49" calcext:value-type="float">
            <text:p>807.49</text:p>
          </table:table-cell>
          <table:table-cell office:value-type="float" office:value="987.79" calcext:value-type="float">
            <text:p>987.79</text:p>
          </table:table-cell>
        </table:table-row>
        <table:table-row table:style-name="ro1">
          <table:table-cell office:value-type="float" office:value="11967875" calcext:value-type="float">
            <text:p>11967875</text:p>
          </table:table-cell>
          <table:table-cell table:formula="of:=[.A750]/1000/(60*60*24)" office:value-type="time" office:time-value="PT03H19M27.875S" calcext:value-type="time">
            <text:p>03:19:28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808.55" calcext:value-type="float">
            <text:p>808.55</text:p>
          </table:table-cell>
          <table:table-cell office:value-type="float" office:value="989.06" calcext:value-type="float">
            <text:p>989.06</text:p>
          </table:table-cell>
        </table:table-row>
        <table:table-row table:style-name="ro1">
          <table:table-cell office:value-type="float" office:value="11983875" calcext:value-type="float">
            <text:p>11983875</text:p>
          </table:table-cell>
          <table:table-cell table:formula="of:=[.A751]/1000/(60*60*24)" office:value-type="time" office:time-value="PT03H19M43.875S" calcext:value-type="time">
            <text:p>03:19:44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809.61" calcext:value-type="float">
            <text:p>809.61</text:p>
          </table:table-cell>
          <table:table-cell office:value-type="float" office:value="990.33" calcext:value-type="float">
            <text:p>990.33</text:p>
          </table:table-cell>
        </table:table-row>
        <table:table-row table:style-name="ro1">
          <table:table-cell office:value-type="float" office:value="11999875" calcext:value-type="float">
            <text:p>11999875</text:p>
          </table:table-cell>
          <table:table-cell table:formula="of:=[.A752]/1000/(60*60*24)" office:value-type="time" office:time-value="PT03H19M59.875S" calcext:value-type="time">
            <text:p>03:20:0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810.67" calcext:value-type="float">
            <text:p>810.67</text:p>
          </table:table-cell>
          <table:table-cell office:value-type="float" office:value="991.6" calcext:value-type="float">
            <text:p>991.6</text:p>
          </table:table-cell>
        </table:table-row>
        <table:table-row table:style-name="ro1">
          <table:table-cell office:value-type="float" office:value="12015875" calcext:value-type="float">
            <text:p>12015875</text:p>
          </table:table-cell>
          <table:table-cell table:formula="of:=[.A753]/1000/(60*60*24)" office:value-type="time" office:time-value="PT03H20M15.875S" calcext:value-type="time">
            <text:p>03:20:16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811.73" calcext:value-type="float">
            <text:p>811.73</text:p>
          </table:table-cell>
          <table:table-cell office:value-type="float" office:value="992.87" calcext:value-type="float">
            <text:p>992.87</text:p>
          </table:table-cell>
        </table:table-row>
        <table:table-row table:style-name="ro1">
          <table:table-cell office:value-type="float" office:value="12031875" calcext:value-type="float">
            <text:p>12031875</text:p>
          </table:table-cell>
          <table:table-cell table:formula="of:=[.A754]/1000/(60*60*24)" office:value-type="time" office:time-value="PT03H20M31.875S" calcext:value-type="time">
            <text:p>03:20:3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812.79" calcext:value-type="float">
            <text:p>812.79</text:p>
          </table:table-cell>
          <table:table-cell office:value-type="float" office:value="994.14" calcext:value-type="float">
            <text:p>994.14</text:p>
          </table:table-cell>
        </table:table-row>
        <table:table-row table:style-name="ro1">
          <table:table-cell office:value-type="float" office:value="12047875" calcext:value-type="float">
            <text:p>12047875</text:p>
          </table:table-cell>
          <table:table-cell table:formula="of:=[.A755]/1000/(60*60*24)" office:value-type="time" office:time-value="PT03H20M47.875S" calcext:value-type="time">
            <text:p>03:20:4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813.85" calcext:value-type="float">
            <text:p>813.85</text:p>
          </table:table-cell>
          <table:table-cell office:value-type="float" office:value="995.41" calcext:value-type="float">
            <text:p>995.41</text:p>
          </table:table-cell>
        </table:table-row>
        <table:table-row table:style-name="ro1">
          <table:table-cell office:value-type="float" office:value="12063875" calcext:value-type="float">
            <text:p>12063875</text:p>
          </table:table-cell>
          <table:table-cell table:formula="of:=[.A756]/1000/(60*60*24)" office:value-type="time" office:time-value="PT03H21M03.875S" calcext:value-type="time">
            <text:p>03:21:0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814.91" calcext:value-type="float">
            <text:p>814.91</text:p>
          </table:table-cell>
          <table:table-cell office:value-type="float" office:value="996.68" calcext:value-type="float">
            <text:p>996.68</text:p>
          </table:table-cell>
        </table:table-row>
        <table:table-row table:style-name="ro1">
          <table:table-cell office:value-type="float" office:value="12079875" calcext:value-type="float">
            <text:p>12079875</text:p>
          </table:table-cell>
          <table:table-cell table:formula="of:=[.A757]/1000/(60*60*24)" office:value-type="time" office:time-value="PT03H21M19.875S" calcext:value-type="time">
            <text:p>03:21:2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815.97" calcext:value-type="float">
            <text:p>815.97</text:p>
          </table:table-cell>
          <table:table-cell office:value-type="float" office:value="997.95" calcext:value-type="float">
            <text:p>997.95</text:p>
          </table:table-cell>
        </table:table-row>
        <table:table-row table:style-name="ro1">
          <table:table-cell office:value-type="float" office:value="12095875" calcext:value-type="float">
            <text:p>12095875</text:p>
          </table:table-cell>
          <table:table-cell table:formula="of:=[.A758]/1000/(60*60*24)" office:value-type="time" office:time-value="PT03H21M35.875S" calcext:value-type="time">
            <text:p>03:21:3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817.03" calcext:value-type="float">
            <text:p>817.03</text:p>
          </table:table-cell>
          <table:table-cell office:value-type="float" office:value="999.22" calcext:value-type="float">
            <text:p>999.22</text:p>
          </table:table-cell>
        </table:table-row>
        <table:table-row table:style-name="ro1">
          <table:table-cell office:value-type="float" office:value="12111875" calcext:value-type="float">
            <text:p>12111875</text:p>
          </table:table-cell>
          <table:table-cell table:formula="of:=[.A759]/1000/(60*60*24)" office:value-type="time" office:time-value="PT03H21M51.875S" calcext:value-type="time">
            <text:p>03:21:52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818.09" calcext:value-type="float">
            <text:p>818.09</text:p>
          </table:table-cell>
          <table:table-cell office:value-type="float" office:value="1000.49" calcext:value-type="float">
            <text:p>1000.49</text:p>
          </table:table-cell>
        </table:table-row>
        <table:table-row table:style-name="ro1">
          <table:table-cell office:value-type="float" office:value="12127875" calcext:value-type="float">
            <text:p>12127875</text:p>
          </table:table-cell>
          <table:table-cell table:formula="of:=[.A760]/1000/(60*60*24)" office:value-type="time" office:time-value="PT03H22M07.875S" calcext:value-type="time">
            <text:p>03:22:0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819.15" calcext:value-type="float">
            <text:p>819.15</text:p>
          </table:table-cell>
          <table:table-cell office:value-type="float" office:value="1001.76" calcext:value-type="float">
            <text:p>1001.76</text:p>
          </table:table-cell>
        </table:table-row>
        <table:table-row table:style-name="ro1">
          <table:table-cell office:value-type="float" office:value="12143875" calcext:value-type="float">
            <text:p>12143875</text:p>
          </table:table-cell>
          <table:table-cell table:formula="of:=[.A761]/1000/(60*60*24)" office:value-type="time" office:time-value="PT03H22M23.875S" calcext:value-type="time">
            <text:p>03:22:24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820.21" calcext:value-type="float">
            <text:p>820.21</text:p>
          </table:table-cell>
          <table:table-cell office:value-type="float" office:value="1003.03" calcext:value-type="float">
            <text:p>1003.03</text:p>
          </table:table-cell>
        </table:table-row>
        <table:table-row table:style-name="ro1">
          <table:table-cell office:value-type="float" office:value="12159875" calcext:value-type="float">
            <text:p>12159875</text:p>
          </table:table-cell>
          <table:table-cell table:formula="of:=[.A762]/1000/(60*60*24)" office:value-type="time" office:time-value="PT03H22M39.875S" calcext:value-type="time">
            <text:p>03:22:40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821.27" calcext:value-type="float">
            <text:p>821.27</text:p>
          </table:table-cell>
          <table:table-cell office:value-type="float" office:value="1004.3" calcext:value-type="float">
            <text:p>1004.3</text:p>
          </table:table-cell>
        </table:table-row>
        <table:table-row table:style-name="ro1">
          <table:table-cell office:value-type="float" office:value="12175875" calcext:value-type="float">
            <text:p>12175875</text:p>
          </table:table-cell>
          <table:table-cell table:formula="of:=[.A763]/1000/(60*60*24)" office:value-type="time" office:time-value="PT03H22M55.875S" calcext:value-type="time">
            <text:p>03:22:5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22.32" calcext:value-type="float">
            <text:p>822.32</text:p>
          </table:table-cell>
          <table:table-cell office:value-type="float" office:value="1005.56" calcext:value-type="float">
            <text:p>1005.56</text:p>
          </table:table-cell>
        </table:table-row>
        <table:table-row table:style-name="ro1">
          <table:table-cell office:value-type="float" office:value="12191875" calcext:value-type="float">
            <text:p>12191875</text:p>
          </table:table-cell>
          <table:table-cell table:formula="of:=[.A764]/1000/(60*60*24)" office:value-type="time" office:time-value="PT03H23M11.875S" calcext:value-type="time">
            <text:p>03:23:1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23.38" calcext:value-type="float">
            <text:p>823.38</text:p>
          </table:table-cell>
          <table:table-cell office:value-type="float" office:value="1006.83" calcext:value-type="float">
            <text:p>1006.83</text:p>
          </table:table-cell>
        </table:table-row>
        <table:table-row table:style-name="ro1">
          <table:table-cell office:value-type="float" office:value="12207875" calcext:value-type="float">
            <text:p>12207875</text:p>
          </table:table-cell>
          <table:table-cell table:formula="of:=[.A765]/1000/(60*60*24)" office:value-type="time" office:time-value="PT03H23M27.875S" calcext:value-type="time">
            <text:p>03:23:28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824.44" calcext:value-type="float">
            <text:p>824.44</text:p>
          </table:table-cell>
          <table:table-cell office:value-type="float" office:value="1008.1" calcext:value-type="float">
            <text:p>1008.1</text:p>
          </table:table-cell>
        </table:table-row>
        <table:table-row table:style-name="ro1">
          <table:table-cell office:value-type="float" office:value="12223875" calcext:value-type="float">
            <text:p>12223875</text:p>
          </table:table-cell>
          <table:table-cell table:formula="of:=[.A766]/1000/(60*60*24)" office:value-type="time" office:time-value="PT03H23M43.875S" calcext:value-type="time">
            <text:p>03:23:4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25.5" calcext:value-type="float">
            <text:p>825.5</text:p>
          </table:table-cell>
          <table:table-cell office:value-type="float" office:value="1009.37" calcext:value-type="float">
            <text:p>1009.37</text:p>
          </table:table-cell>
        </table:table-row>
        <table:table-row table:style-name="ro1">
          <table:table-cell office:value-type="float" office:value="12239875" calcext:value-type="float">
            <text:p>12239875</text:p>
          </table:table-cell>
          <table:table-cell table:formula="of:=[.A767]/1000/(60*60*24)" office:value-type="time" office:time-value="PT03H23M59.875S" calcext:value-type="time">
            <text:p>03:24:0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826.56" calcext:value-type="float">
            <text:p>826.56</text:p>
          </table:table-cell>
          <table:table-cell office:value-type="float" office:value="1010.64" calcext:value-type="float">
            <text:p>1010.64</text:p>
          </table:table-cell>
        </table:table-row>
        <table:table-row table:style-name="ro1">
          <table:table-cell office:value-type="float" office:value="12255875" calcext:value-type="float">
            <text:p>12255875</text:p>
          </table:table-cell>
          <table:table-cell table:formula="of:=[.A768]/1000/(60*60*24)" office:value-type="time" office:time-value="PT03H24M15.875S" calcext:value-type="time">
            <text:p>03:24:16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827.62" calcext:value-type="float">
            <text:p>827.62</text:p>
          </table:table-cell>
          <table:table-cell office:value-type="float" office:value="1011.91" calcext:value-type="float">
            <text:p>1011.91</text:p>
          </table:table-cell>
        </table:table-row>
        <table:table-row table:style-name="ro1">
          <table:table-cell office:value-type="float" office:value="12271875" calcext:value-type="float">
            <text:p>12271875</text:p>
          </table:table-cell>
          <table:table-cell table:formula="of:=[.A769]/1000/(60*60*24)" office:value-type="time" office:time-value="PT03H24M31.875S" calcext:value-type="time">
            <text:p>03:24:3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28.68" calcext:value-type="float">
            <text:p>828.68</text:p>
          </table:table-cell>
          <table:table-cell office:value-type="float" office:value="1013.17" calcext:value-type="float">
            <text:p>1013.17</text:p>
          </table:table-cell>
        </table:table-row>
        <table:table-row table:style-name="ro1">
          <table:table-cell office:value-type="float" office:value="12287875" calcext:value-type="float">
            <text:p>12287875</text:p>
          </table:table-cell>
          <table:table-cell table:formula="of:=[.A770]/1000/(60*60*24)" office:value-type="time" office:time-value="PT03H24M47.875S" calcext:value-type="time">
            <text:p>03:24:48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29.74" calcext:value-type="float">
            <text:p>829.74</text:p>
          </table:table-cell>
          <table:table-cell office:value-type="float" office:value="1014.44" calcext:value-type="float">
            <text:p>1014.44</text:p>
          </table:table-cell>
        </table:table-row>
        <table:table-row table:style-name="ro1">
          <table:table-cell office:value-type="float" office:value="12303875" calcext:value-type="float">
            <text:p>12303875</text:p>
          </table:table-cell>
          <table:table-cell table:formula="of:=[.A771]/1000/(60*60*24)" office:value-type="time" office:time-value="PT03H25M03.875S" calcext:value-type="time">
            <text:p>03:25:0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830.8" calcext:value-type="float">
            <text:p>830.8</text:p>
          </table:table-cell>
          <table:table-cell office:value-type="float" office:value="1015.71" calcext:value-type="float">
            <text:p>1015.71</text:p>
          </table:table-cell>
        </table:table-row>
        <table:table-row table:style-name="ro1">
          <table:table-cell office:value-type="float" office:value="12319875" calcext:value-type="float">
            <text:p>12319875</text:p>
          </table:table-cell>
          <table:table-cell table:formula="of:=[.A772]/1000/(60*60*24)" office:value-type="time" office:time-value="PT03H25M19.875S" calcext:value-type="time">
            <text:p>03:25:20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831.86" calcext:value-type="float">
            <text:p>831.86</text:p>
          </table:table-cell>
          <table:table-cell office:value-type="float" office:value="1016.98" calcext:value-type="float">
            <text:p>1016.98</text:p>
          </table:table-cell>
        </table:table-row>
        <table:table-row table:style-name="ro1">
          <table:table-cell office:value-type="float" office:value="12335875" calcext:value-type="float">
            <text:p>12335875</text:p>
          </table:table-cell>
          <table:table-cell table:formula="of:=[.A773]/1000/(60*60*24)" office:value-type="time" office:time-value="PT03H25M35.875S" calcext:value-type="time">
            <text:p>03:25:36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6" calcext:value-type="float">
            <text:p>284.96</text:p>
          </table:table-cell>
          <table:table-cell office:value-type="float" office:value="832.92" calcext:value-type="float">
            <text:p>832.92</text:p>
          </table:table-cell>
          <table:table-cell office:value-type="float" office:value="1018.24" calcext:value-type="float">
            <text:p>1018.24</text:p>
          </table:table-cell>
        </table:table-row>
        <table:table-row table:style-name="ro1">
          <table:table-cell office:value-type="float" office:value="12351875" calcext:value-type="float">
            <text:p>12351875</text:p>
          </table:table-cell>
          <table:table-cell table:formula="of:=[.A774]/1000/(60*60*24)" office:value-type="time" office:time-value="PT03H25M51.875S" calcext:value-type="time">
            <text:p>03:25:5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6" calcext:value-type="float">
            <text:p>284.96</text:p>
          </table:table-cell>
          <table:table-cell office:value-type="float" office:value="833.98" calcext:value-type="float">
            <text:p>833.98</text:p>
          </table:table-cell>
          <table:table-cell office:value-type="float" office:value="1019.51" calcext:value-type="float">
            <text:p>1019.51</text:p>
          </table:table-cell>
        </table:table-row>
        <table:table-row table:style-name="ro1">
          <table:table-cell office:value-type="float" office:value="12367875" calcext:value-type="float">
            <text:p>12367875</text:p>
          </table:table-cell>
          <table:table-cell table:formula="of:=[.A775]/1000/(60*60*24)" office:value-type="time" office:time-value="PT03H26M07.875S" calcext:value-type="time">
            <text:p>03:26:0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5" calcext:value-type="float">
            <text:p>284.85</text:p>
          </table:table-cell>
          <table:table-cell office:value-type="float" office:value="835.04" calcext:value-type="float">
            <text:p>835.04</text:p>
          </table:table-cell>
          <table:table-cell office:value-type="float" office:value="1020.78" calcext:value-type="float">
            <text:p>1020.78</text:p>
          </table:table-cell>
        </table:table-row>
        <table:table-row table:style-name="ro1">
          <table:table-cell office:value-type="float" office:value="12383875" calcext:value-type="float">
            <text:p>12383875</text:p>
          </table:table-cell>
          <table:table-cell table:formula="of:=[.A776]/1000/(60*60*24)" office:value-type="time" office:time-value="PT03H26M23.875S" calcext:value-type="time">
            <text:p>03:26:24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6" calcext:value-type="float">
            <text:p>284.96</text:p>
          </table:table-cell>
          <table:table-cell office:value-type="float" office:value="836.1" calcext:value-type="float">
            <text:p>836.1</text:p>
          </table:table-cell>
          <table:table-cell office:value-type="float" office:value="1022.05" calcext:value-type="float">
            <text:p>1022.05</text:p>
          </table:table-cell>
        </table:table-row>
        <table:table-row table:style-name="ro1">
          <table:table-cell office:value-type="float" office:value="12399875" calcext:value-type="float">
            <text:p>12399875</text:p>
          </table:table-cell>
          <table:table-cell table:formula="of:=[.A777]/1000/(60*60*24)" office:value-type="time" office:time-value="PT03H26M39.875S" calcext:value-type="time">
            <text:p>03:26:4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5" calcext:value-type="float">
            <text:p>284.85</text:p>
          </table:table-cell>
          <table:table-cell office:value-type="float" office:value="837.16" calcext:value-type="float">
            <text:p>837.16</text:p>
          </table:table-cell>
          <table:table-cell office:value-type="float" office:value="1023.31" calcext:value-type="float">
            <text:p>1023.31</text:p>
          </table:table-cell>
        </table:table-row>
        <table:table-row table:style-name="ro1">
          <table:table-cell office:value-type="float" office:value="12415875" calcext:value-type="float">
            <text:p>12415875</text:p>
          </table:table-cell>
          <table:table-cell table:formula="of:=[.A778]/1000/(60*60*24)" office:value-type="time" office:time-value="PT03H26M55.875S" calcext:value-type="time">
            <text:p>03:26:5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838.21" calcext:value-type="float">
            <text:p>838.21</text:p>
          </table:table-cell>
          <table:table-cell office:value-type="float" office:value="1024.58" calcext:value-type="float">
            <text:p>1024.58</text:p>
          </table:table-cell>
        </table:table-row>
        <table:table-row table:style-name="ro1">
          <table:table-cell office:value-type="float" office:value="12431875" calcext:value-type="float">
            <text:p>12431875</text:p>
          </table:table-cell>
          <table:table-cell table:formula="of:=[.A779]/1000/(60*60*24)" office:value-type="time" office:time-value="PT03H27M11.875S" calcext:value-type="time">
            <text:p>03:27:12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6" calcext:value-type="float">
            <text:p>284.96</text:p>
          </table:table-cell>
          <table:table-cell office:value-type="float" office:value="839.27" calcext:value-type="float">
            <text:p>839.27</text:p>
          </table:table-cell>
          <table:table-cell office:value-type="float" office:value="1025.85" calcext:value-type="float">
            <text:p>1025.85</text:p>
          </table:table-cell>
        </table:table-row>
        <table:table-row table:style-name="ro1">
          <table:table-cell office:value-type="float" office:value="12447875" calcext:value-type="float">
            <text:p>12447875</text:p>
          </table:table-cell>
          <table:table-cell table:formula="of:=[.A780]/1000/(60*60*24)" office:value-type="time" office:time-value="PT03H27M27.875S" calcext:value-type="time">
            <text:p>03:27:2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840.33" calcext:value-type="float">
            <text:p>840.33</text:p>
          </table:table-cell>
          <table:table-cell office:value-type="float" office:value="1027.11" calcext:value-type="float">
            <text:p>1027.11</text:p>
          </table:table-cell>
        </table:table-row>
        <table:table-row table:style-name="ro1">
          <table:table-cell office:value-type="float" office:value="12463875" calcext:value-type="float">
            <text:p>12463875</text:p>
          </table:table-cell>
          <table:table-cell table:formula="of:=[.A781]/1000/(60*60*24)" office:value-type="time" office:time-value="PT03H27M43.875S" calcext:value-type="time">
            <text:p>03:27:44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841.39" calcext:value-type="float">
            <text:p>841.39</text:p>
          </table:table-cell>
          <table:table-cell office:value-type="float" office:value="1028.38" calcext:value-type="float">
            <text:p>1028.38</text:p>
          </table:table-cell>
        </table:table-row>
        <table:table-row table:style-name="ro1">
          <table:table-cell office:value-type="float" office:value="12479875" calcext:value-type="float">
            <text:p>12479875</text:p>
          </table:table-cell>
          <table:table-cell table:formula="of:=[.A782]/1000/(60*60*24)" office:value-type="time" office:time-value="PT03H27M59.875S" calcext:value-type="time">
            <text:p>03:28:00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842.45" calcext:value-type="float">
            <text:p>842.45</text:p>
          </table:table-cell>
          <table:table-cell office:value-type="float" office:value="1029.65" calcext:value-type="float">
            <text:p>1029.65</text:p>
          </table:table-cell>
        </table:table-row>
        <table:table-row table:style-name="ro1">
          <table:table-cell office:value-type="float" office:value="12495875" calcext:value-type="float">
            <text:p>12495875</text:p>
          </table:table-cell>
          <table:table-cell table:formula="of:=[.A783]/1000/(60*60*24)" office:value-type="time" office:time-value="PT03H28M15.875S" calcext:value-type="time">
            <text:p>03:28:1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843.51" calcext:value-type="float">
            <text:p>843.51</text:p>
          </table:table-cell>
          <table:table-cell office:value-type="float" office:value="1030.91" calcext:value-type="float">
            <text:p>1030.91</text:p>
          </table:table-cell>
        </table:table-row>
        <table:table-row table:style-name="ro1">
          <table:table-cell office:value-type="float" office:value="12511875" calcext:value-type="float">
            <text:p>12511875</text:p>
          </table:table-cell>
          <table:table-cell table:formula="of:=[.A784]/1000/(60*60*24)" office:value-type="time" office:time-value="PT03H28M31.875S" calcext:value-type="time">
            <text:p>03:28:32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844.57" calcext:value-type="float">
            <text:p>844.57</text:p>
          </table:table-cell>
          <table:table-cell office:value-type="float" office:value="1032.18" calcext:value-type="float">
            <text:p>1032.18</text:p>
          </table:table-cell>
        </table:table-row>
        <table:table-row table:style-name="ro1">
          <table:table-cell office:value-type="float" office:value="12527875" calcext:value-type="float">
            <text:p>12527875</text:p>
          </table:table-cell>
          <table:table-cell table:formula="of:=[.A785]/1000/(60*60*24)" office:value-type="time" office:time-value="PT03H28M47.875S" calcext:value-type="time">
            <text:p>03:28:4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845.62" calcext:value-type="float">
            <text:p>845.62</text:p>
          </table:table-cell>
          <table:table-cell office:value-type="float" office:value="1033.44" calcext:value-type="float">
            <text:p>1033.44</text:p>
          </table:table-cell>
        </table:table-row>
        <table:table-row table:style-name="ro1">
          <table:table-cell office:value-type="float" office:value="12543875" calcext:value-type="float">
            <text:p>12543875</text:p>
          </table:table-cell>
          <table:table-cell table:formula="of:=[.A786]/1000/(60*60*24)" office:value-type="time" office:time-value="PT03H29M03.875S" calcext:value-type="time">
            <text:p>03:29:0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46.68" calcext:value-type="float">
            <text:p>846.68</text:p>
          </table:table-cell>
          <table:table-cell office:value-type="float" office:value="1034.71" calcext:value-type="float">
            <text:p>1034.71</text:p>
          </table:table-cell>
        </table:table-row>
        <table:table-row table:style-name="ro1">
          <table:table-cell office:value-type="float" office:value="12559875" calcext:value-type="float">
            <text:p>12559875</text:p>
          </table:table-cell>
          <table:table-cell table:formula="of:=[.A787]/1000/(60*60*24)" office:value-type="time" office:time-value="PT03H29M19.875S" calcext:value-type="time">
            <text:p>03:29:2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47.74" calcext:value-type="float">
            <text:p>847.74</text:p>
          </table:table-cell>
          <table:table-cell office:value-type="float" office:value="1035.98" calcext:value-type="float">
            <text:p>1035.98</text:p>
          </table:table-cell>
        </table:table-row>
        <table:table-row table:style-name="ro1">
          <table:table-cell office:value-type="float" office:value="12575875" calcext:value-type="float">
            <text:p>12575875</text:p>
          </table:table-cell>
          <table:table-cell table:formula="of:=[.A788]/1000/(60*60*24)" office:value-type="time" office:time-value="PT03H29M35.875S" calcext:value-type="time">
            <text:p>03:29:3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848.8" calcext:value-type="float">
            <text:p>848.8</text:p>
          </table:table-cell>
          <table:table-cell office:value-type="float" office:value="1037.24" calcext:value-type="float">
            <text:p>1037.24</text:p>
          </table:table-cell>
        </table:table-row>
        <table:table-row table:style-name="ro1">
          <table:table-cell office:value-type="float" office:value="12591875" calcext:value-type="float">
            <text:p>12591875</text:p>
          </table:table-cell>
          <table:table-cell table:formula="of:=[.A789]/1000/(60*60*24)" office:value-type="time" office:time-value="PT03H29M51.875S" calcext:value-type="time">
            <text:p>03:29:52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49.86" calcext:value-type="float">
            <text:p>849.86</text:p>
          </table:table-cell>
          <table:table-cell office:value-type="float" office:value="1038.51" calcext:value-type="float">
            <text:p>1038.51</text:p>
          </table:table-cell>
        </table:table-row>
        <table:table-row table:style-name="ro1">
          <table:table-cell office:value-type="float" office:value="12607875" calcext:value-type="float">
            <text:p>12607875</text:p>
          </table:table-cell>
          <table:table-cell table:formula="of:=[.A790]/1000/(60*60*24)" office:value-type="time" office:time-value="PT03H30M07.875S" calcext:value-type="time">
            <text:p>03:30:08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850.92" calcext:value-type="float">
            <text:p>850.92</text:p>
          </table:table-cell>
          <table:table-cell office:value-type="float" office:value="1039.77" calcext:value-type="float">
            <text:p>1039.77</text:p>
          </table:table-cell>
        </table:table-row>
        <table:table-row table:style-name="ro1">
          <table:table-cell office:value-type="float" office:value="12623875" calcext:value-type="float">
            <text:p>12623875</text:p>
          </table:table-cell>
          <table:table-cell table:formula="of:=[.A791]/1000/(60*60*24)" office:value-type="time" office:time-value="PT03H30M23.875S" calcext:value-type="time">
            <text:p>03:30:2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51.98" calcext:value-type="float">
            <text:p>851.98</text:p>
          </table:table-cell>
          <table:table-cell office:value-type="float" office:value="1041.04" calcext:value-type="float">
            <text:p>1041.04</text:p>
          </table:table-cell>
        </table:table-row>
        <table:table-row table:style-name="ro1">
          <table:table-cell office:value-type="float" office:value="12639875" calcext:value-type="float">
            <text:p>12639875</text:p>
          </table:table-cell>
          <table:table-cell table:formula="of:=[.A792]/1000/(60*60*24)" office:value-type="time" office:time-value="PT03H30M39.875S" calcext:value-type="time">
            <text:p>03:30:40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53.03" calcext:value-type="float">
            <text:p>853.03</text:p>
          </table:table-cell>
          <table:table-cell office:value-type="float" office:value="1042.31" calcext:value-type="float">
            <text:p>1042.31</text:p>
          </table:table-cell>
        </table:table-row>
        <table:table-row table:style-name="ro1">
          <table:table-cell office:value-type="float" office:value="12655875" calcext:value-type="float">
            <text:p>12655875</text:p>
          </table:table-cell>
          <table:table-cell table:formula="of:=[.A793]/1000/(60*60*24)" office:value-type="time" office:time-value="PT03H30M55.875S" calcext:value-type="time">
            <text:p>03:30:56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854.09" calcext:value-type="float">
            <text:p>854.09</text:p>
          </table:table-cell>
          <table:table-cell office:value-type="float" office:value="1043.57" calcext:value-type="float">
            <text:p>1043.57</text:p>
          </table:table-cell>
        </table:table-row>
        <table:table-row table:style-name="ro1">
          <table:table-cell office:value-type="float" office:value="12671875" calcext:value-type="float">
            <text:p>12671875</text:p>
          </table:table-cell>
          <table:table-cell table:formula="of:=[.A794]/1000/(60*60*24)" office:value-type="time" office:time-value="PT03H31M11.875S" calcext:value-type="time">
            <text:p>03:31:1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55.15" calcext:value-type="float">
            <text:p>855.15</text:p>
          </table:table-cell>
          <table:table-cell office:value-type="float" office:value="1044.84" calcext:value-type="float">
            <text:p>1044.84</text:p>
          </table:table-cell>
        </table:table-row>
        <table:table-row table:style-name="ro1">
          <table:table-cell office:value-type="float" office:value="12687875" calcext:value-type="float">
            <text:p>12687875</text:p>
          </table:table-cell>
          <table:table-cell table:formula="of:=[.A795]/1000/(60*60*24)" office:value-type="time" office:time-value="PT03H31M27.875S" calcext:value-type="time">
            <text:p>03:31:2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56.21" calcext:value-type="float">
            <text:p>856.21</text:p>
          </table:table-cell>
          <table:table-cell office:value-type="float" office:value="1046.1" calcext:value-type="float">
            <text:p>1046.1</text:p>
          </table:table-cell>
        </table:table-row>
        <table:table-row table:style-name="ro1">
          <table:table-cell office:value-type="float" office:value="12703875" calcext:value-type="float">
            <text:p>12703875</text:p>
          </table:table-cell>
          <table:table-cell table:formula="of:=[.A796]/1000/(60*60*24)" office:value-type="time" office:time-value="PT03H31M43.875S" calcext:value-type="time">
            <text:p>03:31:44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57.27" calcext:value-type="float">
            <text:p>857.27</text:p>
          </table:table-cell>
          <table:table-cell office:value-type="float" office:value="1047.37" calcext:value-type="float">
            <text:p>1047.37</text:p>
          </table:table-cell>
        </table:table-row>
        <table:table-row table:style-name="ro1">
          <table:table-cell office:value-type="float" office:value="12719875" calcext:value-type="float">
            <text:p>12719875</text:p>
          </table:table-cell>
          <table:table-cell table:formula="of:=[.A797]/1000/(60*60*24)" office:value-type="time" office:time-value="PT03H31M59.875S" calcext:value-type="time">
            <text:p>03:32:0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58.33" calcext:value-type="float">
            <text:p>858.33</text:p>
          </table:table-cell>
          <table:table-cell office:value-type="float" office:value="1048.63" calcext:value-type="float">
            <text:p>1048.63</text:p>
          </table:table-cell>
        </table:table-row>
        <table:table-row table:style-name="ro1">
          <table:table-cell office:value-type="float" office:value="12735875" calcext:value-type="float">
            <text:p>12735875</text:p>
          </table:table-cell>
          <table:table-cell table:formula="of:=[.A798]/1000/(60*60*24)" office:value-type="time" office:time-value="PT03H32M15.875S" calcext:value-type="time">
            <text:p>03:32:16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859.38" calcext:value-type="float">
            <text:p>859.38</text:p>
          </table:table-cell>
          <table:table-cell office:value-type="float" office:value="1049.9" calcext:value-type="float">
            <text:p>1049.9</text:p>
          </table:table-cell>
        </table:table-row>
        <table:table-row table:style-name="ro1">
          <table:table-cell office:value-type="float" office:value="12751875" calcext:value-type="float">
            <text:p>12751875</text:p>
          </table:table-cell>
          <table:table-cell table:formula="of:=[.A799]/1000/(60*60*24)" office:value-type="time" office:time-value="PT03H32M31.875S" calcext:value-type="time">
            <text:p>03:32:3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60.44" calcext:value-type="float">
            <text:p>860.44</text:p>
          </table:table-cell>
          <table:table-cell office:value-type="float" office:value="1051.16" calcext:value-type="float">
            <text:p>1051.16</text:p>
          </table:table-cell>
        </table:table-row>
        <table:table-row table:style-name="ro1">
          <table:table-cell office:value-type="float" office:value="12767875" calcext:value-type="float">
            <text:p>12767875</text:p>
          </table:table-cell>
          <table:table-cell table:formula="of:=[.A800]/1000/(60*60*24)" office:value-type="time" office:time-value="PT03H32M47.875S" calcext:value-type="time">
            <text:p>03:32:48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61.5" calcext:value-type="float">
            <text:p>861.5</text:p>
          </table:table-cell>
          <table:table-cell office:value-type="float" office:value="1052.43" calcext:value-type="float">
            <text:p>1052.43</text:p>
          </table:table-cell>
        </table:table-row>
        <table:table-row table:style-name="ro1">
          <table:table-cell office:value-type="float" office:value="12783875" calcext:value-type="float">
            <text:p>12783875</text:p>
          </table:table-cell>
          <table:table-cell table:formula="of:=[.A801]/1000/(60*60*24)" office:value-type="time" office:time-value="PT03H33M03.875S" calcext:value-type="time">
            <text:p>03:33:0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62.56" calcext:value-type="float">
            <text:p>862.56</text:p>
          </table:table-cell>
          <table:table-cell office:value-type="float" office:value="1053.7" calcext:value-type="float">
            <text:p>1053.7</text:p>
          </table:table-cell>
        </table:table-row>
        <table:table-row table:style-name="ro1">
          <table:table-cell office:value-type="float" office:value="12799875" calcext:value-type="float">
            <text:p>12799875</text:p>
          </table:table-cell>
          <table:table-cell table:formula="of:=[.A802]/1000/(60*60*24)" office:value-type="time" office:time-value="PT03H33M19.875S" calcext:value-type="time">
            <text:p>03:33:20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63.62" calcext:value-type="float">
            <text:p>863.62</text:p>
          </table:table-cell>
          <table:table-cell office:value-type="float" office:value="1054.96" calcext:value-type="float">
            <text:p>1054.96</text:p>
          </table:table-cell>
        </table:table-row>
        <table:table-row table:style-name="ro1">
          <table:table-cell office:value-type="float" office:value="12815875" calcext:value-type="float">
            <text:p>12815875</text:p>
          </table:table-cell>
          <table:table-cell table:formula="of:=[.A803]/1000/(60*60*24)" office:value-type="time" office:time-value="PT03H33M35.875S" calcext:value-type="time">
            <text:p>03:33:3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64.67" calcext:value-type="float">
            <text:p>864.67</text:p>
          </table:table-cell>
          <table:table-cell office:value-type="float" office:value="1056.23" calcext:value-type="float">
            <text:p>1056.23</text:p>
          </table:table-cell>
        </table:table-row>
        <table:table-row table:style-name="ro1">
          <table:table-cell office:value-type="float" office:value="12831875" calcext:value-type="float">
            <text:p>12831875</text:p>
          </table:table-cell>
          <table:table-cell table:formula="of:=[.A804]/1000/(60*60*24)" office:value-type="time" office:time-value="PT03H33M51.875S" calcext:value-type="time">
            <text:p>03:33:52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65.73" calcext:value-type="float">
            <text:p>865.73</text:p>
          </table:table-cell>
          <table:table-cell office:value-type="float" office:value="1057.49" calcext:value-type="float">
            <text:p>1057.49</text:p>
          </table:table-cell>
        </table:table-row>
        <table:table-row table:style-name="ro1">
          <table:table-cell office:value-type="float" office:value="12847875" calcext:value-type="float">
            <text:p>12847875</text:p>
          </table:table-cell>
          <table:table-cell table:formula="of:=[.A805]/1000/(60*60*24)" office:value-type="time" office:time-value="PT03H34M07.875S" calcext:value-type="time">
            <text:p>03:34:0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66.79" calcext:value-type="float">
            <text:p>866.79</text:p>
          </table:table-cell>
          <table:table-cell office:value-type="float" office:value="1058.76" calcext:value-type="float">
            <text:p>1058.76</text:p>
          </table:table-cell>
        </table:table-row>
        <table:table-row table:style-name="ro1">
          <table:table-cell office:value-type="float" office:value="12863875" calcext:value-type="float">
            <text:p>12863875</text:p>
          </table:table-cell>
          <table:table-cell table:formula="of:=[.A806]/1000/(60*60*24)" office:value-type="time" office:time-value="PT03H34M23.875S" calcext:value-type="time">
            <text:p>03:34:24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67.85" calcext:value-type="float">
            <text:p>867.85</text:p>
          </table:table-cell>
          <table:table-cell office:value-type="float" office:value="1060.02" calcext:value-type="float">
            <text:p>1060.02</text:p>
          </table:table-cell>
        </table:table-row>
        <table:table-row table:style-name="ro1">
          <table:table-cell office:value-type="float" office:value="12879875" calcext:value-type="float">
            <text:p>12879875</text:p>
          </table:table-cell>
          <table:table-cell table:formula="of:=[.A807]/1000/(60*60*24)" office:value-type="time" office:time-value="PT03H34M39.875S" calcext:value-type="time">
            <text:p>03:3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8" calcext:value-type="float">
            <text:p>238</text:p>
          </table:table-cell>
          <table:table-cell office:value-type="float" office:value="283.65" calcext:value-type="float">
            <text:p>283.65</text:p>
          </table:table-cell>
          <table:table-cell office:value-type="float" office:value="868.9" calcext:value-type="float">
            <text:p>868.9</text:p>
          </table:table-cell>
          <table:table-cell office:value-type="float" office:value="1061.29" calcext:value-type="float">
            <text:p>1061.29</text:p>
          </table:table-cell>
        </table:table-row>
        <table:table-row table:style-name="ro1">
          <table:table-cell office:value-type="float" office:value="12895875" calcext:value-type="float">
            <text:p>12895875</text:p>
          </table:table-cell>
          <table:table-cell table:formula="of:=[.A808]/1000/(60*60*24)" office:value-type="time" office:time-value="PT03H34M55.875S" calcext:value-type="time">
            <text:p>03:34:56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869.96" calcext:value-type="float">
            <text:p>869.96</text:p>
          </table:table-cell>
          <table:table-cell office:value-type="float" office:value="1062.55" calcext:value-type="float">
            <text:p>1062.55</text:p>
          </table:table-cell>
        </table:table-row>
        <table:table-row table:style-name="ro1">
          <table:table-cell office:value-type="float" office:value="12911875" calcext:value-type="float">
            <text:p>12911875</text:p>
          </table:table-cell>
          <table:table-cell table:formula="of:=[.A809]/1000/(60*60*24)" office:value-type="time" office:time-value="PT03H35M11.875S" calcext:value-type="time">
            <text:p>03:35:1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71.02" calcext:value-type="float">
            <text:p>871.02</text:p>
          </table:table-cell>
          <table:table-cell office:value-type="float" office:value="1063.81" calcext:value-type="float">
            <text:p>1063.81</text:p>
          </table:table-cell>
        </table:table-row>
        <table:table-row table:style-name="ro1">
          <table:table-cell office:value-type="float" office:value="12927875" calcext:value-type="float">
            <text:p>12927875</text:p>
          </table:table-cell>
          <table:table-cell table:formula="of:=[.A810]/1000/(60*60*24)" office:value-type="time" office:time-value="PT03H35M27.875S" calcext:value-type="time">
            <text:p>03:35:2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72.08" calcext:value-type="float">
            <text:p>872.08</text:p>
          </table:table-cell>
          <table:table-cell office:value-type="float" office:value="1065.08" calcext:value-type="float">
            <text:p>1065.08</text:p>
          </table:table-cell>
        </table:table-row>
        <table:table-row table:style-name="ro1">
          <table:table-cell office:value-type="float" office:value="12943875" calcext:value-type="float">
            <text:p>12943875</text:p>
          </table:table-cell>
          <table:table-cell table:formula="of:=[.A811]/1000/(60*60*24)" office:value-type="time" office:time-value="PT03H35M43.875S" calcext:value-type="time">
            <text:p>03:35:44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73.13" calcext:value-type="float">
            <text:p>873.13</text:p>
          </table:table-cell>
          <table:table-cell office:value-type="float" office:value="1066.34" calcext:value-type="float">
            <text:p>1066.34</text:p>
          </table:table-cell>
        </table:table-row>
        <table:table-row table:style-name="ro1">
          <table:table-cell office:value-type="float" office:value="12959875" calcext:value-type="float">
            <text:p>12959875</text:p>
          </table:table-cell>
          <table:table-cell table:formula="of:=[.A812]/1000/(60*60*24)" office:value-type="time" office:time-value="PT03H35M59.875S" calcext:value-type="time">
            <text:p>03:36:00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74.19" calcext:value-type="float">
            <text:p>874.19</text:p>
          </table:table-cell>
          <table:table-cell office:value-type="float" office:value="1067.61" calcext:value-type="float">
            <text:p>1067.61</text:p>
          </table:table-cell>
        </table:table-row>
        <table:table-row table:style-name="ro1">
          <table:table-cell office:value-type="float" office:value="12975875" calcext:value-type="float">
            <text:p>12975875</text:p>
          </table:table-cell>
          <table:table-cell table:formula="of:=[.A813]/1000/(60*60*24)" office:value-type="time" office:time-value="PT03H36M15.875S" calcext:value-type="time">
            <text:p>03:36:16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75.25" calcext:value-type="float">
            <text:p>875.25</text:p>
          </table:table-cell>
          <table:table-cell office:value-type="float" office:value="1068.87" calcext:value-type="float">
            <text:p>1068.87</text:p>
          </table:table-cell>
        </table:table-row>
        <table:table-row table:style-name="ro1">
          <table:table-cell office:value-type="float" office:value="12991875" calcext:value-type="float">
            <text:p>12991875</text:p>
          </table:table-cell>
          <table:table-cell table:formula="of:=[.A814]/1000/(60*60*24)" office:value-type="time" office:time-value="PT03H36M31.875S" calcext:value-type="time">
            <text:p>03:36:32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76.31" calcext:value-type="float">
            <text:p>876.31</text:p>
          </table:table-cell>
          <table:table-cell office:value-type="float" office:value="1070.13" calcext:value-type="float">
            <text:p>1070.13</text:p>
          </table:table-cell>
        </table:table-row>
        <table:table-row table:style-name="ro1">
          <table:table-cell office:value-type="float" office:value="13007875" calcext:value-type="float">
            <text:p>13007875</text:p>
          </table:table-cell>
          <table:table-cell table:formula="of:=[.A815]/1000/(60*60*24)" office:value-type="time" office:time-value="PT03H36M47.875S" calcext:value-type="time">
            <text:p>03:36:48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877.36" calcext:value-type="float">
            <text:p>877.36</text:p>
          </table:table-cell>
          <table:table-cell office:value-type="float" office:value="1071.4" calcext:value-type="float">
            <text:p>1071.4</text:p>
          </table:table-cell>
        </table:table-row>
        <table:table-row table:style-name="ro1">
          <table:table-cell office:value-type="float" office:value="13023875" calcext:value-type="float">
            <text:p>13023875</text:p>
          </table:table-cell>
          <table:table-cell table:formula="of:=[.A816]/1000/(60*60*24)" office:value-type="time" office:time-value="PT03H37M03.875S" calcext:value-type="time">
            <text:p>03:37:0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78.42" calcext:value-type="float">
            <text:p>878.42</text:p>
          </table:table-cell>
          <table:table-cell office:value-type="float" office:value="1072.66" calcext:value-type="float">
            <text:p>1072.66</text:p>
          </table:table-cell>
        </table:table-row>
        <table:table-row table:style-name="ro1">
          <table:table-cell office:value-type="float" office:value="13039875" calcext:value-type="float">
            <text:p>13039875</text:p>
          </table:table-cell>
          <table:table-cell table:formula="of:=[.A817]/1000/(60*60*24)" office:value-type="time" office:time-value="PT03H37M19.875S" calcext:value-type="time">
            <text:p>03:37:2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79.48" calcext:value-type="float">
            <text:p>879.48</text:p>
          </table:table-cell>
          <table:table-cell office:value-type="float" office:value="1073.92" calcext:value-type="float">
            <text:p>1073.92</text:p>
          </table:table-cell>
        </table:table-row>
        <table:table-row table:style-name="ro1">
          <table:table-cell office:value-type="float" office:value="13055875" calcext:value-type="float">
            <text:p>13055875</text:p>
          </table:table-cell>
          <table:table-cell table:formula="of:=[.A818]/1000/(60*60*24)" office:value-type="time" office:time-value="PT03H37M35.875S" calcext:value-type="time">
            <text:p>03:37:3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80.53" calcext:value-type="float">
            <text:p>880.53</text:p>
          </table:table-cell>
          <table:table-cell office:value-type="float" office:value="1075.19" calcext:value-type="float">
            <text:p>1075.19</text:p>
          </table:table-cell>
        </table:table-row>
        <table:table-row table:style-name="ro1">
          <table:table-cell office:value-type="float" office:value="13071875" calcext:value-type="float">
            <text:p>13071875</text:p>
          </table:table-cell>
          <table:table-cell table:formula="of:=[.A819]/1000/(60*60*24)" office:value-type="time" office:time-value="PT03H37M51.875S" calcext:value-type="time">
            <text:p>03:37:52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81.59" calcext:value-type="float">
            <text:p>881.59</text:p>
          </table:table-cell>
          <table:table-cell office:value-type="float" office:value="1076.45" calcext:value-type="float">
            <text:p>1076.45</text:p>
          </table:table-cell>
        </table:table-row>
        <table:table-row table:style-name="ro1">
          <table:table-cell office:value-type="float" office:value="13087875" calcext:value-type="float">
            <text:p>13087875</text:p>
          </table:table-cell>
          <table:table-cell table:formula="of:=[.A820]/1000/(60*60*24)" office:value-type="time" office:time-value="PT03H38M07.875S" calcext:value-type="time">
            <text:p>03:38:0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882.65" calcext:value-type="float">
            <text:p>882.65</text:p>
          </table:table-cell>
          <table:table-cell office:value-type="float" office:value="1077.72" calcext:value-type="float">
            <text:p>1077.72</text:p>
          </table:table-cell>
        </table:table-row>
        <table:table-row table:style-name="ro1">
          <table:table-cell office:value-type="float" office:value="13103875" calcext:value-type="float">
            <text:p>13103875</text:p>
          </table:table-cell>
          <table:table-cell table:formula="of:=[.A821]/1000/(60*60*24)" office:value-type="time" office:time-value="PT03H38M23.875S" calcext:value-type="time">
            <text:p>03:38:2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83.7" calcext:value-type="float">
            <text:p>883.7</text:p>
          </table:table-cell>
          <table:table-cell office:value-type="float" office:value="1078.98" calcext:value-type="float">
            <text:p>1078.98</text:p>
          </table:table-cell>
        </table:table-row>
        <table:table-row table:style-name="ro1">
          <table:table-cell office:value-type="float" office:value="13119875" calcext:value-type="float">
            <text:p>13119875</text:p>
          </table:table-cell>
          <table:table-cell table:formula="of:=[.A822]/1000/(60*60*24)" office:value-type="time" office:time-value="PT03H38M39.875S" calcext:value-type="time">
            <text:p>03:38:40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84.76" calcext:value-type="float">
            <text:p>884.76</text:p>
          </table:table-cell>
          <table:table-cell office:value-type="float" office:value="1080.24" calcext:value-type="float">
            <text:p>1080.24</text:p>
          </table:table-cell>
        </table:table-row>
        <table:table-row table:style-name="ro1">
          <table:table-cell office:value-type="float" office:value="13135875" calcext:value-type="float">
            <text:p>13135875</text:p>
          </table:table-cell>
          <table:table-cell table:formula="of:=[.A823]/1000/(60*60*24)" office:value-type="time" office:time-value="PT03H38M55.875S" calcext:value-type="time">
            <text:p>03:38:56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885.82" calcext:value-type="float">
            <text:p>885.82</text:p>
          </table:table-cell>
          <table:table-cell office:value-type="float" office:value="1081.51" calcext:value-type="float">
            <text:p>1081.51</text:p>
          </table:table-cell>
        </table:table-row>
        <table:table-row table:style-name="ro1">
          <table:table-cell office:value-type="float" office:value="13151875" calcext:value-type="float">
            <text:p>13151875</text:p>
          </table:table-cell>
          <table:table-cell table:formula="of:=[.A824]/1000/(60*60*24)" office:value-type="time" office:time-value="PT03H39M11.875S" calcext:value-type="time">
            <text:p>03:39:12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86.87" calcext:value-type="float">
            <text:p>886.87</text:p>
          </table:table-cell>
          <table:table-cell office:value-type="float" office:value="1082.77" calcext:value-type="float">
            <text:p>1082.77</text:p>
          </table:table-cell>
        </table:table-row>
        <table:table-row table:style-name="ro1">
          <table:table-cell office:value-type="float" office:value="13167875" calcext:value-type="float">
            <text:p>13167875</text:p>
          </table:table-cell>
          <table:table-cell table:formula="of:=[.A825]/1000/(60*60*24)" office:value-type="time" office:time-value="PT03H39M27.875S" calcext:value-type="time">
            <text:p>03:39:2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887.93" calcext:value-type="float">
            <text:p>887.93</text:p>
          </table:table-cell>
          <table:table-cell office:value-type="float" office:value="1084.03" calcext:value-type="float">
            <text:p>1084.03</text:p>
          </table:table-cell>
        </table:table-row>
        <table:table-row table:style-name="ro1">
          <table:table-cell office:value-type="float" office:value="13183875" calcext:value-type="float">
            <text:p>13183875</text:p>
          </table:table-cell>
          <table:table-cell table:formula="of:=[.A826]/1000/(60*60*24)" office:value-type="time" office:time-value="PT03H39M43.875S" calcext:value-type="time">
            <text:p>03:39:44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888.99" calcext:value-type="float">
            <text:p>888.99</text:p>
          </table:table-cell>
          <table:table-cell office:value-type="float" office:value="1085.29" calcext:value-type="float">
            <text:p>1085.29</text:p>
          </table:table-cell>
        </table:table-row>
        <table:table-row table:style-name="ro1">
          <table:table-cell office:value-type="float" office:value="13199875" calcext:value-type="float">
            <text:p>13199875</text:p>
          </table:table-cell>
          <table:table-cell table:formula="of:=[.A827]/1000/(60*60*24)" office:value-type="time" office:time-value="PT03H39M59.875S" calcext:value-type="time">
            <text:p>03:4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8" calcext:value-type="float">
            <text:p>283.28</text:p>
          </table:table-cell>
          <table:table-cell office:value-type="float" office:value="890.04" calcext:value-type="float">
            <text:p>890.04</text:p>
          </table:table-cell>
          <table:table-cell office:value-type="float" office:value="1086.56" calcext:value-type="float">
            <text:p>1086.56</text:p>
          </table:table-cell>
        </table:table-row>
        <table:table-row table:style-name="ro1">
          <table:table-cell office:value-type="float" office:value="13215875" calcext:value-type="float">
            <text:p>13215875</text:p>
          </table:table-cell>
          <table:table-cell table:formula="of:=[.A828]/1000/(60*60*24)" office:value-type="time" office:time-value="PT03H40M15.875S" calcext:value-type="time">
            <text:p>03:40:1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891.1" calcext:value-type="float">
            <text:p>891.1</text:p>
          </table:table-cell>
          <table:table-cell office:value-type="float" office:value="1087.82" calcext:value-type="float">
            <text:p>1087.82</text:p>
          </table:table-cell>
        </table:table-row>
        <table:table-row table:style-name="ro1">
          <table:table-cell office:value-type="float" office:value="13231875" calcext:value-type="float">
            <text:p>13231875</text:p>
          </table:table-cell>
          <table:table-cell table:formula="of:=[.A829]/1000/(60*60*24)" office:value-type="time" office:time-value="PT03H40M31.875S" calcext:value-type="time">
            <text:p>03:4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8" calcext:value-type="float">
            <text:p>283.28</text:p>
          </table:table-cell>
          <table:table-cell office:value-type="float" office:value="892.16" calcext:value-type="float">
            <text:p>892.16</text:p>
          </table:table-cell>
          <table:table-cell office:value-type="float" office:value="1089.08" calcext:value-type="float">
            <text:p>1089.08</text:p>
          </table:table-cell>
        </table:table-row>
        <table:table-row table:style-name="ro1">
          <table:table-cell office:value-type="float" office:value="13247875" calcext:value-type="float">
            <text:p>13247875</text:p>
          </table:table-cell>
          <table:table-cell table:formula="of:=[.A830]/1000/(60*60*24)" office:value-type="time" office:time-value="PT03H40M47.875S" calcext:value-type="time">
            <text:p>03:40:4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93.21" calcext:value-type="float">
            <text:p>893.21</text:p>
          </table:table-cell>
          <table:table-cell office:value-type="float" office:value="1090.35" calcext:value-type="float">
            <text:p>1090.35</text:p>
          </table:table-cell>
        </table:table-row>
        <table:table-row table:style-name="ro1">
          <table:table-cell office:value-type="float" office:value="13263875" calcext:value-type="float">
            <text:p>13263875</text:p>
          </table:table-cell>
          <table:table-cell table:formula="of:=[.A831]/1000/(60*60*24)" office:value-type="time" office:time-value="PT03H41M03.875S" calcext:value-type="time">
            <text:p>03:4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8" calcext:value-type="float">
            <text:p>283.28</text:p>
          </table:table-cell>
          <table:table-cell office:value-type="float" office:value="894.27" calcext:value-type="float">
            <text:p>894.27</text:p>
          </table:table-cell>
          <table:table-cell office:value-type="float" office:value="1091.61" calcext:value-type="float">
            <text:p>1091.61</text:p>
          </table:table-cell>
        </table:table-row>
        <table:table-row table:style-name="ro1">
          <table:table-cell office:value-type="float" office:value="13279875" calcext:value-type="float">
            <text:p>13279875</text:p>
          </table:table-cell>
          <table:table-cell table:formula="of:=[.A832]/1000/(60*60*24)" office:value-type="time" office:time-value="PT03H41M19.875S" calcext:value-type="time">
            <text:p>03:41:20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95.33" calcext:value-type="float">
            <text:p>895.33</text:p>
          </table:table-cell>
          <table:table-cell office:value-type="float" office:value="1092.87" calcext:value-type="float">
            <text:p>1092.87</text:p>
          </table:table-cell>
        </table:table-row>
        <table:table-row table:style-name="ro1">
          <table:table-cell office:value-type="float" office:value="13295875" calcext:value-type="float">
            <text:p>13295875</text:p>
          </table:table-cell>
          <table:table-cell table:formula="of:=[.A833]/1000/(60*60*24)" office:value-type="time" office:time-value="PT03H41M35.875S" calcext:value-type="time">
            <text:p>03:41:36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96.38" calcext:value-type="float">
            <text:p>896.38</text:p>
          </table:table-cell>
          <table:table-cell office:value-type="float" office:value="1094.14" calcext:value-type="float">
            <text:p>1094.14</text:p>
          </table:table-cell>
        </table:table-row>
        <table:table-row table:style-name="ro1">
          <table:table-cell office:value-type="float" office:value="13311875" calcext:value-type="float">
            <text:p>13311875</text:p>
          </table:table-cell>
          <table:table-cell table:formula="of:=[.A834]/1000/(60*60*24)" office:value-type="time" office:time-value="PT03H41M51.875S" calcext:value-type="time">
            <text:p>03:4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8" calcext:value-type="float">
            <text:p>283.28</text:p>
          </table:table-cell>
          <table:table-cell office:value-type="float" office:value="897.44" calcext:value-type="float">
            <text:p>897.44</text:p>
          </table:table-cell>
          <table:table-cell office:value-type="float" office:value="1095.4" calcext:value-type="float">
            <text:p>1095.4</text:p>
          </table:table-cell>
        </table:table-row>
        <table:table-row table:style-name="ro1">
          <table:table-cell office:value-type="float" office:value="13327875" calcext:value-type="float">
            <text:p>13327875</text:p>
          </table:table-cell>
          <table:table-cell table:formula="of:=[.A835]/1000/(60*60*24)" office:value-type="time" office:time-value="PT03H42M07.875S" calcext:value-type="time">
            <text:p>03:42:08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898.5" calcext:value-type="float">
            <text:p>898.5</text:p>
          </table:table-cell>
          <table:table-cell office:value-type="float" office:value="1096.66" calcext:value-type="float">
            <text:p>1096.66</text:p>
          </table:table-cell>
        </table:table-row>
        <table:table-row table:style-name="ro1">
          <table:table-cell office:value-type="float" office:value="13343875" calcext:value-type="float">
            <text:p>13343875</text:p>
          </table:table-cell>
          <table:table-cell table:formula="of:=[.A836]/1000/(60*60*24)" office:value-type="time" office:time-value="PT03H42M23.875S" calcext:value-type="time">
            <text:p>03:4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899.55" calcext:value-type="float">
            <text:p>899.55</text:p>
          </table:table-cell>
          <table:table-cell office:value-type="float" office:value="1097.92" calcext:value-type="float">
            <text:p>1097.92</text:p>
          </table:table-cell>
        </table:table-row>
        <table:table-row table:style-name="ro1">
          <table:table-cell office:value-type="float" office:value="13359875" calcext:value-type="float">
            <text:p>13359875</text:p>
          </table:table-cell>
          <table:table-cell table:formula="of:=[.A837]/1000/(60*60*24)" office:value-type="time" office:time-value="PT03H42M39.875S" calcext:value-type="time">
            <text:p>03:4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8" calcext:value-type="float">
            <text:p>283.28</text:p>
          </table:table-cell>
          <table:table-cell office:value-type="float" office:value="900.61" calcext:value-type="float">
            <text:p>900.61</text:p>
          </table:table-cell>
          <table:table-cell office:value-type="float" office:value="1099.18" calcext:value-type="float">
            <text:p>1099.18</text:p>
          </table:table-cell>
        </table:table-row>
        <table:table-row table:style-name="ro1">
          <table:table-cell office:value-type="float" office:value="13375875" calcext:value-type="float">
            <text:p>13375875</text:p>
          </table:table-cell>
          <table:table-cell table:formula="of:=[.A838]/1000/(60*60*24)" office:value-type="time" office:time-value="PT03H42M55.875S" calcext:value-type="time">
            <text:p>03:42:5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01.66" calcext:value-type="float">
            <text:p>901.66</text:p>
          </table:table-cell>
          <table:table-cell office:value-type="float" office:value="1100.44" calcext:value-type="float">
            <text:p>1100.44</text:p>
          </table:table-cell>
        </table:table-row>
        <table:table-row table:style-name="ro1">
          <table:table-cell office:value-type="float" office:value="13391875" calcext:value-type="float">
            <text:p>13391875</text:p>
          </table:table-cell>
          <table:table-cell table:formula="of:=[.A839]/1000/(60*60*24)" office:value-type="time" office:time-value="PT03H43M11.875S" calcext:value-type="time">
            <text:p>03:43:12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02.72" calcext:value-type="float">
            <text:p>902.72</text:p>
          </table:table-cell>
          <table:table-cell office:value-type="float" office:value="1101.71" calcext:value-type="float">
            <text:p>1101.71</text:p>
          </table:table-cell>
        </table:table-row>
        <table:table-row table:style-name="ro1">
          <table:table-cell office:value-type="float" office:value="13407875" calcext:value-type="float">
            <text:p>13407875</text:p>
          </table:table-cell>
          <table:table-cell table:formula="of:=[.A840]/1000/(60*60*24)" office:value-type="time" office:time-value="PT03H43M27.875S" calcext:value-type="time">
            <text:p>03:4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903.78" calcext:value-type="float">
            <text:p>903.78</text:p>
          </table:table-cell>
          <table:table-cell office:value-type="float" office:value="1102.97" calcext:value-type="float">
            <text:p>1102.97</text:p>
          </table:table-cell>
        </table:table-row>
        <table:table-row table:style-name="ro1">
          <table:table-cell office:value-type="float" office:value="13423875" calcext:value-type="float">
            <text:p>13423875</text:p>
          </table:table-cell>
          <table:table-cell table:formula="of:=[.A841]/1000/(60*60*24)" office:value-type="time" office:time-value="PT03H43M43.875S" calcext:value-type="time">
            <text:p>03:43:44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04.83" calcext:value-type="float">
            <text:p>904.83</text:p>
          </table:table-cell>
          <table:table-cell office:value-type="float" office:value="1104.23" calcext:value-type="float">
            <text:p>1104.23</text:p>
          </table:table-cell>
        </table:table-row>
        <table:table-row table:style-name="ro1">
          <table:table-cell office:value-type="float" office:value="13439875" calcext:value-type="float">
            <text:p>13439875</text:p>
          </table:table-cell>
          <table:table-cell table:formula="of:=[.A842]/1000/(60*60*24)" office:value-type="time" office:time-value="PT03H43M59.875S" calcext:value-type="time">
            <text:p>03:44:00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05.89" calcext:value-type="float">
            <text:p>905.89</text:p>
          </table:table-cell>
          <table:table-cell office:value-type="float" office:value="1105.49" calcext:value-type="float">
            <text:p>1105.49</text:p>
          </table:table-cell>
        </table:table-row>
        <table:table-row table:style-name="ro1">
          <table:table-cell office:value-type="float" office:value="13455875" calcext:value-type="float">
            <text:p>13455875</text:p>
          </table:table-cell>
          <table:table-cell table:formula="of:=[.A843]/1000/(60*60*24)" office:value-type="time" office:time-value="PT03H44M15.875S" calcext:value-type="time">
            <text:p>03:44:16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906.94" calcext:value-type="float">
            <text:p>906.94</text:p>
          </table:table-cell>
          <table:table-cell office:value-type="float" office:value="1106.75" calcext:value-type="float">
            <text:p>1106.75</text:p>
          </table:table-cell>
        </table:table-row>
        <table:table-row table:style-name="ro1">
          <table:table-cell office:value-type="float" office:value="13471875" calcext:value-type="float">
            <text:p>13471875</text:p>
          </table:table-cell>
          <table:table-cell table:formula="of:=[.A844]/1000/(60*60*24)" office:value-type="time" office:time-value="PT03H44M31.875S" calcext:value-type="time">
            <text:p>03:4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908" calcext:value-type="float">
            <text:p>908</text:p>
          </table:table-cell>
          <table:table-cell office:value-type="float" office:value="1108.01" calcext:value-type="float">
            <text:p>1108.01</text:p>
          </table:table-cell>
        </table:table-row>
        <table:table-row table:style-name="ro1">
          <table:table-cell office:value-type="float" office:value="13487875" calcext:value-type="float">
            <text:p>13487875</text:p>
          </table:table-cell>
          <table:table-cell table:formula="of:=[.A845]/1000/(60*60*24)" office:value-type="time" office:time-value="PT03H44M47.875S" calcext:value-type="time">
            <text:p>03:4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909.05" calcext:value-type="float">
            <text:p>909.05</text:p>
          </table:table-cell>
          <table:table-cell office:value-type="float" office:value="1109.27" calcext:value-type="float">
            <text:p>1109.27</text:p>
          </table:table-cell>
        </table:table-row>
        <table:table-row table:style-name="ro1">
          <table:table-cell office:value-type="float" office:value="13503875" calcext:value-type="float">
            <text:p>13503875</text:p>
          </table:table-cell>
          <table:table-cell table:formula="of:=[.A846]/1000/(60*60*24)" office:value-type="time" office:time-value="PT03H45M03.875S" calcext:value-type="time">
            <text:p>03:4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910.11" calcext:value-type="float">
            <text:p>910.11</text:p>
          </table:table-cell>
          <table:table-cell office:value-type="float" office:value="1110.53" calcext:value-type="float">
            <text:p>1110.53</text:p>
          </table:table-cell>
        </table:table-row>
        <table:table-row table:style-name="ro1">
          <table:table-cell office:value-type="float" office:value="13519875" calcext:value-type="float">
            <text:p>13519875</text:p>
          </table:table-cell>
          <table:table-cell table:formula="of:=[.A847]/1000/(60*60*24)" office:value-type="time" office:time-value="PT03H45M19.875S" calcext:value-type="time">
            <text:p>03:45:20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911.17" calcext:value-type="float">
            <text:p>911.17</text:p>
          </table:table-cell>
          <table:table-cell office:value-type="float" office:value="1111.79" calcext:value-type="float">
            <text:p>1111.79</text:p>
          </table:table-cell>
        </table:table-row>
        <table:table-row table:style-name="ro1">
          <table:table-cell office:value-type="float" office:value="13535875" calcext:value-type="float">
            <text:p>13535875</text:p>
          </table:table-cell>
          <table:table-cell table:formula="of:=[.A848]/1000/(60*60*24)" office:value-type="time" office:time-value="PT03H45M35.875S" calcext:value-type="time">
            <text:p>03:45:36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912.22" calcext:value-type="float">
            <text:p>912.22</text:p>
          </table:table-cell>
          <table:table-cell office:value-type="float" office:value="1113.05" calcext:value-type="float">
            <text:p>1113.05</text:p>
          </table:table-cell>
        </table:table-row>
        <table:table-row table:style-name="ro1">
          <table:table-cell office:value-type="float" office:value="13551875" calcext:value-type="float">
            <text:p>13551875</text:p>
          </table:table-cell>
          <table:table-cell table:formula="of:=[.A849]/1000/(60*60*24)" office:value-type="time" office:time-value="PT03H45M51.875S" calcext:value-type="time">
            <text:p>03:4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913.28" calcext:value-type="float">
            <text:p>913.28</text:p>
          </table:table-cell>
          <table:table-cell office:value-type="float" office:value="1114.31" calcext:value-type="float">
            <text:p>1114.31</text:p>
          </table:table-cell>
        </table:table-row>
        <table:table-row table:style-name="ro1">
          <table:table-cell office:value-type="float" office:value="13567875" calcext:value-type="float">
            <text:p>13567875</text:p>
          </table:table-cell>
          <table:table-cell table:formula="of:=[.A850]/1000/(60*60*24)" office:value-type="time" office:time-value="PT03H46M07.875S" calcext:value-type="time">
            <text:p>03:4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914.33" calcext:value-type="float">
            <text:p>914.33</text:p>
          </table:table-cell>
          <table:table-cell office:value-type="float" office:value="1115.57" calcext:value-type="float">
            <text:p>1115.57</text:p>
          </table:table-cell>
        </table:table-row>
        <table:table-row table:style-name="ro1">
          <table:table-cell office:value-type="float" office:value="13583875" calcext:value-type="float">
            <text:p>13583875</text:p>
          </table:table-cell>
          <table:table-cell table:formula="of:=[.A851]/1000/(60*60*24)" office:value-type="time" office:time-value="PT03H46M23.875S" calcext:value-type="time">
            <text:p>03:4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915.39" calcext:value-type="float">
            <text:p>915.39</text:p>
          </table:table-cell>
          <table:table-cell office:value-type="float" office:value="1116.83" calcext:value-type="float">
            <text:p>1116.83</text:p>
          </table:table-cell>
        </table:table-row>
        <table:table-row table:style-name="ro1">
          <table:table-cell office:value-type="float" office:value="13599875" calcext:value-type="float">
            <text:p>13599875</text:p>
          </table:table-cell>
          <table:table-cell table:formula="of:=[.A852]/1000/(60*60*24)" office:value-type="time" office:time-value="PT03H46M39.875S" calcext:value-type="time">
            <text:p>03:4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916.44" calcext:value-type="float">
            <text:p>916.44</text:p>
          </table:table-cell>
          <table:table-cell office:value-type="float" office:value="1118.08" calcext:value-type="float">
            <text:p>1118.08</text:p>
          </table:table-cell>
        </table:table-row>
        <table:table-row table:style-name="ro1">
          <table:table-cell office:value-type="float" office:value="13615875" calcext:value-type="float">
            <text:p>13615875</text:p>
          </table:table-cell>
          <table:table-cell table:formula="of:=[.A853]/1000/(60*60*24)" office:value-type="time" office:time-value="PT03H46M55.875S" calcext:value-type="time">
            <text:p>03:46:56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917.5" calcext:value-type="float">
            <text:p>917.5</text:p>
          </table:table-cell>
          <table:table-cell office:value-type="float" office:value="1119.34" calcext:value-type="float">
            <text:p>1119.34</text:p>
          </table:table-cell>
        </table:table-row>
        <table:table-row table:style-name="ro1">
          <table:table-cell office:value-type="float" office:value="13631875" calcext:value-type="float">
            <text:p>13631875</text:p>
          </table:table-cell>
          <table:table-cell table:formula="of:=[.A854]/1000/(60*60*24)" office:value-type="time" office:time-value="PT03H47M11.875S" calcext:value-type="time">
            <text:p>03:4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918.55" calcext:value-type="float">
            <text:p>918.55</text:p>
          </table:table-cell>
          <table:table-cell office:value-type="float" office:value="1120.6" calcext:value-type="float">
            <text:p>1120.6</text:p>
          </table:table-cell>
        </table:table-row>
        <table:table-row table:style-name="ro1">
          <table:table-cell office:value-type="float" office:value="13647875" calcext:value-type="float">
            <text:p>13647875</text:p>
          </table:table-cell>
          <table:table-cell table:formula="of:=[.A855]/1000/(60*60*24)" office:value-type="time" office:time-value="PT03H47M27.875S" calcext:value-type="time">
            <text:p>03:4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919.61" calcext:value-type="float">
            <text:p>919.61</text:p>
          </table:table-cell>
          <table:table-cell office:value-type="float" office:value="1121.86" calcext:value-type="float">
            <text:p>1121.86</text:p>
          </table:table-cell>
        </table:table-row>
        <table:table-row table:style-name="ro1">
          <table:table-cell office:value-type="float" office:value="13663874" calcext:value-type="float">
            <text:p>13663874</text:p>
          </table:table-cell>
          <table:table-cell table:formula="of:=[.A856]/1000/(60*60*24)" office:value-type="time" office:time-value="PT03H47M43.874S" calcext:value-type="time">
            <text:p>03:4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920.66" calcext:value-type="float">
            <text:p>920.66</text:p>
          </table:table-cell>
          <table:table-cell office:value-type="float" office:value="1123.12" calcext:value-type="float">
            <text:p>1123.12</text:p>
          </table:table-cell>
        </table:table-row>
        <table:table-row table:style-name="ro1">
          <table:table-cell office:value-type="float" office:value="13679875" calcext:value-type="float">
            <text:p>13679875</text:p>
          </table:table-cell>
          <table:table-cell table:formula="of:=[.A857]/1000/(60*60*24)" office:value-type="time" office:time-value="PT03H47M59.875S" calcext:value-type="time">
            <text:p>03:48:00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921.72" calcext:value-type="float">
            <text:p>921.72</text:p>
          </table:table-cell>
          <table:table-cell office:value-type="float" office:value="1124.38" calcext:value-type="float">
            <text:p>1124.38</text:p>
          </table:table-cell>
        </table:table-row>
        <table:table-row table:style-name="ro1">
          <table:table-cell office:value-type="float" office:value="13695875" calcext:value-type="float">
            <text:p>13695875</text:p>
          </table:table-cell>
          <table:table-cell table:formula="of:=[.A858]/1000/(60*60*24)" office:value-type="time" office:time-value="PT03H48M15.875S" calcext:value-type="time">
            <text:p>03:4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922.77" calcext:value-type="float">
            <text:p>922.77</text:p>
          </table:table-cell>
          <table:table-cell office:value-type="float" office:value="1125.63" calcext:value-type="float">
            <text:p>1125.63</text:p>
          </table:table-cell>
        </table:table-row>
        <table:table-row table:style-name="ro1">
          <table:table-cell office:value-type="float" office:value="13711875" calcext:value-type="float">
            <text:p>13711875</text:p>
          </table:table-cell>
          <table:table-cell table:formula="of:=[.A859]/1000/(60*60*24)" office:value-type="time" office:time-value="PT03H48M31.875S" calcext:value-type="time">
            <text:p>03:48:32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923.83" calcext:value-type="float">
            <text:p>923.83</text:p>
          </table:table-cell>
          <table:table-cell office:value-type="float" office:value="1126.89" calcext:value-type="float">
            <text:p>1126.89</text:p>
          </table:table-cell>
        </table:table-row>
        <table:table-row table:style-name="ro1">
          <table:table-cell office:value-type="float" office:value="13727875" calcext:value-type="float">
            <text:p>13727875</text:p>
          </table:table-cell>
          <table:table-cell table:formula="of:=[.A860]/1000/(60*60*24)" office:value-type="time" office:time-value="PT03H48M47.875S" calcext:value-type="time">
            <text:p>03:4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924.88" calcext:value-type="float">
            <text:p>924.88</text:p>
          </table:table-cell>
          <table:table-cell office:value-type="float" office:value="1128.15" calcext:value-type="float">
            <text:p>1128.15</text:p>
          </table:table-cell>
        </table:table-row>
        <table:table-row table:style-name="ro1">
          <table:table-cell office:value-type="float" office:value="13743875" calcext:value-type="float">
            <text:p>13743875</text:p>
          </table:table-cell>
          <table:table-cell table:formula="of:=[.A861]/1000/(60*60*24)" office:value-type="time" office:time-value="PT03H49M03.875S" calcext:value-type="time">
            <text:p>03:4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925.94" calcext:value-type="float">
            <text:p>925.94</text:p>
          </table:table-cell>
          <table:table-cell office:value-type="float" office:value="1129.41" calcext:value-type="float">
            <text:p>1129.41</text:p>
          </table:table-cell>
        </table:table-row>
        <table:table-row table:style-name="ro1">
          <table:table-cell office:value-type="float" office:value="13759875" calcext:value-type="float">
            <text:p>13759875</text:p>
          </table:table-cell>
          <table:table-cell table:formula="of:=[.A862]/1000/(60*60*24)" office:value-type="time" office:time-value="PT03H49M19.875S" calcext:value-type="time">
            <text:p>03:4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926.99" calcext:value-type="float">
            <text:p>926.99</text:p>
          </table:table-cell>
          <table:table-cell office:value-type="float" office:value="1130.67" calcext:value-type="float">
            <text:p>1130.67</text:p>
          </table:table-cell>
        </table:table-row>
        <table:table-row table:style-name="ro1">
          <table:table-cell office:value-type="float" office:value="13775875" calcext:value-type="float">
            <text:p>13775875</text:p>
          </table:table-cell>
          <table:table-cell table:formula="of:=[.A863]/1000/(60*60*24)" office:value-type="time" office:time-value="PT03H49M35.875S" calcext:value-type="time">
            <text:p>03:4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928.05" calcext:value-type="float">
            <text:p>928.05</text:p>
          </table:table-cell>
          <table:table-cell office:value-type="float" office:value="1131.92" calcext:value-type="float">
            <text:p>1131.92</text:p>
          </table:table-cell>
        </table:table-row>
        <table:table-row table:style-name="ro1">
          <table:table-cell office:value-type="float" office:value="13791875" calcext:value-type="float">
            <text:p>13791875</text:p>
          </table:table-cell>
          <table:table-cell table:formula="of:=[.A864]/1000/(60*60*24)" office:value-type="time" office:time-value="PT03H49M51.875S" calcext:value-type="time">
            <text:p>03:4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929.1" calcext:value-type="float">
            <text:p>929.1</text:p>
          </table:table-cell>
          <table:table-cell office:value-type="float" office:value="1133.18" calcext:value-type="float">
            <text:p>1133.18</text:p>
          </table:table-cell>
        </table:table-row>
        <table:table-row table:style-name="ro1">
          <table:table-cell office:value-type="float" office:value="13807875" calcext:value-type="float">
            <text:p>13807875</text:p>
          </table:table-cell>
          <table:table-cell table:formula="of:=[.A865]/1000/(60*60*24)" office:value-type="time" office:time-value="PT03H50M07.875S" calcext:value-type="time">
            <text:p>03:5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930.16" calcext:value-type="float">
            <text:p>930.16</text:p>
          </table:table-cell>
          <table:table-cell office:value-type="float" office:value="1134.44" calcext:value-type="float">
            <text:p>1134.44</text:p>
          </table:table-cell>
        </table:table-row>
        <table:table-row table:style-name="ro1">
          <table:table-cell office:value-type="float" office:value="13823875" calcext:value-type="float">
            <text:p>13823875</text:p>
          </table:table-cell>
          <table:table-cell table:formula="of:=[.A866]/1000/(60*60*24)" office:value-type="time" office:time-value="PT03H50M23.875S" calcext:value-type="time">
            <text:p>03:50:24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931.21" calcext:value-type="float">
            <text:p>931.21</text:p>
          </table:table-cell>
          <table:table-cell office:value-type="float" office:value="1135.7" calcext:value-type="float">
            <text:p>1135.7</text:p>
          </table:table-cell>
        </table:table-row>
        <table:table-row table:style-name="ro1">
          <table:table-cell office:value-type="float" office:value="13839875" calcext:value-type="float">
            <text:p>13839875</text:p>
          </table:table-cell>
          <table:table-cell table:formula="of:=[.A867]/1000/(60*60*24)" office:value-type="time" office:time-value="PT03H50M39.875S" calcext:value-type="time">
            <text:p>03:5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932.26" calcext:value-type="float">
            <text:p>932.26</text:p>
          </table:table-cell>
          <table:table-cell office:value-type="float" office:value="1136.95" calcext:value-type="float">
            <text:p>1136.95</text:p>
          </table:table-cell>
        </table:table-row>
        <table:table-row table:style-name="ro1">
          <table:table-cell office:value-type="float" office:value="13855875" calcext:value-type="float">
            <text:p>13855875</text:p>
          </table:table-cell>
          <table:table-cell table:formula="of:=[.A868]/1000/(60*60*24)" office:value-type="time" office:time-value="PT03H50M55.875S" calcext:value-type="time">
            <text:p>03:5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933.32" calcext:value-type="float">
            <text:p>933.32</text:p>
          </table:table-cell>
          <table:table-cell office:value-type="float" office:value="1138.21" calcext:value-type="float">
            <text:p>1138.21</text:p>
          </table:table-cell>
        </table:table-row>
        <table:table-row table:style-name="ro1">
          <table:table-cell office:value-type="float" office:value="13871875" calcext:value-type="float">
            <text:p>13871875</text:p>
          </table:table-cell>
          <table:table-cell table:formula="of:=[.A869]/1000/(60*60*24)" office:value-type="time" office:time-value="PT03H51M11.875S" calcext:value-type="time">
            <text:p>03:51:12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934.37" calcext:value-type="float">
            <text:p>934.37</text:p>
          </table:table-cell>
          <table:table-cell office:value-type="float" office:value="1139.47" calcext:value-type="float">
            <text:p>1139.47</text:p>
          </table:table-cell>
        </table:table-row>
        <table:table-row table:style-name="ro1">
          <table:table-cell office:value-type="float" office:value="13887875" calcext:value-type="float">
            <text:p>13887875</text:p>
          </table:table-cell>
          <table:table-cell table:formula="of:=[.A870]/1000/(60*60*24)" office:value-type="time" office:time-value="PT03H51M27.875S" calcext:value-type="time">
            <text:p>03:51:28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935.43" calcext:value-type="float">
            <text:p>935.43</text:p>
          </table:table-cell>
          <table:table-cell office:value-type="float" office:value="1140.72" calcext:value-type="float">
            <text:p>1140.72</text:p>
          </table:table-cell>
        </table:table-row>
        <table:table-row table:style-name="ro1">
          <table:table-cell office:value-type="float" office:value="13903875" calcext:value-type="float">
            <text:p>13903875</text:p>
          </table:table-cell>
          <table:table-cell table:formula="of:=[.A871]/1000/(60*60*24)" office:value-type="time" office:time-value="PT03H51M43.875S" calcext:value-type="time">
            <text:p>03:51:44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936.48" calcext:value-type="float">
            <text:p>936.48</text:p>
          </table:table-cell>
          <table:table-cell office:value-type="float" office:value="1141.98" calcext:value-type="float">
            <text:p>1141.98</text:p>
          </table:table-cell>
        </table:table-row>
        <table:table-row table:style-name="ro1">
          <table:table-cell office:value-type="float" office:value="13919875" calcext:value-type="float">
            <text:p>13919875</text:p>
          </table:table-cell>
          <table:table-cell table:formula="of:=[.A872]/1000/(60*60*24)" office:value-type="time" office:time-value="PT03H51M59.875S" calcext:value-type="time">
            <text:p>03:5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937.54" calcext:value-type="float">
            <text:p>937.54</text:p>
          </table:table-cell>
          <table:table-cell office:value-type="float" office:value="1143.24" calcext:value-type="float">
            <text:p>1143.24</text:p>
          </table:table-cell>
        </table:table-row>
        <table:table-row table:style-name="ro1">
          <table:table-cell office:value-type="float" office:value="13935875" calcext:value-type="float">
            <text:p>13935875</text:p>
          </table:table-cell>
          <table:table-cell table:formula="of:=[.A873]/1000/(60*60*24)" office:value-type="time" office:time-value="PT03H52M15.875S" calcext:value-type="time">
            <text:p>03:52:16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938.59" calcext:value-type="float">
            <text:p>938.59</text:p>
          </table:table-cell>
          <table:table-cell office:value-type="float" office:value="1144.49" calcext:value-type="float">
            <text:p>1144.49</text:p>
          </table:table-cell>
        </table:table-row>
        <table:table-row table:style-name="ro1">
          <table:table-cell office:value-type="float" office:value="13951875" calcext:value-type="float">
            <text:p>13951875</text:p>
          </table:table-cell>
          <table:table-cell table:formula="of:=[.A874]/1000/(60*60*24)" office:value-type="time" office:time-value="PT03H52M31.875S" calcext:value-type="time">
            <text:p>03:5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7" calcext:value-type="float">
            <text:p>282.67</text:p>
          </table:table-cell>
          <table:table-cell office:value-type="float" office:value="939.65" calcext:value-type="float">
            <text:p>939.65</text:p>
          </table:table-cell>
          <table:table-cell office:value-type="float" office:value="1145.75" calcext:value-type="float">
            <text:p>1145.75</text:p>
          </table:table-cell>
        </table:table-row>
        <table:table-row table:style-name="ro1">
          <table:table-cell office:value-type="float" office:value="13967875" calcext:value-type="float">
            <text:p>13967875</text:p>
          </table:table-cell>
          <table:table-cell table:formula="of:=[.A875]/1000/(60*60*24)" office:value-type="time" office:time-value="PT03H52M47.875S" calcext:value-type="time">
            <text:p>03:52:48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6" calcext:value-type="float">
            <text:p>282.56</text:p>
          </table:table-cell>
          <table:table-cell office:value-type="float" office:value="940.7" calcext:value-type="float">
            <text:p>940.7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3983875" calcext:value-type="float">
            <text:p>13983875</text:p>
          </table:table-cell>
          <table:table-cell table:formula="of:=[.A876]/1000/(60*60*24)" office:value-type="time" office:time-value="PT03H53M03.875S" calcext:value-type="time">
            <text:p>03:5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41.75" calcext:value-type="float">
            <text:p>941.75</text:p>
          </table:table-cell>
          <table:table-cell office:value-type="float" office:value="1148.26" calcext:value-type="float">
            <text:p>1148.26</text:p>
          </table:table-cell>
        </table:table-row>
        <table:table-row table:style-name="ro1">
          <table:table-cell office:value-type="float" office:value="13999875" calcext:value-type="float">
            <text:p>13999875</text:p>
          </table:table-cell>
          <table:table-cell table:formula="of:=[.A877]/1000/(60*60*24)" office:value-type="time" office:time-value="PT03H53M19.875S" calcext:value-type="time">
            <text:p>03:53:20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4" calcext:value-type="float">
            <text:p>282.44</text:p>
          </table:table-cell>
          <table:table-cell office:value-type="float" office:value="942.81" calcext:value-type="float">
            <text:p>942.81</text:p>
          </table:table-cell>
          <table:table-cell office:value-type="float" office:value="1149.52" calcext:value-type="float">
            <text:p>1149.52</text:p>
          </table:table-cell>
        </table:table-row>
        <table:table-row table:style-name="ro1">
          <table:table-cell office:value-type="float" office:value="14015875" calcext:value-type="float">
            <text:p>14015875</text:p>
          </table:table-cell>
          <table:table-cell table:formula="of:=[.A878]/1000/(60*60*24)" office:value-type="time" office:time-value="PT03H53M35.875S" calcext:value-type="time">
            <text:p>03:5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43.86" calcext:value-type="float">
            <text:p>943.86</text:p>
          </table:table-cell>
          <table:table-cell office:value-type="float" office:value="1150.77" calcext:value-type="float">
            <text:p>1150.77</text:p>
          </table:table-cell>
        </table:table-row>
        <table:table-row table:style-name="ro1">
          <table:table-cell office:value-type="float" office:value="14031875" calcext:value-type="float">
            <text:p>14031875</text:p>
          </table:table-cell>
          <table:table-cell table:formula="of:=[.A879]/1000/(60*60*24)" office:value-type="time" office:time-value="PT03H53M51.875S" calcext:value-type="time">
            <text:p>03:53:52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44.92" calcext:value-type="float">
            <text:p>944.92</text:p>
          </table:table-cell>
          <table:table-cell office:value-type="float" office:value="1152.03" calcext:value-type="float">
            <text:p>1152.03</text:p>
          </table:table-cell>
        </table:table-row>
        <table:table-row table:style-name="ro1">
          <table:table-cell office:value-type="float" office:value="14047875" calcext:value-type="float">
            <text:p>14047875</text:p>
          </table:table-cell>
          <table:table-cell table:formula="of:=[.A880]/1000/(60*60*24)" office:value-type="time" office:time-value="PT03H54M07.875S" calcext:value-type="time">
            <text:p>03:54:08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45.97" calcext:value-type="float">
            <text:p>945.97</text:p>
          </table:table-cell>
          <table:table-cell office:value-type="float" office:value="1153.28" calcext:value-type="float">
            <text:p>1153.28</text:p>
          </table:table-cell>
        </table:table-row>
        <table:table-row table:style-name="ro1">
          <table:table-cell office:value-type="float" office:value="14063875" calcext:value-type="float">
            <text:p>14063875</text:p>
          </table:table-cell>
          <table:table-cell table:formula="of:=[.A881]/1000/(60*60*24)" office:value-type="time" office:time-value="PT03H54M23.875S" calcext:value-type="time">
            <text:p>03:54:24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47.02" calcext:value-type="float">
            <text:p>947.02</text:p>
          </table:table-cell>
          <table:table-cell office:value-type="float" office:value="1154.54" calcext:value-type="float">
            <text:p>1154.54</text:p>
          </table:table-cell>
        </table:table-row>
        <table:table-row table:style-name="ro1">
          <table:table-cell office:value-type="float" office:value="14079875" calcext:value-type="float">
            <text:p>14079875</text:p>
          </table:table-cell>
          <table:table-cell table:formula="of:=[.A882]/1000/(60*60*24)" office:value-type="time" office:time-value="PT03H54M39.875S" calcext:value-type="time">
            <text:p>03:54:40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948.08" calcext:value-type="float">
            <text:p>948.08</text:p>
          </table:table-cell>
          <table:table-cell office:value-type="float" office:value="1155.79" calcext:value-type="float">
            <text:p>1155.79</text:p>
          </table:table-cell>
        </table:table-row>
        <table:table-row table:style-name="ro1">
          <table:table-cell office:value-type="float" office:value="14095875" calcext:value-type="float">
            <text:p>14095875</text:p>
          </table:table-cell>
          <table:table-cell table:formula="of:=[.A883]/1000/(60*60*24)" office:value-type="time" office:time-value="PT03H54M55.875S" calcext:value-type="time">
            <text:p>03:54:56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49.13" calcext:value-type="float">
            <text:p>949.13</text:p>
          </table:table-cell>
          <table:table-cell office:value-type="float" office:value="1157.05" calcext:value-type="float">
            <text:p>1157.05</text:p>
          </table:table-cell>
        </table:table-row>
        <table:table-row table:style-name="ro1">
          <table:table-cell office:value-type="float" office:value="14111875" calcext:value-type="float">
            <text:p>14111875</text:p>
          </table:table-cell>
          <table:table-cell table:formula="of:=[.A884]/1000/(60*60*24)" office:value-type="time" office:time-value="PT03H55M11.875S" calcext:value-type="time">
            <text:p>03:55:12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50.18" calcext:value-type="float">
            <text:p>950.18</text:p>
          </table:table-cell>
          <table:table-cell office:value-type="float" office:value="1158.3" calcext:value-type="float">
            <text:p>1158.3</text:p>
          </table:table-cell>
        </table:table-row>
        <table:table-row table:style-name="ro1">
          <table:table-cell office:value-type="float" office:value="14127875" calcext:value-type="float">
            <text:p>14127875</text:p>
          </table:table-cell>
          <table:table-cell table:formula="of:=[.A885]/1000/(60*60*24)" office:value-type="time" office:time-value="PT03H55M27.875S" calcext:value-type="time">
            <text:p>03:5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51.24" calcext:value-type="float">
            <text:p>951.24</text:p>
          </table:table-cell>
          <table:table-cell office:value-type="float" office:value="1159.56" calcext:value-type="float">
            <text:p>1159.56</text:p>
          </table:table-cell>
        </table:table-row>
        <table:table-row table:style-name="ro1">
          <table:table-cell office:value-type="float" office:value="14143875" calcext:value-type="float">
            <text:p>14143875</text:p>
          </table:table-cell>
          <table:table-cell table:formula="of:=[.A886]/1000/(60*60*24)" office:value-type="time" office:time-value="PT03H55M43.875S" calcext:value-type="time">
            <text:p>03:55:44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952.29" calcext:value-type="float">
            <text:p>952.29</text:p>
          </table:table-cell>
          <table:table-cell office:value-type="float" office:value="1160.81" calcext:value-type="float">
            <text:p>1160.81</text:p>
          </table:table-cell>
        </table:table-row>
        <table:table-row table:style-name="ro1">
          <table:table-cell office:value-type="float" office:value="14159875" calcext:value-type="float">
            <text:p>14159875</text:p>
          </table:table-cell>
          <table:table-cell table:formula="of:=[.A887]/1000/(60*60*24)" office:value-type="time" office:time-value="PT03H55M59.875S" calcext:value-type="time">
            <text:p>03:56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53.34" calcext:value-type="float">
            <text:p>953.34</text:p>
          </table:table-cell>
          <table:table-cell office:value-type="float" office:value="1162.07" calcext:value-type="float">
            <text:p>1162.07</text:p>
          </table:table-cell>
        </table:table-row>
        <table:table-row table:style-name="ro1">
          <table:table-cell office:value-type="float" office:value="14175875" calcext:value-type="float">
            <text:p>14175875</text:p>
          </table:table-cell>
          <table:table-cell table:formula="of:=[.A888]/1000/(60*60*24)" office:value-type="time" office:time-value="PT03H56M15.875S" calcext:value-type="time">
            <text:p>03:56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54.4" calcext:value-type="float">
            <text:p>954.4</text:p>
          </table:table-cell>
          <table:table-cell office:value-type="float" office:value="1163.32" calcext:value-type="float">
            <text:p>1163.32</text:p>
          </table:table-cell>
        </table:table-row>
        <table:table-row table:style-name="ro1">
          <table:table-cell office:value-type="float" office:value="14191875" calcext:value-type="float">
            <text:p>14191875</text:p>
          </table:table-cell>
          <table:table-cell table:formula="of:=[.A889]/1000/(60*60*24)" office:value-type="time" office:time-value="PT03H56M31.875S" calcext:value-type="time">
            <text:p>03:56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55.45" calcext:value-type="float">
            <text:p>955.45</text:p>
          </table:table-cell>
          <table:table-cell office:value-type="float" office:value="1164.58" calcext:value-type="float">
            <text:p>1164.58</text:p>
          </table:table-cell>
        </table:table-row>
        <table:table-row table:style-name="ro1">
          <table:table-cell office:value-type="float" office:value="14207875" calcext:value-type="float">
            <text:p>14207875</text:p>
          </table:table-cell>
          <table:table-cell table:formula="of:=[.A890]/1000/(60*60*24)" office:value-type="time" office:time-value="PT03H56M47.875S" calcext:value-type="time">
            <text:p>03:56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956.5" calcext:value-type="float">
            <text:p>956.5</text:p>
          </table:table-cell>
          <table:table-cell office:value-type="float" office:value="1165.83" calcext:value-type="float">
            <text:p>1165.83</text:p>
          </table:table-cell>
        </table:table-row>
        <table:table-row table:style-name="ro1">
          <table:table-cell office:value-type="float" office:value="14223875" calcext:value-type="float">
            <text:p>14223875</text:p>
          </table:table-cell>
          <table:table-cell table:formula="of:=[.A891]/1000/(60*60*24)" office:value-type="time" office:time-value="PT03H57M03.875S" calcext:value-type="time">
            <text:p>03:57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957.56" calcext:value-type="float">
            <text:p>957.56</text:p>
          </table:table-cell>
          <table:table-cell office:value-type="float" office:value="1167.09" calcext:value-type="float">
            <text:p>1167.09</text:p>
          </table:table-cell>
        </table:table-row>
        <table:table-row table:style-name="ro1">
          <table:table-cell office:value-type="float" office:value="14239875" calcext:value-type="float">
            <text:p>14239875</text:p>
          </table:table-cell>
          <table:table-cell table:formula="of:=[.A892]/1000/(60*60*24)" office:value-type="time" office:time-value="PT03H57M19.875S" calcext:value-type="time">
            <text:p>03:57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958.61" calcext:value-type="float">
            <text:p>958.61</text:p>
          </table:table-cell>
          <table:table-cell office:value-type="float" office:value="1168.34" calcext:value-type="float">
            <text:p>1168.34</text:p>
          </table:table-cell>
        </table:table-row>
        <table:table-row table:style-name="ro1">
          <table:table-cell office:value-type="float" office:value="14255875" calcext:value-type="float">
            <text:p>14255875</text:p>
          </table:table-cell>
          <table:table-cell table:formula="of:=[.A893]/1000/(60*60*24)" office:value-type="time" office:time-value="PT03H57M35.875S" calcext:value-type="time">
            <text:p>03:57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59.66" calcext:value-type="float">
            <text:p>959.66</text:p>
          </table:table-cell>
          <table:table-cell office:value-type="float" office:value="1169.59" calcext:value-type="float">
            <text:p>1169.59</text:p>
          </table:table-cell>
        </table:table-row>
        <table:table-row table:style-name="ro1">
          <table:table-cell office:value-type="float" office:value="14271875" calcext:value-type="float">
            <text:p>14271875</text:p>
          </table:table-cell>
          <table:table-cell table:formula="of:=[.A894]/1000/(60*60*24)" office:value-type="time" office:time-value="PT03H57M51.875S" calcext:value-type="time">
            <text:p>03:57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960.72" calcext:value-type="float">
            <text:p>960.72</text:p>
          </table:table-cell>
          <table:table-cell office:value-type="float" office:value="1170.84" calcext:value-type="float">
            <text:p>1170.84</text:p>
          </table:table-cell>
        </table:table-row>
        <table:table-row table:style-name="ro1">
          <table:table-cell office:value-type="float" office:value="14287875" calcext:value-type="float">
            <text:p>14287875</text:p>
          </table:table-cell>
          <table:table-cell table:formula="of:=[.A895]/1000/(60*60*24)" office:value-type="time" office:time-value="PT03H58M07.875S" calcext:value-type="time">
            <text:p>03:58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961.77" calcext:value-type="float">
            <text:p>961.77</text:p>
          </table:table-cell>
          <table:table-cell office:value-type="float" office:value="1172.1" calcext:value-type="float">
            <text:p>1172.1</text:p>
          </table:table-cell>
        </table:table-row>
        <table:table-row table:style-name="ro1">
          <table:table-cell office:value-type="float" office:value="14303875" calcext:value-type="float">
            <text:p>14303875</text:p>
          </table:table-cell>
          <table:table-cell table:formula="of:=[.A896]/1000/(60*60*24)" office:value-type="time" office:time-value="PT03H58M23.875S" calcext:value-type="time">
            <text:p>03:58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962.82" calcext:value-type="float">
            <text:p>962.82</text:p>
          </table:table-cell>
          <table:table-cell office:value-type="float" office:value="1173.35" calcext:value-type="float">
            <text:p>1173.35</text:p>
          </table:table-cell>
        </table:table-row>
        <table:table-row table:style-name="ro1">
          <table:table-cell office:value-type="float" office:value="14319875" calcext:value-type="float">
            <text:p>14319875</text:p>
          </table:table-cell>
          <table:table-cell table:formula="of:=[.A897]/1000/(60*60*24)" office:value-type="time" office:time-value="PT03H58M39.875S" calcext:value-type="time">
            <text:p>03:58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963.87" calcext:value-type="float">
            <text:p>963.87</text:p>
          </table:table-cell>
          <table:table-cell office:value-type="float" office:value="1174.6" calcext:value-type="float">
            <text:p>1174.6</text:p>
          </table:table-cell>
        </table:table-row>
        <table:table-row table:style-name="ro1">
          <table:table-cell office:value-type="float" office:value="14335875" calcext:value-type="float">
            <text:p>14335875</text:p>
          </table:table-cell>
          <table:table-cell table:formula="of:=[.A898]/1000/(60*60*24)" office:value-type="time" office:time-value="PT03H58M55.875S" calcext:value-type="time">
            <text:p>03:58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964.93" calcext:value-type="float">
            <text:p>964.93</text:p>
          </table:table-cell>
          <table:table-cell office:value-type="float" office:value="1175.86" calcext:value-type="float">
            <text:p>1175.86</text:p>
          </table:table-cell>
        </table:table-row>
        <table:table-row table:style-name="ro1">
          <table:table-cell office:value-type="float" office:value="14351875" calcext:value-type="float">
            <text:p>14351875</text:p>
          </table:table-cell>
          <table:table-cell table:formula="of:=[.A899]/1000/(60*60*24)" office:value-type="time" office:time-value="PT03H59M11.875S" calcext:value-type="time">
            <text:p>03:59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965.98" calcext:value-type="float">
            <text:p>965.98</text:p>
          </table:table-cell>
          <table:table-cell office:value-type="float" office:value="1177.11" calcext:value-type="float">
            <text:p>1177.11</text:p>
          </table:table-cell>
        </table:table-row>
        <table:table-row table:style-name="ro1">
          <table:table-cell office:value-type="float" office:value="14367875" calcext:value-type="float">
            <text:p>14367875</text:p>
          </table:table-cell>
          <table:table-cell table:formula="of:=[.A900]/1000/(60*60*24)" office:value-type="time" office:time-value="PT03H59M27.875S" calcext:value-type="time">
            <text:p>03:59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967.03" calcext:value-type="float">
            <text:p>967.03</text:p>
          </table:table-cell>
          <table:table-cell office:value-type="float" office:value="1178.36" calcext:value-type="float">
            <text:p>1178.36</text:p>
          </table:table-cell>
        </table:table-row>
        <table:table-row table:style-name="ro1">
          <table:table-cell office:value-type="float" office:value="14383875" calcext:value-type="float">
            <text:p>14383875</text:p>
          </table:table-cell>
          <table:table-cell table:formula="of:=[.A901]/1000/(60*60*24)" office:value-type="time" office:time-value="PT03H59M43.875S" calcext:value-type="time">
            <text:p>03:59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968.08" calcext:value-type="float">
            <text:p>968.08</text:p>
          </table:table-cell>
          <table:table-cell office:value-type="float" office:value="1179.61" calcext:value-type="float">
            <text:p>1179.61</text:p>
          </table:table-cell>
        </table:table-row>
        <table:table-row table:style-name="ro1">
          <table:table-cell office:value-type="float" office:value="14399875" calcext:value-type="float">
            <text:p>14399875</text:p>
          </table:table-cell>
          <table:table-cell table:formula="of:=[.A902]/1000/(60*60*24)" office:value-type="time" office:time-value="PT03H59M59.875S" calcext:value-type="time">
            <text:p>04:00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969.14" calcext:value-type="float">
            <text:p>969.14</text:p>
          </table:table-cell>
          <table:table-cell office:value-type="float" office:value="1180.86" calcext:value-type="float">
            <text:p>1180.86</text:p>
          </table:table-cell>
        </table:table-row>
        <table:table-row table:style-name="ro1">
          <table:table-cell office:value-type="float" office:value="14415875" calcext:value-type="float">
            <text:p>14415875</text:p>
          </table:table-cell>
          <table:table-cell table:formula="of:=[.A903]/1000/(60*60*24)" office:value-type="time" office:time-value="PT04H00M15.875S" calcext:value-type="time">
            <text:p>04:00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970.19" calcext:value-type="float">
            <text:p>970.19</text:p>
          </table:table-cell>
          <table:table-cell office:value-type="float" office:value="1182.11" calcext:value-type="float">
            <text:p>1182.11</text:p>
          </table:table-cell>
        </table:table-row>
        <table:table-row table:style-name="ro1">
          <table:table-cell office:value-type="float" office:value="14431874" calcext:value-type="float">
            <text:p>14431874</text:p>
          </table:table-cell>
          <table:table-cell table:formula="of:=[.A904]/1000/(60*60*24)" office:value-type="time" office:time-value="PT04H00M31.874S" calcext:value-type="time">
            <text:p>04:00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971.24" calcext:value-type="float">
            <text:p>971.24</text:p>
          </table:table-cell>
          <table:table-cell office:value-type="float" office:value="1183.36" calcext:value-type="float">
            <text:p>1183.36</text:p>
          </table:table-cell>
        </table:table-row>
        <table:table-row table:style-name="ro1">
          <table:table-cell office:value-type="float" office:value="14447875" calcext:value-type="float">
            <text:p>14447875</text:p>
          </table:table-cell>
          <table:table-cell table:formula="of:=[.A905]/1000/(60*60*24)" office:value-type="time" office:time-value="PT04H00M47.875S" calcext:value-type="time">
            <text:p>04:00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972.29" calcext:value-type="float">
            <text:p>972.29</text:p>
          </table:table-cell>
          <table:table-cell office:value-type="float" office:value="1184.61" calcext:value-type="float">
            <text:p>1184.61</text:p>
          </table:table-cell>
        </table:table-row>
        <table:table-row table:style-name="ro1">
          <table:table-cell office:value-type="float" office:value="14463875" calcext:value-type="float">
            <text:p>14463875</text:p>
          </table:table-cell>
          <table:table-cell table:formula="of:=[.A906]/1000/(60*60*24)" office:value-type="time" office:time-value="PT04H01M03.875S" calcext:value-type="time">
            <text:p>04:01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973.34" calcext:value-type="float">
            <text:p>973.34</text:p>
          </table:table-cell>
          <table:table-cell office:value-type="float" office:value="1185.87" calcext:value-type="float">
            <text:p>1185.87</text:p>
          </table:table-cell>
        </table:table-row>
        <table:table-row table:style-name="ro1">
          <table:table-cell office:value-type="float" office:value="14479875" calcext:value-type="float">
            <text:p>14479875</text:p>
          </table:table-cell>
          <table:table-cell table:formula="of:=[.A907]/1000/(60*60*24)" office:value-type="time" office:time-value="PT04H01M19.875S" calcext:value-type="time">
            <text:p>04:01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974.39" calcext:value-type="float">
            <text:p>974.39</text:p>
          </table:table-cell>
          <table:table-cell office:value-type="float" office:value="1187.12" calcext:value-type="float">
            <text:p>1187.12</text:p>
          </table:table-cell>
        </table:table-row>
        <table:table-row table:style-name="ro1">
          <table:table-cell office:value-type="float" office:value="14495875" calcext:value-type="float">
            <text:p>14495875</text:p>
          </table:table-cell>
          <table:table-cell table:formula="of:=[.A908]/1000/(60*60*24)" office:value-type="time" office:time-value="PT04H01M35.875S" calcext:value-type="time">
            <text:p>04:01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975.45" calcext:value-type="float">
            <text:p>975.45</text:p>
          </table:table-cell>
          <table:table-cell office:value-type="float" office:value="1188.37" calcext:value-type="float">
            <text:p>1188.37</text:p>
          </table:table-cell>
        </table:table-row>
        <table:table-row table:style-name="ro1">
          <table:table-cell office:value-type="float" office:value="14511875" calcext:value-type="float">
            <text:p>14511875</text:p>
          </table:table-cell>
          <table:table-cell table:formula="of:=[.A909]/1000/(60*60*24)" office:value-type="time" office:time-value="PT04H01M51.875S" calcext:value-type="time">
            <text:p>04:01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76.5" calcext:value-type="float">
            <text:p>976.5</text:p>
          </table:table-cell>
          <table:table-cell office:value-type="float" office:value="1189.62" calcext:value-type="float">
            <text:p>1189.62</text:p>
          </table:table-cell>
        </table:table-row>
        <table:table-row table:style-name="ro1">
          <table:table-cell office:value-type="float" office:value="14527875" calcext:value-type="float">
            <text:p>14527875</text:p>
          </table:table-cell>
          <table:table-cell table:formula="of:=[.A910]/1000/(60*60*24)" office:value-type="time" office:time-value="PT04H02M07.875S" calcext:value-type="time">
            <text:p>04:02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77.55" calcext:value-type="float">
            <text:p>977.55</text:p>
          </table:table-cell>
          <table:table-cell office:value-type="float" office:value="1190.86" calcext:value-type="float">
            <text:p>1190.86</text:p>
          </table:table-cell>
        </table:table-row>
        <table:table-row table:style-name="ro1">
          <table:table-cell office:value-type="float" office:value="14543875" calcext:value-type="float">
            <text:p>14543875</text:p>
          </table:table-cell>
          <table:table-cell table:formula="of:=[.A911]/1000/(60*60*24)" office:value-type="time" office:time-value="PT04H02M23.875S" calcext:value-type="time">
            <text:p>04:02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78.6" calcext:value-type="float">
            <text:p>978.6</text:p>
          </table:table-cell>
          <table:table-cell office:value-type="float" office:value="1192.11" calcext:value-type="float">
            <text:p>1192.11</text:p>
          </table:table-cell>
        </table:table-row>
        <table:table-row table:style-name="ro1">
          <table:table-cell office:value-type="float" office:value="14559875" calcext:value-type="float">
            <text:p>14559875</text:p>
          </table:table-cell>
          <table:table-cell table:formula="of:=[.A912]/1000/(60*60*24)" office:value-type="time" office:time-value="PT04H02M39.875S" calcext:value-type="time">
            <text:p>04:02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79.65" calcext:value-type="float">
            <text:p>979.65</text:p>
          </table:table-cell>
          <table:table-cell office:value-type="float" office:value="1193.36" calcext:value-type="float">
            <text:p>1193.36</text:p>
          </table:table-cell>
        </table:table-row>
        <table:table-row table:style-name="ro1">
          <table:table-cell office:value-type="float" office:value="14575875" calcext:value-type="float">
            <text:p>14575875</text:p>
          </table:table-cell>
          <table:table-cell table:formula="of:=[.A913]/1000/(60*60*24)" office:value-type="time" office:time-value="PT04H02M55.875S" calcext:value-type="time">
            <text:p>04:02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980.71" calcext:value-type="float">
            <text:p>980.71</text:p>
          </table:table-cell>
          <table:table-cell office:value-type="float" office:value="1194.61" calcext:value-type="float">
            <text:p>1194.61</text:p>
          </table:table-cell>
        </table:table-row>
        <table:table-row table:style-name="ro1">
          <table:table-cell office:value-type="float" office:value="14591875" calcext:value-type="float">
            <text:p>14591875</text:p>
          </table:table-cell>
          <table:table-cell table:formula="of:=[.A914]/1000/(60*60*24)" office:value-type="time" office:time-value="PT04H03M11.875S" calcext:value-type="time">
            <text:p>04:03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81.76" calcext:value-type="float">
            <text:p>981.76</text:p>
          </table:table-cell>
          <table:table-cell office:value-type="float" office:value="1195.86" calcext:value-type="float">
            <text:p>1195.86</text:p>
          </table:table-cell>
        </table:table-row>
        <table:table-row table:style-name="ro1">
          <table:table-cell office:value-type="float" office:value="14607875" calcext:value-type="float">
            <text:p>14607875</text:p>
          </table:table-cell>
          <table:table-cell table:formula="of:=[.A915]/1000/(60*60*24)" office:value-type="time" office:time-value="PT04H03M27.875S" calcext:value-type="time">
            <text:p>04:03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82.81" calcext:value-type="float">
            <text:p>982.81</text:p>
          </table:table-cell>
          <table:table-cell office:value-type="float" office:value="1197.11" calcext:value-type="float">
            <text:p>1197.11</text:p>
          </table:table-cell>
        </table:table-row>
        <table:table-row table:style-name="ro1">
          <table:table-cell office:value-type="float" office:value="14623875" calcext:value-type="float">
            <text:p>14623875</text:p>
          </table:table-cell>
          <table:table-cell table:formula="of:=[.A916]/1000/(60*60*24)" office:value-type="time" office:time-value="PT04H03M43.875S" calcext:value-type="time">
            <text:p>04:03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83.86" calcext:value-type="float">
            <text:p>983.86</text:p>
          </table:table-cell>
          <table:table-cell office:value-type="float" office:value="1198.36" calcext:value-type="float">
            <text:p>1198.36</text:p>
          </table:table-cell>
        </table:table-row>
        <table:table-row table:style-name="ro1">
          <table:table-cell office:value-type="float" office:value="14639875" calcext:value-type="float">
            <text:p>14639875</text:p>
          </table:table-cell>
          <table:table-cell table:formula="of:=[.A917]/1000/(60*60*24)" office:value-type="time" office:time-value="PT04H03M59.875S" calcext:value-type="time">
            <text:p>04:04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84.91" calcext:value-type="float">
            <text:p>984.91</text:p>
          </table:table-cell>
          <table:table-cell office:value-type="float" office:value="1199.6" calcext:value-type="float">
            <text:p>1199.6</text:p>
          </table:table-cell>
        </table:table-row>
        <table:table-row table:style-name="ro1">
          <table:table-cell office:value-type="float" office:value="14655875" calcext:value-type="float">
            <text:p>14655875</text:p>
          </table:table-cell>
          <table:table-cell table:formula="of:=[.A918]/1000/(60*60*24)" office:value-type="time" office:time-value="PT04H04M15.875S" calcext:value-type="time">
            <text:p>04:04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85.96" calcext:value-type="float">
            <text:p>985.96</text:p>
          </table:table-cell>
          <table:table-cell office:value-type="float" office:value="1200.85" calcext:value-type="float">
            <text:p>1200.85</text:p>
          </table:table-cell>
        </table:table-row>
        <table:table-row table:style-name="ro1">
          <table:table-cell office:value-type="float" office:value="14671875" calcext:value-type="float">
            <text:p>14671875</text:p>
          </table:table-cell>
          <table:table-cell table:formula="of:=[.A919]/1000/(60*60*24)" office:value-type="time" office:time-value="PT04H04M31.875S" calcext:value-type="time">
            <text:p>04:04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87.01" calcext:value-type="float">
            <text:p>987.01</text:p>
          </table:table-cell>
          <table:table-cell office:value-type="float" office:value="1202.1" calcext:value-type="float">
            <text:p>1202.1</text:p>
          </table:table-cell>
        </table:table-row>
        <table:table-row table:style-name="ro1">
          <table:table-cell office:value-type="float" office:value="14687875" calcext:value-type="float">
            <text:p>14687875</text:p>
          </table:table-cell>
          <table:table-cell table:formula="of:=[.A920]/1000/(60*60*24)" office:value-type="time" office:time-value="PT04H04M47.875S" calcext:value-type="time">
            <text:p>04:04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988.06" calcext:value-type="float">
            <text:p>988.06</text:p>
          </table:table-cell>
          <table:table-cell office:value-type="float" office:value="1203.35" calcext:value-type="float">
            <text:p>1203.35</text:p>
          </table:table-cell>
        </table:table-row>
        <table:table-row table:style-name="ro1">
          <table:table-cell office:value-type="float" office:value="14703875" calcext:value-type="float">
            <text:p>14703875</text:p>
          </table:table-cell>
          <table:table-cell table:formula="of:=[.A921]/1000/(60*60*24)" office:value-type="time" office:time-value="PT04H05M03.875S" calcext:value-type="time">
            <text:p>04:05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89.11" calcext:value-type="float">
            <text:p>989.11</text:p>
          </table:table-cell>
          <table:table-cell office:value-type="float" office:value="1204.6" calcext:value-type="float">
            <text:p>1204.6</text:p>
          </table:table-cell>
        </table:table-row>
        <table:table-row table:style-name="ro1">
          <table:table-cell office:value-type="float" office:value="14719875" calcext:value-type="float">
            <text:p>14719875</text:p>
          </table:table-cell>
          <table:table-cell table:formula="of:=[.A922]/1000/(60*60*24)" office:value-type="time" office:time-value="PT04H05M19.875S" calcext:value-type="time">
            <text:p>04:05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90.16" calcext:value-type="float">
            <text:p>990.16</text:p>
          </table:table-cell>
          <table:table-cell office:value-type="float" office:value="1205.85" calcext:value-type="float">
            <text:p>1205.85</text:p>
          </table:table-cell>
        </table:table-row>
        <table:table-row table:style-name="ro1">
          <table:table-cell office:value-type="float" office:value="14735875" calcext:value-type="float">
            <text:p>14735875</text:p>
          </table:table-cell>
          <table:table-cell table:formula="of:=[.A923]/1000/(60*60*24)" office:value-type="time" office:time-value="PT04H05M35.875S" calcext:value-type="time">
            <text:p>04:05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91.21" calcext:value-type="float">
            <text:p>991.21</text:p>
          </table:table-cell>
          <table:table-cell office:value-type="float" office:value="1207.09" calcext:value-type="float">
            <text:p>1207.09</text:p>
          </table:table-cell>
        </table:table-row>
        <table:table-row table:style-name="ro1">
          <table:table-cell office:value-type="float" office:value="14751875" calcext:value-type="float">
            <text:p>14751875</text:p>
          </table:table-cell>
          <table:table-cell table:formula="of:=[.A924]/1000/(60*60*24)" office:value-type="time" office:time-value="PT04H05M51.875S" calcext:value-type="time">
            <text:p>04:05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92.27" calcext:value-type="float">
            <text:p>992.27</text:p>
          </table:table-cell>
          <table:table-cell office:value-type="float" office:value="1208.34" calcext:value-type="float">
            <text:p>1208.34</text:p>
          </table:table-cell>
        </table:table-row>
        <table:table-row table:style-name="ro1">
          <table:table-cell office:value-type="float" office:value="14767875" calcext:value-type="float">
            <text:p>14767875</text:p>
          </table:table-cell>
          <table:table-cell table:formula="of:=[.A925]/1000/(60*60*24)" office:value-type="time" office:time-value="PT04H06M07.875S" calcext:value-type="time">
            <text:p>04:06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93.32" calcext:value-type="float">
            <text:p>993.32</text:p>
          </table:table-cell>
          <table:table-cell office:value-type="float" office:value="1209.59" calcext:value-type="float">
            <text:p>1209.59</text:p>
          </table:table-cell>
        </table:table-row>
        <table:table-row table:style-name="ro1">
          <table:table-cell office:value-type="float" office:value="14783875" calcext:value-type="float">
            <text:p>14783875</text:p>
          </table:table-cell>
          <table:table-cell table:formula="of:=[.A926]/1000/(60*60*24)" office:value-type="time" office:time-value="PT04H06M23.875S" calcext:value-type="time">
            <text:p>04:06:24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94.37" calcext:value-type="float">
            <text:p>994.37</text:p>
          </table:table-cell>
          <table:table-cell office:value-type="float" office:value="1210.84" calcext:value-type="float">
            <text:p>1210.84</text:p>
          </table:table-cell>
        </table:table-row>
        <table:table-row table:style-name="ro1">
          <table:table-cell office:value-type="float" office:value="14799875" calcext:value-type="float">
            <text:p>14799875</text:p>
          </table:table-cell>
          <table:table-cell table:formula="of:=[.A927]/1000/(60*60*24)" office:value-type="time" office:time-value="PT04H06M39.875S" calcext:value-type="time">
            <text:p>04:06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995.42" calcext:value-type="float">
            <text:p>995.42</text:p>
          </table:table-cell>
          <table:table-cell office:value-type="float" office:value="1212.09" calcext:value-type="float">
            <text:p>1212.09</text:p>
          </table:table-cell>
        </table:table-row>
        <table:table-row table:style-name="ro1">
          <table:table-cell office:value-type="float" office:value="14815875" calcext:value-type="float">
            <text:p>14815875</text:p>
          </table:table-cell>
          <table:table-cell table:formula="of:=[.A928]/1000/(60*60*24)" office:value-type="time" office:time-value="PT04H06M55.875S" calcext:value-type="time">
            <text:p>04:06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96.47" calcext:value-type="float">
            <text:p>996.47</text:p>
          </table:table-cell>
          <table:table-cell office:value-type="float" office:value="1213.33" calcext:value-type="float">
            <text:p>1213.33</text:p>
          </table:table-cell>
        </table:table-row>
        <table:table-row table:style-name="ro1">
          <table:table-cell office:value-type="float" office:value="14831875" calcext:value-type="float">
            <text:p>14831875</text:p>
          </table:table-cell>
          <table:table-cell table:formula="of:=[.A929]/1000/(60*60*24)" office:value-type="time" office:time-value="PT04H07M11.875S" calcext:value-type="time">
            <text:p>04:07:12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97.52" calcext:value-type="float">
            <text:p>997.52</text:p>
          </table:table-cell>
          <table:table-cell office:value-type="float" office:value="1214.58" calcext:value-type="float">
            <text:p>1214.58</text:p>
          </table:table-cell>
        </table:table-row>
        <table:table-row table:style-name="ro1">
          <table:table-cell office:value-type="float" office:value="14847875" calcext:value-type="float">
            <text:p>14847875</text:p>
          </table:table-cell>
          <table:table-cell table:formula="of:=[.A930]/1000/(60*60*24)" office:value-type="time" office:time-value="PT04H07M27.875S" calcext:value-type="time">
            <text:p>04:07:28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98.57" calcext:value-type="float">
            <text:p>998.57</text:p>
          </table:table-cell>
          <table:table-cell office:value-type="float" office:value="1215.83" calcext:value-type="float">
            <text:p>1215.83</text:p>
          </table:table-cell>
        </table:table-row>
        <table:table-row table:style-name="ro1">
          <table:table-cell office:value-type="float" office:value="14863875" calcext:value-type="float">
            <text:p>14863875</text:p>
          </table:table-cell>
          <table:table-cell table:formula="of:=[.A931]/1000/(60*60*24)" office:value-type="time" office:time-value="PT04H07M43.875S" calcext:value-type="time">
            <text:p>04:07:44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999.62" calcext:value-type="float">
            <text:p>999.62</text:p>
          </table:table-cell>
          <table:table-cell office:value-type="float" office:value="1217.08" calcext:value-type="float">
            <text:p>1217.08</text:p>
          </table:table-cell>
        </table:table-row>
        <table:table-row table:style-name="ro1">
          <table:table-cell office:value-type="float" office:value="14879875" calcext:value-type="float">
            <text:p>14879875</text:p>
          </table:table-cell>
          <table:table-cell table:formula="of:=[.A932]/1000/(60*60*24)" office:value-type="time" office:time-value="PT04H07M59.875S" calcext:value-type="time">
            <text:p>04:08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000.67" calcext:value-type="float">
            <text:p>1000.67</text:p>
          </table:table-cell>
          <table:table-cell office:value-type="float" office:value="1218.32" calcext:value-type="float">
            <text:p>1218.32</text:p>
          </table:table-cell>
        </table:table-row>
        <table:table-row table:style-name="ro1">
          <table:table-cell office:value-type="float" office:value="14895875" calcext:value-type="float">
            <text:p>14895875</text:p>
          </table:table-cell>
          <table:table-cell table:formula="of:=[.A933]/1000/(60*60*24)" office:value-type="time" office:time-value="PT04H08M15.875S" calcext:value-type="time">
            <text:p>04:08:16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001.72" calcext:value-type="float">
            <text:p>1001.72</text:p>
          </table:table-cell>
          <table:table-cell office:value-type="float" office:value="1219.57" calcext:value-type="float">
            <text:p>1219.57</text:p>
          </table:table-cell>
        </table:table-row>
        <table:table-row table:style-name="ro1">
          <table:table-cell office:value-type="float" office:value="14911875" calcext:value-type="float">
            <text:p>14911875</text:p>
          </table:table-cell>
          <table:table-cell table:formula="of:=[.A934]/1000/(60*60*24)" office:value-type="time" office:time-value="PT04H08M31.875S" calcext:value-type="time">
            <text:p>04:0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6.3" calcext:value-type="float">
            <text:p>236.3</text:p>
          </table:table-cell>
          <table:table-cell office:value-type="float" office:value="279.69" calcext:value-type="float">
            <text:p>279.69</text:p>
          </table:table-cell>
          <table:table-cell office:value-type="float" office:value="1002.77" calcext:value-type="float">
            <text:p>1002.77</text:p>
          </table:table-cell>
          <table:table-cell office:value-type="float" office:value="1220.82" calcext:value-type="float">
            <text:p>1220.82</text:p>
          </table:table-cell>
        </table:table-row>
        <table:table-row table:style-name="ro1">
          <table:table-cell office:value-type="float" office:value="14927875" calcext:value-type="float">
            <text:p>14927875</text:p>
          </table:table-cell>
          <table:table-cell table:formula="of:=[.A935]/1000/(60*60*24)" office:value-type="time" office:time-value="PT04H08M47.875S" calcext:value-type="time">
            <text:p>04:08:4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003.82" calcext:value-type="float">
            <text:p>1003.82</text:p>
          </table:table-cell>
          <table:table-cell office:value-type="float" office:value="1222.06" calcext:value-type="float">
            <text:p>1222.06</text:p>
          </table:table-cell>
        </table:table-row>
        <table:table-row table:style-name="ro1">
          <table:table-cell office:value-type="float" office:value="14943875" calcext:value-type="float">
            <text:p>14943875</text:p>
          </table:table-cell>
          <table:table-cell table:formula="of:=[.A936]/1000/(60*60*24)" office:value-type="time" office:time-value="PT04H09M03.875S" calcext:value-type="time">
            <text:p>04:09:04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004.87" calcext:value-type="float">
            <text:p>1004.87</text:p>
          </table:table-cell>
          <table:table-cell office:value-type="float" office:value="1223.31" calcext:value-type="float">
            <text:p>1223.31</text:p>
          </table:table-cell>
        </table:table-row>
        <table:table-row table:style-name="ro1">
          <table:table-cell office:value-type="float" office:value="14959875" calcext:value-type="float">
            <text:p>14959875</text:p>
          </table:table-cell>
          <table:table-cell table:formula="of:=[.A937]/1000/(60*60*24)" office:value-type="time" office:time-value="PT04H09M19.875S" calcext:value-type="time">
            <text:p>04:09:20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005.92" calcext:value-type="float">
            <text:p>1005.92</text:p>
          </table:table-cell>
          <table:table-cell office:value-type="float" office:value="1224.56" calcext:value-type="float">
            <text:p>1224.56</text:p>
          </table:table-cell>
        </table:table-row>
        <table:table-row table:style-name="ro1">
          <table:table-cell office:value-type="float" office:value="14975875" calcext:value-type="float">
            <text:p>14975875</text:p>
          </table:table-cell>
          <table:table-cell table:formula="of:=[.A938]/1000/(60*60*24)" office:value-type="time" office:time-value="PT04H09M35.875S" calcext:value-type="time">
            <text:p>04:09:36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4" calcext:value-type="float">
            <text:p>280.4</text:p>
          </table:table-cell>
          <table:table-cell office:value-type="float" office:value="1006.97" calcext:value-type="float">
            <text:p>1006.97</text:p>
          </table:table-cell>
          <table:table-cell office:value-type="float" office:value="1225.8" calcext:value-type="float">
            <text:p>1225.8</text:p>
          </table:table-cell>
        </table:table-row>
        <table:table-row table:style-name="ro1">
          <table:table-cell office:value-type="float" office:value="14991875" calcext:value-type="float">
            <text:p>14991875</text:p>
          </table:table-cell>
          <table:table-cell table:formula="of:=[.A939]/1000/(60*60*24)" office:value-type="time" office:time-value="PT04H09M51.875S" calcext:value-type="time">
            <text:p>04:09:52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08.02" calcext:value-type="float">
            <text:p>1008.02</text:p>
          </table:table-cell>
          <table:table-cell office:value-type="float" office:value="1227.05" calcext:value-type="float">
            <text:p>1227.05</text:p>
          </table:table-cell>
        </table:table-row>
        <table:table-row table:style-name="ro1">
          <table:table-cell office:value-type="float" office:value="15007875" calcext:value-type="float">
            <text:p>15007875</text:p>
          </table:table-cell>
          <table:table-cell table:formula="of:=[.A940]/1000/(60*60*24)" office:value-type="time" office:time-value="PT04H10M07.875S" calcext:value-type="time">
            <text:p>04:10:08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1" calcext:value-type="float">
            <text:p>280.51</text:p>
          </table:table-cell>
          <table:table-cell office:value-type="float" office:value="1009.07" calcext:value-type="float">
            <text:p>1009.07</text:p>
          </table:table-cell>
          <table:table-cell office:value-type="float" office:value="1228.29" calcext:value-type="float">
            <text:p>1228.29</text:p>
          </table:table-cell>
        </table:table-row>
        <table:table-row table:style-name="ro1">
          <table:table-cell office:value-type="float" office:value="15023875" calcext:value-type="float">
            <text:p>15023875</text:p>
          </table:table-cell>
          <table:table-cell table:formula="of:=[.A941]/1000/(60*60*24)" office:value-type="time" office:time-value="PT04H10M23.875S" calcext:value-type="time">
            <text:p>04:1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6.1" calcext:value-type="float">
            <text:p>236.1</text:p>
          </table:table-cell>
          <table:table-cell office:value-type="float" office:value="279.45" calcext:value-type="float">
            <text:p>279.45</text:p>
          </table:table-cell>
          <table:table-cell office:value-type="float" office:value="1010.11" calcext:value-type="float">
            <text:p>1010.11</text:p>
          </table:table-cell>
          <table:table-cell office:value-type="float" office:value="1229.54" calcext:value-type="float">
            <text:p>1229.54</text:p>
          </table:table-cell>
        </table:table-row>
        <table:table-row table:style-name="ro1">
          <table:table-cell office:value-type="float" office:value="15039875" calcext:value-type="float">
            <text:p>15039875</text:p>
          </table:table-cell>
          <table:table-cell table:formula="of:=[.A942]/1000/(60*60*24)" office:value-type="time" office:time-value="PT04H10M39.875S" calcext:value-type="time">
            <text:p>04:10:40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011.16" calcext:value-type="float">
            <text:p>1011.16</text:p>
          </table:table-cell>
          <table:table-cell office:value-type="float" office:value="1230.78" calcext:value-type="float">
            <text:p>1230.78</text:p>
          </table:table-cell>
        </table:table-row>
        <table:table-row table:style-name="ro1">
          <table:table-cell office:value-type="float" office:value="15055875" calcext:value-type="float">
            <text:p>15055875</text:p>
          </table:table-cell>
          <table:table-cell table:formula="of:=[.A943]/1000/(60*60*24)" office:value-type="time" office:time-value="PT04H10M55.875S" calcext:value-type="time">
            <text:p>04:10:56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1012.21" calcext:value-type="float">
            <text:p>1012.21</text:p>
          </table:table-cell>
          <table:table-cell office:value-type="float" office:value="1232.03" calcext:value-type="float">
            <text:p>1232.03</text:p>
          </table:table-cell>
        </table:table-row>
        <table:table-row table:style-name="ro1">
          <table:table-cell office:value-type="float" office:value="15071875" calcext:value-type="float">
            <text:p>15071875</text:p>
          </table:table-cell>
          <table:table-cell table:formula="of:=[.A944]/1000/(60*60*24)" office:value-type="time" office:time-value="PT04H11M11.875S" calcext:value-type="time">
            <text:p>04:1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6.1" calcext:value-type="float">
            <text:p>236.1</text:p>
          </table:table-cell>
          <table:table-cell office:value-type="float" office:value="279.45" calcext:value-type="float">
            <text:p>279.45</text:p>
          </table:table-cell>
          <table:table-cell office:value-type="float" office:value="1013.26" calcext:value-type="float">
            <text:p>1013.26</text:p>
          </table:table-cell>
          <table:table-cell office:value-type="float" office:value="1233.27" calcext:value-type="float">
            <text:p>1233.27</text:p>
          </table:table-cell>
        </table:table-row>
        <table:table-row table:style-name="ro1">
          <table:table-cell office:value-type="float" office:value="15087875" calcext:value-type="float">
            <text:p>15087875</text:p>
          </table:table-cell>
          <table:table-cell table:formula="of:=[.A945]/1000/(60*60*24)" office:value-type="time" office:time-value="PT04H11M27.875S" calcext:value-type="time">
            <text:p>04:1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14.31" calcext:value-type="float">
            <text:p>1014.31</text:p>
          </table:table-cell>
          <table:table-cell office:value-type="float" office:value="1234.52" calcext:value-type="float">
            <text:p>1234.52</text:p>
          </table:table-cell>
        </table:table-row>
        <table:table-row table:style-name="ro1">
          <table:table-cell office:value-type="float" office:value="15103875" calcext:value-type="float">
            <text:p>15103875</text:p>
          </table:table-cell>
          <table:table-cell table:formula="of:=[.A946]/1000/(60*60*24)" office:value-type="time" office:time-value="PT04H11M43.875S" calcext:value-type="time">
            <text:p>04:1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15.36" calcext:value-type="float">
            <text:p>1015.36</text:p>
          </table:table-cell>
          <table:table-cell office:value-type="float" office:value="1235.76" calcext:value-type="float">
            <text:p>1235.76</text:p>
          </table:table-cell>
        </table:table-row>
        <table:table-row table:style-name="ro1">
          <table:table-cell office:value-type="float" office:value="15119875" calcext:value-type="float">
            <text:p>15119875</text:p>
          </table:table-cell>
          <table:table-cell table:formula="of:=[.A947]/1000/(60*60*24)" office:value-type="time" office:time-value="PT04H11M59.875S" calcext:value-type="time">
            <text:p>04:12:00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16.41" calcext:value-type="float">
            <text:p>1016.41</text:p>
          </table:table-cell>
          <table:table-cell office:value-type="float" office:value="1237.01" calcext:value-type="float">
            <text:p>1237.01</text:p>
          </table:table-cell>
        </table:table-row>
        <table:table-row table:style-name="ro1">
          <table:table-cell office:value-type="float" office:value="15135875" calcext:value-type="float">
            <text:p>15135875</text:p>
          </table:table-cell>
          <table:table-cell table:formula="of:=[.A948]/1000/(60*60*24)" office:value-type="time" office:time-value="PT04H12M15.875S" calcext:value-type="time">
            <text:p>04:1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017.46" calcext:value-type="float">
            <text:p>1017.46</text:p>
          </table:table-cell>
          <table:table-cell office:value-type="float" office:value="1238.25" calcext:value-type="float">
            <text:p>1238.25</text:p>
          </table:table-cell>
        </table:table-row>
        <table:table-row table:style-name="ro1">
          <table:table-cell office:value-type="float" office:value="15151875" calcext:value-type="float">
            <text:p>15151875</text:p>
          </table:table-cell>
          <table:table-cell table:formula="of:=[.A949]/1000/(60*60*24)" office:value-type="time" office:time-value="PT04H12M31.875S" calcext:value-type="time">
            <text:p>04:12:32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018.51" calcext:value-type="float">
            <text:p>1018.51</text:p>
          </table:table-cell>
          <table:table-cell office:value-type="float" office:value="1239.49" calcext:value-type="float">
            <text:p>1239.49</text:p>
          </table:table-cell>
        </table:table-row>
        <table:table-row table:style-name="ro1">
          <table:table-cell office:value-type="float" office:value="15167875" calcext:value-type="float">
            <text:p>15167875</text:p>
          </table:table-cell>
          <table:table-cell table:formula="of:=[.A950]/1000/(60*60*24)" office:value-type="time" office:time-value="PT04H12M47.875S" calcext:value-type="time">
            <text:p>04:1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019.56" calcext:value-type="float">
            <text:p>1019.56</text:p>
          </table:table-cell>
          <table:table-cell office:value-type="float" office:value="1240.74" calcext:value-type="float">
            <text:p>1240.74</text:p>
          </table:table-cell>
        </table:table-row>
        <table:table-row table:style-name="ro1">
          <table:table-cell office:value-type="float" office:value="15183875" calcext:value-type="float">
            <text:p>15183875</text:p>
          </table:table-cell>
          <table:table-cell table:formula="of:=[.A951]/1000/(60*60*24)" office:value-type="time" office:time-value="PT04H13M03.875S" calcext:value-type="time">
            <text:p>04:13:04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020.61" calcext:value-type="float">
            <text:p>1020.61</text:p>
          </table:table-cell>
          <table:table-cell office:value-type="float" office:value="1241.98" calcext:value-type="float">
            <text:p>1241.98</text:p>
          </table:table-cell>
        </table:table-row>
        <table:table-row table:style-name="ro1">
          <table:table-cell office:value-type="float" office:value="15199875" calcext:value-type="float">
            <text:p>15199875</text:p>
          </table:table-cell>
          <table:table-cell table:formula="of:=[.A952]/1000/(60*60*24)" office:value-type="time" office:time-value="PT04H13M19.875S" calcext:value-type="time">
            <text:p>04:1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021.65" calcext:value-type="float">
            <text:p>1021.65</text:p>
          </table:table-cell>
          <table:table-cell office:value-type="float" office:value="1243.22" calcext:value-type="float">
            <text:p>1243.22</text:p>
          </table:table-cell>
        </table:table-row>
        <table:table-row table:style-name="ro1">
          <table:table-cell office:value-type="float" office:value="15215875" calcext:value-type="float">
            <text:p>15215875</text:p>
          </table:table-cell>
          <table:table-cell table:formula="of:=[.A953]/1000/(60*60*24)" office:value-type="time" office:time-value="PT04H13M35.875S" calcext:value-type="time">
            <text:p>04:13:36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022.7" calcext:value-type="float">
            <text:p>1022.7</text:p>
          </table:table-cell>
          <table:table-cell office:value-type="float" office:value="1244.46" calcext:value-type="float">
            <text:p>1244.46</text:p>
          </table:table-cell>
        </table:table-row>
        <table:table-row table:style-name="ro1">
          <table:table-cell office:value-type="float" office:value="15231875" calcext:value-type="float">
            <text:p>15231875</text:p>
          </table:table-cell>
          <table:table-cell table:formula="of:=[.A954]/1000/(60*60*24)" office:value-type="time" office:time-value="PT04H13M51.875S" calcext:value-type="time">
            <text:p>04:1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023.75" calcext:value-type="float">
            <text:p>1023.75</text:p>
          </table:table-cell>
          <table:table-cell office:value-type="float" office:value="1245.71" calcext:value-type="float">
            <text:p>1245.71</text:p>
          </table:table-cell>
        </table:table-row>
        <table:table-row table:style-name="ro1">
          <table:table-cell office:value-type="float" office:value="15247875" calcext:value-type="float">
            <text:p>15247875</text:p>
          </table:table-cell>
          <table:table-cell table:formula="of:=[.A955]/1000/(60*60*24)" office:value-type="time" office:time-value="PT04H14M07.875S" calcext:value-type="time">
            <text:p>04:1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024.8" calcext:value-type="float">
            <text:p>1024.8</text:p>
          </table:table-cell>
          <table:table-cell office:value-type="float" office:value="1246.95" calcext:value-type="float">
            <text:p>1246.95</text:p>
          </table:table-cell>
        </table:table-row>
        <table:table-row table:style-name="ro1">
          <table:table-cell office:value-type="float" office:value="15263875" calcext:value-type="float">
            <text:p>15263875</text:p>
          </table:table-cell>
          <table:table-cell table:formula="of:=[.A956]/1000/(60*60*24)" office:value-type="time" office:time-value="PT04H14M23.875S" calcext:value-type="time">
            <text:p>04:1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025.85" calcext:value-type="float">
            <text:p>1025.85</text:p>
          </table:table-cell>
          <table:table-cell office:value-type="float" office:value="1248.19" calcext:value-type="float">
            <text:p>1248.19</text:p>
          </table:table-cell>
        </table:table-row>
        <table:table-row table:style-name="ro1">
          <table:table-cell office:value-type="float" office:value="15279875" calcext:value-type="float">
            <text:p>15279875</text:p>
          </table:table-cell>
          <table:table-cell table:formula="of:=[.A957]/1000/(60*60*24)" office:value-type="time" office:time-value="PT04H14M39.875S" calcext:value-type="time">
            <text:p>04:1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026.9" calcext:value-type="float">
            <text:p>1026.9</text:p>
          </table:table-cell>
          <table:table-cell office:value-type="float" office:value="1249.43" calcext:value-type="float">
            <text:p>1249.43</text:p>
          </table:table-cell>
        </table:table-row>
        <table:table-row table:style-name="ro1">
          <table:table-cell office:value-type="float" office:value="15295875" calcext:value-type="float">
            <text:p>15295875</text:p>
          </table:table-cell>
          <table:table-cell table:formula="of:=[.A958]/1000/(60*60*24)" office:value-type="time" office:time-value="PT04H14M55.875S" calcext:value-type="time">
            <text:p>04:1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027.95" calcext:value-type="float">
            <text:p>1027.95</text:p>
          </table:table-cell>
          <table:table-cell office:value-type="float" office:value="1250.67" calcext:value-type="float">
            <text:p>1250.67</text:p>
          </table:table-cell>
        </table:table-row>
        <table:table-row table:style-name="ro1">
          <table:table-cell office:value-type="float" office:value="15311875" calcext:value-type="float">
            <text:p>15311875</text:p>
          </table:table-cell>
          <table:table-cell table:formula="of:=[.A959]/1000/(60*60*24)" office:value-type="time" office:time-value="PT04H15M11.875S" calcext:value-type="time">
            <text:p>04:1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028.99" calcext:value-type="float">
            <text:p>1028.99</text:p>
          </table:table-cell>
          <table:table-cell office:value-type="float" office:value="1251.91" calcext:value-type="float">
            <text:p>1251.91</text:p>
          </table:table-cell>
        </table:table-row>
        <table:table-row table:style-name="ro1">
          <table:table-cell office:value-type="float" office:value="15327875" calcext:value-type="float">
            <text:p>15327875</text:p>
          </table:table-cell>
          <table:table-cell table:formula="of:=[.A960]/1000/(60*60*24)" office:value-type="time" office:time-value="PT04H15M27.875S" calcext:value-type="time">
            <text:p>04:15:28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030.04" calcext:value-type="float">
            <text:p>1030.04</text:p>
          </table:table-cell>
          <table:table-cell office:value-type="float" office:value="1253.15" calcext:value-type="float">
            <text:p>1253.15</text:p>
          </table:table-cell>
        </table:table-row>
        <table:table-row table:style-name="ro1">
          <table:table-cell office:value-type="float" office:value="15343875" calcext:value-type="float">
            <text:p>15343875</text:p>
          </table:table-cell>
          <table:table-cell table:formula="of:=[.A961]/1000/(60*60*24)" office:value-type="time" office:time-value="PT04H15M43.875S" calcext:value-type="time">
            <text:p>04:1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031.09" calcext:value-type="float">
            <text:p>1031.09</text:p>
          </table:table-cell>
          <table:table-cell office:value-type="float" office:value="1254.39" calcext:value-type="float">
            <text:p>1254.39</text:p>
          </table:table-cell>
        </table:table-row>
        <table:table-row table:style-name="ro1">
          <table:table-cell office:value-type="float" office:value="15359875" calcext:value-type="float">
            <text:p>15359875</text:p>
          </table:table-cell>
          <table:table-cell table:formula="of:=[.A962]/1000/(60*60*24)" office:value-type="time" office:time-value="PT04H15M59.875S" calcext:value-type="time">
            <text:p>04:1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032.14" calcext:value-type="float">
            <text:p>1032.14</text:p>
          </table:table-cell>
          <table:table-cell office:value-type="float" office:value="1255.63" calcext:value-type="float">
            <text:p>1255.63</text:p>
          </table:table-cell>
        </table:table-row>
        <table:table-row table:style-name="ro1">
          <table:table-cell office:value-type="float" office:value="15375875" calcext:value-type="float">
            <text:p>15375875</text:p>
          </table:table-cell>
          <table:table-cell table:formula="of:=[.A963]/1000/(60*60*24)" office:value-type="time" office:time-value="PT04H16M15.875S" calcext:value-type="time">
            <text:p>04:1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033.19" calcext:value-type="float">
            <text:p>1033.19</text:p>
          </table:table-cell>
          <table:table-cell office:value-type="float" office:value="1256.87" calcext:value-type="float">
            <text:p>1256.87</text:p>
          </table:table-cell>
        </table:table-row>
        <table:table-row table:style-name="ro1">
          <table:table-cell office:value-type="float" office:value="15391875" calcext:value-type="float">
            <text:p>15391875</text:p>
          </table:table-cell>
          <table:table-cell table:formula="of:=[.A964]/1000/(60*60*24)" office:value-type="time" office:time-value="PT04H16M31.875S" calcext:value-type="time">
            <text:p>04:1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034.23" calcext:value-type="float">
            <text:p>1034.23</text:p>
          </table:table-cell>
          <table:table-cell office:value-type="float" office:value="1258.11" calcext:value-type="float">
            <text:p>1258.11</text:p>
          </table:table-cell>
        </table:table-row>
        <table:table-row table:style-name="ro1">
          <table:table-cell office:value-type="float" office:value="15407875" calcext:value-type="float">
            <text:p>15407875</text:p>
          </table:table-cell>
          <table:table-cell table:formula="of:=[.A965]/1000/(60*60*24)" office:value-type="time" office:time-value="PT04H16M47.875S" calcext:value-type="time">
            <text:p>04:1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035.28" calcext:value-type="float">
            <text:p>1035.28</text:p>
          </table:table-cell>
          <table:table-cell office:value-type="float" office:value="1259.35" calcext:value-type="float">
            <text:p>1259.35</text:p>
          </table:table-cell>
        </table:table-row>
        <table:table-row table:style-name="ro1">
          <table:table-cell office:value-type="float" office:value="15423875" calcext:value-type="float">
            <text:p>15423875</text:p>
          </table:table-cell>
          <table:table-cell table:formula="of:=[.A966]/1000/(60*60*24)" office:value-type="time" office:time-value="PT04H17M03.875S" calcext:value-type="time">
            <text:p>04:1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036.33" calcext:value-type="float">
            <text:p>1036.33</text:p>
          </table:table-cell>
          <table:table-cell office:value-type="float" office:value="1260.59" calcext:value-type="float">
            <text:p>1260.59</text:p>
          </table:table-cell>
        </table:table-row>
        <table:table-row table:style-name="ro1">
          <table:table-cell office:value-type="float" office:value="15439875" calcext:value-type="float">
            <text:p>15439875</text:p>
          </table:table-cell>
          <table:table-cell table:formula="of:=[.A967]/1000/(60*60*24)" office:value-type="time" office:time-value="PT04H17M19.875S" calcext:value-type="time">
            <text:p>04:1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037.37" calcext:value-type="float">
            <text:p>1037.37</text:p>
          </table:table-cell>
          <table:table-cell office:value-type="float" office:value="1261.83" calcext:value-type="float">
            <text:p>1261.83</text:p>
          </table:table-cell>
        </table:table-row>
        <table:table-row table:style-name="ro1">
          <table:table-cell office:value-type="float" office:value="15455875" calcext:value-type="float">
            <text:p>15455875</text:p>
          </table:table-cell>
          <table:table-cell table:formula="of:=[.A968]/1000/(60*60*24)" office:value-type="time" office:time-value="PT04H17M35.875S" calcext:value-type="time">
            <text:p>04:1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038.42" calcext:value-type="float">
            <text:p>1038.42</text:p>
          </table:table-cell>
          <table:table-cell office:value-type="float" office:value="1263.07" calcext:value-type="float">
            <text:p>1263.07</text:p>
          </table:table-cell>
        </table:table-row>
        <table:table-row table:style-name="ro1">
          <table:table-cell office:value-type="float" office:value="15471875" calcext:value-type="float">
            <text:p>15471875</text:p>
          </table:table-cell>
          <table:table-cell table:formula="of:=[.A969]/1000/(60*60*24)" office:value-type="time" office:time-value="PT04H17M51.875S" calcext:value-type="time">
            <text:p>04:1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039.47" calcext:value-type="float">
            <text:p>1039.47</text:p>
          </table:table-cell>
          <table:table-cell office:value-type="float" office:value="1264.31" calcext:value-type="float">
            <text:p>1264.31</text:p>
          </table:table-cell>
        </table:table-row>
        <table:table-row table:style-name="ro1">
          <table:table-cell office:value-type="float" office:value="15487875" calcext:value-type="float">
            <text:p>15487875</text:p>
          </table:table-cell>
          <table:table-cell table:formula="of:=[.A970]/1000/(60*60*24)" office:value-type="time" office:time-value="PT04H18M07.875S" calcext:value-type="time">
            <text:p>04:1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040.52" calcext:value-type="float">
            <text:p>1040.52</text:p>
          </table:table-cell>
          <table:table-cell office:value-type="float" office:value="1265.55" calcext:value-type="float">
            <text:p>1265.55</text:p>
          </table:table-cell>
        </table:table-row>
        <table:table-row table:style-name="ro1">
          <table:table-cell office:value-type="float" office:value="15503875" calcext:value-type="float">
            <text:p>15503875</text:p>
          </table:table-cell>
          <table:table-cell table:formula="of:=[.A971]/1000/(60*60*24)" office:value-type="time" office:time-value="PT04H18M23.875S" calcext:value-type="time">
            <text:p>04:1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041.56" calcext:value-type="float">
            <text:p>1041.56</text:p>
          </table:table-cell>
          <table:table-cell office:value-type="float" office:value="1266.79" calcext:value-type="float">
            <text:p>1266.79</text:p>
          </table:table-cell>
        </table:table-row>
        <table:table-row table:style-name="ro1">
          <table:table-cell office:value-type="float" office:value="15519875" calcext:value-type="float">
            <text:p>15519875</text:p>
          </table:table-cell>
          <table:table-cell table:formula="of:=[.A972]/1000/(60*60*24)" office:value-type="time" office:time-value="PT04H18M39.875S" calcext:value-type="time">
            <text:p>04:1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042.61" calcext:value-type="float">
            <text:p>1042.61</text:p>
          </table:table-cell>
          <table:table-cell office:value-type="float" office:value="1268.03" calcext:value-type="float">
            <text:p>1268.03</text:p>
          </table:table-cell>
        </table:table-row>
        <table:table-row table:style-name="ro1">
          <table:table-cell office:value-type="float" office:value="15535875" calcext:value-type="float">
            <text:p>15535875</text:p>
          </table:table-cell>
          <table:table-cell table:formula="of:=[.A973]/1000/(60*60*24)" office:value-type="time" office:time-value="PT04H18M55.875S" calcext:value-type="time">
            <text:p>04:1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043.66" calcext:value-type="float">
            <text:p>1043.66</text:p>
          </table:table-cell>
          <table:table-cell office:value-type="float" office:value="1269.27" calcext:value-type="float">
            <text:p>1269.27</text:p>
          </table:table-cell>
        </table:table-row>
        <table:table-row table:style-name="ro1">
          <table:table-cell office:value-type="float" office:value="15551875" calcext:value-type="float">
            <text:p>15551875</text:p>
          </table:table-cell>
          <table:table-cell table:formula="of:=[.A974]/1000/(60*60*24)" office:value-type="time" office:time-value="PT04H19M11.875S" calcext:value-type="time">
            <text:p>04:1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044.7" calcext:value-type="float">
            <text:p>1044.7</text:p>
          </table:table-cell>
          <table:table-cell office:value-type="float" office:value="1270.51" calcext:value-type="float">
            <text:p>1270.51</text:p>
          </table:table-cell>
        </table:table-row>
        <table:table-row table:style-name="ro1">
          <table:table-cell office:value-type="float" office:value="15567875" calcext:value-type="float">
            <text:p>15567875</text:p>
          </table:table-cell>
          <table:table-cell table:formula="of:=[.A975]/1000/(60*60*24)" office:value-type="time" office:time-value="PT04H19M27.875S" calcext:value-type="time">
            <text:p>04:1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045.75" calcext:value-type="float">
            <text:p>1045.75</text:p>
          </table:table-cell>
          <table:table-cell office:value-type="float" office:value="1271.75" calcext:value-type="float">
            <text:p>1271.75</text:p>
          </table:table-cell>
        </table:table-row>
        <table:table-row table:style-name="ro1">
          <table:table-cell office:value-type="float" office:value="15583875" calcext:value-type="float">
            <text:p>15583875</text:p>
          </table:table-cell>
          <table:table-cell table:formula="of:=[.A976]/1000/(60*60*24)" office:value-type="time" office:time-value="PT04H19M43.875S" calcext:value-type="time">
            <text:p>04:1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046.8" calcext:value-type="float">
            <text:p>1046.8</text:p>
          </table:table-cell>
          <table:table-cell office:value-type="float" office:value="1272.98" calcext:value-type="float">
            <text:p>1272.98</text:p>
          </table:table-cell>
        </table:table-row>
        <table:table-row table:style-name="ro1">
          <table:table-cell office:value-type="float" office:value="15599875" calcext:value-type="float">
            <text:p>15599875</text:p>
          </table:table-cell>
          <table:table-cell table:formula="of:=[.A977]/1000/(60*60*24)" office:value-type="time" office:time-value="PT04H19M59.875S" calcext:value-type="time">
            <text:p>04:2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047.84" calcext:value-type="float">
            <text:p>1047.84</text:p>
          </table:table-cell>
          <table:table-cell office:value-type="float" office:value="1274.22" calcext:value-type="float">
            <text:p>1274.22</text:p>
          </table:table-cell>
        </table:table-row>
        <table:table-row table:style-name="ro1">
          <table:table-cell office:value-type="float" office:value="15615875" calcext:value-type="float">
            <text:p>15615875</text:p>
          </table:table-cell>
          <table:table-cell table:formula="of:=[.A978]/1000/(60*60*24)" office:value-type="time" office:time-value="PT04H20M15.875S" calcext:value-type="time">
            <text:p>04:2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048.89" calcext:value-type="float">
            <text:p>1048.89</text:p>
          </table:table-cell>
          <table:table-cell office:value-type="float" office:value="1275.46" calcext:value-type="float">
            <text:p>1275.46</text:p>
          </table:table-cell>
        </table:table-row>
        <table:table-row table:style-name="ro1">
          <table:table-cell office:value-type="float" office:value="15631875" calcext:value-type="float">
            <text:p>15631875</text:p>
          </table:table-cell>
          <table:table-cell table:formula="of:=[.A979]/1000/(60*60*24)" office:value-type="time" office:time-value="PT04H20M31.875S" calcext:value-type="time">
            <text:p>04:20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049.94" calcext:value-type="float">
            <text:p>1049.94</text:p>
          </table:table-cell>
          <table:table-cell office:value-type="float" office:value="1276.7" calcext:value-type="float">
            <text:p>1276.7</text:p>
          </table:table-cell>
        </table:table-row>
        <table:table-row table:style-name="ro1">
          <table:table-cell office:value-type="float" office:value="15647875" calcext:value-type="float">
            <text:p>15647875</text:p>
          </table:table-cell>
          <table:table-cell table:formula="of:=[.A980]/1000/(60*60*24)" office:value-type="time" office:time-value="PT04H20M47.875S" calcext:value-type="time">
            <text:p>04:2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050.98" calcext:value-type="float">
            <text:p>1050.98</text:p>
          </table:table-cell>
          <table:table-cell office:value-type="float" office:value="1277.93" calcext:value-type="float">
            <text:p>1277.93</text:p>
          </table:table-cell>
        </table:table-row>
        <table:table-row table:style-name="ro1">
          <table:table-cell office:value-type="float" office:value="15663875" calcext:value-type="float">
            <text:p>15663875</text:p>
          </table:table-cell>
          <table:table-cell table:formula="of:=[.A981]/1000/(60*60*24)" office:value-type="time" office:time-value="PT04H21M03.875S" calcext:value-type="time">
            <text:p>04:2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" calcext:value-type="float">
            <text:p>278.6</text:p>
          </table:table-cell>
          <table:table-cell office:value-type="float" office:value="1052.03" calcext:value-type="float">
            <text:p>1052.03</text:p>
          </table:table-cell>
          <table:table-cell office:value-type="float" office:value="1279.17" calcext:value-type="float">
            <text:p>1279.17</text:p>
          </table:table-cell>
        </table:table-row>
        <table:table-row table:style-name="ro1">
          <table:table-cell office:value-type="float" office:value="15679875" calcext:value-type="float">
            <text:p>15679875</text:p>
          </table:table-cell>
          <table:table-cell table:formula="of:=[.A982]/1000/(60*60*24)" office:value-type="time" office:time-value="PT04H21M19.875S" calcext:value-type="time">
            <text:p>04:2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053.07" calcext:value-type="float">
            <text:p>1053.07</text:p>
          </table:table-cell>
          <table:table-cell office:value-type="float" office:value="1280.41" calcext:value-type="float">
            <text:p>1280.41</text:p>
          </table:table-cell>
        </table:table-row>
        <table:table-row table:style-name="ro1">
          <table:table-cell office:value-type="float" office:value="15695875" calcext:value-type="float">
            <text:p>15695875</text:p>
          </table:table-cell>
          <table:table-cell table:formula="of:=[.A983]/1000/(60*60*24)" office:value-type="time" office:time-value="PT04H21M35.875S" calcext:value-type="time">
            <text:p>04:2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054.12" calcext:value-type="float">
            <text:p>1054.12</text:p>
          </table:table-cell>
          <table:table-cell office:value-type="float" office:value="1281.65" calcext:value-type="float">
            <text:p>1281.65</text:p>
          </table:table-cell>
        </table:table-row>
        <table:table-row table:style-name="ro1">
          <table:table-cell office:value-type="float" office:value="15711875" calcext:value-type="float">
            <text:p>15711875</text:p>
          </table:table-cell>
          <table:table-cell table:formula="of:=[.A984]/1000/(60*60*24)" office:value-type="time" office:time-value="PT04H21M51.875S" calcext:value-type="time">
            <text:p>04:21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1055.17" calcext:value-type="float">
            <text:p>1055.17</text:p>
          </table:table-cell>
          <table:table-cell office:value-type="float" office:value="1282.88" calcext:value-type="float">
            <text:p>1282.88</text:p>
          </table:table-cell>
        </table:table-row>
        <table:table-row table:style-name="ro1">
          <table:table-cell office:value-type="float" office:value="15727875" calcext:value-type="float">
            <text:p>15727875</text:p>
          </table:table-cell>
          <table:table-cell table:formula="of:=[.A985]/1000/(60*60*24)" office:value-type="time" office:time-value="PT04H22M07.875S" calcext:value-type="time">
            <text:p>04:2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056.21" calcext:value-type="float">
            <text:p>1056.21</text:p>
          </table:table-cell>
          <table:table-cell office:value-type="float" office:value="1284.12" calcext:value-type="float">
            <text:p>1284.12</text:p>
          </table:table-cell>
        </table:table-row>
        <table:table-row table:style-name="ro1">
          <table:table-cell office:value-type="float" office:value="15743875" calcext:value-type="float">
            <text:p>15743875</text:p>
          </table:table-cell>
          <table:table-cell table:formula="of:=[.A986]/1000/(60*60*24)" office:value-type="time" office:time-value="PT04H22M23.875S" calcext:value-type="time">
            <text:p>04:2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3" calcext:value-type="float">
            <text:p>277.43</text:p>
          </table:table-cell>
          <table:table-cell office:value-type="float" office:value="1057.26" calcext:value-type="float">
            <text:p>1057.26</text:p>
          </table:table-cell>
          <table:table-cell office:value-type="float" office:value="1285.35" calcext:value-type="float">
            <text:p>1285.35</text:p>
          </table:table-cell>
        </table:table-row>
        <table:table-row table:style-name="ro1">
          <table:table-cell office:value-type="float" office:value="15759875" calcext:value-type="float">
            <text:p>15759875</text:p>
          </table:table-cell>
          <table:table-cell table:formula="of:=[.A987]/1000/(60*60*24)" office:value-type="time" office:time-value="PT04H22M39.875S" calcext:value-type="time">
            <text:p>04:2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058.3" calcext:value-type="float">
            <text:p>1058.3</text:p>
          </table:table-cell>
          <table:table-cell office:value-type="float" office:value="1286.59" calcext:value-type="float">
            <text:p>1286.59</text:p>
          </table:table-cell>
        </table:table-row>
        <table:table-row table:style-name="ro1">
          <table:table-cell office:value-type="float" office:value="15775875" calcext:value-type="float">
            <text:p>15775875</text:p>
          </table:table-cell>
          <table:table-cell table:formula="of:=[.A988]/1000/(60*60*24)" office:value-type="time" office:time-value="PT04H22M55.875S" calcext:value-type="time">
            <text:p>04:2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3" calcext:value-type="float">
            <text:p>277.43</text:p>
          </table:table-cell>
          <table:table-cell office:value-type="float" office:value="1059.35" calcext:value-type="float">
            <text:p>1059.35</text:p>
          </table:table-cell>
          <table:table-cell office:value-type="float" office:value="1287.82" calcext:value-type="float">
            <text:p>1287.82</text:p>
          </table:table-cell>
        </table:table-row>
        <table:table-row table:style-name="ro1">
          <table:table-cell office:value-type="float" office:value="15791875" calcext:value-type="float">
            <text:p>15791875</text:p>
          </table:table-cell>
          <table:table-cell table:formula="of:=[.A989]/1000/(60*60*24)" office:value-type="time" office:time-value="PT04H23M11.875S" calcext:value-type="time">
            <text:p>04:2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060.39" calcext:value-type="float">
            <text:p>1060.39</text:p>
          </table:table-cell>
          <table:table-cell office:value-type="float" office:value="1289.06" calcext:value-type="float">
            <text:p>1289.06</text:p>
          </table:table-cell>
        </table:table-row>
        <table:table-row table:style-name="ro1">
          <table:table-cell office:value-type="float" office:value="15807875" calcext:value-type="float">
            <text:p>15807875</text:p>
          </table:table-cell>
          <table:table-cell table:formula="of:=[.A990]/1000/(60*60*24)" office:value-type="time" office:time-value="PT04H23M27.875S" calcext:value-type="time">
            <text:p>04:2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061.44" calcext:value-type="float">
            <text:p>1061.44</text:p>
          </table:table-cell>
          <table:table-cell office:value-type="float" office:value="1290.29" calcext:value-type="float">
            <text:p>1290.29</text:p>
          </table:table-cell>
        </table:table-row>
        <table:table-row table:style-name="ro1">
          <table:table-cell office:value-type="float" office:value="15823875" calcext:value-type="float">
            <text:p>15823875</text:p>
          </table:table-cell>
          <table:table-cell table:formula="of:=[.A991]/1000/(60*60*24)" office:value-type="time" office:time-value="PT04H23M43.875S" calcext:value-type="time">
            <text:p>04:2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1" calcext:value-type="float">
            <text:p>277.31</text:p>
          </table:table-cell>
          <table:table-cell office:value-type="float" office:value="1062.48" calcext:value-type="float">
            <text:p>1062.48</text:p>
          </table:table-cell>
          <table:table-cell office:value-type="float" office:value="1291.52" calcext:value-type="float">
            <text:p>1291.52</text:p>
          </table:table-cell>
        </table:table-row>
        <table:table-row table:style-name="ro1">
          <table:table-cell office:value-type="float" office:value="15839875" calcext:value-type="float">
            <text:p>15839875</text:p>
          </table:table-cell>
          <table:table-cell table:formula="of:=[.A992]/1000/(60*60*24)" office:value-type="time" office:time-value="PT04H23M59.875S" calcext:value-type="time">
            <text:p>04:24:00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063.53" calcext:value-type="float">
            <text:p>1063.53</text:p>
          </table:table-cell>
          <table:table-cell office:value-type="float" office:value="1292.76" calcext:value-type="float">
            <text:p>1292.76</text:p>
          </table:table-cell>
        </table:table-row>
        <table:table-row table:style-name="ro1">
          <table:table-cell office:value-type="float" office:value="15855875" calcext:value-type="float">
            <text:p>15855875</text:p>
          </table:table-cell>
          <table:table-cell table:formula="of:=[.A993]/1000/(60*60*24)" office:value-type="time" office:time-value="PT04H24M15.875S" calcext:value-type="time">
            <text:p>04:24:16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064.57" calcext:value-type="float">
            <text:p>1064.57</text:p>
          </table:table-cell>
          <table:table-cell office:value-type="float" office:value="1293.99" calcext:value-type="float">
            <text:p>1293.99</text:p>
          </table:table-cell>
        </table:table-row>
        <table:table-row table:style-name="ro1">
          <table:table-cell office:value-type="float" office:value="15871875" calcext:value-type="float">
            <text:p>15871875</text:p>
          </table:table-cell>
          <table:table-cell table:formula="of:=[.A994]/1000/(60*60*24)" office:value-type="time" office:time-value="PT04H24M31.875S" calcext:value-type="time">
            <text:p>04:2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065.62" calcext:value-type="float">
            <text:p>1065.62</text:p>
          </table:table-cell>
          <table:table-cell office:value-type="float" office:value="1295.22" calcext:value-type="float">
            <text:p>1295.22</text:p>
          </table:table-cell>
        </table:table-row>
        <table:table-row table:style-name="ro1">
          <table:table-cell office:value-type="float" office:value="15887875" calcext:value-type="float">
            <text:p>15887875</text:p>
          </table:table-cell>
          <table:table-cell table:formula="of:=[.A995]/1000/(60*60*24)" office:value-type="time" office:time-value="PT04H24M47.875S" calcext:value-type="time">
            <text:p>04:24:4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066.66" calcext:value-type="float">
            <text:p>1066.66</text:p>
          </table:table-cell>
          <table:table-cell office:value-type="float" office:value="1296.46" calcext:value-type="float">
            <text:p>1296.46</text:p>
          </table:table-cell>
        </table:table-row>
        <table:table-row table:style-name="ro1">
          <table:table-cell office:value-type="float" office:value="15903875" calcext:value-type="float">
            <text:p>15903875</text:p>
          </table:table-cell>
          <table:table-cell table:formula="of:=[.A996]/1000/(60*60*24)" office:value-type="time" office:time-value="PT04H25M03.875S" calcext:value-type="time">
            <text:p>04:25:04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067.71" calcext:value-type="float">
            <text:p>1067.71</text:p>
          </table:table-cell>
          <table:table-cell office:value-type="float" office:value="1297.69" calcext:value-type="float">
            <text:p>1297.69</text:p>
          </table:table-cell>
        </table:table-row>
        <table:table-row table:style-name="ro1">
          <table:table-cell office:value-type="float" office:value="15919875" calcext:value-type="float">
            <text:p>15919875</text:p>
          </table:table-cell>
          <table:table-cell table:formula="of:=[.A997]/1000/(60*60*24)" office:value-type="time" office:time-value="PT04H25M19.875S" calcext:value-type="time">
            <text:p>04:25:2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068.75" calcext:value-type="float">
            <text:p>1068.75</text:p>
          </table:table-cell>
          <table:table-cell office:value-type="float" office:value="1298.92" calcext:value-type="float">
            <text:p>1298.92</text:p>
          </table:table-cell>
        </table:table-row>
        <table:table-row table:style-name="ro1">
          <table:table-cell office:value-type="float" office:value="15935875" calcext:value-type="float">
            <text:p>15935875</text:p>
          </table:table-cell>
          <table:table-cell table:formula="of:=[.A998]/1000/(60*60*24)" office:value-type="time" office:time-value="PT04H25M35.875S" calcext:value-type="time">
            <text:p>04:25:36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069.8" calcext:value-type="float">
            <text:p>1069.8</text:p>
          </table:table-cell>
          <table:table-cell office:value-type="float" office:value="1300.15" calcext:value-type="float">
            <text:p>1300.15</text:p>
          </table:table-cell>
        </table:table-row>
        <table:table-row table:style-name="ro1">
          <table:table-cell office:value-type="float" office:value="15951875" calcext:value-type="float">
            <text:p>15951875</text:p>
          </table:table-cell>
          <table:table-cell table:formula="of:=[.A999]/1000/(60*60*24)" office:value-type="time" office:time-value="PT04H25M51.875S" calcext:value-type="time">
            <text:p>04:2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070.84" calcext:value-type="float">
            <text:p>1070.84</text:p>
          </table:table-cell>
          <table:table-cell office:value-type="float" office:value="1301.39" calcext:value-type="float">
            <text:p>1301.39</text:p>
          </table:table-cell>
        </table:table-row>
        <table:table-row table:style-name="ro1">
          <table:table-cell office:value-type="float" office:value="15967875" calcext:value-type="float">
            <text:p>15967875</text:p>
          </table:table-cell>
          <table:table-cell table:formula="of:=[.A1000]/1000/(60*60*24)" office:value-type="time" office:time-value="PT04H26M07.875S" calcext:value-type="time">
            <text:p>04:26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071.89" calcext:value-type="float">
            <text:p>1071.89</text:p>
          </table:table-cell>
          <table:table-cell office:value-type="float" office:value="1302.62" calcext:value-type="float">
            <text:p>1302.62</text:p>
          </table:table-cell>
        </table:table-row>
        <table:table-row table:style-name="ro1">
          <table:table-cell office:value-type="float" office:value="15983875" calcext:value-type="float">
            <text:p>15983875</text:p>
          </table:table-cell>
          <table:table-cell table:formula="of:=[.A1001]/1000/(60*60*24)" office:value-type="time" office:time-value="PT04H26M23.875S" calcext:value-type="time">
            <text:p>04:26:24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072.93" calcext:value-type="float">
            <text:p>1072.93</text:p>
          </table:table-cell>
          <table:table-cell office:value-type="float" office:value="1303.85" calcext:value-type="float">
            <text:p>1303.85</text:p>
          </table:table-cell>
        </table:table-row>
        <table:table-row table:style-name="ro1">
          <table:table-cell office:value-type="float" office:value="15999875" calcext:value-type="float">
            <text:p>15999875</text:p>
          </table:table-cell>
          <table:table-cell table:formula="of:=[.A1002]/1000/(60*60*24)" office:value-type="time" office:time-value="PT04H26M39.875S" calcext:value-type="time">
            <text:p>04:26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073.97" calcext:value-type="float">
            <text:p>1073.97</text:p>
          </table:table-cell>
          <table:table-cell office:value-type="float" office:value="1305.08" calcext:value-type="float">
            <text:p>1305.08</text:p>
          </table:table-cell>
        </table:table-row>
        <table:table-row table:style-name="ro1">
          <table:table-cell office:value-type="float" office:value="16015875" calcext:value-type="float">
            <text:p>16015875</text:p>
          </table:table-cell>
          <table:table-cell table:formula="of:=[.A1003]/1000/(60*60*24)" office:value-type="time" office:time-value="PT04H26M55.875S" calcext:value-type="time">
            <text:p>04:26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075.02" calcext:value-type="float">
            <text:p>1075.02</text:p>
          </table:table-cell>
          <table:table-cell office:value-type="float" office:value="1306.31" calcext:value-type="float">
            <text:p>1306.31</text:p>
          </table:table-cell>
        </table:table-row>
        <table:table-row table:style-name="ro1">
          <table:table-cell office:value-type="float" office:value="16031875" calcext:value-type="float">
            <text:p>16031875</text:p>
          </table:table-cell>
          <table:table-cell table:formula="of:=[.A1004]/1000/(60*60*24)" office:value-type="time" office:time-value="PT04H27M11.875S" calcext:value-type="time">
            <text:p>04:27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076.06" calcext:value-type="float">
            <text:p>1076.06</text:p>
          </table:table-cell>
          <table:table-cell office:value-type="float" office:value="1307.54" calcext:value-type="float">
            <text:p>1307.54</text:p>
          </table:table-cell>
        </table:table-row>
        <table:table-row table:style-name="ro1">
          <table:table-cell office:value-type="float" office:value="16047875" calcext:value-type="float">
            <text:p>16047875</text:p>
          </table:table-cell>
          <table:table-cell table:formula="of:=[.A1005]/1000/(60*60*24)" office:value-type="time" office:time-value="PT04H27M27.875S" calcext:value-type="time">
            <text:p>04:27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077.11" calcext:value-type="float">
            <text:p>1077.11</text:p>
          </table:table-cell>
          <table:table-cell office:value-type="float" office:value="1308.77" calcext:value-type="float">
            <text:p>1308.77</text:p>
          </table:table-cell>
        </table:table-row>
        <table:table-row table:style-name="ro1">
          <table:table-cell office:value-type="float" office:value="16063875" calcext:value-type="float">
            <text:p>16063875</text:p>
          </table:table-cell>
          <table:table-cell table:formula="of:=[.A1006]/1000/(60*60*24)" office:value-type="time" office:time-value="PT04H27M43.875S" calcext:value-type="time">
            <text:p>04:27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078.15" calcext:value-type="float">
            <text:p>1078.15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16079875" calcext:value-type="float">
            <text:p>16079875</text:p>
          </table:table-cell>
          <table:table-cell table:formula="of:=[.A1007]/1000/(60*60*24)" office:value-type="time" office:time-value="PT04H27M59.875S" calcext:value-type="time">
            <text:p>04:28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079.2" calcext:value-type="float">
            <text:p>1079.2</text:p>
          </table:table-cell>
          <table:table-cell office:value-type="float" office:value="1311.24" calcext:value-type="float">
            <text:p>1311.24</text:p>
          </table:table-cell>
        </table:table-row>
        <table:table-row table:style-name="ro1">
          <table:table-cell office:value-type="float" office:value="16095875" calcext:value-type="float">
            <text:p>16095875</text:p>
          </table:table-cell>
          <table:table-cell table:formula="of:=[.A1008]/1000/(60*60*24)" office:value-type="time" office:time-value="PT04H28M15.875S" calcext:value-type="time">
            <text:p>04:28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080.24" calcext:value-type="float">
            <text:p>1080.24</text:p>
          </table:table-cell>
          <table:table-cell office:value-type="float" office:value="1312.47" calcext:value-type="float">
            <text:p>1312.47</text:p>
          </table:table-cell>
        </table:table-row>
        <table:table-row table:style-name="ro1">
          <table:table-cell office:value-type="float" office:value="16111875" calcext:value-type="float">
            <text:p>16111875</text:p>
          </table:table-cell>
          <table:table-cell table:formula="of:=[.A1009]/1000/(60*60*24)" office:value-type="time" office:time-value="PT04H28M31.875S" calcext:value-type="time">
            <text:p>04:28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081.28" calcext:value-type="float">
            <text:p>1081.28</text:p>
          </table:table-cell>
          <table:table-cell office:value-type="float" office:value="1313.7" calcext:value-type="float">
            <text:p>1313.7</text:p>
          </table:table-cell>
        </table:table-row>
        <table:table-row table:style-name="ro1">
          <table:table-cell office:value-type="float" office:value="16127875" calcext:value-type="float">
            <text:p>16127875</text:p>
          </table:table-cell>
          <table:table-cell table:formula="of:=[.A1010]/1000/(60*60*24)" office:value-type="time" office:time-value="PT04H28M47.875S" calcext:value-type="time">
            <text:p>04:28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082.33" calcext:value-type="float">
            <text:p>1082.33</text:p>
          </table:table-cell>
          <table:table-cell office:value-type="float" office:value="1314.93" calcext:value-type="float">
            <text:p>1314.93</text:p>
          </table:table-cell>
        </table:table-row>
        <table:table-row table:style-name="ro1">
          <table:table-cell office:value-type="float" office:value="16143875" calcext:value-type="float">
            <text:p>16143875</text:p>
          </table:table-cell>
          <table:table-cell table:formula="of:=[.A1011]/1000/(60*60*24)" office:value-type="time" office:time-value="PT04H29M03.875S" calcext:value-type="time">
            <text:p>04:29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083.37" calcext:value-type="float">
            <text:p>1083.37</text:p>
          </table:table-cell>
          <table:table-cell office:value-type="float" office:value="1316.16" calcext:value-type="float">
            <text:p>1316.16</text:p>
          </table:table-cell>
        </table:table-row>
        <table:table-row table:style-name="ro1">
          <table:table-cell office:value-type="float" office:value="16159875" calcext:value-type="float">
            <text:p>16159875</text:p>
          </table:table-cell>
          <table:table-cell table:formula="of:=[.A1012]/1000/(60*60*24)" office:value-type="time" office:time-value="PT04H29M19.875S" calcext:value-type="time">
            <text:p>04:29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084.41" calcext:value-type="float">
            <text:p>1084.41</text:p>
          </table:table-cell>
          <table:table-cell office:value-type="float" office:value="1317.39" calcext:value-type="float">
            <text:p>1317.39</text:p>
          </table:table-cell>
        </table:table-row>
        <table:table-row table:style-name="ro1">
          <table:table-cell office:value-type="float" office:value="16175875" calcext:value-type="float">
            <text:p>16175875</text:p>
          </table:table-cell>
          <table:table-cell table:formula="of:=[.A1013]/1000/(60*60*24)" office:value-type="time" office:time-value="PT04H29M35.875S" calcext:value-type="time">
            <text:p>04:29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085.46" calcext:value-type="float">
            <text:p>1085.46</text:p>
          </table:table-cell>
          <table:table-cell office:value-type="float" office:value="1318.62" calcext:value-type="float">
            <text:p>1318.62</text:p>
          </table:table-cell>
        </table:table-row>
        <table:table-row table:style-name="ro1">
          <table:table-cell office:value-type="float" office:value="16191875" calcext:value-type="float">
            <text:p>16191875</text:p>
          </table:table-cell>
          <table:table-cell table:formula="of:=[.A1014]/1000/(60*60*24)" office:value-type="time" office:time-value="PT04H29M51.875S" calcext:value-type="time">
            <text:p>04:29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086.5" calcext:value-type="float">
            <text:p>1086.5</text:p>
          </table:table-cell>
          <table:table-cell office:value-type="float" office:value="1319.85" calcext:value-type="float">
            <text:p>1319.85</text:p>
          </table:table-cell>
        </table:table-row>
        <table:table-row table:style-name="ro1">
          <table:table-cell office:value-type="float" office:value="16207875" calcext:value-type="float">
            <text:p>16207875</text:p>
          </table:table-cell>
          <table:table-cell table:formula="of:=[.A1015]/1000/(60*60*24)" office:value-type="time" office:time-value="PT04H30M07.875S" calcext:value-type="time">
            <text:p>04:30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087.54" calcext:value-type="float">
            <text:p>1087.54</text:p>
          </table:table-cell>
          <table:table-cell office:value-type="float" office:value="1321.08" calcext:value-type="float">
            <text:p>1321.08</text:p>
          </table:table-cell>
        </table:table-row>
        <table:table-row table:style-name="ro1">
          <table:table-cell office:value-type="float" office:value="16223875" calcext:value-type="float">
            <text:p>16223875</text:p>
          </table:table-cell>
          <table:table-cell table:formula="of:=[.A1016]/1000/(60*60*24)" office:value-type="time" office:time-value="PT04H30M23.875S" calcext:value-type="time">
            <text:p>04:30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088.58" calcext:value-type="float">
            <text:p>1088.58</text:p>
          </table:table-cell>
          <table:table-cell office:value-type="float" office:value="1322.31" calcext:value-type="float">
            <text:p>1322.31</text:p>
          </table:table-cell>
        </table:table-row>
        <table:table-row table:style-name="ro1">
          <table:table-cell office:value-type="float" office:value="16239875" calcext:value-type="float">
            <text:p>16239875</text:p>
          </table:table-cell>
          <table:table-cell table:formula="of:=[.A1017]/1000/(60*60*24)" office:value-type="time" office:time-value="PT04H30M39.875S" calcext:value-type="time">
            <text:p>04:30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089.63" calcext:value-type="float">
            <text:p>1089.63</text:p>
          </table:table-cell>
          <table:table-cell office:value-type="float" office:value="1323.54" calcext:value-type="float">
            <text:p>1323.54</text:p>
          </table:table-cell>
        </table:table-row>
        <table:table-row table:style-name="ro1">
          <table:table-cell office:value-type="float" office:value="16255875" calcext:value-type="float">
            <text:p>16255875</text:p>
          </table:table-cell>
          <table:table-cell table:formula="of:=[.A1018]/1000/(60*60*24)" office:value-type="time" office:time-value="PT04H30M55.875S" calcext:value-type="time">
            <text:p>04:30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090.67" calcext:value-type="float">
            <text:p>1090.67</text:p>
          </table:table-cell>
          <table:table-cell office:value-type="float" office:value="1324.77" calcext:value-type="float">
            <text:p>1324.77</text:p>
          </table:table-cell>
        </table:table-row>
        <table:table-row table:style-name="ro1">
          <table:table-cell office:value-type="float" office:value="16271875" calcext:value-type="float">
            <text:p>16271875</text:p>
          </table:table-cell>
          <table:table-cell table:formula="of:=[.A1019]/1000/(60*60*24)" office:value-type="time" office:time-value="PT04H31M11.875S" calcext:value-type="time">
            <text:p>04:31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091.71" calcext:value-type="float">
            <text:p>1091.71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16287875" calcext:value-type="float">
            <text:p>16287875</text:p>
          </table:table-cell>
          <table:table-cell table:formula="of:=[.A1020]/1000/(60*60*24)" office:value-type="time" office:time-value="PT04H31M27.875S" calcext:value-type="time">
            <text:p>04:31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092.75" calcext:value-type="float">
            <text:p>1092.75</text:p>
          </table:table-cell>
          <table:table-cell office:value-type="float" office:value="1327.23" calcext:value-type="float">
            <text:p>1327.23</text:p>
          </table:table-cell>
        </table:table-row>
        <table:table-row table:style-name="ro1">
          <table:table-cell office:value-type="float" office:value="16303875" calcext:value-type="float">
            <text:p>16303875</text:p>
          </table:table-cell>
          <table:table-cell table:formula="of:=[.A1021]/1000/(60*60*24)" office:value-type="time" office:time-value="PT04H31M43.875S" calcext:value-type="time">
            <text:p>04:31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5.65" calcext:value-type="float">
            <text:p>275.65</text:p>
          </table:table-cell>
          <table:table-cell office:value-type="float" office:value="1093.8" calcext:value-type="float">
            <text:p>1093.8</text:p>
          </table:table-cell>
          <table:table-cell office:value-type="float" office:value="1328.45" calcext:value-type="float">
            <text:p>1328.45</text:p>
          </table:table-cell>
        </table:table-row>
        <table:table-row table:style-name="ro1">
          <table:table-cell office:value-type="float" office:value="16319875" calcext:value-type="float">
            <text:p>16319875</text:p>
          </table:table-cell>
          <table:table-cell table:formula="of:=[.A1022]/1000/(60*60*24)" office:value-type="time" office:time-value="PT04H31M59.875S" calcext:value-type="time">
            <text:p>04:32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094.84" calcext:value-type="float">
            <text:p>1094.84</text:p>
          </table:table-cell>
          <table:table-cell office:value-type="float" office:value="1329.68" calcext:value-type="float">
            <text:p>1329.68</text:p>
          </table:table-cell>
        </table:table-row>
        <table:table-row table:style-name="ro1">
          <table:table-cell office:value-type="float" office:value="16335875" calcext:value-type="float">
            <text:p>16335875</text:p>
          </table:table-cell>
          <table:table-cell table:formula="of:=[.A1023]/1000/(60*60*24)" office:value-type="time" office:time-value="PT04H32M15.875S" calcext:value-type="time">
            <text:p>04:32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5.64" calcext:value-type="float">
            <text:p>275.64</text:p>
          </table:table-cell>
          <table:table-cell office:value-type="float" office:value="1095.88" calcext:value-type="float">
            <text:p>1095.88</text:p>
          </table:table-cell>
          <table:table-cell office:value-type="float" office:value="1330.91" calcext:value-type="float">
            <text:p>1330.91</text:p>
          </table:table-cell>
        </table:table-row>
        <table:table-row table:style-name="ro1">
          <table:table-cell office:value-type="float" office:value="16351875" calcext:value-type="float">
            <text:p>16351875</text:p>
          </table:table-cell>
          <table:table-cell table:formula="of:=[.A1024]/1000/(60*60*24)" office:value-type="time" office:time-value="PT04H32M31.875S" calcext:value-type="time">
            <text:p>04:32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096.93" calcext:value-type="float">
            <text:p>1096.93</text:p>
          </table:table-cell>
          <table:table-cell office:value-type="float" office:value="1332.14" calcext:value-type="float">
            <text:p>1332.14</text:p>
          </table:table-cell>
        </table:table-row>
        <table:table-row table:style-name="ro1">
          <table:table-cell office:value-type="float" office:value="16367875" calcext:value-type="float">
            <text:p>16367875</text:p>
          </table:table-cell>
          <table:table-cell table:formula="of:=[.A1025]/1000/(60*60*24)" office:value-type="time" office:time-value="PT04H32M47.875S" calcext:value-type="time">
            <text:p>04:32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097.97" calcext:value-type="float">
            <text:p>1097.97</text:p>
          </table:table-cell>
          <table:table-cell office:value-type="float" office:value="1333.37" calcext:value-type="float">
            <text:p>1333.37</text:p>
          </table:table-cell>
        </table:table-row>
        <table:table-row table:style-name="ro1">
          <table:table-cell office:value-type="float" office:value="16383875" calcext:value-type="float">
            <text:p>16383875</text:p>
          </table:table-cell>
          <table:table-cell table:formula="of:=[.A1026]/1000/(60*60*24)" office:value-type="time" office:time-value="PT04H33M03.875S" calcext:value-type="time">
            <text:p>04:33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099.01" calcext:value-type="float">
            <text:p>1099.01</text:p>
          </table:table-cell>
          <table:table-cell office:value-type="float" office:value="1334.59" calcext:value-type="float">
            <text:p>1334.59</text:p>
          </table:table-cell>
        </table:table-row>
        <table:table-row table:style-name="ro1">
          <table:table-cell office:value-type="float" office:value="16399875" calcext:value-type="float">
            <text:p>16399875</text:p>
          </table:table-cell>
          <table:table-cell table:formula="of:=[.A1027]/1000/(60*60*24)" office:value-type="time" office:time-value="PT04H33M19.875S" calcext:value-type="time">
            <text:p>04:33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100.05" calcext:value-type="float">
            <text:p>1100.05</text:p>
          </table:table-cell>
          <table:table-cell office:value-type="float" office:value="1335.82" calcext:value-type="float">
            <text:p>1335.82</text:p>
          </table:table-cell>
        </table:table-row>
        <table:table-row table:style-name="ro1">
          <table:table-cell office:value-type="float" office:value="16415875" calcext:value-type="float">
            <text:p>16415875</text:p>
          </table:table-cell>
          <table:table-cell table:formula="of:=[.A1028]/1000/(60*60*24)" office:value-type="time" office:time-value="PT04H33M35.875S" calcext:value-type="time">
            <text:p>04:33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1101.09" calcext:value-type="float">
            <text:p>1101.09</text:p>
          </table:table-cell>
          <table:table-cell office:value-type="float" office:value="1337.05" calcext:value-type="float">
            <text:p>1337.05</text:p>
          </table:table-cell>
        </table:table-row>
        <table:table-row table:style-name="ro1">
          <table:table-cell office:value-type="float" office:value="16431875" calcext:value-type="float">
            <text:p>16431875</text:p>
          </table:table-cell>
          <table:table-cell table:formula="of:=[.A1029]/1000/(60*60*24)" office:value-type="time" office:time-value="PT04H33M51.875S" calcext:value-type="time">
            <text:p>04:33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1102.13" calcext:value-type="float">
            <text:p>1102.13</text:p>
          </table:table-cell>
          <table:table-cell office:value-type="float" office:value="1338.27" calcext:value-type="float">
            <text:p>1338.27</text:p>
          </table:table-cell>
        </table:table-row>
        <table:table-row table:style-name="ro1">
          <table:table-cell office:value-type="float" office:value="16447875" calcext:value-type="float">
            <text:p>16447875</text:p>
          </table:table-cell>
          <table:table-cell table:formula="of:=[.A1030]/1000/(60*60*24)" office:value-type="time" office:time-value="PT04H34M07.875S" calcext:value-type="time">
            <text:p>04:34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103.17" calcext:value-type="float">
            <text:p>1103.17</text:p>
          </table:table-cell>
          <table:table-cell office:value-type="float" office:value="1339.5" calcext:value-type="float">
            <text:p>1339.5</text:p>
          </table:table-cell>
        </table:table-row>
        <table:table-row table:style-name="ro1">
          <table:table-cell office:value-type="float" office:value="16463875" calcext:value-type="float">
            <text:p>16463875</text:p>
          </table:table-cell>
          <table:table-cell table:formula="of:=[.A1031]/1000/(60*60*24)" office:value-type="time" office:time-value="PT04H34M23.875S" calcext:value-type="time">
            <text:p>04:34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104.21" calcext:value-type="float">
            <text:p>1104.21</text:p>
          </table:table-cell>
          <table:table-cell office:value-type="float" office:value="1340.72" calcext:value-type="float">
            <text:p>1340.72</text:p>
          </table:table-cell>
        </table:table-row>
        <table:table-row table:style-name="ro1">
          <table:table-cell office:value-type="float" office:value="16479875" calcext:value-type="float">
            <text:p>16479875</text:p>
          </table:table-cell>
          <table:table-cell table:formula="of:=[.A1032]/1000/(60*60*24)" office:value-type="time" office:time-value="PT04H34M39.875S" calcext:value-type="time">
            <text:p>04:34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105.26" calcext:value-type="float">
            <text:p>1105.26</text:p>
          </table:table-cell>
          <table:table-cell office:value-type="float" office:value="1341.95" calcext:value-type="float">
            <text:p>1341.95</text:p>
          </table:table-cell>
        </table:table-row>
        <table:table-row table:style-name="ro1">
          <table:table-cell office:value-type="float" office:value="16495875" calcext:value-type="float">
            <text:p>16495875</text:p>
          </table:table-cell>
          <table:table-cell table:formula="of:=[.A1033]/1000/(60*60*24)" office:value-type="time" office:time-value="PT04H34M55.875S" calcext:value-type="time">
            <text:p>04:34:5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106.3" calcext:value-type="float">
            <text:p>1106.3</text:p>
          </table:table-cell>
          <table:table-cell office:value-type="float" office:value="1343.17" calcext:value-type="float">
            <text:p>1343.17</text:p>
          </table:table-cell>
        </table:table-row>
        <table:table-row table:style-name="ro1">
          <table:table-cell office:value-type="float" office:value="16511875" calcext:value-type="float">
            <text:p>16511875</text:p>
          </table:table-cell>
          <table:table-cell table:formula="of:=[.A1034]/1000/(60*60*24)" office:value-type="time" office:time-value="PT04H35M11.875S" calcext:value-type="time">
            <text:p>04:35:1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107.34" calcext:value-type="float">
            <text:p>1107.34</text:p>
          </table:table-cell>
          <table:table-cell office:value-type="float" office:value="1344.4" calcext:value-type="float">
            <text:p>1344.4</text:p>
          </table:table-cell>
        </table:table-row>
        <table:table-row table:style-name="ro1">
          <table:table-cell office:value-type="float" office:value="16527875" calcext:value-type="float">
            <text:p>16527875</text:p>
          </table:table-cell>
          <table:table-cell table:formula="of:=[.A1035]/1000/(60*60*24)" office:value-type="time" office:time-value="PT04H35M27.875S" calcext:value-type="time">
            <text:p>04:35:28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108.38" calcext:value-type="float">
            <text:p>1108.38</text:p>
          </table:table-cell>
          <table:table-cell office:value-type="float" office:value="1345.62" calcext:value-type="float">
            <text:p>1345.62</text:p>
          </table:table-cell>
        </table:table-row>
        <table:table-row table:style-name="ro1">
          <table:table-cell office:value-type="float" office:value="16543875" calcext:value-type="float">
            <text:p>16543875</text:p>
          </table:table-cell>
          <table:table-cell table:formula="of:=[.A1036]/1000/(60*60*24)" office:value-type="time" office:time-value="PT04H35M43.875S" calcext:value-type="time">
            <text:p>04:35:44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109.42" calcext:value-type="float">
            <text:p>1109.42</text:p>
          </table:table-cell>
          <table:table-cell office:value-type="float" office:value="1346.84" calcext:value-type="float">
            <text:p>1346.84</text:p>
          </table:table-cell>
        </table:table-row>
        <table:table-row table:style-name="ro1">
          <table:table-cell office:value-type="float" office:value="16559875" calcext:value-type="float">
            <text:p>16559875</text:p>
          </table:table-cell>
          <table:table-cell table:formula="of:=[.A1037]/1000/(60*60*24)" office:value-type="time" office:time-value="PT04H35M59.875S" calcext:value-type="time">
            <text:p>04:36:00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110.46" calcext:value-type="float">
            <text:p>1110.46</text:p>
          </table:table-cell>
          <table:table-cell office:value-type="float" office:value="1348.07" calcext:value-type="float">
            <text:p>1348.07</text:p>
          </table:table-cell>
        </table:table-row>
        <table:table-row table:style-name="ro1">
          <table:table-cell office:value-type="float" office:value="16575875" calcext:value-type="float">
            <text:p>16575875</text:p>
          </table:table-cell>
          <table:table-cell table:formula="of:=[.A1038]/1000/(60*60*24)" office:value-type="time" office:time-value="PT04H36M15.875S" calcext:value-type="time">
            <text:p>04:36:16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111.5" calcext:value-type="float">
            <text:p>1111.5</text:p>
          </table:table-cell>
          <table:table-cell office:value-type="float" office:value="1349.29" calcext:value-type="float">
            <text:p>1349.29</text:p>
          </table:table-cell>
        </table:table-row>
        <table:table-row table:style-name="ro1">
          <table:table-cell office:value-type="float" office:value="16591875" calcext:value-type="float">
            <text:p>16591875</text:p>
          </table:table-cell>
          <table:table-cell table:formula="of:=[.A1039]/1000/(60*60*24)" office:value-type="time" office:time-value="PT04H36M31.875S" calcext:value-type="time">
            <text:p>04:36:32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112.54" calcext:value-type="float">
            <text:p>1112.54</text:p>
          </table:table-cell>
          <table:table-cell office:value-type="float" office:value="1350.51" calcext:value-type="float">
            <text:p>1350.51</text:p>
          </table:table-cell>
        </table:table-row>
        <table:table-row table:style-name="ro1">
          <table:table-cell office:value-type="float" office:value="16607875" calcext:value-type="float">
            <text:p>16607875</text:p>
          </table:table-cell>
          <table:table-cell table:formula="of:=[.A1040]/1000/(60*60*24)" office:value-type="time" office:time-value="PT04H36M47.875S" calcext:value-type="time">
            <text:p>04:36:48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113.58" calcext:value-type="float">
            <text:p>1113.58</text:p>
          </table:table-cell>
          <table:table-cell office:value-type="float" office:value="1351.74" calcext:value-type="float">
            <text:p>1351.74</text:p>
          </table:table-cell>
        </table:table-row>
        <table:table-row table:style-name="ro1">
          <table:table-cell office:value-type="float" office:value="16623875" calcext:value-type="float">
            <text:p>16623875</text:p>
          </table:table-cell>
          <table:table-cell table:formula="of:=[.A1041]/1000/(60*60*24)" office:value-type="time" office:time-value="PT04H37M03.875S" calcext:value-type="time">
            <text:p>04:37:04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114.62" calcext:value-type="float">
            <text:p>1114.62</text:p>
          </table:table-cell>
          <table:table-cell office:value-type="float" office:value="1352.96" calcext:value-type="float">
            <text:p>1352.96</text:p>
          </table:table-cell>
        </table:table-row>
        <table:table-row table:style-name="ro1">
          <table:table-cell office:value-type="float" office:value="16639875" calcext:value-type="float">
            <text:p>16639875</text:p>
          </table:table-cell>
          <table:table-cell table:formula="of:=[.A1042]/1000/(60*60*24)" office:value-type="time" office:time-value="PT04H37M19.875S" calcext:value-type="time">
            <text:p>04:37:20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115.66" calcext:value-type="float">
            <text:p>1115.66</text:p>
          </table:table-cell>
          <table:table-cell office:value-type="float" office:value="1354.18" calcext:value-type="float">
            <text:p>1354.18</text:p>
          </table:table-cell>
        </table:table-row>
        <table:table-row table:style-name="ro1">
          <table:table-cell office:value-type="float" office:value="16655875" calcext:value-type="float">
            <text:p>16655875</text:p>
          </table:table-cell>
          <table:table-cell table:formula="of:=[.A1043]/1000/(60*60*24)" office:value-type="time" office:time-value="PT04H37M35.875S" calcext:value-type="time">
            <text:p>04:37:36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5" calcext:value-type="float">
            <text:p>275.05</text:p>
          </table:table-cell>
          <table:table-cell office:value-type="float" office:value="1116.7" calcext:value-type="float">
            <text:p>1116.7</text:p>
          </table:table-cell>
          <table:table-cell office:value-type="float" office:value="1355.41" calcext:value-type="float">
            <text:p>1355.41</text:p>
          </table:table-cell>
        </table:table-row>
        <table:table-row table:style-name="ro1">
          <table:table-cell office:value-type="float" office:value="16671875" calcext:value-type="float">
            <text:p>16671875</text:p>
          </table:table-cell>
          <table:table-cell table:formula="of:=[.A1044]/1000/(60*60*24)" office:value-type="time" office:time-value="PT04H37M51.875S" calcext:value-type="time">
            <text:p>04:37:52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117.74" calcext:value-type="float">
            <text:p>1117.74</text:p>
          </table:table-cell>
          <table:table-cell office:value-type="float" office:value="1356.63" calcext:value-type="float">
            <text:p>1356.63</text:p>
          </table:table-cell>
        </table:table-row>
        <table:table-row table:style-name="ro1">
          <table:table-cell office:value-type="float" office:value="16687875" calcext:value-type="float">
            <text:p>16687875</text:p>
          </table:table-cell>
          <table:table-cell table:formula="of:=[.A1045]/1000/(60*60*24)" office:value-type="time" office:time-value="PT04H38M07.875S" calcext:value-type="time">
            <text:p>04:38:08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118.78" calcext:value-type="float">
            <text:p>1118.78</text:p>
          </table:table-cell>
          <table:table-cell office:value-type="float" office:value="1357.85" calcext:value-type="float">
            <text:p>1357.85</text:p>
          </table:table-cell>
        </table:table-row>
        <table:table-row table:style-name="ro1">
          <table:table-cell office:value-type="float" office:value="16703874" calcext:value-type="float">
            <text:p>16703874</text:p>
          </table:table-cell>
          <table:table-cell table:formula="of:=[.A1046]/1000/(60*60*24)" office:value-type="time" office:time-value="PT04H38M23.874S" calcext:value-type="time">
            <text:p>04:38:24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119.82" calcext:value-type="float">
            <text:p>1119.82</text:p>
          </table:table-cell>
          <table:table-cell office:value-type="float" office:value="1359.07" calcext:value-type="float">
            <text:p>1359.07</text:p>
          </table:table-cell>
        </table:table-row>
        <table:table-row table:style-name="ro1">
          <table:table-cell office:value-type="float" office:value="16719875" calcext:value-type="float">
            <text:p>16719875</text:p>
          </table:table-cell>
          <table:table-cell table:formula="of:=[.A1047]/1000/(60*60*24)" office:value-type="time" office:time-value="PT04H38M39.875S" calcext:value-type="time">
            <text:p>04:38:40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120.86" calcext:value-type="float">
            <text:p>1120.86</text:p>
          </table:table-cell>
          <table:table-cell office:value-type="float" office:value="1360.3" calcext:value-type="float">
            <text:p>1360.3</text:p>
          </table:table-cell>
        </table:table-row>
        <table:table-row table:style-name="ro1">
          <table:table-cell office:value-type="float" office:value="16735875" calcext:value-type="float">
            <text:p>16735875</text:p>
          </table:table-cell>
          <table:table-cell table:formula="of:=[.A1048]/1000/(60*60*24)" office:value-type="time" office:time-value="PT04H38M55.875S" calcext:value-type="time">
            <text:p>04:38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121.9" calcext:value-type="float">
            <text:p>1121.9</text:p>
          </table:table-cell>
          <table:table-cell office:value-type="float" office:value="1361.52" calcext:value-type="float">
            <text:p>1361.52</text:p>
          </table:table-cell>
        </table:table-row>
        <table:table-row table:style-name="ro1">
          <table:table-cell office:value-type="float" office:value="16751875" calcext:value-type="float">
            <text:p>16751875</text:p>
          </table:table-cell>
          <table:table-cell table:formula="of:=[.A1049]/1000/(60*60*24)" office:value-type="time" office:time-value="PT04H39M11.875S" calcext:value-type="time">
            <text:p>04:39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122.94" calcext:value-type="float">
            <text:p>1122.94</text:p>
          </table:table-cell>
          <table:table-cell office:value-type="float" office:value="1362.74" calcext:value-type="float">
            <text:p>1362.74</text:p>
          </table:table-cell>
        </table:table-row>
        <table:table-row table:style-name="ro1">
          <table:table-cell office:value-type="float" office:value="16767875" calcext:value-type="float">
            <text:p>16767875</text:p>
          </table:table-cell>
          <table:table-cell table:formula="of:=[.A1050]/1000/(60*60*24)" office:value-type="time" office:time-value="PT04H39M27.875S" calcext:value-type="time">
            <text:p>04:39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123.98" calcext:value-type="float">
            <text:p>1123.98</text:p>
          </table:table-cell>
          <table:table-cell office:value-type="float" office:value="1363.96" calcext:value-type="float">
            <text:p>1363.96</text:p>
          </table:table-cell>
        </table:table-row>
        <table:table-row table:style-name="ro1">
          <table:table-cell office:value-type="float" office:value="16783875" calcext:value-type="float">
            <text:p>16783875</text:p>
          </table:table-cell>
          <table:table-cell table:formula="of:=[.A1051]/1000/(60*60*24)" office:value-type="time" office:time-value="PT04H39M43.875S" calcext:value-type="time">
            <text:p>04:39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1" calcext:value-type="float">
            <text:p>274.81</text:p>
          </table:table-cell>
          <table:table-cell office:value-type="float" office:value="1125.02" calcext:value-type="float">
            <text:p>1125.02</text:p>
          </table:table-cell>
          <table:table-cell office:value-type="float" office:value="1365.18" calcext:value-type="float">
            <text:p>1365.18</text:p>
          </table:table-cell>
        </table:table-row>
        <table:table-row table:style-name="ro1">
          <table:table-cell office:value-type="float" office:value="16799875" calcext:value-type="float">
            <text:p>16799875</text:p>
          </table:table-cell>
          <table:table-cell table:formula="of:=[.A1052]/1000/(60*60*24)" office:value-type="time" office:time-value="PT04H39M59.875S" calcext:value-type="time">
            <text:p>04:40:00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1" calcext:value-type="float">
            <text:p>274.81</text:p>
          </table:table-cell>
          <table:table-cell office:value-type="float" office:value="1126.06" calcext:value-type="float">
            <text:p>1126.06</text:p>
          </table:table-cell>
          <table:table-cell office:value-type="float" office:value="1366.4" calcext:value-type="float">
            <text:p>1366.4</text:p>
          </table:table-cell>
        </table:table-row>
        <table:table-row table:style-name="ro1">
          <table:table-cell office:value-type="float" office:value="16815875" calcext:value-type="float">
            <text:p>16815875</text:p>
          </table:table-cell>
          <table:table-cell table:formula="of:=[.A1053]/1000/(60*60*24)" office:value-type="time" office:time-value="PT04H40M15.875S" calcext:value-type="time">
            <text:p>04:40:16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127.1" calcext:value-type="float">
            <text:p>1127.1</text:p>
          </table:table-cell>
          <table:table-cell office:value-type="float" office:value="1367.63" calcext:value-type="float">
            <text:p>1367.63</text:p>
          </table:table-cell>
        </table:table-row>
        <table:table-row table:style-name="ro1">
          <table:table-cell office:value-type="float" office:value="16831875" calcext:value-type="float">
            <text:p>16831875</text:p>
          </table:table-cell>
          <table:table-cell table:formula="of:=[.A1054]/1000/(60*60*24)" office:value-type="time" office:time-value="PT04H40M31.875S" calcext:value-type="time">
            <text:p>04:40:32</text:p>
          </table:table-cell>
          <table:table-cell office:value-type="float" office:value="1.17" calcext:value-type="float">
            <text:p>1.17</text:p>
          </table:table-cell>
          <table:table-cell office:value-type="float" office:value="233.8" calcext:value-type="float">
            <text:p>233.8</text:p>
          </table:table-cell>
          <table:table-cell office:value-type="float" office:value="273.87" calcext:value-type="float">
            <text:p>273.87</text:p>
          </table:table-cell>
          <table:table-cell office:value-type="float" office:value="1128.14" calcext:value-type="float">
            <text:p>1128.14</text:p>
          </table:table-cell>
          <table:table-cell office:value-type="float" office:value="1368.85" calcext:value-type="float">
            <text:p>1368.85</text:p>
          </table:table-cell>
        </table:table-row>
        <table:table-row table:style-name="ro1">
          <table:table-cell office:value-type="float" office:value="16847875" calcext:value-type="float">
            <text:p>16847875</text:p>
          </table:table-cell>
          <table:table-cell table:formula="of:=[.A1055]/1000/(60*60*24)" office:value-type="time" office:time-value="PT04H40M47.875S" calcext:value-type="time">
            <text:p>04:40:48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9" calcext:value-type="float">
            <text:p>274.69</text:p>
          </table:table-cell>
          <table:table-cell office:value-type="float" office:value="1129.18" calcext:value-type="float">
            <text:p>1129.18</text:p>
          </table:table-cell>
          <table:table-cell office:value-type="float" office:value="1370.07" calcext:value-type="float">
            <text:p>1370.07</text:p>
          </table:table-cell>
        </table:table-row>
        <table:table-row table:style-name="ro1">
          <table:table-cell office:value-type="float" office:value="16863875" calcext:value-type="float">
            <text:p>16863875</text:p>
          </table:table-cell>
          <table:table-cell table:formula="of:=[.A1056]/1000/(60*60*24)" office:value-type="time" office:time-value="PT04H41M03.875S" calcext:value-type="time">
            <text:p>04:41:04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130.21" calcext:value-type="float">
            <text:p>1130.21</text:p>
          </table:table-cell>
          <table:table-cell office:value-type="float" office:value="1371.29" calcext:value-type="float">
            <text:p>1371.29</text:p>
          </table:table-cell>
        </table:table-row>
        <table:table-row table:style-name="ro1">
          <table:table-cell office:value-type="float" office:value="16879875" calcext:value-type="float">
            <text:p>16879875</text:p>
          </table:table-cell>
          <table:table-cell table:formula="of:=[.A1057]/1000/(60*60*24)" office:value-type="time" office:time-value="PT04H41M19.875S" calcext:value-type="time">
            <text:p>04:41:20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131.25" calcext:value-type="float">
            <text:p>1131.25</text:p>
          </table:table-cell>
          <table:table-cell office:value-type="float" office:value="1372.51" calcext:value-type="float">
            <text:p>1372.51</text:p>
          </table:table-cell>
        </table:table-row>
        <table:table-row table:style-name="ro1">
          <table:table-cell office:value-type="float" office:value="16895875" calcext:value-type="float">
            <text:p>16895875</text:p>
          </table:table-cell>
          <table:table-cell table:formula="of:=[.A1058]/1000/(60*60*24)" office:value-type="time" office:time-value="PT04H41M35.875S" calcext:value-type="time">
            <text:p>04:41:36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132.29" calcext:value-type="float">
            <text:p>1132.29</text:p>
          </table:table-cell>
          <table:table-cell office:value-type="float" office:value="1373.73" calcext:value-type="float">
            <text:p>1373.73</text:p>
          </table:table-cell>
        </table:table-row>
        <table:table-row table:style-name="ro1">
          <table:table-cell office:value-type="float" office:value="16911875" calcext:value-type="float">
            <text:p>16911875</text:p>
          </table:table-cell>
          <table:table-cell table:formula="of:=[.A1059]/1000/(60*60*24)" office:value-type="time" office:time-value="PT04H41M51.875S" calcext:value-type="time">
            <text:p>04:41:52</text:p>
          </table:table-cell>
          <table:table-cell office:value-type="float" office:value="1.17" calcext:value-type="float">
            <text:p>1.17</text:p>
          </table:table-cell>
          <table:table-cell office:value-type="float" office:value="233.7" calcext:value-type="float">
            <text:p>233.7</text:p>
          </table:table-cell>
          <table:table-cell office:value-type="float" office:value="273.75" calcext:value-type="float">
            <text:p>273.75</text:p>
          </table:table-cell>
          <table:table-cell office:value-type="float" office:value="1133.33" calcext:value-type="float">
            <text:p>1133.33</text:p>
          </table:table-cell>
          <table:table-cell office:value-type="float" office:value="1374.95" calcext:value-type="float">
            <text:p>1374.95</text:p>
          </table:table-cell>
        </table:table-row>
        <table:table-row table:style-name="ro1">
          <table:table-cell office:value-type="float" office:value="16927875" calcext:value-type="float">
            <text:p>16927875</text:p>
          </table:table-cell>
          <table:table-cell table:formula="of:=[.A1060]/1000/(60*60*24)" office:value-type="time" office:time-value="PT04H42M07.875S" calcext:value-type="time">
            <text:p>04:42:08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7" calcext:value-type="float">
            <text:p>274.57</text:p>
          </table:table-cell>
          <table:table-cell office:value-type="float" office:value="1134.37" calcext:value-type="float">
            <text:p>1134.37</text:p>
          </table:table-cell>
          <table:table-cell office:value-type="float" office:value="1376.17" calcext:value-type="float">
            <text:p>1376.17</text:p>
          </table:table-cell>
        </table:table-row>
        <table:table-row table:style-name="ro1">
          <table:table-cell office:value-type="float" office:value="16943875" calcext:value-type="float">
            <text:p>16943875</text:p>
          </table:table-cell>
          <table:table-cell table:formula="of:=[.A1061]/1000/(60*60*24)" office:value-type="time" office:time-value="PT04H42M23.875S" calcext:value-type="time">
            <text:p>04:42:24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7" calcext:value-type="float">
            <text:p>274.57</text:p>
          </table:table-cell>
          <table:table-cell office:value-type="float" office:value="1135.41" calcext:value-type="float">
            <text:p>1135.41</text:p>
          </table:table-cell>
          <table:table-cell office:value-type="float" office:value="1377.38" calcext:value-type="float">
            <text:p>1377.38</text:p>
          </table:table-cell>
        </table:table-row>
        <table:table-row table:style-name="ro1">
          <table:table-cell office:value-type="float" office:value="16959875" calcext:value-type="float">
            <text:p>16959875</text:p>
          </table:table-cell>
          <table:table-cell table:formula="of:=[.A1062]/1000/(60*60*24)" office:value-type="time" office:time-value="PT04H42M39.875S" calcext:value-type="time">
            <text:p>04:42:40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136.45" calcext:value-type="float">
            <text:p>1136.45</text:p>
          </table:table-cell>
          <table:table-cell office:value-type="float" office:value="1378.6" calcext:value-type="float">
            <text:p>1378.6</text:p>
          </table:table-cell>
        </table:table-row>
        <table:table-row table:style-name="ro1">
          <table:table-cell office:value-type="float" office:value="16975875" calcext:value-type="float">
            <text:p>16975875</text:p>
          </table:table-cell>
          <table:table-cell table:formula="of:=[.A1063]/1000/(60*60*24)" office:value-type="time" office:time-value="PT04H42M55.875S" calcext:value-type="time">
            <text:p>04:42:56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137.49" calcext:value-type="float">
            <text:p>1137.49</text:p>
          </table:table-cell>
          <table:table-cell office:value-type="float" office:value="1379.82" calcext:value-type="float">
            <text:p>1379.82</text:p>
          </table:table-cell>
        </table:table-row>
        <table:table-row table:style-name="ro1">
          <table:table-cell office:value-type="float" office:value="16991875" calcext:value-type="float">
            <text:p>16991875</text:p>
          </table:table-cell>
          <table:table-cell table:formula="of:=[.A1064]/1000/(60*60*24)" office:value-type="time" office:time-value="PT04H43M11.875S" calcext:value-type="time">
            <text:p>04:43:12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5" calcext:value-type="float">
            <text:p>274.45</text:p>
          </table:table-cell>
          <table:table-cell office:value-type="float" office:value="1138.52" calcext:value-type="float">
            <text:p>1138.52</text:p>
          </table:table-cell>
          <table:table-cell office:value-type="float" office:value="1381.04" calcext:value-type="float">
            <text:p>1381.04</text:p>
          </table:table-cell>
        </table:table-row>
        <table:table-row table:style-name="ro1">
          <table:table-cell office:value-type="float" office:value="17007875" calcext:value-type="float">
            <text:p>17007875</text:p>
          </table:table-cell>
          <table:table-cell table:formula="of:=[.A1065]/1000/(60*60*24)" office:value-type="time" office:time-value="PT04H43M27.875S" calcext:value-type="time">
            <text:p>04:43:28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139.56" calcext:value-type="float">
            <text:p>1139.56</text:p>
          </table:table-cell>
          <table:table-cell office:value-type="float" office:value="1382.26" calcext:value-type="float">
            <text:p>1382.26</text:p>
          </table:table-cell>
        </table:table-row>
        <table:table-row table:style-name="ro1">
          <table:table-cell office:value-type="float" office:value="17023875" calcext:value-type="float">
            <text:p>17023875</text:p>
          </table:table-cell>
          <table:table-cell table:formula="of:=[.A1066]/1000/(60*60*24)" office:value-type="time" office:time-value="PT04H43M43.875S" calcext:value-type="time">
            <text:p>04:43:44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140.6" calcext:value-type="float">
            <text:p>1140.6</text:p>
          </table:table-cell>
          <table:table-cell office:value-type="float" office:value="1383.47" calcext:value-type="float">
            <text:p>1383.47</text:p>
          </table:table-cell>
        </table:table-row>
        <table:table-row table:style-name="ro1">
          <table:table-cell office:value-type="float" office:value="17039875" calcext:value-type="float">
            <text:p>17039875</text:p>
          </table:table-cell>
          <table:table-cell table:formula="of:=[.A1067]/1000/(60*60*24)" office:value-type="time" office:time-value="PT04H43M59.875S" calcext:value-type="time">
            <text:p>04:44:00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141.64" calcext:value-type="float">
            <text:p>1141.64</text:p>
          </table:table-cell>
          <table:table-cell office:value-type="float" office:value="1384.69" calcext:value-type="float">
            <text:p>1384.69</text:p>
          </table:table-cell>
        </table:table-row>
        <table:table-row table:style-name="ro1">
          <table:table-cell office:value-type="float" office:value="17055875" calcext:value-type="float">
            <text:p>17055875</text:p>
          </table:table-cell>
          <table:table-cell table:formula="of:=[.A1068]/1000/(60*60*24)" office:value-type="time" office:time-value="PT04H44M15.875S" calcext:value-type="time">
            <text:p>04:44:16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142.67" calcext:value-type="float">
            <text:p>1142.67</text:p>
          </table:table-cell>
          <table:table-cell office:value-type="float" office:value="1385.91" calcext:value-type="float">
            <text:p>1385.91</text:p>
          </table:table-cell>
        </table:table-row>
        <table:table-row table:style-name="ro1">
          <table:table-cell office:value-type="float" office:value="17071875" calcext:value-type="float">
            <text:p>17071875</text:p>
          </table:table-cell>
          <table:table-cell table:formula="of:=[.A1069]/1000/(60*60*24)" office:value-type="time" office:time-value="PT04H44M31.875S" calcext:value-type="time">
            <text:p>04:44:32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143.71" calcext:value-type="float">
            <text:p>1143.71</text:p>
          </table:table-cell>
          <table:table-cell office:value-type="float" office:value="1387.12" calcext:value-type="float">
            <text:p>1387.12</text:p>
          </table:table-cell>
        </table:table-row>
        <table:table-row table:style-name="ro1">
          <table:table-cell office:value-type="float" office:value="17087875" calcext:value-type="float">
            <text:p>17087875</text:p>
          </table:table-cell>
          <table:table-cell table:formula="of:=[.A1070]/1000/(60*60*24)" office:value-type="time" office:time-value="PT04H44M47.875S" calcext:value-type="time">
            <text:p>04:44:48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144.75" calcext:value-type="float">
            <text:p>1144.75</text:p>
          </table:table-cell>
          <table:table-cell office:value-type="float" office:value="1388.34" calcext:value-type="float">
            <text:p>1388.34</text:p>
          </table:table-cell>
        </table:table-row>
        <table:table-row table:style-name="ro1">
          <table:table-cell office:value-type="float" office:value="17103875" calcext:value-type="float">
            <text:p>17103875</text:p>
          </table:table-cell>
          <table:table-cell table:formula="of:=[.A1071]/1000/(60*60*24)" office:value-type="time" office:time-value="PT04H45M03.875S" calcext:value-type="time">
            <text:p>04:45:04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145.79" calcext:value-type="float">
            <text:p>1145.79</text:p>
          </table:table-cell>
          <table:table-cell office:value-type="float" office:value="1389.55" calcext:value-type="float">
            <text:p>1389.55</text:p>
          </table:table-cell>
        </table:table-row>
        <table:table-row table:style-name="ro1">
          <table:table-cell office:value-type="float" office:value="17119875" calcext:value-type="float">
            <text:p>17119875</text:p>
          </table:table-cell>
          <table:table-cell table:formula="of:=[.A1072]/1000/(60*60*24)" office:value-type="time" office:time-value="PT04H45M19.875S" calcext:value-type="time">
            <text:p>04:45:20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146.82" calcext:value-type="float">
            <text:p>1146.82</text:p>
          </table:table-cell>
          <table:table-cell office:value-type="float" office:value="1390.77" calcext:value-type="float">
            <text:p>1390.77</text:p>
          </table:table-cell>
        </table:table-row>
        <table:table-row table:style-name="ro1">
          <table:table-cell office:value-type="float" office:value="17135875" calcext:value-type="float">
            <text:p>17135875</text:p>
          </table:table-cell>
          <table:table-cell table:formula="of:=[.A1073]/1000/(60*60*24)" office:value-type="time" office:time-value="PT04H45M35.875S" calcext:value-type="time">
            <text:p>04:45:36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147.86" calcext:value-type="float">
            <text:p>1147.86</text:p>
          </table:table-cell>
          <table:table-cell office:value-type="float" office:value="1391.98" calcext:value-type="float">
            <text:p>1391.98</text:p>
          </table:table-cell>
        </table:table-row>
        <table:table-row table:style-name="ro1">
          <table:table-cell office:value-type="float" office:value="17151875" calcext:value-type="float">
            <text:p>17151875</text:p>
          </table:table-cell>
          <table:table-cell table:formula="of:=[.A1074]/1000/(60*60*24)" office:value-type="time" office:time-value="PT04H45M51.875S" calcext:value-type="time">
            <text:p>04:45:52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1" calcext:value-type="float">
            <text:p>274.21</text:p>
          </table:table-cell>
          <table:table-cell office:value-type="float" office:value="1148.9" calcext:value-type="float">
            <text:p>1148.9</text:p>
          </table:table-cell>
          <table:table-cell office:value-type="float" office:value="1393.2" calcext:value-type="float">
            <text:p>1393.2</text:p>
          </table:table-cell>
        </table:table-row>
        <table:table-row table:style-name="ro1">
          <table:table-cell office:value-type="float" office:value="17167875" calcext:value-type="float">
            <text:p>17167875</text:p>
          </table:table-cell>
          <table:table-cell table:formula="of:=[.A1075]/1000/(60*60*24)" office:value-type="time" office:time-value="PT04H46M07.875S" calcext:value-type="time">
            <text:p>04:46:08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149.94" calcext:value-type="float">
            <text:p>1149.94</text:p>
          </table:table-cell>
          <table:table-cell office:value-type="float" office:value="1394.41" calcext:value-type="float">
            <text:p>1394.41</text:p>
          </table:table-cell>
        </table:table-row>
        <table:table-row table:style-name="ro1">
          <table:table-cell office:value-type="float" office:value="17183875" calcext:value-type="float">
            <text:p>17183875</text:p>
          </table:table-cell>
          <table:table-cell table:formula="of:=[.A1076]/1000/(60*60*24)" office:value-type="time" office:time-value="PT04H46M23.875S" calcext:value-type="time">
            <text:p>04:46:24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150.97" calcext:value-type="float">
            <text:p>1150.97</text:p>
          </table:table-cell>
          <table:table-cell office:value-type="float" office:value="1395.63" calcext:value-type="float">
            <text:p>1395.63</text:p>
          </table:table-cell>
        </table:table-row>
        <table:table-row table:style-name="ro1">
          <table:table-cell office:value-type="float" office:value="17199875" calcext:value-type="float">
            <text:p>17199875</text:p>
          </table:table-cell>
          <table:table-cell table:formula="of:=[.A1077]/1000/(60*60*24)" office:value-type="time" office:time-value="PT04H46M39.875S" calcext:value-type="time">
            <text:p>04:46:40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152.01" calcext:value-type="float">
            <text:p>1152.01</text:p>
          </table:table-cell>
          <table:table-cell office:value-type="float" office:value="1396.84" calcext:value-type="float">
            <text:p>1396.84</text:p>
          </table:table-cell>
        </table:table-row>
        <table:table-row table:style-name="ro1">
          <table:table-cell office:value-type="float" office:value="17215875" calcext:value-type="float">
            <text:p>17215875</text:p>
          </table:table-cell>
          <table:table-cell table:formula="of:=[.A1078]/1000/(60*60*24)" office:value-type="time" office:time-value="PT04H46M55.875S" calcext:value-type="time">
            <text:p>04:46:56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153.05" calcext:value-type="float">
            <text:p>1153.05</text:p>
          </table:table-cell>
          <table:table-cell office:value-type="float" office:value="1398.06" calcext:value-type="float">
            <text:p>1398.06</text:p>
          </table:table-cell>
        </table:table-row>
        <table:table-row table:style-name="ro1">
          <table:table-cell office:value-type="float" office:value="17231875" calcext:value-type="float">
            <text:p>17231875</text:p>
          </table:table-cell>
          <table:table-cell table:formula="of:=[.A1079]/1000/(60*60*24)" office:value-type="time" office:time-value="PT04H47M11.875S" calcext:value-type="time">
            <text:p>04:47:12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154.08" calcext:value-type="float">
            <text:p>1154.08</text:p>
          </table:table-cell>
          <table:table-cell office:value-type="float" office:value="1399.27" calcext:value-type="float">
            <text:p>1399.27</text:p>
          </table:table-cell>
        </table:table-row>
        <table:table-row table:style-name="ro1">
          <table:table-cell office:value-type="float" office:value="17247875" calcext:value-type="float">
            <text:p>17247875</text:p>
          </table:table-cell>
          <table:table-cell table:formula="of:=[.A1080]/1000/(60*60*24)" office:value-type="time" office:time-value="PT04H47M27.875S" calcext:value-type="time">
            <text:p>04:47:28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155.12" calcext:value-type="float">
            <text:p>1155.12</text:p>
          </table:table-cell>
          <table:table-cell office:value-type="float" office:value="1400.49" calcext:value-type="float">
            <text:p>1400.49</text:p>
          </table:table-cell>
        </table:table-row>
        <table:table-row table:style-name="ro1">
          <table:table-cell office:value-type="float" office:value="17263875" calcext:value-type="float">
            <text:p>17263875</text:p>
          </table:table-cell>
          <table:table-cell table:formula="of:=[.A1081]/1000/(60*60*24)" office:value-type="time" office:time-value="PT04H47M43.875S" calcext:value-type="time">
            <text:p>04:47:44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156.16" calcext:value-type="float">
            <text:p>1156.16</text:p>
          </table:table-cell>
          <table:table-cell office:value-type="float" office:value="1401.7" calcext:value-type="float">
            <text:p>1401.7</text:p>
          </table:table-cell>
        </table:table-row>
        <table:table-row table:style-name="ro1">
          <table:table-cell office:value-type="float" office:value="17279875" calcext:value-type="float">
            <text:p>17279875</text:p>
          </table:table-cell>
          <table:table-cell table:formula="of:=[.A1082]/1000/(60*60*24)" office:value-type="time" office:time-value="PT04H47M59.875S" calcext:value-type="time">
            <text:p>04:48:00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157.19" calcext:value-type="float">
            <text:p>1157.19</text:p>
          </table:table-cell>
          <table:table-cell office:value-type="float" office:value="1402.92" calcext:value-type="float">
            <text:p>1402.92</text:p>
          </table:table-cell>
        </table:table-row>
        <table:table-row table:style-name="ro1">
          <table:table-cell office:value-type="float" office:value="17295875" calcext:value-type="float">
            <text:p>17295875</text:p>
          </table:table-cell>
          <table:table-cell table:formula="of:=[.A1083]/1000/(60*60*24)" office:value-type="time" office:time-value="PT04H48M15.875S" calcext:value-type="time">
            <text:p>04:48:16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158.23" calcext:value-type="float">
            <text:p>1158.23</text:p>
          </table:table-cell>
          <table:table-cell office:value-type="float" office:value="1404.13" calcext:value-type="float">
            <text:p>1404.13</text:p>
          </table:table-cell>
        </table:table-row>
        <table:table-row table:style-name="ro1">
          <table:table-cell office:value-type="float" office:value="17311875" calcext:value-type="float">
            <text:p>17311875</text:p>
          </table:table-cell>
          <table:table-cell table:formula="of:=[.A1084]/1000/(60*60*24)" office:value-type="time" office:time-value="PT04H48M31.875S" calcext:value-type="time">
            <text:p>04:48:32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159.26" calcext:value-type="float">
            <text:p>1159.26</text:p>
          </table:table-cell>
          <table:table-cell office:value-type="float" office:value="1405.34" calcext:value-type="float">
            <text:p>1405.34</text:p>
          </table:table-cell>
        </table:table-row>
        <table:table-row table:style-name="ro1">
          <table:table-cell office:value-type="float" office:value="17327875" calcext:value-type="float">
            <text:p>17327875</text:p>
          </table:table-cell>
          <table:table-cell table:formula="of:=[.A1085]/1000/(60*60*24)" office:value-type="time" office:time-value="PT04H48M47.875S" calcext:value-type="time">
            <text:p>04:48:48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160.3" calcext:value-type="float">
            <text:p>1160.3</text:p>
          </table:table-cell>
          <table:table-cell office:value-type="float" office:value="1406.56" calcext:value-type="float">
            <text:p>1406.56</text:p>
          </table:table-cell>
        </table:table-row>
        <table:table-row table:style-name="ro1">
          <table:table-cell office:value-type="float" office:value="17343875" calcext:value-type="float">
            <text:p>17343875</text:p>
          </table:table-cell>
          <table:table-cell table:formula="of:=[.A1086]/1000/(60*60*24)" office:value-type="time" office:time-value="PT04H49M03.875S" calcext:value-type="time">
            <text:p>04:49:04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161.33" calcext:value-type="float">
            <text:p>1161.33</text:p>
          </table:table-cell>
          <table:table-cell office:value-type="float" office:value="1407.77" calcext:value-type="float">
            <text:p>1407.77</text:p>
          </table:table-cell>
        </table:table-row>
        <table:table-row table:style-name="ro1">
          <table:table-cell office:value-type="float" office:value="17359875" calcext:value-type="float">
            <text:p>17359875</text:p>
          </table:table-cell>
          <table:table-cell table:formula="of:=[.A1087]/1000/(60*60*24)" office:value-type="time" office:time-value="PT04H49M19.875S" calcext:value-type="time">
            <text:p>04:49:20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162.37" calcext:value-type="float">
            <text:p>1162.37</text:p>
          </table:table-cell>
          <table:table-cell office:value-type="float" office:value="1408.98" calcext:value-type="float">
            <text:p>1408.98</text:p>
          </table:table-cell>
        </table:table-row>
        <table:table-row table:style-name="ro1">
          <table:table-cell office:value-type="float" office:value="17375875" calcext:value-type="float">
            <text:p>17375875</text:p>
          </table:table-cell>
          <table:table-cell table:formula="of:=[.A1088]/1000/(60*60*24)" office:value-type="time" office:time-value="PT04H49M35.875S" calcext:value-type="time">
            <text:p>04:49:36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2" calcext:value-type="float">
            <text:p>272.92</text:p>
          </table:table-cell>
          <table:table-cell office:value-type="float" office:value="1163.41" calcext:value-type="float">
            <text:p>1163.41</text:p>
          </table:table-cell>
          <table:table-cell office:value-type="float" office:value="1410.19" calcext:value-type="float">
            <text:p>1410.19</text:p>
          </table:table-cell>
        </table:table-row>
        <table:table-row table:style-name="ro1">
          <table:table-cell office:value-type="float" office:value="17391875" calcext:value-type="float">
            <text:p>17391875</text:p>
          </table:table-cell>
          <table:table-cell table:formula="of:=[.A1089]/1000/(60*60*24)" office:value-type="time" office:time-value="PT04H49M51.875S" calcext:value-type="time">
            <text:p>04:49:52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164.44" calcext:value-type="float">
            <text:p>1164.44</text:p>
          </table:table-cell>
          <table:table-cell office:value-type="float" office:value="1411.41" calcext:value-type="float">
            <text:p>1411.41</text:p>
          </table:table-cell>
        </table:table-row>
        <table:table-row table:style-name="ro1">
          <table:table-cell office:value-type="float" office:value="17407875" calcext:value-type="float">
            <text:p>17407875</text:p>
          </table:table-cell>
          <table:table-cell table:formula="of:=[.A1090]/1000/(60*60*24)" office:value-type="time" office:time-value="PT04H50M07.875S" calcext:value-type="time">
            <text:p>04:50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8" calcext:value-type="float">
            <text:p>272.8</text:p>
          </table:table-cell>
          <table:table-cell office:value-type="float" office:value="1165.48" calcext:value-type="float">
            <text:p>1165.48</text:p>
          </table:table-cell>
          <table:table-cell office:value-type="float" office:value="1412.62" calcext:value-type="float">
            <text:p>1412.62</text:p>
          </table:table-cell>
        </table:table-row>
        <table:table-row table:style-name="ro1">
          <table:table-cell office:value-type="float" office:value="17423875" calcext:value-type="float">
            <text:p>17423875</text:p>
          </table:table-cell>
          <table:table-cell table:formula="of:=[.A1091]/1000/(60*60*24)" office:value-type="time" office:time-value="PT04H50M23.875S" calcext:value-type="time">
            <text:p>04:50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8" calcext:value-type="float">
            <text:p>272.8</text:p>
          </table:table-cell>
          <table:table-cell office:value-type="float" office:value="1166.51" calcext:value-type="float">
            <text:p>1166.51</text:p>
          </table:table-cell>
          <table:table-cell office:value-type="float" office:value="1413.83" calcext:value-type="float">
            <text:p>1413.83</text:p>
          </table:table-cell>
        </table:table-row>
        <table:table-row table:style-name="ro1">
          <table:table-cell office:value-type="float" office:value="17439875" calcext:value-type="float">
            <text:p>17439875</text:p>
          </table:table-cell>
          <table:table-cell table:formula="of:=[.A1092]/1000/(60*60*24)" office:value-type="time" office:time-value="PT04H50M39.875S" calcext:value-type="time">
            <text:p>04:50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1.86" calcext:value-type="float">
            <text:p>271.86</text:p>
          </table:table-cell>
          <table:table-cell office:value-type="float" office:value="1167.55" calcext:value-type="float">
            <text:p>1167.55</text:p>
          </table:table-cell>
          <table:table-cell office:value-type="float" office:value="1415.04" calcext:value-type="float">
            <text:p>1415.04</text:p>
          </table:table-cell>
        </table:table-row>
        <table:table-row table:style-name="ro1">
          <table:table-cell office:value-type="float" office:value="17455875" calcext:value-type="float">
            <text:p>17455875</text:p>
          </table:table-cell>
          <table:table-cell table:formula="of:=[.A1093]/1000/(60*60*24)" office:value-type="time" office:time-value="PT04H50M55.875S" calcext:value-type="time">
            <text:p>04:50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168.58" calcext:value-type="float">
            <text:p>1168.58</text:p>
          </table:table-cell>
          <table:table-cell office:value-type="float" office:value="1416.25" calcext:value-type="float">
            <text:p>1416.25</text:p>
          </table:table-cell>
        </table:table-row>
        <table:table-row table:style-name="ro1">
          <table:table-cell office:value-type="float" office:value="17471875" calcext:value-type="float">
            <text:p>17471875</text:p>
          </table:table-cell>
          <table:table-cell table:formula="of:=[.A1094]/1000/(60*60*24)" office:value-type="time" office:time-value="PT04H51M11.875S" calcext:value-type="time">
            <text:p>04:51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169.62" calcext:value-type="float">
            <text:p>1169.62</text:p>
          </table:table-cell>
          <table:table-cell office:value-type="float" office:value="1417.46" calcext:value-type="float">
            <text:p>1417.46</text:p>
          </table:table-cell>
        </table:table-row>
        <table:table-row table:style-name="ro1">
          <table:table-cell office:value-type="float" office:value="17487875" calcext:value-type="float">
            <text:p>17487875</text:p>
          </table:table-cell>
          <table:table-cell table:formula="of:=[.A1095]/1000/(60*60*24)" office:value-type="time" office:time-value="PT04H51M27.875S" calcext:value-type="time">
            <text:p>04:51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170.65" calcext:value-type="float">
            <text:p>1170.65</text:p>
          </table:table-cell>
          <table:table-cell office:value-type="float" office:value="1418.68" calcext:value-type="float">
            <text:p>1418.68</text:p>
          </table:table-cell>
        </table:table-row>
        <table:table-row table:style-name="ro1">
          <table:table-cell office:value-type="float" office:value="17503875" calcext:value-type="float">
            <text:p>17503875</text:p>
          </table:table-cell>
          <table:table-cell table:formula="of:=[.A1096]/1000/(60*60*24)" office:value-type="time" office:time-value="PT04H51M43.875S" calcext:value-type="time">
            <text:p>04:51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4" calcext:value-type="float">
            <text:p>271.74</text:p>
          </table:table-cell>
          <table:table-cell office:value-type="float" office:value="1171.69" calcext:value-type="float">
            <text:p>1171.69</text:p>
          </table:table-cell>
          <table:table-cell office:value-type="float" office:value="1419.89" calcext:value-type="float">
            <text:p>1419.89</text:p>
          </table:table-cell>
        </table:table-row>
        <table:table-row table:style-name="ro1">
          <table:table-cell office:value-type="float" office:value="17519875" calcext:value-type="float">
            <text:p>17519875</text:p>
          </table:table-cell>
          <table:table-cell table:formula="of:=[.A1097]/1000/(60*60*24)" office:value-type="time" office:time-value="PT04H51M59.875S" calcext:value-type="time">
            <text:p>04:52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4" calcext:value-type="float">
            <text:p>271.74</text:p>
          </table:table-cell>
          <table:table-cell office:value-type="float" office:value="1172.72" calcext:value-type="float">
            <text:p>1172.72</text:p>
          </table:table-cell>
          <table:table-cell office:value-type="float" office:value="1421.1" calcext:value-type="float">
            <text:p>1421.1</text:p>
          </table:table-cell>
        </table:table-row>
        <table:table-row table:style-name="ro1">
          <table:table-cell office:value-type="float" office:value="17535875" calcext:value-type="float">
            <text:p>17535875</text:p>
          </table:table-cell>
          <table:table-cell table:formula="of:=[.A1098]/1000/(60*60*24)" office:value-type="time" office:time-value="PT04H52M15.875S" calcext:value-type="time">
            <text:p>04:52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3" calcext:value-type="float">
            <text:p>271.63</text:p>
          </table:table-cell>
          <table:table-cell office:value-type="float" office:value="1173.76" calcext:value-type="float">
            <text:p>1173.76</text:p>
          </table:table-cell>
          <table:table-cell office:value-type="float" office:value="1422.3" calcext:value-type="float">
            <text:p>1422.3</text:p>
          </table:table-cell>
        </table:table-row>
        <table:table-row table:style-name="ro1">
          <table:table-cell office:value-type="float" office:value="17551875" calcext:value-type="float">
            <text:p>17551875</text:p>
          </table:table-cell>
          <table:table-cell table:formula="of:=[.A1099]/1000/(60*60*24)" office:value-type="time" office:time-value="PT04H52M31.875S" calcext:value-type="time">
            <text:p>04:52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174.79" calcext:value-type="float">
            <text:p>1174.79</text:p>
          </table:table-cell>
          <table:table-cell office:value-type="float" office:value="1423.51" calcext:value-type="float">
            <text:p>1423.51</text:p>
          </table:table-cell>
        </table:table-row>
        <table:table-row table:style-name="ro1">
          <table:table-cell office:value-type="float" office:value="17567875" calcext:value-type="float">
            <text:p>17567875</text:p>
          </table:table-cell>
          <table:table-cell table:formula="of:=[.A1100]/1000/(60*60*24)" office:value-type="time" office:time-value="PT04H52M47.875S" calcext:value-type="time">
            <text:p>04:52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175.83" calcext:value-type="float">
            <text:p>1175.83</text:p>
          </table:table-cell>
          <table:table-cell office:value-type="float" office:value="1424.72" calcext:value-type="float">
            <text:p>1424.72</text:p>
          </table:table-cell>
        </table:table-row>
        <table:table-row table:style-name="ro1">
          <table:table-cell office:value-type="float" office:value="17583875" calcext:value-type="float">
            <text:p>17583875</text:p>
          </table:table-cell>
          <table:table-cell table:formula="of:=[.A1101]/1000/(60*60*24)" office:value-type="time" office:time-value="PT04H53M03.875S" calcext:value-type="time">
            <text:p>04:53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176.86" calcext:value-type="float">
            <text:p>1176.86</text:p>
          </table:table-cell>
          <table:table-cell office:value-type="float" office:value="1425.93" calcext:value-type="float">
            <text:p>1425.93</text:p>
          </table:table-cell>
        </table:table-row>
        <table:table-row table:style-name="ro1">
          <table:table-cell office:value-type="float" office:value="17599875" calcext:value-type="float">
            <text:p>17599875</text:p>
          </table:table-cell>
          <table:table-cell table:formula="of:=[.A1102]/1000/(60*60*24)" office:value-type="time" office:time-value="PT04H53M19.875S" calcext:value-type="time">
            <text:p>04:53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3" calcext:value-type="float">
            <text:p>271.63</text:p>
          </table:table-cell>
          <table:table-cell office:value-type="float" office:value="1177.9" calcext:value-type="float">
            <text:p>1177.9</text:p>
          </table:table-cell>
          <table:table-cell office:value-type="float" office:value="1427.14" calcext:value-type="float">
            <text:p>1427.14</text:p>
          </table:table-cell>
        </table:table-row>
        <table:table-row table:style-name="ro1">
          <table:table-cell office:value-type="float" office:value="17615875" calcext:value-type="float">
            <text:p>17615875</text:p>
          </table:table-cell>
          <table:table-cell table:formula="of:=[.A1103]/1000/(60*60*24)" office:value-type="time" office:time-value="PT04H53M35.875S" calcext:value-type="time">
            <text:p>04:53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178.93" calcext:value-type="float">
            <text:p>1178.93</text:p>
          </table:table-cell>
          <table:table-cell office:value-type="float" office:value="1428.35" calcext:value-type="float">
            <text:p>1428.35</text:p>
          </table:table-cell>
        </table:table-row>
        <table:table-row table:style-name="ro1">
          <table:table-cell office:value-type="float" office:value="17631875" calcext:value-type="float">
            <text:p>17631875</text:p>
          </table:table-cell>
          <table:table-cell table:formula="of:=[.A1104]/1000/(60*60*24)" office:value-type="time" office:time-value="PT04H53M51.875S" calcext:value-type="time">
            <text:p>04:53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179.97" calcext:value-type="float">
            <text:p>1179.97</text:p>
          </table:table-cell>
          <table:table-cell office:value-type="float" office:value="1429.56" calcext:value-type="float">
            <text:p>1429.56</text:p>
          </table:table-cell>
        </table:table-row>
        <table:table-row table:style-name="ro1">
          <table:table-cell office:value-type="float" office:value="17647875" calcext:value-type="float">
            <text:p>17647875</text:p>
          </table:table-cell>
          <table:table-cell table:formula="of:=[.A1105]/1000/(60*60*24)" office:value-type="time" office:time-value="PT04H54M07.875S" calcext:value-type="time">
            <text:p>04:54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181" calcext:value-type="float">
            <text:p>1181</text:p>
          </table:table-cell>
          <table:table-cell office:value-type="float" office:value="1430.76" calcext:value-type="float">
            <text:p>1430.76</text:p>
          </table:table-cell>
        </table:table-row>
        <table:table-row table:style-name="ro1">
          <table:table-cell office:value-type="float" office:value="17663875" calcext:value-type="float">
            <text:p>17663875</text:p>
          </table:table-cell>
          <table:table-cell table:formula="of:=[.A1106]/1000/(60*60*24)" office:value-type="time" office:time-value="PT04H54M23.875S" calcext:value-type="time">
            <text:p>04:54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182.04" calcext:value-type="float">
            <text:p>1182.04</text:p>
          </table:table-cell>
          <table:table-cell office:value-type="float" office:value="1431.97" calcext:value-type="float">
            <text:p>1431.97</text:p>
          </table:table-cell>
        </table:table-row>
        <table:table-row table:style-name="ro1">
          <table:table-cell office:value-type="float" office:value="17679875" calcext:value-type="float">
            <text:p>17679875</text:p>
          </table:table-cell>
          <table:table-cell table:formula="of:=[.A1107]/1000/(60*60*24)" office:value-type="time" office:time-value="PT04H54M39.875S" calcext:value-type="time">
            <text:p>04:54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183.07" calcext:value-type="float">
            <text:p>1183.07</text:p>
          </table:table-cell>
          <table:table-cell office:value-type="float" office:value="1433.18" calcext:value-type="float">
            <text:p>1433.18</text:p>
          </table:table-cell>
        </table:table-row>
        <table:table-row table:style-name="ro1">
          <table:table-cell office:value-type="float" office:value="17695875" calcext:value-type="float">
            <text:p>17695875</text:p>
          </table:table-cell>
          <table:table-cell table:formula="of:=[.A1108]/1000/(60*60*24)" office:value-type="time" office:time-value="PT04H54M55.875S" calcext:value-type="time">
            <text:p>04:54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184.1" calcext:value-type="float">
            <text:p>1184.1</text:p>
          </table:table-cell>
          <table:table-cell office:value-type="float" office:value="1434.38" calcext:value-type="float">
            <text:p>1434.38</text:p>
          </table:table-cell>
        </table:table-row>
        <table:table-row table:style-name="ro1">
          <table:table-cell office:value-type="float" office:value="17711875" calcext:value-type="float">
            <text:p>17711875</text:p>
          </table:table-cell>
          <table:table-cell table:formula="of:=[.A1109]/1000/(60*60*24)" office:value-type="time" office:time-value="PT04H55M11.875S" calcext:value-type="time">
            <text:p>04:55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185.14" calcext:value-type="float">
            <text:p>1185.14</text:p>
          </table:table-cell>
          <table:table-cell office:value-type="float" office:value="1435.59" calcext:value-type="float">
            <text:p>1435.59</text:p>
          </table:table-cell>
        </table:table-row>
        <table:table-row table:style-name="ro1">
          <table:table-cell office:value-type="float" office:value="17727875" calcext:value-type="float">
            <text:p>17727875</text:p>
          </table:table-cell>
          <table:table-cell table:formula="of:=[.A1110]/1000/(60*60*24)" office:value-type="time" office:time-value="PT04H55M27.875S" calcext:value-type="time">
            <text:p>04:55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186.17" calcext:value-type="float">
            <text:p>1186.17</text:p>
          </table:table-cell>
          <table:table-cell office:value-type="float" office:value="1436.8" calcext:value-type="float">
            <text:p>1436.8</text:p>
          </table:table-cell>
        </table:table-row>
        <table:table-row table:style-name="ro1">
          <table:table-cell office:value-type="float" office:value="17743875" calcext:value-type="float">
            <text:p>17743875</text:p>
          </table:table-cell>
          <table:table-cell table:formula="of:=[.A1111]/1000/(60*60*24)" office:value-type="time" office:time-value="PT04H55M43.875S" calcext:value-type="time">
            <text:p>04:55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187.2" calcext:value-type="float">
            <text:p>1187.2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7759875" calcext:value-type="float">
            <text:p>17759875</text:p>
          </table:table-cell>
          <table:table-cell table:formula="of:=[.A1112]/1000/(60*60*24)" office:value-type="time" office:time-value="PT04H55M59.875S" calcext:value-type="time">
            <text:p>04:56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188.24" calcext:value-type="float">
            <text:p>1188.24</text:p>
          </table:table-cell>
          <table:table-cell office:value-type="float" office:value="1439.21" calcext:value-type="float">
            <text:p>1439.21</text:p>
          </table:table-cell>
        </table:table-row>
        <table:table-row table:style-name="ro1">
          <table:table-cell office:value-type="float" office:value="17775875" calcext:value-type="float">
            <text:p>17775875</text:p>
          </table:table-cell>
          <table:table-cell table:formula="of:=[.A1113]/1000/(60*60*24)" office:value-type="time" office:time-value="PT04H56M15.875S" calcext:value-type="time">
            <text:p>04:56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189.27" calcext:value-type="float">
            <text:p>1189.27</text:p>
          </table:table-cell>
          <table:table-cell office:value-type="float" office:value="1440.42" calcext:value-type="float">
            <text:p>1440.42</text:p>
          </table:table-cell>
        </table:table-row>
        <table:table-row table:style-name="ro1">
          <table:table-cell office:value-type="float" office:value="17791875" calcext:value-type="float">
            <text:p>17791875</text:p>
          </table:table-cell>
          <table:table-cell table:formula="of:=[.A1114]/1000/(60*60*24)" office:value-type="time" office:time-value="PT04H56M31.875S" calcext:value-type="time">
            <text:p>04:56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190.3" calcext:value-type="float">
            <text:p>1190.3</text:p>
          </table:table-cell>
          <table:table-cell office:value-type="float" office:value="1441.62" calcext:value-type="float">
            <text:p>1441.62</text:p>
          </table:table-cell>
        </table:table-row>
        <table:table-row table:style-name="ro1">
          <table:table-cell office:value-type="float" office:value="17807875" calcext:value-type="float">
            <text:p>17807875</text:p>
          </table:table-cell>
          <table:table-cell table:formula="of:=[.A1115]/1000/(60*60*24)" office:value-type="time" office:time-value="PT04H56M47.875S" calcext:value-type="time">
            <text:p>04:56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191.34" calcext:value-type="float">
            <text:p>1191.34</text:p>
          </table:table-cell>
          <table:table-cell office:value-type="float" office:value="1442.83" calcext:value-type="float">
            <text:p>1442.83</text:p>
          </table:table-cell>
        </table:table-row>
        <table:table-row table:style-name="ro1">
          <table:table-cell office:value-type="float" office:value="17823875" calcext:value-type="float">
            <text:p>17823875</text:p>
          </table:table-cell>
          <table:table-cell table:formula="of:=[.A1116]/1000/(60*60*24)" office:value-type="time" office:time-value="PT04H57M03.875S" calcext:value-type="time">
            <text:p>04:57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192.37" calcext:value-type="float">
            <text:p>1192.37</text:p>
          </table:table-cell>
          <table:table-cell office:value-type="float" office:value="1444.03" calcext:value-type="float">
            <text:p>1444.03</text:p>
          </table:table-cell>
        </table:table-row>
        <table:table-row table:style-name="ro1">
          <table:table-cell office:value-type="float" office:value="17839875" calcext:value-type="float">
            <text:p>17839875</text:p>
          </table:table-cell>
          <table:table-cell table:formula="of:=[.A1117]/1000/(60*60*24)" office:value-type="time" office:time-value="PT04H57M19.875S" calcext:value-type="time">
            <text:p>04:57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193.4" calcext:value-type="float">
            <text:p>1193.4</text:p>
          </table:table-cell>
          <table:table-cell office:value-type="float" office:value="1445.24" calcext:value-type="float">
            <text:p>1445.24</text:p>
          </table:table-cell>
        </table:table-row>
        <table:table-row table:style-name="ro1">
          <table:table-cell office:value-type="float" office:value="17855875" calcext:value-type="float">
            <text:p>17855875</text:p>
          </table:table-cell>
          <table:table-cell table:formula="of:=[.A1118]/1000/(60*60*24)" office:value-type="time" office:time-value="PT04H57M35.875S" calcext:value-type="time">
            <text:p>04:57:36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194.44" calcext:value-type="float">
            <text:p>1194.44</text:p>
          </table:table-cell>
          <table:table-cell office:value-type="float" office:value="1446.45" calcext:value-type="float">
            <text:p>1446.45</text:p>
          </table:table-cell>
        </table:table-row>
        <table:table-row table:style-name="ro1">
          <table:table-cell office:value-type="float" office:value="17871875" calcext:value-type="float">
            <text:p>17871875</text:p>
          </table:table-cell>
          <table:table-cell table:formula="of:=[.A1119]/1000/(60*60*24)" office:value-type="time" office:time-value="PT04H57M51.875S" calcext:value-type="time">
            <text:p>04:57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195.47" calcext:value-type="float">
            <text:p>1195.47</text:p>
          </table:table-cell>
          <table:table-cell office:value-type="float" office:value="1447.65" calcext:value-type="float">
            <text:p>1447.65</text:p>
          </table:table-cell>
        </table:table-row>
        <table:table-row table:style-name="ro1">
          <table:table-cell office:value-type="float" office:value="17887875" calcext:value-type="float">
            <text:p>17887875</text:p>
          </table:table-cell>
          <table:table-cell table:formula="of:=[.A1120]/1000/(60*60*24)" office:value-type="time" office:time-value="PT04H58M07.875S" calcext:value-type="time">
            <text:p>04:58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196.5" calcext:value-type="float">
            <text:p>1196.5</text:p>
          </table:table-cell>
          <table:table-cell office:value-type="float" office:value="1448.86" calcext:value-type="float">
            <text:p>1448.86</text:p>
          </table:table-cell>
        </table:table-row>
        <table:table-row table:style-name="ro1">
          <table:table-cell office:value-type="float" office:value="17903875" calcext:value-type="float">
            <text:p>17903875</text:p>
          </table:table-cell>
          <table:table-cell table:formula="of:=[.A1121]/1000/(60*60*24)" office:value-type="time" office:time-value="PT04H58M23.875S" calcext:value-type="time">
            <text:p>04:58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197.53" calcext:value-type="float">
            <text:p>1197.53</text:p>
          </table:table-cell>
          <table:table-cell office:value-type="float" office:value="1450.06" calcext:value-type="float">
            <text:p>1450.06</text:p>
          </table:table-cell>
        </table:table-row>
        <table:table-row table:style-name="ro1">
          <table:table-cell office:value-type="float" office:value="17919875" calcext:value-type="float">
            <text:p>17919875</text:p>
          </table:table-cell>
          <table:table-cell table:formula="of:=[.A1122]/1000/(60*60*24)" office:value-type="time" office:time-value="PT04H58M39.875S" calcext:value-type="time">
            <text:p>04:58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198.57" calcext:value-type="float">
            <text:p>1198.57</text:p>
          </table:table-cell>
          <table:table-cell office:value-type="float" office:value="1451.27" calcext:value-type="float">
            <text:p>1451.27</text:p>
          </table:table-cell>
        </table:table-row>
        <table:table-row table:style-name="ro1">
          <table:table-cell office:value-type="float" office:value="17935875" calcext:value-type="float">
            <text:p>17935875</text:p>
          </table:table-cell>
          <table:table-cell table:formula="of:=[.A1123]/1000/(60*60*24)" office:value-type="time" office:time-value="PT04H58M55.875S" calcext:value-type="time">
            <text:p>04:58:56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199.6" calcext:value-type="float">
            <text:p>1199.6</text:p>
          </table:table-cell>
          <table:table-cell office:value-type="float" office:value="1452.47" calcext:value-type="float">
            <text:p>1452.47</text:p>
          </table:table-cell>
        </table:table-row>
        <table:table-row table:style-name="ro1">
          <table:table-cell office:value-type="float" office:value="17951875" calcext:value-type="float">
            <text:p>17951875</text:p>
          </table:table-cell>
          <table:table-cell table:formula="of:=[.A1124]/1000/(60*60*24)" office:value-type="time" office:time-value="PT04H59M11.875S" calcext:value-type="time">
            <text:p>04:59:12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200.63" calcext:value-type="float">
            <text:p>1200.63</text:p>
          </table:table-cell>
          <table:table-cell office:value-type="float" office:value="1453.68" calcext:value-type="float">
            <text:p>1453.68</text:p>
          </table:table-cell>
        </table:table-row>
        <table:table-row table:style-name="ro1">
          <table:table-cell office:value-type="float" office:value="17967875" calcext:value-type="float">
            <text:p>17967875</text:p>
          </table:table-cell>
          <table:table-cell table:formula="of:=[.A1125]/1000/(60*60*24)" office:value-type="time" office:time-value="PT04H59M27.875S" calcext:value-type="time">
            <text:p>04:59:28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201.66" calcext:value-type="float">
            <text:p>1201.66</text:p>
          </table:table-cell>
          <table:table-cell office:value-type="float" office:value="1454.88" calcext:value-type="float">
            <text:p>1454.88</text:p>
          </table:table-cell>
        </table:table-row>
        <table:table-row table:style-name="ro1">
          <table:table-cell office:value-type="float" office:value="17983875" calcext:value-type="float">
            <text:p>17983875</text:p>
          </table:table-cell>
          <table:table-cell table:formula="of:=[.A1126]/1000/(60*60*24)" office:value-type="time" office:time-value="PT04H59M43.875S" calcext:value-type="time">
            <text:p>04:59:44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202.7" calcext:value-type="float">
            <text:p>1202.7</text:p>
          </table:table-cell>
          <table:table-cell office:value-type="float" office:value="1456.09" calcext:value-type="float">
            <text:p>1456.09</text:p>
          </table:table-cell>
        </table:table-row>
        <table:table-row table:style-name="ro1">
          <table:table-cell office:value-type="float" office:value="17999875" calcext:value-type="float">
            <text:p>17999875</text:p>
          </table:table-cell>
          <table:table-cell table:formula="of:=[.A1127]/1000/(60*60*24)" office:value-type="time" office:time-value="PT04H59M59.875S" calcext:value-type="time">
            <text:p>05:00:00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203.73" calcext:value-type="float">
            <text:p>1203.73</text:p>
          </table:table-cell>
          <table:table-cell office:value-type="float" office:value="1457.29" calcext:value-type="float">
            <text:p>1457.29</text:p>
          </table:table-cell>
        </table:table-row>
        <table:table-row table:style-name="ro1">
          <table:table-cell office:value-type="float" office:value="18015875" calcext:value-type="float">
            <text:p>18015875</text:p>
          </table:table-cell>
          <table:table-cell table:formula="of:=[.A1128]/1000/(60*60*24)" office:value-type="time" office:time-value="PT05H00M15.875S" calcext:value-type="time">
            <text:p>05:00:16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204.76" calcext:value-type="float">
            <text:p>1204.76</text:p>
          </table:table-cell>
          <table:table-cell office:value-type="float" office:value="1458.49" calcext:value-type="float">
            <text:p>1458.49</text:p>
          </table:table-cell>
        </table:table-row>
        <table:table-row table:style-name="ro1">
          <table:table-cell office:value-type="float" office:value="18031875" calcext:value-type="float">
            <text:p>18031875</text:p>
          </table:table-cell>
          <table:table-cell table:formula="of:=[.A1129]/1000/(60*60*24)" office:value-type="time" office:time-value="PT05H00M31.875S" calcext:value-type="time">
            <text:p>05:00:32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205.79" calcext:value-type="float">
            <text:p>1205.79</text:p>
          </table:table-cell>
          <table:table-cell office:value-type="float" office:value="1459.7" calcext:value-type="float">
            <text:p>1459.7</text:p>
          </table:table-cell>
        </table:table-row>
        <table:table-row table:style-name="ro1">
          <table:table-cell office:value-type="float" office:value="18047875" calcext:value-type="float">
            <text:p>18047875</text:p>
          </table:table-cell>
          <table:table-cell table:formula="of:=[.A1130]/1000/(60*60*24)" office:value-type="time" office:time-value="PT05H00M47.875S" calcext:value-type="time">
            <text:p>05:00:48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206.82" calcext:value-type="float">
            <text:p>1206.82</text:p>
          </table:table-cell>
          <table:table-cell office:value-type="float" office:value="1460.9" calcext:value-type="float">
            <text:p>1460.9</text:p>
          </table:table-cell>
        </table:table-row>
        <table:table-row table:style-name="ro1">
          <table:table-cell office:value-type="float" office:value="18063875" calcext:value-type="float">
            <text:p>18063875</text:p>
          </table:table-cell>
          <table:table-cell table:formula="of:=[.A1131]/1000/(60*60*24)" office:value-type="time" office:time-value="PT05H01M03.875S" calcext:value-type="time">
            <text:p>05:01:04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207.85" calcext:value-type="float">
            <text:p>1207.85</text:p>
          </table:table-cell>
          <table:table-cell office:value-type="float" office:value="1462.1" calcext:value-type="float">
            <text:p>1462.1</text:p>
          </table:table-cell>
        </table:table-row>
        <table:table-row table:style-name="ro1">
          <table:table-cell office:value-type="float" office:value="18079875" calcext:value-type="float">
            <text:p>18079875</text:p>
          </table:table-cell>
          <table:table-cell table:formula="of:=[.A1132]/1000/(60*60*24)" office:value-type="time" office:time-value="PT05H01M19.875S" calcext:value-type="time">
            <text:p>05:01:20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208.89" calcext:value-type="float">
            <text:p>1208.89</text:p>
          </table:table-cell>
          <table:table-cell office:value-type="float" office:value="1463.3" calcext:value-type="float">
            <text:p>1463.3</text:p>
          </table:table-cell>
        </table:table-row>
        <table:table-row table:style-name="ro1">
          <table:table-cell office:value-type="float" office:value="18095874" calcext:value-type="float">
            <text:p>18095874</text:p>
          </table:table-cell>
          <table:table-cell table:formula="of:=[.A1133]/1000/(60*60*24)" office:value-type="time" office:time-value="PT05H01M35.874S" calcext:value-type="time">
            <text:p>05:01:36</text:p>
          </table:table-cell>
          <table:table-cell office:value-type="float" office:value="1.16" calcext:value-type="float">
            <text:p>1.16</text:p>
          </table:table-cell>
          <table:table-cell office:value-type="float" office:value="232.1" calcext:value-type="float">
            <text:p>232.1</text:p>
          </table:table-cell>
          <table:table-cell office:value-type="float" office:value="269.98" calcext:value-type="float">
            <text:p>269.98</text:p>
          </table:table-cell>
          <table:table-cell office:value-type="float" office:value="1209.92" calcext:value-type="float">
            <text:p>1209.92</text:p>
          </table:table-cell>
          <table:table-cell office:value-type="float" office:value="1464.51" calcext:value-type="float">
            <text:p>1464.51</text:p>
          </table:table-cell>
        </table:table-row>
        <table:table-row table:style-name="ro1">
          <table:table-cell office:value-type="float" office:value="18111875" calcext:value-type="float">
            <text:p>18111875</text:p>
          </table:table-cell>
          <table:table-cell table:formula="of:=[.A1134]/1000/(60*60*24)" office:value-type="time" office:time-value="PT05H01M51.875S" calcext:value-type="time">
            <text:p>05:01:52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210.95" calcext:value-type="float">
            <text:p>1210.95</text:p>
          </table:table-cell>
          <table:table-cell office:value-type="float" office:value="1465.71" calcext:value-type="float">
            <text:p>1465.71</text:p>
          </table:table-cell>
        </table:table-row>
        <table:table-row table:style-name="ro1">
          <table:table-cell office:value-type="float" office:value="18127875" calcext:value-type="float">
            <text:p>18127875</text:p>
          </table:table-cell>
          <table:table-cell table:formula="of:=[.A1135]/1000/(60*60*24)" office:value-type="time" office:time-value="PT05H02M07.875S" calcext:value-type="time">
            <text:p>05:02:08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211.98" calcext:value-type="float">
            <text:p>1211.98</text:p>
          </table:table-cell>
          <table:table-cell office:value-type="float" office:value="1466.91" calcext:value-type="float">
            <text:p>1466.91</text:p>
          </table:table-cell>
        </table:table-row>
        <table:table-row table:style-name="ro1">
          <table:table-cell office:value-type="float" office:value="18143875" calcext:value-type="float">
            <text:p>18143875</text:p>
          </table:table-cell>
          <table:table-cell table:formula="of:=[.A1136]/1000/(60*60*24)" office:value-type="time" office:time-value="PT05H02M23.875S" calcext:value-type="time">
            <text:p>05:02:24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213.01" calcext:value-type="float">
            <text:p>1213.01</text:p>
          </table:table-cell>
          <table:table-cell office:value-type="float" office:value="1468.11" calcext:value-type="float">
            <text:p>1468.11</text:p>
          </table:table-cell>
        </table:table-row>
        <table:table-row table:style-name="ro1">
          <table:table-cell office:value-type="float" office:value="18159875" calcext:value-type="float">
            <text:p>18159875</text:p>
          </table:table-cell>
          <table:table-cell table:formula="of:=[.A1137]/1000/(60*60*24)" office:value-type="time" office:time-value="PT05H02M39.875S" calcext:value-type="time">
            <text:p>05:02:40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214.04" calcext:value-type="float">
            <text:p>1214.04</text:p>
          </table:table-cell>
          <table:table-cell office:value-type="float" office:value="1469.31" calcext:value-type="float">
            <text:p>1469.31</text:p>
          </table:table-cell>
        </table:table-row>
        <table:table-row table:style-name="ro1">
          <table:table-cell office:value-type="float" office:value="18175875" calcext:value-type="float">
            <text:p>18175875</text:p>
          </table:table-cell>
          <table:table-cell table:formula="of:=[.A1138]/1000/(60*60*24)" office:value-type="time" office:time-value="PT05H02M55.875S" calcext:value-type="time">
            <text:p>05:02:56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5" calcext:value-type="float">
            <text:p>269.75</text:p>
          </table:table-cell>
          <table:table-cell office:value-type="float" office:value="1215.07" calcext:value-type="float">
            <text:p>1215.07</text:p>
          </table:table-cell>
          <table:table-cell office:value-type="float" office:value="1470.51" calcext:value-type="float">
            <text:p>1470.51</text:p>
          </table:table-cell>
        </table:table-row>
        <table:table-row table:style-name="ro1">
          <table:table-cell office:value-type="float" office:value="18191875" calcext:value-type="float">
            <text:p>18191875</text:p>
          </table:table-cell>
          <table:table-cell table:formula="of:=[.A1139]/1000/(60*60*24)" office:value-type="time" office:time-value="PT05H03M11.875S" calcext:value-type="time">
            <text:p>05:03:12</text:p>
          </table:table-cell>
          <table:table-cell office:value-type="float" office:value="1.16" calcext:value-type="float">
            <text:p>1.16</text:p>
          </table:table-cell>
          <table:table-cell office:value-type="float" office:value="232" calcext:value-type="float">
            <text:p>232</text:p>
          </table:table-cell>
          <table:table-cell office:value-type="float" office:value="269.86" calcext:value-type="float">
            <text:p>269.86</text:p>
          </table:table-cell>
          <table:table-cell office:value-type="float" office:value="1216.1" calcext:value-type="float">
            <text:p>1216.1</text:p>
          </table:table-cell>
          <table:table-cell office:value-type="float" office:value="1471.72" calcext:value-type="float">
            <text:p>1471.72</text:p>
          </table:table-cell>
        </table:table-row>
        <table:table-row table:style-name="ro1">
          <table:table-cell office:value-type="float" office:value="18207875" calcext:value-type="float">
            <text:p>18207875</text:p>
          </table:table-cell>
          <table:table-cell table:formula="of:=[.A1140]/1000/(60*60*24)" office:value-type="time" office:time-value="PT05H03M27.875S" calcext:value-type="time">
            <text:p>05:03:28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217.13" calcext:value-type="float">
            <text:p>1217.13</text:p>
          </table:table-cell>
          <table:table-cell office:value-type="float" office:value="1472.92" calcext:value-type="float">
            <text:p>1472.92</text:p>
          </table:table-cell>
        </table:table-row>
        <table:table-row table:style-name="ro1">
          <table:table-cell office:value-type="float" office:value="18223875" calcext:value-type="float">
            <text:p>18223875</text:p>
          </table:table-cell>
          <table:table-cell table:formula="of:=[.A1141]/1000/(60*60*24)" office:value-type="time" office:time-value="PT05H03M43.875S" calcext:value-type="time">
            <text:p>05:03:44</text:p>
          </table:table-cell>
          <table:table-cell office:value-type="float" office:value="1.16" calcext:value-type="float">
            <text:p>1.16</text:p>
          </table:table-cell>
          <table:table-cell office:value-type="float" office:value="232" calcext:value-type="float">
            <text:p>232</text:p>
          </table:table-cell>
          <table:table-cell office:value-type="float" office:value="269.86" calcext:value-type="float">
            <text:p>269.86</text:p>
          </table:table-cell>
          <table:table-cell office:value-type="float" office:value="1218.17" calcext:value-type="float">
            <text:p>1218.17</text:p>
          </table:table-cell>
          <table:table-cell office:value-type="float" office:value="1474.11" calcext:value-type="float">
            <text:p>1474.11</text:p>
          </table:table-cell>
        </table:table-row>
        <table:table-row table:style-name="ro1">
          <table:table-cell office:value-type="float" office:value="18239875" calcext:value-type="float">
            <text:p>18239875</text:p>
          </table:table-cell>
          <table:table-cell table:formula="of:=[.A1142]/1000/(60*60*24)" office:value-type="time" office:time-value="PT05H03M59.875S" calcext:value-type="time">
            <text:p>05:04:00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219.2" calcext:value-type="float">
            <text:p>1219.2</text:p>
          </table:table-cell>
          <table:table-cell office:value-type="float" office:value="1475.31" calcext:value-type="float">
            <text:p>1475.31</text:p>
          </table:table-cell>
        </table:table-row>
        <table:table-row table:style-name="ro1">
          <table:table-cell office:value-type="float" office:value="18255875" calcext:value-type="float">
            <text:p>18255875</text:p>
          </table:table-cell>
          <table:table-cell table:formula="of:=[.A1143]/1000/(60*60*24)" office:value-type="time" office:time-value="PT05H04M15.875S" calcext:value-type="time">
            <text:p>05:04:16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220.23" calcext:value-type="float">
            <text:p>1220.23</text:p>
          </table:table-cell>
          <table:table-cell office:value-type="float" office:value="1476.51" calcext:value-type="float">
            <text:p>1476.51</text:p>
          </table:table-cell>
        </table:table-row>
        <table:table-row table:style-name="ro1">
          <table:table-cell office:value-type="float" office:value="18271875" calcext:value-type="float">
            <text:p>18271875</text:p>
          </table:table-cell>
          <table:table-cell table:formula="of:=[.A1144]/1000/(60*60*24)" office:value-type="time" office:time-value="PT05H04M31.875S" calcext:value-type="time">
            <text:p>05:04:32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1221.26" calcext:value-type="float">
            <text:p>1221.26</text:p>
          </table:table-cell>
          <table:table-cell office:value-type="float" office:value="1477.72" calcext:value-type="float">
            <text:p>1477.72</text:p>
          </table:table-cell>
        </table:table-row>
        <table:table-row table:style-name="ro1">
          <table:table-cell office:value-type="float" office:value="18287875" calcext:value-type="float">
            <text:p>18287875</text:p>
          </table:table-cell>
          <table:table-cell table:formula="of:=[.A1145]/1000/(60*60*24)" office:value-type="time" office:time-value="PT05H04M47.875S" calcext:value-type="time">
            <text:p>05:04:48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222.29" calcext:value-type="float">
            <text:p>1222.29</text:p>
          </table:table-cell>
          <table:table-cell office:value-type="float" office:value="1478.91" calcext:value-type="float">
            <text:p>1478.91</text:p>
          </table:table-cell>
        </table:table-row>
        <table:table-row table:style-name="ro1">
          <table:table-cell office:value-type="float" office:value="18303875" calcext:value-type="float">
            <text:p>18303875</text:p>
          </table:table-cell>
          <table:table-cell table:formula="of:=[.A1146]/1000/(60*60*24)" office:value-type="time" office:time-value="PT05H05M03.875S" calcext:value-type="time">
            <text:p>05:05:04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1223.32" calcext:value-type="float">
            <text:p>1223.32</text:p>
          </table:table-cell>
          <table:table-cell office:value-type="float" office:value="1480.11" calcext:value-type="float">
            <text:p>1480.11</text:p>
          </table:table-cell>
        </table:table-row>
        <table:table-row table:style-name="ro1">
          <table:table-cell office:value-type="float" office:value="18319875" calcext:value-type="float">
            <text:p>18319875</text:p>
          </table:table-cell>
          <table:table-cell table:formula="of:=[.A1147]/1000/(60*60*24)" office:value-type="time" office:time-value="PT05H05M19.875S" calcext:value-type="time">
            <text:p>05:05:20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224.35" calcext:value-type="float">
            <text:p>1224.35</text:p>
          </table:table-cell>
          <table:table-cell office:value-type="float" office:value="1481.31" calcext:value-type="float">
            <text:p>1481.31</text:p>
          </table:table-cell>
        </table:table-row>
        <table:table-row table:style-name="ro1">
          <table:table-cell office:value-type="float" office:value="18335875" calcext:value-type="float">
            <text:p>18335875</text:p>
          </table:table-cell>
          <table:table-cell table:formula="of:=[.A1148]/1000/(60*60*24)" office:value-type="time" office:time-value="PT05H05M35.875S" calcext:value-type="time">
            <text:p>05:05:36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25.38" calcext:value-type="float">
            <text:p>1225.38</text:p>
          </table:table-cell>
          <table:table-cell office:value-type="float" office:value="1482.51" calcext:value-type="float">
            <text:p>1482.51</text:p>
          </table:table-cell>
        </table:table-row>
        <table:table-row table:style-name="ro1">
          <table:table-cell office:value-type="float" office:value="18351875" calcext:value-type="float">
            <text:p>18351875</text:p>
          </table:table-cell>
          <table:table-cell table:formula="of:=[.A1149]/1000/(60*60*24)" office:value-type="time" office:time-value="PT05H05M51.875S" calcext:value-type="time">
            <text:p>05:05:52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26.41" calcext:value-type="float">
            <text:p>1226.41</text:p>
          </table:table-cell>
          <table:table-cell office:value-type="float" office:value="1483.71" calcext:value-type="float">
            <text:p>1483.71</text:p>
          </table:table-cell>
        </table:table-row>
        <table:table-row table:style-name="ro1">
          <table:table-cell office:value-type="float" office:value="18367875" calcext:value-type="float">
            <text:p>18367875</text:p>
          </table:table-cell>
          <table:table-cell table:formula="of:=[.A1150]/1000/(60*60*24)" office:value-type="time" office:time-value="PT05H06M07.875S" calcext:value-type="time">
            <text:p>05:06:08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2" calcext:value-type="float">
            <text:p>269.62</text:p>
          </table:table-cell>
          <table:table-cell office:value-type="float" office:value="1227.44" calcext:value-type="float">
            <text:p>1227.44</text:p>
          </table:table-cell>
          <table:table-cell office:value-type="float" office:value="1484.91" calcext:value-type="float">
            <text:p>1484.91</text:p>
          </table:table-cell>
        </table:table-row>
        <table:table-row table:style-name="ro1">
          <table:table-cell office:value-type="float" office:value="18383875" calcext:value-type="float">
            <text:p>18383875</text:p>
          </table:table-cell>
          <table:table-cell table:formula="of:=[.A1151]/1000/(60*60*24)" office:value-type="time" office:time-value="PT05H06M23.875S" calcext:value-type="time">
            <text:p>05:06:24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2" calcext:value-type="float">
            <text:p>269.62</text:p>
          </table:table-cell>
          <table:table-cell office:value-type="float" office:value="1228.47" calcext:value-type="float">
            <text:p>1228.47</text:p>
          </table:table-cell>
          <table:table-cell office:value-type="float" office:value="1486.11" calcext:value-type="float">
            <text:p>1486.11</text:p>
          </table:table-cell>
        </table:table-row>
        <table:table-row table:style-name="ro1">
          <table:table-cell office:value-type="float" office:value="18399875" calcext:value-type="float">
            <text:p>18399875</text:p>
          </table:table-cell>
          <table:table-cell table:formula="of:=[.A1152]/1000/(60*60*24)" office:value-type="time" office:time-value="PT05H06M39.875S" calcext:value-type="time">
            <text:p>05:06:40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29.5" calcext:value-type="float">
            <text:p>1229.5</text:p>
          </table:table-cell>
          <table:table-cell office:value-type="float" office:value="1487.31" calcext:value-type="float">
            <text:p>1487.31</text:p>
          </table:table-cell>
        </table:table-row>
        <table:table-row table:style-name="ro1">
          <table:table-cell office:value-type="float" office:value="18415875" calcext:value-type="float">
            <text:p>18415875</text:p>
          </table:table-cell>
          <table:table-cell table:formula="of:=[.A1153]/1000/(60*60*24)" office:value-type="time" office:time-value="PT05H06M55.875S" calcext:value-type="time">
            <text:p>05:06:56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30.53" calcext:value-type="float">
            <text:p>1230.53</text:p>
          </table:table-cell>
          <table:table-cell office:value-type="float" office:value="1488.5" calcext:value-type="float">
            <text:p>1488.5</text:p>
          </table:table-cell>
        </table:table-row>
        <table:table-row table:style-name="ro1">
          <table:table-cell office:value-type="float" office:value="18431875" calcext:value-type="float">
            <text:p>18431875</text:p>
          </table:table-cell>
          <table:table-cell table:formula="of:=[.A1154]/1000/(60*60*24)" office:value-type="time" office:time-value="PT05H07M11.875S" calcext:value-type="time">
            <text:p>05:07:12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231.55" calcext:value-type="float">
            <text:p>1231.55</text:p>
          </table:table-cell>
          <table:table-cell office:value-type="float" office:value="1489.7" calcext:value-type="float">
            <text:p>1489.7</text:p>
          </table:table-cell>
        </table:table-row>
        <table:table-row table:style-name="ro1">
          <table:table-cell office:value-type="float" office:value="18447875" calcext:value-type="float">
            <text:p>18447875</text:p>
          </table:table-cell>
          <table:table-cell table:formula="of:=[.A1155]/1000/(60*60*24)" office:value-type="time" office:time-value="PT05H07M27.875S" calcext:value-type="time">
            <text:p>05:07:28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232.58" calcext:value-type="float">
            <text:p>1232.58</text:p>
          </table:table-cell>
          <table:table-cell office:value-type="float" office:value="1490.9" calcext:value-type="float">
            <text:p>1490.9</text:p>
          </table:table-cell>
        </table:table-row>
        <table:table-row table:style-name="ro1">
          <table:table-cell office:value-type="float" office:value="18463875" calcext:value-type="float">
            <text:p>18463875</text:p>
          </table:table-cell>
          <table:table-cell table:formula="of:=[.A1156]/1000/(60*60*24)" office:value-type="time" office:time-value="PT05H07M43.875S" calcext:value-type="time">
            <text:p>05:07:44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" calcext:value-type="float">
            <text:p>269.5</text:p>
          </table:table-cell>
          <table:table-cell office:value-type="float" office:value="1233.61" calcext:value-type="float">
            <text:p>1233.61</text:p>
          </table:table-cell>
          <table:table-cell office:value-type="float" office:value="1492.1" calcext:value-type="float">
            <text:p>1492.1</text:p>
          </table:table-cell>
        </table:table-row>
        <table:table-row table:style-name="ro1">
          <table:table-cell office:value-type="float" office:value="18479875" calcext:value-type="float">
            <text:p>18479875</text:p>
          </table:table-cell>
          <table:table-cell table:formula="of:=[.A1157]/1000/(60*60*24)" office:value-type="time" office:time-value="PT05H07M59.875S" calcext:value-type="time">
            <text:p>05:08:00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234.64" calcext:value-type="float">
            <text:p>1234.64</text:p>
          </table:table-cell>
          <table:table-cell office:value-type="float" office:value="1493.29" calcext:value-type="float">
            <text:p>1493.29</text:p>
          </table:table-cell>
        </table:table-row>
        <table:table-row table:style-name="ro1">
          <table:table-cell office:value-type="float" office:value="18495875" calcext:value-type="float">
            <text:p>18495875</text:p>
          </table:table-cell>
          <table:table-cell table:formula="of:=[.A1158]/1000/(60*60*24)" office:value-type="time" office:time-value="PT05H08M15.875S" calcext:value-type="time">
            <text:p>05:08:16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235.67" calcext:value-type="float">
            <text:p>1235.67</text:p>
          </table:table-cell>
          <table:table-cell office:value-type="float" office:value="1494.49" calcext:value-type="float">
            <text:p>1494.49</text:p>
          </table:table-cell>
        </table:table-row>
        <table:table-row table:style-name="ro1">
          <table:table-cell office:value-type="float" office:value="18511875" calcext:value-type="float">
            <text:p>18511875</text:p>
          </table:table-cell>
          <table:table-cell table:formula="of:=[.A1159]/1000/(60*60*24)" office:value-type="time" office:time-value="PT05H08M31.875S" calcext:value-type="time">
            <text:p>05:08:32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236.7" calcext:value-type="float">
            <text:p>1236.7</text:p>
          </table:table-cell>
          <table:table-cell office:value-type="float" office:value="1495.69" calcext:value-type="float">
            <text:p>1495.69</text:p>
          </table:table-cell>
        </table:table-row>
        <table:table-row table:style-name="ro1">
          <table:table-cell office:value-type="float" office:value="18527875" calcext:value-type="float">
            <text:p>18527875</text:p>
          </table:table-cell>
          <table:table-cell table:formula="of:=[.A1160]/1000/(60*60*24)" office:value-type="time" office:time-value="PT05H08M47.875S" calcext:value-type="time">
            <text:p>05:08:48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237.73" calcext:value-type="float">
            <text:p>1237.73</text:p>
          </table:table-cell>
          <table:table-cell office:value-type="float" office:value="1496.88" calcext:value-type="float">
            <text:p>1496.88</text:p>
          </table:table-cell>
        </table:table-row>
        <table:table-row table:style-name="ro1">
          <table:table-cell office:value-type="float" office:value="18543875" calcext:value-type="float">
            <text:p>18543875</text:p>
          </table:table-cell>
          <table:table-cell table:formula="of:=[.A1161]/1000/(60*60*24)" office:value-type="time" office:time-value="PT05H09M03.875S" calcext:value-type="time">
            <text:p>05:09:04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238.76" calcext:value-type="float">
            <text:p>1238.76</text:p>
          </table:table-cell>
          <table:table-cell office:value-type="float" office:value="1498.08" calcext:value-type="float">
            <text:p>1498.08</text:p>
          </table:table-cell>
        </table:table-row>
        <table:table-row table:style-name="ro1">
          <table:table-cell office:value-type="float" office:value="18559875" calcext:value-type="float">
            <text:p>18559875</text:p>
          </table:table-cell>
          <table:table-cell table:formula="of:=[.A1162]/1000/(60*60*24)" office:value-type="time" office:time-value="PT05H09M19.875S" calcext:value-type="time">
            <text:p>05:09:20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239.79" calcext:value-type="float">
            <text:p>1239.79</text:p>
          </table:table-cell>
          <table:table-cell office:value-type="float" office:value="1499.28" calcext:value-type="float">
            <text:p>1499.28</text:p>
          </table:table-cell>
        </table:table-row>
        <table:table-row table:style-name="ro1">
          <table:table-cell office:value-type="float" office:value="18575875" calcext:value-type="float">
            <text:p>18575875</text:p>
          </table:table-cell>
          <table:table-cell table:formula="of:=[.A1163]/1000/(60*60*24)" office:value-type="time" office:time-value="PT05H09M35.875S" calcext:value-type="time">
            <text:p>05:09:36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240.82" calcext:value-type="float">
            <text:p>1240.82</text:p>
          </table:table-cell>
          <table:table-cell office:value-type="float" office:value="1500.48" calcext:value-type="float">
            <text:p>1500.48</text:p>
          </table:table-cell>
        </table:table-row>
        <table:table-row table:style-name="ro1">
          <table:table-cell office:value-type="float" office:value="18591875" calcext:value-type="float">
            <text:p>18591875</text:p>
          </table:table-cell>
          <table:table-cell table:formula="of:=[.A1164]/1000/(60*60*24)" office:value-type="time" office:time-value="PT05H09M51.875S" calcext:value-type="time">
            <text:p>05:09:52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241.85" calcext:value-type="float">
            <text:p>1241.85</text:p>
          </table:table-cell>
          <table:table-cell office:value-type="float" office:value="1501.67" calcext:value-type="float">
            <text:p>1501.67</text:p>
          </table:table-cell>
        </table:table-row>
        <table:table-row table:style-name="ro1">
          <table:table-cell office:value-type="float" office:value="18607875" calcext:value-type="float">
            <text:p>18607875</text:p>
          </table:table-cell>
          <table:table-cell table:formula="of:=[.A1165]/1000/(60*60*24)" office:value-type="time" office:time-value="PT05H10M07.875S" calcext:value-type="time">
            <text:p>05:10:08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242.88" calcext:value-type="float">
            <text:p>1242.88</text:p>
          </table:table-cell>
          <table:table-cell office:value-type="float" office:value="1502.87" calcext:value-type="float">
            <text:p>1502.87</text:p>
          </table:table-cell>
        </table:table-row>
        <table:table-row table:style-name="ro1">
          <table:table-cell office:value-type="float" office:value="18623875" calcext:value-type="float">
            <text:p>18623875</text:p>
          </table:table-cell>
          <table:table-cell table:formula="of:=[.A1166]/1000/(60*60*24)" office:value-type="time" office:time-value="PT05H10M23.875S" calcext:value-type="time">
            <text:p>05:10:24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243.91" calcext:value-type="float">
            <text:p>1243.91</text:p>
          </table:table-cell>
          <table:table-cell office:value-type="float" office:value="1504.07" calcext:value-type="float">
            <text:p>1504.07</text:p>
          </table:table-cell>
        </table:table-row>
        <table:table-row table:style-name="ro1">
          <table:table-cell office:value-type="float" office:value="18639875" calcext:value-type="float">
            <text:p>18639875</text:p>
          </table:table-cell>
          <table:table-cell table:formula="of:=[.A1167]/1000/(60*60*24)" office:value-type="time" office:time-value="PT05H10M39.875S" calcext:value-type="time">
            <text:p>05:10:40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244.93" calcext:value-type="float">
            <text:p>1244.93</text:p>
          </table:table-cell>
          <table:table-cell office:value-type="float" office:value="1505.26" calcext:value-type="float">
            <text:p>1505.26</text:p>
          </table:table-cell>
        </table:table-row>
        <table:table-row table:style-name="ro1">
          <table:table-cell office:value-type="float" office:value="18655875" calcext:value-type="float">
            <text:p>18655875</text:p>
          </table:table-cell>
          <table:table-cell table:formula="of:=[.A1168]/1000/(60*60*24)" office:value-type="time" office:time-value="PT05H10M55.875S" calcext:value-type="time">
            <text:p>05:10:56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245.96" calcext:value-type="float">
            <text:p>1245.96</text:p>
          </table:table-cell>
          <table:table-cell office:value-type="float" office:value="1506.46" calcext:value-type="float">
            <text:p>1506.46</text:p>
          </table:table-cell>
        </table:table-row>
        <table:table-row table:style-name="ro1">
          <table:table-cell office:value-type="float" office:value="18671875" calcext:value-type="float">
            <text:p>18671875</text:p>
          </table:table-cell>
          <table:table-cell table:formula="of:=[.A1169]/1000/(60*60*24)" office:value-type="time" office:time-value="PT05H11M11.875S" calcext:value-type="time">
            <text:p>05:11:12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246.99" calcext:value-type="float">
            <text:p>1246.99</text:p>
          </table:table-cell>
          <table:table-cell office:value-type="float" office:value="1507.65" calcext:value-type="float">
            <text:p>1507.65</text:p>
          </table:table-cell>
        </table:table-row>
        <table:table-row table:style-name="ro1">
          <table:table-cell office:value-type="float" office:value="18687875" calcext:value-type="float">
            <text:p>18687875</text:p>
          </table:table-cell>
          <table:table-cell table:formula="of:=[.A1170]/1000/(60*60*24)" office:value-type="time" office:time-value="PT05H11M27.875S" calcext:value-type="time">
            <text:p>05:11:28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248.02" calcext:value-type="float">
            <text:p>1248.02</text:p>
          </table:table-cell>
          <table:table-cell office:value-type="float" office:value="1508.85" calcext:value-type="float">
            <text:p>1508.85</text:p>
          </table:table-cell>
        </table:table-row>
        <table:table-row table:style-name="ro1">
          <table:table-cell office:value-type="float" office:value="18703875" calcext:value-type="float">
            <text:p>18703875</text:p>
          </table:table-cell>
          <table:table-cell table:formula="of:=[.A1171]/1000/(60*60*24)" office:value-type="time" office:time-value="PT05H11M43.875S" calcext:value-type="time">
            <text:p>05:11:44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249.05" calcext:value-type="float">
            <text:p>1249.05</text:p>
          </table:table-cell>
          <table:table-cell office:value-type="float" office:value="1510.04" calcext:value-type="float">
            <text:p>1510.04</text:p>
          </table:table-cell>
        </table:table-row>
        <table:table-row table:style-name="ro1">
          <table:table-cell office:value-type="float" office:value="18719875" calcext:value-type="float">
            <text:p>18719875</text:p>
          </table:table-cell>
          <table:table-cell table:formula="of:=[.A1172]/1000/(60*60*24)" office:value-type="time" office:time-value="PT05H11M59.875S" calcext:value-type="time">
            <text:p>05:12:00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8.11" calcext:value-type="float">
            <text:p>268.11</text:p>
          </table:table-cell>
          <table:table-cell office:value-type="float" office:value="1250.08" calcext:value-type="float">
            <text:p>1250.08</text:p>
          </table:table-cell>
          <table:table-cell office:value-type="float" office:value="1511.24" calcext:value-type="float">
            <text:p>1511.24</text:p>
          </table:table-cell>
        </table:table-row>
        <table:table-row table:style-name="ro1">
          <table:table-cell office:value-type="float" office:value="18735875" calcext:value-type="float">
            <text:p>18735875</text:p>
          </table:table-cell>
          <table:table-cell table:formula="of:=[.A1173]/1000/(60*60*24)" office:value-type="time" office:time-value="PT05H12M15.875S" calcext:value-type="time">
            <text:p>05:12:16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251.11" calcext:value-type="float">
            <text:p>1251.11</text:p>
          </table:table-cell>
          <table:table-cell office:value-type="float" office:value="1512.43" calcext:value-type="float">
            <text:p>1512.43</text:p>
          </table:table-cell>
        </table:table-row>
        <table:table-row table:style-name="ro1">
          <table:table-cell office:value-type="float" office:value="18751875" calcext:value-type="float">
            <text:p>18751875</text:p>
          </table:table-cell>
          <table:table-cell table:formula="of:=[.A1174]/1000/(60*60*24)" office:value-type="time" office:time-value="PT05H12M31.875S" calcext:value-type="time">
            <text:p>05:12:32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252.13" calcext:value-type="float">
            <text:p>1252.13</text:p>
          </table:table-cell>
          <table:table-cell office:value-type="float" office:value="1513.62" calcext:value-type="float">
            <text:p>1513.62</text:p>
          </table:table-cell>
        </table:table-row>
        <table:table-row table:style-name="ro1">
          <table:table-cell office:value-type="float" office:value="18767875" calcext:value-type="float">
            <text:p>18767875</text:p>
          </table:table-cell>
          <table:table-cell table:formula="of:=[.A1175]/1000/(60*60*24)" office:value-type="time" office:time-value="PT05H12M47.875S" calcext:value-type="time">
            <text:p>05:12:48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8.11" calcext:value-type="float">
            <text:p>268.11</text:p>
          </table:table-cell>
          <table:table-cell office:value-type="float" office:value="1253.16" calcext:value-type="float">
            <text:p>1253.16</text:p>
          </table:table-cell>
          <table:table-cell office:value-type="float" office:value="1514.82" calcext:value-type="float">
            <text:p>1514.82</text:p>
          </table:table-cell>
        </table:table-row>
        <table:table-row table:style-name="ro1">
          <table:table-cell office:value-type="float" office:value="18783875" calcext:value-type="float">
            <text:p>18783875</text:p>
          </table:table-cell>
          <table:table-cell table:formula="of:=[.A1176]/1000/(60*60*24)" office:value-type="time" office:time-value="PT05H13M03.875S" calcext:value-type="time">
            <text:p>05:13:04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254.19" calcext:value-type="float">
            <text:p>1254.19</text:p>
          </table:table-cell>
          <table:table-cell office:value-type="float" office:value="1516.01" calcext:value-type="float">
            <text:p>1516.01</text:p>
          </table:table-cell>
        </table:table-row>
        <table:table-row table:style-name="ro1">
          <table:table-cell office:value-type="float" office:value="18799875" calcext:value-type="float">
            <text:p>18799875</text:p>
          </table:table-cell>
          <table:table-cell table:formula="of:=[.A1177]/1000/(60*60*24)" office:value-type="time" office:time-value="PT05H13M19.875S" calcext:value-type="time">
            <text:p>05:13:20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1255.22" calcext:value-type="float">
            <text:p>1255.22</text:p>
          </table:table-cell>
          <table:table-cell office:value-type="float" office:value="1517.21" calcext:value-type="float">
            <text:p>1517.21</text:p>
          </table:table-cell>
        </table:table-row>
        <table:table-row table:style-name="ro1">
          <table:table-cell office:value-type="float" office:value="18815875" calcext:value-type="float">
            <text:p>18815875</text:p>
          </table:table-cell>
          <table:table-cell table:formula="of:=[.A1178]/1000/(60*60*24)" office:value-type="time" office:time-value="PT05H13M35.875S" calcext:value-type="time">
            <text:p>05:13:36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256.24" calcext:value-type="float">
            <text:p>1256.24</text:p>
          </table:table-cell>
          <table:table-cell office:value-type="float" office:value="1518.4" calcext:value-type="float">
            <text:p>1518.4</text:p>
          </table:table-cell>
        </table:table-row>
        <table:table-row table:style-name="ro1">
          <table:table-cell office:value-type="float" office:value="18831875" calcext:value-type="float">
            <text:p>18831875</text:p>
          </table:table-cell>
          <table:table-cell table:formula="of:=[.A1179]/1000/(60*60*24)" office:value-type="time" office:time-value="PT05H13M51.875S" calcext:value-type="time">
            <text:p>05:13:52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257.27" calcext:value-type="float">
            <text:p>1257.27</text:p>
          </table:table-cell>
          <table:table-cell office:value-type="float" office:value="1519.59" calcext:value-type="float">
            <text:p>1519.59</text:p>
          </table:table-cell>
        </table:table-row>
        <table:table-row table:style-name="ro1">
          <table:table-cell office:value-type="float" office:value="18847875" calcext:value-type="float">
            <text:p>18847875</text:p>
          </table:table-cell>
          <table:table-cell table:formula="of:=[.A1180]/1000/(60*60*24)" office:value-type="time" office:time-value="PT05H14M07.875S" calcext:value-type="time">
            <text:p>05:14:08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258.3" calcext:value-type="float">
            <text:p>1258.3</text:p>
          </table:table-cell>
          <table:table-cell office:value-type="float" office:value="1520.79" calcext:value-type="float">
            <text:p>1520.79</text:p>
          </table:table-cell>
        </table:table-row>
        <table:table-row table:style-name="ro1">
          <table:table-cell office:value-type="float" office:value="18863875" calcext:value-type="float">
            <text:p>18863875</text:p>
          </table:table-cell>
          <table:table-cell table:formula="of:=[.A1181]/1000/(60*60*24)" office:value-type="time" office:time-value="PT05H14M23.875S" calcext:value-type="time">
            <text:p>05:14:24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259.33" calcext:value-type="float">
            <text:p>1259.33</text:p>
          </table:table-cell>
          <table:table-cell office:value-type="float" office:value="1521.98" calcext:value-type="float">
            <text:p>1521.98</text:p>
          </table:table-cell>
        </table:table-row>
        <table:table-row table:style-name="ro1">
          <table:table-cell office:value-type="float" office:value="18879875" calcext:value-type="float">
            <text:p>18879875</text:p>
          </table:table-cell>
          <table:table-cell table:formula="of:=[.A1182]/1000/(60*60*24)" office:value-type="time" office:time-value="PT05H14M39.875S" calcext:value-type="time">
            <text:p>05:14:40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260.35" calcext:value-type="float">
            <text:p>1260.35</text:p>
          </table:table-cell>
          <table:table-cell office:value-type="float" office:value="1523.17" calcext:value-type="float">
            <text:p>1523.17</text:p>
          </table:table-cell>
        </table:table-row>
        <table:table-row table:style-name="ro1">
          <table:table-cell office:value-type="float" office:value="18895875" calcext:value-type="float">
            <text:p>18895875</text:p>
          </table:table-cell>
          <table:table-cell table:formula="of:=[.A1183]/1000/(60*60*24)" office:value-type="time" office:time-value="PT05H14M55.875S" calcext:value-type="time">
            <text:p>05:14:56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261.38" calcext:value-type="float">
            <text:p>1261.38</text:p>
          </table:table-cell>
          <table:table-cell office:value-type="float" office:value="1524.36" calcext:value-type="float">
            <text:p>1524.36</text:p>
          </table:table-cell>
        </table:table-row>
        <table:table-row table:style-name="ro1">
          <table:table-cell office:value-type="float" office:value="18911875" calcext:value-type="float">
            <text:p>18911875</text:p>
          </table:table-cell>
          <table:table-cell table:formula="of:=[.A1184]/1000/(60*60*24)" office:value-type="time" office:time-value="PT05H15M11.875S" calcext:value-type="time">
            <text:p>05:15:12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262.41" calcext:value-type="float">
            <text:p>1262.41</text:p>
          </table:table-cell>
          <table:table-cell office:value-type="float" office:value="1525.56" calcext:value-type="float">
            <text:p>1525.56</text:p>
          </table:table-cell>
        </table:table-row>
        <table:table-row table:style-name="ro1">
          <table:table-cell office:value-type="float" office:value="18927875" calcext:value-type="float">
            <text:p>18927875</text:p>
          </table:table-cell>
          <table:table-cell table:formula="of:=[.A1185]/1000/(60*60*24)" office:value-type="time" office:time-value="PT05H15M27.875S" calcext:value-type="time">
            <text:p>05:15:28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263.44" calcext:value-type="float">
            <text:p>1263.44</text:p>
          </table:table-cell>
          <table:table-cell office:value-type="float" office:value="1526.75" calcext:value-type="float">
            <text:p>1526.75</text:p>
          </table:table-cell>
        </table:table-row>
        <table:table-row table:style-name="ro1">
          <table:table-cell office:value-type="float" office:value="18943875" calcext:value-type="float">
            <text:p>18943875</text:p>
          </table:table-cell>
          <table:table-cell table:formula="of:=[.A1186]/1000/(60*60*24)" office:value-type="time" office:time-value="PT05H15M43.875S" calcext:value-type="time">
            <text:p>05:15:44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264.46" calcext:value-type="float">
            <text:p>1264.46</text:p>
          </table:table-cell>
          <table:table-cell office:value-type="float" office:value="1527.94" calcext:value-type="float">
            <text:p>1527.94</text:p>
          </table:table-cell>
        </table:table-row>
        <table:table-row table:style-name="ro1">
          <table:table-cell office:value-type="float" office:value="18959875" calcext:value-type="float">
            <text:p>18959875</text:p>
          </table:table-cell>
          <table:table-cell table:formula="of:=[.A1187]/1000/(60*60*24)" office:value-type="time" office:time-value="PT05H15M59.875S" calcext:value-type="time">
            <text:p>05:16:00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265.49" calcext:value-type="float">
            <text:p>1265.49</text:p>
          </table:table-cell>
          <table:table-cell office:value-type="float" office:value="1529.13" calcext:value-type="float">
            <text:p>1529.13</text:p>
          </table:table-cell>
        </table:table-row>
        <table:table-row table:style-name="ro1">
          <table:table-cell office:value-type="float" office:value="18975875" calcext:value-type="float">
            <text:p>18975875</text:p>
          </table:table-cell>
          <table:table-cell table:formula="of:=[.A1188]/1000/(60*60*24)" office:value-type="time" office:time-value="PT05H16M15.875S" calcext:value-type="time">
            <text:p>05:16:16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266.52" calcext:value-type="float">
            <text:p>1266.52</text:p>
          </table:table-cell>
          <table:table-cell office:value-type="float" office:value="1530.32" calcext:value-type="float">
            <text:p>1530.32</text:p>
          </table:table-cell>
        </table:table-row>
        <table:table-row table:style-name="ro1">
          <table:table-cell office:value-type="float" office:value="18991875" calcext:value-type="float">
            <text:p>18991875</text:p>
          </table:table-cell>
          <table:table-cell table:formula="of:=[.A1189]/1000/(60*60*24)" office:value-type="time" office:time-value="PT05H16M31.875S" calcext:value-type="time">
            <text:p>05:16:32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267.54" calcext:value-type="float">
            <text:p>1267.54</text:p>
          </table:table-cell>
          <table:table-cell office:value-type="float" office:value="1531.51" calcext:value-type="float">
            <text:p>1531.51</text:p>
          </table:table-cell>
        </table:table-row>
        <table:table-row table:style-name="ro1">
          <table:table-cell office:value-type="float" office:value="19007875" calcext:value-type="float">
            <text:p>19007875</text:p>
          </table:table-cell>
          <table:table-cell table:formula="of:=[.A1190]/1000/(60*60*24)" office:value-type="time" office:time-value="PT05H16M47.875S" calcext:value-type="time">
            <text:p>05:16:48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268.57" calcext:value-type="float">
            <text:p>1268.57</text:p>
          </table:table-cell>
          <table:table-cell office:value-type="float" office:value="1532.7" calcext:value-type="float">
            <text:p>1532.7</text:p>
          </table:table-cell>
        </table:table-row>
        <table:table-row table:style-name="ro1">
          <table:table-cell office:value-type="float" office:value="19023875" calcext:value-type="float">
            <text:p>19023875</text:p>
          </table:table-cell>
          <table:table-cell table:formula="of:=[.A1191]/1000/(60*60*24)" office:value-type="time" office:time-value="PT05H17M03.875S" calcext:value-type="time">
            <text:p>05:17:04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269.6" calcext:value-type="float">
            <text:p>1269.6</text:p>
          </table:table-cell>
          <table:table-cell office:value-type="float" office:value="1533.89" calcext:value-type="float">
            <text:p>1533.89</text:p>
          </table:table-cell>
        </table:table-row>
        <table:table-row table:style-name="ro1">
          <table:table-cell office:value-type="float" office:value="19039875" calcext:value-type="float">
            <text:p>19039875</text:p>
          </table:table-cell>
          <table:table-cell table:formula="of:=[.A1192]/1000/(60*60*24)" office:value-type="time" office:time-value="PT05H17M19.875S" calcext:value-type="time">
            <text:p>05:17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270.63" calcext:value-type="float">
            <text:p>1270.63</text:p>
          </table:table-cell>
          <table:table-cell office:value-type="float" office:value="1535.08" calcext:value-type="float">
            <text:p>1535.08</text:p>
          </table:table-cell>
        </table:table-row>
        <table:table-row table:style-name="ro1">
          <table:table-cell office:value-type="float" office:value="19055875" calcext:value-type="float">
            <text:p>19055875</text:p>
          </table:table-cell>
          <table:table-cell table:formula="of:=[.A1193]/1000/(60*60*24)" office:value-type="time" office:time-value="PT05H17M35.875S" calcext:value-type="time">
            <text:p>05:17:36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271.65" calcext:value-type="float">
            <text:p>1271.65</text:p>
          </table:table-cell>
          <table:table-cell office:value-type="float" office:value="1536.27" calcext:value-type="float">
            <text:p>1536.27</text:p>
          </table:table-cell>
        </table:table-row>
        <table:table-row table:style-name="ro1">
          <table:table-cell office:value-type="float" office:value="19071875" calcext:value-type="float">
            <text:p>19071875</text:p>
          </table:table-cell>
          <table:table-cell table:formula="of:=[.A1194]/1000/(60*60*24)" office:value-type="time" office:time-value="PT05H17M51.875S" calcext:value-type="time">
            <text:p>05:17:52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272.68" calcext:value-type="float">
            <text:p>1272.68</text:p>
          </table:table-cell>
          <table:table-cell office:value-type="float" office:value="1537.46" calcext:value-type="float">
            <text:p>1537.46</text:p>
          </table:table-cell>
        </table:table-row>
        <table:table-row table:style-name="ro1">
          <table:table-cell office:value-type="float" office:value="19087875" calcext:value-type="float">
            <text:p>19087875</text:p>
          </table:table-cell>
          <table:table-cell table:formula="of:=[.A1195]/1000/(60*60*24)" office:value-type="time" office:time-value="PT05H18M07.875S" calcext:value-type="time">
            <text:p>05:18:08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273.71" calcext:value-type="float">
            <text:p>1273.71</text:p>
          </table:table-cell>
          <table:table-cell office:value-type="float" office:value="1538.65" calcext:value-type="float">
            <text:p>1538.65</text:p>
          </table:table-cell>
        </table:table-row>
        <table:table-row table:style-name="ro1">
          <table:table-cell office:value-type="float" office:value="19103875" calcext:value-type="float">
            <text:p>19103875</text:p>
          </table:table-cell>
          <table:table-cell table:formula="of:=[.A1196]/1000/(60*60*24)" office:value-type="time" office:time-value="PT05H18M23.875S" calcext:value-type="time">
            <text:p>05:18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274.73" calcext:value-type="float">
            <text:p>1274.73</text:p>
          </table:table-cell>
          <table:table-cell office:value-type="float" office:value="1539.84" calcext:value-type="float">
            <text:p>1539.84</text:p>
          </table:table-cell>
        </table:table-row>
        <table:table-row table:style-name="ro1">
          <table:table-cell office:value-type="float" office:value="19119875" calcext:value-type="float">
            <text:p>19119875</text:p>
          </table:table-cell>
          <table:table-cell table:formula="of:=[.A1197]/1000/(60*60*24)" office:value-type="time" office:time-value="PT05H18M39.875S" calcext:value-type="time">
            <text:p>05:18:40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275.76" calcext:value-type="float">
            <text:p>1275.76</text:p>
          </table:table-cell>
          <table:table-cell office:value-type="float" office:value="1541.03" calcext:value-type="float">
            <text:p>1541.03</text:p>
          </table:table-cell>
        </table:table-row>
        <table:table-row table:style-name="ro1">
          <table:table-cell office:value-type="float" office:value="19135875" calcext:value-type="float">
            <text:p>19135875</text:p>
          </table:table-cell>
          <table:table-cell table:formula="of:=[.A1198]/1000/(60*60*24)" office:value-type="time" office:time-value="PT05H18M55.875S" calcext:value-type="time">
            <text:p>05:18:56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276.78" calcext:value-type="float">
            <text:p>1276.78</text:p>
          </table:table-cell>
          <table:table-cell office:value-type="float" office:value="1542.22" calcext:value-type="float">
            <text:p>1542.22</text:p>
          </table:table-cell>
        </table:table-row>
        <table:table-row table:style-name="ro1">
          <table:table-cell office:value-type="float" office:value="19151875" calcext:value-type="float">
            <text:p>19151875</text:p>
          </table:table-cell>
          <table:table-cell table:formula="of:=[.A1199]/1000/(60*60*24)" office:value-type="time" office:time-value="PT05H19M11.875S" calcext:value-type="time">
            <text:p>05:19:12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277.81" calcext:value-type="float">
            <text:p>1277.81</text:p>
          </table:table-cell>
          <table:table-cell office:value-type="float" office:value="1543.41" calcext:value-type="float">
            <text:p>1543.41</text:p>
          </table:table-cell>
        </table:table-row>
        <table:table-row table:style-name="ro1">
          <table:table-cell office:value-type="float" office:value="19167875" calcext:value-type="float">
            <text:p>19167875</text:p>
          </table:table-cell>
          <table:table-cell table:formula="of:=[.A1200]/1000/(60*60*24)" office:value-type="time" office:time-value="PT05H19M27.875S" calcext:value-type="time">
            <text:p>05:19:28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278.84" calcext:value-type="float">
            <text:p>1278.84</text:p>
          </table:table-cell>
          <table:table-cell office:value-type="float" office:value="1544.6" calcext:value-type="float">
            <text:p>1544.6</text:p>
          </table:table-cell>
        </table:table-row>
        <table:table-row table:style-name="ro1">
          <table:table-cell office:value-type="float" office:value="19183875" calcext:value-type="float">
            <text:p>19183875</text:p>
          </table:table-cell>
          <table:table-cell table:formula="of:=[.A1201]/1000/(60*60*24)" office:value-type="time" office:time-value="PT05H19M43.875S" calcext:value-type="time">
            <text:p>05:19:4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79.86" calcext:value-type="float">
            <text:p>1279.86</text:p>
          </table:table-cell>
          <table:table-cell office:value-type="float" office:value="1545.79" calcext:value-type="float">
            <text:p>1545.79</text:p>
          </table:table-cell>
        </table:table-row>
        <table:table-row table:style-name="ro1">
          <table:table-cell office:value-type="float" office:value="19199875" calcext:value-type="float">
            <text:p>19199875</text:p>
          </table:table-cell>
          <table:table-cell table:formula="of:=[.A1202]/1000/(60*60*24)" office:value-type="time" office:time-value="PT05H19M59.875S" calcext:value-type="time">
            <text:p>05:20:0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80.89" calcext:value-type="float">
            <text:p>1280.89</text:p>
          </table:table-cell>
          <table:table-cell office:value-type="float" office:value="1546.98" calcext:value-type="float">
            <text:p>1546.98</text:p>
          </table:table-cell>
        </table:table-row>
        <table:table-row table:style-name="ro1">
          <table:table-cell office:value-type="float" office:value="19215875" calcext:value-type="float">
            <text:p>19215875</text:p>
          </table:table-cell>
          <table:table-cell table:formula="of:=[.A1203]/1000/(60*60*24)" office:value-type="time" office:time-value="PT05H20M15.875S" calcext:value-type="time">
            <text:p>05:20:1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81.91" calcext:value-type="float">
            <text:p>1281.91</text:p>
          </table:table-cell>
          <table:table-cell office:value-type="float" office:value="1548.17" calcext:value-type="float">
            <text:p>1548.17</text:p>
          </table:table-cell>
        </table:table-row>
        <table:table-row table:style-name="ro1">
          <table:table-cell office:value-type="float" office:value="19231875" calcext:value-type="float">
            <text:p>19231875</text:p>
          </table:table-cell>
          <table:table-cell table:formula="of:=[.A1204]/1000/(60*60*24)" office:value-type="time" office:time-value="PT05H20M31.875S" calcext:value-type="time">
            <text:p>05:20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82.94" calcext:value-type="float">
            <text:p>1282.94</text:p>
          </table:table-cell>
          <table:table-cell office:value-type="float" office:value="1549.36" calcext:value-type="float">
            <text:p>1549.36</text:p>
          </table:table-cell>
        </table:table-row>
        <table:table-row table:style-name="ro1">
          <table:table-cell office:value-type="float" office:value="19247875" calcext:value-type="float">
            <text:p>19247875</text:p>
          </table:table-cell>
          <table:table-cell table:formula="of:=[.A1205]/1000/(60*60*24)" office:value-type="time" office:time-value="PT05H20M47.875S" calcext:value-type="time">
            <text:p>05:20:4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83.96" calcext:value-type="float">
            <text:p>1283.96</text:p>
          </table:table-cell>
          <table:table-cell office:value-type="float" office:value="1550.55" calcext:value-type="float">
            <text:p>1550.55</text:p>
          </table:table-cell>
        </table:table-row>
        <table:table-row table:style-name="ro1">
          <table:table-cell office:value-type="float" office:value="19263875" calcext:value-type="float">
            <text:p>19263875</text:p>
          </table:table-cell>
          <table:table-cell table:formula="of:=[.A1206]/1000/(60*60*24)" office:value-type="time" office:time-value="PT05H21M03.875S" calcext:value-type="time">
            <text:p>05:21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84.99" calcext:value-type="float">
            <text:p>1284.99</text:p>
          </table:table-cell>
          <table:table-cell office:value-type="float" office:value="1551.73" calcext:value-type="float">
            <text:p>1551.73</text:p>
          </table:table-cell>
        </table:table-row>
        <table:table-row table:style-name="ro1">
          <table:table-cell office:value-type="float" office:value="19279875" calcext:value-type="float">
            <text:p>19279875</text:p>
          </table:table-cell>
          <table:table-cell table:formula="of:=[.A1207]/1000/(60*60*24)" office:value-type="time" office:time-value="PT05H21M19.875S" calcext:value-type="time">
            <text:p>05:21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86.01" calcext:value-type="float">
            <text:p>1286.01</text:p>
          </table:table-cell>
          <table:table-cell office:value-type="float" office:value="1552.92" calcext:value-type="float">
            <text:p>1552.92</text:p>
          </table:table-cell>
        </table:table-row>
        <table:table-row table:style-name="ro1">
          <table:table-cell office:value-type="float" office:value="19295875" calcext:value-type="float">
            <text:p>19295875</text:p>
          </table:table-cell>
          <table:table-cell table:formula="of:=[.A1208]/1000/(60*60*24)" office:value-type="time" office:time-value="PT05H21M35.875S" calcext:value-type="time">
            <text:p>05:21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87.04" calcext:value-type="float">
            <text:p>1287.04</text:p>
          </table:table-cell>
          <table:table-cell office:value-type="float" office:value="1554.11" calcext:value-type="float">
            <text:p>1554.11</text:p>
          </table:table-cell>
        </table:table-row>
        <table:table-row table:style-name="ro1">
          <table:table-cell office:value-type="float" office:value="19311875" calcext:value-type="float">
            <text:p>19311875</text:p>
          </table:table-cell>
          <table:table-cell table:formula="of:=[.A1209]/1000/(60*60*24)" office:value-type="time" office:time-value="PT05H21M51.875S" calcext:value-type="time">
            <text:p>05:21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88.06" calcext:value-type="float">
            <text:p>1288.06</text:p>
          </table:table-cell>
          <table:table-cell office:value-type="float" office:value="1555.3" calcext:value-type="float">
            <text:p>1555.3</text:p>
          </table:table-cell>
        </table:table-row>
        <table:table-row table:style-name="ro1">
          <table:table-cell office:value-type="float" office:value="19327875" calcext:value-type="float">
            <text:p>19327875</text:p>
          </table:table-cell>
          <table:table-cell table:formula="of:=[.A1210]/1000/(60*60*24)" office:value-type="time" office:time-value="PT05H22M07.875S" calcext:value-type="time">
            <text:p>05:22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556.49" calcext:value-type="float">
            <text:p>1556.49</text:p>
          </table:table-cell>
        </table:table-row>
        <table:table-row table:style-name="ro1">
          <table:table-cell office:value-type="float" office:value="19343875" calcext:value-type="float">
            <text:p>19343875</text:p>
          </table:table-cell>
          <table:table-cell table:formula="of:=[.A1211]/1000/(60*60*24)" office:value-type="time" office:time-value="PT05H22M23.875S" calcext:value-type="time">
            <text:p>05:22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90.11" calcext:value-type="float">
            <text:p>1290.11</text:p>
          </table:table-cell>
          <table:table-cell office:value-type="float" office:value="1557.67" calcext:value-type="float">
            <text:p>1557.67</text:p>
          </table:table-cell>
        </table:table-row>
        <table:table-row table:style-name="ro1">
          <table:table-cell office:value-type="float" office:value="19359875" calcext:value-type="float">
            <text:p>19359875</text:p>
          </table:table-cell>
          <table:table-cell table:formula="of:=[.A1212]/1000/(60*60*24)" office:value-type="time" office:time-value="PT05H22M39.875S" calcext:value-type="time">
            <text:p>05:22:4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91.14" calcext:value-type="float">
            <text:p>1291.14</text:p>
          </table:table-cell>
          <table:table-cell office:value-type="float" office:value="1558.86" calcext:value-type="float">
            <text:p>1558.86</text:p>
          </table:table-cell>
        </table:table-row>
        <table:table-row table:style-name="ro1">
          <table:table-cell office:value-type="float" office:value="19375875" calcext:value-type="float">
            <text:p>19375875</text:p>
          </table:table-cell>
          <table:table-cell table:formula="of:=[.A1213]/1000/(60*60*24)" office:value-type="time" office:time-value="PT05H22M55.875S" calcext:value-type="time">
            <text:p>05:22:5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92.17" calcext:value-type="float">
            <text:p>1292.17</text:p>
          </table:table-cell>
          <table:table-cell office:value-type="float" office:value="1560.05" calcext:value-type="float">
            <text:p>1560.05</text:p>
          </table:table-cell>
        </table:table-row>
        <table:table-row table:style-name="ro1">
          <table:table-cell office:value-type="float" office:value="19391875" calcext:value-type="float">
            <text:p>19391875</text:p>
          </table:table-cell>
          <table:table-cell table:formula="of:=[.A1214]/1000/(60*60*24)" office:value-type="time" office:time-value="PT05H23M11.875S" calcext:value-type="time">
            <text:p>05:23:12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293.19" calcext:value-type="float">
            <text:p>1293.19</text:p>
          </table:table-cell>
          <table:table-cell office:value-type="float" office:value="1561.24" calcext:value-type="float">
            <text:p>1561.24</text:p>
          </table:table-cell>
        </table:table-row>
        <table:table-row table:style-name="ro1">
          <table:table-cell office:value-type="float" office:value="19407875" calcext:value-type="float">
            <text:p>19407875</text:p>
          </table:table-cell>
          <table:table-cell table:formula="of:=[.A1215]/1000/(60*60*24)" office:value-type="time" office:time-value="PT05H23M27.875S" calcext:value-type="time">
            <text:p>05:23:28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4.22" calcext:value-type="float">
            <text:p>1294.22</text:p>
          </table:table-cell>
          <table:table-cell office:value-type="float" office:value="1562.42" calcext:value-type="float">
            <text:p>1562.42</text:p>
          </table:table-cell>
        </table:table-row>
        <table:table-row table:style-name="ro1">
          <table:table-cell office:value-type="float" office:value="19423875" calcext:value-type="float">
            <text:p>19423875</text:p>
          </table:table-cell>
          <table:table-cell table:formula="of:=[.A1216]/1000/(60*60*24)" office:value-type="time" office:time-value="PT05H23M43.875S" calcext:value-type="time">
            <text:p>05:23:4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5.24" calcext:value-type="float">
            <text:p>1295.24</text:p>
          </table:table-cell>
          <table:table-cell office:value-type="float" office:value="1563.61" calcext:value-type="float">
            <text:p>1563.61</text:p>
          </table:table-cell>
        </table:table-row>
        <table:table-row table:style-name="ro1">
          <table:table-cell office:value-type="float" office:value="19439875" calcext:value-type="float">
            <text:p>19439875</text:p>
          </table:table-cell>
          <table:table-cell table:formula="of:=[.A1217]/1000/(60*60*24)" office:value-type="time" office:time-value="PT05H23M59.875S" calcext:value-type="time">
            <text:p>05:24:00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296.27" calcext:value-type="float">
            <text:p>1296.27</text:p>
          </table:table-cell>
          <table:table-cell office:value-type="float" office:value="1564.8" calcext:value-type="float">
            <text:p>1564.8</text:p>
          </table:table-cell>
        </table:table-row>
        <table:table-row table:style-name="ro1">
          <table:table-cell office:value-type="float" office:value="19455875" calcext:value-type="float">
            <text:p>19455875</text:p>
          </table:table-cell>
          <table:table-cell table:formula="of:=[.A1218]/1000/(60*60*24)" office:value-type="time" office:time-value="PT05H24M15.875S" calcext:value-type="time">
            <text:p>05:24:16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7.29" calcext:value-type="float">
            <text:p>1297.29</text:p>
          </table:table-cell>
          <table:table-cell office:value-type="float" office:value="1565.98" calcext:value-type="float">
            <text:p>1565.98</text:p>
          </table:table-cell>
        </table:table-row>
        <table:table-row table:style-name="ro1">
          <table:table-cell office:value-type="float" office:value="19471875" calcext:value-type="float">
            <text:p>19471875</text:p>
          </table:table-cell>
          <table:table-cell table:formula="of:=[.A1219]/1000/(60*60*24)" office:value-type="time" office:time-value="PT05H24M31.875S" calcext:value-type="time">
            <text:p>05:24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298.32" calcext:value-type="float">
            <text:p>1298.32</text:p>
          </table:table-cell>
          <table:table-cell office:value-type="float" office:value="1567.17" calcext:value-type="float">
            <text:p>1567.17</text:p>
          </table:table-cell>
        </table:table-row>
        <table:table-row table:style-name="ro1">
          <table:table-cell office:value-type="float" office:value="19487875" calcext:value-type="float">
            <text:p>19487875</text:p>
          </table:table-cell>
          <table:table-cell table:formula="of:=[.A1220]/1000/(60*60*24)" office:value-type="time" office:time-value="PT05H24M47.875S" calcext:value-type="time">
            <text:p>05:24:48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299.34" calcext:value-type="float">
            <text:p>1299.34</text:p>
          </table:table-cell>
          <table:table-cell office:value-type="float" office:value="1568.36" calcext:value-type="float">
            <text:p>1568.36</text:p>
          </table:table-cell>
        </table:table-row>
        <table:table-row table:style-name="ro1">
          <table:table-cell office:value-type="float" office:value="19503875" calcext:value-type="float">
            <text:p>19503875</text:p>
          </table:table-cell>
          <table:table-cell table:formula="of:=[.A1221]/1000/(60*60*24)" office:value-type="time" office:time-value="PT05H25M03.875S" calcext:value-type="time">
            <text:p>05:25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300.37" calcext:value-type="float">
            <text:p>1300.37</text:p>
          </table:table-cell>
          <table:table-cell office:value-type="float" office:value="1569.54" calcext:value-type="float">
            <text:p>1569.54</text:p>
          </table:table-cell>
        </table:table-row>
        <table:table-row table:style-name="ro1">
          <table:table-cell office:value-type="float" office:value="19519875" calcext:value-type="float">
            <text:p>19519875</text:p>
          </table:table-cell>
          <table:table-cell table:formula="of:=[.A1222]/1000/(60*60*24)" office:value-type="time" office:time-value="PT05H25M19.875S" calcext:value-type="time">
            <text:p>05:25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301.39" calcext:value-type="float">
            <text:p>1301.39</text:p>
          </table:table-cell>
          <table:table-cell office:value-type="float" office:value="1570.73" calcext:value-type="float">
            <text:p>1570.73</text:p>
          </table:table-cell>
        </table:table-row>
        <table:table-row table:style-name="ro1">
          <table:table-cell office:value-type="float" office:value="19535875" calcext:value-type="float">
            <text:p>19535875</text:p>
          </table:table-cell>
          <table:table-cell table:formula="of:=[.A1223]/1000/(60*60*24)" office:value-type="time" office:time-value="PT05H25M35.875S" calcext:value-type="time">
            <text:p>05:25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02.42" calcext:value-type="float">
            <text:p>1302.42</text:p>
          </table:table-cell>
          <table:table-cell office:value-type="float" office:value="1571.91" calcext:value-type="float">
            <text:p>1571.91</text:p>
          </table:table-cell>
        </table:table-row>
        <table:table-row table:style-name="ro1">
          <table:table-cell office:value-type="float" office:value="19551875" calcext:value-type="float">
            <text:p>19551875</text:p>
          </table:table-cell>
          <table:table-cell table:formula="of:=[.A1224]/1000/(60*60*24)" office:value-type="time" office:time-value="PT05H25M51.875S" calcext:value-type="time">
            <text:p>05:25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03.44" calcext:value-type="float">
            <text:p>1303.44</text:p>
          </table:table-cell>
          <table:table-cell office:value-type="float" office:value="1573.1" calcext:value-type="float">
            <text:p>1573.1</text:p>
          </table:table-cell>
        </table:table-row>
        <table:table-row table:style-name="ro1">
          <table:table-cell office:value-type="float" office:value="19567875" calcext:value-type="float">
            <text:p>19567875</text:p>
          </table:table-cell>
          <table:table-cell table:formula="of:=[.A1225]/1000/(60*60*24)" office:value-type="time" office:time-value="PT05H26M07.875S" calcext:value-type="time">
            <text:p>05:26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304.46" calcext:value-type="float">
            <text:p>1304.46</text:p>
          </table:table-cell>
          <table:table-cell office:value-type="float" office:value="1574.28" calcext:value-type="float">
            <text:p>1574.28</text:p>
          </table:table-cell>
        </table:table-row>
        <table:table-row table:style-name="ro1">
          <table:table-cell office:value-type="float" office:value="19583875" calcext:value-type="float">
            <text:p>19583875</text:p>
          </table:table-cell>
          <table:table-cell table:formula="of:=[.A1226]/1000/(60*60*24)" office:value-type="time" office:time-value="PT05H26M23.875S" calcext:value-type="time">
            <text:p>05:26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05.49" calcext:value-type="float">
            <text:p>1305.49</text:p>
          </table:table-cell>
          <table:table-cell office:value-type="float" office:value="1575.47" calcext:value-type="float">
            <text:p>1575.47</text:p>
          </table:table-cell>
        </table:table-row>
        <table:table-row table:style-name="ro1">
          <table:table-cell office:value-type="float" office:value="19599875" calcext:value-type="float">
            <text:p>19599875</text:p>
          </table:table-cell>
          <table:table-cell table:formula="of:=[.A1227]/1000/(60*60*24)" office:value-type="time" office:time-value="PT05H26M39.875S" calcext:value-type="time">
            <text:p>05:26:40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06.51" calcext:value-type="float">
            <text:p>1306.51</text:p>
          </table:table-cell>
          <table:table-cell office:value-type="float" office:value="1576.65" calcext:value-type="float">
            <text:p>1576.65</text:p>
          </table:table-cell>
        </table:table-row>
        <table:table-row table:style-name="ro1">
          <table:table-cell office:value-type="float" office:value="19615875" calcext:value-type="float">
            <text:p>19615875</text:p>
          </table:table-cell>
          <table:table-cell table:formula="of:=[.A1228]/1000/(60*60*24)" office:value-type="time" office:time-value="PT05H26M55.875S" calcext:value-type="time">
            <text:p>05:26:56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307.53" calcext:value-type="float">
            <text:p>1307.53</text:p>
          </table:table-cell>
          <table:table-cell office:value-type="float" office:value="1577.84" calcext:value-type="float">
            <text:p>1577.84</text:p>
          </table:table-cell>
        </table:table-row>
        <table:table-row table:style-name="ro1">
          <table:table-cell office:value-type="float" office:value="19631875" calcext:value-type="float">
            <text:p>19631875</text:p>
          </table:table-cell>
          <table:table-cell table:formula="of:=[.A1229]/1000/(60*60*24)" office:value-type="time" office:time-value="PT05H27M11.875S" calcext:value-type="time">
            <text:p>05:27:12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08.56" calcext:value-type="float">
            <text:p>1308.56</text:p>
          </table:table-cell>
          <table:table-cell office:value-type="float" office:value="1579.02" calcext:value-type="float">
            <text:p>1579.02</text:p>
          </table:table-cell>
        </table:table-row>
        <table:table-row table:style-name="ro1">
          <table:table-cell office:value-type="float" office:value="19647875" calcext:value-type="float">
            <text:p>19647875</text:p>
          </table:table-cell>
          <table:table-cell table:formula="of:=[.A1230]/1000/(60*60*24)" office:value-type="time" office:time-value="PT05H27M27.875S" calcext:value-type="time">
            <text:p>05:27:28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09.58" calcext:value-type="float">
            <text:p>1309.58</text:p>
          </table:table-cell>
          <table:table-cell office:value-type="float" office:value="1580.2" calcext:value-type="float">
            <text:p>1580.2</text:p>
          </table:table-cell>
        </table:table-row>
        <table:table-row table:style-name="ro1">
          <table:table-cell office:value-type="float" office:value="19663875" calcext:value-type="float">
            <text:p>19663875</text:p>
          </table:table-cell>
          <table:table-cell table:formula="of:=[.A1231]/1000/(60*60*24)" office:value-type="time" office:time-value="PT05H27M43.875S" calcext:value-type="time">
            <text:p>05:27:44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10.61" calcext:value-type="float">
            <text:p>1310.61</text:p>
          </table:table-cell>
          <table:table-cell office:value-type="float" office:value="1581.39" calcext:value-type="float">
            <text:p>1581.39</text:p>
          </table:table-cell>
        </table:table-row>
        <table:table-row table:style-name="ro1">
          <table:table-cell office:value-type="float" office:value="19679875" calcext:value-type="float">
            <text:p>19679875</text:p>
          </table:table-cell>
          <table:table-cell table:formula="of:=[.A1232]/1000/(60*60*24)" office:value-type="time" office:time-value="PT05H27M59.875S" calcext:value-type="time">
            <text:p>05:28:00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11.63" calcext:value-type="float">
            <text:p>1311.63</text:p>
          </table:table-cell>
          <table:table-cell office:value-type="float" office:value="1582.57" calcext:value-type="float">
            <text:p>1582.57</text:p>
          </table:table-cell>
        </table:table-row>
        <table:table-row table:style-name="ro1">
          <table:table-cell office:value-type="float" office:value="19695875" calcext:value-type="float">
            <text:p>19695875</text:p>
          </table:table-cell>
          <table:table-cell table:formula="of:=[.A1233]/1000/(60*60*24)" office:value-type="time" office:time-value="PT05H28M15.875S" calcext:value-type="time">
            <text:p>05:28:16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12.65" calcext:value-type="float">
            <text:p>1312.65</text:p>
          </table:table-cell>
          <table:table-cell office:value-type="float" office:value="1583.75" calcext:value-type="float">
            <text:p>1583.75</text:p>
          </table:table-cell>
        </table:table-row>
        <table:table-row table:style-name="ro1">
          <table:table-cell office:value-type="float" office:value="19711875" calcext:value-type="float">
            <text:p>19711875</text:p>
          </table:table-cell>
          <table:table-cell table:formula="of:=[.A1234]/1000/(60*60*24)" office:value-type="time" office:time-value="PT05H28M31.875S" calcext:value-type="time">
            <text:p>05:28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13.68" calcext:value-type="float">
            <text:p>1313.68</text:p>
          </table:table-cell>
          <table:table-cell office:value-type="float" office:value="1584.93" calcext:value-type="float">
            <text:p>1584.93</text:p>
          </table:table-cell>
        </table:table-row>
        <table:table-row table:style-name="ro1">
          <table:table-cell office:value-type="float" office:value="19727875" calcext:value-type="float">
            <text:p>19727875</text:p>
          </table:table-cell>
          <table:table-cell table:formula="of:=[.A1235]/1000/(60*60*24)" office:value-type="time" office:time-value="PT05H28M47.875S" calcext:value-type="time">
            <text:p>05:28:48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14.7" calcext:value-type="float">
            <text:p>1314.7</text:p>
          </table:table-cell>
          <table:table-cell office:value-type="float" office:value="1586.11" calcext:value-type="float">
            <text:p>1586.11</text:p>
          </table:table-cell>
        </table:table-row>
        <table:table-row table:style-name="ro1">
          <table:table-cell office:value-type="float" office:value="19743875" calcext:value-type="float">
            <text:p>19743875</text:p>
          </table:table-cell>
          <table:table-cell table:formula="of:=[.A1236]/1000/(60*60*24)" office:value-type="time" office:time-value="PT05H29M03.875S" calcext:value-type="time">
            <text:p>05:29:04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15.72" calcext:value-type="float">
            <text:p>1315.72</text:p>
          </table:table-cell>
          <table:table-cell office:value-type="float" office:value="1587.3" calcext:value-type="float">
            <text:p>1587.3</text:p>
          </table:table-cell>
        </table:table-row>
        <table:table-row table:style-name="ro1">
          <table:table-cell office:value-type="float" office:value="19759875" calcext:value-type="float">
            <text:p>19759875</text:p>
          </table:table-cell>
          <table:table-cell table:formula="of:=[.A1237]/1000/(60*60*24)" office:value-type="time" office:time-value="PT05H29M19.875S" calcext:value-type="time">
            <text:p>05:29:20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316.75" calcext:value-type="float">
            <text:p>1316.75</text:p>
          </table:table-cell>
          <table:table-cell office:value-type="float" office:value="1588.48" calcext:value-type="float">
            <text:p>1588.48</text:p>
          </table:table-cell>
        </table:table-row>
        <table:table-row table:style-name="ro1">
          <table:table-cell office:value-type="float" office:value="19775875" calcext:value-type="float">
            <text:p>19775875</text:p>
          </table:table-cell>
          <table:table-cell table:formula="of:=[.A1238]/1000/(60*60*24)" office:value-type="time" office:time-value="PT05H29M35.875S" calcext:value-type="time">
            <text:p>05:29:36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317.77" calcext:value-type="float">
            <text:p>1317.77</text:p>
          </table:table-cell>
          <table:table-cell office:value-type="float" office:value="1589.66" calcext:value-type="float">
            <text:p>1589.66</text:p>
          </table:table-cell>
        </table:table-row>
        <table:table-row table:style-name="ro1">
          <table:table-cell office:value-type="float" office:value="19791875" calcext:value-type="float">
            <text:p>19791875</text:p>
          </table:table-cell>
          <table:table-cell table:formula="of:=[.A1239]/1000/(60*60*24)" office:value-type="time" office:time-value="PT05H29M51.875S" calcext:value-type="time">
            <text:p>05:29:52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318.79" calcext:value-type="float">
            <text:p>1318.79</text:p>
          </table:table-cell>
          <table:table-cell office:value-type="float" office:value="1590.84" calcext:value-type="float">
            <text:p>1590.84</text:p>
          </table:table-cell>
        </table:table-row>
        <table:table-row table:style-name="ro1">
          <table:table-cell office:value-type="float" office:value="19807875" calcext:value-type="float">
            <text:p>19807875</text:p>
          </table:table-cell>
          <table:table-cell table:formula="of:=[.A1240]/1000/(60*60*24)" office:value-type="time" office:time-value="PT05H30M07.875S" calcext:value-type="time">
            <text:p>05:30:08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319.82" calcext:value-type="float">
            <text:p>1319.82</text:p>
          </table:table-cell>
          <table:table-cell office:value-type="float" office:value="1592.02" calcext:value-type="float">
            <text:p>1592.02</text:p>
          </table:table-cell>
        </table:table-row>
        <table:table-row table:style-name="ro1">
          <table:table-cell office:value-type="float" office:value="19823875" calcext:value-type="float">
            <text:p>19823875</text:p>
          </table:table-cell>
          <table:table-cell table:formula="of:=[.A1241]/1000/(60*60*24)" office:value-type="time" office:time-value="PT05H30M23.875S" calcext:value-type="time">
            <text:p>05:30:24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320.84" calcext:value-type="float">
            <text:p>1320.84</text:p>
          </table:table-cell>
          <table:table-cell office:value-type="float" office:value="1593.2" calcext:value-type="float">
            <text:p>1593.2</text:p>
          </table:table-cell>
        </table:table-row>
        <table:table-row table:style-name="ro1">
          <table:table-cell office:value-type="float" office:value="19839875" calcext:value-type="float">
            <text:p>19839875</text:p>
          </table:table-cell>
          <table:table-cell table:formula="of:=[.A1242]/1000/(60*60*24)" office:value-type="time" office:time-value="PT05H30M39.875S" calcext:value-type="time">
            <text:p>05:30:40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321.86" calcext:value-type="float">
            <text:p>1321.86</text:p>
          </table:table-cell>
          <table:table-cell office:value-type="float" office:value="1594.39" calcext:value-type="float">
            <text:p>1594.39</text:p>
          </table:table-cell>
        </table:table-row>
        <table:table-row table:style-name="ro1">
          <table:table-cell office:value-type="float" office:value="19855875" calcext:value-type="float">
            <text:p>19855875</text:p>
          </table:table-cell>
          <table:table-cell table:formula="of:=[.A1243]/1000/(60*60*24)" office:value-type="time" office:time-value="PT05H30M55.875S" calcext:value-type="time">
            <text:p>05:30:56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322.89" calcext:value-type="float">
            <text:p>1322.89</text:p>
          </table:table-cell>
          <table:table-cell office:value-type="float" office:value="1595.57" calcext:value-type="float">
            <text:p>1595.57</text:p>
          </table:table-cell>
        </table:table-row>
        <table:table-row table:style-name="ro1">
          <table:table-cell office:value-type="float" office:value="19871875" calcext:value-type="float">
            <text:p>19871875</text:p>
          </table:table-cell>
          <table:table-cell table:formula="of:=[.A1244]/1000/(60*60*24)" office:value-type="time" office:time-value="PT05H31M11.875S" calcext:value-type="time">
            <text:p>05:31:12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323.91" calcext:value-type="float">
            <text:p>1323.91</text:p>
          </table:table-cell>
          <table:table-cell office:value-type="float" office:value="1596.75" calcext:value-type="float">
            <text:p>1596.75</text:p>
          </table:table-cell>
        </table:table-row>
        <table:table-row table:style-name="ro1">
          <table:table-cell office:value-type="float" office:value="19887875" calcext:value-type="float">
            <text:p>19887875</text:p>
          </table:table-cell>
          <table:table-cell table:formula="of:=[.A1245]/1000/(60*60*24)" office:value-type="time" office:time-value="PT05H31M27.875S" calcext:value-type="time">
            <text:p>05:31:28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324.93" calcext:value-type="float">
            <text:p>1324.93</text:p>
          </table:table-cell>
          <table:table-cell office:value-type="float" office:value="1597.93" calcext:value-type="float">
            <text:p>1597.93</text:p>
          </table:table-cell>
        </table:table-row>
        <table:table-row table:style-name="ro1">
          <table:table-cell office:value-type="float" office:value="19903875" calcext:value-type="float">
            <text:p>19903875</text:p>
          </table:table-cell>
          <table:table-cell table:formula="of:=[.A1246]/1000/(60*60*24)" office:value-type="time" office:time-value="PT05H31M43.875S" calcext:value-type="time">
            <text:p>05:31:44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325.95" calcext:value-type="float">
            <text:p>1325.95</text:p>
          </table:table-cell>
          <table:table-cell office:value-type="float" office:value="1599.11" calcext:value-type="float">
            <text:p>1599.11</text:p>
          </table:table-cell>
        </table:table-row>
        <table:table-row table:style-name="ro1">
          <table:table-cell office:value-type="float" office:value="19919875" calcext:value-type="float">
            <text:p>19919875</text:p>
          </table:table-cell>
          <table:table-cell table:formula="of:=[.A1247]/1000/(60*60*24)" office:value-type="time" office:time-value="PT05H31M59.875S" calcext:value-type="time">
            <text:p>05:32:00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326.98" calcext:value-type="float">
            <text:p>1326.98</text:p>
          </table:table-cell>
          <table:table-cell office:value-type="float" office:value="1600.29" calcext:value-type="float">
            <text:p>1600.29</text:p>
          </table:table-cell>
        </table:table-row>
        <table:table-row table:style-name="ro1">
          <table:table-cell office:value-type="float" office:value="19935875" calcext:value-type="float">
            <text:p>19935875</text:p>
          </table:table-cell>
          <table:table-cell table:formula="of:=[.A1248]/1000/(60*60*24)" office:value-type="time" office:time-value="PT05H32M15.875S" calcext:value-type="time">
            <text:p>05:32:16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328" calcext:value-type="float">
            <text:p>1328</text:p>
          </table:table-cell>
          <table:table-cell office:value-type="float" office:value="1601.47" calcext:value-type="float">
            <text:p>1601.47</text:p>
          </table:table-cell>
        </table:table-row>
        <table:table-row table:style-name="ro1">
          <table:table-cell office:value-type="float" office:value="19951875" calcext:value-type="float">
            <text:p>19951875</text:p>
          </table:table-cell>
          <table:table-cell table:formula="of:=[.A1249]/1000/(60*60*24)" office:value-type="time" office:time-value="PT05H32M31.875S" calcext:value-type="time">
            <text:p>05:32:32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329.02" calcext:value-type="float">
            <text:p>1329.02</text:p>
          </table:table-cell>
          <table:table-cell office:value-type="float" office:value="1602.66" calcext:value-type="float">
            <text:p>1602.66</text:p>
          </table:table-cell>
        </table:table-row>
        <table:table-row table:style-name="ro1">
          <table:table-cell office:value-type="float" office:value="19967875" calcext:value-type="float">
            <text:p>19967875</text:p>
          </table:table-cell>
          <table:table-cell table:formula="of:=[.A1250]/1000/(60*60*24)" office:value-type="time" office:time-value="PT05H32M47.875S" calcext:value-type="time">
            <text:p>05:32:48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330.04" calcext:value-type="float">
            <text:p>1330.04</text:p>
          </table:table-cell>
          <table:table-cell office:value-type="float" office:value="1603.84" calcext:value-type="float">
            <text:p>1603.84</text:p>
          </table:table-cell>
        </table:table-row>
        <table:table-row table:style-name="ro1">
          <table:table-cell office:value-type="float" office:value="19983875" calcext:value-type="float">
            <text:p>19983875</text:p>
          </table:table-cell>
          <table:table-cell table:formula="of:=[.A1251]/1000/(60*60*24)" office:value-type="time" office:time-value="PT05H33M03.875S" calcext:value-type="time">
            <text:p>05:33:04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331.06" calcext:value-type="float">
            <text:p>1331.06</text:p>
          </table:table-cell>
          <table:table-cell office:value-type="float" office:value="1605.02" calcext:value-type="float">
            <text:p>1605.02</text:p>
          </table:table-cell>
        </table:table-row>
        <table:table-row table:style-name="ro1">
          <table:table-cell office:value-type="float" office:value="19999875" calcext:value-type="float">
            <text:p>19999875</text:p>
          </table:table-cell>
          <table:table-cell table:formula="of:=[.A1252]/1000/(60*60*24)" office:value-type="time" office:time-value="PT05H33M19.875S" calcext:value-type="time">
            <text:p>05:33:20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332.08" calcext:value-type="float">
            <text:p>1332.08</text:p>
          </table:table-cell>
          <table:table-cell office:value-type="float" office:value="1606.2" calcext:value-type="float">
            <text:p>1606.2</text:p>
          </table:table-cell>
        </table:table-row>
        <table:table-row table:style-name="ro1">
          <table:table-cell office:value-type="float" office:value="20015875" calcext:value-type="float">
            <text:p>20015875</text:p>
          </table:table-cell>
          <table:table-cell table:formula="of:=[.A1253]/1000/(60*60*24)" office:value-type="time" office:time-value="PT05H33M35.875S" calcext:value-type="time">
            <text:p>05:33:36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333.11" calcext:value-type="float">
            <text:p>1333.11</text:p>
          </table:table-cell>
          <table:table-cell office:value-type="float" office:value="1607.38" calcext:value-type="float">
            <text:p>1607.38</text:p>
          </table:table-cell>
        </table:table-row>
        <table:table-row table:style-name="ro1">
          <table:table-cell office:value-type="float" office:value="20031875" calcext:value-type="float">
            <text:p>20031875</text:p>
          </table:table-cell>
          <table:table-cell table:formula="of:=[.A1254]/1000/(60*60*24)" office:value-type="time" office:time-value="PT05H33M51.875S" calcext:value-type="time">
            <text:p>05:33:52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334.13" calcext:value-type="float">
            <text:p>1334.13</text:p>
          </table:table-cell>
          <table:table-cell office:value-type="float" office:value="1608.56" calcext:value-type="float">
            <text:p>1608.56</text:p>
          </table:table-cell>
        </table:table-row>
        <table:table-row table:style-name="ro1">
          <table:table-cell office:value-type="float" office:value="20047875" calcext:value-type="float">
            <text:p>20047875</text:p>
          </table:table-cell>
          <table:table-cell table:formula="of:=[.A1255]/1000/(60*60*24)" office:value-type="time" office:time-value="PT05H34M07.875S" calcext:value-type="time">
            <text:p>05:34:08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335.15" calcext:value-type="float">
            <text:p>1335.15</text:p>
          </table:table-cell>
          <table:table-cell office:value-type="float" office:value="1609.73" calcext:value-type="float">
            <text:p>1609.73</text:p>
          </table:table-cell>
        </table:table-row>
        <table:table-row table:style-name="ro1">
          <table:table-cell office:value-type="float" office:value="20063875" calcext:value-type="float">
            <text:p>20063875</text:p>
          </table:table-cell>
          <table:table-cell table:formula="of:=[.A1256]/1000/(60*60*24)" office:value-type="time" office:time-value="PT05H34M23.875S" calcext:value-type="time">
            <text:p>05:34:24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4.61" calcext:value-type="float">
            <text:p>264.61</text:p>
          </table:table-cell>
          <table:table-cell office:value-type="float" office:value="1336.17" calcext:value-type="float">
            <text:p>1336.17</text:p>
          </table:table-cell>
          <table:table-cell office:value-type="float" office:value="1610.91" calcext:value-type="float">
            <text:p>1610.91</text:p>
          </table:table-cell>
        </table:table-row>
        <table:table-row table:style-name="ro1">
          <table:table-cell office:value-type="float" office:value="20079875" calcext:value-type="float">
            <text:p>20079875</text:p>
          </table:table-cell>
          <table:table-cell table:formula="of:=[.A1257]/1000/(60*60*24)" office:value-type="time" office:time-value="PT05H34M39.875S" calcext:value-type="time">
            <text:p>05:34:40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337.19" calcext:value-type="float">
            <text:p>1337.19</text:p>
          </table:table-cell>
          <table:table-cell office:value-type="float" office:value="1612.09" calcext:value-type="float">
            <text:p>1612.09</text:p>
          </table:table-cell>
        </table:table-row>
        <table:table-row table:style-name="ro1">
          <table:table-cell office:value-type="float" office:value="20095875" calcext:value-type="float">
            <text:p>20095875</text:p>
          </table:table-cell>
          <table:table-cell table:formula="of:=[.A1258]/1000/(60*60*24)" office:value-type="time" office:time-value="PT05H34M55.875S" calcext:value-type="time">
            <text:p>05:34:56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338.21" calcext:value-type="float">
            <text:p>1338.21</text:p>
          </table:table-cell>
          <table:table-cell office:value-type="float" office:value="1613.27" calcext:value-type="float">
            <text:p>1613.27</text:p>
          </table:table-cell>
        </table:table-row>
        <table:table-row table:style-name="ro1">
          <table:table-cell office:value-type="float" office:value="20111875" calcext:value-type="float">
            <text:p>20111875</text:p>
          </table:table-cell>
          <table:table-cell table:formula="of:=[.A1259]/1000/(60*60*24)" office:value-type="time" office:time-value="PT05H35M11.875S" calcext:value-type="time">
            <text:p>05:35:12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339.23" calcext:value-type="float">
            <text:p>1339.23</text:p>
          </table:table-cell>
          <table:table-cell office:value-type="float" office:value="1614.45" calcext:value-type="float">
            <text:p>1614.45</text:p>
          </table:table-cell>
        </table:table-row>
        <table:table-row table:style-name="ro1">
          <table:table-cell office:value-type="float" office:value="20127875" calcext:value-type="float">
            <text:p>20127875</text:p>
          </table:table-cell>
          <table:table-cell table:formula="of:=[.A1260]/1000/(60*60*24)" office:value-type="time" office:time-value="PT05H35M27.875S" calcext:value-type="time">
            <text:p>05:35:28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340.26" calcext:value-type="float">
            <text:p>1340.26</text:p>
          </table:table-cell>
          <table:table-cell office:value-type="float" office:value="1615.63" calcext:value-type="float">
            <text:p>1615.63</text:p>
          </table:table-cell>
        </table:table-row>
        <table:table-row table:style-name="ro1">
          <table:table-cell office:value-type="float" office:value="20143875" calcext:value-type="float">
            <text:p>20143875</text:p>
          </table:table-cell>
          <table:table-cell table:formula="of:=[.A1261]/1000/(60*60*24)" office:value-type="time" office:time-value="PT05H35M43.875S" calcext:value-type="time">
            <text:p>05:35:44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341.28" calcext:value-type="float">
            <text:p>1341.28</text:p>
          </table:table-cell>
          <table:table-cell office:value-type="float" office:value="1616.81" calcext:value-type="float">
            <text:p>1616.81</text:p>
          </table:table-cell>
        </table:table-row>
        <table:table-row table:style-name="ro1">
          <table:table-cell office:value-type="float" office:value="20159875" calcext:value-type="float">
            <text:p>20159875</text:p>
          </table:table-cell>
          <table:table-cell table:formula="of:=[.A1262]/1000/(60*60*24)" office:value-type="time" office:time-value="PT05H35M59.875S" calcext:value-type="time">
            <text:p>05:36:00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342.3" calcext:value-type="float">
            <text:p>1342.3</text:p>
          </table:table-cell>
          <table:table-cell office:value-type="float" office:value="1617.99" calcext:value-type="float">
            <text:p>1617.99</text:p>
          </table:table-cell>
        </table:table-row>
        <table:table-row table:style-name="ro1">
          <table:table-cell office:value-type="float" office:value="20175875" calcext:value-type="float">
            <text:p>20175875</text:p>
          </table:table-cell>
          <table:table-cell table:formula="of:=[.A1263]/1000/(60*60*24)" office:value-type="time" office:time-value="PT05H36M15.875S" calcext:value-type="time">
            <text:p>05:36:16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343.32" calcext:value-type="float">
            <text:p>1343.32</text:p>
          </table:table-cell>
          <table:table-cell office:value-type="float" office:value="1619.16" calcext:value-type="float">
            <text:p>1619.16</text:p>
          </table:table-cell>
        </table:table-row>
        <table:table-row table:style-name="ro1">
          <table:table-cell office:value-type="float" office:value="20191875" calcext:value-type="float">
            <text:p>20191875</text:p>
          </table:table-cell>
          <table:table-cell table:formula="of:=[.A1264]/1000/(60*60*24)" office:value-type="time" office:time-value="PT05H36M31.875S" calcext:value-type="time">
            <text:p>05:36:32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344.34" calcext:value-type="float">
            <text:p>1344.34</text:p>
          </table:table-cell>
          <table:table-cell office:value-type="float" office:value="1620.34" calcext:value-type="float">
            <text:p>1620.34</text:p>
          </table:table-cell>
        </table:table-row>
        <table:table-row table:style-name="ro1">
          <table:table-cell office:value-type="float" office:value="20207875" calcext:value-type="float">
            <text:p>20207875</text:p>
          </table:table-cell>
          <table:table-cell table:formula="of:=[.A1265]/1000/(60*60*24)" office:value-type="time" office:time-value="PT05H36M47.875S" calcext:value-type="time">
            <text:p>05:36:48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345.36" calcext:value-type="float">
            <text:p>1345.36</text:p>
          </table:table-cell>
          <table:table-cell office:value-type="float" office:value="1621.52" calcext:value-type="float">
            <text:p>1621.52</text:p>
          </table:table-cell>
        </table:table-row>
        <table:table-row table:style-name="ro1">
          <table:table-cell office:value-type="float" office:value="20223875" calcext:value-type="float">
            <text:p>20223875</text:p>
          </table:table-cell>
          <table:table-cell table:formula="of:=[.A1266]/1000/(60*60*24)" office:value-type="time" office:time-value="PT05H37M03.875S" calcext:value-type="time">
            <text:p>05:37:04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346.38" calcext:value-type="float">
            <text:p>1346.38</text:p>
          </table:table-cell>
          <table:table-cell office:value-type="float" office:value="1622.69" calcext:value-type="float">
            <text:p>1622.69</text:p>
          </table:table-cell>
        </table:table-row>
        <table:table-row table:style-name="ro1">
          <table:table-cell office:value-type="float" office:value="20239875" calcext:value-type="float">
            <text:p>20239875</text:p>
          </table:table-cell>
          <table:table-cell table:formula="of:=[.A1267]/1000/(60*60*24)" office:value-type="time" office:time-value="PT05H37M19.875S" calcext:value-type="time">
            <text:p>05:37:20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347.4" calcext:value-type="float">
            <text:p>1347.4</text:p>
          </table:table-cell>
          <table:table-cell office:value-type="float" office:value="1623.87" calcext:value-type="float">
            <text:p>1623.87</text:p>
          </table:table-cell>
        </table:table-row>
        <table:table-row table:style-name="ro1">
          <table:table-cell office:value-type="float" office:value="20255875" calcext:value-type="float">
            <text:p>20255875</text:p>
          </table:table-cell>
          <table:table-cell table:formula="of:=[.A1268]/1000/(60*60*24)" office:value-type="time" office:time-value="PT05H37M35.875S" calcext:value-type="time">
            <text:p>05:37:36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348.42" calcext:value-type="float">
            <text:p>1348.42</text:p>
          </table:table-cell>
          <table:table-cell office:value-type="float" office:value="1625.04" calcext:value-type="float">
            <text:p>1625.04</text:p>
          </table:table-cell>
        </table:table-row>
        <table:table-row table:style-name="ro1">
          <table:table-cell office:value-type="float" office:value="20271875" calcext:value-type="float">
            <text:p>20271875</text:p>
          </table:table-cell>
          <table:table-cell table:formula="of:=[.A1269]/1000/(60*60*24)" office:value-type="time" office:time-value="PT05H37M51.875S" calcext:value-type="time">
            <text:p>05:37:52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349.44" calcext:value-type="float">
            <text:p>1349.44</text:p>
          </table:table-cell>
          <table:table-cell office:value-type="float" office:value="1626.22" calcext:value-type="float">
            <text:p>1626.22</text:p>
          </table:table-cell>
        </table:table-row>
        <table:table-row table:style-name="ro1">
          <table:table-cell office:value-type="float" office:value="20287875" calcext:value-type="float">
            <text:p>20287875</text:p>
          </table:table-cell>
          <table:table-cell table:formula="of:=[.A1270]/1000/(60*60*24)" office:value-type="time" office:time-value="PT05H38M07.875S" calcext:value-type="time">
            <text:p>05:38:08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350.46" calcext:value-type="float">
            <text:p>1350.46</text:p>
          </table:table-cell>
          <table:table-cell office:value-type="float" office:value="1627.39" calcext:value-type="float">
            <text:p>1627.39</text:p>
          </table:table-cell>
        </table:table-row>
        <table:table-row table:style-name="ro1">
          <table:table-cell office:value-type="float" office:value="20303875" calcext:value-type="float">
            <text:p>20303875</text:p>
          </table:table-cell>
          <table:table-cell table:formula="of:=[.A1271]/1000/(60*60*24)" office:value-type="time" office:time-value="PT05H38M23.875S" calcext:value-type="time">
            <text:p>05:38:24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351.48" calcext:value-type="float">
            <text:p>1351.48</text:p>
          </table:table-cell>
          <table:table-cell office:value-type="float" office:value="1628.57" calcext:value-type="float">
            <text:p>1628.57</text:p>
          </table:table-cell>
        </table:table-row>
        <table:table-row table:style-name="ro1">
          <table:table-cell office:value-type="float" office:value="20319875" calcext:value-type="float">
            <text:p>20319875</text:p>
          </table:table-cell>
          <table:table-cell table:formula="of:=[.A1272]/1000/(60*60*24)" office:value-type="time" office:time-value="PT05H38M39.875S" calcext:value-type="time">
            <text:p>05:38:40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352.5" calcext:value-type="float">
            <text:p>1352.5</text:p>
          </table:table-cell>
          <table:table-cell office:value-type="float" office:value="1629.74" calcext:value-type="float">
            <text:p>1629.74</text:p>
          </table:table-cell>
        </table:table-row>
        <table:table-row table:style-name="ro1">
          <table:table-cell office:value-type="float" office:value="20335875" calcext:value-type="float">
            <text:p>20335875</text:p>
          </table:table-cell>
          <table:table-cell table:formula="of:=[.A1273]/1000/(60*60*24)" office:value-type="time" office:time-value="PT05H38M55.875S" calcext:value-type="time">
            <text:p>05:38:56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353.52" calcext:value-type="float">
            <text:p>1353.52</text:p>
          </table:table-cell>
          <table:table-cell office:value-type="float" office:value="1630.91" calcext:value-type="float">
            <text:p>1630.91</text:p>
          </table:table-cell>
        </table:table-row>
        <table:table-row table:style-name="ro1">
          <table:table-cell office:value-type="float" office:value="20351875" calcext:value-type="float">
            <text:p>20351875</text:p>
          </table:table-cell>
          <table:table-cell table:formula="of:=[.A1274]/1000/(60*60*24)" office:value-type="time" office:time-value="PT05H39M11.875S" calcext:value-type="time">
            <text:p>05:39:12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354.54" calcext:value-type="float">
            <text:p>1354.54</text:p>
          </table:table-cell>
          <table:table-cell office:value-type="float" office:value="1632.09" calcext:value-type="float">
            <text:p>1632.09</text:p>
          </table:table-cell>
        </table:table-row>
        <table:table-row table:style-name="ro1">
          <table:table-cell office:value-type="float" office:value="20367875" calcext:value-type="float">
            <text:p>20367875</text:p>
          </table:table-cell>
          <table:table-cell table:formula="of:=[.A1275]/1000/(60*60*24)" office:value-type="time" office:time-value="PT05H39M27.875S" calcext:value-type="time">
            <text:p>05:39:28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355.56" calcext:value-type="float">
            <text:p>1355.56</text:p>
          </table:table-cell>
          <table:table-cell office:value-type="float" office:value="1633.26" calcext:value-type="float">
            <text:p>1633.26</text:p>
          </table:table-cell>
        </table:table-row>
        <table:table-row table:style-name="ro1">
          <table:table-cell office:value-type="float" office:value="20383875" calcext:value-type="float">
            <text:p>20383875</text:p>
          </table:table-cell>
          <table:table-cell table:formula="of:=[.A1276]/1000/(60*60*24)" office:value-type="time" office:time-value="PT05H39M43.875S" calcext:value-type="time">
            <text:p>05:39:44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356.58" calcext:value-type="float">
            <text:p>1356.58</text:p>
          </table:table-cell>
          <table:table-cell office:value-type="float" office:value="1634.43" calcext:value-type="float">
            <text:p>1634.43</text:p>
          </table:table-cell>
        </table:table-row>
        <table:table-row table:style-name="ro1">
          <table:table-cell office:value-type="float" office:value="20399875" calcext:value-type="float">
            <text:p>20399875</text:p>
          </table:table-cell>
          <table:table-cell table:formula="of:=[.A1277]/1000/(60*60*24)" office:value-type="time" office:time-value="PT05H39M59.875S" calcext:value-type="time">
            <text:p>05:40:00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357.6" calcext:value-type="float">
            <text:p>1357.6</text:p>
          </table:table-cell>
          <table:table-cell office:value-type="float" office:value="1635.61" calcext:value-type="float">
            <text:p>1635.61</text:p>
          </table:table-cell>
        </table:table-row>
        <table:table-row table:style-name="ro1">
          <table:table-cell office:value-type="float" office:value="20415875" calcext:value-type="float">
            <text:p>20415875</text:p>
          </table:table-cell>
          <table:table-cell table:formula="of:=[.A1278]/1000/(60*60*24)" office:value-type="time" office:time-value="PT05H40M15.875S" calcext:value-type="time">
            <text:p>05:40:16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358.62" calcext:value-type="float">
            <text:p>1358.62</text:p>
          </table:table-cell>
          <table:table-cell office:value-type="float" office:value="1636.78" calcext:value-type="float">
            <text:p>1636.78</text:p>
          </table:table-cell>
        </table:table-row>
        <table:table-row table:style-name="ro1">
          <table:table-cell office:value-type="float" office:value="20431875" calcext:value-type="float">
            <text:p>20431875</text:p>
          </table:table-cell>
          <table:table-cell table:formula="of:=[.A1279]/1000/(60*60*24)" office:value-type="time" office:time-value="PT05H40M31.875S" calcext:value-type="time">
            <text:p>05:40:32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359.64" calcext:value-type="float">
            <text:p>1359.64</text:p>
          </table:table-cell>
          <table:table-cell office:value-type="float" office:value="1637.96" calcext:value-type="float">
            <text:p>1637.96</text:p>
          </table:table-cell>
        </table:table-row>
        <table:table-row table:style-name="ro1">
          <table:table-cell office:value-type="float" office:value="20447875" calcext:value-type="float">
            <text:p>20447875</text:p>
          </table:table-cell>
          <table:table-cell table:formula="of:=[.A1280]/1000/(60*60*24)" office:value-type="time" office:time-value="PT05H40M47.875S" calcext:value-type="time">
            <text:p>05:40:48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360.66" calcext:value-type="float">
            <text:p>1360.66</text:p>
          </table:table-cell>
          <table:table-cell office:value-type="float" office:value="1639.13" calcext:value-type="float">
            <text:p>1639.13</text:p>
          </table:table-cell>
        </table:table-row>
        <table:table-row table:style-name="ro1">
          <table:table-cell office:value-type="float" office:value="20463875" calcext:value-type="float">
            <text:p>20463875</text:p>
          </table:table-cell>
          <table:table-cell table:formula="of:=[.A1281]/1000/(60*60*24)" office:value-type="time" office:time-value="PT05H41M03.875S" calcext:value-type="time">
            <text:p>05:41:04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361.68" calcext:value-type="float">
            <text:p>1361.68</text:p>
          </table:table-cell>
          <table:table-cell office:value-type="float" office:value="1640.3" calcext:value-type="float">
            <text:p>1640.3</text:p>
          </table:table-cell>
        </table:table-row>
        <table:table-row table:style-name="ro1">
          <table:table-cell office:value-type="float" office:value="20479875" calcext:value-type="float">
            <text:p>20479875</text:p>
          </table:table-cell>
          <table:table-cell table:formula="of:=[.A1282]/1000/(60*60*24)" office:value-type="time" office:time-value="PT05H41M19.875S" calcext:value-type="time">
            <text:p>05:41:20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362.7" calcext:value-type="float">
            <text:p>1362.7</text:p>
          </table:table-cell>
          <table:table-cell office:value-type="float" office:value="1641.48" calcext:value-type="float">
            <text:p>1641.48</text:p>
          </table:table-cell>
        </table:table-row>
        <table:table-row table:style-name="ro1">
          <table:table-cell office:value-type="float" office:value="20495875" calcext:value-type="float">
            <text:p>20495875</text:p>
          </table:table-cell>
          <table:table-cell table:formula="of:=[.A1283]/1000/(60*60*24)" office:value-type="time" office:time-value="PT05H41M35.875S" calcext:value-type="time">
            <text:p>05:41:36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363.71" calcext:value-type="float">
            <text:p>1363.71</text:p>
          </table:table-cell>
          <table:table-cell office:value-type="float" office:value="1642.65" calcext:value-type="float">
            <text:p>1642.65</text:p>
          </table:table-cell>
        </table:table-row>
        <table:table-row table:style-name="ro1">
          <table:table-cell office:value-type="float" office:value="20511875" calcext:value-type="float">
            <text:p>20511875</text:p>
          </table:table-cell>
          <table:table-cell table:formula="of:=[.A1284]/1000/(60*60*24)" office:value-type="time" office:time-value="PT05H41M51.875S" calcext:value-type="time">
            <text:p>05:41:52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364.73" calcext:value-type="float">
            <text:p>1364.73</text:p>
          </table:table-cell>
          <table:table-cell office:value-type="float" office:value="1643.82" calcext:value-type="float">
            <text:p>1643.82</text:p>
          </table:table-cell>
        </table:table-row>
        <table:table-row table:style-name="ro1">
          <table:table-cell office:value-type="float" office:value="20527875" calcext:value-type="float">
            <text:p>20527875</text:p>
          </table:table-cell>
          <table:table-cell table:formula="of:=[.A1285]/1000/(60*60*24)" office:value-type="time" office:time-value="PT05H42M07.875S" calcext:value-type="time">
            <text:p>05:42:08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365.75" calcext:value-type="float">
            <text:p>1365.75</text:p>
          </table:table-cell>
          <table:table-cell office:value-type="float" office:value="1644.99" calcext:value-type="float">
            <text:p>1644.99</text:p>
          </table:table-cell>
        </table:table-row>
        <table:table-row table:style-name="ro1">
          <table:table-cell office:value-type="float" office:value="20543875" calcext:value-type="float">
            <text:p>20543875</text:p>
          </table:table-cell>
          <table:table-cell table:formula="of:=[.A1286]/1000/(60*60*24)" office:value-type="time" office:time-value="PT05H42M23.875S" calcext:value-type="time">
            <text:p>05:42:24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366.77" calcext:value-type="float">
            <text:p>1366.77</text:p>
          </table:table-cell>
          <table:table-cell office:value-type="float" office:value="1646.16" calcext:value-type="float">
            <text:p>1646.16</text:p>
          </table:table-cell>
        </table:table-row>
        <table:table-row table:style-name="ro1">
          <table:table-cell office:value-type="float" office:value="20559875" calcext:value-type="float">
            <text:p>20559875</text:p>
          </table:table-cell>
          <table:table-cell table:formula="of:=[.A1287]/1000/(60*60*24)" office:value-type="time" office:time-value="PT05H42M39.875S" calcext:value-type="time">
            <text:p>05:42:40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367.79" calcext:value-type="float">
            <text:p>1367.79</text:p>
          </table:table-cell>
          <table:table-cell office:value-type="float" office:value="1647.34" calcext:value-type="float">
            <text:p>1647.34</text:p>
          </table:table-cell>
        </table:table-row>
        <table:table-row table:style-name="ro1">
          <table:table-cell office:value-type="float" office:value="20575875" calcext:value-type="float">
            <text:p>20575875</text:p>
          </table:table-cell>
          <table:table-cell table:formula="of:=[.A1288]/1000/(60*60*24)" office:value-type="time" office:time-value="PT05H42M55.875S" calcext:value-type="time">
            <text:p>05:42:56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368.81" calcext:value-type="float">
            <text:p>1368.81</text:p>
          </table:table-cell>
          <table:table-cell office:value-type="float" office:value="1648.51" calcext:value-type="float">
            <text:p>1648.51</text:p>
          </table:table-cell>
        </table:table-row>
        <table:table-row table:style-name="ro1">
          <table:table-cell office:value-type="float" office:value="20591875" calcext:value-type="float">
            <text:p>20591875</text:p>
          </table:table-cell>
          <table:table-cell table:formula="of:=[.A1289]/1000/(60*60*24)" office:value-type="time" office:time-value="PT05H43M11.875S" calcext:value-type="time">
            <text:p>05:43:12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369.83" calcext:value-type="float">
            <text:p>1369.83</text:p>
          </table:table-cell>
          <table:table-cell office:value-type="float" office:value="1649.68" calcext:value-type="float">
            <text:p>1649.68</text:p>
          </table:table-cell>
        </table:table-row>
        <table:table-row table:style-name="ro1">
          <table:table-cell office:value-type="float" office:value="20607875" calcext:value-type="float">
            <text:p>20607875</text:p>
          </table:table-cell>
          <table:table-cell table:formula="of:=[.A1290]/1000/(60*60*24)" office:value-type="time" office:time-value="PT05H43M27.875S" calcext:value-type="time">
            <text:p>05:43:28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370.84" calcext:value-type="float">
            <text:p>1370.84</text:p>
          </table:table-cell>
          <table:table-cell office:value-type="float" office:value="1650.85" calcext:value-type="float">
            <text:p>1650.85</text:p>
          </table:table-cell>
        </table:table-row>
        <table:table-row table:style-name="ro1">
          <table:table-cell office:value-type="float" office:value="20623875" calcext:value-type="float">
            <text:p>20623875</text:p>
          </table:table-cell>
          <table:table-cell table:formula="of:=[.A1291]/1000/(60*60*24)" office:value-type="time" office:time-value="PT05H43M43.875S" calcext:value-type="time">
            <text:p>05:43:44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371.86" calcext:value-type="float">
            <text:p>1371.86</text:p>
          </table:table-cell>
          <table:table-cell office:value-type="float" office:value="1652.02" calcext:value-type="float">
            <text:p>1652.02</text:p>
          </table:table-cell>
        </table:table-row>
        <table:table-row table:style-name="ro1">
          <table:table-cell office:value-type="float" office:value="20639875" calcext:value-type="float">
            <text:p>20639875</text:p>
          </table:table-cell>
          <table:table-cell table:formula="of:=[.A1292]/1000/(60*60*24)" office:value-type="time" office:time-value="PT05H43M59.875S" calcext:value-type="time">
            <text:p>05:44:00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2.64" calcext:value-type="float">
            <text:p>262.64</text:p>
          </table:table-cell>
          <table:table-cell office:value-type="float" office:value="1372.88" calcext:value-type="float">
            <text:p>1372.88</text:p>
          </table:table-cell>
          <table:table-cell office:value-type="float" office:value="1653.19" calcext:value-type="float">
            <text:p>1653.19</text:p>
          </table:table-cell>
        </table:table-row>
        <table:table-row table:style-name="ro1">
          <table:table-cell office:value-type="float" office:value="20655875" calcext:value-type="float">
            <text:p>20655875</text:p>
          </table:table-cell>
          <table:table-cell table:formula="of:=[.A1293]/1000/(60*60*24)" office:value-type="time" office:time-value="PT05H44M15.875S" calcext:value-type="time">
            <text:p>05:44:16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373.9" calcext:value-type="float">
            <text:p>1373.9</text:p>
          </table:table-cell>
          <table:table-cell office:value-type="float" office:value="1654.36" calcext:value-type="float">
            <text:p>1654.36</text:p>
          </table:table-cell>
        </table:table-row>
        <table:table-row table:style-name="ro1">
          <table:table-cell office:value-type="float" office:value="20671875" calcext:value-type="float">
            <text:p>20671875</text:p>
          </table:table-cell>
          <table:table-cell table:formula="of:=[.A1294]/1000/(60*60*24)" office:value-type="time" office:time-value="PT05H44M31.875S" calcext:value-type="time">
            <text:p>05:44:32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374.91" calcext:value-type="float">
            <text:p>1374.91</text:p>
          </table:table-cell>
          <table:table-cell office:value-type="float" office:value="1655.53" calcext:value-type="float">
            <text:p>1655.53</text:p>
          </table:table-cell>
        </table:table-row>
        <table:table-row table:style-name="ro1">
          <table:table-cell office:value-type="float" office:value="20687875" calcext:value-type="float">
            <text:p>20687875</text:p>
          </table:table-cell>
          <table:table-cell table:formula="of:=[.A1295]/1000/(60*60*24)" office:value-type="time" office:time-value="PT05H44M47.875S" calcext:value-type="time">
            <text:p>05:44:48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1375.93" calcext:value-type="float">
            <text:p>1375.93</text:p>
          </table:table-cell>
          <table:table-cell office:value-type="float" office:value="1656.7" calcext:value-type="float">
            <text:p>1656.7</text:p>
          </table:table-cell>
        </table:table-row>
        <table:table-row table:style-name="ro1">
          <table:table-cell office:value-type="float" office:value="20703875" calcext:value-type="float">
            <text:p>20703875</text:p>
          </table:table-cell>
          <table:table-cell table:formula="of:=[.A1296]/1000/(60*60*24)" office:value-type="time" office:time-value="PT05H45M03.875S" calcext:value-type="time">
            <text:p>05:45:04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1" calcext:value-type="float">
            <text:p>262.41</text:p>
          </table:table-cell>
          <table:table-cell office:value-type="float" office:value="1376.95" calcext:value-type="float">
            <text:p>1376.95</text:p>
          </table:table-cell>
          <table:table-cell office:value-type="float" office:value="1657.86" calcext:value-type="float">
            <text:p>1657.86</text:p>
          </table:table-cell>
        </table:table-row>
        <table:table-row table:style-name="ro1">
          <table:table-cell office:value-type="float" office:value="20719875" calcext:value-type="float">
            <text:p>20719875</text:p>
          </table:table-cell>
          <table:table-cell table:formula="of:=[.A1297]/1000/(60*60*24)" office:value-type="time" office:time-value="PT05H45M19.875S" calcext:value-type="time">
            <text:p>05:45:20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377.97" calcext:value-type="float">
            <text:p>1377.97</text:p>
          </table:table-cell>
          <table:table-cell office:value-type="float" office:value="1659.03" calcext:value-type="float">
            <text:p>1659.03</text:p>
          </table:table-cell>
        </table:table-row>
        <table:table-row table:style-name="ro1">
          <table:table-cell office:value-type="float" office:value="20735875" calcext:value-type="float">
            <text:p>20735875</text:p>
          </table:table-cell>
          <table:table-cell table:formula="of:=[.A1298]/1000/(60*60*24)" office:value-type="time" office:time-value="PT05H45M35.875S" calcext:value-type="time">
            <text:p>05:45:36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378.98" calcext:value-type="float">
            <text:p>1378.98</text:p>
          </table:table-cell>
          <table:table-cell office:value-type="float" office:value="1660.2" calcext:value-type="float">
            <text:p>1660.2</text:p>
          </table:table-cell>
        </table:table-row>
        <table:table-row table:style-name="ro1">
          <table:table-cell office:value-type="float" office:value="20751875" calcext:value-type="float">
            <text:p>20751875</text:p>
          </table:table-cell>
          <table:table-cell table:formula="of:=[.A1299]/1000/(60*60*24)" office:value-type="time" office:time-value="PT05H45M51.875S" calcext:value-type="time">
            <text:p>05:45:52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1" calcext:value-type="float">
            <text:p>262.41</text:p>
          </table:table-cell>
          <table:table-cell office:value-type="float" office:value="1380" calcext:value-type="float">
            <text:p>1380</text:p>
          </table:table-cell>
          <table:table-cell office:value-type="float" office:value="1661.37" calcext:value-type="float">
            <text:p>1661.37</text:p>
          </table:table-cell>
        </table:table-row>
        <table:table-row table:style-name="ro1">
          <table:table-cell office:value-type="float" office:value="20767875" calcext:value-type="float">
            <text:p>20767875</text:p>
          </table:table-cell>
          <table:table-cell table:formula="of:=[.A1300]/1000/(60*60*24)" office:value-type="time" office:time-value="PT05H46M07.875S" calcext:value-type="time">
            <text:p>05:46:08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1" calcext:value-type="float">
            <text:p>262.41</text:p>
          </table:table-cell>
          <table:table-cell office:value-type="float" office:value="1381.02" calcext:value-type="float">
            <text:p>1381.02</text:p>
          </table:table-cell>
          <table:table-cell office:value-type="float" office:value="1662.53" calcext:value-type="float">
            <text:p>1662.53</text:p>
          </table:table-cell>
        </table:table-row>
        <table:table-row table:style-name="ro1">
          <table:table-cell office:value-type="float" office:value="20783875" calcext:value-type="float">
            <text:p>20783875</text:p>
          </table:table-cell>
          <table:table-cell table:formula="of:=[.A1301]/1000/(60*60*24)" office:value-type="time" office:time-value="PT05H46M23.875S" calcext:value-type="time">
            <text:p>05:46:24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382.03" calcext:value-type="float">
            <text:p>1382.03</text:p>
          </table:table-cell>
          <table:table-cell office:value-type="float" office:value="1663.7" calcext:value-type="float">
            <text:p>1663.7</text:p>
          </table:table-cell>
        </table:table-row>
        <table:table-row table:style-name="ro1">
          <table:table-cell office:value-type="float" office:value="20799875" calcext:value-type="float">
            <text:p>20799875</text:p>
          </table:table-cell>
          <table:table-cell table:formula="of:=[.A1302]/1000/(60*60*24)" office:value-type="time" office:time-value="PT05H46M39.875S" calcext:value-type="time">
            <text:p>05:46:40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383.05" calcext:value-type="float">
            <text:p>1383.05</text:p>
          </table:table-cell>
          <table:table-cell office:value-type="float" office:value="1664.87" calcext:value-type="float">
            <text:p>1664.87</text:p>
          </table:table-cell>
        </table:table-row>
        <table:table-row table:style-name="ro1">
          <table:table-cell office:value-type="float" office:value="20815875" calcext:value-type="float">
            <text:p>20815875</text:p>
          </table:table-cell>
          <table:table-cell table:formula="of:=[.A1303]/1000/(60*60*24)" office:value-type="time" office:time-value="PT05H46M55.875S" calcext:value-type="time">
            <text:p>05:46:56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384.07" calcext:value-type="float">
            <text:p>1384.07</text:p>
          </table:table-cell>
          <table:table-cell office:value-type="float" office:value="1666.03" calcext:value-type="float">
            <text:p>1666.03</text:p>
          </table:table-cell>
        </table:table-row>
        <table:table-row table:style-name="ro1">
          <table:table-cell office:value-type="float" office:value="20831875" calcext:value-type="float">
            <text:p>20831875</text:p>
          </table:table-cell>
          <table:table-cell table:formula="of:=[.A1304]/1000/(60*60*24)" office:value-type="time" office:time-value="PT05H47M11.875S" calcext:value-type="time">
            <text:p>05:47:12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385.08" calcext:value-type="float">
            <text:p>1385.08</text:p>
          </table:table-cell>
          <table:table-cell office:value-type="float" office:value="1667.2" calcext:value-type="float">
            <text:p>1667.2</text:p>
          </table:table-cell>
        </table:table-row>
        <table:table-row table:style-name="ro1">
          <table:table-cell office:value-type="float" office:value="20847875" calcext:value-type="float">
            <text:p>20847875</text:p>
          </table:table-cell>
          <table:table-cell table:formula="of:=[.A1305]/1000/(60*60*24)" office:value-type="time" office:time-value="PT05H47M27.875S" calcext:value-type="time">
            <text:p>05:47:28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386.1" calcext:value-type="float">
            <text:p>1386.1</text:p>
          </table:table-cell>
          <table:table-cell office:value-type="float" office:value="1668.37" calcext:value-type="float">
            <text:p>1668.37</text:p>
          </table:table-cell>
        </table:table-row>
        <table:table-row table:style-name="ro1">
          <table:table-cell office:value-type="float" office:value="20863875" calcext:value-type="float">
            <text:p>20863875</text:p>
          </table:table-cell>
          <table:table-cell table:formula="of:=[.A1306]/1000/(60*60*24)" office:value-type="time" office:time-value="PT05H47M43.875S" calcext:value-type="time">
            <text:p>05:47:44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387.11" calcext:value-type="float">
            <text:p>1387.11</text:p>
          </table:table-cell>
          <table:table-cell office:value-type="float" office:value="1669.53" calcext:value-type="float">
            <text:p>1669.53</text:p>
          </table:table-cell>
        </table:table-row>
        <table:table-row table:style-name="ro1">
          <table:table-cell office:value-type="float" office:value="20879875" calcext:value-type="float">
            <text:p>20879875</text:p>
          </table:table-cell>
          <table:table-cell table:formula="of:=[.A1307]/1000/(60*60*24)" office:value-type="time" office:time-value="PT05H47M59.875S" calcext:value-type="time">
            <text:p>05:48:00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388.13" calcext:value-type="float">
            <text:p>1388.13</text:p>
          </table:table-cell>
          <table:table-cell office:value-type="float" office:value="1670.7" calcext:value-type="float">
            <text:p>1670.7</text:p>
          </table:table-cell>
        </table:table-row>
        <table:table-row table:style-name="ro1">
          <table:table-cell office:value-type="float" office:value="20895875" calcext:value-type="float">
            <text:p>20895875</text:p>
          </table:table-cell>
          <table:table-cell table:formula="of:=[.A1308]/1000/(60*60*24)" office:value-type="time" office:time-value="PT05H48M15.875S" calcext:value-type="time">
            <text:p>05:48:16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389.15" calcext:value-type="float">
            <text:p>1389.15</text:p>
          </table:table-cell>
          <table:table-cell office:value-type="float" office:value="1671.86" calcext:value-type="float">
            <text:p>1671.86</text:p>
          </table:table-cell>
        </table:table-row>
        <table:table-row table:style-name="ro1">
          <table:table-cell office:value-type="float" office:value="20911875" calcext:value-type="float">
            <text:p>20911875</text:p>
          </table:table-cell>
          <table:table-cell table:formula="of:=[.A1309]/1000/(60*60*24)" office:value-type="time" office:time-value="PT05H48M31.875S" calcext:value-type="time">
            <text:p>05:48:32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390.16" calcext:value-type="float">
            <text:p>1390.16</text:p>
          </table:table-cell>
          <table:table-cell office:value-type="float" office:value="1673.03" calcext:value-type="float">
            <text:p>1673.03</text:p>
          </table:table-cell>
        </table:table-row>
        <table:table-row table:style-name="ro1">
          <table:table-cell office:value-type="float" office:value="20927875" calcext:value-type="float">
            <text:p>20927875</text:p>
          </table:table-cell>
          <table:table-cell table:formula="of:=[.A1310]/1000/(60*60*24)" office:value-type="time" office:time-value="PT05H48M47.875S" calcext:value-type="time">
            <text:p>05:48:48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391.18" calcext:value-type="float">
            <text:p>1391.18</text:p>
          </table:table-cell>
          <table:table-cell office:value-type="float" office:value="1674.19" calcext:value-type="float">
            <text:p>1674.19</text:p>
          </table:table-cell>
        </table:table-row>
        <table:table-row table:style-name="ro1">
          <table:table-cell office:value-type="float" office:value="20943875" calcext:value-type="float">
            <text:p>20943875</text:p>
          </table:table-cell>
          <table:table-cell table:formula="of:=[.A1311]/1000/(60*60*24)" office:value-type="time" office:time-value="PT05H49M03.875S" calcext:value-type="time">
            <text:p>05:49:04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392.19" calcext:value-type="float">
            <text:p>1392.19</text:p>
          </table:table-cell>
          <table:table-cell office:value-type="float" office:value="1675.36" calcext:value-type="float">
            <text:p>1675.36</text:p>
          </table:table-cell>
        </table:table-row>
        <table:table-row table:style-name="ro1">
          <table:table-cell office:value-type="float" office:value="20959875" calcext:value-type="float">
            <text:p>20959875</text:p>
          </table:table-cell>
          <table:table-cell table:formula="of:=[.A1312]/1000/(60*60*24)" office:value-type="time" office:time-value="PT05H49M19.875S" calcext:value-type="time">
            <text:p>05:49:20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393.21" calcext:value-type="float">
            <text:p>1393.21</text:p>
          </table:table-cell>
          <table:table-cell office:value-type="float" office:value="1676.52" calcext:value-type="float">
            <text:p>1676.52</text:p>
          </table:table-cell>
        </table:table-row>
        <table:table-row table:style-name="ro1">
          <table:table-cell office:value-type="float" office:value="20975875" calcext:value-type="float">
            <text:p>20975875</text:p>
          </table:table-cell>
          <table:table-cell table:formula="of:=[.A1313]/1000/(60*60*24)" office:value-type="time" office:time-value="PT05H49M35.875S" calcext:value-type="time">
            <text:p>05:49:36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394.22" calcext:value-type="float">
            <text:p>1394.22</text:p>
          </table:table-cell>
          <table:table-cell office:value-type="float" office:value="1677.68" calcext:value-type="float">
            <text:p>1677.68</text:p>
          </table:table-cell>
        </table:table-row>
        <table:table-row table:style-name="ro1">
          <table:table-cell office:value-type="float" office:value="20991875" calcext:value-type="float">
            <text:p>20991875</text:p>
          </table:table-cell>
          <table:table-cell table:formula="of:=[.A1314]/1000/(60*60*24)" office:value-type="time" office:time-value="PT05H49M51.875S" calcext:value-type="time">
            <text:p>05:49:52</text:p>
          </table:table-cell>
          <table:table-cell office:value-type="float" office:value="1.14" calcext:value-type="float">
            <text:p>1.14</text:p>
          </table:table-cell>
          <table:table-cell office:value-type="float" office:value="228.3" calcext:value-type="float">
            <text:p>228.3</text:p>
          </table:table-cell>
          <table:table-cell office:value-type="float" office:value="260.91" calcext:value-type="float">
            <text:p>260.91</text:p>
          </table:table-cell>
          <table:table-cell office:value-type="float" office:value="1395.24" calcext:value-type="float">
            <text:p>1395.24</text:p>
          </table:table-cell>
          <table:table-cell office:value-type="float" office:value="1678.85" calcext:value-type="float">
            <text:p>1678.85</text:p>
          </table:table-cell>
        </table:table-row>
        <table:table-row table:style-name="ro1">
          <table:table-cell office:value-type="float" office:value="21007875" calcext:value-type="float">
            <text:p>21007875</text:p>
          </table:table-cell>
          <table:table-cell table:formula="of:=[.A1315]/1000/(60*60*24)" office:value-type="time" office:time-value="PT05H50M07.875S" calcext:value-type="time">
            <text:p>05:50:08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396.25" calcext:value-type="float">
            <text:p>1396.25</text:p>
          </table:table-cell>
          <table:table-cell office:value-type="float" office:value="1680.01" calcext:value-type="float">
            <text:p>1680.01</text:p>
          </table:table-cell>
        </table:table-row>
        <table:table-row table:style-name="ro1">
          <table:table-cell office:value-type="float" office:value="21023875" calcext:value-type="float">
            <text:p>21023875</text:p>
          </table:table-cell>
          <table:table-cell table:formula="of:=[.A1316]/1000/(60*60*24)" office:value-type="time" office:time-value="PT05H50M23.875S" calcext:value-type="time">
            <text:p>05:50:24</text:p>
          </table:table-cell>
          <table:table-cell office:value-type="float" office:value="1.14" calcext:value-type="float">
            <text:p>1.14</text:p>
          </table:table-cell>
          <table:table-cell office:value-type="float" office:value="228.3" calcext:value-type="float">
            <text:p>228.3</text:p>
          </table:table-cell>
          <table:table-cell office:value-type="float" office:value="260.91" calcext:value-type="float">
            <text:p>260.91</text:p>
          </table:table-cell>
          <table:table-cell office:value-type="float" office:value="1397.27" calcext:value-type="float">
            <text:p>1397.27</text:p>
          </table:table-cell>
          <table:table-cell office:value-type="float" office:value="1681.17" calcext:value-type="float">
            <text:p>1681.17</text:p>
          </table:table-cell>
        </table:table-row>
        <table:table-row table:style-name="ro1">
          <table:table-cell office:value-type="float" office:value="21039875" calcext:value-type="float">
            <text:p>21039875</text:p>
          </table:table-cell>
          <table:table-cell table:formula="of:=[.A1317]/1000/(60*60*24)" office:value-type="time" office:time-value="PT05H50M39.875S" calcext:value-type="time">
            <text:p>05:50:40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398.28" calcext:value-type="float">
            <text:p>1398.28</text:p>
          </table:table-cell>
          <table:table-cell office:value-type="float" office:value="1682.34" calcext:value-type="float">
            <text:p>1682.34</text:p>
          </table:table-cell>
        </table:table-row>
        <table:table-row table:style-name="ro1">
          <table:table-cell office:value-type="float" office:value="21055875" calcext:value-type="float">
            <text:p>21055875</text:p>
          </table:table-cell>
          <table:table-cell table:formula="of:=[.A1318]/1000/(60*60*24)" office:value-type="time" office:time-value="PT05H50M55.875S" calcext:value-type="time">
            <text:p>05:50:56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1" calcext:value-type="float">
            <text:p>261.71</text:p>
          </table:table-cell>
          <table:table-cell office:value-type="float" office:value="1399.3" calcext:value-type="float">
            <text:p>1399.3</text:p>
          </table:table-cell>
          <table:table-cell office:value-type="float" office:value="1683.5" calcext:value-type="float">
            <text:p>1683.5</text:p>
          </table:table-cell>
        </table:table-row>
        <table:table-row table:style-name="ro1">
          <table:table-cell office:value-type="float" office:value="21071875" calcext:value-type="float">
            <text:p>21071875</text:p>
          </table:table-cell>
          <table:table-cell table:formula="of:=[.A1319]/1000/(60*60*24)" office:value-type="time" office:time-value="PT05H51M11.875S" calcext:value-type="time">
            <text:p>05:51:12</text:p>
          </table:table-cell>
          <table:table-cell office:value-type="float" office:value="1.14" calcext:value-type="float">
            <text:p>1.14</text:p>
          </table:table-cell>
          <table:table-cell office:value-type="float" office:value="228.2" calcext:value-type="float">
            <text:p>228.2</text:p>
          </table:table-cell>
          <table:table-cell office:value-type="float" office:value="260.79" calcext:value-type="float">
            <text:p>260.79</text:p>
          </table:table-cell>
          <table:table-cell office:value-type="float" office:value="1400.31" calcext:value-type="float">
            <text:p>1400.31</text:p>
          </table:table-cell>
          <table:table-cell office:value-type="float" office:value="1684.66" calcext:value-type="float">
            <text:p>1684.66</text:p>
          </table:table-cell>
        </table:table-row>
        <table:table-row table:style-name="ro1">
          <table:table-cell office:value-type="float" office:value="21087875" calcext:value-type="float">
            <text:p>21087875</text:p>
          </table:table-cell>
          <table:table-cell table:formula="of:=[.A1320]/1000/(60*60*24)" office:value-type="time" office:time-value="PT05H51M27.875S" calcext:value-type="time">
            <text:p>05:51:28</text:p>
          </table:table-cell>
          <table:table-cell office:value-type="float" office:value="1.14" calcext:value-type="float">
            <text:p>1.14</text:p>
          </table:table-cell>
          <table:table-cell office:value-type="float" office:value="228.2" calcext:value-type="float">
            <text:p>228.2</text:p>
          </table:table-cell>
          <table:table-cell office:value-type="float" office:value="260.79" calcext:value-type="float">
            <text:p>260.79</text:p>
          </table:table-cell>
          <table:table-cell office:value-type="float" office:value="1401.33" calcext:value-type="float">
            <text:p>1401.33</text:p>
          </table:table-cell>
          <table:table-cell office:value-type="float" office:value="1685.82" calcext:value-type="float">
            <text:p>1685.82</text:p>
          </table:table-cell>
        </table:table-row>
        <table:table-row table:style-name="ro1">
          <table:table-cell office:value-type="float" office:value="21103875" calcext:value-type="float">
            <text:p>21103875</text:p>
          </table:table-cell>
          <table:table-cell table:formula="of:=[.A1321]/1000/(60*60*24)" office:value-type="time" office:time-value="PT05H51M43.875S" calcext:value-type="time">
            <text:p>05:51:44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402.34" calcext:value-type="float">
            <text:p>1402.34</text:p>
          </table:table-cell>
          <table:table-cell office:value-type="float" office:value="1686.98" calcext:value-type="float">
            <text:p>1686.98</text:p>
          </table:table-cell>
        </table:table-row>
        <table:table-row table:style-name="ro1">
          <table:table-cell office:value-type="float" office:value="21119875" calcext:value-type="float">
            <text:p>21119875</text:p>
          </table:table-cell>
          <table:table-cell table:formula="of:=[.A1322]/1000/(60*60*24)" office:value-type="time" office:time-value="PT05H51M59.875S" calcext:value-type="time">
            <text:p>05:52:00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403.35" calcext:value-type="float">
            <text:p>1403.35</text:p>
          </table:table-cell>
          <table:table-cell office:value-type="float" office:value="1688.15" calcext:value-type="float">
            <text:p>1688.15</text:p>
          </table:table-cell>
        </table:table-row>
        <table:table-row table:style-name="ro1">
          <table:table-cell office:value-type="float" office:value="21135875" calcext:value-type="float">
            <text:p>21135875</text:p>
          </table:table-cell>
          <table:table-cell table:formula="of:=[.A1323]/1000/(60*60*24)" office:value-type="time" office:time-value="PT05H52M15.875S" calcext:value-type="time">
            <text:p>05:52:16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404.37" calcext:value-type="float">
            <text:p>1404.37</text:p>
          </table:table-cell>
          <table:table-cell office:value-type="float" office:value="1689.3" calcext:value-type="float">
            <text:p>1689.3</text:p>
          </table:table-cell>
        </table:table-row>
        <table:table-row table:style-name="ro1">
          <table:table-cell office:value-type="float" office:value="21151875" calcext:value-type="float">
            <text:p>21151875</text:p>
          </table:table-cell>
          <table:table-cell table:formula="of:=[.A1324]/1000/(60*60*24)" office:value-type="time" office:time-value="PT05H52M31.875S" calcext:value-type="time">
            <text:p>05:52:32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405.38" calcext:value-type="float">
            <text:p>1405.38</text:p>
          </table:table-cell>
          <table:table-cell office:value-type="float" office:value="1690.46" calcext:value-type="float">
            <text:p>1690.46</text:p>
          </table:table-cell>
        </table:table-row>
        <table:table-row table:style-name="ro1">
          <table:table-cell office:value-type="float" office:value="21167875" calcext:value-type="float">
            <text:p>21167875</text:p>
          </table:table-cell>
          <table:table-cell table:formula="of:=[.A1325]/1000/(60*60*24)" office:value-type="time" office:time-value="PT05H52M47.875S" calcext:value-type="time">
            <text:p>05:52:48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406.39" calcext:value-type="float">
            <text:p>1406.39</text:p>
          </table:table-cell>
          <table:table-cell office:value-type="float" office:value="1691.62" calcext:value-type="float">
            <text:p>1691.62</text:p>
          </table:table-cell>
        </table:table-row>
        <table:table-row table:style-name="ro1">
          <table:table-cell office:value-type="float" office:value="21183875" calcext:value-type="float">
            <text:p>21183875</text:p>
          </table:table-cell>
          <table:table-cell table:formula="of:=[.A1326]/1000/(60*60*24)" office:value-type="time" office:time-value="PT05H53M03.875S" calcext:value-type="time">
            <text:p>05:53:04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407.41" calcext:value-type="float">
            <text:p>1407.41</text:p>
          </table:table-cell>
          <table:table-cell office:value-type="float" office:value="1692.78" calcext:value-type="float">
            <text:p>1692.78</text:p>
          </table:table-cell>
        </table:table-row>
        <table:table-row table:style-name="ro1">
          <table:table-cell office:value-type="float" office:value="21199875" calcext:value-type="float">
            <text:p>21199875</text:p>
          </table:table-cell>
          <table:table-cell table:formula="of:=[.A1327]/1000/(60*60*24)" office:value-type="time" office:time-value="PT05H53M19.875S" calcext:value-type="time">
            <text:p>05:53:20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408.42" calcext:value-type="float">
            <text:p>1408.42</text:p>
          </table:table-cell>
          <table:table-cell office:value-type="float" office:value="1693.94" calcext:value-type="float">
            <text:p>1693.94</text:p>
          </table:table-cell>
        </table:table-row>
        <table:table-row table:style-name="ro1">
          <table:table-cell office:value-type="float" office:value="21215875" calcext:value-type="float">
            <text:p>21215875</text:p>
          </table:table-cell>
          <table:table-cell table:formula="of:=[.A1328]/1000/(60*60*24)" office:value-type="time" office:time-value="PT05H53M35.875S" calcext:value-type="time">
            <text:p>05:53:36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1409.43" calcext:value-type="float">
            <text:p>1409.43</text:p>
          </table:table-cell>
          <table:table-cell office:value-type="float" office:value="1695.1" calcext:value-type="float">
            <text:p>1695.1</text:p>
          </table:table-cell>
        </table:table-row>
        <table:table-row table:style-name="ro1">
          <table:table-cell office:value-type="float" office:value="21231875" calcext:value-type="float">
            <text:p>21231875</text:p>
          </table:table-cell>
          <table:table-cell table:formula="of:=[.A1329]/1000/(60*60*24)" office:value-type="time" office:time-value="PT05H53M51.875S" calcext:value-type="time">
            <text:p>05:53:52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410.45" calcext:value-type="float">
            <text:p>1410.45</text:p>
          </table:table-cell>
          <table:table-cell office:value-type="float" office:value="1696.26" calcext:value-type="float">
            <text:p>1696.26</text:p>
          </table:table-cell>
        </table:table-row>
        <table:table-row table:style-name="ro1">
          <table:table-cell office:value-type="float" office:value="21247875" calcext:value-type="float">
            <text:p>21247875</text:p>
          </table:table-cell>
          <table:table-cell table:formula="of:=[.A1330]/1000/(60*60*24)" office:value-type="time" office:time-value="PT05H54M07.875S" calcext:value-type="time">
            <text:p>05:54:08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411.46" calcext:value-type="float">
            <text:p>1411.46</text:p>
          </table:table-cell>
          <table:table-cell office:value-type="float" office:value="1697.41" calcext:value-type="float">
            <text:p>1697.41</text:p>
          </table:table-cell>
        </table:table-row>
        <table:table-row table:style-name="ro1">
          <table:table-cell office:value-type="float" office:value="21263875" calcext:value-type="float">
            <text:p>21263875</text:p>
          </table:table-cell>
          <table:table-cell table:formula="of:=[.A1331]/1000/(60*60*24)" office:value-type="time" office:time-value="PT05H54M23.875S" calcext:value-type="time">
            <text:p>05:54:24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412.47" calcext:value-type="float">
            <text:p>1412.47</text:p>
          </table:table-cell>
          <table:table-cell office:value-type="float" office:value="1698.57" calcext:value-type="float">
            <text:p>1698.57</text:p>
          </table:table-cell>
        </table:table-row>
        <table:table-row table:style-name="ro1">
          <table:table-cell office:value-type="float" office:value="21279875" calcext:value-type="float">
            <text:p>21279875</text:p>
          </table:table-cell>
          <table:table-cell table:formula="of:=[.A1332]/1000/(60*60*24)" office:value-type="time" office:time-value="PT05H54M39.875S" calcext:value-type="time">
            <text:p>05:54:40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413.49" calcext:value-type="float">
            <text:p>1413.49</text:p>
          </table:table-cell>
          <table:table-cell office:value-type="float" office:value="1699.73" calcext:value-type="float">
            <text:p>1699.73</text:p>
          </table:table-cell>
        </table:table-row>
        <table:table-row table:style-name="ro1">
          <table:table-cell office:value-type="float" office:value="21295875" calcext:value-type="float">
            <text:p>21295875</text:p>
          </table:table-cell>
          <table:table-cell table:formula="of:=[.A1333]/1000/(60*60*24)" office:value-type="time" office:time-value="PT05H54M55.875S" calcext:value-type="time">
            <text:p>05:54:56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414.5" calcext:value-type="float">
            <text:p>1414.5</text:p>
          </table:table-cell>
          <table:table-cell office:value-type="float" office:value="1700.88" calcext:value-type="float">
            <text:p>1700.88</text:p>
          </table:table-cell>
        </table:table-row>
        <table:table-row table:style-name="ro1">
          <table:table-cell office:value-type="float" office:value="21311875" calcext:value-type="float">
            <text:p>21311875</text:p>
          </table:table-cell>
          <table:table-cell table:formula="of:=[.A1334]/1000/(60*60*24)" office:value-type="time" office:time-value="PT05H55M11.875S" calcext:value-type="time">
            <text:p>05:55:12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415.51" calcext:value-type="float">
            <text:p>1415.51</text:p>
          </table:table-cell>
          <table:table-cell office:value-type="float" office:value="1702.04" calcext:value-type="float">
            <text:p>1702.04</text:p>
          </table:table-cell>
        </table:table-row>
        <table:table-row table:style-name="ro1">
          <table:table-cell office:value-type="float" office:value="21327875" calcext:value-type="float">
            <text:p>21327875</text:p>
          </table:table-cell>
          <table:table-cell table:formula="of:=[.A1335]/1000/(60*60*24)" office:value-type="time" office:time-value="PT05H55M27.875S" calcext:value-type="time">
            <text:p>05:55:28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416.52" calcext:value-type="float">
            <text:p>1416.52</text:p>
          </table:table-cell>
          <table:table-cell office:value-type="float" office:value="1703.2" calcext:value-type="float">
            <text:p>1703.2</text:p>
          </table:table-cell>
        </table:table-row>
        <table:table-row table:style-name="ro1">
          <table:table-cell office:value-type="float" office:value="21343875" calcext:value-type="float">
            <text:p>21343875</text:p>
          </table:table-cell>
          <table:table-cell table:formula="of:=[.A1336]/1000/(60*60*24)" office:value-type="time" office:time-value="PT05H55M43.875S" calcext:value-type="time">
            <text:p>05:55:44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417.53" calcext:value-type="float">
            <text:p>1417.53</text:p>
          </table:table-cell>
          <table:table-cell office:value-type="float" office:value="1704.35" calcext:value-type="float">
            <text:p>1704.35</text:p>
          </table:table-cell>
        </table:table-row>
        <table:table-row table:style-name="ro1">
          <table:table-cell office:value-type="float" office:value="21359875" calcext:value-type="float">
            <text:p>21359875</text:p>
          </table:table-cell>
          <table:table-cell table:formula="of:=[.A1337]/1000/(60*60*24)" office:value-type="time" office:time-value="PT05H55M59.875S" calcext:value-type="time">
            <text:p>05:56:00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418.54" calcext:value-type="float">
            <text:p>1418.54</text:p>
          </table:table-cell>
          <table:table-cell office:value-type="float" office:value="1705.51" calcext:value-type="float">
            <text:p>1705.51</text:p>
          </table:table-cell>
        </table:table-row>
        <table:table-row table:style-name="ro1">
          <table:table-cell office:value-type="float" office:value="21375875" calcext:value-type="float">
            <text:p>21375875</text:p>
          </table:table-cell>
          <table:table-cell table:formula="of:=[.A1338]/1000/(60*60*24)" office:value-type="time" office:time-value="PT05H56M15.875S" calcext:value-type="time">
            <text:p>05:56:16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419.56" calcext:value-type="float">
            <text:p>1419.56</text:p>
          </table:table-cell>
          <table:table-cell office:value-type="float" office:value="1706.66" calcext:value-type="float">
            <text:p>1706.66</text:p>
          </table:table-cell>
        </table:table-row>
        <table:table-row table:style-name="ro1">
          <table:table-cell office:value-type="float" office:value="21391875" calcext:value-type="float">
            <text:p>21391875</text:p>
          </table:table-cell>
          <table:table-cell table:formula="of:=[.A1339]/1000/(60*60*24)" office:value-type="time" office:time-value="PT05H56M31.875S" calcext:value-type="time">
            <text:p>05:56:32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420.57" calcext:value-type="float">
            <text:p>1420.57</text:p>
          </table:table-cell>
          <table:table-cell office:value-type="float" office:value="1707.82" calcext:value-type="float">
            <text:p>1707.82</text:p>
          </table:table-cell>
        </table:table-row>
        <table:table-row table:style-name="ro1">
          <table:table-cell office:value-type="float" office:value="21407875" calcext:value-type="float">
            <text:p>21407875</text:p>
          </table:table-cell>
          <table:table-cell table:formula="of:=[.A1340]/1000/(60*60*24)" office:value-type="time" office:time-value="PT05H56M47.875S" calcext:value-type="time">
            <text:p>05:56:48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421.58" calcext:value-type="float">
            <text:p>1421.58</text:p>
          </table:table-cell>
          <table:table-cell office:value-type="float" office:value="1708.97" calcext:value-type="float">
            <text:p>1708.97</text:p>
          </table:table-cell>
        </table:table-row>
        <table:table-row table:style-name="ro1">
          <table:table-cell office:value-type="float" office:value="21423875" calcext:value-type="float">
            <text:p>21423875</text:p>
          </table:table-cell>
          <table:table-cell table:formula="of:=[.A1341]/1000/(60*60*24)" office:value-type="time" office:time-value="PT05H57M03.875S" calcext:value-type="time">
            <text:p>05:57:04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7" calcext:value-type="float">
            <text:p>259.97</text:p>
          </table:table-cell>
          <table:table-cell office:value-type="float" office:value="1422.59" calcext:value-type="float">
            <text:p>1422.59</text:p>
          </table:table-cell>
          <table:table-cell office:value-type="float" office:value="1710.13" calcext:value-type="float">
            <text:p>1710.13</text:p>
          </table:table-cell>
        </table:table-row>
        <table:table-row table:style-name="ro1">
          <table:table-cell office:value-type="float" office:value="21439875" calcext:value-type="float">
            <text:p>21439875</text:p>
          </table:table-cell>
          <table:table-cell table:formula="of:=[.A1342]/1000/(60*60*24)" office:value-type="time" office:time-value="PT05H57M19.875S" calcext:value-type="time">
            <text:p>05:57:20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423.6" calcext:value-type="float">
            <text:p>1423.6</text:p>
          </table:table-cell>
          <table:table-cell office:value-type="float" office:value="1711.28" calcext:value-type="float">
            <text:p>1711.28</text:p>
          </table:table-cell>
        </table:table-row>
        <table:table-row table:style-name="ro1">
          <table:table-cell office:value-type="float" office:value="21455875" calcext:value-type="float">
            <text:p>21455875</text:p>
          </table:table-cell>
          <table:table-cell table:formula="of:=[.A1343]/1000/(60*60*24)" office:value-type="time" office:time-value="PT05H57M35.875S" calcext:value-type="time">
            <text:p>05:57:36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8.95" calcext:value-type="float">
            <text:p>258.95</text:p>
          </table:table-cell>
          <table:table-cell office:value-type="float" office:value="1424.61" calcext:value-type="float">
            <text:p>1424.61</text:p>
          </table:table-cell>
          <table:table-cell office:value-type="float" office:value="1712.44" calcext:value-type="float">
            <text:p>1712.44</text:p>
          </table:table-cell>
        </table:table-row>
        <table:table-row table:style-name="ro1">
          <table:table-cell office:value-type="float" office:value="21471875" calcext:value-type="float">
            <text:p>21471875</text:p>
          </table:table-cell>
          <table:table-cell table:formula="of:=[.A1344]/1000/(60*60*24)" office:value-type="time" office:time-value="PT05H57M51.875S" calcext:value-type="time">
            <text:p>05:57:52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8.95" calcext:value-type="float">
            <text:p>258.95</text:p>
          </table:table-cell>
          <table:table-cell office:value-type="float" office:value="1425.62" calcext:value-type="float">
            <text:p>1425.62</text:p>
          </table:table-cell>
          <table:table-cell office:value-type="float" office:value="1713.59" calcext:value-type="float">
            <text:p>1713.59</text:p>
          </table:table-cell>
        </table:table-row>
        <table:table-row table:style-name="ro1">
          <table:table-cell office:value-type="float" office:value="21487875" calcext:value-type="float">
            <text:p>21487875</text:p>
          </table:table-cell>
          <table:table-cell table:formula="of:=[.A1345]/1000/(60*60*24)" office:value-type="time" office:time-value="PT05H58M07.875S" calcext:value-type="time">
            <text:p>05:58:08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426.63" calcext:value-type="float">
            <text:p>1426.63</text:p>
          </table:table-cell>
          <table:table-cell office:value-type="float" office:value="1714.74" calcext:value-type="float">
            <text:p>1714.74</text:p>
          </table:table-cell>
        </table:table-row>
        <table:table-row table:style-name="ro1">
          <table:table-cell office:value-type="float" office:value="21503875" calcext:value-type="float">
            <text:p>21503875</text:p>
          </table:table-cell>
          <table:table-cell table:formula="of:=[.A1346]/1000/(60*60*24)" office:value-type="time" office:time-value="PT05H58M23.875S" calcext:value-type="time">
            <text:p>05:58:24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8.83" calcext:value-type="float">
            <text:p>258.83</text:p>
          </table:table-cell>
          <table:table-cell office:value-type="float" office:value="1427.64" calcext:value-type="float">
            <text:p>1427.64</text:p>
          </table:table-cell>
          <table:table-cell office:value-type="float" office:value="1715.89" calcext:value-type="float">
            <text:p>1715.89</text:p>
          </table:table-cell>
        </table:table-row>
        <table:table-row table:style-name="ro1">
          <table:table-cell office:value-type="float" office:value="21519875" calcext:value-type="float">
            <text:p>21519875</text:p>
          </table:table-cell>
          <table:table-cell table:formula="of:=[.A1347]/1000/(60*60*24)" office:value-type="time" office:time-value="PT05H58M39.875S" calcext:value-type="time">
            <text:p>05:58:40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428.65" calcext:value-type="float">
            <text:p>1428.65</text:p>
          </table:table-cell>
          <table:table-cell office:value-type="float" office:value="1717.04" calcext:value-type="float">
            <text:p>1717.04</text:p>
          </table:table-cell>
        </table:table-row>
        <table:table-row table:style-name="ro1">
          <table:table-cell office:value-type="float" office:value="21535875" calcext:value-type="float">
            <text:p>21535875</text:p>
          </table:table-cell>
          <table:table-cell table:formula="of:=[.A1348]/1000/(60*60*24)" office:value-type="time" office:time-value="PT05H58M55.875S" calcext:value-type="time">
            <text:p>05:58:56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429.66" calcext:value-type="float">
            <text:p>1429.66</text:p>
          </table:table-cell>
          <table:table-cell office:value-type="float" office:value="1718.2" calcext:value-type="float">
            <text:p>1718.2</text:p>
          </table:table-cell>
        </table:table-row>
        <table:table-row table:style-name="ro1">
          <table:table-cell office:value-type="float" office:value="21551875" calcext:value-type="float">
            <text:p>21551875</text:p>
          </table:table-cell>
          <table:table-cell table:formula="of:=[.A1349]/1000/(60*60*24)" office:value-type="time" office:time-value="PT05H59M11.875S" calcext:value-type="time">
            <text:p>05:59:12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430.67" calcext:value-type="float">
            <text:p>1430.67</text:p>
          </table:table-cell>
          <table:table-cell office:value-type="float" office:value="1719.35" calcext:value-type="float">
            <text:p>1719.35</text:p>
          </table:table-cell>
        </table:table-row>
        <table:table-row table:style-name="ro1">
          <table:table-cell office:value-type="float" office:value="21567875" calcext:value-type="float">
            <text:p>21567875</text:p>
          </table:table-cell>
          <table:table-cell table:formula="of:=[.A1350]/1000/(60*60*24)" office:value-type="time" office:time-value="PT05H59M27.875S" calcext:value-type="time">
            <text:p>05:59:28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431.68" calcext:value-type="float">
            <text:p>1431.68</text:p>
          </table:table-cell>
          <table:table-cell office:value-type="float" office:value="1720.5" calcext:value-type="float">
            <text:p>1720.5</text:p>
          </table:table-cell>
        </table:table-row>
        <table:table-row table:style-name="ro1">
          <table:table-cell office:value-type="float" office:value="21583875" calcext:value-type="float">
            <text:p>21583875</text:p>
          </table:table-cell>
          <table:table-cell table:formula="of:=[.A1351]/1000/(60*60*24)" office:value-type="time" office:time-value="PT05H59M43.875S" calcext:value-type="time">
            <text:p>05:59:44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1" calcext:value-type="float">
            <text:p>258.71</text:p>
          </table:table-cell>
          <table:table-cell office:value-type="float" office:value="1432.69" calcext:value-type="float">
            <text:p>1432.69</text:p>
          </table:table-cell>
          <table:table-cell office:value-type="float" office:value="1721.65" calcext:value-type="float">
            <text:p>1721.65</text:p>
          </table:table-cell>
        </table:table-row>
        <table:table-row table:style-name="ro1">
          <table:table-cell office:value-type="float" office:value="21599875" calcext:value-type="float">
            <text:p>21599875</text:p>
          </table:table-cell>
          <table:table-cell table:formula="of:=[.A1352]/1000/(60*60*24)" office:value-type="time" office:time-value="PT05H59M59.875S" calcext:value-type="time">
            <text:p>06:00:00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433.7" calcext:value-type="float">
            <text:p>1433.7</text:p>
          </table:table-cell>
          <table:table-cell office:value-type="float" office:value="1722.8" calcext:value-type="float">
            <text:p>1722.8</text:p>
          </table:table-cell>
        </table:table-row>
        <table:table-row table:style-name="ro1">
          <table:table-cell office:value-type="float" office:value="21615875" calcext:value-type="float">
            <text:p>21615875</text:p>
          </table:table-cell>
          <table:table-cell table:formula="of:=[.A1353]/1000/(60*60*24)" office:value-type="time" office:time-value="PT06H00M15.875S" calcext:value-type="time">
            <text:p>06:00:16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434.71" calcext:value-type="float">
            <text:p>1434.71</text:p>
          </table:table-cell>
          <table:table-cell office:value-type="float" office:value="1723.94" calcext:value-type="float">
            <text:p>1723.94</text:p>
          </table:table-cell>
        </table:table-row>
        <table:table-row table:style-name="ro1">
          <table:table-cell office:value-type="float" office:value="21631875" calcext:value-type="float">
            <text:p>21631875</text:p>
          </table:table-cell>
          <table:table-cell table:formula="of:=[.A1354]/1000/(60*60*24)" office:value-type="time" office:time-value="PT06H00M31.875S" calcext:value-type="time">
            <text:p>06:00:32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435.72" calcext:value-type="float">
            <text:p>1435.72</text:p>
          </table:table-cell>
          <table:table-cell office:value-type="float" office:value="1725.09" calcext:value-type="float">
            <text:p>1725.09</text:p>
          </table:table-cell>
        </table:table-row>
        <table:table-row table:style-name="ro1">
          <table:table-cell office:value-type="float" office:value="21647875" calcext:value-type="float">
            <text:p>21647875</text:p>
          </table:table-cell>
          <table:table-cell table:formula="of:=[.A1355]/1000/(60*60*24)" office:value-type="time" office:time-value="PT06H00M47.875S" calcext:value-type="time">
            <text:p>06:00:48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436.73" calcext:value-type="float">
            <text:p>1436.73</text:p>
          </table:table-cell>
          <table:table-cell office:value-type="float" office:value="1726.24" calcext:value-type="float">
            <text:p>1726.24</text:p>
          </table:table-cell>
        </table:table-row>
        <table:table-row table:style-name="ro1">
          <table:table-cell office:value-type="float" office:value="21663875" calcext:value-type="float">
            <text:p>21663875</text:p>
          </table:table-cell>
          <table:table-cell table:formula="of:=[.A1356]/1000/(60*60*24)" office:value-type="time" office:time-value="PT06H01M03.875S" calcext:value-type="time">
            <text:p>06:01:04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437.74" calcext:value-type="float">
            <text:p>1437.74</text:p>
          </table:table-cell>
          <table:table-cell office:value-type="float" office:value="1727.39" calcext:value-type="float">
            <text:p>1727.39</text:p>
          </table:table-cell>
        </table:table-row>
        <table:table-row table:style-name="ro1">
          <table:table-cell office:value-type="float" office:value="21679875" calcext:value-type="float">
            <text:p>21679875</text:p>
          </table:table-cell>
          <table:table-cell table:formula="of:=[.A1357]/1000/(60*60*24)" office:value-type="time" office:time-value="PT06H01M19.875S" calcext:value-type="time">
            <text:p>06:01:20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438.74" calcext:value-type="float">
            <text:p>1438.74</text:p>
          </table:table-cell>
          <table:table-cell office:value-type="float" office:value="1728.54" calcext:value-type="float">
            <text:p>1728.54</text:p>
          </table:table-cell>
        </table:table-row>
        <table:table-row table:style-name="ro1">
          <table:table-cell office:value-type="float" office:value="21695875" calcext:value-type="float">
            <text:p>21695875</text:p>
          </table:table-cell>
          <table:table-cell table:formula="of:=[.A1358]/1000/(60*60*24)" office:value-type="time" office:time-value="PT06H01M35.875S" calcext:value-type="time">
            <text:p>06:01:36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439.75" calcext:value-type="float">
            <text:p>1439.75</text:p>
          </table:table-cell>
          <table:table-cell office:value-type="float" office:value="1729.69" calcext:value-type="float">
            <text:p>1729.69</text:p>
          </table:table-cell>
        </table:table-row>
        <table:table-row table:style-name="ro1">
          <table:table-cell office:value-type="float" office:value="21711875" calcext:value-type="float">
            <text:p>21711875</text:p>
          </table:table-cell>
          <table:table-cell table:formula="of:=[.A1359]/1000/(60*60*24)" office:value-type="time" office:time-value="PT06H01M51.875S" calcext:value-type="time">
            <text:p>06:01:52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440.76" calcext:value-type="float">
            <text:p>1440.76</text:p>
          </table:table-cell>
          <table:table-cell office:value-type="float" office:value="1730.84" calcext:value-type="float">
            <text:p>1730.84</text:p>
          </table:table-cell>
        </table:table-row>
        <table:table-row table:style-name="ro1">
          <table:table-cell office:value-type="float" office:value="21727875" calcext:value-type="float">
            <text:p>21727875</text:p>
          </table:table-cell>
          <table:table-cell table:formula="of:=[.A1360]/1000/(60*60*24)" office:value-type="time" office:time-value="PT06H02M07.875S" calcext:value-type="time">
            <text:p>06:02:08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441.77" calcext:value-type="float">
            <text:p>1441.77</text:p>
          </table:table-cell>
          <table:table-cell office:value-type="float" office:value="1731.98" calcext:value-type="float">
            <text:p>1731.98</text:p>
          </table:table-cell>
        </table:table-row>
        <table:table-row table:style-name="ro1">
          <table:table-cell office:value-type="float" office:value="21743875" calcext:value-type="float">
            <text:p>21743875</text:p>
          </table:table-cell>
          <table:table-cell table:formula="of:=[.A1361]/1000/(60*60*24)" office:value-type="time" office:time-value="PT06H02M23.875S" calcext:value-type="time">
            <text:p>06:02:24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442.78" calcext:value-type="float">
            <text:p>1442.78</text:p>
          </table:table-cell>
          <table:table-cell office:value-type="float" office:value="1733.13" calcext:value-type="float">
            <text:p>1733.13</text:p>
          </table:table-cell>
        </table:table-row>
        <table:table-row table:style-name="ro1">
          <table:table-cell office:value-type="float" office:value="21759875" calcext:value-type="float">
            <text:p>21759875</text:p>
          </table:table-cell>
          <table:table-cell table:formula="of:=[.A1362]/1000/(60*60*24)" office:value-type="time" office:time-value="PT06H02M39.875S" calcext:value-type="time">
            <text:p>06:02:40</text:p>
          </table:table-cell>
          <table:table-cell office:value-type="float" office:value="1.13" calcext:value-type="float">
            <text:p>1.13</text:p>
          </table:table-cell>
          <table:table-cell office:value-type="float" office:value="226.7" calcext:value-type="float">
            <text:p>226.7</text:p>
          </table:table-cell>
          <table:table-cell office:value-type="float" office:value="257.23" calcext:value-type="float">
            <text:p>257.23</text:p>
          </table:table-cell>
          <table:table-cell office:value-type="float" office:value="1443.78" calcext:value-type="float">
            <text:p>1443.78</text:p>
          </table:table-cell>
          <table:table-cell office:value-type="float" office:value="1734.28" calcext:value-type="float">
            <text:p>1734.28</text:p>
          </table:table-cell>
        </table:table-row>
        <table:table-row table:style-name="ro1">
          <table:table-cell office:value-type="float" office:value="21775875" calcext:value-type="float">
            <text:p>21775875</text:p>
          </table:table-cell>
          <table:table-cell table:formula="of:=[.A1363]/1000/(60*60*24)" office:value-type="time" office:time-value="PT06H02M55.875S" calcext:value-type="time">
            <text:p>06:02:56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444.79" calcext:value-type="float">
            <text:p>1444.79</text:p>
          </table:table-cell>
          <table:table-cell office:value-type="float" office:value="1735.42" calcext:value-type="float">
            <text:p>1735.42</text:p>
          </table:table-cell>
        </table:table-row>
        <table:table-row table:style-name="ro1">
          <table:table-cell office:value-type="float" office:value="21791875" calcext:value-type="float">
            <text:p>21791875</text:p>
          </table:table-cell>
          <table:table-cell table:formula="of:=[.A1364]/1000/(60*60*24)" office:value-type="time" office:time-value="PT06H03M11.875S" calcext:value-type="time">
            <text:p>06:03:12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445.8" calcext:value-type="float">
            <text:p>1445.8</text:p>
          </table:table-cell>
          <table:table-cell office:value-type="float" office:value="1736.57" calcext:value-type="float">
            <text:p>1736.57</text:p>
          </table:table-cell>
        </table:table-row>
        <table:table-row table:style-name="ro1">
          <table:table-cell office:value-type="float" office:value="21807875" calcext:value-type="float">
            <text:p>21807875</text:p>
          </table:table-cell>
          <table:table-cell table:formula="of:=[.A1365]/1000/(60*60*24)" office:value-type="time" office:time-value="PT06H03M27.875S" calcext:value-type="time">
            <text:p>06:03:28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446.81" calcext:value-type="float">
            <text:p>1446.81</text:p>
          </table:table-cell>
          <table:table-cell office:value-type="float" office:value="1737.72" calcext:value-type="float">
            <text:p>1737.72</text:p>
          </table:table-cell>
        </table:table-row>
        <table:table-row table:style-name="ro1">
          <table:table-cell office:value-type="float" office:value="21823875" calcext:value-type="float">
            <text:p>21823875</text:p>
          </table:table-cell>
          <table:table-cell table:formula="of:=[.A1366]/1000/(60*60*24)" office:value-type="time" office:time-value="PT06H03M43.875S" calcext:value-type="time">
            <text:p>06:03:44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1447.81" calcext:value-type="float">
            <text:p>1447.81</text:p>
          </table:table-cell>
          <table:table-cell office:value-type="float" office:value="1738.86" calcext:value-type="float">
            <text:p>1738.86</text:p>
          </table:table-cell>
        </table:table-row>
        <table:table-row table:style-name="ro1">
          <table:table-cell office:value-type="float" office:value="21839875" calcext:value-type="float">
            <text:p>21839875</text:p>
          </table:table-cell>
          <table:table-cell table:formula="of:=[.A1367]/1000/(60*60*24)" office:value-type="time" office:time-value="PT06H03M59.875S" calcext:value-type="time">
            <text:p>06:04:00</text:p>
          </table:table-cell>
          <table:table-cell office:value-type="float" office:value="1.13" calcext:value-type="float">
            <text:p>1.13</text:p>
          </table:table-cell>
          <table:table-cell office:value-type="float" office:value="226.6" calcext:value-type="float">
            <text:p>226.6</text:p>
          </table:table-cell>
          <table:table-cell office:value-type="float" office:value="257.11" calcext:value-type="float">
            <text:p>257.11</text:p>
          </table:table-cell>
          <table:table-cell office:value-type="float" office:value="1448.82" calcext:value-type="float">
            <text:p>1448.82</text:p>
          </table:table-cell>
          <table:table-cell office:value-type="float" office:value="1740.01" calcext:value-type="float">
            <text:p>1740.01</text:p>
          </table:table-cell>
        </table:table-row>
        <table:table-row table:style-name="ro1">
          <table:table-cell office:value-type="float" office:value="21855875" calcext:value-type="float">
            <text:p>21855875</text:p>
          </table:table-cell>
          <table:table-cell table:formula="of:=[.A1368]/1000/(60*60*24)" office:value-type="time" office:time-value="PT06H04M15.875S" calcext:value-type="time">
            <text:p>06:04:16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1449.83" calcext:value-type="float">
            <text:p>1449.83</text:p>
          </table:table-cell>
          <table:table-cell office:value-type="float" office:value="1741.15" calcext:value-type="float">
            <text:p>1741.15</text:p>
          </table:table-cell>
        </table:table-row>
        <table:table-row table:style-name="ro1">
          <table:table-cell office:value-type="float" office:value="21871875" calcext:value-type="float">
            <text:p>21871875</text:p>
          </table:table-cell>
          <table:table-cell table:formula="of:=[.A1369]/1000/(60*60*24)" office:value-type="time" office:time-value="PT06H04M31.875S" calcext:value-type="time">
            <text:p>06:04:32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1450.83" calcext:value-type="float">
            <text:p>1450.83</text:p>
          </table:table-cell>
          <table:table-cell office:value-type="float" office:value="1742.29" calcext:value-type="float">
            <text:p>1742.29</text:p>
          </table:table-cell>
        </table:table-row>
        <table:table-row table:style-name="ro1">
          <table:table-cell office:value-type="float" office:value="21887875" calcext:value-type="float">
            <text:p>21887875</text:p>
          </table:table-cell>
          <table:table-cell table:formula="of:=[.A1370]/1000/(60*60*24)" office:value-type="time" office:time-value="PT06H04M47.875S" calcext:value-type="time">
            <text:p>06:04:48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451.84" calcext:value-type="float">
            <text:p>1451.84</text:p>
          </table:table-cell>
          <table:table-cell office:value-type="float" office:value="1743.44" calcext:value-type="float">
            <text:p>1743.44</text:p>
          </table:table-cell>
        </table:table-row>
        <table:table-row table:style-name="ro1">
          <table:table-cell office:value-type="float" office:value="21903875" calcext:value-type="float">
            <text:p>21903875</text:p>
          </table:table-cell>
          <table:table-cell table:formula="of:=[.A1371]/1000/(60*60*24)" office:value-type="time" office:time-value="PT06H05M03.875S" calcext:value-type="time">
            <text:p>06:05:04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452.85" calcext:value-type="float">
            <text:p>1452.85</text:p>
          </table:table-cell>
          <table:table-cell office:value-type="float" office:value="1744.58" calcext:value-type="float">
            <text:p>1744.58</text:p>
          </table:table-cell>
        </table:table-row>
        <table:table-row table:style-name="ro1">
          <table:table-cell office:value-type="float" office:value="21919875" calcext:value-type="float">
            <text:p>21919875</text:p>
          </table:table-cell>
          <table:table-cell table:formula="of:=[.A1372]/1000/(60*60*24)" office:value-type="time" office:time-value="PT06H05M19.875S" calcext:value-type="time">
            <text:p>06:05:20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453.85" calcext:value-type="float">
            <text:p>1453.85</text:p>
          </table:table-cell>
          <table:table-cell office:value-type="float" office:value="1745.72" calcext:value-type="float">
            <text:p>1745.72</text:p>
          </table:table-cell>
        </table:table-row>
        <table:table-row table:style-name="ro1">
          <table:table-cell office:value-type="float" office:value="21935875" calcext:value-type="float">
            <text:p>21935875</text:p>
          </table:table-cell>
          <table:table-cell table:formula="of:=[.A1373]/1000/(60*60*24)" office:value-type="time" office:time-value="PT06H05M35.875S" calcext:value-type="time">
            <text:p>06:05:36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454.86" calcext:value-type="float">
            <text:p>1454.86</text:p>
          </table:table-cell>
          <table:table-cell office:value-type="float" office:value="1746.86" calcext:value-type="float">
            <text:p>1746.86</text:p>
          </table:table-cell>
        </table:table-row>
        <table:table-row table:style-name="ro1">
          <table:table-cell office:value-type="float" office:value="21951875" calcext:value-type="float">
            <text:p>21951875</text:p>
          </table:table-cell>
          <table:table-cell table:formula="of:=[.A1374]/1000/(60*60*24)" office:value-type="time" office:time-value="PT06H05M51.875S" calcext:value-type="time">
            <text:p>06:05:52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455.86" calcext:value-type="float">
            <text:p>1455.86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21967875" calcext:value-type="float">
            <text:p>21967875</text:p>
          </table:table-cell>
          <table:table-cell table:formula="of:=[.A1375]/1000/(60*60*24)" office:value-type="time" office:time-value="PT06H06M07.875S" calcext:value-type="time">
            <text:p>06:06:08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6" calcext:value-type="float">
            <text:p>256.76</text:p>
          </table:table-cell>
          <table:table-cell office:value-type="float" office:value="1456.87" calcext:value-type="float">
            <text:p>1456.87</text:p>
          </table:table-cell>
          <table:table-cell office:value-type="float" office:value="1749.14" calcext:value-type="float">
            <text:p>1749.14</text:p>
          </table:table-cell>
        </table:table-row>
        <table:table-row table:style-name="ro1">
          <table:table-cell office:value-type="float" office:value="21983875" calcext:value-type="float">
            <text:p>21983875</text:p>
          </table:table-cell>
          <table:table-cell table:formula="of:=[.A1376]/1000/(60*60*24)" office:value-type="time" office:time-value="PT06H06M23.875S" calcext:value-type="time">
            <text:p>06:06:24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457.87" calcext:value-type="float">
            <text:p>1457.87</text:p>
          </table:table-cell>
          <table:table-cell office:value-type="float" office:value="1750.29" calcext:value-type="float">
            <text:p>1750.29</text:p>
          </table:table-cell>
        </table:table-row>
        <table:table-row table:style-name="ro1">
          <table:table-cell office:value-type="float" office:value="21999875" calcext:value-type="float">
            <text:p>21999875</text:p>
          </table:table-cell>
          <table:table-cell table:formula="of:=[.A1377]/1000/(60*60*24)" office:value-type="time" office:time-value="PT06H06M39.875S" calcext:value-type="time">
            <text:p>06:06:40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458.88" calcext:value-type="float">
            <text:p>1458.88</text:p>
          </table:table-cell>
          <table:table-cell office:value-type="float" office:value="1751.43" calcext:value-type="float">
            <text:p>1751.43</text:p>
          </table:table-cell>
        </table:table-row>
        <table:table-row table:style-name="ro1">
          <table:table-cell office:value-type="float" office:value="22015875" calcext:value-type="float">
            <text:p>22015875</text:p>
          </table:table-cell>
          <table:table-cell table:formula="of:=[.A1378]/1000/(60*60*24)" office:value-type="time" office:time-value="PT06H06M55.875S" calcext:value-type="time">
            <text:p>06:06:56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459.89" calcext:value-type="float">
            <text:p>1459.89</text:p>
          </table:table-cell>
          <table:table-cell office:value-type="float" office:value="1752.57" calcext:value-type="float">
            <text:p>1752.57</text:p>
          </table:table-cell>
        </table:table-row>
        <table:table-row table:style-name="ro1">
          <table:table-cell office:value-type="float" office:value="22031875" calcext:value-type="float">
            <text:p>22031875</text:p>
          </table:table-cell>
          <table:table-cell table:formula="of:=[.A1379]/1000/(60*60*24)" office:value-type="time" office:time-value="PT06H07M11.875S" calcext:value-type="time">
            <text:p>06:07:12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460.89" calcext:value-type="float">
            <text:p>1460.89</text:p>
          </table:table-cell>
          <table:table-cell office:value-type="float" office:value="1753.71" calcext:value-type="float">
            <text:p>1753.71</text:p>
          </table:table-cell>
        </table:table-row>
        <table:table-row table:style-name="ro1">
          <table:table-cell office:value-type="float" office:value="22047875" calcext:value-type="float">
            <text:p>22047875</text:p>
          </table:table-cell>
          <table:table-cell table:formula="of:=[.A1380]/1000/(60*60*24)" office:value-type="time" office:time-value="PT06H07M27.875S" calcext:value-type="time">
            <text:p>06:07:28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461.9" calcext:value-type="float">
            <text:p>1461.9</text:p>
          </table:table-cell>
          <table:table-cell office:value-type="float" office:value="1754.85" calcext:value-type="float">
            <text:p>1754.85</text:p>
          </table:table-cell>
        </table:table-row>
        <table:table-row table:style-name="ro1">
          <table:table-cell office:value-type="float" office:value="22063875" calcext:value-type="float">
            <text:p>22063875</text:p>
          </table:table-cell>
          <table:table-cell table:formula="of:=[.A1381]/1000/(60*60*24)" office:value-type="time" office:time-value="PT06H07M43.875S" calcext:value-type="time">
            <text:p>06:07:44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462.9" calcext:value-type="float">
            <text:p>1462.9</text:p>
          </table:table-cell>
          <table:table-cell office:value-type="float" office:value="1755.99" calcext:value-type="float">
            <text:p>1755.99</text:p>
          </table:table-cell>
        </table:table-row>
        <table:table-row table:style-name="ro1">
          <table:table-cell office:value-type="float" office:value="22079875" calcext:value-type="float">
            <text:p>22079875</text:p>
          </table:table-cell>
          <table:table-cell table:formula="of:=[.A1382]/1000/(60*60*24)" office:value-type="time" office:time-value="PT06H07M59.875S" calcext:value-type="time">
            <text:p>06:08:00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463.9" calcext:value-type="float">
            <text:p>1463.9</text:p>
          </table:table-cell>
          <table:table-cell office:value-type="float" office:value="1757.12" calcext:value-type="float">
            <text:p>1757.12</text:p>
          </table:table-cell>
        </table:table-row>
        <table:table-row table:style-name="ro1">
          <table:table-cell office:value-type="float" office:value="22095874" calcext:value-type="float">
            <text:p>22095874</text:p>
          </table:table-cell>
          <table:table-cell table:formula="of:=[.A1383]/1000/(60*60*24)" office:value-type="time" office:time-value="PT06H08M15.874S" calcext:value-type="time">
            <text:p>06:08:16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464.91" calcext:value-type="float">
            <text:p>1464.91</text:p>
          </table:table-cell>
          <table:table-cell office:value-type="float" office:value="1758.26" calcext:value-type="float">
            <text:p>1758.26</text:p>
          </table:table-cell>
        </table:table-row>
        <table:table-row table:style-name="ro1">
          <table:table-cell office:value-type="float" office:value="22111875" calcext:value-type="float">
            <text:p>22111875</text:p>
          </table:table-cell>
          <table:table-cell table:formula="of:=[.A1384]/1000/(60*60*24)" office:value-type="time" office:time-value="PT06H08M31.875S" calcext:value-type="time">
            <text:p>06:08:32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1465.91" calcext:value-type="float">
            <text:p>1465.91</text:p>
          </table:table-cell>
          <table:table-cell office:value-type="float" office:value="1759.4" calcext:value-type="float">
            <text:p>1759.4</text:p>
          </table:table-cell>
        </table:table-row>
        <table:table-row table:style-name="ro1">
          <table:table-cell office:value-type="float" office:value="22127875" calcext:value-type="float">
            <text:p>22127875</text:p>
          </table:table-cell>
          <table:table-cell table:formula="of:=[.A1385]/1000/(60*60*24)" office:value-type="time" office:time-value="PT06H08M47.875S" calcext:value-type="time">
            <text:p>06:08:48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466.92" calcext:value-type="float">
            <text:p>1466.92</text:p>
          </table:table-cell>
          <table:table-cell office:value-type="float" office:value="1760.54" calcext:value-type="float">
            <text:p>1760.54</text:p>
          </table:table-cell>
        </table:table-row>
        <table:table-row table:style-name="ro1">
          <table:table-cell office:value-type="float" office:value="22143875" calcext:value-type="float">
            <text:p>22143875</text:p>
          </table:table-cell>
          <table:table-cell table:formula="of:=[.A1386]/1000/(60*60*24)" office:value-type="time" office:time-value="PT06H09M03.875S" calcext:value-type="time">
            <text:p>06:09:04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1467.92" calcext:value-type="float">
            <text:p>1467.92</text:p>
          </table:table-cell>
          <table:table-cell office:value-type="float" office:value="1761.68" calcext:value-type="float">
            <text:p>1761.68</text:p>
          </table:table-cell>
        </table:table-row>
        <table:table-row table:style-name="ro1">
          <table:table-cell office:value-type="float" office:value="22159874" calcext:value-type="float">
            <text:p>22159874</text:p>
          </table:table-cell>
          <table:table-cell table:formula="of:=[.A1387]/1000/(60*60*24)" office:value-type="time" office:time-value="PT06H09M19.874S" calcext:value-type="time">
            <text:p>06:09:20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1468.92" calcext:value-type="float">
            <text:p>1468.92</text:p>
          </table:table-cell>
          <table:table-cell office:value-type="float" office:value="1762.81" calcext:value-type="float">
            <text:p>1762.81</text:p>
          </table:table-cell>
        </table:table-row>
        <table:table-row table:style-name="ro1">
          <table:table-cell office:value-type="float" office:value="22175875" calcext:value-type="float">
            <text:p>22175875</text:p>
          </table:table-cell>
          <table:table-cell table:formula="of:=[.A1388]/1000/(60*60*24)" office:value-type="time" office:time-value="PT06H09M35.875S" calcext:value-type="time">
            <text:p>06:09:36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1469.93" calcext:value-type="float">
            <text:p>1469.93</text:p>
          </table:table-cell>
          <table:table-cell office:value-type="float" office:value="1763.95" calcext:value-type="float">
            <text:p>1763.95</text:p>
          </table:table-cell>
        </table:table-row>
        <table:table-row table:style-name="ro1">
          <table:table-cell office:value-type="float" office:value="22191875" calcext:value-type="float">
            <text:p>22191875</text:p>
          </table:table-cell>
          <table:table-cell table:formula="of:=[.A1389]/1000/(60*60*24)" office:value-type="time" office:time-value="PT06H09M51.875S" calcext:value-type="time">
            <text:p>06:09:52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06" calcext:value-type="float">
            <text:p>255.06</text:p>
          </table:table-cell>
          <table:table-cell office:value-type="float" office:value="1470.93" calcext:value-type="float">
            <text:p>1470.93</text:p>
          </table:table-cell>
          <table:table-cell office:value-type="float" office:value="1765.09" calcext:value-type="float">
            <text:p>1765.09</text:p>
          </table:table-cell>
        </table:table-row>
        <table:table-row table:style-name="ro1">
          <table:table-cell office:value-type="float" office:value="22207875" calcext:value-type="float">
            <text:p>22207875</text:p>
          </table:table-cell>
          <table:table-cell table:formula="of:=[.A1390]/1000/(60*60*24)" office:value-type="time" office:time-value="PT06H10M07.875S" calcext:value-type="time">
            <text:p>06:10:08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1471.93" calcext:value-type="float">
            <text:p>1471.93</text:p>
          </table:table-cell>
          <table:table-cell office:value-type="float" office:value="1766.22" calcext:value-type="float">
            <text:p>1766.22</text:p>
          </table:table-cell>
        </table:table-row>
        <table:table-row table:style-name="ro1">
          <table:table-cell office:value-type="float" office:value="22223875" calcext:value-type="float">
            <text:p>22223875</text:p>
          </table:table-cell>
          <table:table-cell table:formula="of:=[.A1391]/1000/(60*60*24)" office:value-type="time" office:time-value="PT06H10M23.875S" calcext:value-type="time">
            <text:p>06:10:24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05" calcext:value-type="float">
            <text:p>255.05</text:p>
          </table:table-cell>
          <table:table-cell office:value-type="float" office:value="1472.94" calcext:value-type="float">
            <text:p>1472.94</text:p>
          </table:table-cell>
          <table:table-cell office:value-type="float" office:value="1767.35" calcext:value-type="float">
            <text:p>1767.35</text:p>
          </table:table-cell>
        </table:table-row>
        <table:table-row table:style-name="ro1">
          <table:table-cell office:value-type="float" office:value="22239875" calcext:value-type="float">
            <text:p>22239875</text:p>
          </table:table-cell>
          <table:table-cell table:formula="of:=[.A1392]/1000/(60*60*24)" office:value-type="time" office:time-value="PT06H10M39.875S" calcext:value-type="time">
            <text:p>06:10:40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473.94" calcext:value-type="float">
            <text:p>1473.94</text:p>
          </table:table-cell>
          <table:table-cell office:value-type="float" office:value="1768.49" calcext:value-type="float">
            <text:p>1768.49</text:p>
          </table:table-cell>
        </table:table-row>
        <table:table-row table:style-name="ro1">
          <table:table-cell office:value-type="float" office:value="22255875" calcext:value-type="float">
            <text:p>22255875</text:p>
          </table:table-cell>
          <table:table-cell table:formula="of:=[.A1393]/1000/(60*60*24)" office:value-type="time" office:time-value="PT06H10M55.875S" calcext:value-type="time">
            <text:p>06:10:56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474.94" calcext:value-type="float">
            <text:p>1474.94</text:p>
          </table:table-cell>
          <table:table-cell office:value-type="float" office:value="1769.62" calcext:value-type="float">
            <text:p>1769.62</text:p>
          </table:table-cell>
        </table:table-row>
        <table:table-row table:style-name="ro1">
          <table:table-cell office:value-type="float" office:value="22271875" calcext:value-type="float">
            <text:p>22271875</text:p>
          </table:table-cell>
          <table:table-cell table:formula="of:=[.A1394]/1000/(60*60*24)" office:value-type="time" office:time-value="PT06H11M11.875S" calcext:value-type="time">
            <text:p>06:11:12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475.94" calcext:value-type="float">
            <text:p>1475.94</text:p>
          </table:table-cell>
          <table:table-cell office:value-type="float" office:value="1770.76" calcext:value-type="float">
            <text:p>1770.76</text:p>
          </table:table-cell>
        </table:table-row>
        <table:table-row table:style-name="ro1">
          <table:table-cell office:value-type="float" office:value="22287875" calcext:value-type="float">
            <text:p>22287875</text:p>
          </table:table-cell>
          <table:table-cell table:formula="of:=[.A1395]/1000/(60*60*24)" office:value-type="time" office:time-value="PT06H11M27.875S" calcext:value-type="time">
            <text:p>06:11:28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476.94" calcext:value-type="float">
            <text:p>1476.94</text:p>
          </table:table-cell>
          <table:table-cell office:value-type="float" office:value="1771.89" calcext:value-type="float">
            <text:p>1771.89</text:p>
          </table:table-cell>
        </table:table-row>
        <table:table-row table:style-name="ro1">
          <table:table-cell office:value-type="float" office:value="22303875" calcext:value-type="float">
            <text:p>22303875</text:p>
          </table:table-cell>
          <table:table-cell table:formula="of:=[.A1396]/1000/(60*60*24)" office:value-type="time" office:time-value="PT06H11M43.875S" calcext:value-type="time">
            <text:p>06:11:44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477.95" calcext:value-type="float">
            <text:p>1477.95</text:p>
          </table:table-cell>
          <table:table-cell office:value-type="float" office:value="1773.02" calcext:value-type="float">
            <text:p>1773.02</text:p>
          </table:table-cell>
        </table:table-row>
        <table:table-row table:style-name="ro1">
          <table:table-cell office:value-type="float" office:value="22319875" calcext:value-type="float">
            <text:p>22319875</text:p>
          </table:table-cell>
          <table:table-cell table:formula="of:=[.A1397]/1000/(60*60*24)" office:value-type="time" office:time-value="PT06H11M59.875S" calcext:value-type="time">
            <text:p>06:12:00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478.95" calcext:value-type="float">
            <text:p>1478.95</text:p>
          </table:table-cell>
          <table:table-cell office:value-type="float" office:value="1774.15" calcext:value-type="float">
            <text:p>1774.15</text:p>
          </table:table-cell>
        </table:table-row>
        <table:table-row table:style-name="ro1">
          <table:table-cell office:value-type="float" office:value="22335875" calcext:value-type="float">
            <text:p>22335875</text:p>
          </table:table-cell>
          <table:table-cell table:formula="of:=[.A1398]/1000/(60*60*24)" office:value-type="time" office:time-value="PT06H12M15.875S" calcext:value-type="time">
            <text:p>06:12:16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479.95" calcext:value-type="float">
            <text:p>1479.95</text:p>
          </table:table-cell>
          <table:table-cell office:value-type="float" office:value="1775.29" calcext:value-type="float">
            <text:p>1775.29</text:p>
          </table:table-cell>
        </table:table-row>
        <table:table-row table:style-name="ro1">
          <table:table-cell office:value-type="float" office:value="22351875" calcext:value-type="float">
            <text:p>22351875</text:p>
          </table:table-cell>
          <table:table-cell table:formula="of:=[.A1399]/1000/(60*60*24)" office:value-type="time" office:time-value="PT06H12M31.875S" calcext:value-type="time">
            <text:p>06:12:32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480.95" calcext:value-type="float">
            <text:p>1480.95</text:p>
          </table:table-cell>
          <table:table-cell office:value-type="float" office:value="1776.42" calcext:value-type="float">
            <text:p>1776.42</text:p>
          </table:table-cell>
        </table:table-row>
        <table:table-row table:style-name="ro1">
          <table:table-cell office:value-type="float" office:value="22367875" calcext:value-type="float">
            <text:p>22367875</text:p>
          </table:table-cell>
          <table:table-cell table:formula="of:=[.A1400]/1000/(60*60*24)" office:value-type="time" office:time-value="PT06H12M47.875S" calcext:value-type="time">
            <text:p>06:12:48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481.95" calcext:value-type="float">
            <text:p>1481.95</text:p>
          </table:table-cell>
          <table:table-cell office:value-type="float" office:value="1777.55" calcext:value-type="float">
            <text:p>1777.55</text:p>
          </table:table-cell>
        </table:table-row>
        <table:table-row table:style-name="ro1">
          <table:table-cell office:value-type="float" office:value="22383875" calcext:value-type="float">
            <text:p>22383875</text:p>
          </table:table-cell>
          <table:table-cell table:formula="of:=[.A1401]/1000/(60*60*24)" office:value-type="time" office:time-value="PT06H13M03.875S" calcext:value-type="time">
            <text:p>06:13:04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482.95" calcext:value-type="float">
            <text:p>1482.95</text:p>
          </table:table-cell>
          <table:table-cell office:value-type="float" office:value="1778.68" calcext:value-type="float">
            <text:p>1778.68</text:p>
          </table:table-cell>
        </table:table-row>
        <table:table-row table:style-name="ro1">
          <table:table-cell office:value-type="float" office:value="22399875" calcext:value-type="float">
            <text:p>22399875</text:p>
          </table:table-cell>
          <table:table-cell table:formula="of:=[.A1402]/1000/(60*60*24)" office:value-type="time" office:time-value="PT06H13M19.875S" calcext:value-type="time">
            <text:p>06:13:20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483.95" calcext:value-type="float">
            <text:p>1483.95</text:p>
          </table:table-cell>
          <table:table-cell office:value-type="float" office:value="1779.81" calcext:value-type="float">
            <text:p>1779.81</text:p>
          </table:table-cell>
        </table:table-row>
        <table:table-row table:style-name="ro1">
          <table:table-cell office:value-type="float" office:value="22415875" calcext:value-type="float">
            <text:p>22415875</text:p>
          </table:table-cell>
          <table:table-cell table:formula="of:=[.A1403]/1000/(60*60*24)" office:value-type="time" office:time-value="PT06H13M35.875S" calcext:value-type="time">
            <text:p>06:13:36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484.95" calcext:value-type="float">
            <text:p>1484.95</text:p>
          </table:table-cell>
          <table:table-cell office:value-type="float" office:value="1780.94" calcext:value-type="float">
            <text:p>1780.94</text:p>
          </table:table-cell>
        </table:table-row>
        <table:table-row table:style-name="ro1">
          <table:table-cell office:value-type="float" office:value="22431875" calcext:value-type="float">
            <text:p>22431875</text:p>
          </table:table-cell>
          <table:table-cell table:formula="of:=[.A1404]/1000/(60*60*24)" office:value-type="time" office:time-value="PT06H13M51.875S" calcext:value-type="time">
            <text:p>06:13:52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485.95" calcext:value-type="float">
            <text:p>1485.95</text:p>
          </table:table-cell>
          <table:table-cell office:value-type="float" office:value="1782.07" calcext:value-type="float">
            <text:p>1782.07</text:p>
          </table:table-cell>
        </table:table-row>
        <table:table-row table:style-name="ro1">
          <table:table-cell office:value-type="float" office:value="22447875" calcext:value-type="float">
            <text:p>22447875</text:p>
          </table:table-cell>
          <table:table-cell table:formula="of:=[.A1405]/1000/(60*60*24)" office:value-type="time" office:time-value="PT06H14M07.875S" calcext:value-type="time">
            <text:p>06:14:08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486.95" calcext:value-type="float">
            <text:p>1486.95</text:p>
          </table:table-cell>
          <table:table-cell office:value-type="float" office:value="1783.2" calcext:value-type="float">
            <text:p>1783.2</text:p>
          </table:table-cell>
        </table:table-row>
        <table:table-row table:style-name="ro1">
          <table:table-cell office:value-type="float" office:value="22463875" calcext:value-type="float">
            <text:p>22463875</text:p>
          </table:table-cell>
          <table:table-cell table:formula="of:=[.A1406]/1000/(60*60*24)" office:value-type="time" office:time-value="PT06H14M23.875S" calcext:value-type="time">
            <text:p>06:14:24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487.95" calcext:value-type="float">
            <text:p>1487.95</text:p>
          </table:table-cell>
          <table:table-cell office:value-type="float" office:value="1784.33" calcext:value-type="float">
            <text:p>1784.33</text:p>
          </table:table-cell>
        </table:table-row>
        <table:table-row table:style-name="ro1">
          <table:table-cell office:value-type="float" office:value="22479875" calcext:value-type="float">
            <text:p>22479875</text:p>
          </table:table-cell>
          <table:table-cell table:formula="of:=[.A1407]/1000/(60*60*24)" office:value-type="time" office:time-value="PT06H14M39.875S" calcext:value-type="time">
            <text:p>06:14:40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1488.95" calcext:value-type="float">
            <text:p>1488.95</text:p>
          </table:table-cell>
          <table:table-cell office:value-type="float" office:value="1785.46" calcext:value-type="float">
            <text:p>1785.46</text:p>
          </table:table-cell>
        </table:table-row>
        <table:table-row table:style-name="ro1">
          <table:table-cell office:value-type="float" office:value="22495875" calcext:value-type="float">
            <text:p>22495875</text:p>
          </table:table-cell>
          <table:table-cell table:formula="of:=[.A1408]/1000/(60*60*24)" office:value-type="time" office:time-value="PT06H14M55.875S" calcext:value-type="time">
            <text:p>06:14:56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1489.95" calcext:value-type="float">
            <text:p>1489.95</text:p>
          </table:table-cell>
          <table:table-cell office:value-type="float" office:value="1786.59" calcext:value-type="float">
            <text:p>1786.59</text:p>
          </table:table-cell>
        </table:table-row>
        <table:table-row table:style-name="ro1">
          <table:table-cell office:value-type="float" office:value="22511875" calcext:value-type="float">
            <text:p>22511875</text:p>
          </table:table-cell>
          <table:table-cell table:formula="of:=[.A1409]/1000/(60*60*24)" office:value-type="time" office:time-value="PT06H15M11.875S" calcext:value-type="time">
            <text:p>06:15:12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1490.95" calcext:value-type="float">
            <text:p>1490.95</text:p>
          </table:table-cell>
          <table:table-cell office:value-type="float" office:value="1787.72" calcext:value-type="float">
            <text:p>1787.72</text:p>
          </table:table-cell>
        </table:table-row>
        <table:table-row table:style-name="ro1">
          <table:table-cell office:value-type="float" office:value="22527875" calcext:value-type="float">
            <text:p>22527875</text:p>
          </table:table-cell>
          <table:table-cell table:formula="of:=[.A1410]/1000/(60*60*24)" office:value-type="time" office:time-value="PT06H15M27.875S" calcext:value-type="time">
            <text:p>06:15:28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3.23" calcext:value-type="float">
            <text:p>253.23</text:p>
          </table:table-cell>
          <table:table-cell office:value-type="float" office:value="1491.95" calcext:value-type="float">
            <text:p>1491.95</text:p>
          </table:table-cell>
          <table:table-cell office:value-type="float" office:value="1788.85" calcext:value-type="float">
            <text:p>1788.85</text:p>
          </table:table-cell>
        </table:table-row>
        <table:table-row table:style-name="ro1">
          <table:table-cell office:value-type="float" office:value="22543875" calcext:value-type="float">
            <text:p>22543875</text:p>
          </table:table-cell>
          <table:table-cell table:formula="of:=[.A1411]/1000/(60*60*24)" office:value-type="time" office:time-value="PT06H15M43.875S" calcext:value-type="time">
            <text:p>06:15:44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492.95" calcext:value-type="float">
            <text:p>1492.95</text:p>
          </table:table-cell>
          <table:table-cell office:value-type="float" office:value="1789.98" calcext:value-type="float">
            <text:p>1789.98</text:p>
          </table:table-cell>
        </table:table-row>
        <table:table-row table:style-name="ro1">
          <table:table-cell office:value-type="float" office:value="22559875" calcext:value-type="float">
            <text:p>22559875</text:p>
          </table:table-cell>
          <table:table-cell table:formula="of:=[.A1412]/1000/(60*60*24)" office:value-type="time" office:time-value="PT06H15M59.875S" calcext:value-type="time">
            <text:p>06:16:00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493.95" calcext:value-type="float">
            <text:p>1493.95</text:p>
          </table:table-cell>
          <table:table-cell office:value-type="float" office:value="1791.1" calcext:value-type="float">
            <text:p>1791.1</text:p>
          </table:table-cell>
        </table:table-row>
        <table:table-row table:style-name="ro1">
          <table:table-cell office:value-type="float" office:value="22575875" calcext:value-type="float">
            <text:p>22575875</text:p>
          </table:table-cell>
          <table:table-cell table:formula="of:=[.A1413]/1000/(60*60*24)" office:value-type="time" office:time-value="PT06H16M15.875S" calcext:value-type="time">
            <text:p>06:16:16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494.95" calcext:value-type="float">
            <text:p>1494.95</text:p>
          </table:table-cell>
          <table:table-cell office:value-type="float" office:value="1792.23" calcext:value-type="float">
            <text:p>1792.23</text:p>
          </table:table-cell>
        </table:table-row>
        <table:table-row table:style-name="ro1">
          <table:table-cell office:value-type="float" office:value="22591875" calcext:value-type="float">
            <text:p>22591875</text:p>
          </table:table-cell>
          <table:table-cell table:formula="of:=[.A1414]/1000/(60*60*24)" office:value-type="time" office:time-value="PT06H16M31.875S" calcext:value-type="time">
            <text:p>06:16:32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495.95" calcext:value-type="float">
            <text:p>1495.95</text:p>
          </table:table-cell>
          <table:table-cell office:value-type="float" office:value="1793.35" calcext:value-type="float">
            <text:p>1793.35</text:p>
          </table:table-cell>
        </table:table-row>
        <table:table-row table:style-name="ro1">
          <table:table-cell office:value-type="float" office:value="22607874" calcext:value-type="float">
            <text:p>22607874</text:p>
          </table:table-cell>
          <table:table-cell table:formula="of:=[.A1415]/1000/(60*60*24)" office:value-type="time" office:time-value="PT06H16M47.874S" calcext:value-type="time">
            <text:p>06:16:48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" calcext:value-type="float">
            <text:p>253</text:p>
          </table:table-cell>
          <table:table-cell office:value-type="float" office:value="1496.94" calcext:value-type="float">
            <text:p>1496.94</text:p>
          </table:table-cell>
          <table:table-cell office:value-type="float" office:value="1794.48" calcext:value-type="float">
            <text:p>1794.48</text:p>
          </table:table-cell>
        </table:table-row>
        <table:table-row table:style-name="ro1">
          <table:table-cell office:value-type="float" office:value="22623875" calcext:value-type="float">
            <text:p>22623875</text:p>
          </table:table-cell>
          <table:table-cell table:formula="of:=[.A1416]/1000/(60*60*24)" office:value-type="time" office:time-value="PT06H17M03.875S" calcext:value-type="time">
            <text:p>06:17:04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497.94" calcext:value-type="float">
            <text:p>1497.94</text:p>
          </table:table-cell>
          <table:table-cell office:value-type="float" office:value="1795.6" calcext:value-type="float">
            <text:p>1795.6</text:p>
          </table:table-cell>
        </table:table-row>
        <table:table-row table:style-name="ro1">
          <table:table-cell office:value-type="float" office:value="22639875" calcext:value-type="float">
            <text:p>22639875</text:p>
          </table:table-cell>
          <table:table-cell table:formula="of:=[.A1417]/1000/(60*60*24)" office:value-type="time" office:time-value="PT06H17M19.875S" calcext:value-type="time">
            <text:p>06:17:20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498.94" calcext:value-type="float">
            <text:p>1498.94</text:p>
          </table:table-cell>
          <table:table-cell office:value-type="float" office:value="1796.73" calcext:value-type="float">
            <text:p>1796.73</text:p>
          </table:table-cell>
        </table:table-row>
        <table:table-row table:style-name="ro1">
          <table:table-cell office:value-type="float" office:value="22655875" calcext:value-type="float">
            <text:p>22655875</text:p>
          </table:table-cell>
          <table:table-cell table:formula="of:=[.A1418]/1000/(60*60*24)" office:value-type="time" office:time-value="PT06H17M35.875S" calcext:value-type="time">
            <text:p>06:17:36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1499.94" calcext:value-type="float">
            <text:p>1499.94</text:p>
          </table:table-cell>
          <table:table-cell office:value-type="float" office:value="1797.85" calcext:value-type="float">
            <text:p>1797.85</text:p>
          </table:table-cell>
        </table:table-row>
        <table:table-row table:style-name="ro1">
          <table:table-cell office:value-type="float" office:value="22671875" calcext:value-type="float">
            <text:p>22671875</text:p>
          </table:table-cell>
          <table:table-cell table:formula="of:=[.A1419]/1000/(60*60*24)" office:value-type="time" office:time-value="PT06H17M51.875S" calcext:value-type="time">
            <text:p>06:17:52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1500.94" calcext:value-type="float">
            <text:p>1500.94</text:p>
          </table:table-cell>
          <table:table-cell office:value-type="float" office:value="1798.97" calcext:value-type="float">
            <text:p>1798.97</text:p>
          </table:table-cell>
        </table:table-row>
        <table:table-row table:style-name="ro1">
          <table:table-cell office:value-type="float" office:value="22687875" calcext:value-type="float">
            <text:p>22687875</text:p>
          </table:table-cell>
          <table:table-cell table:formula="of:=[.A1420]/1000/(60*60*24)" office:value-type="time" office:time-value="PT06H18M07.875S" calcext:value-type="time">
            <text:p>06:18:08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501.93" calcext:value-type="float">
            <text:p>1501.93</text:p>
          </table:table-cell>
          <table:table-cell office:value-type="float" office:value="1800.1" calcext:value-type="float">
            <text:p>1800.1</text:p>
          </table:table-cell>
        </table:table-row>
        <table:table-row table:style-name="ro1">
          <table:table-cell office:value-type="float" office:value="22703875" calcext:value-type="float">
            <text:p>22703875</text:p>
          </table:table-cell>
          <table:table-cell table:formula="of:=[.A1421]/1000/(60*60*24)" office:value-type="time" office:time-value="PT06H18M23.875S" calcext:value-type="time">
            <text:p>06:18:24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502.93" calcext:value-type="float">
            <text:p>1502.93</text:p>
          </table:table-cell>
          <table:table-cell office:value-type="float" office:value="1801.22" calcext:value-type="float">
            <text:p>1801.22</text:p>
          </table:table-cell>
        </table:table-row>
        <table:table-row table:style-name="ro1">
          <table:table-cell office:value-type="float" office:value="22719875" calcext:value-type="float">
            <text:p>22719875</text:p>
          </table:table-cell>
          <table:table-cell table:formula="of:=[.A1422]/1000/(60*60*24)" office:value-type="time" office:time-value="PT06H18M39.875S" calcext:value-type="time">
            <text:p>06:18:40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503.93" calcext:value-type="float">
            <text:p>1503.93</text:p>
          </table:table-cell>
          <table:table-cell office:value-type="float" office:value="1802.34" calcext:value-type="float">
            <text:p>1802.34</text:p>
          </table:table-cell>
        </table:table-row>
        <table:table-row table:style-name="ro1">
          <table:table-cell office:value-type="float" office:value="22735875" calcext:value-type="float">
            <text:p>22735875</text:p>
          </table:table-cell>
          <table:table-cell table:formula="of:=[.A1423]/1000/(60*60*24)" office:value-type="time" office:time-value="PT06H18M55.875S" calcext:value-type="time">
            <text:p>06:18:56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1504.92" calcext:value-type="float">
            <text:p>1504.92</text:p>
          </table:table-cell>
          <table:table-cell office:value-type="float" office:value="1803.46" calcext:value-type="float">
            <text:p>1803.46</text:p>
          </table:table-cell>
        </table:table-row>
        <table:table-row table:style-name="ro1">
          <table:table-cell office:value-type="float" office:value="22751875" calcext:value-type="float">
            <text:p>22751875</text:p>
          </table:table-cell>
          <table:table-cell table:formula="of:=[.A1424]/1000/(60*60*24)" office:value-type="time" office:time-value="PT06H19M11.875S" calcext:value-type="time">
            <text:p>06:19:12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1505.92" calcext:value-type="float">
            <text:p>1505.92</text:p>
          </table:table-cell>
          <table:table-cell office:value-type="float" office:value="1804.58" calcext:value-type="float">
            <text:p>1804.58</text:p>
          </table:table-cell>
        </table:table-row>
        <table:table-row table:style-name="ro1">
          <table:table-cell office:value-type="float" office:value="22767875" calcext:value-type="float">
            <text:p>22767875</text:p>
          </table:table-cell>
          <table:table-cell table:formula="of:=[.A1425]/1000/(60*60*24)" office:value-type="time" office:time-value="PT06H19M27.875S" calcext:value-type="time">
            <text:p>06:19:28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1506.92" calcext:value-type="float">
            <text:p>1506.92</text:p>
          </table:table-cell>
          <table:table-cell office:value-type="float" office:value="1805.71" calcext:value-type="float">
            <text:p>1805.71</text:p>
          </table:table-cell>
        </table:table-row>
        <table:table-row table:style-name="ro1">
          <table:table-cell office:value-type="float" office:value="22783875" calcext:value-type="float">
            <text:p>22783875</text:p>
          </table:table-cell>
          <table:table-cell table:formula="of:=[.A1426]/1000/(60*60*24)" office:value-type="time" office:time-value="PT06H19M43.875S" calcext:value-type="time">
            <text:p>06:19:44</text:p>
          </table:table-cell>
          <table:table-cell office:value-type="float" office:value="1.12" calcext:value-type="float">
            <text:p>1.12</text:p>
          </table:table-cell>
          <table:table-cell office:value-type="float" office:value="224.2" calcext:value-type="float">
            <text:p>224.2</text:p>
          </table:table-cell>
          <table:table-cell office:value-type="float" office:value="251.65" calcext:value-type="float">
            <text:p>251.65</text:p>
          </table:table-cell>
          <table:table-cell office:value-type="float" office:value="1507.91" calcext:value-type="float">
            <text:p>1507.91</text:p>
          </table:table-cell>
          <table:table-cell office:value-type="float" office:value="1806.83" calcext:value-type="float">
            <text:p>1806.83</text:p>
          </table:table-cell>
        </table:table-row>
        <table:table-row table:style-name="ro1">
          <table:table-cell office:value-type="float" office:value="22799875" calcext:value-type="float">
            <text:p>22799875</text:p>
          </table:table-cell>
          <table:table-cell table:formula="of:=[.A1427]/1000/(60*60*24)" office:value-type="time" office:time-value="PT06H19M59.875S" calcext:value-type="time">
            <text:p>06:20:00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2.43" calcext:value-type="float">
            <text:p>252.43</text:p>
          </table:table-cell>
          <table:table-cell office:value-type="float" office:value="1508.91" calcext:value-type="float">
            <text:p>1508.91</text:p>
          </table:table-cell>
          <table:table-cell office:value-type="float" office:value="1807.94" calcext:value-type="float">
            <text:p>1807.94</text:p>
          </table:table-cell>
        </table:table-row>
        <table:table-row table:style-name="ro1">
          <table:table-cell office:value-type="float" office:value="22815875" calcext:value-type="float">
            <text:p>22815875</text:p>
          </table:table-cell>
          <table:table-cell table:formula="of:=[.A1428]/1000/(60*60*24)" office:value-type="time" office:time-value="PT06H20M15.875S" calcext:value-type="time">
            <text:p>06:20:16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1509.9" calcext:value-type="float">
            <text:p>1509.9</text:p>
          </table:table-cell>
          <table:table-cell office:value-type="float" office:value="1809.06" calcext:value-type="float">
            <text:p>1809.06</text:p>
          </table:table-cell>
        </table:table-row>
        <table:table-row table:style-name="ro1">
          <table:table-cell office:value-type="float" office:value="22831875" calcext:value-type="float">
            <text:p>22831875</text:p>
          </table:table-cell>
          <table:table-cell table:formula="of:=[.A1429]/1000/(60*60*24)" office:value-type="time" office:time-value="PT06H20M31.875S" calcext:value-type="time">
            <text:p>06:20:32</text:p>
          </table:table-cell>
          <table:table-cell office:value-type="float" office:value="1.12" calcext:value-type="float">
            <text:p>1.12</text:p>
          </table:table-cell>
          <table:table-cell office:value-type="float" office:value="224" calcext:value-type="float">
            <text:p>224</text:p>
          </table:table-cell>
          <table:table-cell office:value-type="float" office:value="251.42" calcext:value-type="float">
            <text:p>251.42</text:p>
          </table:table-cell>
          <table:table-cell office:value-type="float" office:value="1510.9" calcext:value-type="float">
            <text:p>1510.9</text:p>
          </table:table-cell>
          <table:table-cell office:value-type="float" office:value="1810.18" calcext:value-type="float">
            <text:p>1810.18</text:p>
          </table:table-cell>
        </table:table-row>
        <table:table-row table:style-name="ro1">
          <table:table-cell office:value-type="float" office:value="22847875" calcext:value-type="float">
            <text:p>22847875</text:p>
          </table:table-cell>
          <table:table-cell table:formula="of:=[.A1430]/1000/(60*60*24)" office:value-type="time" office:time-value="PT06H20M47.875S" calcext:value-type="time">
            <text:p>06:20:48</text:p>
          </table:table-cell>
          <table:table-cell office:value-type="float" office:value="1.12" calcext:value-type="float">
            <text:p>1.12</text:p>
          </table:table-cell>
          <table:table-cell office:value-type="float" office:value="224" calcext:value-type="float">
            <text:p>224</text:p>
          </table:table-cell>
          <table:table-cell office:value-type="float" office:value="251.42" calcext:value-type="float">
            <text:p>251.42</text:p>
          </table:table-cell>
          <table:table-cell office:value-type="float" office:value="1511.89" calcext:value-type="float">
            <text:p>1511.89</text:p>
          </table:table-cell>
          <table:table-cell office:value-type="float" office:value="1811.3" calcext:value-type="float">
            <text:p>1811.3</text:p>
          </table:table-cell>
        </table:table-row>
        <table:table-row table:style-name="ro1">
          <table:table-cell office:value-type="float" office:value="22863875" calcext:value-type="float">
            <text:p>22863875</text:p>
          </table:table-cell>
          <table:table-cell table:formula="of:=[.A1431]/1000/(60*60*24)" office:value-type="time" office:time-value="PT06H21M03.875S" calcext:value-type="time">
            <text:p>06:21:04</text:p>
          </table:table-cell>
          <table:table-cell office:value-type="float" office:value="1.12" calcext:value-type="float">
            <text:p>1.12</text:p>
          </table:table-cell>
          <table:table-cell office:value-type="float" office:value="223.9" calcext:value-type="float">
            <text:p>223.9</text:p>
          </table:table-cell>
          <table:table-cell office:value-type="float" office:value="251.3" calcext:value-type="float">
            <text:p>251.3</text:p>
          </table:table-cell>
          <table:table-cell office:value-type="float" office:value="1512.89" calcext:value-type="float">
            <text:p>1512.89</text:p>
          </table:table-cell>
          <table:table-cell office:value-type="float" office:value="1812.42" calcext:value-type="float">
            <text:p>1812.42</text:p>
          </table:table-cell>
        </table:table-row>
        <table:table-row table:style-name="ro1">
          <table:table-cell office:value-type="float" office:value="22879875" calcext:value-type="float">
            <text:p>22879875</text:p>
          </table:table-cell>
          <table:table-cell table:formula="of:=[.A1432]/1000/(60*60*24)" office:value-type="time" office:time-value="PT06H21M19.875S" calcext:value-type="time">
            <text:p>06:21:20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513.88" calcext:value-type="float">
            <text:p>1513.88</text:p>
          </table:table-cell>
          <table:table-cell office:value-type="float" office:value="1813.53" calcext:value-type="float">
            <text:p>1813.53</text:p>
          </table:table-cell>
        </table:table-row>
        <table:table-row table:style-name="ro1">
          <table:table-cell office:value-type="float" office:value="22895875" calcext:value-type="float">
            <text:p>22895875</text:p>
          </table:table-cell>
          <table:table-cell table:formula="of:=[.A1433]/1000/(60*60*24)" office:value-type="time" office:time-value="PT06H21M35.875S" calcext:value-type="time">
            <text:p>06:21:36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8" calcext:value-type="float">
            <text:p>251.08</text:p>
          </table:table-cell>
          <table:table-cell office:value-type="float" office:value="1514.88" calcext:value-type="float">
            <text:p>1514.88</text:p>
          </table:table-cell>
          <table:table-cell office:value-type="float" office:value="1814.65" calcext:value-type="float">
            <text:p>1814.65</text:p>
          </table:table-cell>
        </table:table-row>
        <table:table-row table:style-name="ro1">
          <table:table-cell office:value-type="float" office:value="22911875" calcext:value-type="float">
            <text:p>22911875</text:p>
          </table:table-cell>
          <table:table-cell table:formula="of:=[.A1434]/1000/(60*60*24)" office:value-type="time" office:time-value="PT06H21M51.875S" calcext:value-type="time">
            <text:p>06:21:52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15.87" calcext:value-type="float">
            <text:p>1515.87</text:p>
          </table:table-cell>
          <table:table-cell office:value-type="float" office:value="1815.76" calcext:value-type="float">
            <text:p>1815.76</text:p>
          </table:table-cell>
        </table:table-row>
        <table:table-row table:style-name="ro1">
          <table:table-cell office:value-type="float" office:value="22927875" calcext:value-type="float">
            <text:p>22927875</text:p>
          </table:table-cell>
          <table:table-cell table:formula="of:=[.A1435]/1000/(60*60*24)" office:value-type="time" office:time-value="PT06H22M07.875S" calcext:value-type="time">
            <text:p>06:22:08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16.86" calcext:value-type="float">
            <text:p>1516.86</text:p>
          </table:table-cell>
          <table:table-cell office:value-type="float" office:value="1816.88" calcext:value-type="float">
            <text:p>1816.88</text:p>
          </table:table-cell>
        </table:table-row>
        <table:table-row table:style-name="ro1">
          <table:table-cell office:value-type="float" office:value="22943875" calcext:value-type="float">
            <text:p>22943875</text:p>
          </table:table-cell>
          <table:table-cell table:formula="of:=[.A1436]/1000/(60*60*24)" office:value-type="time" office:time-value="PT06H22M23.875S" calcext:value-type="time">
            <text:p>06:22:24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517.86" calcext:value-type="float">
            <text:p>1517.86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22959875" calcext:value-type="float">
            <text:p>22959875</text:p>
          </table:table-cell>
          <table:table-cell table:formula="of:=[.A1437]/1000/(60*60*24)" office:value-type="time" office:time-value="PT06H22M39.875S" calcext:value-type="time">
            <text:p>06:22:40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518.85" calcext:value-type="float">
            <text:p>1518.85</text:p>
          </table:table-cell>
          <table:table-cell office:value-type="float" office:value="1819.11" calcext:value-type="float">
            <text:p>1819.11</text:p>
          </table:table-cell>
        </table:table-row>
        <table:table-row table:style-name="ro1">
          <table:table-cell office:value-type="float" office:value="22975875" calcext:value-type="float">
            <text:p>22975875</text:p>
          </table:table-cell>
          <table:table-cell table:formula="of:=[.A1438]/1000/(60*60*24)" office:value-type="time" office:time-value="PT06H22M55.875S" calcext:value-type="time">
            <text:p>06:22:56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5" calcext:value-type="float">
            <text:p>250.85</text:p>
          </table:table-cell>
          <table:table-cell office:value-type="float" office:value="1519.85" calcext:value-type="float">
            <text:p>1519.85</text:p>
          </table:table-cell>
          <table:table-cell office:value-type="float" office:value="1820.23" calcext:value-type="float">
            <text:p>1820.23</text:p>
          </table:table-cell>
        </table:table-row>
        <table:table-row table:style-name="ro1">
          <table:table-cell office:value-type="float" office:value="22991874" calcext:value-type="float">
            <text:p>22991874</text:p>
          </table:table-cell>
          <table:table-cell table:formula="of:=[.A1439]/1000/(60*60*24)" office:value-type="time" office:time-value="PT06H23M11.874S" calcext:value-type="time">
            <text:p>06:23:12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5" calcext:value-type="float">
            <text:p>250.85</text:p>
          </table:table-cell>
          <table:table-cell office:value-type="float" office:value="1520.84" calcext:value-type="float">
            <text:p>1520.84</text:p>
          </table:table-cell>
          <table:table-cell office:value-type="float" office:value="1821.34" calcext:value-type="float">
            <text:p>1821.34</text:p>
          </table:table-cell>
        </table:table-row>
        <table:table-row table:style-name="ro1">
          <table:table-cell office:value-type="float" office:value="23007875" calcext:value-type="float">
            <text:p>23007875</text:p>
          </table:table-cell>
          <table:table-cell table:formula="of:=[.A1440]/1000/(60*60*24)" office:value-type="time" office:time-value="PT06H23M27.875S" calcext:value-type="time">
            <text:p>06:23:28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49.95" calcext:value-type="float">
            <text:p>249.95</text:p>
          </table:table-cell>
          <table:table-cell office:value-type="float" office:value="1521.83" calcext:value-type="float">
            <text:p>1521.83</text:p>
          </table:table-cell>
          <table:table-cell office:value-type="float" office:value="1822.45" calcext:value-type="float">
            <text:p>1822.45</text:p>
          </table:table-cell>
        </table:table-row>
        <table:table-row table:style-name="ro1">
          <table:table-cell office:value-type="float" office:value="23023875" calcext:value-type="float">
            <text:p>23023875</text:p>
          </table:table-cell>
          <table:table-cell table:formula="of:=[.A1441]/1000/(60*60*24)" office:value-type="time" office:time-value="PT06H23M43.875S" calcext:value-type="time">
            <text:p>06:23:44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1522.83" calcext:value-type="float">
            <text:p>1522.83</text:p>
          </table:table-cell>
          <table:table-cell office:value-type="float" office:value="1823.57" calcext:value-type="float">
            <text:p>1823.57</text:p>
          </table:table-cell>
        </table:table-row>
        <table:table-row table:style-name="ro1">
          <table:table-cell office:value-type="float" office:value="23039875" calcext:value-type="float">
            <text:p>23039875</text:p>
          </table:table-cell>
          <table:table-cell table:formula="of:=[.A1442]/1000/(60*60*24)" office:value-type="time" office:time-value="PT06H23M59.875S" calcext:value-type="time">
            <text:p>06:24:00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1523.82" calcext:value-type="float">
            <text:p>1523.82</text:p>
          </table:table-cell>
          <table:table-cell office:value-type="float" office:value="1824.68" calcext:value-type="float">
            <text:p>1824.68</text:p>
          </table:table-cell>
        </table:table-row>
        <table:table-row table:style-name="ro1">
          <table:table-cell office:value-type="float" office:value="23055875" calcext:value-type="float">
            <text:p>23055875</text:p>
          </table:table-cell>
          <table:table-cell table:formula="of:=[.A1443]/1000/(60*60*24)" office:value-type="time" office:time-value="PT06H24M15.875S" calcext:value-type="time">
            <text:p>06:24:16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1524.81" calcext:value-type="float">
            <text:p>1524.81</text:p>
          </table:table-cell>
          <table:table-cell office:value-type="float" office:value="1825.79" calcext:value-type="float">
            <text:p>1825.79</text:p>
          </table:table-cell>
        </table:table-row>
        <table:table-row table:style-name="ro1">
          <table:table-cell office:value-type="float" office:value="23071875" calcext:value-type="float">
            <text:p>23071875</text:p>
          </table:table-cell>
          <table:table-cell table:formula="of:=[.A1444]/1000/(60*60*24)" office:value-type="time" office:time-value="PT06H24M31.875S" calcext:value-type="time">
            <text:p>06:24:32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49.72" calcext:value-type="float">
            <text:p>249.72</text:p>
          </table:table-cell>
          <table:table-cell office:value-type="float" office:value="1525.8" calcext:value-type="float">
            <text:p>1525.8</text:p>
          </table:table-cell>
          <table:table-cell office:value-type="float" office:value="1826.9" calcext:value-type="float">
            <text:p>1826.9</text:p>
          </table:table-cell>
        </table:table-row>
        <table:table-row table:style-name="ro1">
          <table:table-cell office:value-type="float" office:value="23087875" calcext:value-type="float">
            <text:p>23087875</text:p>
          </table:table-cell>
          <table:table-cell table:formula="of:=[.A1445]/1000/(60*60*24)" office:value-type="time" office:time-value="PT06H24M47.875S" calcext:value-type="time">
            <text:p>06:24:48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49.61" calcext:value-type="float">
            <text:p>249.61</text:p>
          </table:table-cell>
          <table:table-cell office:value-type="float" office:value="1526.8" calcext:value-type="float">
            <text:p>1526.8</text:p>
          </table:table-cell>
          <table:table-cell office:value-type="float" office:value="1828.01" calcext:value-type="float">
            <text:p>1828.01</text:p>
          </table:table-cell>
        </table:table-row>
        <table:table-row table:style-name="ro1">
          <table:table-cell office:value-type="float" office:value="23103875" calcext:value-type="float">
            <text:p>23103875</text:p>
          </table:table-cell>
          <table:table-cell table:formula="of:=[.A1446]/1000/(60*60*24)" office:value-type="time" office:time-value="PT06H25M03.875S" calcext:value-type="time">
            <text:p>06:25:04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49.5" calcext:value-type="float">
            <text:p>249.5</text:p>
          </table:table-cell>
          <table:table-cell office:value-type="float" office:value="1527.79" calcext:value-type="float">
            <text:p>1527.79</text:p>
          </table:table-cell>
          <table:table-cell office:value-type="float" office:value="1829.12" calcext:value-type="float">
            <text:p>1829.12</text:p>
          </table:table-cell>
        </table:table-row>
        <table:table-row table:style-name="ro1">
          <table:table-cell office:value-type="float" office:value="23119875" calcext:value-type="float">
            <text:p>23119875</text:p>
          </table:table-cell>
          <table:table-cell table:formula="of:=[.A1447]/1000/(60*60*24)" office:value-type="time" office:time-value="PT06H25M19.875S" calcext:value-type="time">
            <text:p>06:25:20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1528.78" calcext:value-type="float">
            <text:p>1528.78</text:p>
          </table:table-cell>
          <table:table-cell office:value-type="float" office:value="1830.23" calcext:value-type="float">
            <text:p>1830.23</text:p>
          </table:table-cell>
        </table:table-row>
        <table:table-row table:style-name="ro1">
          <table:table-cell office:value-type="float" office:value="23135875" calcext:value-type="float">
            <text:p>23135875</text:p>
          </table:table-cell>
          <table:table-cell table:formula="of:=[.A1448]/1000/(60*60*24)" office:value-type="time" office:time-value="PT06H25M35.875S" calcext:value-type="time">
            <text:p>06:25:36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49.49" calcext:value-type="float">
            <text:p>249.49</text:p>
          </table:table-cell>
          <table:table-cell office:value-type="float" office:value="1529.77" calcext:value-type="float">
            <text:p>1529.77</text:p>
          </table:table-cell>
          <table:table-cell office:value-type="float" office:value="1831.34" calcext:value-type="float">
            <text:p>1831.34</text:p>
          </table:table-cell>
        </table:table-row>
        <table:table-row table:style-name="ro1">
          <table:table-cell office:value-type="float" office:value="23151875" calcext:value-type="float">
            <text:p>23151875</text:p>
          </table:table-cell>
          <table:table-cell table:formula="of:=[.A1449]/1000/(60*60*24)" office:value-type="time" office:time-value="PT06H25M51.875S" calcext:value-type="time">
            <text:p>06:25:52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530.76" calcext:value-type="float">
            <text:p>1530.76</text:p>
          </table:table-cell>
          <table:table-cell office:value-type="float" office:value="1832.45" calcext:value-type="float">
            <text:p>1832.45</text:p>
          </table:table-cell>
        </table:table-row>
        <table:table-row table:style-name="ro1">
          <table:table-cell office:value-type="float" office:value="23167875" calcext:value-type="float">
            <text:p>23167875</text:p>
          </table:table-cell>
          <table:table-cell table:formula="of:=[.A1450]/1000/(60*60*24)" office:value-type="time" office:time-value="PT06H26M07.875S" calcext:value-type="time">
            <text:p>06:26:08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1531.75" calcext:value-type="float">
            <text:p>1531.75</text:p>
          </table:table-cell>
          <table:table-cell office:value-type="float" office:value="1833.56" calcext:value-type="float">
            <text:p>1833.56</text:p>
          </table:table-cell>
        </table:table-row>
        <table:table-row table:style-name="ro1">
          <table:table-cell office:value-type="float" office:value="23183875" calcext:value-type="float">
            <text:p>23183875</text:p>
          </table:table-cell>
          <table:table-cell table:formula="of:=[.A1451]/1000/(60*60*24)" office:value-type="time" office:time-value="PT06H26M23.875S" calcext:value-type="time">
            <text:p>06:26:24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49.27" calcext:value-type="float">
            <text:p>249.27</text:p>
          </table:table-cell>
          <table:table-cell office:value-type="float" office:value="1532.74" calcext:value-type="float">
            <text:p>1532.74</text:p>
          </table:table-cell>
          <table:table-cell office:value-type="float" office:value="1834.67" calcext:value-type="float">
            <text:p>1834.67</text:p>
          </table:table-cell>
        </table:table-row>
        <table:table-row table:style-name="ro1">
          <table:table-cell office:value-type="float" office:value="23199875" calcext:value-type="float">
            <text:p>23199875</text:p>
          </table:table-cell>
          <table:table-cell table:formula="of:=[.A1452]/1000/(60*60*24)" office:value-type="time" office:time-value="PT06H26M39.875S" calcext:value-type="time">
            <text:p>06:26:40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6" calcext:value-type="float">
            <text:p>249.16</text:p>
          </table:table-cell>
          <table:table-cell office:value-type="float" office:value="1533.73" calcext:value-type="float">
            <text:p>1533.73</text:p>
          </table:table-cell>
          <table:table-cell office:value-type="float" office:value="1835.77" calcext:value-type="float">
            <text:p>1835.77</text:p>
          </table:table-cell>
        </table:table-row>
        <table:table-row table:style-name="ro1">
          <table:table-cell office:value-type="float" office:value="23215875" calcext:value-type="float">
            <text:p>23215875</text:p>
          </table:table-cell>
          <table:table-cell table:formula="of:=[.A1453]/1000/(60*60*24)" office:value-type="time" office:time-value="PT06H26M55.875S" calcext:value-type="time">
            <text:p>06:26:56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6" calcext:value-type="float">
            <text:p>249.16</text:p>
          </table:table-cell>
          <table:table-cell office:value-type="float" office:value="1534.72" calcext:value-type="float">
            <text:p>1534.72</text:p>
          </table:table-cell>
          <table:table-cell office:value-type="float" office:value="1836.88" calcext:value-type="float">
            <text:p>1836.88</text:p>
          </table:table-cell>
        </table:table-row>
        <table:table-row table:style-name="ro1">
          <table:table-cell office:value-type="float" office:value="23231875" calcext:value-type="float">
            <text:p>23231875</text:p>
          </table:table-cell>
          <table:table-cell table:formula="of:=[.A1454]/1000/(60*60*24)" office:value-type="time" office:time-value="PT06H27M11.875S" calcext:value-type="time">
            <text:p>06:27:12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1535.71" calcext:value-type="float">
            <text:p>1535.71</text:p>
          </table:table-cell>
          <table:table-cell office:value-type="float" office:value="1837.99" calcext:value-type="float">
            <text:p>1837.99</text:p>
          </table:table-cell>
        </table:table-row>
        <table:table-row table:style-name="ro1">
          <table:table-cell office:value-type="float" office:value="23247875" calcext:value-type="float">
            <text:p>23247875</text:p>
          </table:table-cell>
          <table:table-cell table:formula="of:=[.A1455]/1000/(60*60*24)" office:value-type="time" office:time-value="PT06H27M27.875S" calcext:value-type="time">
            <text:p>06:27:28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1536.7" calcext:value-type="float">
            <text:p>1536.7</text:p>
          </table:table-cell>
          <table:table-cell office:value-type="float" office:value="1839.09" calcext:value-type="float">
            <text:p>1839.09</text:p>
          </table:table-cell>
        </table:table-row>
        <table:table-row table:style-name="ro1">
          <table:table-cell office:value-type="float" office:value="23263875" calcext:value-type="float">
            <text:p>23263875</text:p>
          </table:table-cell>
          <table:table-cell table:formula="of:=[.A1456]/1000/(60*60*24)" office:value-type="time" office:time-value="PT06H27M43.875S" calcext:value-type="time">
            <text:p>06:27:44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1537.69" calcext:value-type="float">
            <text:p>1537.69</text:p>
          </table:table-cell>
          <table:table-cell office:value-type="float" office:value="1840.2" calcext:value-type="float">
            <text:p>1840.2</text:p>
          </table:table-cell>
        </table:table-row>
        <table:table-row table:style-name="ro1">
          <table:table-cell office:value-type="float" office:value="23279875" calcext:value-type="float">
            <text:p>23279875</text:p>
          </table:table-cell>
          <table:table-cell table:formula="of:=[.A1457]/1000/(60*60*24)" office:value-type="time" office:time-value="PT06H27M59.875S" calcext:value-type="time">
            <text:p>06:28:00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1538.68" calcext:value-type="float">
            <text:p>1538.68</text:p>
          </table:table-cell>
          <table:table-cell office:value-type="float" office:value="1841.3" calcext:value-type="float">
            <text:p>1841.3</text:p>
          </table:table-cell>
        </table:table-row>
        <table:table-row table:style-name="ro1">
          <table:table-cell office:value-type="float" office:value="23295875" calcext:value-type="float">
            <text:p>23295875</text:p>
          </table:table-cell>
          <table:table-cell table:formula="of:=[.A1458]/1000/(60*60*24)" office:value-type="time" office:time-value="PT06H28M15.875S" calcext:value-type="time">
            <text:p>06:28:16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1539.67" calcext:value-type="float">
            <text:p>1539.67</text:p>
          </table:table-cell>
          <table:table-cell office:value-type="float" office:value="1842.41" calcext:value-type="float">
            <text:p>1842.41</text:p>
          </table:table-cell>
        </table:table-row>
        <table:table-row table:style-name="ro1">
          <table:table-cell office:value-type="float" office:value="23311875" calcext:value-type="float">
            <text:p>23311875</text:p>
          </table:table-cell>
          <table:table-cell table:formula="of:=[.A1459]/1000/(60*60*24)" office:value-type="time" office:time-value="PT06H28M31.875S" calcext:value-type="time">
            <text:p>06:28:32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7" calcext:value-type="float">
            <text:p>248.7</text:p>
          </table:table-cell>
          <table:table-cell office:value-type="float" office:value="1540.66" calcext:value-type="float">
            <text:p>1540.66</text:p>
          </table:table-cell>
          <table:table-cell office:value-type="float" office:value="1843.51" calcext:value-type="float">
            <text:p>1843.51</text:p>
          </table:table-cell>
        </table:table-row>
        <table:table-row table:style-name="ro1">
          <table:table-cell office:value-type="float" office:value="23327875" calcext:value-type="float">
            <text:p>23327875</text:p>
          </table:table-cell>
          <table:table-cell table:formula="of:=[.A1460]/1000/(60*60*24)" office:value-type="time" office:time-value="PT06H28M47.875S" calcext:value-type="time">
            <text:p>06:28:48</text:p>
          </table:table-cell>
          <table:table-cell office:value-type="float" office:value="1.11" calcext:value-type="float">
            <text:p>1.11</text:p>
          </table:table-cell>
          <table:table-cell office:value-type="float" office:value="222.4" calcext:value-type="float">
            <text:p>222.4</text:p>
          </table:table-cell>
          <table:table-cell office:value-type="float" office:value="247.81" calcext:value-type="float">
            <text:p>247.81</text:p>
          </table:table-cell>
          <table:table-cell office:value-type="float" office:value="1541.65" calcext:value-type="float">
            <text:p>1541.65</text:p>
          </table:table-cell>
          <table:table-cell office:value-type="float" office:value="1844.62" calcext:value-type="float">
            <text:p>1844.62</text:p>
          </table:table-cell>
        </table:table-row>
        <table:table-row table:style-name="ro1">
          <table:table-cell office:value-type="float" office:value="23343875" calcext:value-type="float">
            <text:p>23343875</text:p>
          </table:table-cell>
          <table:table-cell table:formula="of:=[.A1461]/1000/(60*60*24)" office:value-type="time" office:time-value="PT06H29M03.875S" calcext:value-type="time">
            <text:p>06:29:04</text:p>
          </table:table-cell>
          <table:table-cell office:value-type="float" office:value="1.11" calcext:value-type="float">
            <text:p>1.11</text:p>
          </table:table-cell>
          <table:table-cell office:value-type="float" office:value="222.3" calcext:value-type="float">
            <text:p>222.3</text:p>
          </table:table-cell>
          <table:table-cell office:value-type="float" office:value="247.7" calcext:value-type="float">
            <text:p>247.7</text:p>
          </table:table-cell>
          <table:table-cell office:value-type="float" office:value="1542.64" calcext:value-type="float">
            <text:p>1542.64</text:p>
          </table:table-cell>
          <table:table-cell office:value-type="float" office:value="1845.72" calcext:value-type="float">
            <text:p>1845.72</text:p>
          </table:table-cell>
        </table:table-row>
        <table:table-row table:style-name="ro1">
          <table:table-cell office:value-type="float" office:value="23359875" calcext:value-type="float">
            <text:p>23359875</text:p>
          </table:table-cell>
          <table:table-cell table:formula="of:=[.A1462]/1000/(60*60*24)" office:value-type="time" office:time-value="PT06H29M19.875S" calcext:value-type="time">
            <text:p>06:29:20</text:p>
          </table:table-cell>
          <table:table-cell office:value-type="float" office:value="1.11" calcext:value-type="float">
            <text:p>1.11</text:p>
          </table:table-cell>
          <table:table-cell office:value-type="float" office:value="222.3" calcext:value-type="float">
            <text:p>222.3</text:p>
          </table:table-cell>
          <table:table-cell office:value-type="float" office:value="247.69" calcext:value-type="float">
            <text:p>247.69</text:p>
          </table:table-cell>
          <table:table-cell office:value-type="float" office:value="1543.63" calcext:value-type="float">
            <text:p>1543.63</text:p>
          </table:table-cell>
          <table:table-cell office:value-type="float" office:value="1846.82" calcext:value-type="float">
            <text:p>1846.82</text:p>
          </table:table-cell>
        </table:table-row>
        <table:table-row table:style-name="ro1">
          <table:table-cell office:value-type="float" office:value="23375875" calcext:value-type="float">
            <text:p>23375875</text:p>
          </table:table-cell>
          <table:table-cell table:formula="of:=[.A1463]/1000/(60*60*24)" office:value-type="time" office:time-value="PT06H29M35.875S" calcext:value-type="time">
            <text:p>06:29:36</text:p>
          </table:table-cell>
          <table:table-cell office:value-type="float" office:value="1.11" calcext:value-type="float">
            <text:p>1.11</text:p>
          </table:table-cell>
          <table:table-cell office:value-type="float" office:value="222.3" calcext:value-type="float">
            <text:p>222.3</text:p>
          </table:table-cell>
          <table:table-cell office:value-type="float" office:value="247.69" calcext:value-type="float">
            <text:p>247.69</text:p>
          </table:table-cell>
          <table:table-cell office:value-type="float" office:value="1544.62" calcext:value-type="float">
            <text:p>1544.62</text:p>
          </table:table-cell>
          <table:table-cell office:value-type="float" office:value="1847.92" calcext:value-type="float">
            <text:p>1847.92</text:p>
          </table:table-cell>
        </table:table-row>
        <table:table-row table:style-name="ro1">
          <table:table-cell office:value-type="float" office:value="23391875" calcext:value-type="float">
            <text:p>23391875</text:p>
          </table:table-cell>
          <table:table-cell table:formula="of:=[.A1464]/1000/(60*60*24)" office:value-type="time" office:time-value="PT06H29M51.875S" calcext:value-type="time">
            <text:p>06:29:52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1545.6" calcext:value-type="float">
            <text:p>1545.6</text:p>
          </table:table-cell>
          <table:table-cell office:value-type="float" office:value="1849.02" calcext:value-type="float">
            <text:p>1849.02</text:p>
          </table:table-cell>
        </table:table-row>
        <table:table-row table:style-name="ro1">
          <table:table-cell office:value-type="float" office:value="23407875" calcext:value-type="float">
            <text:p>23407875</text:p>
          </table:table-cell>
          <table:table-cell table:formula="of:=[.A1465]/1000/(60*60*24)" office:value-type="time" office:time-value="PT06H30M07.875S" calcext:value-type="time">
            <text:p>06:30:08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7" calcext:value-type="float">
            <text:p>247.47</text:p>
          </table:table-cell>
          <table:table-cell office:value-type="float" office:value="1546.59" calcext:value-type="float">
            <text:p>1546.59</text:p>
          </table:table-cell>
          <table:table-cell office:value-type="float" office:value="1850.12" calcext:value-type="float">
            <text:p>1850.12</text:p>
          </table:table-cell>
        </table:table-row>
        <table:table-row table:style-name="ro1">
          <table:table-cell office:value-type="float" office:value="23423875" calcext:value-type="float">
            <text:p>23423875</text:p>
          </table:table-cell>
          <table:table-cell table:formula="of:=[.A1466]/1000/(60*60*24)" office:value-type="time" office:time-value="PT06H30M23.875S" calcext:value-type="time">
            <text:p>06:30:24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7" calcext:value-type="float">
            <text:p>247.47</text:p>
          </table:table-cell>
          <table:table-cell office:value-type="float" office:value="1547.58" calcext:value-type="float">
            <text:p>1547.58</text:p>
          </table:table-cell>
          <table:table-cell office:value-type="float" office:value="1851.22" calcext:value-type="float">
            <text:p>1851.22</text:p>
          </table:table-cell>
        </table:table-row>
        <table:table-row table:style-name="ro1">
          <table:table-cell office:value-type="float" office:value="23439875" calcext:value-type="float">
            <text:p>23439875</text:p>
          </table:table-cell>
          <table:table-cell table:formula="of:=[.A1467]/1000/(60*60*24)" office:value-type="time" office:time-value="PT06H30M39.875S" calcext:value-type="time">
            <text:p>06:30:40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7" calcext:value-type="float">
            <text:p>247.47</text:p>
          </table:table-cell>
          <table:table-cell office:value-type="float" office:value="1548.57" calcext:value-type="float">
            <text:p>1548.57</text:p>
          </table:table-cell>
          <table:table-cell office:value-type="float" office:value="1852.32" calcext:value-type="float">
            <text:p>1852.32</text:p>
          </table:table-cell>
        </table:table-row>
        <table:table-row table:style-name="ro1">
          <table:table-cell office:value-type="float" office:value="23455875" calcext:value-type="float">
            <text:p>23455875</text:p>
          </table:table-cell>
          <table:table-cell table:formula="of:=[.A1468]/1000/(60*60*24)" office:value-type="time" office:time-value="PT06H30M55.875S" calcext:value-type="time">
            <text:p>06:30:56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1549.55" calcext:value-type="float">
            <text:p>1549.55</text:p>
          </table:table-cell>
          <table:table-cell office:value-type="float" office:value="1853.42" calcext:value-type="float">
            <text:p>1853.42</text:p>
          </table:table-cell>
        </table:table-row>
        <table:table-row table:style-name="ro1">
          <table:table-cell office:value-type="float" office:value="23471875" calcext:value-type="float">
            <text:p>23471875</text:p>
          </table:table-cell>
          <table:table-cell table:formula="of:=[.A1469]/1000/(60*60*24)" office:value-type="time" office:time-value="PT06H31M11.875S" calcext:value-type="time">
            <text:p>06:31:12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1550.54" calcext:value-type="float">
            <text:p>1550.54</text:p>
          </table:table-cell>
          <table:table-cell office:value-type="float" office:value="1854.52" calcext:value-type="float">
            <text:p>1854.52</text:p>
          </table:table-cell>
        </table:table-row>
        <table:table-row table:style-name="ro1">
          <table:table-cell office:value-type="float" office:value="23487875" calcext:value-type="float">
            <text:p>23487875</text:p>
          </table:table-cell>
          <table:table-cell table:formula="of:=[.A1470]/1000/(60*60*24)" office:value-type="time" office:time-value="PT06H31M27.875S" calcext:value-type="time">
            <text:p>06:31:28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1551.52" calcext:value-type="float">
            <text:p>1551.52</text:p>
          </table:table-cell>
          <table:table-cell office:value-type="float" office:value="1855.62" calcext:value-type="float">
            <text:p>1855.62</text:p>
          </table:table-cell>
        </table:table-row>
        <table:table-row table:style-name="ro1">
          <table:table-cell office:value-type="float" office:value="23503875" calcext:value-type="float">
            <text:p>23503875</text:p>
          </table:table-cell>
          <table:table-cell table:formula="of:=[.A1471]/1000/(60*60*24)" office:value-type="time" office:time-value="PT06H31M43.875S" calcext:value-type="time">
            <text:p>06:31:44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1552.51" calcext:value-type="float">
            <text:p>1552.51</text:p>
          </table:table-cell>
          <table:table-cell office:value-type="float" office:value="1856.72" calcext:value-type="float">
            <text:p>1856.72</text:p>
          </table:table-cell>
        </table:table-row>
        <table:table-row table:style-name="ro1">
          <table:table-cell office:value-type="float" office:value="23519874" calcext:value-type="float">
            <text:p>23519874</text:p>
          </table:table-cell>
          <table:table-cell table:formula="of:=[.A1472]/1000/(60*60*24)" office:value-type="time" office:time-value="PT06H31M59.874S" calcext:value-type="time">
            <text:p>06:32:00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3" calcext:value-type="float">
            <text:p>247.13</text:p>
          </table:table-cell>
          <table:table-cell office:value-type="float" office:value="1553.5" calcext:value-type="float">
            <text:p>1553.5</text:p>
          </table:table-cell>
          <table:table-cell office:value-type="float" office:value="1857.82" calcext:value-type="float">
            <text:p>1857.82</text:p>
          </table:table-cell>
        </table:table-row>
        <table:table-row table:style-name="ro1">
          <table:table-cell office:value-type="float" office:value="23535875" calcext:value-type="float">
            <text:p>23535875</text:p>
          </table:table-cell>
          <table:table-cell table:formula="of:=[.A1473]/1000/(60*60*24)" office:value-type="time" office:time-value="PT06H32M15.875S" calcext:value-type="time">
            <text:p>06:32:16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2" calcext:value-type="float">
            <text:p>247.12</text:p>
          </table:table-cell>
          <table:table-cell office:value-type="float" office:value="1554.48" calcext:value-type="float">
            <text:p>1554.48</text:p>
          </table:table-cell>
          <table:table-cell office:value-type="float" office:value="1858.91" calcext:value-type="float">
            <text:p>1858.91</text:p>
          </table:table-cell>
        </table:table-row>
        <table:table-row table:style-name="ro1">
          <table:table-cell office:value-type="float" office:value="23551875" calcext:value-type="float">
            <text:p>23551875</text:p>
          </table:table-cell>
          <table:table-cell table:formula="of:=[.A1474]/1000/(60*60*24)" office:value-type="time" office:time-value="PT06H32M31.875S" calcext:value-type="time">
            <text:p>06:32:32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01" calcext:value-type="float">
            <text:p>247.01</text:p>
          </table:table-cell>
          <table:table-cell office:value-type="float" office:value="1555.47" calcext:value-type="float">
            <text:p>1555.47</text:p>
          </table:table-cell>
          <table:table-cell office:value-type="float" office:value="1860.01" calcext:value-type="float">
            <text:p>1860.01</text:p>
          </table:table-cell>
        </table:table-row>
        <table:table-row table:style-name="ro1">
          <table:table-cell office:value-type="float" office:value="23567875" calcext:value-type="float">
            <text:p>23567875</text:p>
          </table:table-cell>
          <table:table-cell table:formula="of:=[.A1475]/1000/(60*60*24)" office:value-type="time" office:time-value="PT06H32M47.875S" calcext:value-type="time">
            <text:p>06:32:48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6.12" calcext:value-type="float">
            <text:p>246.12</text:p>
          </table:table-cell>
          <table:table-cell office:value-type="float" office:value="1556.45" calcext:value-type="float">
            <text:p>1556.45</text:p>
          </table:table-cell>
          <table:table-cell office:value-type="float" office:value="1861.1" calcext:value-type="float">
            <text:p>1861.1</text:p>
          </table:table-cell>
        </table:table-row>
        <table:table-row table:style-name="ro1">
          <table:table-cell office:value-type="float" office:value="23583875" calcext:value-type="float">
            <text:p>23583875</text:p>
          </table:table-cell>
          <table:table-cell table:formula="of:=[.A1476]/1000/(60*60*24)" office:value-type="time" office:time-value="PT06H33M03.875S" calcext:value-type="time">
            <text:p>06:33:04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01" calcext:value-type="float">
            <text:p>246.01</text:p>
          </table:table-cell>
          <table:table-cell office:value-type="float" office:value="1557.44" calcext:value-type="float">
            <text:p>1557.44</text:p>
          </table:table-cell>
          <table:table-cell office:value-type="float" office:value="1862.2" calcext:value-type="float">
            <text:p>1862.2</text:p>
          </table:table-cell>
        </table:table-row>
        <table:table-row table:style-name="ro1">
          <table:table-cell office:value-type="float" office:value="23599875" calcext:value-type="float">
            <text:p>23599875</text:p>
          </table:table-cell>
          <table:table-cell table:formula="of:=[.A1477]/1000/(60*60*24)" office:value-type="time" office:time-value="PT06H33M19.875S" calcext:value-type="time">
            <text:p>06:33:20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01" calcext:value-type="float">
            <text:p>246.01</text:p>
          </table:table-cell>
          <table:table-cell office:value-type="float" office:value="1558.42" calcext:value-type="float">
            <text:p>1558.42</text:p>
          </table:table-cell>
          <table:table-cell office:value-type="float" office:value="1863.29" calcext:value-type="float">
            <text:p>1863.29</text:p>
          </table:table-cell>
        </table:table-row>
        <table:table-row table:style-name="ro1">
          <table:table-cell office:value-type="float" office:value="23615875" calcext:value-type="float">
            <text:p>23615875</text:p>
          </table:table-cell>
          <table:table-cell table:formula="of:=[.A1478]/1000/(60*60*24)" office:value-type="time" office:time-value="PT06H33M35.875S" calcext:value-type="time">
            <text:p>06:33:36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5.9" calcext:value-type="float">
            <text:p>245.9</text:p>
          </table:table-cell>
          <table:table-cell office:value-type="float" office:value="1559.41" calcext:value-type="float">
            <text:p>1559.41</text:p>
          </table:table-cell>
          <table:table-cell office:value-type="float" office:value="1864.39" calcext:value-type="float">
            <text:p>1864.39</text:p>
          </table:table-cell>
        </table:table-row>
        <table:table-row table:style-name="ro1">
          <table:table-cell office:value-type="float" office:value="23631875" calcext:value-type="float">
            <text:p>23631875</text:p>
          </table:table-cell>
          <table:table-cell table:formula="of:=[.A1479]/1000/(60*60*24)" office:value-type="time" office:time-value="PT06H33M51.875S" calcext:value-type="time">
            <text:p>06:33:52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5.9" calcext:value-type="float">
            <text:p>245.9</text:p>
          </table:table-cell>
          <table:table-cell office:value-type="float" office:value="1560.39" calcext:value-type="float">
            <text:p>1560.39</text:p>
          </table:table-cell>
          <table:table-cell office:value-type="float" office:value="1865.48" calcext:value-type="float">
            <text:p>1865.48</text:p>
          </table:table-cell>
        </table:table-row>
        <table:table-row table:style-name="ro1">
          <table:table-cell office:value-type="float" office:value="23647875" calcext:value-type="float">
            <text:p>23647875</text:p>
          </table:table-cell>
          <table:table-cell table:formula="of:=[.A1480]/1000/(60*60*24)" office:value-type="time" office:time-value="PT06H34M07.875S" calcext:value-type="time">
            <text:p>06:34:08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5.79" calcext:value-type="float">
            <text:p>245.79</text:p>
          </table:table-cell>
          <table:table-cell office:value-type="float" office:value="1561.37" calcext:value-type="float">
            <text:p>1561.37</text:p>
          </table:table-cell>
          <table:table-cell office:value-type="float" office:value="1866.57" calcext:value-type="float">
            <text:p>1866.57</text:p>
          </table:table-cell>
        </table:table-row>
        <table:table-row table:style-name="ro1">
          <table:table-cell office:value-type="float" office:value="23663875" calcext:value-type="float">
            <text:p>23663875</text:p>
          </table:table-cell>
          <table:table-cell table:formula="of:=[.A1481]/1000/(60*60*24)" office:value-type="time" office:time-value="PT06H34M23.875S" calcext:value-type="time">
            <text:p>06:34:24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5.67" calcext:value-type="float">
            <text:p>245.67</text:p>
          </table:table-cell>
          <table:table-cell office:value-type="float" office:value="1562.36" calcext:value-type="float">
            <text:p>1562.36</text:p>
          </table:table-cell>
          <table:table-cell office:value-type="float" office:value="1867.66" calcext:value-type="float">
            <text:p>1867.66</text:p>
          </table:table-cell>
        </table:table-row>
        <table:table-row table:style-name="ro1">
          <table:table-cell office:value-type="float" office:value="23679875" calcext:value-type="float">
            <text:p>23679875</text:p>
          </table:table-cell>
          <table:table-cell table:formula="of:=[.A1482]/1000/(60*60*24)" office:value-type="time" office:time-value="PT06H34M39.875S" calcext:value-type="time">
            <text:p>06:34:40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563.34" calcext:value-type="float">
            <text:p>1563.34</text:p>
          </table:table-cell>
          <table:table-cell office:value-type="float" office:value="1868.76" calcext:value-type="float">
            <text:p>1868.76</text:p>
          </table:table-cell>
        </table:table-row>
        <table:table-row table:style-name="ro1">
          <table:table-cell office:value-type="float" office:value="23695875" calcext:value-type="float">
            <text:p>23695875</text:p>
          </table:table-cell>
          <table:table-cell table:formula="of:=[.A1483]/1000/(60*60*24)" office:value-type="time" office:time-value="PT06H34M55.875S" calcext:value-type="time">
            <text:p>06:34:56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564.33" calcext:value-type="float">
            <text:p>1564.33</text:p>
          </table:table-cell>
          <table:table-cell office:value-type="float" office:value="1869.85" calcext:value-type="float">
            <text:p>1869.85</text:p>
          </table:table-cell>
        </table:table-row>
        <table:table-row table:style-name="ro1">
          <table:table-cell office:value-type="float" office:value="23711875" calcext:value-type="float">
            <text:p>23711875</text:p>
          </table:table-cell>
          <table:table-cell table:formula="of:=[.A1484]/1000/(60*60*24)" office:value-type="time" office:time-value="PT06H35M11.875S" calcext:value-type="time">
            <text:p>06:35:12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5" calcext:value-type="float">
            <text:p>245.45</text:p>
          </table:table-cell>
          <table:table-cell office:value-type="float" office:value="1565.31" calcext:value-type="float">
            <text:p>1565.31</text:p>
          </table:table-cell>
          <table:table-cell office:value-type="float" office:value="1870.94" calcext:value-type="float">
            <text:p>1870.94</text:p>
          </table:table-cell>
        </table:table-row>
        <table:table-row table:style-name="ro1">
          <table:table-cell office:value-type="float" office:value="23727875" calcext:value-type="float">
            <text:p>23727875</text:p>
          </table:table-cell>
          <table:table-cell table:formula="of:=[.A1485]/1000/(60*60*24)" office:value-type="time" office:time-value="PT06H35M27.875S" calcext:value-type="time">
            <text:p>06:35:28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5" calcext:value-type="float">
            <text:p>245.45</text:p>
          </table:table-cell>
          <table:table-cell office:value-type="float" office:value="1566.29" calcext:value-type="float">
            <text:p>1566.29</text:p>
          </table:table-cell>
          <table:table-cell office:value-type="float" office:value="1872.03" calcext:value-type="float">
            <text:p>1872.03</text:p>
          </table:table-cell>
        </table:table-row>
        <table:table-row table:style-name="ro1">
          <table:table-cell office:value-type="float" office:value="23743875" calcext:value-type="float">
            <text:p>23743875</text:p>
          </table:table-cell>
          <table:table-cell table:formula="of:=[.A1486]/1000/(60*60*24)" office:value-type="time" office:time-value="PT06H35M43.875S" calcext:value-type="time">
            <text:p>06:35:44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4" calcext:value-type="float">
            <text:p>245.44</text:p>
          </table:table-cell>
          <table:table-cell office:value-type="float" office:value="1567.27" calcext:value-type="float">
            <text:p>1567.27</text:p>
          </table:table-cell>
          <table:table-cell office:value-type="float" office:value="1873.12" calcext:value-type="float">
            <text:p>1873.12</text:p>
          </table:table-cell>
        </table:table-row>
        <table:table-row table:style-name="ro1">
          <table:table-cell office:value-type="float" office:value="23759875" calcext:value-type="float">
            <text:p>23759875</text:p>
          </table:table-cell>
          <table:table-cell table:formula="of:=[.A1487]/1000/(60*60*24)" office:value-type="time" office:time-value="PT06H35M59.875S" calcext:value-type="time">
            <text:p>06:36:00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5.33" calcext:value-type="float">
            <text:p>245.33</text:p>
          </table:table-cell>
          <table:table-cell office:value-type="float" office:value="1568.26" calcext:value-type="float">
            <text:p>1568.26</text:p>
          </table:table-cell>
          <table:table-cell office:value-type="float" office:value="1874.21" calcext:value-type="float">
            <text:p>1874.21</text:p>
          </table:table-cell>
        </table:table-row>
        <table:table-row table:style-name="ro1">
          <table:table-cell office:value-type="float" office:value="23775875" calcext:value-type="float">
            <text:p>23775875</text:p>
          </table:table-cell>
          <table:table-cell table:formula="of:=[.A1488]/1000/(60*60*24)" office:value-type="time" office:time-value="PT06H36M15.875S" calcext:value-type="time">
            <text:p>06:36:16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4.34" calcext:value-type="float">
            <text:p>244.34</text:p>
          </table:table-cell>
          <table:table-cell office:value-type="float" office:value="1569.24" calcext:value-type="float">
            <text:p>1569.24</text:p>
          </table:table-cell>
          <table:table-cell office:value-type="float" office:value="1875.29" calcext:value-type="float">
            <text:p>1875.29</text:p>
          </table:table-cell>
        </table:table-row>
        <table:table-row table:style-name="ro1">
          <table:table-cell office:value-type="float" office:value="23791875" calcext:value-type="float">
            <text:p>23791875</text:p>
          </table:table-cell>
          <table:table-cell table:formula="of:=[.A1489]/1000/(60*60*24)" office:value-type="time" office:time-value="PT06H36M31.875S" calcext:value-type="time">
            <text:p>06:36:32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4.33" calcext:value-type="float">
            <text:p>244.33</text:p>
          </table:table-cell>
          <table:table-cell office:value-type="float" office:value="1570.22" calcext:value-type="float">
            <text:p>1570.22</text:p>
          </table:table-cell>
          <table:table-cell office:value-type="float" office:value="1876.38" calcext:value-type="float">
            <text:p>1876.38</text:p>
          </table:table-cell>
        </table:table-row>
        <table:table-row table:style-name="ro1">
          <table:table-cell office:value-type="float" office:value="23807875" calcext:value-type="float">
            <text:p>23807875</text:p>
          </table:table-cell>
          <table:table-cell table:formula="of:=[.A1490]/1000/(60*60*24)" office:value-type="time" office:time-value="PT06H36M47.875S" calcext:value-type="time">
            <text:p>06:36:48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22" calcext:value-type="float">
            <text:p>244.22</text:p>
          </table:table-cell>
          <table:table-cell office:value-type="float" office:value="1571.2" calcext:value-type="float">
            <text:p>1571.2</text:p>
          </table:table-cell>
          <table:table-cell office:value-type="float" office:value="1877.47" calcext:value-type="float">
            <text:p>1877.47</text:p>
          </table:table-cell>
        </table:table-row>
        <table:table-row table:style-name="ro1">
          <table:table-cell office:value-type="float" office:value="23823875" calcext:value-type="float">
            <text:p>23823875</text:p>
          </table:table-cell>
          <table:table-cell table:formula="of:=[.A1491]/1000/(60*60*24)" office:value-type="time" office:time-value="PT06H37M03.875S" calcext:value-type="time">
            <text:p>06:37:04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22" calcext:value-type="float">
            <text:p>244.22</text:p>
          </table:table-cell>
          <table:table-cell office:value-type="float" office:value="1572.18" calcext:value-type="float">
            <text:p>1572.18</text:p>
          </table:table-cell>
          <table:table-cell office:value-type="float" office:value="1878.55" calcext:value-type="float">
            <text:p>1878.55</text:p>
          </table:table-cell>
        </table:table-row>
        <table:table-row table:style-name="ro1">
          <table:table-cell office:value-type="float" office:value="23839875" calcext:value-type="float">
            <text:p>23839875</text:p>
          </table:table-cell>
          <table:table-cell table:formula="of:=[.A1492]/1000/(60*60*24)" office:value-type="time" office:time-value="PT06H37M19.875S" calcext:value-type="time">
            <text:p>06:37:20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22" calcext:value-type="float">
            <text:p>244.22</text:p>
          </table:table-cell>
          <table:table-cell office:value-type="float" office:value="1573.16" calcext:value-type="float">
            <text:p>1573.16</text:p>
          </table:table-cell>
          <table:table-cell office:value-type="float" office:value="1879.64" calcext:value-type="float">
            <text:p>1879.64</text:p>
          </table:table-cell>
        </table:table-row>
        <table:table-row table:style-name="ro1">
          <table:table-cell office:value-type="float" office:value="23855875" calcext:value-type="float">
            <text:p>23855875</text:p>
          </table:table-cell>
          <table:table-cell table:formula="of:=[.A1493]/1000/(60*60*24)" office:value-type="time" office:time-value="PT06H37M35.875S" calcext:value-type="time">
            <text:p>06:37:36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" calcext:value-type="float">
            <text:p>244</text:p>
          </table:table-cell>
          <table:table-cell office:value-type="float" office:value="1574.14" calcext:value-type="float">
            <text:p>1574.14</text:p>
          </table:table-cell>
          <table:table-cell office:value-type="float" office:value="1880.72" calcext:value-type="float">
            <text:p>1880.72</text:p>
          </table:table-cell>
        </table:table-row>
        <table:table-row table:style-name="ro1">
          <table:table-cell office:value-type="float" office:value="23871875" calcext:value-type="float">
            <text:p>23871875</text:p>
          </table:table-cell>
          <table:table-cell table:formula="of:=[.A1494]/1000/(60*60*24)" office:value-type="time" office:time-value="PT06H37M51.875S" calcext:value-type="time">
            <text:p>06:37:52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9" calcext:value-type="float">
            <text:p>243.89</text:p>
          </table:table-cell>
          <table:table-cell office:value-type="float" office:value="1575.12" calcext:value-type="float">
            <text:p>1575.12</text:p>
          </table:table-cell>
          <table:table-cell office:value-type="float" office:value="1881.81" calcext:value-type="float">
            <text:p>1881.81</text:p>
          </table:table-cell>
        </table:table-row>
        <table:table-row table:style-name="ro1">
          <table:table-cell office:value-type="float" office:value="23887875" calcext:value-type="float">
            <text:p>23887875</text:p>
          </table:table-cell>
          <table:table-cell table:formula="of:=[.A1495]/1000/(60*60*24)" office:value-type="time" office:time-value="PT06H38M07.875S" calcext:value-type="time">
            <text:p>06:38:08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1576.1" calcext:value-type="float">
            <text:p>1576.1</text:p>
          </table:table-cell>
          <table:table-cell office:value-type="float" office:value="1882.89" calcext:value-type="float">
            <text:p>1882.89</text:p>
          </table:table-cell>
        </table:table-row>
        <table:table-row table:style-name="ro1">
          <table:table-cell office:value-type="float" office:value="23903875" calcext:value-type="float">
            <text:p>23903875</text:p>
          </table:table-cell>
          <table:table-cell table:formula="of:=[.A1496]/1000/(60*60*24)" office:value-type="time" office:time-value="PT06H38M23.875S" calcext:value-type="time">
            <text:p>06:38:24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1577.08" calcext:value-type="float">
            <text:p>1577.08</text:p>
          </table:table-cell>
          <table:table-cell office:value-type="float" office:value="1883.97" calcext:value-type="float">
            <text:p>1883.97</text:p>
          </table:table-cell>
        </table:table-row>
        <table:table-row table:style-name="ro1">
          <table:table-cell office:value-type="float" office:value="23919875" calcext:value-type="float">
            <text:p>23919875</text:p>
          </table:table-cell>
          <table:table-cell table:formula="of:=[.A1497]/1000/(60*60*24)" office:value-type="time" office:time-value="PT06H38M39.875S" calcext:value-type="time">
            <text:p>06:38:40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1578.06" calcext:value-type="float">
            <text:p>1578.06</text:p>
          </table:table-cell>
          <table:table-cell office:value-type="float" office:value="1885.06" calcext:value-type="float">
            <text:p>1885.06</text:p>
          </table:table-cell>
        </table:table-row>
        <table:table-row table:style-name="ro1">
          <table:table-cell office:value-type="float" office:value="23935875" calcext:value-type="float">
            <text:p>23935875</text:p>
          </table:table-cell>
          <table:table-cell table:formula="of:=[.A1498]/1000/(60*60*24)" office:value-type="time" office:time-value="PT06H38M55.875S" calcext:value-type="time">
            <text:p>06:38:56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3.66" calcext:value-type="float">
            <text:p>243.66</text:p>
          </table:table-cell>
          <table:table-cell office:value-type="float" office:value="1579.04" calcext:value-type="float">
            <text:p>1579.04</text:p>
          </table:table-cell>
          <table:table-cell office:value-type="float" office:value="1886.14" calcext:value-type="float">
            <text:p>1886.14</text:p>
          </table:table-cell>
        </table:table-row>
        <table:table-row table:style-name="ro1">
          <table:table-cell office:value-type="float" office:value="23951875" calcext:value-type="float">
            <text:p>23951875</text:p>
          </table:table-cell>
          <table:table-cell table:formula="of:=[.A1499]/1000/(60*60*24)" office:value-type="time" office:time-value="PT06H39M11.875S" calcext:value-type="time">
            <text:p>06:39:12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3.66" calcext:value-type="float">
            <text:p>243.66</text:p>
          </table:table-cell>
          <table:table-cell office:value-type="float" office:value="1580.02" calcext:value-type="float">
            <text:p>1580.02</text:p>
          </table:table-cell>
          <table:table-cell office:value-type="float" office:value="1887.22" calcext:value-type="float">
            <text:p>1887.22</text:p>
          </table:table-cell>
        </table:table-row>
        <table:table-row table:style-name="ro1">
          <table:table-cell office:value-type="float" office:value="23967875" calcext:value-type="float">
            <text:p>23967875</text:p>
          </table:table-cell>
          <table:table-cell table:formula="of:=[.A1500]/1000/(60*60*24)" office:value-type="time" office:time-value="PT06H39M27.875S" calcext:value-type="time">
            <text:p>06:39:28</text:p>
          </table:table-cell>
          <table:table-cell office:value-type="float" office:value="1.11" calcext:value-type="float">
            <text:p>1.11</text:p>
          </table:table-cell>
          <table:table-cell office:value-type="float" office:value="220.2" calcext:value-type="float">
            <text:p>220.2</text:p>
          </table:table-cell>
          <table:table-cell office:value-type="float" office:value="243.55" calcext:value-type="float">
            <text:p>243.55</text:p>
          </table:table-cell>
          <table:table-cell office:value-type="float" office:value="1581" calcext:value-type="float">
            <text:p>1581</text:p>
          </table:table-cell>
          <table:table-cell office:value-type="float" office:value="1888.3" calcext:value-type="float">
            <text:p>1888.3</text:p>
          </table:table-cell>
        </table:table-row>
        <table:table-row table:style-name="ro1">
          <table:table-cell office:value-type="float" office:value="23983875" calcext:value-type="float">
            <text:p>23983875</text:p>
          </table:table-cell>
          <table:table-cell table:formula="of:=[.A1501]/1000/(60*60*24)" office:value-type="time" office:time-value="PT06H39M43.875S" calcext:value-type="time">
            <text:p>06:39:44</text:p>
          </table:table-cell>
          <table:table-cell office:value-type="float" office:value="1.1" calcext:value-type="float">
            <text:p>1.1</text:p>
          </table:table-cell>
          <table:table-cell office:value-type="float" office:value="220.1" calcext:value-type="float">
            <text:p>220.1</text:p>
          </table:table-cell>
          <table:table-cell office:value-type="float" office:value="242.55" calcext:value-type="float">
            <text:p>242.55</text:p>
          </table:table-cell>
          <table:table-cell office:value-type="float" office:value="1581.98" calcext:value-type="float">
            <text:p>1581.98</text:p>
          </table:table-cell>
          <table:table-cell office:value-type="float" office:value="1889.38" calcext:value-type="float">
            <text:p>1889.38</text:p>
          </table:table-cell>
        </table:table-row>
        <table:table-row table:style-name="ro1">
          <table:table-cell office:value-type="float" office:value="23999875" calcext:value-type="float">
            <text:p>23999875</text:p>
          </table:table-cell>
          <table:table-cell table:formula="of:=[.A1502]/1000/(60*60*24)" office:value-type="time" office:time-value="PT06H39M59.875S" calcext:value-type="time">
            <text:p>06:40:00</text:p>
          </table:table-cell>
          <table:table-cell office:value-type="float" office:value="1.1" calcext:value-type="float">
            <text:p>1.1</text:p>
          </table:table-cell>
          <table:table-cell office:value-type="float" office:value="220.1" calcext:value-type="float">
            <text:p>220.1</text:p>
          </table:table-cell>
          <table:table-cell office:value-type="float" office:value="242.55" calcext:value-type="float">
            <text:p>242.55</text:p>
          </table:table-cell>
          <table:table-cell office:value-type="float" office:value="1582.96" calcext:value-type="float">
            <text:p>1582.96</text:p>
          </table:table-cell>
          <table:table-cell office:value-type="float" office:value="1890.46" calcext:value-type="float">
            <text:p>1890.46</text:p>
          </table:table-cell>
        </table:table-row>
        <table:table-row table:style-name="ro1">
          <table:table-cell office:value-type="float" office:value="24015875" calcext:value-type="float">
            <text:p>24015875</text:p>
          </table:table-cell>
          <table:table-cell table:formula="of:=[.A1503]/1000/(60*60*24)" office:value-type="time" office:time-value="PT06H40M15.875S" calcext:value-type="time">
            <text:p>06:40:16</text:p>
          </table:table-cell>
          <table:table-cell office:value-type="float" office:value="1.1" calcext:value-type="float">
            <text:p>1.1</text:p>
          </table:table-cell>
          <table:table-cell office:value-type="float" office:value="220" calcext:value-type="float">
            <text:p>220</text:p>
          </table:table-cell>
          <table:table-cell office:value-type="float" office:value="242.44" calcext:value-type="float">
            <text:p>242.44</text:p>
          </table:table-cell>
          <table:table-cell office:value-type="float" office:value="1583.94" calcext:value-type="float">
            <text:p>1583.94</text:p>
          </table:table-cell>
          <table:table-cell office:value-type="float" office:value="1891.54" calcext:value-type="float">
            <text:p>1891.54</text:p>
          </table:table-cell>
        </table:table-row>
        <table:table-row table:style-name="ro1">
          <table:table-cell office:value-type="float" office:value="24031875" calcext:value-type="float">
            <text:p>24031875</text:p>
          </table:table-cell>
          <table:table-cell table:formula="of:=[.A1504]/1000/(60*60*24)" office:value-type="time" office:time-value="PT06H40M31.875S" calcext:value-type="time">
            <text:p>06:40:32</text:p>
          </table:table-cell>
          <table:table-cell office:value-type="float" office:value="1.1" calcext:value-type="float">
            <text:p>1.1</text:p>
          </table:table-cell>
          <table:table-cell office:value-type="float" office:value="219.9" calcext:value-type="float">
            <text:p>219.9</text:p>
          </table:table-cell>
          <table:table-cell office:value-type="float" office:value="242.33" calcext:value-type="float">
            <text:p>242.33</text:p>
          </table:table-cell>
          <table:table-cell office:value-type="float" office:value="1584.91" calcext:value-type="float">
            <text:p>1584.91</text:p>
          </table:table-cell>
          <table:table-cell office:value-type="float" office:value="1892.62" calcext:value-type="float">
            <text:p>1892.62</text:p>
          </table:table-cell>
        </table:table-row>
        <table:table-row table:style-name="ro1">
          <table:table-cell office:value-type="float" office:value="24047875" calcext:value-type="float">
            <text:p>24047875</text:p>
          </table:table-cell>
          <table:table-cell table:formula="of:=[.A1505]/1000/(60*60*24)" office:value-type="time" office:time-value="PT06H40M47.875S" calcext:value-type="time">
            <text:p>06:40:48</text:p>
          </table:table-cell>
          <table:table-cell office:value-type="float" office:value="1.1" calcext:value-type="float">
            <text:p>1.1</text:p>
          </table:table-cell>
          <table:table-cell office:value-type="float" office:value="219.9" calcext:value-type="float">
            <text:p>219.9</text:p>
          </table:table-cell>
          <table:table-cell office:value-type="float" office:value="242.33" calcext:value-type="float">
            <text:p>242.33</text:p>
          </table:table-cell>
          <table:table-cell office:value-type="float" office:value="1585.89" calcext:value-type="float">
            <text:p>1585.89</text:p>
          </table:table-cell>
          <table:table-cell office:value-type="float" office:value="1893.7" calcext:value-type="float">
            <text:p>1893.7</text:p>
          </table:table-cell>
        </table:table-row>
        <table:table-row table:style-name="ro1">
          <table:table-cell office:value-type="float" office:value="24063875" calcext:value-type="float">
            <text:p>24063875</text:p>
          </table:table-cell>
          <table:table-cell table:formula="of:=[.A1506]/1000/(60*60*24)" office:value-type="time" office:time-value="PT06H41M03.875S" calcext:value-type="time">
            <text:p>06:41:04</text:p>
          </table:table-cell>
          <table:table-cell office:value-type="float" office:value="1.1" calcext:value-type="float">
            <text:p>1.1</text:p>
          </table:table-cell>
          <table:table-cell office:value-type="float" office:value="219.8" calcext:value-type="float">
            <text:p>219.8</text:p>
          </table:table-cell>
          <table:table-cell office:value-type="float" office:value="242.22" calcext:value-type="float">
            <text:p>242.22</text:p>
          </table:table-cell>
          <table:table-cell office:value-type="float" office:value="1586.87" calcext:value-type="float">
            <text:p>1586.87</text:p>
          </table:table-cell>
          <table:table-cell office:value-type="float" office:value="1894.77" calcext:value-type="float">
            <text:p>1894.77</text:p>
          </table:table-cell>
        </table:table-row>
        <table:table-row table:style-name="ro1">
          <table:table-cell office:value-type="float" office:value="24079875" calcext:value-type="float">
            <text:p>24079875</text:p>
          </table:table-cell>
          <table:table-cell table:formula="of:=[.A1507]/1000/(60*60*24)" office:value-type="time" office:time-value="PT06H41M19.875S" calcext:value-type="time">
            <text:p>06:41:20</text:p>
          </table:table-cell>
          <table:table-cell office:value-type="float" office:value="1.1" calcext:value-type="float">
            <text:p>1.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1" calcext:value-type="float">
            <text:p>242.1</text:p>
          </table:table-cell>
          <table:table-cell office:value-type="float" office:value="1587.84" calcext:value-type="float">
            <text:p>1587.84</text:p>
          </table:table-cell>
          <table:table-cell office:value-type="float" office:value="1895.85" calcext:value-type="float">
            <text:p>1895.85</text:p>
          </table:table-cell>
        </table:table-row>
        <table:table-row table:style-name="ro1">
          <table:table-cell office:value-type="float" office:value="24095875" calcext:value-type="float">
            <text:p>24095875</text:p>
          </table:table-cell>
          <table:table-cell table:formula="of:=[.A1508]/1000/(60*60*24)" office:value-type="time" office:time-value="PT06H41M35.875S" calcext:value-type="time">
            <text:p>06:41:36</text:p>
          </table:table-cell>
          <table:table-cell office:value-type="float" office:value="1.1" calcext:value-type="float">
            <text:p>1.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1" calcext:value-type="float">
            <text:p>242.1</text:p>
          </table:table-cell>
          <table:table-cell office:value-type="float" office:value="1588.82" calcext:value-type="float">
            <text:p>1588.82</text:p>
          </table:table-cell>
          <table:table-cell office:value-type="float" office:value="1896.92" calcext:value-type="float">
            <text:p>1896.92</text:p>
          </table:table-cell>
        </table:table-row>
        <table:table-row table:style-name="ro1">
          <table:table-cell office:value-type="float" office:value="24111875" calcext:value-type="float">
            <text:p>24111875</text:p>
          </table:table-cell>
          <table:table-cell table:formula="of:=[.A1509]/1000/(60*60*24)" office:value-type="time" office:time-value="PT06H41M51.875S" calcext:value-type="time">
            <text:p>06:41:52</text:p>
          </table:table-cell>
          <table:table-cell office:value-type="float" office:value="1.1" calcext:value-type="float">
            <text:p>1.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1" calcext:value-type="float">
            <text:p>242.1</text:p>
          </table:table-cell>
          <table:table-cell office:value-type="float" office:value="1589.8" calcext:value-type="float">
            <text:p>1589.8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24127875" calcext:value-type="float">
            <text:p>24127875</text:p>
          </table:table-cell>
          <table:table-cell table:formula="of:=[.A1510]/1000/(60*60*24)" office:value-type="time" office:time-value="PT06H42M07.875S" calcext:value-type="time">
            <text:p>06:42:08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.88" calcext:value-type="float">
            <text:p>241.88</text:p>
          </table:table-cell>
          <table:table-cell office:value-type="float" office:value="1590.77" calcext:value-type="float">
            <text:p>1590.77</text:p>
          </table:table-cell>
          <table:table-cell office:value-type="float" office:value="1899.08" calcext:value-type="float">
            <text:p>1899.08</text:p>
          </table:table-cell>
        </table:table-row>
        <table:table-row table:style-name="ro1">
          <table:table-cell office:value-type="float" office:value="24143875" calcext:value-type="float">
            <text:p>24143875</text:p>
          </table:table-cell>
          <table:table-cell table:formula="of:=[.A1511]/1000/(60*60*24)" office:value-type="time" office:time-value="PT06H42M23.875S" calcext:value-type="time">
            <text:p>06:42:24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" calcext:value-type="float">
            <text:p>241</text:p>
          </table:table-cell>
          <table:table-cell office:value-type="float" office:value="1591.75" calcext:value-type="float">
            <text:p>1591.75</text:p>
          </table:table-cell>
          <table:table-cell office:value-type="float" office:value="1900.15" calcext:value-type="float">
            <text:p>1900.15</text:p>
          </table:table-cell>
        </table:table-row>
        <table:table-row table:style-name="ro1">
          <table:table-cell office:value-type="float" office:value="24159875" calcext:value-type="float">
            <text:p>24159875</text:p>
          </table:table-cell>
          <table:table-cell table:formula="of:=[.A1512]/1000/(60*60*24)" office:value-type="time" office:time-value="PT06H42M39.875S" calcext:value-type="time">
            <text:p>06:42:40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.88" calcext:value-type="float">
            <text:p>241.88</text:p>
          </table:table-cell>
          <table:table-cell office:value-type="float" office:value="1592.72" calcext:value-type="float">
            <text:p>1592.72</text:p>
          </table:table-cell>
          <table:table-cell office:value-type="float" office:value="1901.22" calcext:value-type="float">
            <text:p>1901.22</text:p>
          </table:table-cell>
        </table:table-row>
        <table:table-row table:style-name="ro1">
          <table:table-cell office:value-type="float" office:value="24175875" calcext:value-type="float">
            <text:p>24175875</text:p>
          </table:table-cell>
          <table:table-cell table:formula="of:=[.A1513]/1000/(60*60*24)" office:value-type="time" office:time-value="PT06H42M55.875S" calcext:value-type="time">
            <text:p>06:42:56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0.78" calcext:value-type="float">
            <text:p>240.78</text:p>
          </table:table-cell>
          <table:table-cell office:value-type="float" office:value="1593.7" calcext:value-type="float">
            <text:p>1593.7</text:p>
          </table:table-cell>
          <table:table-cell office:value-type="float" office:value="1902.3" calcext:value-type="float">
            <text:p>1902.3</text:p>
          </table:table-cell>
        </table:table-row>
        <table:table-row table:style-name="ro1">
          <table:table-cell office:value-type="float" office:value="24191875" calcext:value-type="float">
            <text:p>24191875</text:p>
          </table:table-cell>
          <table:table-cell table:formula="of:=[.A1514]/1000/(60*60*24)" office:value-type="time" office:time-value="PT06H43M11.875S" calcext:value-type="time">
            <text:p>06:43:12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0.77" calcext:value-type="float">
            <text:p>240.77</text:p>
          </table:table-cell>
          <table:table-cell office:value-type="float" office:value="1594.67" calcext:value-type="float">
            <text:p>1594.67</text:p>
          </table:table-cell>
          <table:table-cell office:value-type="float" office:value="1903.37" calcext:value-type="float">
            <text:p>1903.37</text:p>
          </table:table-cell>
        </table:table-row>
        <table:table-row table:style-name="ro1">
          <table:table-cell office:value-type="float" office:value="24207875" calcext:value-type="float">
            <text:p>24207875</text:p>
          </table:table-cell>
          <table:table-cell table:formula="of:=[.A1515]/1000/(60*60*24)" office:value-type="time" office:time-value="PT06H43M27.875S" calcext:value-type="time">
            <text:p>06:43:28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0.55" calcext:value-type="float">
            <text:p>240.55</text:p>
          </table:table-cell>
          <table:table-cell office:value-type="float" office:value="1595.65" calcext:value-type="float">
            <text:p>1595.65</text:p>
          </table:table-cell>
          <table:table-cell office:value-type="float" office:value="1904.44" calcext:value-type="float">
            <text:p>1904.44</text:p>
          </table:table-cell>
        </table:table-row>
        <table:table-row table:style-name="ro1">
          <table:table-cell office:value-type="float" office:value="24223875" calcext:value-type="float">
            <text:p>24223875</text:p>
          </table:table-cell>
          <table:table-cell table:formula="of:=[.A1516]/1000/(60*60*24)" office:value-type="time" office:time-value="PT06H43M43.875S" calcext:value-type="time">
            <text:p>06:43:44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0.55" calcext:value-type="float">
            <text:p>240.55</text:p>
          </table:table-cell>
          <table:table-cell office:value-type="float" office:value="1596.62" calcext:value-type="float">
            <text:p>1596.62</text:p>
          </table:table-cell>
          <table:table-cell office:value-type="float" office:value="1905.51" calcext:value-type="float">
            <text:p>1905.51</text:p>
          </table:table-cell>
        </table:table-row>
        <table:table-row table:style-name="ro1">
          <table:table-cell office:value-type="float" office:value="24239875" calcext:value-type="float">
            <text:p>24239875</text:p>
          </table:table-cell>
          <table:table-cell table:formula="of:=[.A1517]/1000/(60*60*24)" office:value-type="time" office:time-value="PT06H43M59.875S" calcext:value-type="time">
            <text:p>06:44:00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0.55" calcext:value-type="float">
            <text:p>240.55</text:p>
          </table:table-cell>
          <table:table-cell office:value-type="float" office:value="1597.6" calcext:value-type="float">
            <text:p>1597.6</text:p>
          </table:table-cell>
          <table:table-cell office:value-type="float" office:value="1906.58" calcext:value-type="float">
            <text:p>1906.58</text:p>
          </table:table-cell>
        </table:table-row>
        <table:table-row table:style-name="ro1">
          <table:table-cell office:value-type="float" office:value="24255875" calcext:value-type="float">
            <text:p>24255875</text:p>
          </table:table-cell>
          <table:table-cell table:formula="of:=[.A1518]/1000/(60*60*24)" office:value-type="time" office:time-value="PT06H44M15.875S" calcext:value-type="time">
            <text:p>06:44:16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0.44" calcext:value-type="float">
            <text:p>240.44</text:p>
          </table:table-cell>
          <table:table-cell office:value-type="float" office:value="1598.57" calcext:value-type="float">
            <text:p>1598.57</text:p>
          </table:table-cell>
          <table:table-cell office:value-type="float" office:value="1907.65" calcext:value-type="float">
            <text:p>1907.65</text:p>
          </table:table-cell>
        </table:table-row>
        <table:table-row table:style-name="ro1">
          <table:table-cell office:value-type="float" office:value="24271875" calcext:value-type="float">
            <text:p>24271875</text:p>
          </table:table-cell>
          <table:table-cell table:formula="of:=[.A1519]/1000/(60*60*24)" office:value-type="time" office:time-value="PT06H44M31.875S" calcext:value-type="time">
            <text:p>06:44:32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0.44" calcext:value-type="float">
            <text:p>240.44</text:p>
          </table:table-cell>
          <table:table-cell office:value-type="float" office:value="1599.54" calcext:value-type="float">
            <text:p>1599.54</text:p>
          </table:table-cell>
          <table:table-cell office:value-type="float" office:value="1908.72" calcext:value-type="float">
            <text:p>1908.72</text:p>
          </table:table-cell>
        </table:table-row>
        <table:table-row table:style-name="ro1">
          <table:table-cell office:value-type="float" office:value="24287875" calcext:value-type="float">
            <text:p>24287875</text:p>
          </table:table-cell>
          <table:table-cell table:formula="of:=[.A1520]/1000/(60*60*24)" office:value-type="time" office:time-value="PT06H44M47.875S" calcext:value-type="time">
            <text:p>06:44:48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0.33" calcext:value-type="float">
            <text:p>240.33</text:p>
          </table:table-cell>
          <table:table-cell office:value-type="float" office:value="1600.52" calcext:value-type="float">
            <text:p>1600.52</text:p>
          </table:table-cell>
          <table:table-cell office:value-type="float" office:value="1909.78" calcext:value-type="float">
            <text:p>1909.78</text:p>
          </table:table-cell>
        </table:table-row>
        <table:table-row table:style-name="ro1">
          <table:table-cell office:value-type="float" office:value="24303875" calcext:value-type="float">
            <text:p>24303875</text:p>
          </table:table-cell>
          <table:table-cell table:formula="of:=[.A1521]/1000/(60*60*24)" office:value-type="time" office:time-value="PT06H45M03.875S" calcext:value-type="time">
            <text:p>06:45:04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0.22" calcext:value-type="float">
            <text:p>240.22</text:p>
          </table:table-cell>
          <table:table-cell office:value-type="float" office:value="1601.49" calcext:value-type="float">
            <text:p>1601.49</text:p>
          </table:table-cell>
          <table:table-cell office:value-type="float" office:value="1910.85" calcext:value-type="float">
            <text:p>1910.85</text:p>
          </table:table-cell>
        </table:table-row>
        <table:table-row table:style-name="ro1">
          <table:table-cell office:value-type="float" office:value="24319875" calcext:value-type="float">
            <text:p>24319875</text:p>
          </table:table-cell>
          <table:table-cell table:formula="of:=[.A1522]/1000/(60*60*24)" office:value-type="time" office:time-value="PT06H45M19.875S" calcext:value-type="time">
            <text:p>06:45:20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11" calcext:value-type="float">
            <text:p>240.11</text:p>
          </table:table-cell>
          <table:table-cell office:value-type="float" office:value="1602.46" calcext:value-type="float">
            <text:p>1602.46</text:p>
          </table:table-cell>
          <table:table-cell office:value-type="float" office:value="1911.92" calcext:value-type="float">
            <text:p>1911.92</text:p>
          </table:table-cell>
        </table:table-row>
        <table:table-row table:style-name="ro1">
          <table:table-cell office:value-type="float" office:value="24335875" calcext:value-type="float">
            <text:p>24335875</text:p>
          </table:table-cell>
          <table:table-cell table:formula="of:=[.A1523]/1000/(60*60*24)" office:value-type="time" office:time-value="PT06H45M35.875S" calcext:value-type="time">
            <text:p>06:45:36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1" calcext:value-type="float">
            <text:p>240.1</text:p>
          </table:table-cell>
          <table:table-cell office:value-type="float" office:value="1603.43" calcext:value-type="float">
            <text:p>1603.43</text:p>
          </table:table-cell>
          <table:table-cell office:value-type="float" office:value="1912.99" calcext:value-type="float">
            <text:p>1912.99</text:p>
          </table:table-cell>
        </table:table-row>
        <table:table-row table:style-name="ro1">
          <table:table-cell office:value-type="float" office:value="24351875" calcext:value-type="float">
            <text:p>24351875</text:p>
          </table:table-cell>
          <table:table-cell table:formula="of:=[.A1524]/1000/(60*60*24)" office:value-type="time" office:time-value="PT06H45M51.875S" calcext:value-type="time">
            <text:p>06:45:52</text:p>
          </table:table-cell>
          <table:table-cell office:value-type="float" office:value="1.1" calcext:value-type="float">
            <text:p>1.1</text:p>
          </table:table-cell>
          <table:table-cell office:value-type="float" office:value="218.6" calcext:value-type="float">
            <text:p>218.6</text:p>
          </table:table-cell>
          <table:table-cell office:value-type="float" office:value="239.99" calcext:value-type="float">
            <text:p>239.99</text:p>
          </table:table-cell>
          <table:table-cell office:value-type="float" office:value="1604.41" calcext:value-type="float">
            <text:p>1604.41</text:p>
          </table:table-cell>
          <table:table-cell office:value-type="float" office:value="1914.05" calcext:value-type="float">
            <text:p>1914.05</text:p>
          </table:table-cell>
        </table:table-row>
        <table:table-row table:style-name="ro1">
          <table:table-cell office:value-type="float" office:value="24367875" calcext:value-type="float">
            <text:p>24367875</text:p>
          </table:table-cell>
          <table:table-cell table:formula="of:=[.A1525]/1000/(60*60*24)" office:value-type="time" office:time-value="PT06H46M07.875S" calcext:value-type="time">
            <text:p>06:46:08</text:p>
          </table:table-cell>
          <table:table-cell office:value-type="float" office:value="1.09" calcext:value-type="float">
            <text:p>1.09</text:p>
          </table:table-cell>
          <table:table-cell office:value-type="float" office:value="218.5" calcext:value-type="float">
            <text:p>218.5</text:p>
          </table:table-cell>
          <table:table-cell office:value-type="float" office:value="239.01" calcext:value-type="float">
            <text:p>239.01</text:p>
          </table:table-cell>
          <table:table-cell office:value-type="float" office:value="1605.38" calcext:value-type="float">
            <text:p>1605.38</text:p>
          </table:table-cell>
          <table:table-cell office:value-type="float" office:value="1915.11" calcext:value-type="float">
            <text:p>1915.11</text:p>
          </table:table-cell>
        </table:table-row>
        <table:table-row table:style-name="ro1">
          <table:table-cell office:value-type="float" office:value="24383875" calcext:value-type="float">
            <text:p>24383875</text:p>
          </table:table-cell>
          <table:table-cell table:formula="of:=[.A1526]/1000/(60*60*24)" office:value-type="time" office:time-value="PT06H46M23.875S" calcext:value-type="time">
            <text:p>06:46:24</text:p>
          </table:table-cell>
          <table:table-cell office:value-type="float" office:value="1.09" calcext:value-type="float">
            <text:p>1.09</text:p>
          </table:table-cell>
          <table:table-cell office:value-type="float" office:value="218.4" calcext:value-type="float">
            <text:p>218.4</text:p>
          </table:table-cell>
          <table:table-cell office:value-type="float" office:value="238.9" calcext:value-type="float">
            <text:p>238.9</text:p>
          </table:table-cell>
          <table:table-cell office:value-type="float" office:value="1606.35" calcext:value-type="float">
            <text:p>1606.35</text:p>
          </table:table-cell>
          <table:table-cell office:value-type="float" office:value="1916.18" calcext:value-type="float">
            <text:p>1916.18</text:p>
          </table:table-cell>
        </table:table-row>
        <table:table-row table:style-name="ro1">
          <table:table-cell office:value-type="float" office:value="24399875" calcext:value-type="float">
            <text:p>24399875</text:p>
          </table:table-cell>
          <table:table-cell table:formula="of:=[.A1527]/1000/(60*60*24)" office:value-type="time" office:time-value="PT06H46M39.875S" calcext:value-type="time">
            <text:p>06:46:40</text:p>
          </table:table-cell>
          <table:table-cell office:value-type="float" office:value="1.09" calcext:value-type="float">
            <text:p>1.09</text:p>
          </table:table-cell>
          <table:table-cell office:value-type="float" office:value="218.4" calcext:value-type="float">
            <text:p>218.4</text:p>
          </table:table-cell>
          <table:table-cell office:value-type="float" office:value="238.89" calcext:value-type="float">
            <text:p>238.89</text:p>
          </table:table-cell>
          <table:table-cell office:value-type="float" office:value="1607.32" calcext:value-type="float">
            <text:p>1607.32</text:p>
          </table:table-cell>
          <table:table-cell office:value-type="float" office:value="1917.24" calcext:value-type="float">
            <text:p>1917.24</text:p>
          </table:table-cell>
        </table:table-row>
        <table:table-row table:style-name="ro1">
          <table:table-cell office:value-type="float" office:value="24415875" calcext:value-type="float">
            <text:p>24415875</text:p>
          </table:table-cell>
          <table:table-cell table:formula="of:=[.A1528]/1000/(60*60*24)" office:value-type="time" office:time-value="PT06H46M55.875S" calcext:value-type="time">
            <text:p>06:46:56</text:p>
          </table:table-cell>
          <table:table-cell office:value-type="float" office:value="1.09" calcext:value-type="float">
            <text:p>1.09</text:p>
          </table:table-cell>
          <table:table-cell office:value-type="float" office:value="218.3" calcext:value-type="float">
            <text:p>218.3</text:p>
          </table:table-cell>
          <table:table-cell office:value-type="float" office:value="238.78" calcext:value-type="float">
            <text:p>238.78</text:p>
          </table:table-cell>
          <table:table-cell office:value-type="float" office:value="1608.29" calcext:value-type="float">
            <text:p>1608.29</text:p>
          </table:table-cell>
          <table:table-cell office:value-type="float" office:value="1918.3" calcext:value-type="float">
            <text:p>1918.3</text:p>
          </table:table-cell>
        </table:table-row>
        <table:table-row table:style-name="ro1">
          <table:table-cell office:value-type="float" office:value="24431875" calcext:value-type="float">
            <text:p>24431875</text:p>
          </table:table-cell>
          <table:table-cell table:formula="of:=[.A1529]/1000/(60*60*24)" office:value-type="time" office:time-value="PT06H47M11.875S" calcext:value-type="time">
            <text:p>06:47:12</text:p>
          </table:table-cell>
          <table:table-cell office:value-type="float" office:value="1.09" calcext:value-type="float">
            <text:p>1.09</text:p>
          </table:table-cell>
          <table:table-cell office:value-type="float" office:value="218.3" calcext:value-type="float">
            <text:p>218.3</text:p>
          </table:table-cell>
          <table:table-cell office:value-type="float" office:value="238.78" calcext:value-type="float">
            <text:p>238.78</text:p>
          </table:table-cell>
          <table:table-cell office:value-type="float" office:value="1609.26" calcext:value-type="float">
            <text:p>1609.26</text:p>
          </table:table-cell>
          <table:table-cell office:value-type="float" office:value="1919.36" calcext:value-type="float">
            <text:p>1919.36</text:p>
          </table:table-cell>
        </table:table-row>
        <table:table-row table:style-name="ro1">
          <table:table-cell office:value-type="float" office:value="24447875" calcext:value-type="float">
            <text:p>24447875</text:p>
          </table:table-cell>
          <table:table-cell table:formula="of:=[.A1530]/1000/(60*60*24)" office:value-type="time" office:time-value="PT06H47M27.875S" calcext:value-type="time">
            <text:p>06:47:28</text:p>
          </table:table-cell>
          <table:table-cell office:value-type="float" office:value="1.09" calcext:value-type="float">
            <text:p>1.09</text:p>
          </table:table-cell>
          <table:table-cell office:value-type="float" office:value="218.1" calcext:value-type="float">
            <text:p>218.1</text:p>
          </table:table-cell>
          <table:table-cell office:value-type="float" office:value="238.56" calcext:value-type="float">
            <text:p>238.56</text:p>
          </table:table-cell>
          <table:table-cell office:value-type="float" office:value="1610.23" calcext:value-type="float">
            <text:p>1610.23</text:p>
          </table:table-cell>
          <table:table-cell office:value-type="float" office:value="1920.42" calcext:value-type="float">
            <text:p>1920.42</text:p>
          </table:table-cell>
        </table:table-row>
        <table:table-row table:style-name="ro1">
          <table:table-cell office:value-type="float" office:value="24463875" calcext:value-type="float">
            <text:p>24463875</text:p>
          </table:table-cell>
          <table:table-cell table:formula="of:=[.A1531]/1000/(60*60*24)" office:value-type="time" office:time-value="PT06H47M43.875S" calcext:value-type="time">
            <text:p>06:47:44</text:p>
          </table:table-cell>
          <table:table-cell office:value-type="float" office:value="1.09" calcext:value-type="float">
            <text:p>1.09</text:p>
          </table:table-cell>
          <table:table-cell office:value-type="float" office:value="218.1" calcext:value-type="float">
            <text:p>218.1</text:p>
          </table:table-cell>
          <table:table-cell office:value-type="float" office:value="238.56" calcext:value-type="float">
            <text:p>238.56</text:p>
          </table:table-cell>
          <table:table-cell office:value-type="float" office:value="1611.2" calcext:value-type="float">
            <text:p>1611.2</text:p>
          </table:table-cell>
          <table:table-cell office:value-type="float" office:value="1921.48" calcext:value-type="float">
            <text:p>1921.48</text:p>
          </table:table-cell>
        </table:table-row>
        <table:table-row table:style-name="ro1">
          <table:table-cell office:value-type="float" office:value="24479875" calcext:value-type="float">
            <text:p>24479875</text:p>
          </table:table-cell>
          <table:table-cell table:formula="of:=[.A1532]/1000/(60*60*24)" office:value-type="time" office:time-value="PT06H47M59.875S" calcext:value-type="time">
            <text:p>06:48:00</text:p>
          </table:table-cell>
          <table:table-cell office:value-type="float" office:value="1.09" calcext:value-type="float">
            <text:p>1.09</text:p>
          </table:table-cell>
          <table:table-cell office:value-type="float" office:value="218" calcext:value-type="float">
            <text:p>218</text:p>
          </table:table-cell>
          <table:table-cell office:value-type="float" office:value="238.45" calcext:value-type="float">
            <text:p>238.45</text:p>
          </table:table-cell>
          <table:table-cell office:value-type="float" office:value="1612.17" calcext:value-type="float">
            <text:p>1612.17</text:p>
          </table:table-cell>
          <table:table-cell office:value-type="float" office:value="1922.55" calcext:value-type="float">
            <text:p>1922.55</text:p>
          </table:table-cell>
        </table:table-row>
        <table:table-row table:style-name="ro1">
          <table:table-cell office:value-type="float" office:value="24495875" calcext:value-type="float">
            <text:p>24495875</text:p>
          </table:table-cell>
          <table:table-cell table:formula="of:=[.A1533]/1000/(60*60*24)" office:value-type="time" office:time-value="PT06H48M15.875S" calcext:value-type="time">
            <text:p>06:48:16</text:p>
          </table:table-cell>
          <table:table-cell office:value-type="float" office:value="1.09" calcext:value-type="float">
            <text:p>1.09</text:p>
          </table:table-cell>
          <table:table-cell office:value-type="float" office:value="217.9" calcext:value-type="float">
            <text:p>217.9</text:p>
          </table:table-cell>
          <table:table-cell office:value-type="float" office:value="238.34" calcext:value-type="float">
            <text:p>238.34</text:p>
          </table:table-cell>
          <table:table-cell office:value-type="float" office:value="1613.14" calcext:value-type="float">
            <text:p>1613.14</text:p>
          </table:table-cell>
          <table:table-cell office:value-type="float" office:value="1923.61" calcext:value-type="float">
            <text:p>1923.61</text:p>
          </table:table-cell>
        </table:table-row>
        <table:table-row table:style-name="ro1">
          <table:table-cell office:value-type="float" office:value="24511875" calcext:value-type="float">
            <text:p>24511875</text:p>
          </table:table-cell>
          <table:table-cell table:formula="of:=[.A1534]/1000/(60*60*24)" office:value-type="time" office:time-value="PT06H48M31.875S" calcext:value-type="time">
            <text:p>06:48:32</text:p>
          </table:table-cell>
          <table:table-cell office:value-type="float" office:value="1.09" calcext:value-type="float">
            <text:p>1.09</text:p>
          </table:table-cell>
          <table:table-cell office:value-type="float" office:value="217.9" calcext:value-type="float">
            <text:p>217.9</text:p>
          </table:table-cell>
          <table:table-cell office:value-type="float" office:value="238.34" calcext:value-type="float">
            <text:p>238.34</text:p>
          </table:table-cell>
          <table:table-cell office:value-type="float" office:value="1614.1" calcext:value-type="float">
            <text:p>1614.1</text:p>
          </table:table-cell>
          <table:table-cell office:value-type="float" office:value="1924.66" calcext:value-type="float">
            <text:p>1924.66</text:p>
          </table:table-cell>
        </table:table-row>
        <table:table-row table:style-name="ro1">
          <table:table-cell office:value-type="float" office:value="24527875" calcext:value-type="float">
            <text:p>24527875</text:p>
          </table:table-cell>
          <table:table-cell table:formula="of:=[.A1535]/1000/(60*60*24)" office:value-type="time" office:time-value="PT06H48M47.875S" calcext:value-type="time">
            <text:p>06:48:48</text:p>
          </table:table-cell>
          <table:table-cell office:value-type="float" office:value="1.09" calcext:value-type="float">
            <text:p>1.09</text:p>
          </table:table-cell>
          <table:table-cell office:value-type="float" office:value="217.8" calcext:value-type="float">
            <text:p>217.8</text:p>
          </table:table-cell>
          <table:table-cell office:value-type="float" office:value="238.23" calcext:value-type="float">
            <text:p>238.23</text:p>
          </table:table-cell>
          <table:table-cell office:value-type="float" office:value="1615.07" calcext:value-type="float">
            <text:p>1615.07</text:p>
          </table:table-cell>
          <table:table-cell office:value-type="float" office:value="1925.72" calcext:value-type="float">
            <text:p>1925.72</text:p>
          </table:table-cell>
        </table:table-row>
        <table:table-row table:style-name="ro1">
          <table:table-cell office:value-type="float" office:value="24543875" calcext:value-type="float">
            <text:p>24543875</text:p>
          </table:table-cell>
          <table:table-cell table:formula="of:=[.A1536]/1000/(60*60*24)" office:value-type="time" office:time-value="PT06H49M03.875S" calcext:value-type="time">
            <text:p>06:49:04</text:p>
          </table:table-cell>
          <table:table-cell office:value-type="float" office:value="1.09" calcext:value-type="float">
            <text:p>1.09</text:p>
          </table:table-cell>
          <table:table-cell office:value-type="float" office:value="217.7" calcext:value-type="float">
            <text:p>217.7</text:p>
          </table:table-cell>
          <table:table-cell office:value-type="float" office:value="238.12" calcext:value-type="float">
            <text:p>238.12</text:p>
          </table:table-cell>
          <table:table-cell office:value-type="float" office:value="1616.04" calcext:value-type="float">
            <text:p>1616.04</text:p>
          </table:table-cell>
          <table:table-cell office:value-type="float" office:value="1926.78" calcext:value-type="float">
            <text:p>1926.78</text:p>
          </table:table-cell>
        </table:table-row>
        <table:table-row table:style-name="ro1">
          <table:table-cell office:value-type="float" office:value="24559875" calcext:value-type="float">
            <text:p>24559875</text:p>
          </table:table-cell>
          <table:table-cell table:formula="of:=[.A1537]/1000/(60*60*24)" office:value-type="time" office:time-value="PT06H49M19.875S" calcext:value-type="time">
            <text:p>06:49:20</text:p>
          </table:table-cell>
          <table:table-cell office:value-type="float" office:value="1.09" calcext:value-type="float">
            <text:p>1.09</text:p>
          </table:table-cell>
          <table:table-cell office:value-type="float" office:value="217.7" calcext:value-type="float">
            <text:p>217.7</text:p>
          </table:table-cell>
          <table:table-cell office:value-type="float" office:value="237.24" calcext:value-type="float">
            <text:p>237.24</text:p>
          </table:table-cell>
          <table:table-cell office:value-type="float" office:value="1617.01" calcext:value-type="float">
            <text:p>1617.01</text:p>
          </table:table-cell>
          <table:table-cell office:value-type="float" office:value="1927.84" calcext:value-type="float">
            <text:p>1927.84</text:p>
          </table:table-cell>
        </table:table-row>
        <table:table-row table:style-name="ro1">
          <table:table-cell office:value-type="float" office:value="24575875" calcext:value-type="float">
            <text:p>24575875</text:p>
          </table:table-cell>
          <table:table-cell table:formula="of:=[.A1538]/1000/(60*60*24)" office:value-type="time" office:time-value="PT06H49M35.875S" calcext:value-type="time">
            <text:p>06:49:36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7.13" calcext:value-type="float">
            <text:p>237.13</text:p>
          </table:table-cell>
          <table:table-cell office:value-type="float" office:value="1617.98" calcext:value-type="float">
            <text:p>1617.98</text:p>
          </table:table-cell>
          <table:table-cell office:value-type="float" office:value="1928.89" calcext:value-type="float">
            <text:p>1928.89</text:p>
          </table:table-cell>
        </table:table-row>
        <table:table-row table:style-name="ro1">
          <table:table-cell office:value-type="float" office:value="24591875" calcext:value-type="float">
            <text:p>24591875</text:p>
          </table:table-cell>
          <table:table-cell table:formula="of:=[.A1539]/1000/(60*60*24)" office:value-type="time" office:time-value="PT06H49M51.875S" calcext:value-type="time">
            <text:p>06:49:52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02" calcext:value-type="float">
            <text:p>237.02</text:p>
          </table:table-cell>
          <table:table-cell office:value-type="float" office:value="1618.94" calcext:value-type="float">
            <text:p>1618.94</text:p>
          </table:table-cell>
          <table:table-cell office:value-type="float" office:value="1929.94" calcext:value-type="float">
            <text:p>1929.94</text:p>
          </table:table-cell>
        </table:table-row>
        <table:table-row table:style-name="ro1">
          <table:table-cell office:value-type="float" office:value="24607875" calcext:value-type="float">
            <text:p>24607875</text:p>
          </table:table-cell>
          <table:table-cell table:formula="of:=[.A1540]/1000/(60*60*24)" office:value-type="time" office:time-value="PT06H50M07.875S" calcext:value-type="time">
            <text:p>06:50:08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6.91" calcext:value-type="float">
            <text:p>236.91</text:p>
          </table:table-cell>
          <table:table-cell office:value-type="float" office:value="1619.91" calcext:value-type="float">
            <text:p>1619.91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24623875" calcext:value-type="float">
            <text:p>24623875</text:p>
          </table:table-cell>
          <table:table-cell table:formula="of:=[.A1541]/1000/(60*60*24)" office:value-type="time" office:time-value="PT06H50M23.875S" calcext:value-type="time">
            <text:p>06:50:24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6.8" calcext:value-type="float">
            <text:p>236.8</text:p>
          </table:table-cell>
          <table:table-cell office:value-type="float" office:value="1620.87" calcext:value-type="float">
            <text:p>1620.87</text:p>
          </table:table-cell>
          <table:table-cell office:value-type="float" office:value="1932.05" calcext:value-type="float">
            <text:p>1932.05</text:p>
          </table:table-cell>
        </table:table-row>
        <table:table-row table:style-name="ro1">
          <table:table-cell office:value-type="float" office:value="24639875" calcext:value-type="float">
            <text:p>24639875</text:p>
          </table:table-cell>
          <table:table-cell table:formula="of:=[.A1542]/1000/(60*60*24)" office:value-type="time" office:time-value="PT06H50M39.875S" calcext:value-type="time">
            <text:p>06:50:40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6.69" calcext:value-type="float">
            <text:p>236.69</text:p>
          </table:table-cell>
          <table:table-cell office:value-type="float" office:value="1621.84" calcext:value-type="float">
            <text:p>1621.84</text:p>
          </table:table-cell>
          <table:table-cell office:value-type="float" office:value="1933.1" calcext:value-type="float">
            <text:p>1933.1</text:p>
          </table:table-cell>
        </table:table-row>
        <table:table-row table:style-name="ro1">
          <table:table-cell office:value-type="float" office:value="24655875" calcext:value-type="float">
            <text:p>24655875</text:p>
          </table:table-cell>
          <table:table-cell table:formula="of:=[.A1543]/1000/(60*60*24)" office:value-type="time" office:time-value="PT06H50M55.875S" calcext:value-type="time">
            <text:p>06:50:56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6.58" calcext:value-type="float">
            <text:p>236.58</text:p>
          </table:table-cell>
          <table:table-cell office:value-type="float" office:value="1622.8" calcext:value-type="float">
            <text:p>1622.8</text:p>
          </table:table-cell>
          <table:table-cell office:value-type="float" office:value="1934.15" calcext:value-type="float">
            <text:p>1934.15</text:p>
          </table:table-cell>
        </table:table-row>
        <table:table-row table:style-name="ro1">
          <table:table-cell office:value-type="float" office:value="24671875" calcext:value-type="float">
            <text:p>24671875</text:p>
          </table:table-cell>
          <table:table-cell table:formula="of:=[.A1544]/1000/(60*60*24)" office:value-type="time" office:time-value="PT06H51M11.875S" calcext:value-type="time">
            <text:p>06:51:12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6.58" calcext:value-type="float">
            <text:p>236.58</text:p>
          </table:table-cell>
          <table:table-cell office:value-type="float" office:value="1623.77" calcext:value-type="float">
            <text:p>1623.77</text:p>
          </table:table-cell>
          <table:table-cell office:value-type="float" office:value="1935.2" calcext:value-type="float">
            <text:p>1935.2</text:p>
          </table:table-cell>
        </table:table-row>
        <table:table-row table:style-name="ro1">
          <table:table-cell office:value-type="float" office:value="24687875" calcext:value-type="float">
            <text:p>24687875</text:p>
          </table:table-cell>
          <table:table-cell table:formula="of:=[.A1545]/1000/(60*60*24)" office:value-type="time" office:time-value="PT06H51M27.875S" calcext:value-type="time">
            <text:p>06:51:28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5.71" calcext:value-type="float">
            <text:p>235.71</text:p>
          </table:table-cell>
          <table:table-cell office:value-type="float" office:value="1624.73" calcext:value-type="float">
            <text:p>1624.73</text:p>
          </table:table-cell>
          <table:table-cell office:value-type="float" office:value="1936.25" calcext:value-type="float">
            <text:p>1936.25</text:p>
          </table:table-cell>
        </table:table-row>
        <table:table-row table:style-name="ro1">
          <table:table-cell office:value-type="float" office:value="24703875" calcext:value-type="float">
            <text:p>24703875</text:p>
          </table:table-cell>
          <table:table-cell table:formula="of:=[.A1546]/1000/(60*60*24)" office:value-type="time" office:time-value="PT06H51M43.875S" calcext:value-type="time">
            <text:p>06:51:44</text:p>
          </table:table-cell>
          <table:table-cell office:value-type="float" office:value="1.09" calcext:value-type="float">
            <text:p>1.09</text:p>
          </table:table-cell>
          <table:table-cell office:value-type="float" office:value="216.9" calcext:value-type="float">
            <text:p>216.9</text:p>
          </table:table-cell>
          <table:table-cell office:value-type="float" office:value="235.49" calcext:value-type="float">
            <text:p>235.49</text:p>
          </table:table-cell>
          <table:table-cell office:value-type="float" office:value="1625.7" calcext:value-type="float">
            <text:p>1625.7</text:p>
          </table:table-cell>
          <table:table-cell office:value-type="float" office:value="1937.3" calcext:value-type="float">
            <text:p>1937.3</text:p>
          </table:table-cell>
        </table:table-row>
        <table:table-row table:style-name="ro1">
          <table:table-cell office:value-type="float" office:value="24719875" calcext:value-type="float">
            <text:p>24719875</text:p>
          </table:table-cell>
          <table:table-cell table:formula="of:=[.A1547]/1000/(60*60*24)" office:value-type="time" office:time-value="PT06H51M59.875S" calcext:value-type="time">
            <text:p>06:52:00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5.38" calcext:value-type="float">
            <text:p>235.38</text:p>
          </table:table-cell>
          <table:table-cell office:value-type="float" office:value="1626.66" calcext:value-type="float">
            <text:p>1626.66</text:p>
          </table:table-cell>
          <table:table-cell office:value-type="float" office:value="1938.35" calcext:value-type="float">
            <text:p>1938.35</text:p>
          </table:table-cell>
        </table:table-row>
        <table:table-row table:style-name="ro1">
          <table:table-cell office:value-type="float" office:value="24735875" calcext:value-type="float">
            <text:p>24735875</text:p>
          </table:table-cell>
          <table:table-cell table:formula="of:=[.A1548]/1000/(60*60*24)" office:value-type="time" office:time-value="PT06H52M15.875S" calcext:value-type="time">
            <text:p>06:52:16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5.27" calcext:value-type="float">
            <text:p>235.27</text:p>
          </table:table-cell>
          <table:table-cell office:value-type="float" office:value="1627.63" calcext:value-type="float">
            <text:p>1627.63</text:p>
          </table:table-cell>
          <table:table-cell office:value-type="float" office:value="1939.39" calcext:value-type="float">
            <text:p>1939.39</text:p>
          </table:table-cell>
        </table:table-row>
        <table:table-row table:style-name="ro1">
          <table:table-cell office:value-type="float" office:value="24751875" calcext:value-type="float">
            <text:p>24751875</text:p>
          </table:table-cell>
          <table:table-cell table:formula="of:=[.A1549]/1000/(60*60*24)" office:value-type="time" office:time-value="PT06H52M31.875S" calcext:value-type="time">
            <text:p>06:52:32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5.16" calcext:value-type="float">
            <text:p>235.16</text:p>
          </table:table-cell>
          <table:table-cell office:value-type="float" office:value="1628.59" calcext:value-type="float">
            <text:p>1628.59</text:p>
          </table:table-cell>
          <table:table-cell office:value-type="float" office:value="1940.44" calcext:value-type="float">
            <text:p>1940.44</text:p>
          </table:table-cell>
        </table:table-row>
        <table:table-row table:style-name="ro1">
          <table:table-cell office:value-type="float" office:value="24767875" calcext:value-type="float">
            <text:p>24767875</text:p>
          </table:table-cell>
          <table:table-cell table:formula="of:=[.A1550]/1000/(60*60*24)" office:value-type="time" office:time-value="PT06H52M47.875S" calcext:value-type="time">
            <text:p>06:52:48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5.15" calcext:value-type="float">
            <text:p>235.15</text:p>
          </table:table-cell>
          <table:table-cell office:value-type="float" office:value="1629.55" calcext:value-type="float">
            <text:p>1629.55</text:p>
          </table:table-cell>
          <table:table-cell office:value-type="float" office:value="1941.48" calcext:value-type="float">
            <text:p>1941.48</text:p>
          </table:table-cell>
        </table:table-row>
        <table:table-row table:style-name="ro1">
          <table:table-cell office:value-type="float" office:value="24783875" calcext:value-type="float">
            <text:p>24783875</text:p>
          </table:table-cell>
          <table:table-cell table:formula="of:=[.A1551]/1000/(60*60*24)" office:value-type="time" office:time-value="PT06H53M03.875S" calcext:value-type="time">
            <text:p>06:53:04</text:p>
          </table:table-cell>
          <table:table-cell office:value-type="float" office:value="1.09" calcext:value-type="float">
            <text:p>1.09</text:p>
          </table:table-cell>
          <table:table-cell office:value-type="float" office:value="216.5" calcext:value-type="float">
            <text:p>216.5</text:p>
          </table:table-cell>
          <table:table-cell office:value-type="float" office:value="235.04" calcext:value-type="float">
            <text:p>235.04</text:p>
          </table:table-cell>
          <table:table-cell office:value-type="float" office:value="1630.51" calcext:value-type="float">
            <text:p>1630.51</text:p>
          </table:table-cell>
          <table:table-cell office:value-type="float" office:value="1942.53" calcext:value-type="float">
            <text:p>1942.53</text:p>
          </table:table-cell>
        </table:table-row>
        <table:table-row table:style-name="ro1">
          <table:table-cell office:value-type="float" office:value="24799875" calcext:value-type="float">
            <text:p>24799875</text:p>
          </table:table-cell>
          <table:table-cell table:formula="of:=[.A1552]/1000/(60*60*24)" office:value-type="time" office:time-value="PT06H53M19.875S" calcext:value-type="time">
            <text:p>06:53:20</text:p>
          </table:table-cell>
          <table:table-cell office:value-type="float" office:value="1.09" calcext:value-type="float">
            <text:p>1.09</text:p>
          </table:table-cell>
          <table:table-cell office:value-type="float" office:value="216.4" calcext:value-type="float">
            <text:p>216.4</text:p>
          </table:table-cell>
          <table:table-cell office:value-type="float" office:value="234.93" calcext:value-type="float">
            <text:p>234.93</text:p>
          </table:table-cell>
          <table:table-cell office:value-type="float" office:value="1631.48" calcext:value-type="float">
            <text:p>1631.48</text:p>
          </table:table-cell>
          <table:table-cell office:value-type="float" office:value="1943.57" calcext:value-type="float">
            <text:p>1943.57</text:p>
          </table:table-cell>
        </table:table-row>
        <table:table-row table:style-name="ro1">
          <table:table-cell office:value-type="float" office:value="24815875" calcext:value-type="float">
            <text:p>24815875</text:p>
          </table:table-cell>
          <table:table-cell table:formula="of:=[.A1553]/1000/(60*60*24)" office:value-type="time" office:time-value="PT06H53M35.875S" calcext:value-type="time">
            <text:p>06:53:36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4.82" calcext:value-type="float">
            <text:p>234.82</text:p>
          </table:table-cell>
          <table:table-cell office:value-type="float" office:value="1632.44" calcext:value-type="float">
            <text:p>1632.44</text:p>
          </table:table-cell>
          <table:table-cell office:value-type="float" office:value="1944.62" calcext:value-type="float">
            <text:p>1944.62</text:p>
          </table:table-cell>
        </table:table-row>
        <table:table-row table:style-name="ro1">
          <table:table-cell office:value-type="float" office:value="24831875" calcext:value-type="float">
            <text:p>24831875</text:p>
          </table:table-cell>
          <table:table-cell table:formula="of:=[.A1554]/1000/(60*60*24)" office:value-type="time" office:time-value="PT06H53M51.875S" calcext:value-type="time">
            <text:p>06:53:52</text:p>
          </table:table-cell>
          <table:table-cell office:value-type="float" office:value="1.08" calcext:value-type="float">
            <text:p>1.08</text:p>
          </table:table-cell>
          <table:table-cell office:value-type="float" office:value="216.2" calcext:value-type="float">
            <text:p>216.2</text:p>
          </table:table-cell>
          <table:table-cell office:value-type="float" office:value="233.85" calcext:value-type="float">
            <text:p>233.85</text:p>
          </table:table-cell>
          <table:table-cell office:value-type="float" office:value="1633.4" calcext:value-type="float">
            <text:p>1633.4</text:p>
          </table:table-cell>
          <table:table-cell office:value-type="float" office:value="1945.66" calcext:value-type="float">
            <text:p>1945.66</text:p>
          </table:table-cell>
        </table:table-row>
        <table:table-row table:style-name="ro1">
          <table:table-cell office:value-type="float" office:value="24847875" calcext:value-type="float">
            <text:p>24847875</text:p>
          </table:table-cell>
          <table:table-cell table:formula="of:=[.A1555]/1000/(60*60*24)" office:value-type="time" office:time-value="PT06H54M07.875S" calcext:value-type="time">
            <text:p>06:54:08</text:p>
          </table:table-cell>
          <table:table-cell office:value-type="float" office:value="1.08" calcext:value-type="float">
            <text:p>1.08</text:p>
          </table:table-cell>
          <table:table-cell office:value-type="float" office:value="216.1" calcext:value-type="float">
            <text:p>216.1</text:p>
          </table:table-cell>
          <table:table-cell office:value-type="float" office:value="233.74" calcext:value-type="float">
            <text:p>233.74</text:p>
          </table:table-cell>
          <table:table-cell office:value-type="float" office:value="1634.36" calcext:value-type="float">
            <text:p>1634.36</text:p>
          </table:table-cell>
          <table:table-cell office:value-type="float" office:value="1946.7" calcext:value-type="float">
            <text:p>1946.7</text:p>
          </table:table-cell>
        </table:table-row>
        <table:table-row table:style-name="ro1">
          <table:table-cell office:value-type="float" office:value="24863875" calcext:value-type="float">
            <text:p>24863875</text:p>
          </table:table-cell>
          <table:table-cell table:formula="of:=[.A1556]/1000/(60*60*24)" office:value-type="time" office:time-value="PT06H54M23.875S" calcext:value-type="time">
            <text:p>06:54:24</text:p>
          </table:table-cell>
          <table:table-cell office:value-type="float" office:value="1.08" calcext:value-type="float">
            <text:p>1.08</text:p>
          </table:table-cell>
          <table:table-cell office:value-type="float" office:value="216" calcext:value-type="float">
            <text:p>216</text:p>
          </table:table-cell>
          <table:table-cell office:value-type="float" office:value="233.63" calcext:value-type="float">
            <text:p>233.63</text:p>
          </table:table-cell>
          <table:table-cell office:value-type="float" office:value="1635.32" calcext:value-type="float">
            <text:p>1635.32</text:p>
          </table:table-cell>
          <table:table-cell office:value-type="float" office:value="1947.74" calcext:value-type="float">
            <text:p>1947.74</text:p>
          </table:table-cell>
        </table:table-row>
        <table:table-row table:style-name="ro1">
          <table:table-cell office:value-type="float" office:value="24879875" calcext:value-type="float">
            <text:p>24879875</text:p>
          </table:table-cell>
          <table:table-cell table:formula="of:=[.A1557]/1000/(60*60*24)" office:value-type="time" office:time-value="PT06H54M39.875S" calcext:value-type="time">
            <text:p>06:54:40</text:p>
          </table:table-cell>
          <table:table-cell office:value-type="float" office:value="1.08" calcext:value-type="float">
            <text:p>1.08</text:p>
          </table:table-cell>
          <table:table-cell office:value-type="float" office:value="216" calcext:value-type="float">
            <text:p>216</text:p>
          </table:table-cell>
          <table:table-cell office:value-type="float" office:value="233.62" calcext:value-type="float">
            <text:p>233.62</text:p>
          </table:table-cell>
          <table:table-cell office:value-type="float" office:value="1636.28" calcext:value-type="float">
            <text:p>1636.28</text:p>
          </table:table-cell>
          <table:table-cell office:value-type="float" office:value="1948.78" calcext:value-type="float">
            <text:p>1948.78</text:p>
          </table:table-cell>
        </table:table-row>
        <table:table-row table:style-name="ro1">
          <table:table-cell office:value-type="float" office:value="24895875" calcext:value-type="float">
            <text:p>24895875</text:p>
          </table:table-cell>
          <table:table-cell table:formula="of:=[.A1558]/1000/(60*60*24)" office:value-type="time" office:time-value="PT06H54M55.875S" calcext:value-type="time">
            <text:p>06:54:56</text:p>
          </table:table-cell>
          <table:table-cell office:value-type="float" office:value="1.08" calcext:value-type="float">
            <text:p>1.08</text:p>
          </table:table-cell>
          <table:table-cell office:value-type="float" office:value="215.8" calcext:value-type="float">
            <text:p>215.8</text:p>
          </table:table-cell>
          <table:table-cell office:value-type="float" office:value="233.4" calcext:value-type="float">
            <text:p>233.4</text:p>
          </table:table-cell>
          <table:table-cell office:value-type="float" office:value="1637.24" calcext:value-type="float">
            <text:p>1637.24</text:p>
          </table:table-cell>
          <table:table-cell office:value-type="float" office:value="1949.81" calcext:value-type="float">
            <text:p>1949.81</text:p>
          </table:table-cell>
        </table:table-row>
        <table:table-row table:style-name="ro1">
          <table:table-cell office:value-type="float" office:value="24911875" calcext:value-type="float">
            <text:p>24911875</text:p>
          </table:table-cell>
          <table:table-cell table:formula="of:=[.A1559]/1000/(60*60*24)" office:value-type="time" office:time-value="PT06H55M11.875S" calcext:value-type="time">
            <text:p>06:55:12</text:p>
          </table:table-cell>
          <table:table-cell office:value-type="float" office:value="1.08" calcext:value-type="float">
            <text:p>1.08</text:p>
          </table:table-cell>
          <table:table-cell office:value-type="float" office:value="215.8" calcext:value-type="float">
            <text:p>215.8</text:p>
          </table:table-cell>
          <table:table-cell office:value-type="float" office:value="233.4" calcext:value-type="float">
            <text:p>233.4</text:p>
          </table:table-cell>
          <table:table-cell office:value-type="float" office:value="1638.2" calcext:value-type="float">
            <text:p>1638.2</text:p>
          </table:table-cell>
          <table:table-cell office:value-type="float" office:value="1950.85" calcext:value-type="float">
            <text:p>1950.85</text:p>
          </table:table-cell>
        </table:table-row>
        <table:table-row table:style-name="ro1">
          <table:table-cell office:value-type="float" office:value="24927875" calcext:value-type="float">
            <text:p>24927875</text:p>
          </table:table-cell>
          <table:table-cell table:formula="of:=[.A1560]/1000/(60*60*24)" office:value-type="time" office:time-value="PT06H55M27.875S" calcext:value-type="time">
            <text:p>06:55:28</text:p>
          </table:table-cell>
          <table:table-cell office:value-type="float" office:value="1.08" calcext:value-type="float">
            <text:p>1.08</text:p>
          </table:table-cell>
          <table:table-cell office:value-type="float" office:value="215.6" calcext:value-type="float">
            <text:p>215.6</text:p>
          </table:table-cell>
          <table:table-cell office:value-type="float" office:value="233.18" calcext:value-type="float">
            <text:p>233.18</text:p>
          </table:table-cell>
          <table:table-cell office:value-type="float" office:value="1639.16" calcext:value-type="float">
            <text:p>1639.16</text:p>
          </table:table-cell>
          <table:table-cell office:value-type="float" office:value="1951.89" calcext:value-type="float">
            <text:p>1951.89</text:p>
          </table:table-cell>
        </table:table-row>
        <table:table-row table:style-name="ro1">
          <table:table-cell office:value-type="float" office:value="24943875" calcext:value-type="float">
            <text:p>24943875</text:p>
          </table:table-cell>
          <table:table-cell table:formula="of:=[.A1561]/1000/(60*60*24)" office:value-type="time" office:time-value="PT06H55M43.875S" calcext:value-type="time">
            <text:p>06:55:44</text:p>
          </table:table-cell>
          <table:table-cell office:value-type="float" office:value="1.08" calcext:value-type="float">
            <text:p>1.08</text:p>
          </table:table-cell>
          <table:table-cell office:value-type="float" office:value="215.5" calcext:value-type="float">
            <text:p>215.5</text:p>
          </table:table-cell>
          <table:table-cell office:value-type="float" office:value="233.07" calcext:value-type="float">
            <text:p>233.07</text:p>
          </table:table-cell>
          <table:table-cell office:value-type="float" office:value="1640.12" calcext:value-type="float">
            <text:p>1640.12</text:p>
          </table:table-cell>
          <table:table-cell office:value-type="float" office:value="1952.92" calcext:value-type="float">
            <text:p>1952.92</text:p>
          </table:table-cell>
        </table:table-row>
        <table:table-row table:style-name="ro1">
          <table:table-cell office:value-type="float" office:value="24959875" calcext:value-type="float">
            <text:p>24959875</text:p>
          </table:table-cell>
          <table:table-cell table:formula="of:=[.A1562]/1000/(60*60*24)" office:value-type="time" office:time-value="PT06H55M59.875S" calcext:value-type="time">
            <text:p>06:56:00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97" calcext:value-type="float">
            <text:p>232.97</text:p>
          </table:table-cell>
          <table:table-cell office:value-type="float" office:value="1641.07" calcext:value-type="float">
            <text:p>1641.07</text:p>
          </table:table-cell>
          <table:table-cell office:value-type="float" office:value="1953.96" calcext:value-type="float">
            <text:p>1953.96</text:p>
          </table:table-cell>
        </table:table-row>
        <table:table-row table:style-name="ro1">
          <table:table-cell office:value-type="float" office:value="24975875" calcext:value-type="float">
            <text:p>24975875</text:p>
          </table:table-cell>
          <table:table-cell table:formula="of:=[.A1563]/1000/(60*60*24)" office:value-type="time" office:time-value="PT06H56M15.875S" calcext:value-type="time">
            <text:p>06:56:16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96" calcext:value-type="float">
            <text:p>232.96</text:p>
          </table:table-cell>
          <table:table-cell office:value-type="float" office:value="1642.03" calcext:value-type="float">
            <text:p>1642.03</text:p>
          </table:table-cell>
          <table:table-cell office:value-type="float" office:value="1954.99" calcext:value-type="float">
            <text:p>1954.99</text:p>
          </table:table-cell>
        </table:table-row>
        <table:table-row table:style-name="ro1">
          <table:table-cell office:value-type="float" office:value="24991875" calcext:value-type="float">
            <text:p>24991875</text:p>
          </table:table-cell>
          <table:table-cell table:formula="of:=[.A1564]/1000/(60*60*24)" office:value-type="time" office:time-value="PT06H56M31.875S" calcext:value-type="time">
            <text:p>06:56:32</text:p>
          </table:table-cell>
          <table:table-cell office:value-type="float" office:value="1.08" calcext:value-type="float">
            <text:p>1.08</text:p>
          </table:table-cell>
          <table:table-cell office:value-type="float" office:value="215.3" calcext:value-type="float">
            <text:p>215.3</text:p>
          </table:table-cell>
          <table:table-cell office:value-type="float" office:value="231.99" calcext:value-type="float">
            <text:p>231.99</text:p>
          </table:table-cell>
          <table:table-cell office:value-type="float" office:value="1642.99" calcext:value-type="float">
            <text:p>1642.99</text:p>
          </table:table-cell>
          <table:table-cell office:value-type="float" office:value="1956.02" calcext:value-type="float">
            <text:p>1956.02</text:p>
          </table:table-cell>
        </table:table-row>
        <table:table-row table:style-name="ro1">
          <table:table-cell office:value-type="float" office:value="25007875" calcext:value-type="float">
            <text:p>25007875</text:p>
          </table:table-cell>
          <table:table-cell table:formula="of:=[.A1565]/1000/(60*60*24)" office:value-type="time" office:time-value="PT06H56M47.875S" calcext:value-type="time">
            <text:p>06:56:48</text:p>
          </table:table-cell>
          <table:table-cell office:value-type="float" office:value="1.08" calcext:value-type="float">
            <text:p>1.08</text:p>
          </table:table-cell>
          <table:table-cell office:value-type="float" office:value="215.2" calcext:value-type="float">
            <text:p>215.2</text:p>
          </table:table-cell>
          <table:table-cell office:value-type="float" office:value="231.88" calcext:value-type="float">
            <text:p>231.88</text:p>
          </table:table-cell>
          <table:table-cell office:value-type="float" office:value="1643.94" calcext:value-type="float">
            <text:p>1643.94</text:p>
          </table:table-cell>
          <table:table-cell office:value-type="float" office:value="1957.05" calcext:value-type="float">
            <text:p>1957.05</text:p>
          </table:table-cell>
        </table:table-row>
        <table:table-row table:style-name="ro1">
          <table:table-cell office:value-type="float" office:value="25023875" calcext:value-type="float">
            <text:p>25023875</text:p>
          </table:table-cell>
          <table:table-cell table:formula="of:=[.A1566]/1000/(60*60*24)" office:value-type="time" office:time-value="PT06H57M03.875S" calcext:value-type="time">
            <text:p>06:57:04</text:p>
          </table:table-cell>
          <table:table-cell office:value-type="float" office:value="1.08" calcext:value-type="float">
            <text:p>1.08</text:p>
          </table:table-cell>
          <table:table-cell office:value-type="float" office:value="215.1" calcext:value-type="float">
            <text:p>215.1</text:p>
          </table:table-cell>
          <table:table-cell office:value-type="float" office:value="231.77" calcext:value-type="float">
            <text:p>231.77</text:p>
          </table:table-cell>
          <table:table-cell office:value-type="float" office:value="1644.9" calcext:value-type="float">
            <text:p>1644.9</text:p>
          </table:table-cell>
          <table:table-cell office:value-type="float" office:value="1958.08" calcext:value-type="float">
            <text:p>1958.08</text:p>
          </table:table-cell>
        </table:table-row>
        <table:table-row table:style-name="ro1">
          <table:table-cell office:value-type="float" office:value="25039875" calcext:value-type="float">
            <text:p>25039875</text:p>
          </table:table-cell>
          <table:table-cell table:formula="of:=[.A1567]/1000/(60*60*24)" office:value-type="time" office:time-value="PT06H57M19.875S" calcext:value-type="time">
            <text:p>06:57:20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1.66" calcext:value-type="float">
            <text:p>231.66</text:p>
          </table:table-cell>
          <table:table-cell office:value-type="float" office:value="1645.85" calcext:value-type="float">
            <text:p>1645.85</text:p>
          </table:table-cell>
          <table:table-cell office:value-type="float" office:value="1959.11" calcext:value-type="float">
            <text:p>1959.11</text:p>
          </table:table-cell>
        </table:table-row>
        <table:table-row table:style-name="ro1">
          <table:table-cell office:value-type="float" office:value="25055875" calcext:value-type="float">
            <text:p>25055875</text:p>
          </table:table-cell>
          <table:table-cell table:formula="of:=[.A1568]/1000/(60*60*24)" office:value-type="time" office:time-value="PT06H57M35.875S" calcext:value-type="time">
            <text:p>06:57:36</text:p>
          </table:table-cell>
          <table:table-cell office:value-type="float" office:value="1.08" calcext:value-type="float">
            <text:p>1.08</text:p>
          </table:table-cell>
          <table:table-cell office:value-type="float" office:value="214.8" calcext:value-type="float">
            <text:p>214.8</text:p>
          </table:table-cell>
          <table:table-cell office:value-type="float" office:value="231.44" calcext:value-type="float">
            <text:p>231.44</text:p>
          </table:table-cell>
          <table:table-cell office:value-type="float" office:value="1646.81" calcext:value-type="float">
            <text:p>1646.81</text:p>
          </table:table-cell>
          <table:table-cell office:value-type="float" office:value="1960.14" calcext:value-type="float">
            <text:p>1960.14</text:p>
          </table:table-cell>
        </table:table-row>
        <table:table-row table:style-name="ro1">
          <table:table-cell office:value-type="float" office:value="25071875" calcext:value-type="float">
            <text:p>25071875</text:p>
          </table:table-cell>
          <table:table-cell table:formula="of:=[.A1569]/1000/(60*60*24)" office:value-type="time" office:time-value="PT06H57M51.875S" calcext:value-type="time">
            <text:p>06:57:52</text:p>
          </table:table-cell>
          <table:table-cell office:value-type="float" office:value="1.08" calcext:value-type="float">
            <text:p>1.08</text:p>
          </table:table-cell>
          <table:table-cell office:value-type="float" office:value="214.7" calcext:value-type="float">
            <text:p>214.7</text:p>
          </table:table-cell>
          <table:table-cell office:value-type="float" office:value="231.33" calcext:value-type="float">
            <text:p>231.33</text:p>
          </table:table-cell>
          <table:table-cell office:value-type="float" office:value="1647.76" calcext:value-type="float">
            <text:p>1647.76</text:p>
          </table:table-cell>
          <table:table-cell office:value-type="float" office:value="1961.17" calcext:value-type="float">
            <text:p>1961.17</text:p>
          </table:table-cell>
        </table:table-row>
        <table:table-row table:style-name="ro1">
          <table:table-cell office:value-type="float" office:value="25087875" calcext:value-type="float">
            <text:p>25087875</text:p>
          </table:table-cell>
          <table:table-cell table:formula="of:=[.A1570]/1000/(60*60*24)" office:value-type="time" office:time-value="PT06H58M07.875S" calcext:value-type="time">
            <text:p>06:58:08</text:p>
          </table:table-cell>
          <table:table-cell office:value-type="float" office:value="1.07" calcext:value-type="float">
            <text:p>1.07</text:p>
          </table:table-cell>
          <table:table-cell office:value-type="float" office:value="214.6" calcext:value-type="float">
            <text:p>214.6</text:p>
          </table:table-cell>
          <table:table-cell office:value-type="float" office:value="230.36" calcext:value-type="float">
            <text:p>230.36</text:p>
          </table:table-cell>
          <table:table-cell office:value-type="float" office:value="1648.72" calcext:value-type="float">
            <text:p>1648.72</text:p>
          </table:table-cell>
          <table:table-cell office:value-type="float" office:value="1962.2" calcext:value-type="float">
            <text:p>1962.2</text:p>
          </table:table-cell>
        </table:table-row>
        <table:table-row table:style-name="ro1">
          <table:table-cell office:value-type="float" office:value="25103875" calcext:value-type="float">
            <text:p>25103875</text:p>
          </table:table-cell>
          <table:table-cell table:formula="of:=[.A1571]/1000/(60*60*24)" office:value-type="time" office:time-value="PT06H58M23.875S" calcext:value-type="time">
            <text:p>06:58:24</text:p>
          </table:table-cell>
          <table:table-cell office:value-type="float" office:value="1.07" calcext:value-type="float">
            <text:p>1.07</text:p>
          </table:table-cell>
          <table:table-cell office:value-type="float" office:value="214.5" calcext:value-type="float">
            <text:p>214.5</text:p>
          </table:table-cell>
          <table:table-cell office:value-type="float" office:value="230.26" calcext:value-type="float">
            <text:p>230.26</text:p>
          </table:table-cell>
          <table:table-cell office:value-type="float" office:value="1649.67" calcext:value-type="float">
            <text:p>1649.67</text:p>
          </table:table-cell>
          <table:table-cell office:value-type="float" office:value="1963.22" calcext:value-type="float">
            <text:p>1963.22</text:p>
          </table:table-cell>
        </table:table-row>
        <table:table-row table:style-name="ro1">
          <table:table-cell office:value-type="float" office:value="25119875" calcext:value-type="float">
            <text:p>25119875</text:p>
          </table:table-cell>
          <table:table-cell table:formula="of:=[.A1572]/1000/(60*60*24)" office:value-type="time" office:time-value="PT06H58M39.875S" calcext:value-type="time">
            <text:p>06:58:40</text:p>
          </table:table-cell>
          <table:table-cell office:value-type="float" office:value="1.07" calcext:value-type="float">
            <text:p>1.07</text:p>
          </table:table-cell>
          <table:table-cell office:value-type="float" office:value="214.4" calcext:value-type="float">
            <text:p>214.4</text:p>
          </table:table-cell>
          <table:table-cell office:value-type="float" office:value="230.14" calcext:value-type="float">
            <text:p>230.14</text:p>
          </table:table-cell>
          <table:table-cell office:value-type="float" office:value="1650.63" calcext:value-type="float">
            <text:p>1650.63</text:p>
          </table:table-cell>
          <table:table-cell office:value-type="float" office:value="1964.24" calcext:value-type="float">
            <text:p>1964.24</text:p>
          </table:table-cell>
        </table:table-row>
        <table:table-row table:style-name="ro1">
          <table:table-cell office:value-type="float" office:value="25135875" calcext:value-type="float">
            <text:p>25135875</text:p>
          </table:table-cell>
          <table:table-cell table:formula="of:=[.A1573]/1000/(60*60*24)" office:value-type="time" office:time-value="PT06H58M55.875S" calcext:value-type="time">
            <text:p>06:58:56</text:p>
          </table:table-cell>
          <table:table-cell office:value-type="float" office:value="1.07" calcext:value-type="float">
            <text:p>1.07</text:p>
          </table:table-cell>
          <table:table-cell office:value-type="float" office:value="214.2" calcext:value-type="float">
            <text:p>214.2</text:p>
          </table:table-cell>
          <table:table-cell office:value-type="float" office:value="229.93" calcext:value-type="float">
            <text:p>229.93</text:p>
          </table:table-cell>
          <table:table-cell office:value-type="float" office:value="1651.58" calcext:value-type="float">
            <text:p>1651.58</text:p>
          </table:table-cell>
          <table:table-cell office:value-type="float" office:value="1965.27" calcext:value-type="float">
            <text:p>1965.27</text:p>
          </table:table-cell>
        </table:table-row>
        <table:table-row table:style-name="ro1">
          <table:table-cell office:value-type="float" office:value="25151875" calcext:value-type="float">
            <text:p>25151875</text:p>
          </table:table-cell>
          <table:table-cell table:formula="of:=[.A1574]/1000/(60*60*24)" office:value-type="time" office:time-value="PT06H59M11.875S" calcext:value-type="time">
            <text:p>06:59:12</text:p>
          </table:table-cell>
          <table:table-cell office:value-type="float" office:value="1.07" calcext:value-type="float">
            <text:p>1.07</text:p>
          </table:table-cell>
          <table:table-cell office:value-type="float" office:value="214.2" calcext:value-type="float">
            <text:p>214.2</text:p>
          </table:table-cell>
          <table:table-cell office:value-type="float" office:value="229.93" calcext:value-type="float">
            <text:p>229.93</text:p>
          </table:table-cell>
          <table:table-cell office:value-type="float" office:value="1652.53" calcext:value-type="float">
            <text:p>1652.53</text:p>
          </table:table-cell>
          <table:table-cell office:value-type="float" office:value="1966.29" calcext:value-type="float">
            <text:p>1966.29</text:p>
          </table:table-cell>
        </table:table-row>
        <table:table-row table:style-name="ro1">
          <table:table-cell office:value-type="float" office:value="25167875" calcext:value-type="float">
            <text:p>25167875</text:p>
          </table:table-cell>
          <table:table-cell table:formula="of:=[.A1575]/1000/(60*60*24)" office:value-type="time" office:time-value="PT06H59M27.875S" calcext:value-type="time">
            <text:p>06:59:28</text:p>
          </table:table-cell>
          <table:table-cell office:value-type="float" office:value="1.07" calcext:value-type="float">
            <text:p>1.07</text:p>
          </table:table-cell>
          <table:table-cell office:value-type="float" office:value="214.1" calcext:value-type="float">
            <text:p>214.1</text:p>
          </table:table-cell>
          <table:table-cell office:value-type="float" office:value="229.81" calcext:value-type="float">
            <text:p>229.81</text:p>
          </table:table-cell>
          <table:table-cell office:value-type="float" office:value="1653.48" calcext:value-type="float">
            <text:p>1653.48</text:p>
          </table:table-cell>
          <table:table-cell office:value-type="float" office:value="1967.31" calcext:value-type="float">
            <text:p>1967.31</text:p>
          </table:table-cell>
        </table:table-row>
        <table:table-row table:style-name="ro1">
          <table:table-cell office:value-type="float" office:value="25183875" calcext:value-type="float">
            <text:p>25183875</text:p>
          </table:table-cell>
          <table:table-cell table:formula="of:=[.A1576]/1000/(60*60*24)" office:value-type="time" office:time-value="PT06H59M43.875S" calcext:value-type="time">
            <text:p>06:59:44</text:p>
          </table:table-cell>
          <table:table-cell office:value-type="float" office:value="1.07" calcext:value-type="float">
            <text:p>1.07</text:p>
          </table:table-cell>
          <table:table-cell office:value-type="float" office:value="213.9" calcext:value-type="float">
            <text:p>213.9</text:p>
          </table:table-cell>
          <table:table-cell office:value-type="float" office:value="228.74" calcext:value-type="float">
            <text:p>228.74</text:p>
          </table:table-cell>
          <table:table-cell office:value-type="float" office:value="1654.43" calcext:value-type="float">
            <text:p>1654.43</text:p>
          </table:table-cell>
          <table:table-cell office:value-type="float" office:value="1968.33" calcext:value-type="float">
            <text:p>1968.33</text:p>
          </table:table-cell>
        </table:table-row>
        <table:table-row table:style-name="ro1">
          <table:table-cell office:value-type="float" office:value="25199875" calcext:value-type="float">
            <text:p>25199875</text:p>
          </table:table-cell>
          <table:table-cell table:formula="of:=[.A1577]/1000/(60*60*24)" office:value-type="time" office:time-value="PT06H59M59.875S" calcext:value-type="time">
            <text:p>07:00:00</text:p>
          </table:table-cell>
          <table:table-cell office:value-type="float" office:value="1.07" calcext:value-type="float">
            <text:p>1.07</text:p>
          </table:table-cell>
          <table:table-cell office:value-type="float" office:value="213.8" calcext:value-type="float">
            <text:p>213.8</text:p>
          </table:table-cell>
          <table:table-cell office:value-type="float" office:value="228.63" calcext:value-type="float">
            <text:p>228.63</text:p>
          </table:table-cell>
          <table:table-cell office:value-type="float" office:value="1655.38" calcext:value-type="float">
            <text:p>1655.38</text:p>
          </table:table-cell>
          <table:table-cell office:value-type="float" office:value="1969.35" calcext:value-type="float">
            <text:p>1969.35</text:p>
          </table:table-cell>
        </table:table-row>
        <table:table-row table:style-name="ro1">
          <table:table-cell office:value-type="float" office:value="25215875" calcext:value-type="float">
            <text:p>25215875</text:p>
          </table:table-cell>
          <table:table-cell table:formula="of:=[.A1578]/1000/(60*60*24)" office:value-type="time" office:time-value="PT07H00M15.875S" calcext:value-type="time">
            <text:p>07:00:16</text:p>
          </table:table-cell>
          <table:table-cell office:value-type="float" office:value="1.07" calcext:value-type="float">
            <text:p>1.07</text:p>
          </table:table-cell>
          <table:table-cell office:value-type="float" office:value="213.7" calcext:value-type="float">
            <text:p>213.7</text:p>
          </table:table-cell>
          <table:table-cell office:value-type="float" office:value="228.52" calcext:value-type="float">
            <text:p>228.52</text:p>
          </table:table-cell>
          <table:table-cell office:value-type="float" office:value="1656.33" calcext:value-type="float">
            <text:p>1656.33</text:p>
          </table:table-cell>
          <table:table-cell office:value-type="float" office:value="1970.36" calcext:value-type="float">
            <text:p>1970.36</text:p>
          </table:table-cell>
        </table:table-row>
        <table:table-row table:style-name="ro1">
          <table:table-cell office:value-type="float" office:value="25231875" calcext:value-type="float">
            <text:p>25231875</text:p>
          </table:table-cell>
          <table:table-cell table:formula="of:=[.A1579]/1000/(60*60*24)" office:value-type="time" office:time-value="PT07H00M31.875S" calcext:value-type="time">
            <text:p>07:00:32</text:p>
          </table:table-cell>
          <table:table-cell office:value-type="float" office:value="1.07" calcext:value-type="float">
            <text:p>1.07</text:p>
          </table:table-cell>
          <table:table-cell office:value-type="float" office:value="213.5" calcext:value-type="float">
            <text:p>213.5</text:p>
          </table:table-cell>
          <table:table-cell office:value-type="float" office:value="228.31" calcext:value-type="float">
            <text:p>228.31</text:p>
          </table:table-cell>
          <table:table-cell office:value-type="float" office:value="1657.28" calcext:value-type="float">
            <text:p>1657.28</text:p>
          </table:table-cell>
          <table:table-cell office:value-type="float" office:value="1971.38" calcext:value-type="float">
            <text:p>1971.38</text:p>
          </table:table-cell>
        </table:table-row>
        <table:table-row table:style-name="ro1">
          <table:table-cell office:value-type="float" office:value="25247875" calcext:value-type="float">
            <text:p>25247875</text:p>
          </table:table-cell>
          <table:table-cell table:formula="of:=[.A1580]/1000/(60*60*24)" office:value-type="time" office:time-value="PT07H00M47.875S" calcext:value-type="time">
            <text:p>07:00:48</text:p>
          </table:table-cell>
          <table:table-cell office:value-type="float" office:value="1.07" calcext:value-type="float">
            <text:p>1.07</text:p>
          </table:table-cell>
          <table:table-cell office:value-type="float" office:value="213.4" calcext:value-type="float">
            <text:p>213.4</text:p>
          </table:table-cell>
          <table:table-cell office:value-type="float" office:value="228.2" calcext:value-type="float">
            <text:p>228.2</text:p>
          </table:table-cell>
          <table:table-cell office:value-type="float" office:value="1658.23" calcext:value-type="float">
            <text:p>1658.23</text:p>
          </table:table-cell>
          <table:table-cell office:value-type="float" office:value="1972.39" calcext:value-type="float">
            <text:p>1972.39</text:p>
          </table:table-cell>
        </table:table-row>
        <table:table-row table:style-name="ro1">
          <table:table-cell office:value-type="float" office:value="25263875" calcext:value-type="float">
            <text:p>25263875</text:p>
          </table:table-cell>
          <table:table-cell table:formula="of:=[.A1581]/1000/(60*60*24)" office:value-type="time" office:time-value="PT07H01M03.875S" calcext:value-type="time">
            <text:p>07:01:04</text:p>
          </table:table-cell>
          <table:table-cell office:value-type="float" office:value="1.07" calcext:value-type="float">
            <text:p>1.07</text:p>
          </table:table-cell>
          <table:table-cell office:value-type="float" office:value="213.3" calcext:value-type="float">
            <text:p>213.3</text:p>
          </table:table-cell>
          <table:table-cell office:value-type="float" office:value="228.09" calcext:value-type="float">
            <text:p>228.09</text:p>
          </table:table-cell>
          <table:table-cell office:value-type="float" office:value="1659.18" calcext:value-type="float">
            <text:p>1659.18</text:p>
          </table:table-cell>
          <table:table-cell office:value-type="float" office:value="1973.41" calcext:value-type="float">
            <text:p>1973.41</text:p>
          </table:table-cell>
        </table:table-row>
        <table:table-row table:style-name="ro1">
          <table:table-cell office:value-type="float" office:value="25279874" calcext:value-type="float">
            <text:p>25279874</text:p>
          </table:table-cell>
          <table:table-cell table:formula="of:=[.A1582]/1000/(60*60*24)" office:value-type="time" office:time-value="PT07H01M19.874S" calcext:value-type="time">
            <text:p>07:01:20</text:p>
          </table:table-cell>
          <table:table-cell office:value-type="float" office:value="1.07" calcext:value-type="float">
            <text:p>1.07</text:p>
          </table:table-cell>
          <table:table-cell office:value-type="float" office:value="213.2" calcext:value-type="float">
            <text:p>213.2</text:p>
          </table:table-cell>
          <table:table-cell office:value-type="float" office:value="227.12" calcext:value-type="float">
            <text:p>227.12</text:p>
          </table:table-cell>
          <table:table-cell office:value-type="float" office:value="1660.13" calcext:value-type="float">
            <text:p>1660.13</text:p>
          </table:table-cell>
          <table:table-cell office:value-type="float" office:value="1974.42" calcext:value-type="float">
            <text:p>1974.42</text:p>
          </table:table-cell>
        </table:table-row>
        <table:table-row table:style-name="ro1">
          <table:table-cell office:value-type="float" office:value="25295875" calcext:value-type="float">
            <text:p>25295875</text:p>
          </table:table-cell>
          <table:table-cell table:formula="of:=[.A1583]/1000/(60*60*24)" office:value-type="time" office:time-value="PT07H01M35.875S" calcext:value-type="time">
            <text:p>07:01:36</text:p>
          </table:table-cell>
          <table:table-cell office:value-type="float" office:value="1.07" calcext:value-type="float">
            <text:p>1.07</text:p>
          </table:table-cell>
          <table:table-cell office:value-type="float" office:value="213" calcext:value-type="float">
            <text:p>213</text:p>
          </table:table-cell>
          <table:table-cell office:value-type="float" office:value="227.76" calcext:value-type="float">
            <text:p>227.76</text:p>
          </table:table-cell>
          <table:table-cell office:value-type="float" office:value="1661.07" calcext:value-type="float">
            <text:p>1661.07</text:p>
          </table:table-cell>
          <table:table-cell office:value-type="float" office:value="1975.43" calcext:value-type="float">
            <text:p>1975.43</text:p>
          </table:table-cell>
        </table:table-row>
        <table:table-row table:style-name="ro1">
          <table:table-cell office:value-type="float" office:value="25311875" calcext:value-type="float">
            <text:p>25311875</text:p>
          </table:table-cell>
          <table:table-cell table:formula="of:=[.A1584]/1000/(60*60*24)" office:value-type="time" office:time-value="PT07H01M51.875S" calcext:value-type="time">
            <text:p>07:01:52</text:p>
          </table:table-cell>
          <table:table-cell office:value-type="float" office:value="1.07" calcext:value-type="float">
            <text:p>1.07</text:p>
          </table:table-cell>
          <table:table-cell office:value-type="float" office:value="212.9" calcext:value-type="float">
            <text:p>212.9</text:p>
          </table:table-cell>
          <table:table-cell office:value-type="float" office:value="226.8" calcext:value-type="float">
            <text:p>226.8</text:p>
          </table:table-cell>
          <table:table-cell office:value-type="float" office:value="1662.02" calcext:value-type="float">
            <text:p>1662.02</text:p>
          </table:table-cell>
          <table:table-cell office:value-type="float" office:value="1976.44" calcext:value-type="float">
            <text:p>1976.44</text:p>
          </table:table-cell>
        </table:table-row>
        <table:table-row table:style-name="ro1">
          <table:table-cell office:value-type="float" office:value="25327875" calcext:value-type="float">
            <text:p>25327875</text:p>
          </table:table-cell>
          <table:table-cell table:formula="of:=[.A1585]/1000/(60*60*24)" office:value-type="time" office:time-value="PT07H02M07.875S" calcext:value-type="time">
            <text:p>07:02:08</text:p>
          </table:table-cell>
          <table:table-cell office:value-type="float" office:value="1.07" calcext:value-type="float">
            <text:p>1.07</text:p>
          </table:table-cell>
          <table:table-cell office:value-type="float" office:value="212.8" calcext:value-type="float">
            <text:p>212.8</text:p>
          </table:table-cell>
          <table:table-cell office:value-type="float" office:value="226.69" calcext:value-type="float">
            <text:p>226.69</text:p>
          </table:table-cell>
          <table:table-cell office:value-type="float" office:value="1662.97" calcext:value-type="float">
            <text:p>1662.97</text:p>
          </table:table-cell>
          <table:table-cell office:value-type="float" office:value="1977.45" calcext:value-type="float">
            <text:p>1977.45</text:p>
          </table:table-cell>
        </table:table-row>
        <table:table-row table:style-name="ro1">
          <table:table-cell office:value-type="float" office:value="25343875" calcext:value-type="float">
            <text:p>25343875</text:p>
          </table:table-cell>
          <table:table-cell table:formula="of:=[.A1586]/1000/(60*60*24)" office:value-type="time" office:time-value="PT07H02M23.875S" calcext:value-type="time">
            <text:p>07:02:24</text:p>
          </table:table-cell>
          <table:table-cell office:value-type="float" office:value="1.07" calcext:value-type="float">
            <text:p>1.07</text:p>
          </table:table-cell>
          <table:table-cell office:value-type="float" office:value="212.6" calcext:value-type="float">
            <text:p>212.6</text:p>
          </table:table-cell>
          <table:table-cell office:value-type="float" office:value="226.47" calcext:value-type="float">
            <text:p>226.47</text:p>
          </table:table-cell>
          <table:table-cell office:value-type="float" office:value="1663.91" calcext:value-type="float">
            <text:p>1663.91</text:p>
          </table:table-cell>
          <table:table-cell office:value-type="float" office:value="1978.46" calcext:value-type="float">
            <text:p>1978.46</text:p>
          </table:table-cell>
        </table:table-row>
        <table:table-row table:style-name="ro1">
          <table:table-cell office:value-type="float" office:value="25359875" calcext:value-type="float">
            <text:p>25359875</text:p>
          </table:table-cell>
          <table:table-cell table:formula="of:=[.A1587]/1000/(60*60*24)" office:value-type="time" office:time-value="PT07H02M39.875S" calcext:value-type="time">
            <text:p>07:02:40</text:p>
          </table:table-cell>
          <table:table-cell office:value-type="float" office:value="1.07" calcext:value-type="float">
            <text:p>1.07</text:p>
          </table:table-cell>
          <table:table-cell office:value-type="float" office:value="212.4" calcext:value-type="float">
            <text:p>212.4</text:p>
          </table:table-cell>
          <table:table-cell office:value-type="float" office:value="226.26" calcext:value-type="float">
            <text:p>226.26</text:p>
          </table:table-cell>
          <table:table-cell office:value-type="float" office:value="1664.86" calcext:value-type="float">
            <text:p>1664.86</text:p>
          </table:table-cell>
          <table:table-cell office:value-type="float" office:value="1979.46" calcext:value-type="float">
            <text:p>1979.46</text:p>
          </table:table-cell>
        </table:table-row>
        <table:table-row table:style-name="ro1">
          <table:table-cell office:value-type="float" office:value="25375875" calcext:value-type="float">
            <text:p>25375875</text:p>
          </table:table-cell>
          <table:table-cell table:formula="of:=[.A1588]/1000/(60*60*24)" office:value-type="time" office:time-value="PT07H02M55.875S" calcext:value-type="time">
            <text:p>07:02:56</text:p>
          </table:table-cell>
          <table:table-cell office:value-type="float" office:value="1.07" calcext:value-type="float">
            <text:p>1.07</text:p>
          </table:table-cell>
          <table:table-cell office:value-type="float" office:value="212.3" calcext:value-type="float">
            <text:p>212.3</text:p>
          </table:table-cell>
          <table:table-cell office:value-type="float" office:value="226.15" calcext:value-type="float">
            <text:p>226.15</text:p>
          </table:table-cell>
          <table:table-cell office:value-type="float" office:value="1665.8" calcext:value-type="float">
            <text:p>1665.8</text:p>
          </table:table-cell>
          <table:table-cell office:value-type="float" office:value="1980.47" calcext:value-type="float">
            <text:p>1980.47</text:p>
          </table:table-cell>
        </table:table-row>
        <table:table-row table:style-name="ro1">
          <table:table-cell office:value-type="float" office:value="25391875" calcext:value-type="float">
            <text:p>25391875</text:p>
          </table:table-cell>
          <table:table-cell table:formula="of:=[.A1589]/1000/(60*60*24)" office:value-type="time" office:time-value="PT07H03M11.875S" calcext:value-type="time">
            <text:p>07:03:12</text:p>
          </table:table-cell>
          <table:table-cell office:value-type="float" office:value="1.06" calcext:value-type="float">
            <text:p>1.06</text:p>
          </table:table-cell>
          <table:table-cell office:value-type="float" office:value="212.2" calcext:value-type="float">
            <text:p>212.2</text:p>
          </table:table-cell>
          <table:table-cell office:value-type="float" office:value="225.19" calcext:value-type="float">
            <text:p>225.19</text:p>
          </table:table-cell>
          <table:table-cell office:value-type="float" office:value="1666.74" calcext:value-type="float">
            <text:p>1666.74</text:p>
          </table:table-cell>
          <table:table-cell office:value-type="float" office:value="1981.47" calcext:value-type="float">
            <text:p>1981.47</text:p>
          </table:table-cell>
        </table:table-row>
        <table:table-row table:style-name="ro1">
          <table:table-cell office:value-type="float" office:value="25407875" calcext:value-type="float">
            <text:p>25407875</text:p>
          </table:table-cell>
          <table:table-cell table:formula="of:=[.A1590]/1000/(60*60*24)" office:value-type="time" office:time-value="PT07H03M27.875S" calcext:value-type="time">
            <text:p>07:03:28</text:p>
          </table:table-cell>
          <table:table-cell office:value-type="float" office:value="1.06" calcext:value-type="float">
            <text:p>1.06</text:p>
          </table:table-cell>
          <table:table-cell office:value-type="float" office:value="212" calcext:value-type="float">
            <text:p>212</text:p>
          </table:table-cell>
          <table:table-cell office:value-type="float" office:value="224.97" calcext:value-type="float">
            <text:p>224.97</text:p>
          </table:table-cell>
          <table:table-cell office:value-type="float" office:value="1667.69" calcext:value-type="float">
            <text:p>1667.69</text:p>
          </table:table-cell>
          <table:table-cell office:value-type="float" office:value="1982.47" calcext:value-type="float">
            <text:p>1982.47</text:p>
          </table:table-cell>
        </table:table-row>
        <table:table-row table:style-name="ro1">
          <table:table-cell office:value-type="float" office:value="25423875" calcext:value-type="float">
            <text:p>25423875</text:p>
          </table:table-cell>
          <table:table-cell table:formula="of:=[.A1591]/1000/(60*60*24)" office:value-type="time" office:time-value="PT07H03M43.875S" calcext:value-type="time">
            <text:p>07:03:44</text:p>
          </table:table-cell>
          <table:table-cell office:value-type="float" office:value="1.06" calcext:value-type="float">
            <text:p>1.06</text:p>
          </table:table-cell>
          <table:table-cell office:value-type="float" office:value="211.8" calcext:value-type="float">
            <text:p>211.8</text:p>
          </table:table-cell>
          <table:table-cell office:value-type="float" office:value="224.76" calcext:value-type="float">
            <text:p>224.76</text:p>
          </table:table-cell>
          <table:table-cell office:value-type="float" office:value="1668.63" calcext:value-type="float">
            <text:p>1668.63</text:p>
          </table:table-cell>
          <table:table-cell office:value-type="float" office:value="1983.47" calcext:value-type="float">
            <text:p>1983.47</text:p>
          </table:table-cell>
        </table:table-row>
        <table:table-row table:style-name="ro1">
          <table:table-cell office:value-type="float" office:value="25439875" calcext:value-type="float">
            <text:p>25439875</text:p>
          </table:table-cell>
          <table:table-cell table:formula="of:=[.A1592]/1000/(60*60*24)" office:value-type="time" office:time-value="PT07H03M59.875S" calcext:value-type="time">
            <text:p>07:04:00</text:p>
          </table:table-cell>
          <table:table-cell office:value-type="float" office:value="1.06" calcext:value-type="float">
            <text:p>1.06</text:p>
          </table:table-cell>
          <table:table-cell office:value-type="float" office:value="211.7" calcext:value-type="float">
            <text:p>211.7</text:p>
          </table:table-cell>
          <table:table-cell office:value-type="float" office:value="224.65" calcext:value-type="float">
            <text:p>224.65</text:p>
          </table:table-cell>
          <table:table-cell office:value-type="float" office:value="1669.57" calcext:value-type="float">
            <text:p>1669.57</text:p>
          </table:table-cell>
          <table:table-cell office:value-type="float" office:value="1984.47" calcext:value-type="float">
            <text:p>1984.47</text:p>
          </table:table-cell>
        </table:table-row>
        <table:table-row table:style-name="ro1">
          <table:table-cell office:value-type="float" office:value="25455875" calcext:value-type="float">
            <text:p>25455875</text:p>
          </table:table-cell>
          <table:table-cell table:formula="of:=[.A1593]/1000/(60*60*24)" office:value-type="time" office:time-value="PT07H04M15.875S" calcext:value-type="time">
            <text:p>07:04:16</text:p>
          </table:table-cell>
          <table:table-cell office:value-type="float" office:value="1.06" calcext:value-type="float">
            <text:p>1.06</text:p>
          </table:table-cell>
          <table:table-cell office:value-type="float" office:value="211.5" calcext:value-type="float">
            <text:p>211.5</text:p>
          </table:table-cell>
          <table:table-cell office:value-type="float" office:value="224.43" calcext:value-type="float">
            <text:p>224.43</text:p>
          </table:table-cell>
          <table:table-cell office:value-type="float" office:value="1670.51" calcext:value-type="float">
            <text:p>1670.51</text:p>
          </table:table-cell>
          <table:table-cell office:value-type="float" office:value="1985.47" calcext:value-type="float">
            <text:p>1985.47</text:p>
          </table:table-cell>
        </table:table-row>
        <table:table-row table:style-name="ro1">
          <table:table-cell office:value-type="float" office:value="25471875" calcext:value-type="float">
            <text:p>25471875</text:p>
          </table:table-cell>
          <table:table-cell table:formula="of:=[.A1594]/1000/(60*60*24)" office:value-type="time" office:time-value="PT07H04M31.875S" calcext:value-type="time">
            <text:p>07:04:32</text:p>
          </table:table-cell>
          <table:table-cell office:value-type="float" office:value="1.06" calcext:value-type="float">
            <text:p>1.06</text:p>
          </table:table-cell>
          <table:table-cell office:value-type="float" office:value="211.4" calcext:value-type="float">
            <text:p>211.4</text:p>
          </table:table-cell>
          <table:table-cell office:value-type="float" office:value="224.33" calcext:value-type="float">
            <text:p>224.33</text:p>
          </table:table-cell>
          <table:table-cell office:value-type="float" office:value="1671.45" calcext:value-type="float">
            <text:p>1671.45</text:p>
          </table:table-cell>
          <table:table-cell office:value-type="float" office:value="1986.46" calcext:value-type="float">
            <text:p>1986.46</text:p>
          </table:table-cell>
        </table:table-row>
        <table:table-row table:style-name="ro1">
          <table:table-cell office:value-type="float" office:value="25487875" calcext:value-type="float">
            <text:p>25487875</text:p>
          </table:table-cell>
          <table:table-cell table:formula="of:=[.A1595]/1000/(60*60*24)" office:value-type="time" office:time-value="PT07H04M47.875S" calcext:value-type="time">
            <text:p>07:04:48</text:p>
          </table:table-cell>
          <table:table-cell office:value-type="float" office:value="1.06" calcext:value-type="float">
            <text:p>1.06</text:p>
          </table:table-cell>
          <table:table-cell office:value-type="float" office:value="211.2" calcext:value-type="float">
            <text:p>211.2</text:p>
          </table:table-cell>
          <table:table-cell office:value-type="float" office:value="223.26" calcext:value-type="float">
            <text:p>223.26</text:p>
          </table:table-cell>
          <table:table-cell office:value-type="float" office:value="1672.39" calcext:value-type="float">
            <text:p>1672.39</text:p>
          </table:table-cell>
          <table:table-cell office:value-type="float" office:value="1987.45" calcext:value-type="float">
            <text:p>1987.45</text:p>
          </table:table-cell>
        </table:table-row>
        <table:table-row table:style-name="ro1">
          <table:table-cell office:value-type="float" office:value="25503875" calcext:value-type="float">
            <text:p>25503875</text:p>
          </table:table-cell>
          <table:table-cell table:formula="of:=[.A1596]/1000/(60*60*24)" office:value-type="time" office:time-value="PT07H05M03.875S" calcext:value-type="time">
            <text:p>07:05:04</text:p>
          </table:table-cell>
          <table:table-cell office:value-type="float" office:value="1.06" calcext:value-type="float">
            <text:p>1.06</text:p>
          </table:table-cell>
          <table:table-cell office:value-type="float" office:value="211" calcext:value-type="float">
            <text:p>211</text:p>
          </table:table-cell>
          <table:table-cell office:value-type="float" office:value="223.05" calcext:value-type="float">
            <text:p>223.05</text:p>
          </table:table-cell>
          <table:table-cell office:value-type="float" office:value="1673.33" calcext:value-type="float">
            <text:p>1673.33</text:p>
          </table:table-cell>
          <table:table-cell office:value-type="float" office:value="1988.45" calcext:value-type="float">
            <text:p>1988.45</text:p>
          </table:table-cell>
        </table:table-row>
        <table:table-row table:style-name="ro1">
          <table:table-cell office:value-type="float" office:value="25519875" calcext:value-type="float">
            <text:p>25519875</text:p>
          </table:table-cell>
          <table:table-cell table:formula="of:=[.A1597]/1000/(60*60*24)" office:value-type="time" office:time-value="PT07H05M19.875S" calcext:value-type="time">
            <text:p>07:05:20</text:p>
          </table:table-cell>
          <table:table-cell office:value-type="float" office:value="1.06" calcext:value-type="float">
            <text:p>1.06</text:p>
          </table:table-cell>
          <table:table-cell office:value-type="float" office:value="210.8" calcext:value-type="float">
            <text:p>210.8</text:p>
          </table:table-cell>
          <table:table-cell office:value-type="float" office:value="222.83" calcext:value-type="float">
            <text:p>222.83</text:p>
          </table:table-cell>
          <table:table-cell office:value-type="float" office:value="1674.26" calcext:value-type="float">
            <text:p>1674.26</text:p>
          </table:table-cell>
          <table:table-cell office:value-type="float" office:value="1989.44" calcext:value-type="float">
            <text:p>1989.44</text:p>
          </table:table-cell>
        </table:table-row>
        <table:table-row table:style-name="ro1">
          <table:table-cell office:value-type="float" office:value="25535875" calcext:value-type="float">
            <text:p>25535875</text:p>
          </table:table-cell>
          <table:table-cell table:formula="of:=[.A1598]/1000/(60*60*24)" office:value-type="time" office:time-value="PT07H05M35.875S" calcext:value-type="time">
            <text:p>07:05:36</text:p>
          </table:table-cell>
          <table:table-cell office:value-type="float" office:value="1.06" calcext:value-type="float">
            <text:p>1.06</text:p>
          </table:table-cell>
          <table:table-cell office:value-type="float" office:value="210.6" calcext:value-type="float">
            <text:p>210.6</text:p>
          </table:table-cell>
          <table:table-cell office:value-type="float" office:value="222.62" calcext:value-type="float">
            <text:p>222.62</text:p>
          </table:table-cell>
          <table:table-cell office:value-type="float" office:value="1675.2" calcext:value-type="float">
            <text:p>1675.2</text:p>
          </table:table-cell>
          <table:table-cell office:value-type="float" office:value="1990.43" calcext:value-type="float">
            <text:p>1990.43</text:p>
          </table:table-cell>
        </table:table-row>
        <table:table-row table:style-name="ro1">
          <table:table-cell office:value-type="float" office:value="25551875" calcext:value-type="float">
            <text:p>25551875</text:p>
          </table:table-cell>
          <table:table-cell table:formula="of:=[.A1599]/1000/(60*60*24)" office:value-type="time" office:time-value="PT07H05M51.875S" calcext:value-type="time">
            <text:p>07:05:52</text:p>
          </table:table-cell>
          <table:table-cell office:value-type="float" office:value="1.05" calcext:value-type="float">
            <text:p>1.05</text:p>
          </table:table-cell>
          <table:table-cell office:value-type="float" office:value="210.5" calcext:value-type="float">
            <text:p>210.5</text:p>
          </table:table-cell>
          <table:table-cell office:value-type="float" office:value="221.67" calcext:value-type="float">
            <text:p>221.67</text:p>
          </table:table-cell>
          <table:table-cell office:value-type="float" office:value="1676.14" calcext:value-type="float">
            <text:p>1676.14</text:p>
          </table:table-cell>
          <table:table-cell office:value-type="float" office:value="1991.41" calcext:value-type="float">
            <text:p>1991.41</text:p>
          </table:table-cell>
        </table:table-row>
        <table:table-row table:style-name="ro1">
          <table:table-cell office:value-type="float" office:value="25567875" calcext:value-type="float">
            <text:p>25567875</text:p>
          </table:table-cell>
          <table:table-cell table:formula="of:=[.A1600]/1000/(60*60*24)" office:value-type="time" office:time-value="PT07H06M07.875S" calcext:value-type="time">
            <text:p>07:06:08</text:p>
          </table:table-cell>
          <table:table-cell office:value-type="float" office:value="1.05" calcext:value-type="float">
            <text:p>1.05</text:p>
          </table:table-cell>
          <table:table-cell office:value-type="float" office:value="210.3" calcext:value-type="float">
            <text:p>210.3</text:p>
          </table:table-cell>
          <table:table-cell office:value-type="float" office:value="221.45" calcext:value-type="float">
            <text:p>221.45</text:p>
          </table:table-cell>
          <table:table-cell office:value-type="float" office:value="1677.07" calcext:value-type="float">
            <text:p>1677.07</text:p>
          </table:table-cell>
          <table:table-cell office:value-type="float" office:value="1992.4" calcext:value-type="float">
            <text:p>1992.4</text:p>
          </table:table-cell>
        </table:table-row>
        <table:table-row table:style-name="ro1">
          <table:table-cell office:value-type="float" office:value="25583875" calcext:value-type="float">
            <text:p>25583875</text:p>
          </table:table-cell>
          <table:table-cell table:formula="of:=[.A1601]/1000/(60*60*24)" office:value-type="time" office:time-value="PT07H06M23.875S" calcext:value-type="time">
            <text:p>07:06:24</text:p>
          </table:table-cell>
          <table:table-cell office:value-type="float" office:value="1.05" calcext:value-type="float">
            <text:p>1.05</text:p>
          </table:table-cell>
          <table:table-cell office:value-type="float" office:value="210.1" calcext:value-type="float">
            <text:p>210.1</text:p>
          </table:table-cell>
          <table:table-cell office:value-type="float" office:value="221.24" calcext:value-type="float">
            <text:p>221.24</text:p>
          </table:table-cell>
          <table:table-cell office:value-type="float" office:value="1678" calcext:value-type="float">
            <text:p>1678</text:p>
          </table:table-cell>
          <table:table-cell office:value-type="float" office:value="1993.38" calcext:value-type="float">
            <text:p>1993.38</text:p>
          </table:table-cell>
        </table:table-row>
        <table:table-row table:style-name="ro1">
          <table:table-cell office:value-type="float" office:value="25599875" calcext:value-type="float">
            <text:p>25599875</text:p>
          </table:table-cell>
          <table:table-cell table:formula="of:=[.A1602]/1000/(60*60*24)" office:value-type="time" office:time-value="PT07H06M39.875S" calcext:value-type="time">
            <text:p>07:06:40</text:p>
          </table:table-cell>
          <table:table-cell office:value-type="float" office:value="1.05" calcext:value-type="float">
            <text:p>1.05</text:p>
          </table:table-cell>
          <table:table-cell office:value-type="float" office:value="209.9" calcext:value-type="float">
            <text:p>209.9</text:p>
          </table:table-cell>
          <table:table-cell office:value-type="float" office:value="220.18" calcext:value-type="float">
            <text:p>220.18</text:p>
          </table:table-cell>
          <table:table-cell office:value-type="float" office:value="1678.94" calcext:value-type="float">
            <text:p>1678.94</text:p>
          </table:table-cell>
          <table:table-cell office:value-type="float" office:value="1994.36" calcext:value-type="float">
            <text:p>1994.36</text:p>
          </table:table-cell>
        </table:table-row>
        <table:table-row table:style-name="ro1">
          <table:table-cell office:value-type="float" office:value="25615875" calcext:value-type="float">
            <text:p>25615875</text:p>
          </table:table-cell>
          <table:table-cell table:formula="of:=[.A1603]/1000/(60*60*24)" office:value-type="time" office:time-value="PT07H06M55.875S" calcext:value-type="time">
            <text:p>07:06:56</text:p>
          </table:table-cell>
          <table:table-cell office:value-type="float" office:value="1.05" calcext:value-type="float">
            <text:p>1.05</text:p>
          </table:table-cell>
          <table:table-cell office:value-type="float" office:value="209.7" calcext:value-type="float">
            <text:p>209.7</text:p>
          </table:table-cell>
          <table:table-cell office:value-type="float" office:value="219.97" calcext:value-type="float">
            <text:p>219.97</text:p>
          </table:table-cell>
          <table:table-cell office:value-type="float" office:value="1679.87" calcext:value-type="float">
            <text:p>1679.87</text:p>
          </table:table-cell>
          <table:table-cell office:value-type="float" office:value="1995.34" calcext:value-type="float">
            <text:p>1995.34</text:p>
          </table:table-cell>
        </table:table-row>
        <table:table-row table:style-name="ro1">
          <table:table-cell office:value-type="float" office:value="25631875" calcext:value-type="float">
            <text:p>25631875</text:p>
          </table:table-cell>
          <table:table-cell table:formula="of:=[.A1604]/1000/(60*60*24)" office:value-type="time" office:time-value="PT07H07M11.875S" calcext:value-type="time">
            <text:p>07:07:12</text:p>
          </table:table-cell>
          <table:table-cell office:value-type="float" office:value="1.05" calcext:value-type="float">
            <text:p>1.05</text:p>
          </table:table-cell>
          <table:table-cell office:value-type="float" office:value="209.4" calcext:value-type="float">
            <text:p>209.4</text:p>
          </table:table-cell>
          <table:table-cell office:value-type="float" office:value="219.65" calcext:value-type="float">
            <text:p>219.65</text:p>
          </table:table-cell>
          <table:table-cell office:value-type="float" office:value="1680.8" calcext:value-type="float">
            <text:p>1680.8</text:p>
          </table:table-cell>
          <table:table-cell office:value-type="float" office:value="1996.32" calcext:value-type="float">
            <text:p>1996.32</text:p>
          </table:table-cell>
        </table:table-row>
        <table:table-row table:style-name="ro1">
          <table:table-cell office:value-type="float" office:value="25647875" calcext:value-type="float">
            <text:p>25647875</text:p>
          </table:table-cell>
          <table:table-cell table:formula="of:=[.A1605]/1000/(60*60*24)" office:value-type="time" office:time-value="PT07H07M27.875S" calcext:value-type="time">
            <text:p>07:07:28</text:p>
          </table:table-cell>
          <table:table-cell office:value-type="float" office:value="1.05" calcext:value-type="float">
            <text:p>1.05</text:p>
          </table:table-cell>
          <table:table-cell office:value-type="float" office:value="209.2" calcext:value-type="float">
            <text:p>209.2</text:p>
          </table:table-cell>
          <table:table-cell office:value-type="float" office:value="219.43" calcext:value-type="float">
            <text:p>219.43</text:p>
          </table:table-cell>
          <table:table-cell office:value-type="float" office:value="1681.73" calcext:value-type="float">
            <text:p>1681.73</text:p>
          </table:table-cell>
          <table:table-cell office:value-type="float" office:value="1997.29" calcext:value-type="float">
            <text:p>1997.29</text:p>
          </table:table-cell>
        </table:table-row>
        <table:table-row table:style-name="ro1">
          <table:table-cell office:value-type="float" office:value="25663875" calcext:value-type="float">
            <text:p>25663875</text:p>
          </table:table-cell>
          <table:table-cell table:formula="of:=[.A1606]/1000/(60*60*24)" office:value-type="time" office:time-value="PT07H07M43.875S" calcext:value-type="time">
            <text:p>07:07:44</text:p>
          </table:table-cell>
          <table:table-cell office:value-type="float" office:value="1.05" calcext:value-type="float">
            <text:p>1.05</text:p>
          </table:table-cell>
          <table:table-cell office:value-type="float" office:value="209" calcext:value-type="float">
            <text:p>209</text:p>
          </table:table-cell>
          <table:table-cell office:value-type="float" office:value="219.22" calcext:value-type="float">
            <text:p>219.22</text:p>
          </table:table-cell>
          <table:table-cell office:value-type="float" office:value="1682.66" calcext:value-type="float">
            <text:p>1682.66</text:p>
          </table:table-cell>
          <table:table-cell office:value-type="float" office:value="1998.27" calcext:value-type="float">
            <text:p>1998.27</text:p>
          </table:table-cell>
        </table:table-row>
        <table:table-row table:style-name="ro1">
          <table:table-cell office:value-type="float" office:value="25679875" calcext:value-type="float">
            <text:p>25679875</text:p>
          </table:table-cell>
          <table:table-cell table:formula="of:=[.A1607]/1000/(60*60*24)" office:value-type="time" office:time-value="PT07H07M59.875S" calcext:value-type="time">
            <text:p>07:08:00</text:p>
          </table:table-cell>
          <table:table-cell office:value-type="float" office:value="1.04" calcext:value-type="float">
            <text:p>1.04</text:p>
          </table:table-cell>
          <table:table-cell office:value-type="float" office:value="208.8" calcext:value-type="float">
            <text:p>208.8</text:p>
          </table:table-cell>
          <table:table-cell office:value-type="float" office:value="218.17" calcext:value-type="float">
            <text:p>218.17</text:p>
          </table:table-cell>
          <table:table-cell office:value-type="float" office:value="1683.59" calcext:value-type="float">
            <text:p>1683.59</text:p>
          </table:table-cell>
          <table:table-cell office:value-type="float" office:value="1999.24" calcext:value-type="float">
            <text:p>1999.24</text:p>
          </table:table-cell>
        </table:table-row>
        <table:table-row table:style-name="ro1">
          <table:table-cell office:value-type="float" office:value="25695875" calcext:value-type="float">
            <text:p>25695875</text:p>
          </table:table-cell>
          <table:table-cell table:formula="of:=[.A1608]/1000/(60*60*24)" office:value-type="time" office:time-value="PT07H08M15.875S" calcext:value-type="time">
            <text:p>07:08:16</text:p>
          </table:table-cell>
          <table:table-cell office:value-type="float" office:value="1.04" calcext:value-type="float">
            <text:p>1.04</text:p>
          </table:table-cell>
          <table:table-cell office:value-type="float" office:value="208.6" calcext:value-type="float">
            <text:p>208.6</text:p>
          </table:table-cell>
          <table:table-cell office:value-type="float" office:value="217.96" calcext:value-type="float">
            <text:p>217.96</text:p>
          </table:table-cell>
          <table:table-cell office:value-type="float" office:value="1684.52" calcext:value-type="float">
            <text:p>1684.52</text:p>
          </table:table-cell>
          <table:table-cell office:value-type="float" office:value="2000.21" calcext:value-type="float">
            <text:p>2000.21</text:p>
          </table:table-cell>
        </table:table-row>
        <table:table-row table:style-name="ro1">
          <table:table-cell office:value-type="float" office:value="25711875" calcext:value-type="float">
            <text:p>25711875</text:p>
          </table:table-cell>
          <table:table-cell table:formula="of:=[.A1609]/1000/(60*60*24)" office:value-type="time" office:time-value="PT07H08M31.875S" calcext:value-type="time">
            <text:p>07:08:32</text:p>
          </table:table-cell>
          <table:table-cell office:value-type="float" office:value="1.04" calcext:value-type="float">
            <text:p>1.04</text:p>
          </table:table-cell>
          <table:table-cell office:value-type="float" office:value="208.3" calcext:value-type="float">
            <text:p>208.3</text:p>
          </table:table-cell>
          <table:table-cell office:value-type="float" office:value="217.64" calcext:value-type="float">
            <text:p>217.64</text:p>
          </table:table-cell>
          <table:table-cell office:value-type="float" office:value="1685.44" calcext:value-type="float">
            <text:p>1685.44</text:p>
          </table:table-cell>
          <table:table-cell office:value-type="float" office:value="2001.17" calcext:value-type="float">
            <text:p>2001.17</text:p>
          </table:table-cell>
        </table:table-row>
        <table:table-row table:style-name="ro1">
          <table:table-cell office:value-type="float" office:value="25727875" calcext:value-type="float">
            <text:p>25727875</text:p>
          </table:table-cell>
          <table:table-cell table:formula="of:=[.A1610]/1000/(60*60*24)" office:value-type="time" office:time-value="PT07H08M47.875S" calcext:value-type="time">
            <text:p>07:08:48</text:p>
          </table:table-cell>
          <table:table-cell office:value-type="float" office:value="1.04" calcext:value-type="float">
            <text:p>1.04</text:p>
          </table:table-cell>
          <table:table-cell office:value-type="float" office:value="208.1" calcext:value-type="float">
            <text:p>208.1</text:p>
          </table:table-cell>
          <table:table-cell office:value-type="float" office:value="216.59" calcext:value-type="float">
            <text:p>216.59</text:p>
          </table:table-cell>
          <table:table-cell office:value-type="float" office:value="1686.37" calcext:value-type="float">
            <text:p>1686.37</text:p>
          </table:table-cell>
          <table:table-cell office:value-type="float" office:value="2002.14" calcext:value-type="float">
            <text:p>2002.14</text:p>
          </table:table-cell>
        </table:table-row>
        <table:table-row table:style-name="ro1">
          <table:table-cell office:value-type="float" office:value="25743875" calcext:value-type="float">
            <text:p>25743875</text:p>
          </table:table-cell>
          <table:table-cell table:formula="of:=[.A1611]/1000/(60*60*24)" office:value-type="time" office:time-value="PT07H09M03.875S" calcext:value-type="time">
            <text:p>07:09:04</text:p>
          </table:table-cell>
          <table:table-cell office:value-type="float" office:value="1.04" calcext:value-type="float">
            <text:p>1.04</text:p>
          </table:table-cell>
          <table:table-cell office:value-type="float" office:value="207.9" calcext:value-type="float">
            <text:p>207.9</text:p>
          </table:table-cell>
          <table:table-cell office:value-type="float" office:value="216.38" calcext:value-type="float">
            <text:p>216.38</text:p>
          </table:table-cell>
          <table:table-cell office:value-type="float" office:value="1687.29" calcext:value-type="float">
            <text:p>1687.29</text:p>
          </table:table-cell>
          <table:table-cell office:value-type="float" office:value="2003.1" calcext:value-type="float">
            <text:p>2003.1</text:p>
          </table:table-cell>
        </table:table-row>
        <table:table-row table:style-name="ro1">
          <table:table-cell office:value-type="float" office:value="25759875" calcext:value-type="float">
            <text:p>25759875</text:p>
          </table:table-cell>
          <table:table-cell table:formula="of:=[.A1612]/1000/(60*60*24)" office:value-type="time" office:time-value="PT07H09M19.875S" calcext:value-type="time">
            <text:p>07:09:20</text:p>
          </table:table-cell>
          <table:table-cell office:value-type="float" office:value="1.04" calcext:value-type="float">
            <text:p>1.04</text:p>
          </table:table-cell>
          <table:table-cell office:value-type="float" office:value="207.6" calcext:value-type="float">
            <text:p>207.6</text:p>
          </table:table-cell>
          <table:table-cell office:value-type="float" office:value="215.23" calcext:value-type="float">
            <text:p>215.23</text:p>
          </table:table-cell>
          <table:table-cell office:value-type="float" office:value="1688.22" calcext:value-type="float">
            <text:p>1688.22</text:p>
          </table:table-cell>
          <table:table-cell office:value-type="float" office:value="2004.06" calcext:value-type="float">
            <text:p>2004.06</text:p>
          </table:table-cell>
        </table:table-row>
        <table:table-row table:style-name="ro1">
          <table:table-cell office:value-type="float" office:value="25775875" calcext:value-type="float">
            <text:p>25775875</text:p>
          </table:table-cell>
          <table:table-cell table:formula="of:=[.A1613]/1000/(60*60*24)" office:value-type="time" office:time-value="PT07H09M35.875S" calcext:value-type="time">
            <text:p>07:09:36</text:p>
          </table:table-cell>
          <table:table-cell office:value-type="float" office:value="1.04" calcext:value-type="float">
            <text:p>1.04</text:p>
          </table:table-cell>
          <table:table-cell office:value-type="float" office:value="207.3" calcext:value-type="float">
            <text:p>207.3</text:p>
          </table:table-cell>
          <table:table-cell office:value-type="float" office:value="214.91" calcext:value-type="float">
            <text:p>214.91</text:p>
          </table:table-cell>
          <table:table-cell office:value-type="float" office:value="1689.14" calcext:value-type="float">
            <text:p>1689.14</text:p>
          </table:table-cell>
          <table:table-cell office:value-type="float" office:value="2005.02" calcext:value-type="float">
            <text:p>2005.02</text:p>
          </table:table-cell>
        </table:table-row>
        <table:table-row table:style-name="ro1">
          <table:table-cell office:value-type="float" office:value="25791875" calcext:value-type="float">
            <text:p>25791875</text:p>
          </table:table-cell>
          <table:table-cell table:formula="of:=[.A1614]/1000/(60*60*24)" office:value-type="time" office:time-value="PT07H09M51.875S" calcext:value-type="time">
            <text:p>07:09:52</text:p>
          </table:table-cell>
          <table:table-cell office:value-type="float" office:value="1.04" calcext:value-type="float">
            <text:p>1.04</text:p>
          </table:table-cell>
          <table:table-cell office:value-type="float" office:value="207" calcext:value-type="float">
            <text:p>207</text:p>
          </table:table-cell>
          <table:table-cell office:value-type="float" office:value="214.6" calcext:value-type="float">
            <text:p>214.6</text:p>
          </table:table-cell>
          <table:table-cell office:value-type="float" office:value="1690.06" calcext:value-type="float">
            <text:p>1690.06</text:p>
          </table:table-cell>
          <table:table-cell office:value-type="float" office:value="2005.97" calcext:value-type="float">
            <text:p>2005.97</text:p>
          </table:table-cell>
        </table:table-row>
        <table:table-row table:style-name="ro1">
          <table:table-cell office:value-type="float" office:value="25807875" calcext:value-type="float">
            <text:p>25807875</text:p>
          </table:table-cell>
          <table:table-cell table:formula="of:=[.A1615]/1000/(60*60*24)" office:value-type="time" office:time-value="PT07H10M07.875S" calcext:value-type="time">
            <text:p>07:10:08</text:p>
          </table:table-cell>
          <table:table-cell office:value-type="float" office:value="1.04" calcext:value-type="float">
            <text:p>1.04</text:p>
          </table:table-cell>
          <table:table-cell office:value-type="float" office:value="206.7" calcext:value-type="float">
            <text:p>206.7</text:p>
          </table:table-cell>
          <table:table-cell office:value-type="float" office:value="214.28" calcext:value-type="float">
            <text:p>214.28</text:p>
          </table:table-cell>
          <table:table-cell office:value-type="float" office:value="1690.98" calcext:value-type="float">
            <text:p>1690.98</text:p>
          </table:table-cell>
          <table:table-cell office:value-type="float" office:value="2006.92" calcext:value-type="float">
            <text:p>2006.92</text:p>
          </table:table-cell>
        </table:table-row>
        <table:table-row table:style-name="ro1">
          <table:table-cell office:value-type="float" office:value="25823875" calcext:value-type="float">
            <text:p>25823875</text:p>
          </table:table-cell>
          <table:table-cell table:formula="of:=[.A1616]/1000/(60*60*24)" office:value-type="time" office:time-value="PT07H10M23.875S" calcext:value-type="time">
            <text:p>07:10:24</text:p>
          </table:table-cell>
          <table:table-cell office:value-type="float" office:value="1.03" calcext:value-type="float">
            <text:p>1.03</text:p>
          </table:table-cell>
          <table:table-cell office:value-type="float" office:value="206.4" calcext:value-type="float">
            <text:p>206.4</text:p>
          </table:table-cell>
          <table:table-cell office:value-type="float" office:value="213.14" calcext:value-type="float">
            <text:p>213.14</text:p>
          </table:table-cell>
          <table:table-cell office:value-type="float" office:value="1691.9" calcext:value-type="float">
            <text:p>1691.9</text:p>
          </table:table-cell>
          <table:table-cell office:value-type="float" office:value="2007.87" calcext:value-type="float">
            <text:p>2007.87</text:p>
          </table:table-cell>
        </table:table-row>
        <table:table-row table:style-name="ro1">
          <table:table-cell office:value-type="float" office:value="25839875" calcext:value-type="float">
            <text:p>25839875</text:p>
          </table:table-cell>
          <table:table-cell table:formula="of:=[.A1617]/1000/(60*60*24)" office:value-type="time" office:time-value="PT07H10M39.875S" calcext:value-type="time">
            <text:p>07:10:40</text:p>
          </table:table-cell>
          <table:table-cell office:value-type="float" office:value="1.03" calcext:value-type="float">
            <text:p>1.03</text:p>
          </table:table-cell>
          <table:table-cell office:value-type="float" office:value="206.2" calcext:value-type="float">
            <text:p>206.2</text:p>
          </table:table-cell>
          <table:table-cell office:value-type="float" office:value="212.92" calcext:value-type="float">
            <text:p>212.92</text:p>
          </table:table-cell>
          <table:table-cell office:value-type="float" office:value="1692.81" calcext:value-type="float">
            <text:p>1692.81</text:p>
          </table:table-cell>
          <table:table-cell office:value-type="float" office:value="2008.82" calcext:value-type="float">
            <text:p>2008.82</text:p>
          </table:table-cell>
        </table:table-row>
        <table:table-row table:style-name="ro1">
          <table:table-cell office:value-type="float" office:value="25855875" calcext:value-type="float">
            <text:p>25855875</text:p>
          </table:table-cell>
          <table:table-cell table:formula="of:=[.A1618]/1000/(60*60*24)" office:value-type="time" office:time-value="PT07H10M55.875S" calcext:value-type="time">
            <text:p>07:10:56</text:p>
          </table:table-cell>
          <table:table-cell office:value-type="float" office:value="1.03" calcext:value-type="float">
            <text:p>1.03</text:p>
          </table:table-cell>
          <table:table-cell office:value-type="float" office:value="205.8" calcext:value-type="float">
            <text:p>205.8</text:p>
          </table:table-cell>
          <table:table-cell office:value-type="float" office:value="211.68" calcext:value-type="float">
            <text:p>211.68</text:p>
          </table:table-cell>
          <table:table-cell office:value-type="float" office:value="1693.73" calcext:value-type="float">
            <text:p>1693.73</text:p>
          </table:table-cell>
          <table:table-cell office:value-type="float" office:value="2009.76" calcext:value-type="float">
            <text:p>2009.76</text:p>
          </table:table-cell>
        </table:table-row>
        <table:table-row table:style-name="ro1">
          <table:table-cell office:value-type="float" office:value="25871875" calcext:value-type="float">
            <text:p>25871875</text:p>
          </table:table-cell>
          <table:table-cell table:formula="of:=[.A1619]/1000/(60*60*24)" office:value-type="time" office:time-value="PT07H11M11.875S" calcext:value-type="time">
            <text:p>07:11:12</text:p>
          </table:table-cell>
          <table:table-cell office:value-type="float" office:value="1.03" calcext:value-type="float">
            <text:p>1.03</text:p>
          </table:table-cell>
          <table:table-cell office:value-type="float" office:value="205.5" calcext:value-type="float">
            <text:p>205.5</text:p>
          </table:table-cell>
          <table:table-cell office:value-type="float" office:value="211.36" calcext:value-type="float">
            <text:p>211.36</text:p>
          </table:table-cell>
          <table:table-cell office:value-type="float" office:value="1694.64" calcext:value-type="float">
            <text:p>1694.64</text:p>
          </table:table-cell>
          <table:table-cell office:value-type="float" office:value="2010.7" calcext:value-type="float">
            <text:p>2010.7</text:p>
          </table:table-cell>
        </table:table-row>
        <table:table-row table:style-name="ro1">
          <table:table-cell office:value-type="float" office:value="25887875" calcext:value-type="float">
            <text:p>25887875</text:p>
          </table:table-cell>
          <table:table-cell table:formula="of:=[.A1620]/1000/(60*60*24)" office:value-type="time" office:time-value="PT07H11M27.875S" calcext:value-type="time">
            <text:p>07:11:28</text:p>
          </table:table-cell>
          <table:table-cell office:value-type="float" office:value="1.03" calcext:value-type="float">
            <text:p>1.03</text:p>
          </table:table-cell>
          <table:table-cell office:value-type="float" office:value="205.1" calcext:value-type="float">
            <text:p>205.1</text:p>
          </table:table-cell>
          <table:table-cell office:value-type="float" office:value="210.95" calcext:value-type="float">
            <text:p>210.95</text:p>
          </table:table-cell>
          <table:table-cell office:value-type="float" office:value="1695.55" calcext:value-type="float">
            <text:p>1695.55</text:p>
          </table:table-cell>
          <table:table-cell office:value-type="float" office:value="2011.64" calcext:value-type="float">
            <text:p>2011.64</text:p>
          </table:table-cell>
        </table:table-row>
        <table:table-row table:style-name="ro1">
          <table:table-cell office:value-type="float" office:value="25903875" calcext:value-type="float">
            <text:p>25903875</text:p>
          </table:table-cell>
          <table:table-cell table:formula="of:=[.A1621]/1000/(60*60*24)" office:value-type="time" office:time-value="PT07H11M43.875S" calcext:value-type="time">
            <text:p>07:11:44</text:p>
          </table:table-cell>
          <table:table-cell office:value-type="float" office:value="1.02" calcext:value-type="float">
            <text:p>1.02</text:p>
          </table:table-cell>
          <table:table-cell office:value-type="float" office:value="204.8" calcext:value-type="float">
            <text:p>204.8</text:p>
          </table:table-cell>
          <table:table-cell office:value-type="float" office:value="209.81" calcext:value-type="float">
            <text:p>209.81</text:p>
          </table:table-cell>
          <table:table-cell office:value-type="float" office:value="1696.47" calcext:value-type="float">
            <text:p>1696.47</text:p>
          </table:table-cell>
          <table:table-cell office:value-type="float" office:value="2012.57" calcext:value-type="float">
            <text:p>2012.57</text:p>
          </table:table-cell>
        </table:table-row>
        <table:table-row table:style-name="ro1">
          <table:table-cell office:value-type="float" office:value="25919875" calcext:value-type="float">
            <text:p>25919875</text:p>
          </table:table-cell>
          <table:table-cell table:formula="of:=[.A1622]/1000/(60*60*24)" office:value-type="time" office:time-value="PT07H11M59.875S" calcext:value-type="time">
            <text:p>07:12:00</text:p>
          </table:table-cell>
          <table:table-cell office:value-type="float" office:value="1.02" calcext:value-type="float">
            <text:p>1.02</text:p>
          </table:table-cell>
          <table:table-cell office:value-type="float" office:value="204.4" calcext:value-type="float">
            <text:p>204.4</text:p>
          </table:table-cell>
          <table:table-cell office:value-type="float" office:value="209.4" calcext:value-type="float">
            <text:p>209.4</text:p>
          </table:table-cell>
          <table:table-cell office:value-type="float" office:value="1697.37" calcext:value-type="float">
            <text:p>1697.37</text:p>
          </table:table-cell>
          <table:table-cell office:value-type="float" office:value="2013.5" calcext:value-type="float">
            <text:p>2013.5</text:p>
          </table:table-cell>
        </table:table-row>
        <table:table-row table:style-name="ro1">
          <table:table-cell office:value-type="float" office:value="25935875" calcext:value-type="float">
            <text:p>25935875</text:p>
          </table:table-cell>
          <table:table-cell table:formula="of:=[.A1623]/1000/(60*60*24)" office:value-type="time" office:time-value="PT07H12M15.875S" calcext:value-type="time">
            <text:p>07:12:16</text:p>
          </table:table-cell>
          <table:table-cell office:value-type="float" office:value="1.02" calcext:value-type="float">
            <text:p>1.02</text:p>
          </table:table-cell>
          <table:table-cell office:value-type="float" office:value="204.1" calcext:value-type="float">
            <text:p>204.1</text:p>
          </table:table-cell>
          <table:table-cell office:value-type="float" office:value="208.26" calcext:value-type="float">
            <text:p>208.26</text:p>
          </table:table-cell>
          <table:table-cell office:value-type="float" office:value="1698.28" calcext:value-type="float">
            <text:p>1698.28</text:p>
          </table:table-cell>
          <table:table-cell office:value-type="float" office:value="2014.43" calcext:value-type="float">
            <text:p>2014.43</text:p>
          </table:table-cell>
        </table:table-row>
        <table:table-row table:style-name="ro1">
          <table:table-cell office:value-type="float" office:value="25951875" calcext:value-type="float">
            <text:p>25951875</text:p>
          </table:table-cell>
          <table:table-cell table:formula="of:=[.A1624]/1000/(60*60*24)" office:value-type="time" office:time-value="PT07H12M31.875S" calcext:value-type="time">
            <text:p>07:12:32</text:p>
          </table:table-cell>
          <table:table-cell office:value-type="float" office:value="1.02" calcext:value-type="float">
            <text:p>1.02</text:p>
          </table:table-cell>
          <table:table-cell office:value-type="float" office:value="203.6" calcext:value-type="float">
            <text:p>203.6</text:p>
          </table:table-cell>
          <table:table-cell office:value-type="float" office:value="206.93" calcext:value-type="float">
            <text:p>206.93</text:p>
          </table:table-cell>
          <table:table-cell office:value-type="float" office:value="1699.19" calcext:value-type="float">
            <text:p>1699.19</text:p>
          </table:table-cell>
          <table:table-cell office:value-type="float" office:value="2015.35" calcext:value-type="float">
            <text:p>2015.35</text:p>
          </table:table-cell>
        </table:table-row>
        <table:table-row table:style-name="ro1">
          <table:table-cell office:value-type="float" office:value="25967875" calcext:value-type="float">
            <text:p>25967875</text:p>
          </table:table-cell>
          <table:table-cell table:formula="of:=[.A1625]/1000/(60*60*24)" office:value-type="time" office:time-value="PT07H12M47.875S" calcext:value-type="time">
            <text:p>07:12:48</text:p>
          </table:table-cell>
          <table:table-cell office:value-type="float" office:value="1.02" calcext:value-type="float">
            <text:p>1.02</text:p>
          </table:table-cell>
          <table:table-cell office:value-type="float" office:value="203.3" calcext:value-type="float">
            <text:p>203.3</text:p>
          </table:table-cell>
          <table:table-cell office:value-type="float" office:value="206.62" calcext:value-type="float">
            <text:p>206.62</text:p>
          </table:table-cell>
          <table:table-cell office:value-type="float" office:value="1700.09" calcext:value-type="float">
            <text:p>1700.09</text:p>
          </table:table-cell>
          <table:table-cell office:value-type="float" office:value="2016.27" calcext:value-type="float">
            <text:p>2016.27</text:p>
          </table:table-cell>
        </table:table-row>
        <table:table-row table:style-name="ro1">
          <table:table-cell office:value-type="float" office:value="25983875" calcext:value-type="float">
            <text:p>25983875</text:p>
          </table:table-cell>
          <table:table-cell table:formula="of:=[.A1626]/1000/(60*60*24)" office:value-type="time" office:time-value="PT07H13M03.875S" calcext:value-type="time">
            <text:p>07:13:04</text:p>
          </table:table-cell>
          <table:table-cell office:value-type="float" office:value="1.01" calcext:value-type="float">
            <text:p>1.01</text:p>
          </table:table-cell>
          <table:table-cell office:value-type="float" office:value="202.9" calcext:value-type="float">
            <text:p>202.9</text:p>
          </table:table-cell>
          <table:table-cell office:value-type="float" office:value="205.39" calcext:value-type="float">
            <text:p>205.39</text:p>
          </table:table-cell>
          <table:table-cell office:value-type="float" office:value="1701" calcext:value-type="float">
            <text:p>1701</text:p>
          </table:table-cell>
          <table:table-cell office:value-type="float" office:value="2017.19" calcext:value-type="float">
            <text:p>2017.19</text:p>
          </table:table-cell>
        </table:table-row>
        <table:table-row table:style-name="ro1">
          <table:table-cell office:value-type="float" office:value="25999875" calcext:value-type="float">
            <text:p>25999875</text:p>
          </table:table-cell>
          <table:table-cell table:formula="of:=[.A1627]/1000/(60*60*24)" office:value-type="time" office:time-value="PT07H13M19.875S" calcext:value-type="time">
            <text:p>07:13:20</text:p>
          </table:table-cell>
          <table:table-cell office:value-type="float" office:value="1.01" calcext:value-type="float">
            <text:p>1.01</text:p>
          </table:table-cell>
          <table:table-cell office:value-type="float" office:value="202.4" calcext:value-type="float">
            <text:p>202.4</text:p>
          </table:table-cell>
          <table:table-cell office:value-type="float" office:value="204.88" calcext:value-type="float">
            <text:p>204.88</text:p>
          </table:table-cell>
          <table:table-cell office:value-type="float" office:value="1701.9" calcext:value-type="float">
            <text:p>1701.9</text:p>
          </table:table-cell>
          <table:table-cell office:value-type="float" office:value="2018.1" calcext:value-type="float">
            <text:p>2018.1</text:p>
          </table:table-cell>
        </table:table-row>
        <table:table-row table:style-name="ro1">
          <table:table-cell office:value-type="float" office:value="26015875" calcext:value-type="float">
            <text:p>26015875</text:p>
          </table:table-cell>
          <table:table-cell table:formula="of:=[.A1628]/1000/(60*60*24)" office:value-type="time" office:time-value="PT07H13M35.875S" calcext:value-type="time">
            <text:p>07:13:36</text:p>
          </table:table-cell>
          <table:table-cell office:value-type="float" office:value="1.01" calcext:value-type="float">
            <text:p>1.01</text:p>
          </table:table-cell>
          <table:table-cell office:value-type="float" office:value="201.9" calcext:value-type="float">
            <text:p>201.9</text:p>
          </table:table-cell>
          <table:table-cell office:value-type="float" office:value="204.36" calcext:value-type="float">
            <text:p>204.36</text:p>
          </table:table-cell>
          <table:table-cell office:value-type="float" office:value="1702.79" calcext:value-type="float">
            <text:p>1702.79</text:p>
          </table:table-cell>
          <table:table-cell office:value-type="float" office:value="2019.01" calcext:value-type="float">
            <text:p>2019.01</text:p>
          </table:table-cell>
        </table:table-row>
        <table:table-row table:style-name="ro1">
          <table:table-cell office:value-type="float" office:value="26031875" calcext:value-type="float">
            <text:p>26031875</text:p>
          </table:table-cell>
          <table:table-cell table:formula="of:=[.A1629]/1000/(60*60*24)" office:value-type="time" office:time-value="PT07H13M51.875S" calcext:value-type="time">
            <text:p>07:13:52</text:p>
          </table:table-cell>
          <table:table-cell office:value-type="float" office:value="1.01" calcext:value-type="float">
            <text:p>1.01</text:p>
          </table:table-cell>
          <table:table-cell office:value-type="float" office:value="201.6" calcext:value-type="float">
            <text:p>201.6</text:p>
          </table:table-cell>
          <table:table-cell office:value-type="float" office:value="203.24" calcext:value-type="float">
            <text:p>203.24</text:p>
          </table:table-cell>
          <table:table-cell office:value-type="float" office:value="1703.69" calcext:value-type="float">
            <text:p>1703.69</text:p>
          </table:table-cell>
          <table:table-cell office:value-type="float" office:value="2019.92" calcext:value-type="float">
            <text:p>2019.92</text:p>
          </table:table-cell>
        </table:table-row>
        <table:table-row table:style-name="ro1">
          <table:table-cell office:value-type="float" office:value="26047875" calcext:value-type="float">
            <text:p>26047875</text:p>
          </table:table-cell>
          <table:table-cell table:formula="of:=[.A1630]/1000/(60*60*24)" office:value-type="time" office:time-value="PT07H14M07.875S" calcext:value-type="time">
            <text:p>07:14:08</text:p>
          </table:table-cell>
          <table:table-cell office:value-type="float" office:value="1" calcext:value-type="float">
            <text:p>1</text:p>
          </table:table-cell>
          <table:table-cell office:value-type="float" office:value="201.1" calcext:value-type="float">
            <text:p>201.1</text:p>
          </table:table-cell>
          <table:table-cell office:value-type="float" office:value="201.92" calcext:value-type="float">
            <text:p>201.92</text:p>
          </table:table-cell>
          <table:table-cell office:value-type="float" office:value="1704.59" calcext:value-type="float">
            <text:p>1704.59</text:p>
          </table:table-cell>
          <table:table-cell office:value-type="float" office:value="2020.82" calcext:value-type="float">
            <text:p>2020.82</text:p>
          </table:table-cell>
        </table:table-row>
        <table:table-row table:style-name="ro1">
          <table:table-cell office:value-type="float" office:value="26063875" calcext:value-type="float">
            <text:p>26063875</text:p>
          </table:table-cell>
          <table:table-cell table:formula="of:=[.A1631]/1000/(60*60*24)" office:value-type="time" office:time-value="PT07H14M23.875S" calcext:value-type="time">
            <text:p>07:14:24</text:p>
          </table:table-cell>
          <table:table-cell office:value-type="float" office:value="1" calcext:value-type="float">
            <text:p>1</text:p>
          </table:table-cell>
          <table:table-cell office:value-type="float" office:value="200.6" calcext:value-type="float">
            <text:p>200.6</text:p>
          </table:table-cell>
          <table:table-cell office:value-type="float" office:value="201.41" calcext:value-type="float">
            <text:p>201.41</text:p>
          </table:table-cell>
          <table:table-cell office:value-type="float" office:value="1705.48" calcext:value-type="float">
            <text:p>1705.48</text:p>
          </table:table-cell>
          <table:table-cell office:value-type="float" office:value="2021.71" calcext:value-type="float">
            <text:p>2021.71</text:p>
          </table:table-cell>
        </table:table-row>
        <table:table-row table:style-name="ro1">
          <table:table-cell office:value-type="float" office:value="26079875" calcext:value-type="float">
            <text:p>26079875</text:p>
          </table:table-cell>
          <table:table-cell table:formula="of:=[.A1632]/1000/(60*60*24)" office:value-type="time" office:time-value="PT07H14M39.875S" calcext:value-type="time">
            <text:p>07:14: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.1" calcext:value-type="float">
            <text:p>200.1</text:p>
          </table:table-cell>
          <table:table-cell office:value-type="float" office:value="1706.37" calcext:value-type="float">
            <text:p>1706.37</text:p>
          </table:table-cell>
          <table:table-cell office:value-type="float" office:value="2022.6" calcext:value-type="float">
            <text:p>2022.6</text:p>
          </table:table-cell>
        </table:table-row>
        <table:table-row table:style-name="ro1">
          <table:table-cell office:value-type="float" office:value="26079875" calcext:value-type="float">
            <text:p>26079875</text:p>
          </table:table-cell>
          <table:table-cell table:formula="of:=[.A1633]/1000/(60*60*24)" office:value-type="time" office:time-value="PT07H14M39.875S" calcext:value-type="time">
            <text:p>07:14: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.1" calcext:value-type="float">
            <text:p>200.1</text:p>
          </table:table-cell>
          <table:table-cell office:value-type="float" office:value="1706.37" calcext:value-type="float">
            <text:p>1706.37</text:p>
          </table:table-cell>
          <table:table-cell office:value-type="float" office:value="2022.6" calcext:value-type="float">
            <text:p>2022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.00.0000</text:date>, <text:time style:data-style-name="N2" text:time-value="01:41:06.28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1T01:42:22.794000000</dc:date>
    <meta:editing-duration>PT13M34S</meta:editing-duration>
    <meta:editing-cycles>3</meta:editing-cycles>
    <meta:generator>LibreOffice/6.3.4.2$Windows_X86_64 LibreOffice_project/60da17e045e08f1793c57c00ba83cdfce946d0aa</meta:generator>
    <meta:document-statistic meta:table-count="1" meta:cell-count="1143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19cm" svg:height="15.328cm" xlink:href=".." xlink:type="simple" chart:class="chart:line" chart:style-name="ch1">
        <chart:title svg:x="11.309cm" svg:y="0.442cm" chart:style-name="ch2">
          <text:p>Eneloop @ 5 Ohm #4</text:p>
        </chart:title>
        <chart:legend chart:legend-position="end" svg:x="24.564cm" svg:y="7.365cm" style:legend-expansion="high" chart:style-name="ch3"/>
        <chart:plot-area chart:style-name="ch4" table:cell-range-address="LOGGER04.B1:LOGGER04.C1633" chart:data-source-has-labels="both" svg:x="0.54cm" svg:y="1.527cm" svg:width="23.484cm" svg:height="13.495cm">
          <chartooo:coordinate-region svg:x="1.452cm" svg:y="1.527cm" svg:width="22.431cm" svg:height="12.166cm"/>
          <chart:axis chart:dimension="x" chart:name="primary-x" chart:style-name="ch5" chartooo:axis-type="auto">
            <chartooo:date-scale/>
            <chart:categories table:cell-range-address="LOGGER04.B2:LOGGER04.B16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4.C2:LOGGER04.C1633" chart:label-cell-address="LOGGER04.C1:LOGGER04.C1" chart:class="chart:line">
            <chart:data-point chart:repeated="16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4.C1:LOGGER04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4.B2:LOGGER04.B1633</svg:desc>
                </draw:g>
              </table:table-cell>
              <table:table-cell office:value-type="float" office:value="1.31">
                <text:p>1.31</text:p>
                <draw:g>
                  <svg:desc>LOGGER04.C2:LOGGER04.C1633</svg:desc>
                </draw:g>
              </table:table-cell>
            </table:table-row>
            <table:table-row>
              <table:table-cell office:value-type="float" office:value="0.000183738425925926">
                <text:p>0.00018373842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368923611111111">
                <text:p>0.000368923611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554108796296296">
                <text:p>0.000554108796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0739293981481482">
                <text:p>0.00073929398148148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0924479166666667">
                <text:p>0.000924479166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10966435185185">
                <text:p>0.00110966435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29484953703704">
                <text:p>0.00129484953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148003472222222">
                <text:p>0.00148003472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166521990740741">
                <text:p>0.00166521990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185040509259259">
                <text:p>0.0018504050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03559027777778">
                <text:p>0.00203559027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22077546296296">
                <text:p>0.00222077546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40596064814815">
                <text:p>0.00240596064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59114583333333">
                <text:p>0.0025911458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77633101851852">
                <text:p>0.0027763310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29615162037037">
                <text:p>0.0029615162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14670138888889">
                <text:p>0.0031467013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33188657407407">
                <text:p>0.0033318865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51707175925926">
                <text:p>0.0035170717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70225694444444">
                <text:p>0.00370225694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388744212962963">
                <text:p>0.0038874421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07262731481482">
                <text:p>0.0040726273148148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2578125">
                <text:p>0.004257812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44299768518519">
                <text:p>0.00444299768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62818287037037">
                <text:p>0.0046281828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81336805555556">
                <text:p>0.0048133680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499855324074074">
                <text:p>0.0049985532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18373842592593">
                <text:p>0.0051837384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36892361111111">
                <text:p>0.0053689236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5541087962963">
                <text:p>0.005554108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73929398148148">
                <text:p>0.00573929398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92447916666667">
                <text:p>0.0059244791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10966435185185">
                <text:p>0.0061096643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629484953703704">
                <text:p>0.0062948495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648003472222222">
                <text:p>0.0064800347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666521990740741">
                <text:p>0.0066652199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685040509259259">
                <text:p>0.00685040509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03559027777778">
                <text:p>0.0070355902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22077546296296">
                <text:p>0.0072207754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40596064814815">
                <text:p>0.0074059606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59114583333333">
                <text:p>0.0075911458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77633101851852">
                <text:p>0.0077763310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79615162037037">
                <text:p>0.007961516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14670138888889">
                <text:p>0.0081467013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33188657407407">
                <text:p>0.0083318865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51707175925926">
                <text:p>0.0085170717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70225694444444">
                <text:p>0.0087022569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88744212962963">
                <text:p>0.0088874421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07261574074074">
                <text:p>0.0090726157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2578125">
                <text:p>0.00925781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44299768518519">
                <text:p>0.00944299768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62818287037037">
                <text:p>0.0096281828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81336805555556">
                <text:p>0.00981336805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99855324074074">
                <text:p>0.0099985532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1837384259259">
                <text:p>0.0101837384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3689236111111">
                <text:p>0.010368923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5541087962963">
                <text:p>0.010554108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7392939814815">
                <text:p>0.010739293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9244791666667">
                <text:p>0.010924479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1096643518519">
                <text:p>0.0111096643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294849537037">
                <text:p>0.0112948495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4800347222222">
                <text:p>0.011480034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6652199074074">
                <text:p>0.011665219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8503935185185">
                <text:p>0.011850393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0355902777778">
                <text:p>0.0120355902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220775462963">
                <text:p>0.012220775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4059606481481">
                <text:p>0.0124059606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5911458333333">
                <text:p>0.012591145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7763310185185">
                <text:p>0.0127763310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9615162037037">
                <text:p>0.012961516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1467013888889">
                <text:p>0.013146701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3318865740741">
                <text:p>0.013331886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5170717592593">
                <text:p>0.013517071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7022569444444">
                <text:p>0.013702256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8874421296296">
                <text:p>0.013887442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0726273148148">
                <text:p>0.014072627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2578125">
                <text:p>0.01425781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4429976851852">
                <text:p>0.014442997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6281828703704">
                <text:p>0.014628182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8133680555556">
                <text:p>0.014813368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9985532407407">
                <text:p>0.014998553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1837384259259">
                <text:p>0.015183738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3689236111111">
                <text:p>0.015368923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5541087962963">
                <text:p>0.015554108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7392939814815">
                <text:p>0.015739293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9244791666667">
                <text:p>0.015924479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1096643518519">
                <text:p>0.0161096643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294849537037">
                <text:p>0.016294849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4800347222222">
                <text:p>0.016480034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6652199074074">
                <text:p>0.016665219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8504050925926">
                <text:p>0.016850405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0355902777778">
                <text:p>0.017035590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220775462963">
                <text:p>0.017220775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4059606481481">
                <text:p>0.017405960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5911458333333">
                <text:p>0.017591145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7763310185185">
                <text:p>0.017776331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9615162037037">
                <text:p>0.01796151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1467013888889">
                <text:p>0.018146701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3318865740741">
                <text:p>0.018331886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5170717592593">
                <text:p>0.018517071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7022569444444">
                <text:p>0.018702256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8874421296296">
                <text:p>0.018887442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0726273148148">
                <text:p>0.019072627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2578125">
                <text:p>0.0192578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4429976851852">
                <text:p>0.019442997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6281828703704">
                <text:p>0.019628182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8133680555556">
                <text:p>0.019813368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9985532407407">
                <text:p>0.019998553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1837384259259">
                <text:p>0.020183738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3689236111111">
                <text:p>0.020368923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5541087962963">
                <text:p>0.02055410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7392939814815">
                <text:p>0.020739293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9244791666667">
                <text:p>0.020924479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1096643518519">
                <text:p>0.021109664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294849537037">
                <text:p>0.021294849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4800347222222">
                <text:p>0.021480034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6652199074074">
                <text:p>0.021665219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8504050925926">
                <text:p>0.021850405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0355902777778">
                <text:p>0.022035590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220775462963">
                <text:p>0.022220775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4059606481481">
                <text:p>0.022405960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5911458333333">
                <text:p>0.022591145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7763310185185">
                <text:p>0.022776331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9615162037037">
                <text:p>0.02296151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1467013888889">
                <text:p>0.023146701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3318865740741">
                <text:p>0.02333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5170717592593">
                <text:p>0.023517071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7022569444444">
                <text:p>0.02370225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8874421296296">
                <text:p>0.023887442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0726273148148">
                <text:p>0.02407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2578125">
                <text:p>0.0242578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4429976851852">
                <text:p>0.02444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6281828703704">
                <text:p>0.02462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8133680555556">
                <text:p>0.024813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9985532407407">
                <text:p>0.02499855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1837384259259">
                <text:p>0.02518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3689236111111">
                <text:p>0.025368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5541087962963">
                <text:p>0.02555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7392939814815">
                <text:p>0.02573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9244791666667">
                <text:p>0.02592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1096643518519">
                <text:p>0.026109664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294849537037">
                <text:p>0.02629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4800347222222">
                <text:p>0.02648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6652199074074">
                <text:p>0.026665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8504050925926">
                <text:p>0.026850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0355902777778">
                <text:p>0.02703559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220775462963">
                <text:p>0.02722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4059606481481">
                <text:p>0.027405960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5911458333333">
                <text:p>0.02759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7763310185185">
                <text:p>0.027776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9615162037037">
                <text:p>0.027961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1467013888889">
                <text:p>0.028146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3318865740741">
                <text:p>0.02833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5170717592593">
                <text:p>0.02851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7022569444444">
                <text:p>0.02870225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8874421296296">
                <text:p>0.028887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0726273148148">
                <text:p>0.02907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2578125">
                <text:p>0.02925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4429976851852">
                <text:p>0.02944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6281828703704">
                <text:p>0.02962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8133680555556">
                <text:p>0.029813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9985532407407">
                <text:p>0.02999855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1837384259259">
                <text:p>0.03018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3689236111111">
                <text:p>0.03036892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5541087962963">
                <text:p>0.0305541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7392939814815">
                <text:p>0.03073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9244791666667">
                <text:p>0.03092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1096643518519">
                <text:p>0.031109664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294849537037">
                <text:p>0.03129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4800347222222">
                <text:p>0.03148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6652083333333">
                <text:p>0.03166520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8504050925926">
                <text:p>0.03185040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0355787037037">
                <text:p>0.03203557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220775462963">
                <text:p>0.03222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4059606481481">
                <text:p>0.032405960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5911458333333">
                <text:p>0.03259114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7763310185185">
                <text:p>0.03277633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9615162037037">
                <text:p>0.0329615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1467013888889">
                <text:p>0.03314670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3318865740741">
                <text:p>0.03333188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5170717592593">
                <text:p>0.03351707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7022569444444">
                <text:p>0.03370225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8874421296296">
                <text:p>0.03388744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0726273148148">
                <text:p>0.03407262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2578125">
                <text:p>0.0342578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4429976851852">
                <text:p>0.03444299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6281828703704">
                <text:p>0.03462818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8133680555556">
                <text:p>0.03481336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9985532407407">
                <text:p>0.03499855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1837384259259">
                <text:p>0.03518373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3689236111111">
                <text:p>0.0353689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5541087962963">
                <text:p>0.035554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7392939814815">
                <text:p>0.03573929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9244791666667">
                <text:p>0.03592447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1096643518518">
                <text:p>0.036109664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294849537037">
                <text:p>0.03629484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4800347222222">
                <text:p>0.03648003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6652199074074">
                <text:p>0.03666521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8504050925926">
                <text:p>0.0368504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0355902777778">
                <text:p>0.037035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220775462963">
                <text:p>0.03722077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4059606481481">
                <text:p>0.0374059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5911458333333">
                <text:p>0.037591145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7763310185185">
                <text:p>0.0377763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9615162037037">
                <text:p>0.037961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1467013888889">
                <text:p>0.0381467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3318865740741">
                <text:p>0.0383318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5170717592593">
                <text:p>0.0385170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7022569444444">
                <text:p>0.0387022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8874305555555">
                <text:p>0.0388874305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0726273148148">
                <text:p>0.039072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2578125">
                <text:p>0.039257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4429976851852">
                <text:p>0.0394429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6281828703704">
                <text:p>0.0396281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8133680555555">
                <text:p>0.0398133680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9985532407407">
                <text:p>0.0399985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1837384259259">
                <text:p>0.0401837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3689236111111">
                <text:p>0.0403689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5541087962963">
                <text:p>0.040554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7392939814815">
                <text:p>0.0407392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9244791666667">
                <text:p>0.0409244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1096643518519">
                <text:p>0.04110966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294849537037">
                <text:p>0.0412948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4800347222222">
                <text:p>0.0414800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6652199074074">
                <text:p>0.0416652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8504050925926">
                <text:p>0.0418504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0355902777778">
                <text:p>0.042035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220775462963">
                <text:p>0.0422207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4059606481481">
                <text:p>0.0424059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5911458333333">
                <text:p>0.042591145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7763310185185">
                <text:p>0.0427763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9615162037037">
                <text:p>0.0429615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1467013888889">
                <text:p>0.0431467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331875">
                <text:p>0.043331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5170717592593">
                <text:p>0.0435170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7022569444444">
                <text:p>0.0437022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8874421296296">
                <text:p>0.0438874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0726273148148">
                <text:p>0.0440726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2578125">
                <text:p>0.0442578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4429976851852">
                <text:p>0.0444429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6281828703704">
                <text:p>0.0446281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8133680555555">
                <text:p>0.0448133680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49985532407407">
                <text:p>0.0449985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1837384259259">
                <text:p>0.0451837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3689236111111">
                <text:p>0.0453689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5541087962963">
                <text:p>0.0455541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7392939814815">
                <text:p>0.0457392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59244791666667">
                <text:p>0.0459244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61096643518519">
                <text:p>0.04610966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6294849537037">
                <text:p>0.04629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4800347222222">
                <text:p>0.0464800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66652199074074">
                <text:p>0.0466652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68504050925926">
                <text:p>0.0468504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0355902777778">
                <text:p>0.0470355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220775462963">
                <text:p>0.04722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4059606481481">
                <text:p>0.047405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5911458333333">
                <text:p>0.047591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7763310185185">
                <text:p>0.0477763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9615162037037">
                <text:p>0.047961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1467013888889">
                <text:p>0.048146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3318865740741">
                <text:p>0.048331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5170717592593">
                <text:p>0.048517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7022569444444">
                <text:p>0.048702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8874421296296">
                <text:p>0.048887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0726273148148">
                <text:p>0.049072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2578125">
                <text:p>0.04925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4429976851852">
                <text:p>0.049442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6281828703704">
                <text:p>0.049628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8133680555555">
                <text:p>0.0498133680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9985532407407">
                <text:p>0.049998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1837384259259">
                <text:p>0.050183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3689236111111">
                <text:p>0.050368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5541087962963">
                <text:p>0.050554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7392939814815">
                <text:p>0.050739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9244791666667">
                <text:p>0.050924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1096643518519">
                <text:p>0.051109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294849537037">
                <text:p>0.05129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4800347222222">
                <text:p>0.051480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6652199074074">
                <text:p>0.051665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8504050925926">
                <text:p>0.051850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0355902777778">
                <text:p>0.052035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220775462963">
                <text:p>0.05222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4059606481481">
                <text:p>0.052405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5911458333333">
                <text:p>0.052591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7763310185185">
                <text:p>0.052776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9615162037037">
                <text:p>0.052961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1467013888889">
                <text:p>0.053146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3318865740741">
                <text:p>0.053331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5170717592593">
                <text:p>0.053517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7022569444444">
                <text:p>0.053702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8874421296296">
                <text:p>0.053887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0726273148148">
                <text:p>0.054072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2578125">
                <text:p>0.05425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4429976851852">
                <text:p>0.054442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6281828703704">
                <text:p>0.054628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8133680555556">
                <text:p>0.054813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9985532407407">
                <text:p>0.054998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1837384259259">
                <text:p>0.055183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3689236111111">
                <text:p>0.055368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5541087962963">
                <text:p>0.055554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7392939814815">
                <text:p>0.055739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9244791666667">
                <text:p>0.055924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1096643518518">
                <text:p>0.056109664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294849537037">
                <text:p>0.05629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4800347222222">
                <text:p>0.056480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6652199074074">
                <text:p>0.056665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8504050925926">
                <text:p>0.056850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0355902777778">
                <text:p>0.057035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220775462963">
                <text:p>0.05722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4059606481481">
                <text:p>0.0574059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5911458333333">
                <text:p>0.057591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7763310185185">
                <text:p>0.057776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9615162037037">
                <text:p>0.057961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1467013888889">
                <text:p>0.058146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3318865740741">
                <text:p>0.058331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5170717592593">
                <text:p>0.058517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7022569444444">
                <text:p>0.058702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8874421296296">
                <text:p>0.058887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0726273148148">
                <text:p>0.059072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2578125">
                <text:p>0.05925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4429976851852">
                <text:p>0.0594429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6281828703704">
                <text:p>0.059628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8133680555556">
                <text:p>0.0598133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9985532407407">
                <text:p>0.059998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1837384259259">
                <text:p>0.060183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3689236111111">
                <text:p>0.060368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5541087962963">
                <text:p>0.060554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7392939814815">
                <text:p>0.060739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9244791666667">
                <text:p>0.0609244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1096643518518">
                <text:p>0.061109664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294849537037">
                <text:p>0.06129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4800347222222">
                <text:p>0.0614800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6652199074074">
                <text:p>0.061665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8504050925926">
                <text:p>0.061850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0355902777778">
                <text:p>0.062035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220775462963">
                <text:p>0.06222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4059606481482">
                <text:p>0.062405960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5911458333333">
                <text:p>0.062591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7763310185185">
                <text:p>0.062776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9615162037037">
                <text:p>0.062961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1467013888889">
                <text:p>0.0631467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3318865740741">
                <text:p>0.0633318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5170717592593">
                <text:p>0.0635170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7022569444444">
                <text:p>0.063702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8874421296296">
                <text:p>0.0638874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0726273148148">
                <text:p>0.0640726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2578125">
                <text:p>0.06425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4429976851852">
                <text:p>0.0644429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6281828703704">
                <text:p>0.0646281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8133680555555">
                <text:p>0.0648133680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9985532407407">
                <text:p>0.0649985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1837384259259">
                <text:p>0.0651837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3689236111111">
                <text:p>0.0653689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5541087962963">
                <text:p>0.0655541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7392939814815">
                <text:p>0.0657392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9244791666667">
                <text:p>0.0659244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1096643518519">
                <text:p>0.0661096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294849537037">
                <text:p>0.0662948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4800347222222">
                <text:p>0.0664800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6652199074074">
                <text:p>0.0666652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8504050925926">
                <text:p>0.0668504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0355902777778">
                <text:p>0.0670355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220775462963">
                <text:p>0.0672207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4059606481482">
                <text:p>0.0674059606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5911458333333">
                <text:p>0.0675911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7763310185185">
                <text:p>0.0677763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9615162037037">
                <text:p>0.0679615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1467013888889">
                <text:p>0.0681467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3318865740741">
                <text:p>0.0683318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5170717592593">
                <text:p>0.0685170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7022569444444">
                <text:p>0.0687022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8874421296296">
                <text:p>0.0688874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0726273148148">
                <text:p>0.0690726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2578125">
                <text:p>0.069257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4429976851852">
                <text:p>0.0694429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6281828703704">
                <text:p>0.0696281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8133680555556">
                <text:p>0.069813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9985532407407">
                <text:p>0.0699985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1837384259259">
                <text:p>0.0701837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3689236111111">
                <text:p>0.0703689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5541087962963">
                <text:p>0.070554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7392939814815">
                <text:p>0.0707392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9244791666667">
                <text:p>0.0709244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1096643518518">
                <text:p>0.0711096643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294849537037">
                <text:p>0.071294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4800347222222">
                <text:p>0.0714800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6652199074074">
                <text:p>0.0716652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8504050925926">
                <text:p>0.0718504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0355902777778">
                <text:p>0.0720355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220775462963">
                <text:p>0.072220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4059606481481">
                <text:p>0.0724059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5911458333333">
                <text:p>0.0725911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7763310185185">
                <text:p>0.0727763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9615162037037">
                <text:p>0.072961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1466898148148">
                <text:p>0.07314668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3318865740741">
                <text:p>0.0733318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5170717592592">
                <text:p>0.073517071759259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7022569444444">
                <text:p>0.0737022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8874421296296">
                <text:p>0.0738874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0726273148148">
                <text:p>0.0740726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2578125">
                <text:p>0.074257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4429976851852">
                <text:p>0.0744429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6281828703704">
                <text:p>0.0746281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8133680555556">
                <text:p>0.074813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9985532407407">
                <text:p>0.0749985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1837384259259">
                <text:p>0.0751837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3689236111111">
                <text:p>0.0753689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5541087962963">
                <text:p>0.075554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7392939814815">
                <text:p>0.0757392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9244791666667">
                <text:p>0.0759244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1096643518518">
                <text:p>0.0761096643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294849537037">
                <text:p>0.076294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4800347222222">
                <text:p>0.0764800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6652199074074">
                <text:p>0.0766652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8504050925926">
                <text:p>0.0768504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0355902777778">
                <text:p>0.0770355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220775462963">
                <text:p>0.077220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4059606481481">
                <text:p>0.0774059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5911458333333">
                <text:p>0.0775911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7763310185185">
                <text:p>0.0777763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9615162037037">
                <text:p>0.077961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1467013888889">
                <text:p>0.0781467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3318865740741">
                <text:p>0.0783318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5170717592593">
                <text:p>0.0785170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7022569444444">
                <text:p>0.0787022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8874421296296">
                <text:p>0.0788874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0726273148148">
                <text:p>0.0790726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2578125">
                <text:p>0.079257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4429976851852">
                <text:p>0.0794429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6281828703704">
                <text:p>0.0796281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8133680555556">
                <text:p>0.0798133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9985532407407">
                <text:p>0.0799985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1837384259259">
                <text:p>0.0801837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3689236111111">
                <text:p>0.0803689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5541087962963">
                <text:p>0.080554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7392939814815">
                <text:p>0.0807392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9244791666667">
                <text:p>0.0809244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1096643518518">
                <text:p>0.0811096643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294849537037">
                <text:p>0.081294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4800347222222">
                <text:p>0.0814800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6652199074074">
                <text:p>0.0816652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8504050925926">
                <text:p>0.0818504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0355902777778">
                <text:p>0.0820355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220775462963">
                <text:p>0.082220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4059606481482">
                <text:p>0.0824059606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5911458333333">
                <text:p>0.0825911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7763310185185">
                <text:p>0.0827763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9615162037037">
                <text:p>0.082961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1467013888889">
                <text:p>0.0831467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3318865740741">
                <text:p>0.0833318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5170717592593">
                <text:p>0.0835170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7022569444444">
                <text:p>0.0837022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8874421296296">
                <text:p>0.0838874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0726273148148">
                <text:p>0.0840726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2578125">
                <text:p>0.084257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4429976851852">
                <text:p>0.084442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6281828703703">
                <text:p>0.084628182870370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8133680555555">
                <text:p>0.0848133680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9985532407407">
                <text:p>0.0849985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1837384259259">
                <text:p>0.0851837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3689236111111">
                <text:p>0.0853689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5541087962963">
                <text:p>0.0855541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7392939814815">
                <text:p>0.0857392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9244791666667">
                <text:p>0.0859244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1096643518519">
                <text:p>0.0861096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294849537037">
                <text:p>0.0862948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4800347222222">
                <text:p>0.0864800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6652199074074">
                <text:p>0.0866652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8504050925926">
                <text:p>0.0868504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0355902777778">
                <text:p>0.0870355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220775462963">
                <text:p>0.0872207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4059606481481">
                <text:p>0.0874059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5911458333333">
                <text:p>0.0875911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7763310185185">
                <text:p>0.0877763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9615162037037">
                <text:p>0.087961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1467013888889">
                <text:p>0.0881467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3318865740741">
                <text:p>0.0883318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5170717592592">
                <text:p>0.088517071759259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7022569444444">
                <text:p>0.0887022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8874421296296">
                <text:p>0.0888874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0726273148148">
                <text:p>0.0890726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2578125">
                <text:p>0.0892578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4429976851852">
                <text:p>0.0894429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6281828703704">
                <text:p>0.0896281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8133680555556">
                <text:p>0.0898133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9985532407407">
                <text:p>0.0899985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1837384259259">
                <text:p>0.0901837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3689236111111">
                <text:p>0.090368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5541087962963">
                <text:p>0.090554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7392939814815">
                <text:p>0.090739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9244791666667">
                <text:p>0.090924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1096643518519">
                <text:p>0.0911096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294849537037">
                <text:p>0.09129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4800347222222">
                <text:p>0.0914800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6652199074074">
                <text:p>0.091665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8504050925926">
                <text:p>0.091850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0355902777778">
                <text:p>0.092035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2207754629629">
                <text:p>0.092220775462962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4059606481481">
                <text:p>0.0924059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5911458333333">
                <text:p>0.0925911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7763310185185">
                <text:p>0.092776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9615162037037">
                <text:p>0.092961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1467013888889">
                <text:p>0.0931467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3318865740741">
                <text:p>0.093331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5170717592593">
                <text:p>0.093517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7022569444444">
                <text:p>0.0937022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8874421296296">
                <text:p>0.0938874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0726273148148">
                <text:p>0.0940726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2578125">
                <text:p>0.09425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4429976851852">
                <text:p>0.094442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6281828703704">
                <text:p>0.0946281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8133680555556">
                <text:p>0.0948133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9985532407407">
                <text:p>0.0949985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1837384259259">
                <text:p>0.0951837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3689236111111">
                <text:p>0.0953689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5541087962963">
                <text:p>0.095554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7392939814815">
                <text:p>0.0957392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9244791666667">
                <text:p>0.0959244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1096643518518">
                <text:p>0.09610966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294849537037">
                <text:p>0.09629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4800347222222">
                <text:p>0.0964800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6652199074074">
                <text:p>0.0966652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8504050925926">
                <text:p>0.0968504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0355902777778">
                <text:p>0.0970355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220775462963">
                <text:p>0.09722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4059606481481">
                <text:p>0.0974059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5911458333333">
                <text:p>0.0975911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7763310185185">
                <text:p>0.0977763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9615162037037">
                <text:p>0.097961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1467013888889">
                <text:p>0.0981467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3318865740741">
                <text:p>0.0983318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5170717592593">
                <text:p>0.0985170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7022569444444">
                <text:p>0.0987022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8874421296296">
                <text:p>0.0988874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0726273148148">
                <text:p>0.0990726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2578125">
                <text:p>0.09925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4429976851852">
                <text:p>0.0994429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6281828703703">
                <text:p>0.099628182870370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8133680555555">
                <text:p>0.09981336805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9985532407407">
                <text:p>0.0999985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183738425926">
                <text:p>0.10018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368923611111">
                <text:p>0.10036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554108796296">
                <text:p>0.10055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739293981481">
                <text:p>0.10073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924479166667">
                <text:p>0.10092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109664351852">
                <text:p>0.10110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294849537037">
                <text:p>0.10129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480034722222">
                <text:p>0.10148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665219907407">
                <text:p>0.10166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850393518519">
                <text:p>0.10185039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035590277778">
                <text:p>0.10203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220775462963">
                <text:p>0.10222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405960648148">
                <text:p>0.10240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591145833333">
                <text:p>0.10259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776331018519">
                <text:p>0.10277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961516203704">
                <text:p>0.10296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146701388889">
                <text:p>0.10314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331886574074">
                <text:p>0.10333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517071759259">
                <text:p>0.10351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702256944444">
                <text:p>0.10370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88744212963">
                <text:p>0.10388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072627314815">
                <text:p>0.1040726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2578125">
                <text:p>0.10425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442997685185">
                <text:p>0.10444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62818287037">
                <text:p>0.10462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813368055556">
                <text:p>0.10481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998553240741">
                <text:p>0.10499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183738425926">
                <text:p>0.10518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368923611111">
                <text:p>0.10536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554108796296">
                <text:p>0.10555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739293981481">
                <text:p>0.10573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924479166667">
                <text:p>0.10592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109664351852">
                <text:p>0.10610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294849537037">
                <text:p>0.10629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480034722222">
                <text:p>0.10648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665219907407">
                <text:p>0.10666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850405092593">
                <text:p>0.10685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035590277778">
                <text:p>0.10703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220775462963">
                <text:p>0.10722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405949074074">
                <text:p>0.107405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591145833333">
                <text:p>0.10759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776331018519">
                <text:p>0.10777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961516203704">
                <text:p>0.10796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146701388889">
                <text:p>0.10814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331886574074">
                <text:p>0.10833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517071759259">
                <text:p>0.10851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702256944444">
                <text:p>0.10870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88744212963">
                <text:p>0.10888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072627314815">
                <text:p>0.1090726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2578125">
                <text:p>0.10925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442997685185">
                <text:p>0.10944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62818287037">
                <text:p>0.10962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813368055556">
                <text:p>0.10981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998553240741">
                <text:p>0.10999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183738425926">
                <text:p>0.11018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368923611111">
                <text:p>0.11036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554108796296">
                <text:p>0.11055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739293981481">
                <text:p>0.11073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924479166667">
                <text:p>0.11092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109664351852">
                <text:p>0.11110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294849537037">
                <text:p>0.11129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480034722222">
                <text:p>0.11148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665219907407">
                <text:p>0.11166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850405092593">
                <text:p>0.11185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035590277778">
                <text:p>0.11203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220775462963">
                <text:p>0.11222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405960648148">
                <text:p>0.11240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591145833333">
                <text:p>0.11259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776331018519">
                <text:p>0.11277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961516203704">
                <text:p>0.11296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146701388889">
                <text:p>0.11314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331886574074">
                <text:p>0.11333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517071759259">
                <text:p>0.11351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702256944444">
                <text:p>0.11370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88744212963">
                <text:p>0.11388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072627314815">
                <text:p>0.1140726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2578125">
                <text:p>0.11425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442997685185">
                <text:p>0.11444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62818287037">
                <text:p>0.11462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813368055556">
                <text:p>0.11481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998553240741">
                <text:p>0.11499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183738425926">
                <text:p>0.11518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368923611111">
                <text:p>0.11536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554108796296">
                <text:p>0.11555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739293981481">
                <text:p>0.11573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924479166667">
                <text:p>0.11592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109664351852">
                <text:p>0.11610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294849537037">
                <text:p>0.11629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480034722222">
                <text:p>0.11648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665219907407">
                <text:p>0.11666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850405092593">
                <text:p>0.11685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035590277778">
                <text:p>0.11703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220775462963">
                <text:p>0.11722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405960648148">
                <text:p>0.11740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591145833333">
                <text:p>0.11759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776331018519">
                <text:p>0.11777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961516203704">
                <text:p>0.11796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146701388889">
                <text:p>0.11814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331886574074">
                <text:p>0.11833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517071759259">
                <text:p>0.11851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70224537037">
                <text:p>0.11870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88744212963">
                <text:p>0.11888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072627314815">
                <text:p>0.1190726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2578125">
                <text:p>0.11925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442997685185">
                <text:p>0.11944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62818287037">
                <text:p>0.11962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813368055556">
                <text:p>0.11981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998553240741">
                <text:p>0.11999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183738425926">
                <text:p>0.12018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368923611111">
                <text:p>0.12036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554108796296">
                <text:p>0.12055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739293981481">
                <text:p>0.12073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924479166667">
                <text:p>0.12092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109664351852">
                <text:p>0.12110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294849537037">
                <text:p>0.12129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480034722222">
                <text:p>0.12148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665219907407">
                <text:p>0.12166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850405092593">
                <text:p>0.12185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035590277778">
                <text:p>0.12203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220775462963">
                <text:p>0.12222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405960648148">
                <text:p>0.12240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591145833333">
                <text:p>0.12259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776331018519">
                <text:p>0.12277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961516203704">
                <text:p>0.12296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146701388889">
                <text:p>0.12314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331886574074">
                <text:p>0.12333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517071759259">
                <text:p>0.12351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702256944444">
                <text:p>0.12370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88744212963">
                <text:p>0.12388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072627314815">
                <text:p>0.1240726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2578125">
                <text:p>0.12425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442997685185">
                <text:p>0.12444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62818287037">
                <text:p>0.12462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813368055556">
                <text:p>0.12481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998553240741">
                <text:p>0.12499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183738425926">
                <text:p>0.12518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368923611111">
                <text:p>0.12536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554108796296">
                <text:p>0.12555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739293981481">
                <text:p>0.12573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924479166667">
                <text:p>0.12592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109664351852">
                <text:p>0.12610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294849537037">
                <text:p>0.12629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480034722222">
                <text:p>0.12648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665219907407">
                <text:p>0.12666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850405092593">
                <text:p>0.12685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035590277778">
                <text:p>0.12703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220775462963">
                <text:p>0.12722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405960648148">
                <text:p>0.12740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591145833333">
                <text:p>0.12759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776331018519">
                <text:p>0.12777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961516203704">
                <text:p>0.12796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146701388889">
                <text:p>0.12814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331886574074">
                <text:p>0.12833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517071759259">
                <text:p>0.12851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702256944444">
                <text:p>0.12870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88744212963">
                <text:p>0.12888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072627314815">
                <text:p>0.1290726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2578125">
                <text:p>0.12925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442997685185">
                <text:p>0.12944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62818287037">
                <text:p>0.12962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813368055556">
                <text:p>0.12981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998553240741">
                <text:p>0.12999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183738425926">
                <text:p>0.13018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368923611111">
                <text:p>0.13036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554108796296">
                <text:p>0.13055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739293981481">
                <text:p>0.13073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924479166667">
                <text:p>0.13092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109664351852">
                <text:p>0.13110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294849537037">
                <text:p>0.13129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480034722222">
                <text:p>0.13148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665219907407">
                <text:p>0.13166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850405092593">
                <text:p>0.13185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035590277778">
                <text:p>0.13203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220775462963">
                <text:p>0.13222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405960648148">
                <text:p>0.13240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591145833333">
                <text:p>0.13259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776331018519">
                <text:p>0.13277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961516203704">
                <text:p>0.13296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146701388889">
                <text:p>0.13314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331886574074">
                <text:p>0.13333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517071759259">
                <text:p>0.13351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702256944444">
                <text:p>0.13370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88744212963">
                <text:p>0.13388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072627314815">
                <text:p>0.1340726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2578125">
                <text:p>0.13425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442997685185">
                <text:p>0.13444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62818287037">
                <text:p>0.13462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813368055556">
                <text:p>0.13481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998553240741">
                <text:p>0.13499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183738425926">
                <text:p>0.13518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368923611111">
                <text:p>0.13536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554108796296">
                <text:p>0.13555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739293981481">
                <text:p>0.13573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924479166667">
                <text:p>0.13592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109664351852">
                <text:p>0.13610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294849537037">
                <text:p>0.13629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480034722222">
                <text:p>0.13648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665219907407">
                <text:p>0.13666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850405092593">
                <text:p>0.13685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035590277778">
                <text:p>0.13703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220775462963">
                <text:p>0.13722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405960648148">
                <text:p>0.13740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591145833333">
                <text:p>0.13759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776331018519">
                <text:p>0.13777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961516203704">
                <text:p>0.13796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146701388889">
                <text:p>0.13814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331886574074">
                <text:p>0.13833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517071759259">
                <text:p>0.13851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702256944444">
                <text:p>0.13870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88744212963">
                <text:p>0.13888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072627314815">
                <text:p>0.1390726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2578125">
                <text:p>0.13925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442997685185">
                <text:p>0.13944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62818287037">
                <text:p>0.13962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813368055556">
                <text:p>0.13981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998553240741">
                <text:p>0.13999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183738425926">
                <text:p>0.14018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368923611111">
                <text:p>0.14036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554108796296">
                <text:p>0.14055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739293981481">
                <text:p>0.14073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924479166667">
                <text:p>0.14092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109664351852">
                <text:p>0.14110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294849537037">
                <text:p>0.14129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480034722222">
                <text:p>0.14148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665219907407">
                <text:p>0.14166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850405092593">
                <text:p>0.14185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035590277778">
                <text:p>0.14203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220775462963">
                <text:p>0.14222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405960648148">
                <text:p>0.14240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591145833333">
                <text:p>0.14259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776331018519">
                <text:p>0.14277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961516203704">
                <text:p>0.14296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146701388889">
                <text:p>0.14314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331886574074">
                <text:p>0.14333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517071759259">
                <text:p>0.14351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702256944444">
                <text:p>0.14370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88744212963">
                <text:p>0.14388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072627314815">
                <text:p>0.14407262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2578125">
                <text:p>0.14425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442997685185">
                <text:p>0.14444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62818287037">
                <text:p>0.14462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813368055556">
                <text:p>0.14481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998553240741">
                <text:p>0.14499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183738425926">
                <text:p>0.14518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368923611111">
                <text:p>0.14536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554108796296">
                <text:p>0.14555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739293981482">
                <text:p>0.1457392939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924479166667">
                <text:p>0.14592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109664351852">
                <text:p>0.14610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294849537037">
                <text:p>0.14629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480034722222">
                <text:p>0.14648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665219907407">
                <text:p>0.14666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850405092593">
                <text:p>0.14685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035590277778">
                <text:p>0.14703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220775462963">
                <text:p>0.14722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405960648148">
                <text:p>0.14740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591145833333">
                <text:p>0.14759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776331018519">
                <text:p>0.14777633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961516203704">
                <text:p>0.14796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146701388889">
                <text:p>0.14814670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331886574074">
                <text:p>0.14833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517071759259">
                <text:p>0.14851707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702256944444">
                <text:p>0.14870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88744212963">
                <text:p>0.14888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072627314815">
                <text:p>0.149072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492578125">
                <text:p>0.14925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442997685185">
                <text:p>0.14944299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62818287037">
                <text:p>0.14962818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813368055556">
                <text:p>0.14981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998553240741">
                <text:p>0.14999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183738425926">
                <text:p>0.15018373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368923611111">
                <text:p>0.15036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554108796296">
                <text:p>0.15055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739293981481">
                <text:p>0.15073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924479166667">
                <text:p>0.15092447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109664351852">
                <text:p>0.15110966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294849537037">
                <text:p>0.1512948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480034722222">
                <text:p>0.15148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665219907407">
                <text:p>0.15166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850405092593">
                <text:p>0.15185040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035590277778">
                <text:p>0.15203559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220775462963">
                <text:p>0.1522207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405960648148">
                <text:p>0.15240596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591145833333">
                <text:p>0.15259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776331018519">
                <text:p>0.152776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2961516203704">
                <text:p>0.15296151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146701388889">
                <text:p>0.153146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331886574074">
                <text:p>0.15333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517071759259">
                <text:p>0.153517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702256944444">
                <text:p>0.15370225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88744212963">
                <text:p>0.15388744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072627314815">
                <text:p>0.154072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2578125">
                <text:p>0.154257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442997685185">
                <text:p>0.154442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62818287037">
                <text:p>0.154628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4813368055556">
                <text:p>0.15481336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998553240741">
                <text:p>0.15499855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183738425926">
                <text:p>0.155183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368923611111">
                <text:p>0.15536892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554108796296">
                <text:p>0.15555410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739293981481">
                <text:p>0.15573929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924479166667">
                <text:p>0.155924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109664351852">
                <text:p>0.156109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294849537037">
                <text:p>0.156294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480034722222">
                <text:p>0.15648003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665219907407">
                <text:p>0.15666521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850405092593">
                <text:p>0.156850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035590277778">
                <text:p>0.157035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220775462963">
                <text:p>0.157220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405960648148">
                <text:p>0.157405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591145833333">
                <text:p>0.15759114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776331018519">
                <text:p>0.157776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961516203704">
                <text:p>0.157961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146689814815">
                <text:p>0.15814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331886574074">
                <text:p>0.15833188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517071759259">
                <text:p>0.158517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702256944444">
                <text:p>0.158702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88744212963">
                <text:p>0.158887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072627314815">
                <text:p>0.159072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2578125">
                <text:p>0.159257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442997685185">
                <text:p>0.159442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62818287037">
                <text:p>0.159628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813368055556">
                <text:p>0.159813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998553240741">
                <text:p>0.159998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183738425926">
                <text:p>0.160183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368923611111">
                <text:p>0.160368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554108796296">
                <text:p>0.160554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739293981481">
                <text:p>0.160739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924479166667">
                <text:p>0.160924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109664351852">
                <text:p>0.161109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294849537037">
                <text:p>0.161294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480034722222">
                <text:p>0.161480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665219907407">
                <text:p>0.161665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850405092593">
                <text:p>0.161850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035590277778">
                <text:p>0.162035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220775462963">
                <text:p>0.162220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405960648148">
                <text:p>0.162405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591145833333">
                <text:p>0.162591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776331018519">
                <text:p>0.162776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961516203704">
                <text:p>0.162961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146701388889">
                <text:p>0.163146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331886574074">
                <text:p>0.163331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517071759259">
                <text:p>0.163517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702256944444">
                <text:p>0.163702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88744212963">
                <text:p>0.163887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072627314815">
                <text:p>0.164072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2578125">
                <text:p>0.164257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442997685185">
                <text:p>0.164442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62818287037">
                <text:p>0.164628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813368055556">
                <text:p>0.164813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998553240741">
                <text:p>0.164998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183738425926">
                <text:p>0.165183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368923611111">
                <text:p>0.165368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554108796296">
                <text:p>0.165554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739293981481">
                <text:p>0.165739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924479166667">
                <text:p>0.165924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109664351852">
                <text:p>0.166109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294849537037">
                <text:p>0.166294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480034722222">
                <text:p>0.166480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665219907407">
                <text:p>0.166665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850405092593">
                <text:p>0.166850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035578703704">
                <text:p>0.16703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220775462963">
                <text:p>0.167220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405960648148">
                <text:p>0.167405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591145833333">
                <text:p>0.16759114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776331018518">
                <text:p>0.167776331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961516203704">
                <text:p>0.167961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146701388889">
                <text:p>0.168146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331886574074">
                <text:p>0.168331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517071759259">
                <text:p>0.168517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702256944444">
                <text:p>0.168702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88744212963">
                <text:p>0.16888744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072627314815">
                <text:p>0.169072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2578125">
                <text:p>0.169257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442997685185">
                <text:p>0.16944299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62818287037">
                <text:p>0.16962818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813368055556">
                <text:p>0.16981336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998553240741">
                <text:p>0.169998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183738425926">
                <text:p>0.17018373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368923611111">
                <text:p>0.170368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554108796296">
                <text:p>0.17055410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739293981481">
                <text:p>0.170739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924479166667">
                <text:p>0.17092447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109664351852">
                <text:p>0.171109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294849537037">
                <text:p>0.1712948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480034722222">
                <text:p>0.17148003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665219907407">
                <text:p>0.17166521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850405092593">
                <text:p>0.17185040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035590277778">
                <text:p>0.17203559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220775462963">
                <text:p>0.1722207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405960648148">
                <text:p>0.172405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591145833333">
                <text:p>0.172591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2776331018519">
                <text:p>0.17277633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961516203704">
                <text:p>0.17296151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146701388889">
                <text:p>0.17314670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331886574074">
                <text:p>0.17333188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517071759259">
                <text:p>0.17351707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702256944444">
                <text:p>0.17370225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88744212963">
                <text:p>0.173887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4072627314815">
                <text:p>0.17407262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2578125">
                <text:p>0.174257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442997685185">
                <text:p>0.174442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462818287037">
                <text:p>0.174628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4813368055556">
                <text:p>0.174813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4998553240741">
                <text:p>0.17499855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183738425926">
                <text:p>0.175183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5368923611111">
                <text:p>0.17536892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554108796296">
                <text:p>0.175554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5739293981481">
                <text:p>0.17573929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924479166667">
                <text:p>0.175924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6109664351852">
                <text:p>0.17610966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294849537037">
                <text:p>0.176294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6480034722222">
                <text:p>0.176480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6665219907407">
                <text:p>0.176665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6850405092593">
                <text:p>0.176850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7035590277778">
                <text:p>0.177035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7220775462963">
                <text:p>0.177220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7405960648148">
                <text:p>0.17740596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591145833333">
                <text:p>0.177591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7776331018518">
                <text:p>0.17777633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7961516203704">
                <text:p>0.177961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8146701388889">
                <text:p>0.178146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8331886574074">
                <text:p>0.178331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8517071759259">
                <text:p>0.178517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8702256944444">
                <text:p>0.178702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888744212963">
                <text:p>0.178887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072627314815">
                <text:p>0.179072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2578125">
                <text:p>0.179257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442997685185">
                <text:p>0.179442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62818287037">
                <text:p>0.179628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813368055556">
                <text:p>0.179813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79998553240741">
                <text:p>0.179998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0183738425926">
                <text:p>0.180183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0368923611111">
                <text:p>0.180368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0554108796296">
                <text:p>0.180554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0739293981481">
                <text:p>0.180739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0924479166667">
                <text:p>0.180924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1109664351852">
                <text:p>0.181109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1294849537037">
                <text:p>0.181294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1480034722222">
                <text:p>0.181480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1665219907407">
                <text:p>0.181665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1850405092593">
                <text:p>0.181850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035590277778">
                <text:p>0.182035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220775462963">
                <text:p>0.182220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405960648148">
                <text:p>0.182405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591145833333">
                <text:p>0.182591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776331018519">
                <text:p>0.182776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961516203704">
                <text:p>0.182961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3146701388889">
                <text:p>0.183146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3331886574074">
                <text:p>0.183331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3517071759259">
                <text:p>0.183517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3702256944444">
                <text:p>0.183702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388744212963">
                <text:p>0.183887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072627314815">
                <text:p>0.184072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2578125">
                <text:p>0.184257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442997685185">
                <text:p>0.184442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62818287037">
                <text:p>0.184628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813368055556">
                <text:p>0.184813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998553240741">
                <text:p>0.184998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183738425926">
                <text:p>0.185183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368923611111">
                <text:p>0.185368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554108796296">
                <text:p>0.185554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739293981481">
                <text:p>0.185739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924479166667">
                <text:p>0.185924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109664351852">
                <text:p>0.186109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294849537037">
                <text:p>0.186294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480034722222">
                <text:p>0.186480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665219907407">
                <text:p>0.186665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850405092593">
                <text:p>0.186850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035590277778">
                <text:p>0.187035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220775462963">
                <text:p>0.187220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405960648148">
                <text:p>0.187405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591145833333">
                <text:p>0.187591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776331018519">
                <text:p>0.18777633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961516203704">
                <text:p>0.187961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146701388889">
                <text:p>0.188146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331886574074">
                <text:p>0.18833188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517071759259">
                <text:p>0.188517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702256944444">
                <text:p>0.188702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88744212963">
                <text:p>0.188887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072627314815">
                <text:p>0.189072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2578125">
                <text:p>0.189257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442997685185">
                <text:p>0.189442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62818287037">
                <text:p>0.189628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813368055556">
                <text:p>0.18981336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998553240741">
                <text:p>0.189998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183738425926">
                <text:p>0.190183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368923611111">
                <text:p>0.190368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554108796296">
                <text:p>0.190554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739293981481">
                <text:p>0.19073929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924479166667">
                <text:p>0.190924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109664351852">
                <text:p>0.191109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294849537037">
                <text:p>0.191294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480034722222">
                <text:p>0.191480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665219907407">
                <text:p>0.191665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850405092593">
                <text:p>0.191850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035590277778">
                <text:p>0.192035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220775462963">
                <text:p>0.192220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405960648148">
                <text:p>0.19240596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591145833333">
                <text:p>0.192591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776331018518">
                <text:p>0.19277633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961516203704">
                <text:p>0.19296151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146701388889">
                <text:p>0.19314670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331875">
                <text:p>0.19333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517071759259">
                <text:p>0.193517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702256944444">
                <text:p>0.19370225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88744212963">
                <text:p>0.19388744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072627314815">
                <text:p>0.19407262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2578125">
                <text:p>0.194257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442997685185">
                <text:p>0.19444299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62818287037">
                <text:p>0.19462818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813368055556">
                <text:p>0.1948133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4998553240741">
                <text:p>0.19499855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183738425926">
                <text:p>0.19518373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368923611111">
                <text:p>0.19536892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554108796296">
                <text:p>0.19555410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739293981482">
                <text:p>0.1957392939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5924479166667">
                <text:p>0.19592447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109664351852">
                <text:p>0.19610966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294849537037">
                <text:p>0.196294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480034722222">
                <text:p>0.19648003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665219907407">
                <text:p>0.19666521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850405092593">
                <text:p>0.19685040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035590277778">
                <text:p>0.19703559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220775462963">
                <text:p>0.197220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7405960648148">
                <text:p>0.1974059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7591145833333">
                <text:p>0.19759114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776331018519">
                <text:p>0.197776331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7961516203704">
                <text:p>0.19796151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8146701388889">
                <text:p>0.1981467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8331886574074">
                <text:p>0.19833188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8517071759259">
                <text:p>0.19851707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702256944444">
                <text:p>0.1987022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888744212963">
                <text:p>0.1988874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9072627314815">
                <text:p>0.1990726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92578125">
                <text:p>0.199257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9442997685185">
                <text:p>0.1994429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962818287037">
                <text:p>0.1996281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9813368055556">
                <text:p>0.1998133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99998553240741">
                <text:p>0.19999855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0183738425926">
                <text:p>0.20018373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0368923611111">
                <text:p>0.2003689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0554108796296">
                <text:p>0.20055410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0739293981481">
                <text:p>0.2007392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0924479166667">
                <text:p>0.2009244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1109664351852">
                <text:p>0.20110966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1294849537037">
                <text:p>0.201294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1480034722222">
                <text:p>0.2014800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1665219907407">
                <text:p>0.2016652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1850405092593">
                <text:p>0.2018504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2035590277778">
                <text:p>0.2020355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2220775462963">
                <text:p>0.202220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2405960648148">
                <text:p>0.2024059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2591145833333">
                <text:p>0.2025911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2776331018519">
                <text:p>0.202776331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2961516203704">
                <text:p>0.20296151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3146701388889">
                <text:p>0.2031467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3331886574074">
                <text:p>0.20333188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3517071759259">
                <text:p>0.20351707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3702256944444">
                <text:p>0.2037022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388744212963">
                <text:p>0.2038874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4072627314815">
                <text:p>0.2040726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42578125">
                <text:p>0.204257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4442997685185">
                <text:p>0.20444299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462818287037">
                <text:p>0.2046281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4813368055556">
                <text:p>0.2048133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4998553240741">
                <text:p>0.20499855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5183738425926">
                <text:p>0.20518373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5368923611111">
                <text:p>0.20536892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5554108796296">
                <text:p>0.20555410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5739293981481">
                <text:p>0.20573929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5924479166667">
                <text:p>0.20592447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6109664351852">
                <text:p>0.20610966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6294849537037">
                <text:p>0.206294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6480034722222">
                <text:p>0.20648003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6665219907407">
                <text:p>0.20666521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6850405092593">
                <text:p>0.20685040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035590277778">
                <text:p>0.2070355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220775462963">
                <text:p>0.207220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405960648148">
                <text:p>0.20740596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591145833333">
                <text:p>0.20759114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776331018518">
                <text:p>0.207776331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961516203704">
                <text:p>0.20796151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146701388889">
                <text:p>0.20814670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331886574074">
                <text:p>0.20833188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517071759259">
                <text:p>0.20851707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702256944444">
                <text:p>0.20870225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88744212963">
                <text:p>0.20888744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072627314815">
                <text:p>0.20907262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2578125">
                <text:p>0.209257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442986111111">
                <text:p>0.2094429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962818287037">
                <text:p>0.20962818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813368055556">
                <text:p>0.20981336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998553240741">
                <text:p>0.20999855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183738425926">
                <text:p>0.21018373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368923611111">
                <text:p>0.210368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0554108796296">
                <text:p>0.210554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0739293981481">
                <text:p>0.2107392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0924479166667">
                <text:p>0.2109244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1109664351852">
                <text:p>0.211109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1294849537037">
                <text:p>0.211294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1480034722222">
                <text:p>0.2114800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1665219907407">
                <text:p>0.211665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1850405092593">
                <text:p>0.2118504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035590277778">
                <text:p>0.21203559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2220775462963">
                <text:p>0.212220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405960648148">
                <text:p>0.212405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591145833333">
                <text:p>0.2125911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776331018519">
                <text:p>0.21277633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961516203704">
                <text:p>0.212961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146701388889">
                <text:p>0.2131467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331886574074">
                <text:p>0.213331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517071759259">
                <text:p>0.2135170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702256944444">
                <text:p>0.2137022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88744212963">
                <text:p>0.213887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072627314815">
                <text:p>0.2140726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2578125">
                <text:p>0.214257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442997685185">
                <text:p>0.2144429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62818287037">
                <text:p>0.2146281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813368055556">
                <text:p>0.214813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998553240741">
                <text:p>0.2149985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183738425926">
                <text:p>0.215183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368923611111">
                <text:p>0.215368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554108796296">
                <text:p>0.215554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739293981481">
                <text:p>0.2157392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924479166667">
                <text:p>0.2159244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109664351852">
                <text:p>0.216109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294849537037">
                <text:p>0.216294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480034722222">
                <text:p>0.2164800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665219907407">
                <text:p>0.216665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850405092593">
                <text:p>0.2168504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035590277778">
                <text:p>0.2170355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220775462963">
                <text:p>0.217220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405960648148">
                <text:p>0.217405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591145833333">
                <text:p>0.2175911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776331018518">
                <text:p>0.217776331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961516203704">
                <text:p>0.217961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146701388889">
                <text:p>0.2181467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331886574074">
                <text:p>0.218331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517071759259">
                <text:p>0.2185170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702256944444">
                <text:p>0.2187022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88744212963">
                <text:p>0.218887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072627314815">
                <text:p>0.2190726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2578125">
                <text:p>0.219257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442997685185">
                <text:p>0.2194429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62818287037">
                <text:p>0.2196281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813368055556">
                <text:p>0.219813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998553240741">
                <text:p>0.2199985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183738425926">
                <text:p>0.220183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368923611111">
                <text:p>0.220368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554108796296">
                <text:p>0.220554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739293981481">
                <text:p>0.2207392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924479166667">
                <text:p>0.2209244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109664351852">
                <text:p>0.221109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294849537037">
                <text:p>0.221294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480034722222">
                <text:p>0.2214800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665219907407">
                <text:p>0.221665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850405092593">
                <text:p>0.2218504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035590277778">
                <text:p>0.2220355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220775462963">
                <text:p>0.222220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405960648148">
                <text:p>0.222405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591145833333">
                <text:p>0.2225911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776331018519">
                <text:p>0.22277633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961516203704">
                <text:p>0.222961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146701388889">
                <text:p>0.2231467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331886574074">
                <text:p>0.223331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517071759259">
                <text:p>0.2235170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702256944444">
                <text:p>0.2237022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88744212963">
                <text:p>0.223887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072627314815">
                <text:p>0.2240726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2578125">
                <text:p>0.224257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442997685185">
                <text:p>0.2244429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62818287037">
                <text:p>0.2246281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813368055556">
                <text:p>0.224813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998553240741">
                <text:p>0.2249985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183738425926">
                <text:p>0.225183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368923611111">
                <text:p>0.225368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554108796296">
                <text:p>0.225554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739293981481">
                <text:p>0.2257392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924479166667">
                <text:p>0.2259244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109664351852">
                <text:p>0.226109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294849537037">
                <text:p>0.226294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480034722222">
                <text:p>0.2264800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665219907407">
                <text:p>0.226665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850405092593">
                <text:p>0.22685040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035590277778">
                <text:p>0.22703559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220775462963">
                <text:p>0.227220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405960648148">
                <text:p>0.227405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591145833333">
                <text:p>0.2275911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776331018518">
                <text:p>0.227776331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961516203704">
                <text:p>0.227961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146701388889">
                <text:p>0.22814670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331886574074">
                <text:p>0.228331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517071759259">
                <text:p>0.22851707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702256944444">
                <text:p>0.22870225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88744212963">
                <text:p>0.228887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072627314815">
                <text:p>0.22907262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2578125">
                <text:p>0.229257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442997685185">
                <text:p>0.22944299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62818287037">
                <text:p>0.2296281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813368055556">
                <text:p>0.22981336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998553240741">
                <text:p>0.22999855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183738425926">
                <text:p>0.23018373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368923611111">
                <text:p>0.23036892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554108796296">
                <text:p>0.23055410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739293981481">
                <text:p>0.23073929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924479166667">
                <text:p>0.23092447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109664351852">
                <text:p>0.231109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294849537037">
                <text:p>0.231294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1480034722222">
                <text:p>0.2314800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665219907407">
                <text:p>0.2316652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1850405092593">
                <text:p>0.2318504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2035590277778">
                <text:p>0.2320355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2220775462963">
                <text:p>0.232220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2405960648148">
                <text:p>0.2324059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2591145833333">
                <text:p>0.2325911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2776331018519">
                <text:p>0.23277633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2961516203704">
                <text:p>0.2329615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146701388889">
                <text:p>0.2331467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331886574074">
                <text:p>0.2333318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517071759259">
                <text:p>0.2335170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702256944444">
                <text:p>0.2337022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388744212963">
                <text:p>0.2338874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072627314815">
                <text:p>0.2340726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2578125">
                <text:p>0.234257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442997685185">
                <text:p>0.2344429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62818287037">
                <text:p>0.234628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813368055556">
                <text:p>0.234813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4998553240741">
                <text:p>0.2349985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5183738425926">
                <text:p>0.2351837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5368923611111">
                <text:p>0.2353689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5554108796296">
                <text:p>0.2355541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5739293981481">
                <text:p>0.2357392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5924479166667">
                <text:p>0.2359244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6109664351852">
                <text:p>0.2361096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6294849537037">
                <text:p>0.236294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6480034722222">
                <text:p>0.2364800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6665219907407">
                <text:p>0.2366652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6850405092593">
                <text:p>0.2368504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7035590277778">
                <text:p>0.2370355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7220775462963">
                <text:p>0.237220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7405960648148">
                <text:p>0.2374059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7591145833333">
                <text:p>0.2375911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7776331018518">
                <text:p>0.237776331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7961516203704">
                <text:p>0.2379615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8146701388889">
                <text:p>0.2381467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8331886574074">
                <text:p>0.2383318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8517071759259">
                <text:p>0.2385170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8702256944444">
                <text:p>0.2387022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888744212963">
                <text:p>0.2388874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9072627314815">
                <text:p>0.23907262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92578125">
                <text:p>0.239257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9442997685185">
                <text:p>0.23944299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962818287037">
                <text:p>0.239628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9813368055556">
                <text:p>0.239813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39998553240741">
                <text:p>0.2399985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0183738425926">
                <text:p>0.2401837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0368923611111">
                <text:p>0.2403689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0554108796296">
                <text:p>0.2405541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0739293981481">
                <text:p>0.2407392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0924479166667">
                <text:p>0.2409244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1109664351852">
                <text:p>0.2411096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1294849537037">
                <text:p>0.241294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1480034722222">
                <text:p>0.24148003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1665219907407">
                <text:p>0.2416652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1850405092593">
                <text:p>0.2418504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2035590277778">
                <text:p>0.24203559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2220775462963">
                <text:p>0.242220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2405960648148">
                <text:p>0.2424059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2591145833333">
                <text:p>0.2425911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2776331018518">
                <text:p>0.242776331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2961516203704">
                <text:p>0.24296151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3146701388889">
                <text:p>0.2431467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3331886574074">
                <text:p>0.24333188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3517071759259">
                <text:p>0.2435170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3702256944444">
                <text:p>0.2437022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388744212963">
                <text:p>0.24388744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4072627314815">
                <text:p>0.244072627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42578125">
                <text:p>0.244257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4442997685185">
                <text:p>0.244442997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462818287037">
                <text:p>0.244628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4813368055556">
                <text:p>0.244813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4998553240741">
                <text:p>0.24499855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5183738425926">
                <text:p>0.24518373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5368923611111">
                <text:p>0.24536892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5554108796296">
                <text:p>0.2455541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5739293981481">
                <text:p>0.24573929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5924479166667">
                <text:p>0.24592447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6109664351852">
                <text:p>0.24610966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6294849537037">
                <text:p>0.246294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6480034722222">
                <text:p>0.24648003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6665219907407">
                <text:p>0.24666521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6850405092593">
                <text:p>0.24685040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7035590277778">
                <text:p>0.2470355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7220775462963">
                <text:p>0.2472207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7405960648148">
                <text:p>0.24740596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7591145833333">
                <text:p>0.24759114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7776331018518">
                <text:p>0.2477763310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7961516203704">
                <text:p>0.24796151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8146701388889">
                <text:p>0.24814670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8331886574074">
                <text:p>0.24833188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8517071759259">
                <text:p>0.24851707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8702256944444">
                <text:p>0.24870225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888744212963">
                <text:p>0.24888744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9072627314815">
                <text:p>0.249072627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92578125">
                <text:p>0.2492578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9442997685185">
                <text:p>0.249442997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962818287037">
                <text:p>0.24962818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9813368055556">
                <text:p>0.24981336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49998553240741">
                <text:p>0.24999855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0183738425926">
                <text:p>0.25018373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0368923611111">
                <text:p>0.25036892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0554108796296">
                <text:p>0.250554108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0739293981481">
                <text:p>0.25073929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0924479166667">
                <text:p>0.25092447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1109664351852">
                <text:p>0.25110966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1294849537037">
                <text:p>0.251294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1480034722222">
                <text:p>0.25148003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1665219907407">
                <text:p>0.25166521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1850405092593">
                <text:p>0.25185040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2035590277778">
                <text:p>0.2520355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2220775462963">
                <text:p>0.2522207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2405960648148">
                <text:p>0.25240596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2591145833333">
                <text:p>0.25259114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2776331018518">
                <text:p>0.2527763310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2961516203704">
                <text:p>0.25296151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3146701388889">
                <text:p>0.25314670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3331886574074">
                <text:p>0.25333188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3517071759259">
                <text:p>0.25351707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3702256944444">
                <text:p>0.253702256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388744212963">
                <text:p>0.25388744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4072627314815">
                <text:p>0.25407262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42578125">
                <text:p>0.254257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4442997685185">
                <text:p>0.2544429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462818287037">
                <text:p>0.2546281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4813368055556">
                <text:p>0.25481336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4998553240741">
                <text:p>0.25499855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5183738425926">
                <text:p>0.2551837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5368923611111">
                <text:p>0.25536892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5554108796296">
                <text:p>0.25555410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5739282407407">
                <text:p>0.25573928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5924479166667">
                <text:p>0.25592447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6109664351852">
                <text:p>0.25610966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6294849537037">
                <text:p>0.2562948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6480023148148">
                <text:p>0.25648002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6665219907407">
                <text:p>0.25666521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6850405092593">
                <text:p>0.25685040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035590277778">
                <text:p>0.25703559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220775462963">
                <text:p>0.2572207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405960648148">
                <text:p>0.25740596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591145833333">
                <text:p>0.25759114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776331018518">
                <text:p>0.2577763310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961516203704">
                <text:p>0.257961516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8146701388889">
                <text:p>0.258146701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8331886574074">
                <text:p>0.25833188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8517071759259">
                <text:p>0.25851707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8702256944444">
                <text:p>0.258702256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888744212963">
                <text:p>0.25888744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072627314815">
                <text:p>0.25907262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2578125">
                <text:p>0.259257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442997685185">
                <text:p>0.25944299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62818287037">
                <text:p>0.25962818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813368055556">
                <text:p>0.25981336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998553240741">
                <text:p>0.25999855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183738425926">
                <text:p>0.2601837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368923611111">
                <text:p>0.26036892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554108796296">
                <text:p>0.26055410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739293981481">
                <text:p>0.260739293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924479166667">
                <text:p>0.26092447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109664351852">
                <text:p>0.26110966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294849537037">
                <text:p>0.2612948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480034722222">
                <text:p>0.26148003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665208333333">
                <text:p>0.26166520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850405092593">
                <text:p>0.26185040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035590277778">
                <text:p>0.26203559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220775462963">
                <text:p>0.2622207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405960648148">
                <text:p>0.26240596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591145833333">
                <text:p>0.26259114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776331018519">
                <text:p>0.262776331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961516203704">
                <text:p>0.262961516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3146701388889">
                <text:p>0.263146701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3331886574074">
                <text:p>0.26333188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3517071759259">
                <text:p>0.26351707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3702256944444">
                <text:p>0.263702256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388744212963">
                <text:p>0.26388744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072627314815">
                <text:p>0.26407262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2578125">
                <text:p>0.2642578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4442997685185">
                <text:p>0.264442997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462818287037">
                <text:p>0.264628182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4813368055556">
                <text:p>0.26481336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4998553240741">
                <text:p>0.264998553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5183738425926">
                <text:p>0.265183738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5368923611111">
                <text:p>0.265368923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5554108796296">
                <text:p>0.265554108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5739293981481">
                <text:p>0.265739293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5924479166667">
                <text:p>0.265924479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6109652777778">
                <text:p>0.266109652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6294849537037">
                <text:p>0.26629484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6480034722222">
                <text:p>0.266480034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6665219907407">
                <text:p>0.266665219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6850405092593">
                <text:p>0.266850405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7035590277778">
                <text:p>0.267035590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7220775462963">
                <text:p>0.26722077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7405960648148">
                <text:p>0.267405960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7591145833333">
                <text:p>0.267591145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7776331018518">
                <text:p>0.2677763310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7961516203704">
                <text:p>0.267961516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8146701388889">
                <text:p>0.268146701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8331886574074">
                <text:p>0.268331886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8517071759259">
                <text:p>0.268517071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8702256944444">
                <text:p>0.268702256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888744212963">
                <text:p>0.268887442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9072627314815">
                <text:p>0.269072627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92578125">
                <text:p>0.2692578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9442997685185">
                <text:p>0.269442997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962818287037">
                <text:p>0.269628182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9813368055556">
                <text:p>0.26981336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69998553240741">
                <text:p>0.269998553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0183738425926">
                <text:p>0.270183738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0368923611111">
                <text:p>0.270368923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0554108796296">
                <text:p>0.270554108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0739293981481">
                <text:p>0.270739293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0924479166667">
                <text:p>0.270924479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1109664351852">
                <text:p>0.271109664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1294849537037">
                <text:p>0.27129484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1480034722222">
                <text:p>0.271480034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1665219907407">
                <text:p>0.27166521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1850405092593">
                <text:p>0.271850405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2035590277778">
                <text:p>0.272035590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2220763888889">
                <text:p>0.272220763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2405960648148">
                <text:p>0.272405960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2591145833333">
                <text:p>0.272591145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2776331018518">
                <text:p>0.2727763310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2961516203704">
                <text:p>0.272961516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3146701388889">
                <text:p>0.273146701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3331886574074">
                <text:p>0.273331886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3517071759259">
                <text:p>0.273517071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3702256944444">
                <text:p>0.273702256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388744212963">
                <text:p>0.273887442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4072627314815">
                <text:p>0.274072627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42578125">
                <text:p>0.27425781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4442997685185">
                <text:p>0.274442997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462818287037">
                <text:p>0.274628182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4813368055556">
                <text:p>0.274813368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4998553240741">
                <text:p>0.274998553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5183738425926">
                <text:p>0.275183738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5368923611111">
                <text:p>0.275368923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5554108796296">
                <text:p>0.275554108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5739293981481">
                <text:p>0.275739293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5924479166667">
                <text:p>0.275924479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6109664351852">
                <text:p>0.276109664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6294849537037">
                <text:p>0.27629484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6480034722222">
                <text:p>0.276480034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6665219907407">
                <text:p>0.27666521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6850405092593">
                <text:p>0.276850405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7035590277778">
                <text:p>0.277035590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7220775462963">
                <text:p>0.27722077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7405960648148">
                <text:p>0.277405960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77591145833333">
                <text:p>0.277591145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77776331018518">
                <text:p>0.2777763310185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77961516203704">
                <text:p>0.2779615162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78146701388889">
                <text:p>0.278146701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78331886574074">
                <text:p>0.278331886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78517071759259">
                <text:p>0.278517071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78702256944444">
                <text:p>0.278702256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7888744212963">
                <text:p>0.278887442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79072627314815">
                <text:p>0.2790726273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792578125">
                <text:p>0.2792578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79442997685185">
                <text:p>0.279442997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7962818287037">
                <text:p>0.279628182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79813368055556">
                <text:p>0.279813368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79998553240741">
                <text:p>0.279998553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0183738425926">
                <text:p>0.280183738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0368923611111">
                <text:p>0.280368923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0554108796296">
                <text:p>0.2805541087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0739293981481">
                <text:p>0.2807392939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0924479166667">
                <text:p>0.2809244791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1109664351852">
                <text:p>0.281109664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1294849537037">
                <text:p>0.281294849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1480034722222">
                <text:p>0.2814800347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1665219907407">
                <text:p>0.2816652199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1850405092593">
                <text:p>0.2818504050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82035590277778">
                <text:p>0.282035590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2220775462963">
                <text:p>0.282220775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2405960648148">
                <text:p>0.282405960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2591145833333">
                <text:p>0.2825911458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2776331018519">
                <text:p>0.2827763310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2961516203704">
                <text:p>0.282961516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3146701388889">
                <text:p>0.2831467013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3331886574074">
                <text:p>0.2833318865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3517071759259">
                <text:p>0.2835170717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3702256944444">
                <text:p>0.2837022569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388744212963">
                <text:p>0.2838874421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4072627314815">
                <text:p>0.2840726273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42578125">
                <text:p>0.284257812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4442997685185">
                <text:p>0.2844429976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462818287037">
                <text:p>0.2846281828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4813368055555">
                <text:p>0.28481336805555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4998553240741">
                <text:p>0.284998553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5183738425926">
                <text:p>0.2851837384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5368923611111">
                <text:p>0.285368923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5554108796296">
                <text:p>0.285554108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5739293981481">
                <text:p>0.285739293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5924479166667">
                <text:p>0.285924479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6109664351852">
                <text:p>0.2861096643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6294849537037">
                <text:p>0.286294849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6480034722222">
                <text:p>0.286480034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6665219907407">
                <text:p>0.286665219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6850405092593">
                <text:p>0.2868504050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7035590277778">
                <text:p>0.287035590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7220775462963">
                <text:p>0.287220775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87405960648148">
                <text:p>0.2874059606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87591145833333">
                <text:p>0.2875911458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87776331018518">
                <text:p>0.28777633101851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87961516203704">
                <text:p>0.2879615162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88146701388889">
                <text:p>0.2881467013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88331886574074">
                <text:p>0.2883318865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88517071759259">
                <text:p>0.2885170717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88702256944444">
                <text:p>0.2887022569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8888744212963">
                <text:p>0.2888874421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89072627314815">
                <text:p>0.2890726273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892578125">
                <text:p>0.289257812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89442997685185">
                <text:p>0.2894429976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8962818287037">
                <text:p>0.2896281828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89813368055555">
                <text:p>0.28981336805555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89998553240741">
                <text:p>0.2899985532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0183738425926">
                <text:p>0.2901837384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90368923611111">
                <text:p>0.2903689236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0554108796296">
                <text:p>0.2905541087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0739293981481">
                <text:p>0.2907392939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0924479166667">
                <text:p>0.2909244791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1109664351852">
                <text:p>0.2911096643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1294849537037">
                <text:p>0.291294849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1480034722222">
                <text:p>0.2914800347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1665219907407">
                <text:p>0.2916652199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1850405092593">
                <text:p>0.2918504050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2035590277778">
                <text:p>0.2920355902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2220775462963">
                <text:p>0.292220775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2405960648148">
                <text:p>0.292405960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2591134259259">
                <text:p>0.2925911342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2776331018519">
                <text:p>0.2927763310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2961516203704">
                <text:p>0.2929615162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3146701388889">
                <text:p>0.293146701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3331886574074">
                <text:p>0.2933318865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3517071759259">
                <text:p>0.2935170717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3702256944444">
                <text:p>0.2937022569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9388744212963">
                <text:p>0.2938874421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4072627314815">
                <text:p>0.2940726273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42578125">
                <text:p>0.294257812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4442997685185">
                <text:p>0.2944429976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462818287037">
                <text:p>0.2946281828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4813368055556">
                <text:p>0.2948133680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4998553240741">
                <text:p>0.2949985532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5183738425926">
                <text:p>0.2951837384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5368923611111">
                <text:p>0.2953689236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5554108796296">
                <text:p>0.2955541087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95739293981481">
                <text:p>0.2957392939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95924479166667">
                <text:p>0.2959244791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96109664351852">
                <text:p>0.2961096643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96294849537037">
                <text:p>0.2962948495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96480034722222">
                <text:p>0.2964800347222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96665219907407">
                <text:p>0.2966652199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96850405092593">
                <text:p>0.2968504050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97035590277778">
                <text:p>0.2970355902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97220775462963">
                <text:p>0.2972207754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97405960648148">
                <text:p>0.29740596064814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97591145833333">
                <text:p>0.2975911458333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97776331018518">
                <text:p>0.29777633101851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97961516203704">
                <text:p>0.29796151620370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98146701388889">
                <text:p>0.2981467013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98331886574074">
                <text:p>0.29833188657407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98517071759259">
                <text:p>0.2985170717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98702256944444">
                <text:p>0.298702256944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9888744212963">
                <text:p>0.2988874421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99072627314815">
                <text:p>0.29907262731481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992578125">
                <text:p>0.299257812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99442997685185">
                <text:p>0.29944299768518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9962818287037">
                <text:p>0.2996281828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99813368055555">
                <text:p>0.29981336805555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99998553240741">
                <text:p>0.29999855324074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0183738425926">
                <text:p>0.30018373842592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0368923611111">
                <text:p>0.30036892361111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0554108796296">
                <text:p>0.30055410879629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00739293981482">
                <text:p>0.30073929398148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00924479166667">
                <text:p>0.30092447916666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01109664351852">
                <text:p>0.30110966435185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01294849537037">
                <text:p>0.3012948495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01480034722222">
                <text:p>0.3014800347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01665219907407">
                <text:p>0.301665219907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01850405092593">
                <text:p>0.301850405092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01850405092593">
                <text:p>0.30185040509259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